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U Bakhmut Directio Rusian of the Army Shelled Vasukivka, Minkivka, Orikhovo-Vasylivka, Markovo, G ...</text:span>
</text:h>
      <text:p text:style-name="P4">
Authors: liveuamap (Language: en)</text:p>
      <text:p text:style-name="P4">
Time: 2023-05-06T-101:27:00</text:p>
      <text:p text:style-name="P4">
Location: Novhorods'ke, Donetsk Oblast (Latitude:48.33514 Longtitude:37.84189)</text:p>
      <text:p text:style-name="P4">
Videos: []</text:p>
      <text:p text:style-name="P4">
Images: []</text:p>
      <text:p text:style-name="P4">
Tags: ["Russia"]</text:p>
      <text:p text:style-name="P4">
Id: 22560813</text:p>
      <!--METADATA-->
      <text:p text:style-name="P4">
At Bakhmut Direction Russian Army Shelled Vasukivka, Minkivka, Orikhovo-Vasylivka, Markove, Hryhorivka, Bakhmut, Ivanivske, Chasivske, KOSIVSKE, CHASIVSKE, CHASIVSKE. K, Oleksandro -Shultyne, Pivdenne, Toresk, Pivnichne and New York of Donetsk Region, - General Staff of ARMED FORCES OFUKRAINE SAYS IN THE MORNING REPORT</text:p>
      <text:p text:style-name="P4">
News Collection Link:(https://liveuamap.com/en/2023/6-may-at-bakhmut-direction-russian-army-shelled-vasukivka)</text:p>
      <text:p text:style-name="P4">
News Source: <text:a xlink:type="simple" xlink:href="https://t.me/lumsrc/4701" text:style-name="Internet_20_link" text:visited-style-name="Visited_20_Internet_20_Link">
https://t.me/lumsrc/4701</text:a>
</text:p>
      <!--NEWS-->
      <text:h text:style-name="P10" text:outline-level="1">
<text:span text:style-name="T4">
JSC Avdiivka Directio Rusian Army Shelled Orlovka, Lastochkine, Avdiivka, Tonic, Karlik ...</text:span>
</text:h>
      <text:p text:style-name="P4">
Authors: liveuamap (Language: en)</text:p>
      <text:p text:style-name="P4">
Time: 2023-05-06T-104:27:00</text:p>
      <text:p text:style-name="P4">
Location: Donetsk (Latitude:48.09528 Longtitude:37.59144)</text:p>
      <text:p text:style-name="P4">
Videos: []</text:p>
      <text:p text:style-name="P4">
Images: []</text:p>
      <text:p text:style-name="P4">
Tags: ["Russia"]</text:p>
      <text:p text:style-name="P4">
Id: 22560807</text:p>
      <!--METADATA-->
      <text:p text:style-name="P4">
At Avdiyivka direction Russian army shelled Orlivka, Lastochkyne, Avdiyivka,Tonenke, Karlivka, Netaylove and Pervomayske of Donetsk region, - GeneralStaff of Armed Forces of Ukraine says in the morning report</text:p>
      <text:p text:style-name="P4">
News Collection Link: <text:a xlink:type="simple" xlink:href="https://liveuamap.com/en/2023/6-may-at-avdiyivka-direction-russian-army-shelled-orlivka" text:style-name="Internet_20_link" text:visited-style-name="Visited_20_Internet_20_Link">
https://liveuamap.com/en/2023/6-may-at-avdiyivka-direction-russian-army-shelled-orlivka</text:a>
</text:p>
      <text:p text:style-name="P4">
News Source: <text:a xlink:type="simple" xlink:href="https://t.me/lumsrc/4702" text:style-name="Internet_20_link" text:visited-style-name="Visited_20_Internet_20_Link">
https://t.me/lumsrc/4702</text:a>
</text:p>
      <!--NEWS-->
      <text:h text:style-name="P10" text:outline-level="1">
<text:span text:style-name="T4">
JSC Marinka Direcion Rusian Army Shelled Kurakhove, St. George, Victory, Elizabeth, Ka ...</text:span>
</text:h>
      <text:p text:style-name="P4">
Authors: liveuamap (Language: en)</text:p>
      <text:p text:style-name="P4">
Time: 2023-05-06T-106:27:00</text:p>
      <text:p text:style-name="P4">
Location: Donetsk (Latitude:47.87515 Longtitude:37.34094)</text:p>
      <text:p text:style-name="P4">
Videos: []</text:p>
      <text:p text:style-name="P4">
Images: []</text:p>
      <text:p text:style-name="P4">
Tags: ["Russia"]</text:p>
      <text:p text:style-name="P4">
Id: 22560793</text:p>
      <!--METADATA-->
      <text:p text:style-name="P4">
At Maryinka direction Russian army shelled Kurakhove, Heorhiyivka, Pobyeda,Yelyzavetivka, Katerynivka and Novomykhaylivka of Donetsk region, - GeneralStaff of Armed Forces of Ukraine says in the morning report</text:p>
      <text:p text:style-name="P4">
News Collection Link: <text:a xlink:type="simple" xlink:href="https://liveuamap.com/en/2023/6-may-at-maryinka-direction-russian-army-shelled-kurakhove" text:style-name="Internet_20_link" text:visited-style-name="Visited_20_Internet_20_Link">
https://liveuamap.com/en/2023/6-may-at-maryinka-direction-russian-army-shelled-kurakhove</text:a>
</text:p>
      <text:p text:style-name="P4">
News Source: <text:a xlink:type="simple" xlink:href="https://t.me/lumsrc/4703" text:style-name="Internet_20_link" text:visited-style-name="Visited_20_Internet_20_Link">
https://t.me/lumsrc/4703</text:a>
</text:p>
      <!--NEWS-->
      <text:h text:style-name="P10" text:outline-level="1">
<text:span text:style-name="T4">
At Shakhtarske direction Russian army shelled Shakhtarske, Prechystivka and Vuhledar of Donet...</text:span>
</text:h>
      <text:p text:style-name="P4">
Authors: liveuamap (Language: en)</text:p>
      <text:p text:style-name="P4">
Time: 2023-05-06T-108:27:00</text:p>
      <text:p text:style-name="P4">
Location: Zaporizhzhia (Latitude:47.7785 Longtitude:37.07748)</text:p>
      <text:p text:style-name="P4">
Videos: []</text:p>
      <text:p text:style-name="P4">
Images: []</text:p>
      <text:p text:style-name="P4">
Tags: ["Russia"]</text:p>
      <text:p text:style-name="P4">
Id: 22560788</text:p>
      <!--METADATA-->
      <text:p text:style-name="P4">
At Shakhtarske direction Russian army shelled Shakhtarske, Prechystivka andVuhledar of Donetsk region, - General Staff of Armed Forces of Ukraine says inthe morning report</text:p>
      <text:p text:style-name="P4">
News Collection Link: <text:a xlink:type="simple" xlink:href="https://liveuamap.com/en/2023/6-may-at-shakhtarske-direction-russian-army-shelled-shakhtarske" text:style-name="Internet_20_link" text:visited-style-name="Visited_20_Internet_20_Link">
https://liveuamap.com/en/2023/6-may-at-shakhtarske-direction-russian-army-shelled-shakhtarske</text:a>
</text:p>
      <text:p text:style-name="P4">
News Source: <text:a xlink:type="simple" xlink:href="https://t.me/lumsrc/4704" text:style-name="Internet_20_link" text:visited-style-name="Visited_20_Internet_20_Link">
https://t.me/lumsrc/4704</text:a>
</text:p>
      <!--NEWS-->
      <text:h text:style-name="P10" text:outline-level="1">
<text:span text:style-name="T4">
At Zaporizhzhia and Kherson directions Russian army shelled Burlatske, Vremivka, Novosilka, Z...</text:span>
</text:h>
      <text:p text:style-name="P4">
Authors: liveuamap (Language: en)</text:p>
      <text:p text:style-name="P4">
Time: 2023-05-06T-110:27:00</text:p>
      <text:p text:style-name="P4">
Location: Kherson (Latitude:46.62315 Longtitude:32.59429)</text:p>
      <text:p text:style-name="P4">
Videos: []</text:p>
      <text:p text:style-name="P4">
Images: []</text:p>
      <text:p text:style-name="P4">
Tags: ["Russia"]</text:p>
      <text:p text:style-name="P4">
Id: 22560783</text:p>
      <!--METADATA-->
      <text:p text:style-name="P4">
At zaporizhzhia and kherson directions russian Army Shelled Burlatske, Vremivka, Novosilka, Zelene Pole, Novopil of Donetsk Region; Olhivske, Malynivka, Huliaipole, Zaliznychne, Huliaipilske, Bilohirya, Mala Tokmachka, Mali Scherbaky, Kamyanske and STEPNOHIIRSKACHIA Region; Nikopol OFDNIPROPETROVSK Region; Zolota Balka, Dudchany, Vesele, Dniprovske, Kizomys OFKHERSON and Kherson City, General Staff of Armed Forces of Ukraine Morning Report</text:p>
      <text:p text:style-name="P4">
News Collection Link: <text:a xlink:type="simple" xlink:href="https://liveuamap.com/en/2023/6-may-at-zaporizhzhia-and-kherson-directions-russian-army" text:style-name="Internet_20_link" text:visited-style-name="Visited_20_Internet_20_Link">
https://liveuamap.com/en/2023/6-MAY-ZAPORIZHIA-KHERSON-Directions-RUSSIAN-ARMY</text:a>
</text:p>
      <text:p text:style-name="P4">
News Source: <text:a xlink:type="simple" xlink:href="https://t.me/lumsrc/4705" text:style-name="Internet_20_link" text:visited-style-name="Visited_20_Internet_20_Link">
https://t.me/lumsrc/4705</text:a>
</text:p>
      <!--NEWS-->
      <text:h text:style-name="P10" text:outline-level="1">
<text:span text:style-name="T4">
Russian forces conducting offensive actions at Bakhmut, Avdiivka and Maryinka directions. Ukr...</text:span>
</text:h>
      <text:p text:style-name="P4">
Authors: liveuamap (Language: en)</text:p>
      <text:p text:style-name="P4">
Time: 2023-05-06T-113:27:00</text:p>
      <text:p text:style-name="P4">
Location: Marinka, Donetsk Oblast (Latitude:47.94291 Longtitude:37.49376)</text:p>
      <text:p text:style-name="P4">
Videos: []</text:p>
      <text:p text:style-name="P4">
Images: []</text:p>
      <text:p text:style-name="P4">
Tags: ["Russia"]</text:p>
      <text:p text:style-name="P4">
Id: 22560762</text:p>
      <!--METADATA-->
      <text:p text:style-name="P4">
Russian forces conducting offensive actions at Bakhmut, Avdiivka and Maryinkadirections. Ukrainian military repelled about 50 Russian attacks. Russianforces attempting to advance near Bakhmut, Hryhorivka, Ivanivske and New York,Avdiyivka, Maryinka, - General Staff of Armed Forces of Ukraine says in themorning report</text:p>
      <text:p text:style-name="P4">
News Collection Link: <text:a xlink:type="simple" xlink:href="https://liveuamap.com/en/2023/6-may-russian-forces-conducting-offensive-actions-at-bakhmut" text:style-name="Internet_20_link" text:visited-style-name="Visited_20_Internet_20_Link">
https://liveuamap.com/en/2023/6-may-russian-forces-conducting-offensive-actions-at-bakhmut</text:a>
</text:p>
      <text:p text:style-name="P4">
News Source: <text:a xlink:type="simple" xlink:href="https://t.me/lumsrc/4706" text:style-name="Internet_20_link" text:visited-style-name="Visited_20_Internet_20_Link">
https://t.me/lumsrc/4706</text:a>
</text:p>
      <!--NEWS-->
      <text:h text:style-name="P10" text:outline-level="1">
<text:span text:style-name="T4">
Kyiv(21:24). Red Alert: aerial threat. Sirens sounding. Take cover now!</text:span>
</text:h>
      <text:p text:style-name="P4">
Authors: liveuamap (Language: en)</text:p>
      <text:p text:style-name="P4">
Time: 2023-05-06T-43:25:00</text:p>
      <text:p text:style-name="P4">
Location: Kyiv (Latitude:50.44343 Longtitude:30.53022)</text:p>
      <text:p text:style-name="P4">
Videos: []</text:p>
      <text:p text:style-name="P4">
Images: []</text:p>
      <text:p text:style-name="P4">
Tags: ["Europe", "Central and Eastern Europe"]</text:p>
      <text:p text:style-name="P4">
Id: 22560964</text:p>
      <!--METADATA-->
      <text:p text:style-name="P4">
Kyiv(21:24). Red Alert: aerial threat. Sirens sounding. Take cover now!</text:p>
      <text:p text:style-name="P4">
News Collection Link: <text:a xlink:type="simple" xlink:href="https://liveuamap.com/en/2023/06-may-kyiv2124-red-alert-aerial-threat-sireng" text:style-name="Internet_20_link" text:visited-style-name="Visited_20_Internet_20_Link">
https://liveuamap.com/en/2023/06-may-kyiv2124-red-alert-aerial-threat-sireng</text:a>
</text:p>
      <text:p text:style-name="P4">
News Source: <text:a xlink:type="simple" xlink:href="https://t.me/KyivCityOfficial/6621" text:style-name="Internet_20_link" text:visited-style-name="Visited_20_Internet_20_Link">
https://t.me/KyivCityOfficial/6621</text:a>
</text:p>
      <!--NEWS-->
      <text:h text:style-name="P10" text:outline-level="1">
<text:span text:style-name="T4">
At Sivershchyna and Slobozhanschyna directions Russian army shelled Stara Huta, Baranivka, To...</text:span>
</text:h>
      <text:p text:style-name="P4">
Authors: liveuamap (Language: en)</text:p>
      <text:p text:style-name="P4">
Time: 2023-05-06T-94:27:00</text:p>
      <text:p text:style-name="P4">
Location: Chernihiv (Latitude:52.30465 Longtitude:33.11236)</text:p>
      <text:p text:style-name="P4">
Videos: []</text:p>
      <text:p text:style-name="P4">
Images: []</text:p>
      <text:p text:style-name="P4">
Tags: ["Russia"]</text:p>
      <text:p text:style-name="P4">
Id: 22560817</text:p>
      <!--METADATA-->
      <text:p text:style-name="P4">
At sivershchyna and slBozhanschyna directions Russian army Shelled Starahuta, Baranivka, Tovstodubove, Bachivsk, Khodyne, Volfyne of Sumy Region, Also. Raniv, Kozacha Lopan, Heptivka, HlyBoke, Lukyantsi, Neskuchne, Starytsya of Kharkiv Region. Russian Aviation CONDUCTEDARSTRIKES AT IVANIVKA, Leonivka, Buchky of Chernihiv Region and Znob -Trubchevskiy of Sumy Region</text:p>
      <text:p text:style-name="P4">
News Collection Link:(https://liveuamap.com/en/2023/6-may-at-sivershchyna-and-slobozhanschyna-directions-russian)</text:p>
      <text:p text:style-name="P4">
News Source: <text:a xlink:type="simple" xlink:href="https://t.me/lumsrc/4698" text:style-name="Internet_20_link" text:visited-style-name="Visited_20_Internet_20_Link">
https://t.me/lumsrc/4698</text:a>
</text:p>
      <!--NEWS-->
      <text:h text:style-name="P10" text:outline-level="1">
<text:span text:style-name="T4">
At Kupiansk direction Russian army shelled Bolohivka, Krasne Pershe, Fyholivka, Novomlynsk, D...</text:span>
</text:h>
      <text:p text:style-name="P4">
Authors: liveuamap (Language: en)</text:p>
      <text:p text:style-name="P4">
Time: 2023-05-06T-97:27:00</text:p>
      <text:p text:style-name="P4">
Location: Svatove (Latitude:49.46757 Longtitude:37.91159)</text:p>
      <text:p text:style-name="P4">
Videos: []</text:p>
      <text:p text:style-name="P4">
Images: []</text:p>
      <text:p text:style-name="P4">
Tags: ["Russia"]</text:p>
      <text:p text:style-name="P4">
Id: 22560815</text:p>
      <!--METADATA-->
      <text:p text:style-name="P4">
At Kupiansk direction Russian army shelled Bolohivka, Krasne Pershe,Fyholivka, Novomlynsk, Dvorichna, Lyman Pershyy, Pischane and Stelmakhivka ofKharkiv region, - General Staff of Armed Forces of Ukraine says in the morningreport</text:p>
      <text:p text:style-name="P4">
News Collection Link: <text:a xlink:type="simple" xlink:href="https://liveuamap.com/en/2023/6-may-at-kupiansk-direction-russian-army-shelled-bolohivka" text:style-name="Internet_20_link" text:visited-style-name="Visited_20_Internet_20_Link">
https://liveuamap.com/en/2023/6-may-at-kupiansk-direction-russian-army-shelled-bolohivka</text:a>
</text:p>
      <text:p text:style-name="P4">
News Source: <text:a xlink:type="simple" xlink:href="https://t.me/lumsrc/4699" text:style-name="Internet_20_link" text:visited-style-name="Visited_20_Internet_20_Link">
https://t.me/lumsrc/4699</text:a>
</text:p>
      <!--NEWS-->
      <text:h text:style-name="P10" text:outline-level="1">
<text:span text:style-name="T4">
At Lyman direction Russian army shelled Makiyivka of Luhansk region and Nevske, Yampolivka, B...</text:span>
</text:h>
      <text:p text:style-name="P4">
Authors: liveuamap (Language: en)</text:p>
      <text:p text:style-name="P4">
Time: 2023-05-06T-99:27:00</text:p>
      <text:p text:style-name="P4">
Location: Bakhmut (Latitude:48.80596 Longtitude:38.24598)</text:p>
      <text:p text:style-name="P4">
Videos: []</text:p>
      <text:p text:style-name="P4">
Images: []</text:p>
      <text:p text:style-name="P4">
Tags: ["Russia"]</text:p>
      <text:p text:style-name="P4">
Id: 22560814</text:p>
      <!--METADATA-->
      <text:p text:style-name="P4">
At Lyman direction Russian army shelled Makiyivka of Luhansk region andNevske, Yampolivka, Bilohorivka, Verkhnokamyanske and Spirne of Donetskregion, - General Staff of Armed Forces of Ukraine says in the morning report</text:p>
      <text:p text:style-name="P4">
News Collection Link: <text:a xlink:type="simple" xlink:href="https://liveuamap.com/en/2023/6-may-at-lyman-direction-russian-army-shelled-makiyivka-of" text:style-name="Internet_20_link" text:visited-style-name="Visited_20_Internet_20_Link">
https://liveuamap.com/en/2023/6-may-at-lyman-direction-russian-army-shelled-makiyivka-of</text:a>
</text:p>
      <text:p text:style-name="P4">
News Source: <text:a xlink:type="simple" xlink:href="https://t.me/lumsrc/4700" text:style-name="Internet_20_link" text:visited-style-name="Visited_20_Internet_20_Link">
https://t.me/lumsrc/4700</text:a>
</text:p>
      <!--NEWS-->
      <text:h text:style-name="P10" text:outline-level="1">
<text:span text:style-name="T4">
Kyiv, Kyiv Oblast(00:12). Red Alert: aerial threat. Sirens sounding. Take cover now!</text:span>
</text:h>
      <text:p text:style-name="P4">
Authors: liveuamap (Language: en)</text:p>
      <text:p text:style-name="P4">
Time: 2023-05-06T18:13:00</text:p>
      <text:p text:style-name="P4">
Location: Kyiv (Latitude:50.44365 Longtitude:30.53049)</text:p>
      <text:p text:style-name="P4">
Videos: []</text:p>
      <text:p text:style-name="P4">
Images: []</text:p>
      <text:p text:style-name="P4">
Tags: ["Europe", "Central and Eastern Europe"]</text:p>
      <text:p text:style-name="P4">
Id: 22560994</text:p>
      <!--METADATA-->
      <text:p text:style-name="P4">
Kyiv, Kyiv region(00:12). Red Alert: aerial threat. Sirens sounding. Takecover now!</text:p>
      <text:p text:style-name="P4">
News Collection Link: <text:a xlink:type="simple" xlink:href="https://liveuamap.com/en/2023/06-may-kyiv-kyiv-oblast0012-red-alert-aerial-g" text:style-name="Internet_20_link" text:visited-style-name="Visited_20_Internet_20_Link">
https://liveuamap.com/en/2023/06-may-kyiv-kyiv-oblast0012-red-alert-aerial-g</text:a>
</text:p>
      <text:p text:style-name="P4">
News Source: <text:a xlink:type="simple" xlink:href="https://t.me/air_alert_ua/44616" text:style-name="Internet_20_link" text:visited-style-name="Visited_20_Internet_20_Link">
https://t.me/air_alert_ua/44616</text:a>
</text:p>
      <!--NEWS-->
      <text:h text:style-name="P10" text:outline-level="1">
<text:span text:style-name="T4">
Kharkiv, Kharkivska Oblast(00:57). Red Alert: aerial threat. Sirens sounding. Take cover now!</text:span>
</text:h>
      <text:p text:style-name="P4">
Authors: liveuamap (Language: en)</text:p>
      <text:p text:style-name="P4">
Time: 2023-05-06T18:58:00</text:p>
      <text:p text:style-name="P4">
Location: Kharkiv (Latitude:49.9812 Longtitude:36.25199)</text:p>
      <text:p text:style-name="P4">
Videos: []</text:p>
      <text:p text:style-name="P4">
Images: []</text:p>
      <text:p text:style-name="P4">
Tags: ["Europe", "Central and Eastern Europe"]</text:p>
      <text:p text:style-name="P4">
Id: 22560995</text:p>
      <!--METADATA-->
      <text:p text:style-name="P4">
Kharkiv, Kharkiv region(00:57). Red Alert: aerial threat. Sirens sounding.Take cover now!</text:p>
      <text:p text:style-name="P4">
News Collection Link: <text:a xlink:type="simple" xlink:href="https://liveuamap.com/en/2023/06-may-kharkiv-kharkivska-oblast0057-red-alerg" text:style-name="Internet_20_link" text:visited-style-name="Visited_20_Internet_20_Link">
https://liveuamap.com/en/2023/06-may-kharkiv-kharkivska-oblast0057-red-alerg</text:a>
</text:p>
      <text:p text:style-name="P4">
News Source: <text:a xlink:type="simple" xlink:href="https://t.me/suspilnekharkiv/24576" text:style-name="Internet_20_link" text:visited-style-name="Visited_20_Internet_20_Link">
https://t.me/suspilnekharkiv/24576</text:a>
</text:p>
      <!--NEWS-->
      <text:h text:style-name="P10" text:outline-level="1">
<text:span text:style-name="T4">
Zaporizka Oblast(01:18). Red Alert: aerial threat. Sirens sounding. Take cover now!</text:span>
</text:h>
      <text:p text:style-name="P4">
Authors: liveuamap (Language: en)</text:p>
      <text:p text:style-name="P4">
Time: 2023-05-06T19:19:00</text:p>
      <text:p text:style-name="P4">
Location: Zaporizka Oblast (Latitude:47.612041 Longtitude:35.764741)</text:p>
      <text:p text:style-name="P4">
Videos: []</text:p>
      <text:p text:style-name="P4">
Images: []</text:p>
      <text:p text:style-name="P4">
Tags: ["Europe", "Central and Eastern Europe"]</text:p>
      <text:p text:style-name="P4">
Id: 22560997</text:p>
      <!--METADATA-->
      <text:p text:style-name="P4">
Zaporizhzhia region(01:18). Red Alert: aerial threat. Sirens sounding. Take covernow!</text:p>
      <text:p text:style-name="P4">
News Collection Link: <text:a xlink:type="simple" xlink:href="https://liveuamap.com/en/2023/06-may-zaporizka-oblast0118-red-alert-aerial-g" text:style-name="Internet_20_link" text:visited-style-name="Visited_20_Internet_20_Link">
https://liveuamap.com/en/2023/06-may-zaporizka-oblast0118-red-alert-aerial-g</text:a>
</text:p>
      <text:p text:style-name="P4">
News Source: <text:a xlink:type="simple" xlink:href="https://t.me/air_alert_ua/44627" text:style-name="Internet_20_link" text:visited-style-name="Visited_20_Internet_20_Link">
https://t.me/air_alert_ua/44627</text:a>
</text:p>
      <!--NEWS-->
      <text:h text:style-name="P10" text:outline-level="1">
<text:span text:style-name="T4">
Zaporizka Oblast(03:06). Red Alert: aerial threat. Sirens sounding. Take cover now!</text:span>
</text:h>
      <text:p text:style-name="P4">
Authors: liveuamap (Language: en)</text:p>
      <text:p text:style-name="P4">
Time: 2023-05-06T21:06:00</text:p>
      <text:p text:style-name="P4">
Location: Zaporizka Oblast (Latitude:47.612501 Longtitude:35.765801)</text:p>
      <text:p text:style-name="P4">
Videos: []</text:p>
      <text:p text:style-name="P4">
Images: []</text:p>
      <text:p text:style-name="P4">
Tags: ["Europe", "Central and Eastern Europe"]</text:p>
      <text:p text:style-name="P4">
Id: 22560998</text:p>
      <!--METADATA-->
      <text:p text:style-name="P4">
Zaporizhzhia region(03:06). Red Alert: aerial threat. Sirens sounding. Take covernow!</text:p>
      <text:p text:style-name="P4">
News Collection Link: <text:a xlink:type="simple" xlink:href="https://liveuamap.com/en/2023/07-may-zaporizka-oblast0306-red-alert-aerial-g" text:style-name="Internet_20_link" text:visited-style-name="Visited_20_Internet_20_Link">
https://liveuamap.com/en/2023/07-may-zaporizka-oblast0306-red-alert-aerial-g</text:a>
</text:p>
      <text:p text:style-name="P4">
News Source: <text:a xlink:type="simple" xlink:href="https://t.me/air_alert_ua/44632" text:style-name="Internet_20_link" text:visited-style-name="Visited_20_Internet_20_Link">
https://t.me/air_alert_ua/44632</text:a>
</text:p>
      <!--NEWS-->
      <text:h text:style-name="P10" text:outline-level="1">
<text:span text:style-name="T4">
Donetsk Oblast(03:07). Red Alert: aerial threat. Sirens sounding. Take cover now!</text:span>
</text:h>
      <text:p text:style-name="P4">
Authors: liveuamap (Language: en)</text:p>
      <text:p text:style-name="P4">
Time: 2023-05-06T21:16:00</text:p>
      <text:p text:style-name="P4">
Location: Donetsk Oblast (Latitude:48.72856 Longtitude:37.57925)</text:p>
      <text:p text:style-name="P4">
Videos: []</text:p>
      <text:p text:style-name="P4">
Images: []</text:p>
      <text:p text:style-name="P4">
Tags: ["Europe", "Central and Eastern Europe"]</text:p>
      <text:p text:style-name="P4">
Id: 22560999</text:p>
      <!--METADATA-->
      <text:p text:style-name="P4">
Donetsk Oblast(03:07). Red Alert: aerial threat. Sirens sounding. Take covernow!</text:p>
      <text:p text:style-name="P4">
News Collection Link: <text:a xlink:type="simple" xlink:href="https://liveuamap.com/en/2023/07-may-donetsk-oblast0307-red-alert-aerial-thg" text:style-name="Internet_20_link" text:visited-style-name="Visited_20_Internet_20_Link">
https://liveuamap.com/en/2023/07-may-donetsk-oblast0307-red-alert-aerial-thg</text:a>
</text:p>
      <text:p text:style-name="P4">
News Source: <text:a xlink:type="simple" xlink:href="https://t.me/air_alert_ua/44633" text:style-name="Internet_20_link" text:visited-style-name="Visited_20_Internet_20_Link">
https://t.me/air_alert_ua/44633</text:a>
</text:p>
      <!--NEWS-->
      <text:h text:style-name="P10" text:outline-level="1">
<text:span text:style-name="T4">
Multiple explosions reported near Sevastopol at Kazachya bay and Cape Fiolent</text:span>
</text:h>
      <text:p text:style-name="P4">
Authors: liveuamap (Language: en)</text:p>
      <text:p text:style-name="P4">
Time: 2023-05-06T21:20:09</text:p>
      <text:p text:style-name="P4">
Location: Sevastopol (Latitude:44.57651 Longtitude:33.39088)</text:p>
      <text:p text:style-name="P4">
Videos: []</text:p>
      <text:p text:style-name="P4">
Images: []</text:p>
      <text:p text:style-name="P4">
Tags: ["Europe", "Central and Eastern Europe"]</text:p>
      <text:p text:style-name="P4">
Id: 22561000</text:p>
      <!--METADATA-->
      <text:p text:style-name="P4">
Multiple explosions reported near Sevastopol at Kazachya bay and Cape Fiolent</text:p>
      <text:p text:style-name="P4">
News Collection Link: <text:a xlink:type="simple" xlink:href="https://liveuamap.com/en/2023/7-may-multiple-explosions-reported-near-sevastopol-at-kazachya" text:style-name="Internet_20_link" text:visited-style-name="Visited_20_Internet_20_Link">
https://liveuamap.com/en/2023/7-may-multiple-explosions-reported-near-sevastopol-at-kazachya</text:a>
</text:p>
      <text:p text:style-name="P4">
News Source: <text:a xlink:type="simple" xlink:href="https://t.me/chp_sevastopol/14989" text:style-name="Internet_20_link" text:visited-style-name="Visited_20_Internet_20_Link">
https://t.me/chp_sevastopol/14989</text:a>
</text:p>
      <!--NEWS-->
      <text:h text:style-name="P10" text:outline-level="1">
<text:span text:style-name="T4">
Drone was reportedly shot down over Cape Fiolent</text:span>
</text:h>
      <text:p text:style-name="P4">
Authors: liveuamap (Language: en)</text:p>
      <text:p text:style-name="P4">
Time: 2023-05-06T21:28:25</text:p>
      <text:p text:style-name="P4">
Location: Sevastopol, (Latitude:44.51961 Longtitude:33.4941)</text:p>
      <text:p text:style-name="P4">
Videos: []</text:p>
      <text:p text:style-name="P4">
Images: ["<text:a xlink:type="simple" xlink:href="https://liveuamap.com/pics/2023/05/07/22561001_0.jpg" text:style-name="Internet_20_link" text:visited-style-name="Visited_20_Internet_20_Link">
22561001_0.jpg</text:a>
", "<text:a xlink:type="simple" xlink:href="https://liveuamap.com/pics/2023/05/07/22561001_1.jpg" text:style-name="Internet_20_link" text:visited-style-name="Visited_20_Internet_20_Link">
22561001_1.jpg</text:a>
", "<text:a xlink:type="simple" xlink:href="https://liveuamap.com/pics/2023/05/07/22561001_2.jpg" text:style-name="Internet_20_link" text:visited-style-name="Visited_20_Internet_20_Link">
22561001_2.jpg</text:a>
", "<text:a xlink:type="simple" xlink:href="https://liveuamap.com/pics/2023/05/07/22561001_3.jpg" text:style-name="Internet_20_link" text:visited-style-name="Visited_20_Internet_20_Link">
22561001_3.jpg</text:a>
", "<text:a xlink:type="simple" xlink:href="https://liveuamap.com/pics/2023/05/07/22561001_4.jpg" text:style-name="Internet_20_link" text:visited-style-name="Visited_20_Internet_20_Link">
22561001_4.jpg</text:a>
"]</text:p>
      <text:p text:style-name="P4">
Tags: []</text:p>
      <text:p text:style-name="P4">
Id: 22561001</text:p>
      <!--METADATA-->
      <text:p text:style-name="P4">
Drone was reportedly shot down over Cape Fiolent</text:p>
      <text:p text:style-name="P4">
<draw:frame draw:style-name="fr1" draw:name="Image2" text:anchor-type="as-char" svg:width="6.9236in" svg:height="9.231467in" draw:z-index="0">
<draw:image xlink:href="../Images/liveuamap/2023-05-06T21-28-25/22561001_0.jpg" xlink:type="simple" xlink:show="embed" xlink:actuate="onLoad" draw:mime-type="image/jpeg"/>
</draw:frame>
<draw:frame draw:style-name="fr1" draw:name="Image3" text:anchor-type="as-char" svg:width="6.9236in" svg:height="6.863018in" draw:z-index="0">
<draw:image xlink:href="../Images/liveuamap/2023-05-06T21-28-25/22561001_1.jpg" xlink:type="simple" xlink:show="embed" xlink:actuate="onLoad" draw:mime-type="image/jpeg"/>
</draw:frame>
<draw:frame draw:style-name="fr1" draw:name="Image4" text:anchor-type="as-char" svg:width="6.9236in" svg:height="9.231467in" draw:z-index="0">
<draw:image xlink:href="../Images/liveuamap/2023-05-06T21-28-25/22561001_2.jpg" xlink:type="simple" xlink:show="embed" xlink:actuate="onLoad" draw:mime-type="image/jpeg"/>
</draw:frame>
<draw:frame draw:style-name="fr1" draw:name="Image5" text:anchor-type="as-char" svg:width="6.9236in" svg:height="9.231467in" draw:z-index="0">
<draw:image xlink:href="../Images/liveuamap/2023-05-06T21-28-25/22561001_3.jpg" xlink:type="simple" xlink:show="embed" xlink:actuate="onLoad" draw:mime-type="image/jpeg"/>
</draw:frame>
<draw:frame draw:style-name="fr1" draw:name="Image6" text:anchor-type="as-char" svg:width="6.9236in" svg:height="9.231467in" draw:z-index="0">
<draw:image xlink:href="../Images/liveuamap/2023-05-06T21-28-25/22561001_4.jpg" xlink:type="simple" xlink:show="embed" xlink:actuate="onLoad" draw:mime-type="image/jpeg"/>
</draw:frame>
News Collection Link: <text:a xlink:type="simple" xlink:href="https://liveuamap.com/en/2023/7-may-drone-was-reportedly-shot-down-over-cape-fiolent-" text:style-name="Internet_20_link" text:visited-style-name="Visited_20_Internet_20_Link">
https://liveuamap.com/en/2023/7-may-drone-was-reportedly-shot-down-over-cape-fiolent-</text:a>
</text:p>
      <text:p text:style-name="P4">
News Source: <text:a xlink:type="simple" xlink:href="https://t.me/bazabazon/17455" text:style-name="Internet_20_link" text:visited-style-name="Visited_20_Internet_20_Link">
https://t.me/bazabazon/17455</text:a>
</text:p>
      <!--NEWS-->
      <text:h text:style-name="P10" text:outline-level="1">
<text:span text:style-name="T4">
Zaporizka Oblast(03:51). Red Alert: aerial threat. Sirens sounding. Take cover now!</text:span>
</text:h>
      <text:p text:style-name="P4">
Authors: liveuamap (Language: en)</text:p>
      <text:p text:style-name="P4">
Time: 2023-05-06T21:56:00</text:p>
      <text:p text:style-name="P4">
Location: Zaporizka Oblast (Latitude:47.611161 Longtitude:35.765961)</text:p>
      <text:p text:style-name="P4">
Videos: []</text:p>
      <text:p text:style-name="P4">
Images: []</text:p>
      <text:p text:style-name="P4">
Tags: ["Europe", "Central and Eastern Europe"]</text:p>
      <text:p text:style-name="P4">
Id: 22561002</text:p>
      <!--METADATA-->
      <text:p text:style-name="P4">
Zaporizhzhia region(03:51). Red Alert: aerial threat. Sirens sounding. Take covernow!</text:p>
      <text:p text:style-name="P4">
News Collection Link: <text:a xlink:type="simple" xlink:href="https://liveuamap.com/en/2023/07-may-zaporizka-oblast0351-red-alert-aerial-g" text:style-name="Internet_20_link" text:visited-style-name="Visited_20_Internet_20_Link">
https://liveuamap.com/en/2023/07-may-zaporizka-oblast0351-red-alert-aerial-g</text:a>
</text:p>
      <text:p text:style-name="P4">
News Source: <text:a xlink:type="simple" xlink:href="https://t.me/air_alert_ua/44636" text:style-name="Internet_20_link" text:visited-style-name="Visited_20_Internet_20_Link">
https://t.me/air_alert_ua/44636</text:a>
</text:p>
      <!--NEWS-->
      <text:h text:style-name="P10" text:outline-level="1">
<text:span text:style-name="T4">
The Air Force Commander confirmed that Ukraine for the first time knocked the Russian rocket "dagger"</text:span>
</text:h>
      <text:p text:style-name="P4">
Author: ['АРМІЯINFORM']</text:p>
      <text:p text:style-name="P4">
Time: 2023-05-06T66:00:00-04:00</text:p>
      <text:p text:style-name="P4">
Description: Командувач Повітряних сил Микола Олещук підтвердив, що під час нічної атаки 4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00_0_1653133488-4923-e1683355947810.webp" text:style-name="Internet_20_link" text:visited-style-name="Visited_20_Internet_20_Link">
1200_0_1653133488-4923-e1683355947810.webp</text:a>
']</text:p>
      <text:p text:style-name="P4">
Tags: ['МИКОЛА ОЛЕЩУК', 'ПАТРІОТ', 'ПОВІТРЯНІ СИЛИ ЗБРОЙНИХ СИЛ УКРАЇНИ', 'РОСІЙСЬКИЙ КИНДЖАЛ']</text:p>
      <text:p text:style-name="P4">
Category: News</text:p>
      <!--METADATA-->
      <text:p text:style-name="P4">
<draw:frame draw:style-name="fr1" draw:name="Image7" text:anchor-type="as-char" svg:width="6.9236in" svg:height="5.140248in" draw:z-index="0">
<draw:image xlink:href="../ConvertedIMGs/AРМІЯINFORM/2023-05-06T66-00-00-04-00/1200_0_1653133488-4923-e1683355947810.png" xlink:type="simple" xlink:show="embed" xlink:actuate="onLoad" draw:mime-type="image/png"/>
</draw:frame>
Air Force Commander Mykola Oleshchuk <text:a xlink:type="simple" xlink:href="https://t.me/MykolaOleshchuk/43" text:style-name="Internet_20_link" text:visited-style-name="Visited_20_Internet_20_Link">
confirmed,</text:a>
that during a night attack, Ukraine 4th Ukraine first shot down the Russian hypersonic aerobalist rocket "Dagger". Did this with the help of the American Patriot system.</text:p>
      <text:p text:style-name="P4">
“I congratulate the Ukrainian people on the historical event!Yes, we knocked down the "Dange" Dag!Patriot - strength.</text:p>
      <text:p text:style-name="P4">
It happened during a night attack on May 4 in the sky of Kyiv region. The X-47 rocket released from the territory of Russia, ”he wrote in telegrams.</text:p>
      <text:p text:style-name="P4">
Also, the Air Force commander asked not to rush to publish an important information without official confirmation.</text:p>
      <text:p text:style-name="P4">
“And one more, you do not have to run, as they say in Ukraine: before your father in hell, in advance to publish information that the enemy can use!We will necessarily inform you what, where, what, and when they are beaten!For all your time. Loud explosions in the air, my daughter calms our neighbors in the words: calmly, our air defense works!Talk and you with your neighbors, helping one in difficult moments, believe in our air forces, believe in air defense, ”said Mykola Oleshchuk.</text:p>
      <text:p text:style-name="P4">
News Source: <text:a xlink:type="simple" xlink:href="https://armyinform.com.ua/2023/05/06/komanduvach-povitryanyh-syl-pidtverdyv-shho-ukrayina-vpershe-zbyla-rosijsku-raketu-kyndzhal/" text:style-name="Internet_20_link" text:visited-style-name="Visited_20_Internet_20_Link">
https://armyinform.com.ua/2023/05/06/komanduvach-povitryanyh-syl-pidtverdyv-shho-ukrayina-vpershe-zbyla-rosijsku-raketu-kyndzhal/</text:a>
</text:p>
      <!--NEWS-->
      <text:h text:style-name="P10" text:outline-level="1">
<text:span text:style-name="T4">
The Defense Forces knocked down all the "Shahda" - Yuri Ignat</text:span>
</text:h>
      <text:p text:style-name="P4">
Author: ['Ольга Мосьондз']</text:p>
      <text:p text:style-name="P4">
Time: 2023-05-06T67:00:00-04:00</text:p>
      <text:p text:style-name="P4">
Description: About Tsnikov Commander of the Vodrena forces of the ZS Ukrainian Yuriyi Igdom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ПОВІТРЯНІ СИЛИ ЗБРОЙНИХ СИЛ УКРАЇНИ', 'ППО', 'ШАХЕДИ', 'ЮРІЙ ІГНАТ']</text:p>
      <text:p text:style-name="P4">
Category: News</text:p>
      <!--METADATA-->
      <text:p text:style-name="P4">
<draw:frame draw:style-name="fr1" draw:name="Image8" text:anchor-type="as-char" svg:width="6.9236in" svg:height="4.869599in" draw:z-index="0">
<draw:image xlink:href="../Images/AРМІЯINFORM/2023-05-06T67-00-00-04-00/ignat.jpg" xlink:type="simple" xlink:show="embed" xlink:actuate="onLoad" draw:mime-type="image/jpeg"/>
</draw:frame>
About this a spokesman for the Air Force Command of Ukraine Yuriy Ignat reported Vifiri <text:a xlink:type="simple" xlink:href="https://www.youtube.com/watch" text:style-name="Internet_20_link" text:visited-style-name="Visited_20_Internet_20_Link">
television marathon</text:a>
“Single news”</text:p>
      <ul>
        <li>
Eight Shahmed were recorded tonight. They flew from the district Azov Sea. All eight were shot over the territory of Donetsk Tadnipropetrovsk regions. The East Air Command worked well.</li>
      </ul>
      <text:p text:style-name="P4">
He also reported that the Russians also fired at the S-300 systems this night.</text:p>
      <text:p text:style-name="P4">
-There were still use of C-300. Unfortunately, these are rockets that fly behind the ballistic. And they need to use such weapons that we have to appear. But against the C-300, the best reception is to destroy them there, the ground, from where they are launched. In principle, they can be obtained. They are not so far, - said Yuri Ignat.</text:p>
      <text:p text:style-name="P4">
News Source: <text:a xlink:type="simple" xlink:href="https://armyinform.com.ua/2023/05/06/cziyeyi-nochi-syly-oborony-zbyly-vsi-shahedy-yurij-ignat/" text:style-name="Internet_20_link" text:visited-style-name="Visited_20_Internet_20_Link">
https://armyinform.com.ua/2023/05/06/cziyeyi-nochi-syly-oborony-zbyly-vsi-shahedy-yurij-ignat/</text:a>
</text:p>
      <!--NEWS-->
      <text:h text:style-name="P10" text:outline-level="1">
<text:span text:style-name="T4">
Greetings of the President to Ukrainian Inspigeners</text:span>
</text:h>
      <text:p text:style-name="P4">
Author: ['АРМІЯINFORM']</text:p>
      <text:p text:style-name="P4">
Time: 2023-05-06T68:00:00-04:00</text:p>
      <text:p text:style-name="P4">
Description: "Shanovni Vonya-Pikhottsi!I put you in the profession of a saint - PIKHOTYA DAY. Ukrainia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Tags: ['ВОЛОДИМИР ЗЕЛЕНСЬКИЙ', 'ДО ДНЯ ПІХОТИ']</text:p>
      <text:p text:style-name="P4">
Category: News</text:p>
      <!--METADATA-->
      <text:p text:style-name="P4">
<draw:frame draw:style-name="fr1" draw:name="Image9" text:anchor-type="as-char" svg:width="6.9236in" svg:height="3.871446in" draw:z-index="0">
<draw:image xlink:href="../Images/AРМІЯINFORM/2023-05-06T68-00-00-04-00/2f56f141e9a058bb70e21de5c10859b6_1680550707_extra_large.png" xlink:type="simple" xlink:show="embed" xlink:actuate="onLoad" draw:mime-type="image/png"/>
</draw:frame>
_ <text:span text:style-name="T4">
 “Dear Pychotin Warriors!</text:span>
 _</text:p>
      <text:p text:style-name="P4">
I congratulate you on your professional holiday - infantry.</text:p>
      <text:p text:style-name="P4">
Ukrainian infantrymen are a courageous, decisive and bold warriors who will love their native land and defend it with dignity.</text:p>
      <text:p text:style-name="P4">
Hardened with heavy bloody battles, you are harmoniously and powerfully destroying the Terroment invaders, holding the busy wraps under the fury and shelling, reflecting numerous enemy attacks and confidently moving forward, with a step approaching our victory.</text:p>
      <text:p text:style-name="P4">
Today, the Ukrainian infantry continues to actively increase its combativity through the formation of new units, the arms of modern weapons and military equipment of foreign and domestic production, increasing the training of personnel, strengthening the level of management and interaction on the battlefield. To keep, infantry!</text:p>
      <text:p text:style-name="P4">
By honoring the famous infantry warriors, we bow low memory and remember anyone who died in the struggle for freedom and independence of Ukraine.</text:p>
      <text:p text:style-name="P4">
On behalf of the Ukrainian people, I thank the infantrymen for the admiration and selfless performance of military duty, courage, resilience and self -sacrifice, which you will be renovated in the fighting with the Russian aggressor.</text:p>
      <text:p text:style-name="P4">
I am convinced that the high professionalism and skill of the Ukrainian infantry will serve as a model of tasks.</text:p>
      <text:p text:style-name="P4">
I wish you the indomitable spirit in defending the independence and territorial conscience of Ukraine and new victories in battles with Russian invaders.</text:p>
      <text:p text:style-name="P4">
Glory to the Ukrainian infantry!</text:p>
      <text:p text:style-name="P4">
Glory to Ukraine!".</text:p>
      <text:p text:style-name="P4">
Source: <text:a xlink:type="simple" xlink:href="https://www.president.gov.ua/news/vitannya-prezidenta-ukrayinskim-voyinam-pihotincyam-82729" text:style-name="Internet_20_link" text:visited-style-name="Visited_20_Internet_20_Link">
official website of the President of Ukraine</text:a>
</text:p>
      <text:p text:style-name="P4">
News Source: <text:a xlink:type="simple" xlink:href="https://armyinform.com.ua/2023/05/06/vitannya-prezydenta-ukrayinskym-voyinam-pihotynczyam-2/" text:style-name="Internet_20_link" text:visited-style-name="Visited_20_Internet_20_Link">
https://armyinform.com.ua/2023/05/06/vitannya-prezydenta-ukrayinskym-voyinam-pihotynczyam-2/</text:a>
</text:p>
      <!--NEWS-->
      <text:h text:style-name="P10" text:outline-level="1">
<text:span text:style-name="T4">
We need a modern airplatform that will strengthen our air defense - Alexei Reznikov</text:span>
</text:h>
      <text:p text:style-name="P4">
Author: ['АРМІЯINFORM']</text:p>
      <text:p text:style-name="P4">
Time: 2023-05-06T69:00:00-04:00</text:p>
      <text:p text:style-name="P4">
Description: PID Hour INTERV’Yu at the special proportion of Dmitra Komarov “RIK. Behind the scenes. Ministra ”was the same ... war with Ukraine 2022, war with Ukraine latest news today, news war with Ukraine 2022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2/reznikov-03.jpg" text:style-name="Internet_20_link" text:visited-style-name="Visited_20_Internet_20_Link">
reznikov-03.jpg</text:a>
']</text:p>
      <text:p text:style-name="P4">
Tags: ['STOPRUSSIA', 'АГРЕСІЯ РФ', 'ВТОРГНЕННЯ РФ', 'МІНІСТР ОБОРОНИ УКРАЇНИ', 'ОЛЕКСІЙ РЕЗНІКОВ', 'ОФІЦІЙНО']</text:p>
      <text:p text:style-name="P4">
Category: News</text:p>
      <!--METADATA-->
      <text:p text:style-name="P4">
<draw:frame draw:style-name="fr1" draw:name="Image10" text:anchor-type="as-char" svg:width="6.9236in" svg:height="4.615733in" draw:z-index="0">
<draw:image xlink:href="../Images/AРМІЯINFORM/2023-05-06T69-00-00-04-00/reznikov-03.jpg" xlink:type="simple" xlink:show="embed" xlink:actuate="onLoad" draw:mime-type="image/jpeg"/>
</draw:frame>
Minister of Defense of Ukraine Alexei Reznikov</text:p>
      <text:p text:style-name="P4">
During an interview in Dmitry Komarov, a year. Voice-over. The minister "said that Russian propaganda used the message that Ukrainian aviation was declining at all or only a few old aircraft remained.</text:p>
      <ul>
        <li>
An element of modern war is an information war. For the Russians, there was an important oceinaratus to say that the Ukrainians would fall soon, because they had already been unused. This was not true again. Our tactical aviation, army aircraft and planes, and the sprains created miracles. We have fantastic pilots. We already have selected English -speaking pilots who are preparing training that will start soon, - Oleksiresnikov said during an interview.</li>
      </ul>
      <text:p text:style-name="P4">
The Minister of Defense also noted that we need a modern airplatform that will strengthen our air defense, because aircraft can also knock down drones or winged rockets.</text:p>
      <text:p text:style-name="P4">
News Source: <text:a xlink:type="simple" xlink:href="https://armyinform.com.ua/2023/05/06/nam-potribna-suchasna-aviaplatforma-yaka-posylyt-nashu-ppo-oleksij-reznikov/" text:style-name="Internet_20_link" text:visited-style-name="Visited_20_Internet_20_Link">
https://armyinform.com.ua/2023/05/06/nam-potribna-suchasna-aviaplatforma-yaka-posylyt-nashu-ppo-oleksij-reznikov/</text:a>
</text:p>
      <!--NEWS-->
      <text:h text:style-name="P10" text:outline-level="1">
<text:span text:style-name="T4">
On the day we were in negotiations in Belarus, we already counted the killed about 3000 Russians - the Minister of Defense of Ukraine</text:span>
</text:h>
      <text:p text:style-name="P4">
Author: ['АРМІЯINFORM']</text:p>
      <text:p text:style-name="P4">
Time: 2023-05-06T70:00:00-04:00</text:p>
      <text:p text:style-name="P4">
Description: PID Hour INTERV'yu with Dmitrom Komarovo, Ministra defense of Ukraine Oleksiy Reznikov Rospovіv,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МІНІСТР ОБОРОНИ УКРАЇНИ', 'ОЛЕКСІЙ РЕЗНІКОВ', 'ОФІЦІЙНО']</text:p>
      <text:p text:style-name="P4">
Category: News</text:p>
      <!--METADATA-->
      <text:p text:style-name="P4">
<draw:frame draw:style-name="fr1" draw:name="Image11" text:anchor-type="as-char" svg:width="6.9236in" svg:height="4.615733in" draw:z-index="0">
<draw:image xlink:href="../Images/AРМІЯINFORM/2023-05-06T70-00-00-04-00/reznikov-10-1.jpg" xlink:type="simple" xlink:show="embed" xlink:actuate="onLoad" draw:mime-type="image/jpeg"/>
</draw:frame>
Photo by Nazar Voloshin</text:p>
      <text:p text:style-name="P4">
During an interview with Dmitry Komarov, the Minister of Defense of Ukraine Alexei Reznikov reported that Russia's military leadership hid the real loss of his army at the beginning of the invasion of the territory of Ukraine.</text:p>
      <ul>
        <li>
I was amazed by the cynicality of the Russians. On the day we were in the negotiations of Ubilorus, we even counted 3,000 Russians killed. These are Gostomel, other cities. Our side suggested that their delegations take away the bodies of killed by the soldiers, - said Alexei Reznikov. - The head of the Russian delegation returns to the Deputy Minister of Defense of Russia, and he says that they do not confirm this information. According to them, they killed several hundred people.</li>
      </ul>
      <text:p text:style-name="P4">
They cynically hid the losses from their leadership. They were afraid to convey this information to the highest leadership of Russia.</text:p>
      <ul>
        <li>
This phrase that they do not throw their own, does not correspond to any reality, - summed up the Minister of Defense of Ukraine.</li>
      </ul>
      <text:p text:style-name="P4">
News Source: <text:a xlink:type="simple" xlink:href="https://armyinform.com.ua/2023/05/06/u-toj-den-koly-my-buly-na-peremovynah-u-bilorusi-my-vzhe-todi-narahuvaly-vbytymy-des-3000-rosiyan-ministr-oborony-ukrayiny/" text:style-name="Internet_20_link" text:visited-style-name="Visited_20_Internet_20_Link">
https://armyinform.com.ua/2023/05/06/u-toj-den-koly-my-buly-na-peremovynah-u-bilorusi-my-vzhe-todi-narahuvaly-vbytymy-des-3000-rosiyan-ministr-oborony-ukrayiny/</text:a>
</text:p>
      <!--NEWS-->
      <text:h text:style-name="P10" text:outline-level="1">
<text:span text:style-name="T4">
It is very important to develop the Ukrainian UAV sector, which will be independent - Alexei Reznikov</text:span>
</text:h>
      <text:p text:style-name="P4">
Author: ['АРМІЯINFORM']</text:p>
      <text:p text:style-name="P4">
Time: 2023-05-06T71:00:00-04:00</text:p>
      <text:p text:style-name="P4">
Description: About Tse Rospovyv PD Hour INTERVA'yu, Dmitrom Komarov, Ministr Defense of Ukraine Oleksi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7/bpla1.jpg" text:style-name="Internet_20_link" text:visited-style-name="Visited_20_Internet_20_Link">
bpla1.jpg</text:a>
']</text:p>
      <text:p text:style-name="P4">
Tags: ['МІНІСТР ОБОРОНИ УКРАЇНИ', 'ОЛЕКСІЙ РЕЗНІКОВ', 'ОФІЦІЙНО']</text:p>
      <text:p text:style-name="P4">
Category: News</text:p>
      <!--METADATA-->
      <text:p text:style-name="P4">
<draw:frame draw:style-name="fr1" draw:name="Image12" text:anchor-type="as-char" svg:width="6.9236in" svg:height="3.711969in" draw:z-index="0">
<draw:image xlink:href="../Images/AРМІЯINFORM/2023-05-06T71-00-00-04-00/bpla1.jpg" xlink:type="simple" xlink:show="embed" xlink:actuate="onLoad" draw:mime-type="image/jpeg"/>
</draw:frame>
This was told during an interview with Dmitry Komarov Minister of Defense of Ukraine Oleksiy Reznikov. He noted that situational awareness on the battlefield, which would be used to UAV, is very important.</text:p>
      <ul>
        <li>
We used the system "Eyes". This is such a born project from the moment of the refinement of Kyiv region, the liberation of Kharkiv region. Currently, we have thousands of operators of different types of drones from small to large. We constantly keep online observations. All units, commands see the picture. Thanks to these eyes, we were dominating in the air, and our boys were moving forward, - Oleksiyreznikov said.</li>
      </ul>
      <text:p text:style-name="P4">
He stressed that in turn the Russians were afraid to report on the loss of the territory. They could keep it secret for several days. Therefore, when their commanders, who reported for logistics, thought they were in the rear 50-60 kilometers from the front line, and their Ukrainian military was surrounded by the Ukrainian military. They were shocked that the Ukrainian army can already be here. Proper competent planning with the use of all forces and means, situational identity gives preference.</text:p>
      <ul>
        <li>
It is very important to develop the Ukrainian UAV sector. It is necessary to be independent from China, from other states. You need to have your own, independent UAV sector. It will be situational awareness and advantage, ”said the Minister of Defense of Ukraine.</li>
      </ul>
      <text:p text:style-name="P4">
News Source: <text:a xlink:type="simple" xlink:href="https://armyinform.com.ua/2023/05/06/duzhe-vazhlyvo-rozvyvaty-ukrayinskyj-sektor-bpla-yakyj-bude-nezalezhnym-oleksij-reznikov/" text:style-name="Internet_20_link" text:visited-style-name="Visited_20_Internet_20_Link">
https://armyinform.com.ua/2023/05/06/duzhe-vazhlyvo-rozvyvaty-ukrayinskyj-sektor-bpla-yakyj-bude-nezalezhnym-oleksij-reznikov/</text:a>
</text:p>
      <!--NEWS-->
      <text:h text:style-name="P10" text:outline-level="1">
<text:span text:style-name="T4">
"Pychotin warriors are the basis of the Ukrainian army, one of the charms of our independence!" - Alexei Reznikov</text:span>
</text:h>
      <text:p text:style-name="P4">
Author: ['АРМІЯINFORM']</text:p>
      <text:p text:style-name="P4">
Time: 2023-05-06T72:00:00-04:00</text:p>
      <text:p text:style-name="P4">
Description: Minita of the defense of Ukraine Oleksiy Reznikov Provita Ukhotskiye Pikhotsiv with the Professi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6e1dac5905aa3b1737c0746321d2c6d8b8de5ed.jpg" text:style-name="Internet_20_link" text:visited-style-name="Visited_20_Internet_20_Link">
16e1dac5905aa3b1737c0746321d2c6d8b8de5ed.jpg</text:a>
']</text:p>
      <text:p text:style-name="P4">
Tags: []</text:p>
      <text:p text:style-name="P4">
Category: News</text:p>
      <!--METADATA-->
      <text:p text:style-name="P4">
<draw:frame draw:style-name="fr1" draw:name="Image13" text:anchor-type="as-char" svg:width="6.9236in" svg:height="6.9236in" draw:z-index="0">
<draw:image xlink:href="../Images/AРМІЯINFORM/2023-05-06T72-00-00-04-00/16e1dac5905aa3b1737c0746321d2c6d8b8de5ed.jpg" xlink:type="simple" xlink:show="embed" xlink:actuate="onLoad" draw:mime-type="image/jpeg"/>
</draw:frame>
Minister of Defense of Ukraine Alexei Reznikov <text:a xlink:type="simple" xlink:href="https://www.mil.gov.ua/news/2023/05/06/vitannya-ministra-oboroni-ukraini-voinam-pihotinczyam/" text:style-name="Internet_20_link" text:visited-style-name="Visited_20_Internet_20_Link">
congratulated</text:a>
Ukrainian infantrymen with a professional holiday:</text:p>
      <text:p text:style-name="P4">
“Pychotin warriors are the basis of the Ukrainian army, one of our respects!</text:p>
      <text:p text:style-name="P4">
With their blood and titanic effort, they restrain the Russian aggressor, fight fierce battles with the enemy, bite into every centimeter of Ukrainian land and fight to victory. It is now that the mechanized, infantry, mountain and assault units and units of the Land Forces of the Armed Forces of Ukraine have the greatest burden of trials. They are the first passionately meeting the enemy when they are the fortifications of the same fortifications.</text:p>
      <text:p text:style-name="P4">
The professional holiday of the Ukrainian infantry, which our warriors now celebrate in Okopakhna, in training or in battle - another opportunity to repeat: we are proud of more defenders and defenders who serve in the infantry and take the winner every day!</text:p>
      <text:p text:style-name="P4">
We pay tribute to all the infantry soldiers who gave their lives for the sake of our non-volatility and the future!Eternal memory and eternal glory!</text:p>
      <text:p text:style-name="P4">
Glory to the Ukrainian infantry!Glory to Ukraine!".</text:p>
      <text:p text:style-name="P4">
Also Alexei Reznikov <text:a xlink:type="simple" xlink:href="https://twitter.com/oleksiireznikov" text:style-name="Internet_20_link" text:visited-style-name="Visited_20_Internet_20_Link">
congratulated</text:a>
Ukrainian infantrymen in Twitter.</text:p>
      <text:p text:style-name="P4">
News Source: <text:a xlink:type="simple" xlink:href="https://armyinform.com.ua/2023/05/06/u-czej-den-pihoty-ya-vitayu-nashyh-muzhnih-voyiniv-oleksij-reznikov/" text:style-name="Internet_20_link" text:visited-style-name="Visited_20_Internet_20_Link">
https://armyinform.com.ua/2023/05/06/u-czej-den-pihoty-ya-vitayu-nashyh-muzhnih-voyiniv-oleksij-reznikov/</text:a>
</text:p>
      <!--NEWS-->
      <text:h text:style-name="P10" text:outline-level="1">
<text:span text:style-name="T4">
"Infantry is the basis of the army" - Valery Zaluzhny</text:span>
</text:h>
      <text:p text:style-name="P4">
Author: ['АРМІЯINFORM']</text:p>
      <text:p text:style-name="P4">
Time: 2023-05-06T73:00:00-04:00</text:p>
      <text:p text:style-name="P4">
Description: “Pikhota is the basis of VIISKA. Utility, mechanized, motopykhotnі, GRISKO-STURMOM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ВАЛЕРІЙ ЗАЛУЖНИЙ', 'ДО ДНЯ ПІХОТИ']</text:p>
      <text:p text:style-name="P4">
Category: News</text:p>
      <!--METADATA-->
      <text:p text:style-name="P4">
“Infantry is the basis of the army.</text:p>
      <text:p text:style-name="P4">
Rifle, mechanized, motor infantry, mountain and assault units daily, attentive battles, and denote the Russian invaders.</text:p>
      <text:p text:style-name="P4">
Dear combat brothers and sisters!</text:p>
      <text:p text:style-name="P4">
You are an example of stability, courage, brotherhood and indomitable spirit. You get out of the enemy in the trenches and at the observation points. You bite on the front lines. You stop enemy equipment. You are not a estate because you look into the eyes of the enemy. In the rain and snow, shelling thaavias - you will defend Ukraine.</text:p>
      <text:p text:style-name="P4">
Thank everyone!</text:p>
      <text:p text:style-name="P4">
Honor and respect for you!”</text:p>
      <text:p text:style-name="P4">
<text:a xlink:type="simple" xlink:href="https://www.facebook.com/CinCAFU" text:style-name="Internet_20_link" text:visited-style-name="Visited_20_Internet_20_Link">
<text:span text:style-name="T4">
 Commander -in -Chief of Ukraine </text:span>
</text:a>
General Valeryzluzhny</text:p>
      <text:p text:style-name="P4">
News Source: <text:a xlink:type="simple" xlink:href="https://armyinform.com.ua/2023/05/06/pihota-cze-osnova-vijska-valerij-zaluzhnyj/" text:style-name="Internet_20_link" text:visited-style-name="Visited_20_Internet_20_Link">
https://armyinform.com.ua/2023/05/06/pihota-cze-osnova-vijska-valerij-zaluzhnyj/</text:a>
</text:p>
      <!--NEWS-->
      <text:h text:style-name="P10" text:outline-level="1">
<text:span text:style-name="T4">
In the Black Sea there are no Russian carriers' carriers</text:span>
</text:h>
      <text:p text:style-name="P4">
Author: ['АРМІЯINFORM']</text:p>
      <text:p text:style-name="P4">
Time: 2023-05-06T74:00:00-04:00</text:p>
      <text:p text:style-name="P4">
Description: The village of Herbalon at the Chorny Morce Rosia Trima Boyovikh Ship, there is a considerable heart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1200_0_1650545003-4288.webp" text:style-name="Internet_20_link" text:visited-style-name="Visited_20_Internet_20_Link">
1200_0_1650545003-4288.webp</text:a>
']</text:p>
      <text:p text:style-name="P4">
Tags: ['КАЛІБРИ', 'ОК «ПІВДЕНЬ»', 'РАКЕТОНОСІЇ', 'ЧОРНЕ МОРЕ']</text:p>
      <text:p text:style-name="P4">
Category: News</text:p>
      <!--METADATA-->
      <text:p text:style-name="P4">
<draw:frame draw:style-name="fr1" draw:name="Image14" text:anchor-type="as-char" svg:width="6.9236in" svg:height="4.615733in" draw:z-index="0">
<draw:image xlink:href="../ConvertedIMGs/AРМІЯINFORM/2023-05-06T74-00-00-04-00/1200_0_1650545003-4288.png" xlink:type="simple" xlink:show="embed" xlink:actuate="onLoad" draw:mime-type="image/png"/>
</draw:frame>
As of May 6, Russia holds six warships in the Black Sea, there are no medium carpet carriers.</text:p>
      <text:p text:style-name="P4">
About it in <text:a xlink:type="simple" xlink:href="https://www.facebook.com/OperationalCommandSouth/posts/pfbid0g4Gq7UbUeykhZRqz24yBgCouGUWBNekSqWs37rMbC5Cq6Rk9jMzvhKMJjs1rtGqkl" text:style-name="Internet_20_link" text:visited-style-name="Visited_20_Internet_20_Link">
Facebook</text:a>
The Operative Command "South" reports.</text:p>
      <text:p text:style-name="P4">
“There are 6 ships in the Black Sea, all rocket carriers are in places. But rocket danger can occur suddenly, including anesthesia and through activity, ”the message reads.</text:p>
      <text:p text:style-name="P4">
It is noted that the blows of enemy aviation and drones are quite probable as in the afternoon at night.</text:p>
      <text:p text:style-name="P4">
"There is also a mine-explosive threat both on land, in particular the liberated circulation, and along the Black Sea coast, in the coastal waters," the south was in OK.</text:p>
      <text:p text:style-name="P4">
News Source: <text:a xlink:type="simple" xlink:href="https://armyinform.com.ua/2023/05/06/u-chornomu-mori-nemaye-rosijskyh-nosiyiv-kalibriv/" text:style-name="Internet_20_link" text:visited-style-name="Visited_20_Internet_20_Link">
https://armyinform.com.ua/2023/05/06/u-chornomu-mori-nemaye-rosijskyh-nosiyiv-kalibriv/</text:a>
</text:p>
      <!--NEWS-->
      <text:h text:style-name="P10" text:outline-level="1">
<text:span text:style-name="T4">
"Attack, defend, storm, keep positions, win in battle - these are the unchanged and honorable tasks of the infantry" - Sergey Nayev</text:span>
</text:h>
      <text:p text:style-name="P4">
Author: ['АРМІЯINFORM']</text:p>
      <text:p text:style-name="P4">
Time: 2023-05-06T75:00:00-04:00</text:p>
      <text:p text:style-name="P4">
Description: “Attacuvati, Boronity, stormwati that is Utitrimuvati, re -wrapped in battle - Tser Vikhni, ... War with Ukraine 2022, war with Ukraine Latest news today, News War with Ukraine 2022 The last ones for Ukraine and Russia and when there will be a war and when , The war with Ukraine in 2022 will be or not, will there be a war with Ukraine in the near future, the war with Ukraine, Ukrainian news today, Ukrainian news in Ukrainian media in Russian</text:p>
      <text:p text:style-name="P4">
Images: []</text:p>
      <text:p text:style-name="P4">
Tags: ['ДО ДНЯ ПІХОТИ', 'СЕРГІЙ НАЄВ']</text:p>
      <text:p text:style-name="P4">
Category: News</text:p>
      <!--METADATA-->
      <text:p text:style-name="P4">
“To attack, defend, storm and hold positions, win in battle is this, unchanging and honorable infantry tasks. It has been from ancient times, so is it today.</text:p>
      <text:p text:style-name="P4">
Only infantry is strengthened by artillery, aviation, tanks and armored technical techniques to destroy the enemy's living power and achieve the desired goal.</text:p>
      <text:p text:style-name="P4">
The infantry force depends on the power of its fire.</text:p>
      <text:p text:style-name="P4">
Infantry is a marker, a mark where our territory is and where it is hostile. Behind her back - life and free Ukraine, ahead - an enemy that needs to be destroyed.</text:p>
      <text:p text:style-name="P4">
We have one for all Ukraine and one for all war. We will definitely win. Inasha victory will also be one on all.</text:p>
      <text:p text:style-name="P4">
Glory to Ukraine!</text:p>
      <text:p text:style-name="P4">
We will win together!” - _ <text:a xlink:type="simple" xlink:href="https://www.facebook.com/serhiynaiev/posts/pfbid0L6eRwxmL6mKHdespWNyaHgYZ4VWsAfwLY5YULRRgMZ5vDvGLYLkUCpZEydm7uZrrl" text:style-name="Internet_20_link" text:visited-style-name="Visited_20_Internet_20_Link">
Commander of the Joint Forces of the Armed Forces Sergiyev.</text:a>
_</text:p>
      <text:p text:style-name="P4">
News Source: <text:a xlink:type="simple" xlink:href="https://armyinform.com.ua/2023/05/06/atakuvaty-boronyty-shturmuvaty-ta-utrymuvaty-pozycziyi-peremagaty-v-boyu-cze-vichni-nezminni-i-pochesni-zavdannya-pihoty/" text:style-name="Internet_20_link" text:visited-style-name="Visited_20_Internet_20_Link">
https://armyinform.com.ua/2023/05/06/atakuvaty-boronyty-shturmuvaty-ta-utrymuvaty-pozycziyi-peremagaty-v-boyu-cze-vichni-nezminni-i-pochesni-zavdannya-pihoty/</text:a>
</text:p>
      <!--NEWS-->
      <text:h text:style-name="P10" text:outline-level="1">
<text:span text:style-name="T4">
Yuri Ignat: Belling "dagger" is actually a slap of</text:span>
</text:h>
      <text:p text:style-name="P4">
Author: ['Ольга Мосьондз']</text:p>
      <text:p text:style-name="P4">
Time: 2023-05-06T76:00:00-04:00</text:p>
      <text:p text:style-name="P4">
Description: Syogodnі commander of the forces of the Zbroyshany forces of Ukraine Mikola Oleshchuk OFITSI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ignat-rakety-2.jpg" text:style-name="Internet_20_link" text:visited-style-name="Visited_20_Internet_20_Link">
ignat-rakety-2.jpg</text:a>
']</text:p>
      <text:p text:style-name="P4">
Tags: ['ЗБИТТЯ КИНДЖАЛА', 'ЗРК PATRIOT', 'КИНДЖАТ', 'ПОВІТРЯНІ СИЛИ ЗБРОЙНИХ СИЛ УКРАЇНИ', 'ЮРІЙ ІГНАТ']</text:p>
      <text:p text:style-name="P4">
Category: News</text:p>
      <!--METADATA-->
      <text:p text:style-name="P4">
<draw:frame draw:style-name="fr1" draw:name="Image15" text:anchor-type="as-char" svg:width="6.9236in" svg:height="4.615733in" draw:z-index="0">
<draw:image xlink:href="../Images/AРМІЯINFORM/2023-05-06T76-00-00-04-00/ignat-rakety-2.jpg" xlink:type="simple" xlink:show="embed" xlink:actuate="onLoad" draw:mime-type="image/jpeg"/>
</draw:frame>
Yuri Ignat about Russian missiles. Collage Armyinform</text:p>
      <text:p text:style-name="P4">
Today, the commander of the Air Forces of the Armed Forces of Ukraine Mykola Oleshchuk has officially confirmed that the Ukrainian air defense for the first time in history has shot down the Russian aerobalist practitioner "dagger". It happened during a night attack on May 4 in the sky of Kyiv region. The X-47 lady released the MiG-31K from the territory of Russia.</text:p>
      <text:p text:style-name="P4">
Air Force spokesman Yuri Ignati on the air of the Telehorphone "One News" <text:a xlink:type="simple" xlink:href="https://www.youtube.com/watch" text:style-name="Internet_20_link" text:visited-style-name="Visited_20_Internet_20_Link">
told</text:a>
About the features of the rocket opened the details of the beating of the Russian rocket.</text:p>
      <text:p text:style-name="P4">
-On May 4, at about second o'clock in the morning, the enemy Mig-31K rose from the Savaslaka airfield and from there, in fact, made a start. The Center Air Command, which takes care of the Kyiv region, accompanied this goal. And the goal, in fact, was worked out by the Patriot Division, which is capable of knocking down ballistic routes, - Yuri Ignat informed.</text:p>
      <text:p text:style-name="P4">
He added that about it today <text:a xlink:type="simple" xlink:href="https://armyinform.com.ua/2023/05/06/komanduvach-povitryanyh-syl-pidtverdyv-shho-ukrayina-vpershe-zbyla-rosijsku-raketu-kyndzhal/" text:style-name="Internet_20_link" text:visited-style-name="Visited_20_Internet_20_Link">
reported</text:a>
In his telegram-channel, Lieutenant General Mykola Oleshchuk commander.</text:p>
      <text:p text:style-name="P4">
The Air Force spokesman also noted that Ukraine needs as much as possible as possibleparatrio, as Russia is the threat of such rockets throughout Ukraine, especially in the eastern direction. But the decision to transfer them is made by international partners.</text:p>
      <ul>
        <li>
The eastern direction is one of the most important, because attacks are occurring, but also the capital of Ukraine is the number one target for the enemy. It is most commonly attacked by Kiev, where all the bodies of our management, power and many infrastructure sites are located, - said Yuri Ignat.</li>
      </ul>
      <text:p text:style-name="P4">
At the same time, he recalled that Ukraine is also expecting SAMP/T and others, which will appear on the next time.</text:p>
      <ul>
        <li>
We expect samp/t, we also expect other Patriot divisions and we will enhance the prototype defense. The most necessary now is what can protect our sky only from ballistic missiles, but also from enemy aviation. We know that there is a serious threat in Russia's use of aviation. That is why we have to get in this direction in this direction to drive away Russian aviation away, - said Yuri Ignat.</li>
      </ul>
      <text:p text:style-name="P4">
He noted once again that the knocking down is a good news.</text:p>
      <ul>
        <li>
Of course, there, behind Parebrik, is burning, but it is not burning for sure the first day, because it is actually such a slap of Russia, - said Yuri Ignat.- Our air forces are grateful to our partners who give us such weapons. It did not believe that Patriot could be in Ukraine so quickly. It may have been ashamed earlier, but as partners could be provided. We want partners to see this weapon at work. We have already shown some videos, showing the world that everything works successfully, - said Yuri Ignat.</li>
      </ul>
      <text:p text:style-name="P4">
News Source: <text:a xlink:type="simple" xlink:href="https://armyinform.com.ua/2023/05/06/yurij-ignat-zbyttya-kyndzhala-cze-faktychno-lyapas-rosiyi/" text:style-name="Internet_20_link" text:visited-style-name="Visited_20_Internet_20_Link">
https://armyinform.com.ua/2023/05/06/yurij-ignat-zbyttya-kyndzhala-cze-faktychno-lyapas-rosiyi/</text:a>
</text:p>
      <!--NEWS-->
      <text:h text:style-name="P10" text:outline-level="1">
<text:span text:style-name="T4">
The Commander of the Armed Forces Land Forces congratulated the infantrymen on a professional holiday</text:span>
</text:h>
      <text:p text:style-name="P4">
Author: ['АРМІЯINFORM']</text:p>
      <text:p text:style-name="P4">
Time: 2023-05-06T77:00:00-04:00</text:p>
      <text:p text:style-name="P4">
Description: His deputy commander of the lands of the ZS Ukrainian, Colonel General Oleksand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ГЕНЕРАЛ-ПОЛКОВНИК ОЛЕКСАНДР СИРСЬКИЙ', 'ДЕНЬ ПІХОТИ']</text:p>
      <text:p text:style-name="P4">
Category: News</text:p>
      <!--METADATA-->
      <text:p text:style-name="P4">
<draw:frame draw:style-name="fr1" draw:name="Image16" text:anchor-type="as-char" svg:width="6.9236in" svg:height="5.375754in" draw:z-index="0">
<draw:image xlink:href="../Images/AРМІЯINFORM/2023-05-06T77-00-00-04-00/foto-3-syrskyj.jpeg" xlink:type="simple" xlink:show="embed" xlink:actuate="onLoad" draw:mime-type="image/jpeg"/>
</draw:frame>
The Commander of the Land Forces of the Armed Forces of Ukraine, the General-General of Syrsky <text:a xlink:type="simple" xlink:href="https://t.me/osirskiy/61" text:style-name="Internet_20_link" text:visited-style-name="Visited_20_Internet_20_Link">
posted</text:a>
In Telegram:</text:p>
      <text:p text:style-name="P4">
“Dear warriors, infantrymen!</text:p>
      <text:p text:style-name="P4">
Today we celebrate our professional holiday!</text:p>
      <text:p text:style-name="P4">
It is a holiday of steel and courageous men. Infantry is about endurance, courage, courage and heroism. And about character - it is the basis of stability.</text:p>
      <text:p text:style-name="P4">
As Karl Clausewitz wrote, the concept of "power of character" is about the firmness of beliefs. It is indifferent whether the latter are the conclusions of a foreign or own system of views, whether they arise from the principles, norms, instant impressions and any other manifestations of the mind.</text:p>
      <text:p text:style-name="P4">
Infantrymen - always where it is difficult!</text:p>
      <text:p text:style-name="P4">
In recent years of the war, you have shown that even in the most difficult situations, it is possible to break the course of events in your own benefit. And even where the enemy is numerically, it is possible to conquer the Ukrainian land.</text:p>
      <text:p text:style-name="P4">
Successful counter -offensive operations have become possible due to the clear discipline of infantry.</text:p>
      <text:p text:style-name="P4">
Today, the holiday is not only the Land Forces, but also the defenders of the territorial defense, landing troops, the Marines and all who hold the front line, where heavy fights are going on.</text:p>
      <text:p text:style-name="P4">
Eternal honor to fallen heroes who gave their lives in the fight against Pidlagressor. Glory to all who continue to fight and fearlessly destroys enemies.</text:p>
      <text:p text:style-name="P4">
I am convinced that in the near future Ukrainian infantry will lift the Ukrainian label above Deoocupovan Donetsk, Lugansk and in the Crimea.</text:p>
      <text:p text:style-name="P4">
Happy infantry, our dear defenders and defenders of Ukraine!</text:p>
      <text:p text:style-name="P4">
Glory to Ukraine!".</text:p>
      <text:p text:style-name="P4">
News Source: <text:a xlink:type="simple" xlink:href="https://armyinform.com.ua/2023/05/06/komanduvach-suhoputnyh-vijsk-zsu-pryvitav-pihotyncziv-iz-profesijnym-svyatom/" text:style-name="Internet_20_link" text:visited-style-name="Visited_20_Internet_20_Link">
https://armyinform.com.ua/2023/05/06/komanduvach-suhoputnyh-vijsk-zsu-pryvitav-pihotyncziv-iz-profesijnym-svyatom/</text:a>
</text:p>
      <!--NEWS-->
      <text:h text:style-name="P10" text:outline-level="1">
<text:span text:style-name="T4">
The national MIC - Alexei Reznikov should be strengthened first</text:span>
</text:h>
      <text:p text:style-name="P4">
Author: ['АРМІЯINFORM']</text:p>
      <text:p text:style-name="P4">
Time: 2023-05-06T78:00:00-04:00</text:p>
      <text:p text:style-name="P4">
Description: Mainstr defense of Ukraine Oleksiy Reznikov, viddovlychi to Write PID Hour INTERV'yu U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0982599_759271135785535_1815886209850072442_n.jpg" text:style-name="Internet_20_link" text:visited-style-name="Visited_20_Internet_20_Link">
340982599_759271135785535_1815886209850072442_n.jpg</text:a>
']</text:p>
      <text:p text:style-name="P4">
Tags: ['МІНІСТР ОБОРОНИ УКРАЇНИ', 'ОЛЕКСІЙ РЕЗНІКОВ', 'ОФІЦІЙНО']</text:p>
      <text:p text:style-name="P4">
Category: News</text:p>
      <!--METADATA-->
      <text:p text:style-name="P4">
<draw:frame draw:style-name="fr1" draw:name="Image17" text:anchor-type="as-char" svg:width="6.9236in" svg:height="4.615733in" draw:z-index="0">
<draw:image xlink:href="../Images/AРМІЯINFORM/2023-05-06T78-00-00-04-00/340982599_759271135785535_1815886209850072442_n.jpg" xlink:type="simple" xlink:show="embed" xlink:actuate="onLoad" draw:mime-type="image/jpeg"/>
</draw:frame>
Minister of Defense of Ukraine Alexei Reznikov, answering questions during the interview in the special pro -projection of Dmitry Komarov. Voice-over. Minister ”regarding the necessary changes in Ukraine after victory over the aggressor country, said that the national MIC is the need to strengthen.</text:p>
      <text:p text:style-name="P4">
-If you look at the future, we definitely need to build an independent military-industrial complex. In addition, it is important to prepare a childhood from childhood, - Oleksireznikov said in an interview. - I believe that we do not need a fixed service, but there should be a better approach, perhaps an analogue of the Swiss reservist variant.</text:p>
      <text:p text:style-name="P4">
He also added that after the victory of Ukraine, it is obligatory to take place in the Nonurnberg-2, where the Russian killers will be tried.</text:p>
      <text:p text:style-name="P4">
-There must be an international court where Russian criminals, their military-political leadership should be on the defendants and obtain their sentences. It is important for history, for descendants and for them, in particular, to understand that responsibility will necessarily come, - the Minister of Defense of Ukraine emphasized. It seems symbolically to be Kharkiv or Mariupol. They should sit here, and the people they killed have to see this court from the sky.</text:p>
      <text:p text:style-name="P4">
News Source: <text:a xlink:type="simple" xlink:href="https://armyinform.com.ua/2023/05/06/pershochergovo-potribno-posylyty-naczionalnyj-vpk-oleksij-reznikov/" text:style-name="Internet_20_link" text:visited-style-name="Visited_20_Internet_20_Link">
https://armyinform.com.ua/2023/05/06/pershochergovo-potribno-posylyty-naczionalnyj-vpk-oleksij-reznikov/</text:a>
</text:p>
      <!--NEWS-->
      <text:h text:style-name="P10" text:outline-level="1">
<text:span text:style-name="T4">
The Commander -in -Chief of the Armed Forces had a telephone conversation with the Chairman of the Joint Committee of US Headquarters</text:span>
</text:h>
      <text:p text:style-name="P4">
Author: ['АРМІЯINFORM']</text:p>
      <text:p text:style-name="P4">
Time: 2023-05-06T79:00:00-04:00</text:p>
      <text:p text:style-name="P4">
Description: About Tsov Golovkomandavach ZS Ukrainian, General Valeriy Zaluzhny Voydomiv at Faceboo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5420612_1005897150571446_8017289562036678695_n.jpg" text:style-name="Internet_20_link" text:visited-style-name="Visited_20_Internet_20_Link">
345420612_1005897150571446_8017289562036678695_n.jpg</text:a>
']</text:p>
      <text:p text:style-name="P4">
Tags: ['STOPRUSSIA', 'АГРЕСІЯ РФ', 'ВАЛЕРІЙ ЗАЛУЖНИЙ']</text:p>
      <text:p text:style-name="P4">
Category: News</text:p>
      <!--METADATA-->
      <text:p text:style-name="P4">
<draw:frame draw:style-name="fr1" draw:name="Image18" text:anchor-type="as-char" svg:width="6.9236in" svg:height="6.9236in" draw:z-index="0">
<draw:image xlink:href="../Images/AРМІЯINFORM/2023-05-06T79-00-00-04-00/345420612_1005897150571446_8017289562036678695_n.jpg" xlink:type="simple" xlink:show="embed" xlink:actuate="onLoad" draw:mime-type="image/jpeg"/>
</draw:frame>
About it the commander -in -chief of the Armed Forces of Ukraine General Valery Zaluzhny <text:a xlink:type="simple" xlink:href="https://www.facebook.com/CinCAFU/posts/pfbid0x3o3qVvHTeMg8h4hed65Vk6gjfycQAw4nVRYfZcbS8MPFKAYgkZJdK1kmNZxUABWl" text:style-name="Internet_20_link" text:visited-style-name="Visited_20_Internet_20_Link">
reported</text:a>
On Facebook:</text:p>
      <text:p text:style-name="P4">
“I support the sustainable dialogue with the Chairman of the Joint Committee of Chiefs of Staff Szageneral Mark Millie.</text:p>
      <text:p text:style-name="P4">
During a telephone conversation, he informed about the situation on the front and training of future steps of our army for the sake of de -occupation of the Ukrainian territory.</text:p>
      <text:p text:style-name="P4">
He thanked the American partners for the next military aid package, which was announced in the Pentagon the day before.</text:p>
      <text:p text:style-name="P4">
Agreed with General Millie to continue to actively interact. Our goal is the winner of Ukraine!”.</text:p>
      <text:p text:style-name="P4">
News Source: <text:a xlink:type="simple" xlink:href="https://armyinform.com.ua/2023/05/06/golovnokomanduvach-zsu-proviv-telefonnu-rozmovu-iz-golovoyu-obyednanogo-komitetu-nachalnykiv-shtabiv-ssha/" text:style-name="Internet_20_link" text:visited-style-name="Visited_20_Internet_20_Link">
https://armyinform.com.ua/2023/05/06/golovnokomanduvach-zsu-proviv-telefonnu-rozmovu-iz-golovoyu-obyednanogo-komitetu-nachalnykiv-shtabiv-ssha/</text:a>
</text:p>
      <!--NEWS-->
      <text:h text:style-name="P10" text:outline-level="1">
<text:span text:style-name="T4">
The Coordination Headquarters presented a charitable initiative "Little Hearts Stronger than Steel"</text:span>
</text:h>
      <text:p text:style-name="P4">
Author: ['Євген Проворний']</text:p>
      <text:p text:style-name="P4">
Time: 2023-05-06T80:00:00-04:00</text:p>
      <text:p text:style-name="P4">
Description: At the coordinating headquarters of Pywan, the briefing, pіd ... war with Ukraine 2022, the war with Ukraine, the latest news with Ukraine 2022, will the last ones for Ukraine and Russia and when, the war with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olovna-25.jpg" text:style-name="Internet_20_link" text:visited-style-name="Visited_20_Internet_20_Link">
golovna-25.jpg</text:a>
', '<text:a xlink:type="simple" xlink:href="https://armyinform.com.ua/wp-content/uploads/2023/05/podolyanchuk.jpg" text:style-name="Internet_20_link" text:visited-style-name="Visited_20_Internet_20_Link">
podolyanchuk.jpg</text:a>
', '<text:a xlink:type="simple" xlink:href="https://armyinform.com.ua/wp-content/uploads/2023/05/1-28-150x150.jpg" text:style-name="Internet_20_link" text:visited-style-name="Visited_20_Internet_20_Link">
1-28-150x150.jpg</text:a>
', '<text:a xlink:type="simple" xlink:href="https://armyinform.com.ua/wp-content/uploads/2023/05/2-28-150x150.jpg" text:style-name="Internet_20_link" text:visited-style-name="Visited_20_Internet_20_Link">
2-28-150x150.jpg</text:a>
', '<text:a xlink:type="simple" xlink:href="https://armyinform.com.ua/wp-content/uploads/2023/05/3-28-150x150.jpg" text:style-name="Internet_20_link" text:visited-style-name="Visited_20_Internet_20_Link">
3-28-150x150.jpg</text:a>
', '<text:a xlink:type="simple" xlink:href="https://armyinform.com.ua/wp-content/uploads/2023/05/4-27-150x150.jpg" text:style-name="Internet_20_link" text:visited-style-name="Visited_20_Internet_20_Link">
4-27-150x150.jpg</text:a>
', '<text:a xlink:type="simple" xlink:href="https://armyinform.com.ua/wp-content/uploads/2023/05/5-17-150x150.jpg" text:style-name="Internet_20_link" text:visited-style-name="Visited_20_Internet_20_Link">
5-17-150x150.jpg</text:a>
', '<text:a xlink:type="simple" xlink:href="https://armyinform.com.ua/wp-content/uploads/2023/05/czymbalyuk.jpg" text:style-name="Internet_20_link" text:visited-style-name="Visited_20_Internet_20_Link">
czymbalyuk.jpg</text:a>
', '<text:a xlink:type="simple" xlink:href="https://armyinform.com.ua/wp-content/uploads/2023/05/ohrimenko.jpg" text:style-name="Internet_20_link" text:visited-style-name="Visited_20_Internet_20_Link">
ohrimenko.jpg</text:a>
', '<text:a xlink:type="simple" xlink:href="https://armyinform.com.ua/wp-content/uploads/2023/05/dyakun-rudyuk.jpg" text:style-name="Internet_20_link" text:visited-style-name="Visited_20_Internet_20_Link">
dyakun-rudyuk.jpg</text:a>
', '<text:a xlink:type="simple" xlink:href="https://armyinform.com.ua/wp-content/uploads/2023/05/payevska.jpg" text:style-name="Internet_20_link" text:visited-style-name="Visited_20_Internet_20_Link">
payevska.jpg</text:a>
', '<text:a xlink:type="simple" xlink:href="https://armyinform.com.ua/wp-content/uploads/2023/05/kravczova.jpg" text:style-name="Internet_20_link" text:visited-style-name="Visited_20_Internet_20_Link">
kravczova.jpg</text:a>
']</text:p>
      <text:p text:style-name="P4">
Tags: ['STOPRUSSIA', 'АГРЕСІЯ РФ', 'КООРДИНАЦІЙНИЙ ШТАБ З ПИТАНЬ ПОВОДЖЕННЯ З ВІЙСЬКОВОПОЛОНЕНИМИ']</text:p>
      <text:p text:style-name="P4">
Category: News</text:p>
      <!--METADATA-->
      <text:p text:style-name="P4">
<draw:frame draw:style-name="fr1" draw:name="Image19" text:anchor-type="as-char" svg:width="6.9236in" svg:height="4.615733in" draw:z-index="0">
<draw:image xlink:href="../Images/AРМІЯINFORM/2023-05-06T80-00-00-04-00/golovna-25.jpg" xlink:type="simple" xlink:show="embed" xlink:actuate="onLoad" draw:mime-type="image/jpeg"/>
</draw:frame>
In the coordination headquarters on the management of prisoners of war, there was a breakfast, during which media representatives told about the charity initiative "Little hearts stronger than steel" ._</text:p>
      <text:p text:style-name="P4">
<text:span text:style-name="T5">
What did the role played by a Russian tank played in a charity project? Did he feel about him? But who helps children whose mothers are U -Mama's captivity today? Read this in our material.</text:span>
</text:p>
      <text:h text:style-name="P12" text:outline-level="3">
<text:span text:style-name="T4">
<text:span text:style-name="T4">
 Coordination Headquarters Receipts on Cerelations of Zaya Reds About 500 Persons Find Daily </text:span>
</text:span>
</text:h>
      <ul>
        <li>
We have one well -known unit of GUR MOU, it performs quite complexized. This unit has shot a Russian T-80BM tank. The head of the Main Administration of Intelligence of the Ministry of Defense of Ukraine Kirill Budanov handed it to us for a well -made project, with transportation helped the commander -in -chief of the Armed Forces Valeryzluzhny. Together with our American partners, we sawed the tank of the tank. The pieces were sold around the world and earned a half million hryvnias. The earned funds decided to divide into two -way(Some of the funds went to the aid of the defense forces. - Ed.)And the humanitarian, - said Diana Podolianchuk Charitable Foundation Charitable Foundation.</li>
      </ul>
      <text:p text:style-name="P4">
<draw:frame draw:style-name="fr1" draw:name="Image20" text:anchor-type="as-char" svg:width="6.9236in" svg:height="5.833133in" draw:z-index="0">
<draw:image xlink:href="../Images/AРМІЯINFORM/2023-05-06T80-00-00-04-00/podolyanchuk.jpg" xlink:type="simple" xlink:show="embed" xlink:actuate="onLoad" draw:mime-type="image/jpeg"/>
</draw:frame>
According to her, the Destroy The Tank's project is implemented in conjunction with the United States of America with the support of the Armed Forces of Ukraine-Commander-in-Chief Valery Zaluzhny and GUR MOU Chief Major General Kiribudanov.</text:p>
      <ul>
        <li>
We decided to develop the humanitarian direction - namely to assist the coordination headquarters on the management of prisoners of war, - added Podolyanchuk.</li>
      </ul>
      <text:p text:style-name="P4">
<text:a xlink:type="simple" xlink:href="https://armyinform.com.ua/wp-content/uploads/2023/05/1-28.jpg" text:style-name="Internet_20_link" text:visited-style-name="Visited_20_Internet_20_Link">
!(Images/AРМІЯINFORM/2023-05-06T80-00-00-04-00/1-28-150x150.jpg)</text:a>
</text:p>
      <text:p text:style-name="P4">
<text:a xlink:type="simple" xlink:href="https://armyinform.com.ua/wp-content/uploads/2023/05/2-28.jpg" text:style-name="Internet_20_link" text:visited-style-name="Visited_20_Internet_20_Link">
<draw:frame draw:style-name="fr1" draw:name="Image21" text:anchor-type="as-char" svg:width="6.9236in" svg:height="6.9236in" draw:z-index="0">
<draw:image xlink:href="../Images/AРМІЯINFORM/2023-05-06T80-00-00-04-00/2-28-150x150.jpg" xlink:type="simple" xlink:show="embed" xlink:actuate="onLoad" draw:mime-type="image/jpeg"/>
</draw:frame>
</text:a>
</text:p>
      <text:p text:style-name="P4">
<text:a xlink:type="simple" xlink:href="https://armyinform.com.ua/wp-content/uploads/2023/05/3-28.jpg" text:style-name="Internet_20_link" text:visited-style-name="Visited_20_Internet_20_Link">
<draw:frame draw:style-name="fr1" draw:name="Image22" text:anchor-type="as-char" svg:width="6.9236in" svg:height="6.9236in" draw:z-index="0">
<draw:image xlink:href="../Images/AРМІЯINFORM/2023-05-06T80-00-00-04-00/3-28-150x150.jpg" xlink:type="simple" xlink:show="embed" xlink:actuate="onLoad" draw:mime-type="image/jpeg"/>
</draw:frame>
</text:a>
Photo: Eugene Author, Armyinform</text:p>
      <text:p text:style-name="P4">
<text:a xlink:type="simple" xlink:href="https://armyinform.com.ua/wp-content/uploads/2023/05/4-27.jpg" text:style-name="Internet_20_link" text:visited-style-name="Visited_20_Internet_20_Link">
!(Images/AРМІЯINFORM/2023-05-06T80-00-00-04-00/4-27-150x150.jpg)</text:a>
</text:p>
      <text:p text:style-name="P4">
<text:a xlink:type="simple" xlink:href="https://armyinform.com.ua/wp-content/uploads/2023/05/5-17.jpg" text:style-name="Internet_20_link" text:visited-style-name="Visited_20_Internet_20_Link">
<draw:frame draw:style-name="fr1" draw:name="Image23" text:anchor-type="as-char" svg:width="6.9236in" svg:height="6.9236in" draw:z-index="0">
<draw:image xlink:href="../Images/AРМІЯINFORM/2023-05-06T80-00-00-04-00/5-17-150x150.jpg" xlink:type="simple" xlink:show="embed" xlink:actuate="onLoad" draw:mime-type="image/jpeg"/>
</draw:frame>
</text:a>
</text:p>
      <text:p text:style-name="P4">
She specified that the part of the sales of souvenirs made from the tank of souvenirs made from the Russian tank was purchased for the children of those women who are in Russian captivity or were released since the beginning of 2023.</text:p>
      <text:p text:style-name="P4">
<draw:frame draw:style-name="fr1" draw:name="Image24" text:anchor-type="as-char" svg:width="6.9236in" svg:height="5.37156in" draw:z-index="0">
<draw:image xlink:href="../Images/AРМІЯINFORM/2023-05-06T80-00-00-04-00/czymbalyuk.jpg" xlink:type="simple" xlink:show="embed" xlink:actuate="onLoad" draw:mime-type="image/jpeg"/>
</draw:frame>
### <text:span text:style-name="T4">
 most often order such souvenirs from the United States, Canada, Japan and European countries </text:span>
</text:p>
      <text:p text:style-name="P4">
-Polony women are a particularly sensitive topic. They must be repatriated, that is, returned without any conditions. At the same time, it is important to support the little Ukrainians who have been waiting and continue to wait for their moms from captivity. Therefore, this harmful event for our little Cossacks and Cossacks, - said the representative of the coordination headquarters Bogdan Okhrimenko.</text:p>
      <text:p text:style-name="P4">
<draw:frame draw:style-name="fr1" draw:name="Image25" text:anchor-type="as-char" svg:width="6.9236in" svg:height="5.429256in" draw:z-index="0">
<draw:image xlink:href="../Images/AРМІЯINFORM/2023-05-06T80-00-00-04-00/ohrimenko.jpg" xlink:type="simple" xlink:show="embed" xlink:actuate="onLoad" draw:mime-type="image/jpeg"/>
</draw:frame>
- join this project and order a souvenir(Part of the barrel of Russian tank. - Ed.)It is possible on the website of our Fund in the section of Destroy The Tank. The most often orders such souvenirs from the United States, Canada, Japan and European countries. People perceive this more as a gesture in support of our country. It is important for them to get involved in this support. One of our work is to cooperate with the coordination headquarters on the issues of prisoners of war,-added the representative of the Gate Toukraine Charitable Foundation Marina Dyakun-Rudyuk.</text:p>
      <text:p text:style-name="P4">
<draw:frame draw:style-name="fr1" draw:name="Image26" text:anchor-type="as-char" svg:width="6.9236in" svg:height="5.660043in" draw:z-index="0">
<draw:image xlink:href="../Images/AРМІЯINFORM/2023-05-06T80-00-00-04-00/dyakun-rudyuk.jpg" xlink:type="simple" xlink:show="embed" xlink:actuate="onLoad" draw:mime-type="image/jpeg"/>
</draw:frame>
- I want to thank everyone who has joined the help of the families of prisoners, everyone who helps to exchanges. We all wait for our family, brothers, friends. It is very painful for me to talk about it and I try to do everything I can accelerate and help children, - said the director of the charitable organization "Ukrainian Foundation" Mriya "Yulia Payevskaya, who survived captivity.</text:p>
      <text:p text:style-name="P4">
<draw:frame draw:style-name="fr1" draw:name="Image27" text:anchor-type="as-char" svg:width="6.9236in" svg:height="5.411947in" draw:z-index="0">
<draw:image xlink:href="../Images/AРМІЯINFORM/2023-05-06T80-00-00-04-00/payevska.jpg" xlink:type="simple" xlink:show="embed" xlink:actuate="onLoad" draw:mime-type="image/jpeg"/>
</draw:frame>
- Women who are captured are the most vulnerable category in this war. For many months, some even for more than a year, they live without knowing anything of the loved ones, knowing nothing about their children. Russia neglects all the provisions of the Memorial Convention, so it does not provide information about the people who are captured, does not allow them to communicate with families, - said Natalia Kravtsova, a representative of Natalia Kravtsova.</text:p>
      <text:p text:style-name="P4">
<draw:frame draw:style-name="fr1" draw:name="Image28" text:anchor-type="as-char" svg:width="6.9236in" svg:height="5.927898in" draw:z-index="0">
<draw:image xlink:href="../Images/AРМІЯINFORM/2023-05-06T80-00-00-04-00/kravczova.jpg" xlink:type="simple" xlink:show="embed" xlink:actuate="onLoad" draw:mime-type="image/jpeg"/>
</draw:frame>
</text:p>
      <text:p text:style-name="P4">
News Source: <text:a xlink:type="simple" xlink:href="https://armyinform.com.ua/2023/05/06/u-koordynaczijnomu-shtabi-predstavyly-blagodijnu-inicziatyvu-malenki-serczya-micznishi-za-stal/" text:style-name="Internet_20_link" text:visited-style-name="Visited_20_Internet_20_Link">
https://armyinform.com.ua/2023/05/06/u-koordynaczijnomu-shtabi-predstavyly-blagodijnu-inicziatyvu-malenki-serczya-micznishi-za-stal/</text:a>
</text:p>
      <!--NEWS-->
      <text:h text:style-name="P10" text:outline-level="1">
<text:span text:style-name="T4">
45 more defenders and defenders of Azovstal were released from the hostile captivity</text:span>
</text:h>
      <text:p text:style-name="P4">
Author: ['АРМІЯINFORM']</text:p>
      <text:p text:style-name="P4">
Time: 2023-05-06T81:00:00-04:00</text:p>
      <text:p text:style-name="P4">
Description: Blaged the Chergovy man in full. Sereda Opertziv, Yaki turned out to the Dodom, 42 Choloviki ... The war with Ukraine 2022, the war with Ukraine is the latest news today, the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5452227_1668263723597266_5750559912096392603_n.jpg" text:style-name="Internet_20_link" text:visited-style-name="Visited_20_Internet_20_Link">
345452227_1668263723597266_5750559912096392603_n.jpg</text:a>
', '<text:a xlink:type="simple" xlink:href="https://armyinform.com.ua/wp-content/uploads/2023/05/344737989_1005197027529437_4950673762597581785_n-150x150.jpg" text:style-name="Internet_20_link" text:visited-style-name="Visited_20_Internet_20_Link">
344737989_1005197027529437_4950673762597581785_n-150x150.jpg</text:a>
', '<text:a xlink:type="simple" xlink:href="https://armyinform.com.ua/wp-content/uploads/2023/05/344824722_821793276190849_5260441470892167694_n-150x150.jpg" text:style-name="Internet_20_link" text:visited-style-name="Visited_20_Internet_20_Link">
344824722_821793276190849_5260441470892167694_n-150x150.jpg</text:a>
', '<text:a xlink:type="simple" xlink:href="https://armyinform.com.ua/wp-content/uploads/2023/05/345447491_543723707707195_2156128192797922302_n-150x150.jpg" text:style-name="Internet_20_link" text:visited-style-name="Visited_20_Internet_20_Link">
345447491_543723707707195_2156128192797922302_n-150x150.jpg</text:a>
', '<text:a xlink:type="simple" xlink:href="https://armyinform.com.ua/wp-content/uploads/2023/05/345593420_223674820278136_1546737531487213610_n-150x150.jpg" text:style-name="Internet_20_link" text:visited-style-name="Visited_20_Internet_20_Link">
345593420_223674820278136_1546737531487213610_n-150x150.jpg</text:a>
']</text:p>
      <text:p text:style-name="P4">
Tags: ['STOPRUSSIA', 'АГРЕСІЯ РФ', 'АЗОВСТАЛЬ', 'ОБМІН ВІЙСЬКОВОПОЛОНЕНИМИ']</text:p>
      <text:p text:style-name="P4">
Category: News</text:p>
      <!--METADATA-->
      <text:p text:style-name="P4">
<draw:frame draw:style-name="fr1" draw:name="Image29" text:anchor-type="as-char" svg:width="6.9236in" svg:height="5.1927in" draw:z-index="0">
<draw:image xlink:href="../Images/AРМІЯINFORM/2023-05-06T81-00-00-04-00/345452227_1668263723597266_5750559912096392603_n.jpg" xlink:type="simple" xlink:show="embed" xlink:actuate="onLoad" draw:mime-type="image/jpeg"/>
</draw:frame>
Another exchange of prisoners took place. Among the defenders who returned home, 42 men and 3 women.</text:p>
      <text:p text:style-name="P4">
About it <text:a xlink:type="simple" xlink:href="https://www.facebook.com/MReintegration/posts/pfbid02w42Cs4mLvL41eppkFiQbKeQ7J8DugxmhaGRSxX9MoVE6oCQGE8uLxf7PPCdWCxicl" text:style-name="Internet_20_link" text:visited-style-name="Visited_20_Internet_20_Link">
reports</text:a>
Ministry of Reintegration of Temporarily Occupied Territories of Ukraine.</text:p>
      <text:p text:style-name="P4">
All of them are National Guards from the Azov unit, created 9 years ago.</text:p>
      <text:p text:style-name="P4">
The exchange of prisoners was jointly efforts by the Presidential Office, GUR MOU, the Security Service of Ukraine, the Ministry of Internal Affairs, the Ministry of Reintegration and other agencies.</text:p>
      <text:p text:style-name="P4">
National Information Bureau(NIB)In the case of Ministry of Reintegration, traditionally provided with captives of essential backpacks.</text:p>
      <text:p text:style-name="P4">
NIB also assists the release of documents, bank accounts, seven-cards liberated from captivity. And it helps to collect documents from the state of one -time financial assistance at the amount of 100 thousand hryvnias faster.</text:p>
      <text:p text:style-name="P4">
The Ministry of Reintegration will also provide for women with captivity with the support of state payments and psychological rehabilitation.</text:p>
      <text:p text:style-name="P4">
<text:a xlink:type="simple" xlink:href="https://armyinform.com.ua/wp-content/uploads/2023/05/344737989_1005197027529437_4950673762597581785_n.jpg" text:style-name="Internet_20_link" text:visited-style-name="Visited_20_Internet_20_Link">
!(Images/AРМІЯINFORM/2023-05-06T81-00-00-04-00/344737989_1005197027529437_4950673762597581785_n-150x150.jpg)</text:a>
</text:p>
      <text:p text:style-name="P4">
<text:a xlink:type="simple" xlink:href="https://armyinform.com.ua/wp-content/uploads/2023/05/344824722_821793276190849_5260441470892167694_n.jpg" text:style-name="Internet_20_link" text:visited-style-name="Visited_20_Internet_20_Link">
<draw:frame draw:style-name="fr1" draw:name="Image30" text:anchor-type="as-char" svg:width="6.9236in" svg:height="6.9236in" draw:z-index="0">
<draw:image xlink:href="../Images/AРМІЯINFORM/2023-05-06T81-00-00-04-00/344824722_821793276190849_5260441470892167694_n-150x150.jpg" xlink:type="simple" xlink:show="embed" xlink:actuate="onLoad" draw:mime-type="image/jpeg"/>
</draw:frame>
</text:a>
</text:p>
      <text:p text:style-name="P4">
<text:a xlink:type="simple" xlink:href="https://armyinform.com.ua/wp-content/uploads/2023/05/345447491_543723707707195_2156128192797922302_n.jpg" text:style-name="Internet_20_link" text:visited-style-name="Visited_20_Internet_20_Link">
<draw:frame draw:style-name="fr1" draw:name="Image31" text:anchor-type="as-char" svg:width="6.9236in" svg:height="6.9236in" draw:z-index="0">
<draw:image xlink:href="../Images/AРМІЯINFORM/2023-05-06T81-00-00-04-00/345447491_543723707707195_2156128192797922302_n-150x150.jpg" xlink:type="simple" xlink:show="embed" xlink:actuate="onLoad" draw:mime-type="image/jpeg"/>
</draw:frame>
</text:a>
</text:p>
      <text:p text:style-name="P4">
<text:a xlink:type="simple" xlink:href="https://armyinform.com.ua/wp-content/uploads/2023/05/345593420_223674820278136_1546737531487213610_n.jpg" text:style-name="Internet_20_link" text:visited-style-name="Visited_20_Internet_20_Link">
<draw:frame draw:style-name="fr1" draw:name="Image32" text:anchor-type="as-char" svg:width="6.9236in" svg:height="6.9236in" draw:z-index="0">
<draw:image xlink:href="../Images/AРМІЯINFORM/2023-05-06T81-00-00-04-00/345593420_223674820278136_1546737531487213610_n-150x150.jpg" xlink:type="simple" xlink:show="embed" xlink:actuate="onLoad" draw:mime-type="image/jpeg"/>
</draw:frame>
</text:a>
</text:p>
      <text:p text:style-name="P4">
News Source: <text:a xlink:type="simple" xlink:href="https://armyinform.com.ua/2023/05/06/z-vorozhogo-polonu-zvilnyly-shhe-45-zahysnykiv-i-zahysnycz-azovstali/" text:style-name="Internet_20_link" text:visited-style-name="Visited_20_Internet_20_Link">
https://armyinform.com.ua/2023/05/06/z-vorozhogo-polonu-zvilnyly-shhe-45-zahysnykiv-i-zahysnycz-azovstali/</text:a>
</text:p>
      <!--NEWS-->
      <text:h text:style-name="P10" text:outline-level="1">
<text:span text:style-name="T4">
Ukraine will definitely be in NATO - Minister of Defense of Ukraine</text:span>
</text:h>
      <text:p text:style-name="P4">
Author: ['АРМІЯINFORM']</text:p>
      <text:p text:style-name="P4">
Time: 2023-05-06T82:00:00-04:00</text:p>
      <text:p text:style-name="P4">
Description: PID Hour INTERV’Yu at the special proportion of Dmitra Komarov “RIK. Behind the scenes. Minigra ”Oleksiy Reznikov ... War with Ukraine 2022, War with Ukraine Latest news today, News War with Ukraine 2022 Last for today, will there be a war between Ukraine and Russia and when, there will be a war with Ukraine in 2022, whether it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2/reznikov-04-1.jpg" text:style-name="Internet_20_link" text:visited-style-name="Visited_20_Internet_20_Link">
reznikov-04-1.jpg</text:a>
']</text:p>
      <text:p text:style-name="P4">
Tags: ['МІНІСТР ОБОРОНИ УКРАЇНИ', 'НАТО', 'ОЛЕКСІЙ РЕЗНІКОВ', 'ОФІЦІЙНО']</text:p>
      <text:p text:style-name="P4">
Category: News</text:p>
      <!--METADATA-->
      <text:p text:style-name="P4">
<draw:frame draw:style-name="fr1" draw:name="Image33" text:anchor-type="as-char" svg:width="6.9236in" svg:height="4.615733in" draw:z-index="0">
<draw:image xlink:href="../Images/AРМІЯINFORM/2023-05-06T82-00-00-04-00/reznikov-04-1.jpg" xlink:type="simple" xlink:show="embed" xlink:actuate="onLoad" draw:mime-type="image/jpeg"/>
</draw:frame>
Minister of Defense of Ukraine Alexei Reznikov</text:p>
      <text:p text:style-name="P4">
During an interview in Dmitry Komarov, a year. Voice-over. Minister ”Alexei Reznikov stressed that Ukraine will be in NATO. And first, it will not happen because of our desire, but on the initiative of the Alliance itself.</text:p>
      <ul>
        <li>
Today we have all kinds of modern weapons. And we know how to destroy the August, and other European countries can only use it at landfills. NATO strategy, which was approved at the last summit in Madrid, assumes that for the next ten years, NATO is a strategic threat to NATO, "Alexei Reznikov said. - If Russia is a strategic threat to NATO, then today there is an experience of the ability to beat Russians except Ukrainians. No one. It is still necessary to have an argument for Ukraine to enter the Alliance.</li>
      </ul>
      <text:p text:style-name="P4">
News Source: <text:a xlink:type="simple" xlink:href="https://armyinform.com.ua/2023/05/06/ukrayina-obovyazkovo-bude-v-nato-ministr-obrony-ukrayiny/" text:style-name="Internet_20_link" text:visited-style-name="Visited_20_Internet_20_Link">
https://armyinform.com.ua/2023/05/06/ukrayina-obovyazkovo-bude-v-nato-ministr-obrony-ukrayiny/</text:a>
</text:p>
      <!--NEWS-->
      <text:h text:style-name="P10" text:outline-level="1">
<text:span text:style-name="T4">
Greetings Happy Infantry Day from Ukrainian artists</text:span>
</text:h>
      <text:p text:style-name="P4">
Author: ['АРМІЯINFORM']</text:p>
      <text:p text:style-name="P4">
Time: 2023-05-06T83:00:00-04:00</text:p>
      <text:p text:style-name="P4">
Description: "Majama Pidnim Ukrainian ensign at the Star Crim, Donetsk that Luhansku!"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ДЕНЬ ПІХОТИ', 'ПРИВІТАННЯ АРТИСТІВ']</text:p>
      <text:p text:style-name="P4">
Category: News</text:p>
      <!--METADATA-->
      <text:p text:style-name="P4">
"It is the infantry that will raise the Ukrainian flag in the liberated Crimea, Donetsk Talugansk!"</text:p>
      <text:p text:style-name="P4">
Dmitry Komarov, Taras Topol, Andriy Tanchynets, Fagot, Tina Karol, Ivanleno, Svyatoslav Vakarchuk, Olga Sumska, Dasha Astafyev, Svetlana Tarabarova, Oksana Bilozir and Mint singer attached Ukrainian vicholets. Video <text:a xlink:type="simple" xlink:href="https://www.facebook.com/UALandForces/posts/pfbid0asQ9V8JNzuKcRNLrC2VUe5X4AaFUpWTpkTJv7nBjK2bvEPaMuvnu8PCJDR4fXNmDl" text:style-name="Internet_20_link" text:visited-style-name="Visited_20_Internet_20_Link">
made public</text:a>
Command of the Land Forces of the Armed Forces of Ukraine.</text:p>
      <text:p text:style-name="P4">
News Source: <text:a xlink:type="simple" xlink:href="https://armyinform.com.ua/2023/05/06/vitannya-z-dnem-pihoty-vid-ukrayinskyh-artystiv/" text:style-name="Internet_20_link" text:visited-style-name="Visited_20_Internet_20_Link">
https://armyinform.com.ua/2023/05/06/vitannya-z-dnem-pihoty-vid-ukrayinskyh-artystiv/</text:a>
</text:p>
      <!--NEWS-->
      <text:h text:style-name="P10" text:outline-level="1">
<text:span text:style-name="T4">
Anna Malyar held a meeting with a special representative of NATO Secretary General for Women, Peace and Safety</text:span>
</text:h>
      <text:p text:style-name="P4">
Author: ['АРМІЯINFORM']</text:p>
      <text:p text:style-name="P4">
Time: 2023-05-06T84:00:00-04:00</text:p>
      <text:p text:style-name="P4">
Description: About the intercessor of the Ministan defense of Ukraine, the defense of Ukraine Ganna Malledomila at Facebook: “Mal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5419254_944450536707376_5222034483081925893_n.jpg" text:style-name="Internet_20_link" text:visited-style-name="Visited_20_Internet_20_Link">
345419254_944450536707376_5222034483081925893_n.jpg</text:a>
']</text:p>
      <text:p text:style-name="P4">
Tags: ['STOPRUSSIA', 'АГРЕСІЯ РФ', 'ГАННА МАЛЯР']</text:p>
      <text:p text:style-name="P4">
Category: News</text:p>
      <!--METADATA-->
      <text:p text:style-name="P4">
<draw:frame draw:style-name="fr1" draw:name="Image34" text:anchor-type="as-char" svg:width="6.9236in" svg:height="6.998606in" draw:z-index="0">
<draw:image xlink:href="../Images/AРМІЯINFORM/2023-05-06T84-00-00-04-00/345419254_944450536707376_5222034483081925893_n.jpg" xlink:type="simple" xlink:show="embed" xlink:actuate="onLoad" draw:mime-type="image/jpeg"/>
</draw:frame>
The Deputy Minister of Defense of Ukraine Anna Malyar <text:a xlink:type="simple" xlink:href="https://www.facebook.com/ganna.maliar/posts/pfbid0ob1DWi97NGRX7zAQo5pqg54YHNvWscBo35ySky5HpNSQCMAiCCVgXjTL2v3MiVEYl" text:style-name="Internet_20_link" text:visited-style-name="Visited_20_Internet_20_Link">
reported</text:a>
On Facebook:</text:p>
      <text:p text:style-name="P4">
“She had a pleasant and important meeting with a special representative of the NATO General Secretary of Women, Peace and Security Irene Fellin.</text:p>
      <text:p text:style-name="P4">
The meeting is obliged to write in a dry official language. Standard phrases such as "the parties discussed important issues", "The meeting has passed the handset" and so on.</text:p>
      <text:p text:style-name="P4">
Now I will start picking up words to convey the real atmosphere of the meeting and not to raise the protocol.</text:p>
      <text:p text:style-name="P4">
The meeting was emotional and frank. Irene Fellin is very well aware of our war and sincerely ill for the fate of Ukraine and Ukrainians.</text:p>
      <text:p text:style-name="P4">
Irene has heard my speech at an international event in Portugal on the problems of women of icholovik in the Armed Forces, which arose from a full -scale war, and now wanted to talk about it in more detail.</text:p>
      <text:p text:style-name="P4">
Yes, there are things that can only be discussed in such a personal meeting format.</text:p>
      <text:p text:style-name="P4">
Irene Fellin is grateful for indifference and active position. "</text:p>
      <text:p text:style-name="P4">
News Source: <text:a xlink:type="simple" xlink:href="https://armyinform.com.ua/2023/05/06/ganna-malyar-provela-zustrich-zi-speczialnym-predstavnykom-genseka-nato-z-pytan-zhinok-myru-ta-bezpeky/" text:style-name="Internet_20_link" text:visited-style-name="Visited_20_Internet_20_Link">
https://armyinform.com.ua/2023/05/06/ganna-malyar-provela-zustrich-zi-speczialnym-predstavnykom-genseka-nato-z-pytan-zhinok-myru-ta-bezpeky/</text:a>
</text:p>
      <!--NEWS-->
      <text:h text:style-name="P10" text:outline-level="1">
<text:span text:style-name="T4">
Volodymyr Zelensky's speech during the infantry Day celebrations</text:span>
</text:h>
      <text:p text:style-name="P4">
Author: ['АРМІЯINFORM']</text:p>
      <text:p text:style-name="P4">
Time: 2023-05-06T85:00:00-04:00</text:p>
      <text:p text:style-name="P4">
Description: “Syogodni Ukrainian, goodness, the power of the Voyn-Pikhotsiv-those of the Daes Hold ... the war with Ukraine 2022, the war with Ukraine Latest news today, the war with Ukraine 2022 is the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 'ДЕНЬ ПІХОТИ']</text:p>
      <text:p text:style-name="P4">
Category: News</text:p>
      <!--METADATA-->
      <text:p text:style-name="P4">
“Today, Ukraine celebrates the courage and strength of the infantry warriors-what gives the state the most important result, the indomitability of our defense.</text:p>
      <text:p text:style-name="P4">
The state is standing because you are fighting with dignity - together with all Ukrainian forces and security!Thank you for it!</text:p>
      <text:p text:style-name="P4">
Every time Ukraine speaks with the world, the combat achievements that our warriors are being presented is an extremely convincing argument.</text:p>
      <text:p text:style-name="P4">
It is not easy to get rid of many years of illusions about Russia-the state has made a lot of the world to consider that this evil is insurmountable.</text:p>
      <text:p text:style-name="P4">
But Ukrainians, Ukrainian warriors, Ukrainian infantry warriors demonstrate how evil is over.</text:p>
      <text:p text:style-name="P4">
The stability and courage of each of our soldiers destroy the illusions of the world - change history. Everyone and everyone who is gaining success in battles pushes the world to be along with our power - to be on one side of history with Ukraine, ” - <text:a xlink:type="simple" xlink:href="https://www.facebook.com/watch/" text:style-name="Internet_20_link" text:visited-style-name="Visited_20_Internet_20_Link">
said</text:a>
In his speech, state.</text:p>
      <text:p text:style-name="P4">
News Source: <text:a xlink:type="simple" xlink:href="https://armyinform.com.ua/2023/05/06/vystup-volodymyra-zelenskogo-pid-chas-urochystostej-z-nagody-dnya-pihoty/" text:style-name="Internet_20_link" text:visited-style-name="Visited_20_Internet_20_Link">
https://armyinform.com.ua/2023/05/06/vystup-volodymyra-zelenskogo-pid-chas-urochystostej-z-nagody-dnya-pihoty/</text:a>
</text:p>
      <!--NEWS-->
      <text:h text:style-name="P10" text:outline-level="1">
<text:span text:style-name="T4">
Aviation of Defense Forces per day made 5 beats in the areas of concentration of personnel and equipment of Russians</text:span>
</text:h>
      <text:p text:style-name="P4">
Author: ['АРМІЯINFORM']</text:p>
      <text:p text:style-name="P4">
Time: 2023-05-06T86:00:00-04:00</text:p>
      <text:p text:style-name="P4">
Description: About the General Headquarters of the ZS Ukrainian. “Avіaatsia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АГРЕСІЯ РФ', 'ВТОРГНЕННЯ РФ', 'ГШ ЗСУ']</text:p>
      <text:p text:style-name="P4">
Category: News</text:p>
      <!--METADATA-->
      <text:p text:style-name="P4">
<draw:frame draw:style-name="fr1" draw:name="Image35" text:anchor-type="as-char" svg:width="6.9236in" svg:height="3.894525in" draw:z-index="0">
<draw:image xlink:href="../Images/AРМІЯINFORM/2023-05-06T86-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Aviation of defense forces per day made 5 strokes in the areas of concentration of the personal staff and military equipment of the enemy, as well as a blow to the hostile-aircraft missile complex.</text:p>
      <text:p text:style-name="P4">
During this day, our defenders destroyed 4 shock Blashad-136/131 and 2 intelligence drones.</text:p>
      <text:p text:style-name="P4">
The missile troops and artillery units were struck by the Office, 3 areas of the enemy's weapons and military equipment during the day, as well as the artillery unit at a firing position.</text:p>
      <text:p text:style-name="P4">
Support the Armed Forces!Let's win together!Glory to Ukraine!”, - the presentation says.</text:p>
      <text:p text:style-name="P4">
News Source: <text:a xlink:type="simple" xlink:href="https://armyinform.com.ua/2023/05/06/aviacziya-syl-oborony-za-dobu-zavdala-5-udariv-po-rajonah-zoseredzhennya-osobovogo-skladu-ta-tehniky-rosiyan/" text:style-name="Internet_20_link" text:visited-style-name="Visited_20_Internet_20_Link">
https://armyinform.com.ua/2023/05/06/aviacziya-syl-oborony-za-dobu-zavdala-5-udariv-po-rajonah-zoseredzhennya-osobovogo-skladu-ta-tehniky-rosiyan/</text:a>
</text:p>
      <!--NEWS-->
      <text:h text:style-name="P10" text:outline-level="1">
<text:span text:style-name="T4">
This era of the Russians caused 6 rocket and 25 aviation strikes in Ukraine</text:span>
</text:h>
      <text:p text:style-name="P4">
Author: ['АРМІЯINFORM']</text:p>
      <text:p text:style-name="P4">
Time: 2023-05-06T87:00:00-04:00</text:p>
      <text:p text:style-name="P4">
Description: About the General Headquarters of the ZS Ukrainian. “Triva Chotirist Tridnsit Soma ... War with Ukraine 2022, War with Ukraine Latest News Today, News War with Ukraine 2022 Last for today, whether the war between Ukraine and Russia will be, and when, there will be a war with Ukraine in 2022, or not, will be or not, it will be. whether the war with Ukraine in the near future says, the war with Ukraine, Ukrainian news today, Ukrainian news in Ukrainian media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ВІАУДАРИ РФ', 'АГРЕСІЯ РФ', 'ВТОРГНЕННЯ РФ', 'ГШ ЗСУ', 'РАКЕТНІ УДАРИ РФ']</text:p>
      <text:p text:style-name="P4">
Category: News</text:p>
      <!--METADATA-->
      <text:p text:style-name="P4">
<draw:frame draw:style-name="fr1" draw:name="Image36" text:anchor-type="as-char" svg:width="6.9236in" svg:height="3.893007in" draw:z-index="0">
<draw:image xlink:href="../Images/AРМІЯINFORM/2023-05-06T87-00-00-04-00/2022-10-31-raketnyj-udar-po-harkivshhyni.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Four hundred thirty -seventh days of large -scale armed aggression of the Russian Federation are ongoing.</text:p>
      <text:p text:style-name="P4">
During this day, the enemy struck 6 rocket strokes, including the cities of the time, Konstantinovka and Kherson. In addition, the Russian Federation has struck 25 Aviation strikes and made more than 20 shells of jet system fiery fire. Private dwellings and other infrastructure have been destroyed and damaged.</text:p>
      <text:p text:style-name="P4">
The likelihood of rocket and aviation strikes throughout Ukraine is high, ”the message reads.</text:p>
      <text:p text:style-name="P4">
News Source: <text:a xlink:type="simple" xlink:href="https://armyinform.com.ua/2023/05/06/cziyeyi-doby-rosiyany-zavdaly-6-raketnyh-ta-25-aviaczijnyh-udariv-po-ukrayini/" text:style-name="Internet_20_link" text:visited-style-name="Visited_20_Internet_20_Link">
https://armyinform.com.ua/2023/05/06/cziyeyi-doby-rosiyany-zavdaly-6-raketnyh-ta-25-aviaczijnyh-udariv-po-ukrayini/</text:a>
</text:p>
      <!--NEWS-->
      <text:h text:style-name="P10" text:outline-level="1">
<text:span text:style-name="T4">
During the day of the Defense Forces repelled more than 30 attacks by the Russians, heavy battles continue for the cities of Bakhmut and Marinka</text:span>
</text:h>
      <text:p text:style-name="P4">
Author: ['АРМІЯINFORM']</text:p>
      <text:p text:style-name="P4">
Time: 2023-05-06T88:00:00-04:00</text:p>
      <text:p text:style-name="P4">
Description: About the General Headquarters of the ZS Ukrainian. “Rosiyani is the Sight of ZoSERDHUVATI ... The war with Ukraine 2022, the war with Ukraine is the latest news today, the news war with Ukraine 2022 is the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Tags: []</text:p>
      <text:p text:style-name="P4">
Category: News</text:p>
      <!--METADATA-->
      <text:p text:style-name="P4">
<draw:frame draw:style-name="fr1" draw:name="Image37" text:anchor-type="as-char" svg:width="6.9236in" svg:height="4.622945in" draw:z-index="0">
<draw:image xlink:href="../Images/AРМІЯINFORM/2023-05-06T88-00-00-04-00/345561938_169733466036684_536246262221136392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The Russians continue to focus the main efforts on leading the offensive Bakhmut and Marinsky directions. There are heavy battles for Bakhmutt Marinka. In total, during the day the enemy made more than 30 attacks.</text:p>
      <text:p text:style-name="P4">
<text:span text:style-name="T4">
 In Volyn and Polissya directions </text:span>
 Signs of formation of offensive groups were not detected. At the landfills of the Republic of Belarus there is a preparation of units of the territorial defense of the enemy.</text:p>
      <text:p text:style-name="P4">
<text:span text:style-name="T4">
 In the Siversky and Slobozhansky directions </text:span>
 the enemy retains military incidence in border areas with Ukraine. During the day, the enemy gave up the areas of the settlements of Zarichchy, Leonivka and Krasny Khutirchernihiv region. Carried out mortar and artillery shelling of inhabited iron cities, Leonivka, Chernihiv region; Rivne, boyars-led, volfini of Sumy region, as well as lammongings, granules, Cossack Lopan, Sagittarius, Lukyanka, Neskachny, Old Taritsa, Vovchansky Farms, Okhrimivka, Black and House Naarkiv Region.</text:p>
      <text:p text:style-name="P4">
<text:span text:style-name="T4">
 In the Kupyansk direction </text:span>
 the enemy led unsuccessful offensive actions by the unseening of the settlement Sinkivka. Artillery and mortar shells were first red, two -year, Western, Sinkivka, Sand, Cherry, Tasttelmakhivka, Kharkiv region.</text:p>
      <text:p text:style-name="P4">
<text:span text:style-name="T4">
 In the Liman direction </text:span>
 the enemy searches for weak places in our defense. He conducted offensive actions in the direction of Bigorivka and controversial, there was no success. Makeevka and Nevsky Luhansk region Tabulogovka and controversial Donetsk region were artillery shelling.</text:p>
      <text:p text:style-name="P4">
<text:span text:style-name="T4">
 On Bakhmutsky </text:span>
 <text:span text:style-name="T4">
 direction </text:span>
 the enemy continues offensive actions. Bakhmut's boys continue. During the day, the enemy conducted unsuccessful offensive actions by the Bogdanivka, Ivanovsky, Predict and New York. The cheerful, Orikhovo-Vasylivka, Markovo, Grigorivka, Bakhmut, Ivanivske, Yar, Konstantinovka, Oleksandr-Schultine, South, Toretsk, North and New York of Donetsk region were injured.<text:span text:style-name="T4">
 In the Mariinsky direction </text:span>
 Defense units reflected numerous attacks in the area of Marinka. At the same time, hostile shellings were affected by the points of St. George and Victory of Donetsk region.</text:p>
      <text:p text:style-name="P4">
<text:span text:style-name="T4">
 In the mineral direction </text:span>
, during the day, the enemy of offensive actions was not. He fired at water, coal, precursor and gold field of Donetsk region.</text:p>
      <text:p text:style-name="P4">
<text:span text:style-name="T4">
 In Zaporizhzhya and Kherson directions </text:span>
 the enemy continues defense. He fired at the settlements near the line of combat recovery. In particular, it is Burlatske, Free Field, Novopol of Donetsk region; Olgivske, Malynivka, Gulyaipole, Magic, White, Little Tokmachka, Novodanilovka, Mali Shcherbaki, Kamianske Zaporizhzhya region; Golden Balka, Antonivka of Kherson region and the city of Kherson, ”the message reads.</text:p>
      <text:p text:style-name="P4">
News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In Energodar, the Russians abduct cars and rob warehouses of energy enterprises</text:span>
</text:h>
      <text:p text:style-name="P4">
Author: ['АРМІЯINFORM']</text:p>
      <text:p text:style-name="P4">
Time: 2023-05-06T89:00:00-04:00</text:p>
      <text:p text:style-name="P4">
Description: About the General Headquarters of the ZS Ukrainian. “Rosіyskі not to drink ... The war with Ukraine 2022, the war with Ukraine is the latest news today, the news war with Ukraine 2022 The last for today, will there be a war between Ukraine and Russia and when, there will be a war with Ukraine in 2022 or not, it will be or not, it will be, will be whether the war with Ukraine in the near future says, the war with Ukraine, Ukrainian news today, Ukrainian news in Ukrainian media in Russian</text:p>
      <text:p text:style-name="P4">
Images: ['<text:a xlink:type="simple" xlink:href="https://armyinform.com.ua/wp-content/uploads/2023/05/47rs220805b511-2048x1400-1.jpg" text:style-name="Internet_20_link" text:visited-style-name="Visited_20_Internet_20_Link">
47rs220805b511-2048x1400-1.jpg</text:a>
']</text:p>
      <text:p text:style-name="P4">
Tags: ['STOPRUSSIA', 'АГРЕСІЯ РФ', 'ВТОРГНЕННЯ РФ', 'ЕНЕРГОДАР', 'МАРОДЕРИ', 'РОСІЯНИ-ЗЛОДІЇ']</text:p>
      <text:p text:style-name="P4">
Category: News</text:p>
      <!--METADATA-->
      <text:p text:style-name="P4">
<draw:frame draw:style-name="fr1" draw:name="Image38" text:anchor-type="as-char" svg:width="6.9236in" svg:height="4.731127in" draw:z-index="0">
<draw:image xlink:href="../Images/AРМІЯINFORM/2023-05-06T89-00-00-04-00/47rs220805b511-2048x1400-1.jpg" xlink:type="simple" xlink:show="embed" xlink:actuate="onLoad" draw:mime-type="image/jpeg"/>
</draw:frame>
Illustrative Photo <text:span text:style-name="T4">
 🔥Set on Russian invas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Russian invaders do not stop losing the citizens of Ukraine and the enterprise of temporarily captured territories. In Energodar, as of May 5, nourishops of the enterprise "Electropodenmontazh-10" did not leave any passenger car. The warehouse is looted and the easel equipment is exported, ”the message will be available.</text:p>
      <text:p text:style-name="P4">
News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5 more enemy UAVs destroyed</text:span>
</text:h>
      <text:p text:style-name="P4">
Author: ['АРМІЯINFORM']</text:p>
      <text:p text:style-name="P4">
Time: 2023-05-06T90:00:00-04:00</text:p>
      <text:p text:style-name="P4">
Description: About the CHILDDEMLYAL COMMICATIONALY OF THE REALLY OF ZSU: “Vorog Acting the BPL Robot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5599081_197301336454519_7125297270954891757_n.jpg" text:style-name="Internet_20_link" text:visited-style-name="Visited_20_Internet_20_Link">
345599081_197301336454519_7125297270954891757_n.jpg</text:a>
']</text:p>
      <text:p text:style-name="P4">
Tags: ['STOPRUSSIA', 'АГРЕСІЯ РФ', 'БПЛА']</text:p>
      <text:p text:style-name="P4">
Category: News</text:p>
      <!--METADATA-->
      <text:p text:style-name="P4">
<draw:frame draw:style-name="fr1" draw:name="Image39" text:anchor-type="as-char" svg:width="6.9236in" svg:height="6.9236in" draw:z-index="0">
<draw:image xlink:href="../Images/AРМІЯINFORM/2023-05-06T90-00-00-04-00/345599081_197301336454519_7125297270954891757_n.jpg" xlink:type="simple" xlink:show="embed" xlink:actuate="onLoad" draw:mime-type="image/jpeg"/>
</draw:frame>
About it <text:a xlink:type="simple" xlink:href="https://www.facebook.com/kpszsu/posts/pfbid0cwCizDc3aa7x2DvwuQ1F9CkNtXdbnz6PGeTztps2XH6dHmWnnrNX7gyWtPCiyQq5l" text:style-name="Internet_20_link" text:visited-style-name="Visited_20_Internet_20_Link">
reports</text:a>
Armed Forces Command:</text:p>
      <text:p text:style-name="P4">
“The enemy has intensified the work of UAV of different types throughout the front line.</text:p>
      <text:p text:style-name="P4">
During the day of May 6, five enemy drones were destroyed by the forces and air defense of the Armed Forces of Ukraine: four operative-tactical levels and one Lancet-type UAV.</text:p>
      <text:p text:style-name="P4">
News Source: <text:a xlink:type="simple" xlink:href="https://armyinform.com.ua/2023/05/06/znyshheno-shhe-5-vorozhyh-bpla/" text:style-name="Internet_20_link" text:visited-style-name="Visited_20_Internet_20_Link">
https://armyinform.com.ua/2023/05/06/znyshheno-shhe-5-vorozhyh-bpla/</text:a>
</text:p>
      <!--NEWS-->
      <text:h text:style-name="P10" text:outline-level="1">
<text:span text:style-name="T4">
We have to return and return all our people from Russian captivity - President of Ukraine</text:span>
</text:h>
      <text:p text:style-name="P4">
Author: ['АРМІЯINFORM']</text:p>
      <text:p text:style-name="P4">
Time: 2023-05-06T91:00:00-04:00</text:p>
      <text:p text:style-name="P4">
Description: https://www.youtube.com/watch?v=O8VFBJJN0xi About the President of Ukraine Volodymyr ... War with Ukraine 2022, War with Ukraine Latest News today,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mi-mayemo-povernuti-j-povernemo-vsih-nashih-lyudej-iz-rosijs-82745" text:style-name="Internet_20_link" text:visited-style-name="Visited_20_Internet_20_Link">
said</text:a>
During his video address:</text:p>
      <text:p text:style-name="P4">
“I wish health, dear Ukrainians!</text:p>
      <text:p text:style-name="P4">
Today is an important day for our soldiers, today is the day of the Ukrainian infantry.</text:p>
      <text:p text:style-name="P4">
It is a professional holiday of defenders and defenders, which always deserves nasty attention.</text:p>
      <text:p text:style-name="P4">
The largest component of the Land Forces, those whose resistance is the most important for the defense. Those whose performance is especially important.</text:p>
      <text:p text:style-name="P4">
He was honored to congratulate our infantrymen today, to pass to the state awards and honorary honors for our crews for courage and courage. The 10th Separate Agricultural Brigade, the 14th Separate Mechanized, the 56th Separate Motor infantry… Thank you, the warriors, for your performance!Thank you to everyone who has to serve in the Ukrainian infantry!</text:p>
      <text:p text:style-name="P4">
Today, however, the Order of the Golden Star was handed over to our hero - Captain Valeriaglebov. He died in battle. He was the commander of the motor infantry company of the motor infantry battalion of the 93rd separate mechanized brigade "Cold Yar".</text:p>
      <text:p text:style-name="P4">
This chevron, Chevron Hero of Ukraine, was handed to me by his daughter Victoria. I will build it. It's a great honor for me.</text:p>
      <text:p text:style-name="P4">
Today, our team managed to return 45 of our captivity from Russian captivity. 42 Defenders of Ukraine and three defenders. They all defended Azovstal. 35 ordinary and sergeants, ten - officers.</text:p>
      <text:p text:style-name="P4">
We have to return and return all our people from Russian captivity!I am a thank you to the exchanging team. Budanov, Yermak, Usov, Kid, Loubin. Thank you, guys!</text:p>
      <text:p text:style-name="P4">
Today, he met with Utah representatives - one of the strongest states. We have discussed our interaction, and this is a good example of how a specific part can help protect freedom and people. Humanitarian support, assistance, political interaction. We have enough opportunities to work together for the common interests of Ukrainians and Americans.</text:p>
      <text:p text:style-name="P4">
And one more. Today, the Head of the Government of Ukraine and the First Lady of Ukraine represent the state in the United Kingdom, where the coronation of King Charlziii and Queen Camilla.</text:p>
      <text:p text:style-name="P4">
On behalf of the whole Ukrainian people, I congratulate their majesty - true friends of Ukraine - with this historical event, which begins a new era of British monarchy. I wish King Charles III for many years of successful rule, and the people of the people who have brought together - prosperity and victories in common with us.Thank you to everyone who helps protect life and freedom!</text:p>
      <text:p text:style-name="P4">
Glory to all our soldiers who are now in battle!Glory to our beautiful people!</text:p>
      <text:p text:style-name="P4">
Glory to Ukraine!".</text:p>
      <text:p text:style-name="P4">
News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7 expectations of the Minister of Defense of Ukraine from NATO Vilnius Summit</text:span>
</text:h>
      <text:p text:style-name="P4">
Author: ['АРМІЯINFORM']</text:p>
      <text:p text:style-name="P4">
Time: 2023-05-06T92:00:00-04:00</text:p>
      <text:p text:style-name="P4">
Description: About the 7th Ochikuvan Ministra defense of Ukraine Oleksіya Reznikov, I have been villed by Samit NAT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1683382388.jpeg" text:style-name="Internet_20_link" text:visited-style-name="Visited_20_Internet_20_Link">
photo1683382388.jpeg</text:a>
']</text:p>
      <text:p text:style-name="P4">
Tags: ['STOPRUSSIA', 'АГРЕСІЯ РФ', 'ВІЛЬНЮСЬКИЙ САМІТ', 'ОЛЕКСІЙ РЕЗНІКОВ']</text:p>
      <text:p text:style-name="P4">
Category: News</text:p>
      <!--METADATA-->
      <text:p text:style-name="P4">
<draw:frame draw:style-name="fr1" draw:name="Image40" text:anchor-type="as-char" svg:width="6.9236in" svg:height="7.919757in" draw:z-index="0">
<draw:image xlink:href="../Images/AРМІЯINFORM/2023-05-06T92-00-00-04-00/photo1683382388.jpeg" xlink:type="simple" xlink:show="embed" xlink:actuate="onLoad" draw:mime-type="image/jpeg"/>
</draw:frame>
About 7 expectations of the Minister of Defense of Ukraine Alexei Reznikov from Vilnius' Summit <text:a xlink:type="simple" xlink:href="https://t.me/militarymediacenter/1874" text:style-name="Internet_20_link" text:visited-style-name="Visited_20_Internet_20_Link">
reports</text:a>
Military Mediacenter:</text:p>
      <text:p text:style-name="P4">
1️⃣ Proposals to Ukraine by the end of 2023 a clear algorithm of membership;</text:p>
      <text:p text:style-name="P4">
2️⃣ NATO's commitment to Ukraine's membership;</text:p>
      <text:p text:style-name="P4">
3️⃣ Guarantee of Ukraine's security before joining the Alliance;</text:p>
      <text:p text:style-name="P4">
4️⃣ NATO willingness to support the Ukrainian formula of peace;</text:p>
      <text:p text:style-name="P4">
5️⃣ Provision of defense needs of Ukraine, including air defense, tanks and hostilities;</text:p>
      <text:p text:style-name="P4">
6️⃣ Creation of a crisis consultation mechanism with Ukraine under Article 4 NATO Statut;</text:p>
      <text:p text:style-name="P4">
7️⃣ Reformatting the NATO-Ukraine commission into NATO-Ukraine from the transition of Ukraine to NATO standards in defense systems, medical care and release.</text:p>
      <text:p text:style-name="P4">
News Source: <text:a xlink:type="simple" xlink:href="https://armyinform.com.ua/2023/05/06/7-ochikuvan-ministra-oborony-ukrayiny-vid-vilnyuskogo-samitu-nato/" text:style-name="Internet_20_link" text:visited-style-name="Visited_20_Internet_20_Link">
https://armyinform.com.ua/2023/05/06/7-ochikuvan-ministra-oborony-ukrayiny-vid-vilnyuskogo-samitu-nato/</text:a>
</text:p>
      <!--NEWS-->
      <text:h text:style-name="P10" text:outline-level="1">
<text:span text:style-name="T4">
The President of Ukraine honored the honorary honorary honorary honorary honorary honorary honorary honorary honorary distinction</text:span>
</text:h>
      <text:p text:style-name="P4">
Author: ['АРМІЯINFORM']</text:p>
      <text:p text:style-name="P4">
Time: 2023-05-06T93:00:00-04:00</text:p>
      <text:p text:style-name="P4">
Description: About the decree of the President of Ukraine No. 265/2023 “About the Vidennika by the honors of the Vid -know ... The war with Ukraine 2022, the war with Ukraine is the latest news today, the news of the war with Ukraine 2022 is the last for today, whether there will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yro-image-1536x1022-1.jpg" text:style-name="Internet_20_link" text:visited-style-name="Visited_20_Internet_20_Link">
zyro-image-1536x1022-1.jpg</text:a>
']</text:p>
      <text:p text:style-name="P4">
Tags: ['STOPRUSSIA', 'АГРЕСІЯ РФ', 'ВІДЗНАКА «ЗА\xa0МУЖНІСТЬ ТА\xa0ВІДВАГУ»']</text:p>
      <text:p text:style-name="P4">
Category: News</text:p>
      <!--METADATA-->
      <text:p text:style-name="P4">
<draw:frame draw:style-name="fr1" draw:name="Image41" text:anchor-type="as-char" svg:width="6.9236in" svg:height="4.604194in" draw:z-index="0">
<draw:image xlink:href="../Images/AРМІЯINFORM/2023-05-06T93-00-00-04-00/zyro-image-1536x1022-1.jpg" xlink:type="simple" xlink:show="embed" xlink:actuate="onLoad" draw:mime-type="image/jpeg"/>
</draw:frame>
Illustrative photo</text:p>
      <text:p text:style-name="P4">
About this <text:a xlink:type="simple" xlink:href="https://www.president.gov.ua/documents/2652023-46693" text:style-name="Internet_20_link" text:visited-style-name="Visited_20_Internet_20_Link">
it is referred</text:a>
In the Decree of the President of Ukraine No. 265/2023 "On the celebration of Honorary Honor" For Courage of Courage ":</text:p>
      <text:p text:style-name="P4">
“For the purpose of decent commemoration of courage and heroism, discovered during the protection</text:p>
      <text:p text:style-name="P4">
1 . To note the honorary distinction "for courage and bravery" such military parts of the Land Forces of the Armed Forces of Ukraine:</text:p>
      <text:p text:style-name="P4">
10 Separate Edelweiss Mountain Stock Brigade;</text:p>
      <text:p text:style-name="P4">
14 Separate mechanized brigade named after Prince Roman the Great;</text:p>
      <text:p text:style-name="P4">
56 Separate motor infantry Mariupol Brigade.</text:p>
      <text:p text:style-name="P4">
President of Ukraine V. Zelensky</text:p>
      <text:p text:style-name="P4">
May 5 2023 ”</text:p>
      <text:p text:style-name="P4">
News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Russian commanders openly call their subordinate cannon meat</text:span>
</text:h>
      <text:p text:style-name="P4">
Author: ['АРМІЯINFORM']</text:p>
      <text:p text:style-name="P4">
Time: 2023-05-06T94:00:00-04:00</text:p>
      <text:p text:style-name="P4">
Description: About the General Headquarters of the ZS Ukrainian. “Daedalus is often supervised ... War with Ukraine 2022, war with Ukraine latest news today, News War with Ukraine 2022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2/09/prymusova-mobilizacziya-tot.jpg" text:style-name="Internet_20_link" text:visited-style-name="Visited_20_Internet_20_Link">
prymusova-mobilizacziya-tot.jpg</text:a>
']</text:p>
      <text:p text:style-name="P4">
Tags: ['STOPRUSSIA', 'АГРЕСІЯ РФ', 'ВІЙСЬКОВІ РФ', 'ВТОРГНЕННЯ РФ', 'ГШ ЗСУ']</text:p>
      <text:p text:style-name="P4">
Category: News</text:p>
      <!--METADATA-->
      <text:p text:style-name="P4">
<draw:frame draw:style-name="fr1" draw:name="Image42" text:anchor-type="as-char" svg:width="6.9236in" svg:height="4.032997in" draw:z-index="0">
<draw:image xlink:href="../Images/AРМІЯINFORM/2023-05-06T94-00-00-04-00/prymusova-mobilizacziya-tot.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hRzhey1h6MSPRfcf5xgzjA5hqrTCsZtc2osw788NiHnJMKAQLtsRSZkPQWnriP42l" text:style-name="Internet_20_link" text:visited-style-name="Visited_20_Internet_20_Link">
reports</text:a>
The General Staff of the Armed Forces of Ukraine.</text:p>
      <text:p text:style-name="P4">
“Increasingly, information about the low level of moral and psychological state of the enemy's personnel is received.</text:p>
      <text:p text:style-name="P4">
Thus, in one of the departments of the Russian occupation troops, which is the Unfortunate of the Mulino Lydnogorod region, commanders are openly called subordinate meat.</text:p>
      <text:p text:style-name="P4">
In addition, military personnel complain of poor medical care, as well as provision of personal protective equipment and equipment.</text:p>
      <text:p text:style-name="P4">
About 50% of personnel do not have the opportunity to issue payment cards, fears that in the event of their death, their funds will not be obtained by the families, ”the message reads.</text:p>
      <text:p text:style-name="P4">
News Source: <text:a xlink:type="simple" xlink:href="https://armyinform.com.ua/2023/05/06/rosijski-komandyry-vidkryto-nazyvayut-svoyih-pidleglyh-garmatnym-myasom/" text:style-name="Internet_20_link" text:visited-style-name="Visited_20_Internet_20_Link">
https://armyinform.com.ua/2023/05/06/rosijski-komandyry-vidkryto-nazyvayut-svoyih-pidleglyh-garmatnym-myasom/</text:a>
</text:p>
      <!--NEWS-->
      <text:h text:style-name="P10" text:outline-level="1">
<text:span text:style-name="T4">
The SBU broke the escape of two Russian associates that helped the enemy in Kherson region</text:span>
</text:h>
      <text:p text:style-name="P4">
Author: ['АРМІЯINFORM']</text:p>
      <text:p text:style-name="P4">
Time: 2023-05-06T95:00:00-04:00</text:p>
      <text:p text:style-name="P4">
Description: The Service of the Bezpeki sketched the brush of the Banging of the RF RF at the result of the large -scale counter -fishene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КОЛАБОРАНТИ', 'СБУ']</text:p>
      <text:p text:style-name="P4">
Category: News</text:p>
      <!--METADATA-->
      <text:p text:style-name="P4">
<draw:frame draw:style-name="fr1" draw:name="Image43" text:anchor-type="as-char" svg:width="6.9236in" svg:height="3.555362in" draw:z-index="0">
<draw:image xlink:href="../Images/AРМІЯINFORM/2023-05-06T95-00-00-04-00/232191481_149444590648295_3523033550936501027_n.jpg" xlink:type="simple" xlink:show="embed" xlink:actuate="onLoad" draw:mime-type="image/jpeg"/>
</draw:frame>
Illustrative photo</text:p>
      <text:p text:style-name="P4">
Security Service <text:a xlink:type="simple" xlink:href="https://www.facebook.com/SecurSerUkraine/posts/pfbid0rcPtrxc4VButjTzTxuyQJRLw8bmRBnw9AcPhD8p6wZpUhvPmERb3zM1NqEkLmQm9l" text:style-name="Internet_20_link" text:visited-style-name="Visited_20_Internet_20_Link">
delayed</text:a>
Two more supporters of the Russian Federation as a result of large -scale contradictory measures are named after Kherson region.</text:p>
      <text:p text:style-name="P4">
The locals were abusers: father and son, who supported during the temporary occupation of the region.</text:p>
      <text:p text:style-name="P4">
After the release of the Right -Bank Kherson region, the younger man continued to keep contact with the Russian military who fled to the left coast.</text:p>
      <text:p text:style-name="P4">
According to the investigation, it "drained" the occupiers of the base and movement of siloboron in the territory of the Belozersky district.</text:p>
      <text:p text:style-name="P4">
Most of the enemy was interested in the locations of combat positions of the Armed Forces of the Armed Forces.</text:p>
      <text:p text:style-name="P4">
The person also informed the invaders about the consequences of Russian air attacks by local objects of critical infrastructure, social institutions and residential buildings.</text:p>
      <text:p text:style-name="P4">
Intelligence occupiers were used to adjust repeated rocket-artillery blows to Bilozerki, Kizomis and Giant settlements, including the use of managed aviation.</text:p>
      <text:p text:style-name="P4">
For communication, the traitor used anonymous messengers, and was transmitted in the form of text and audio messages, as well as ashelectronic coordinates.</text:p>
      <text:p text:style-name="P4">
At the same time, the father of a hostile corrector during the temporary occupation of Kherson -binding agreed to the appointment to the invaders of "Ministries ofassilic and Fisheries of Kherson region".</text:p>
      <text:p text:style-name="P4">
While in a governing position, he followed the Gaulayter's instructions of the Kremlin's balance in the region.</text:p>
      <text:p text:style-name="P4">
It was found that the collaborator regularly participated in meetings under the presidency of a momentous "minister" and urged people to support the invaders.</text:p>
      <text:p text:style-name="P4">
In addition, he forced local farmers to work for the benefit of the aggressor country. In case of refusal - threatened with repression by the punitive organs of the Russian Federation.</text:p>
      <text:p text:style-name="P4">
Understanding the inevitability of punishment for the crimes, they both had an escape to a temporarily captured part of Kherson region.</text:p>
      <text:p text:style-name="P4">
To do this, negotiated with the invaders on evacuation.On the basis of the evidence collected, investigators of the SBU informed the enemy corrector of proading under Part 2 of Art. 111(a state betrayal committed in a state of martial law), the father of the father - under Part 5 of Art. 111-1(Collaboration)Criminal Code of Ukraine.</text:p>
      <text:p text:style-name="P4">
Currently, both attackers are in custody. Investigation is ongoing to establish all the circumstances of the crime and prosecute the perpetrators.</text:p>
      <text:p text:style-name="P4">
Counter -dversary measures were carried out by the SBU staff in the Kherson region of the preservation leadership of the regional prosecutor's office.</text:p>
      <text:p text:style-name="P4">
News Source: <text:a xlink:type="simple" xlink:href="https://armyinform.com.ua/2023/05/06/sbu-zirvala-vtechu-dvoh-poplichnykiv-rf-yaki-dopomagaly-vorogu-na-hersonshhyni/" text:style-name="Internet_20_link" text:visited-style-name="Visited_20_Internet_20_Link">
https://armyinform.com.ua/2023/05/06/sbu-zirvala-vtechu-dvoh-poplichnykiv-rf-yaki-dopomagaly-vorogu-na-hersonshhyni/</text:a>
</text:p>
      <!--NEWS-->
      <text:h text:style-name="P10" text:outline-level="1">
<text:span text:style-name="T4">
Ukrainian Marines support fire training skills</text:span>
</text:h>
      <text:p text:style-name="P4">
Author: ['АРМІЯINFORM']</text:p>
      <text:p text:style-name="P4">
Time: 2023-05-06T96:00:00-04:00</text:p>
      <text:p text:style-name="P4">
Description: About the work of the VMS ZS Ukrainian: “Ukrainian Morsky Pіhotsі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4547283_788178359286444_6056673073977343410_n.jpg" text:style-name="Internet_20_link" text:visited-style-name="Visited_20_Internet_20_Link">
344547283_788178359286444_6056673073977343410_n.jpg</text:a>
', '<text:a xlink:type="simple" xlink:href="https://armyinform.com.ua/wp-content/uploads/2023/05/344000609_2317306275123458_3974039771555639074_n-150x150.jpg" text:style-name="Internet_20_link" text:visited-style-name="Visited_20_Internet_20_Link">
344000609_2317306275123458_3974039771555639074_n-150x150.jpg</text:a>
', '<text:a xlink:type="simple" xlink:href="https://armyinform.com.ua/wp-content/uploads/2023/05/344393261_249865827548559_1263438314601649190_n-150x150.jpg" text:style-name="Internet_20_link" text:visited-style-name="Visited_20_Internet_20_Link">
344393261_249865827548559_1263438314601649190_n-150x150.jpg</text:a>
', '<text:a xlink:type="simple" xlink:href="https://armyinform.com.ua/wp-content/uploads/2023/05/344698781_770859191351421_1765689977540530875_n-150x150.jpg" text:style-name="Internet_20_link" text:visited-style-name="Visited_20_Internet_20_Link">
344698781_770859191351421_1765689977540530875_n-150x150.jpg</text:a>
', '<text:a xlink:type="simple" xlink:href="https://armyinform.com.ua/wp-content/uploads/2023/05/345071461_768604664803084_30857586329907468_n-150x150.jpg" text:style-name="Internet_20_link" text:visited-style-name="Visited_20_Internet_20_Link">
345071461_768604664803084_30857586329907468_n-150x150.jpg</text:a>
', '<text:a xlink:type="simple" xlink:href="https://armyinform.com.ua/wp-content/uploads/2023/05/345447711_606546211405951_4108454640402040050_n-150x150.jpg" text:style-name="Internet_20_link" text:visited-style-name="Visited_20_Internet_20_Link">
345447711_606546211405951_4108454640402040050_n-150x150.jpg</text:a>
', '<text:a xlink:type="simple" xlink:href="https://armyinform.com.ua/wp-content/uploads/2023/05/345450980_232259032744126_1260553145642037009_n-150x150.jpg" text:style-name="Internet_20_link" text:visited-style-name="Visited_20_Internet_20_Link">
345450980_232259032744126_1260553145642037009_n-150x150.jpg</text:a>
', '<text:a xlink:type="simple" xlink:href="https://armyinform.com.ua/wp-content/uploads/2023/05/345450980_3211315939159023_9052386862747969743_n-150x150.jpg" text:style-name="Internet_20_link" text:visited-style-name="Visited_20_Internet_20_Link">
345450980_3211315939159023_9052386862747969743_n-150x150.jpg</text:a>
', '<text:a xlink:type="simple" xlink:href="https://armyinform.com.ua/wp-content/uploads/2023/05/345451575_758855142436287_903879792692173176_n-150x150.jpg" text:style-name="Internet_20_link" text:visited-style-name="Visited_20_Internet_20_Link">
345451575_758855142436287_903879792692173176_n-150x150.jpg</text:a>
', '<text:a xlink:type="simple" xlink:href="https://armyinform.com.ua/wp-content/uploads/2023/05/345456353_981856383250999_7663699566592861940_n-150x150.jpg" text:style-name="Internet_20_link" text:visited-style-name="Visited_20_Internet_20_Link">
345456353_981856383250999_7663699566592861940_n-150x150.jpg</text:a>
', '<text:a xlink:type="simple" xlink:href="https://armyinform.com.ua/wp-content/uploads/2023/05/345458104_895941781490846_1433059254335478437_n-150x150.jpg" text:style-name="Internet_20_link" text:visited-style-name="Visited_20_Internet_20_Link">
345458104_895941781490846_1433059254335478437_n-150x150.jpg</text:a>
', '<text:a xlink:type="simple" xlink:href="https://armyinform.com.ua/wp-content/uploads/2023/05/345461068_983524266160113_3132960177275386790_n-150x150.jpg" text:style-name="Internet_20_link" text:visited-style-name="Visited_20_Internet_20_Link">
345461068_983524266160113_3132960177275386790_n-150x150.jpg</text:a>
', '<text:a xlink:type="simple" xlink:href="https://armyinform.com.ua/wp-content/uploads/2023/05/345469663_771832520950558_2270270761723913755_n-150x150.jpg" text:style-name="Internet_20_link" text:visited-style-name="Visited_20_Internet_20_Link">
345469663_771832520950558_2270270761723913755_n-150x150.jpg</text:a>
', '<text:a xlink:type="simple" xlink:href="https://armyinform.com.ua/wp-content/uploads/2023/05/345573354_162155996814741_1906949450506445878_n-150x150.jpg" text:style-name="Internet_20_link" text:visited-style-name="Visited_20_Internet_20_Link">
345573354_162155996814741_1906949450506445878_n-150x150.jpg</text:a>
', '<text:a xlink:type="simple" xlink:href="https://armyinform.com.ua/wp-content/uploads/2023/05/345653926_249927864372149_3207295380449602624_n-150x150.jpg" text:style-name="Internet_20_link" text:visited-style-name="Visited_20_Internet_20_Link">
345653926_249927864372149_3207295380449602624_n-150x150.jpg</text:a>
']</text:p>
      <text:p text:style-name="P4">
Tags: ['STOPRUSSIA', 'АГРЕСІЯ РФ']</text:p>
      <text:p text:style-name="P4">
Category: News</text:p>
      <!--METADATA-->
      <text:p text:style-name="P4">
<draw:frame draw:style-name="fr1" draw:name="Image44" text:anchor-type="as-char" svg:width="6.9236in" svg:height="4.615733in" draw:z-index="0">
<draw:image xlink:href="../Images/AРМІЯINFORM/2023-05-06T96-00-00-04-00/344547283_788178359286444_6056673073977343410_n.jpg" xlink:type="simple" xlink:show="embed" xlink:actuate="onLoad" draw:mime-type="image/jpeg"/>
</draw:frame>
About this <text:a xlink:type="simple" xlink:href="https://www.facebook.com/navy.mil.gov.ua/posts/pfbid0zNfo32f3qPSsxHv2isJdRE6JQCekTz3DBdaK1YCLTGWJJqz2r1uuUDqmmcTyvwJWl" text:style-name="Internet_20_link" text:visited-style-name="Visited_20_Internet_20_Link">
it is referred</text:a>
In the report of the Navy of the Armed Forces of Ukraine:</text:p>
      <text:p text:style-name="P4">
“Ukrainian Marines continue to improve their knowledge and maintain skills at the proper level, so that in the future the effective resistance of Russian fascist troops.</text:p>
      <text:p text:style-name="P4">
Despite the tight schedule of everyday tasks, the Marines pay much attention to the development of various fire training exercises, because every military serviceman must not only know his own weapons thoroughly, but also successfully use, destroying Russian occupiers. "</text:p>
      <text:p text:style-name="P4">
<text:a xlink:type="simple" xlink:href="https://armyinform.com.ua/wp-content/uploads/2023/05/344000609_2317306275123458_3974039771555639074_n.jpg" text:style-name="Internet_20_link" text:visited-style-name="Visited_20_Internet_20_Link">
!(Images/AРМІЯINFORM/2023-05-06T96-00-00-04-00/344000609_2317306275123458_3974039771555639074_n-150x150.jpg)</text:a>
</text:p>
      <text:p text:style-name="P4">
<text:a xlink:type="simple" xlink:href="https://armyinform.com.ua/wp-content/uploads/2023/05/344393261_249865827548559_1263438314601649190_n.jpg" text:style-name="Internet_20_link" text:visited-style-name="Visited_20_Internet_20_Link">
<draw:frame draw:style-name="fr1" draw:name="Image45" text:anchor-type="as-char" svg:width="6.9236in" svg:height="6.9236in" draw:z-index="0">
<draw:image xlink:href="../Images/AРМІЯINFORM/2023-05-06T96-00-00-04-00/344393261_249865827548559_1263438314601649190_n-150x150.jpg" xlink:type="simple" xlink:show="embed" xlink:actuate="onLoad" draw:mime-type="image/jpeg"/>
</draw:frame>
</text:a>
</text:p>
      <text:p text:style-name="P4">
<text:a xlink:type="simple" xlink:href="https://armyinform.com.ua/wp-content/uploads/2023/05/344698781_770859191351421_1765689977540530875_n.jpg" text:style-name="Internet_20_link" text:visited-style-name="Visited_20_Internet_20_Link">
<draw:frame draw:style-name="fr1" draw:name="Image46" text:anchor-type="as-char" svg:width="6.9236in" svg:height="6.9236in" draw:z-index="0">
<draw:image xlink:href="../Images/AРМІЯINFORM/2023-05-06T96-00-00-04-00/344698781_770859191351421_1765689977540530875_n-150x150.jpg" xlink:type="simple" xlink:show="embed" xlink:actuate="onLoad" draw:mime-type="image/jpeg"/>
</draw:frame>
</text:a>
</text:p>
      <text:p text:style-name="P4">
<text:a xlink:type="simple" xlink:href="https://armyinform.com.ua/wp-content/uploads/2023/05/345071461_768604664803084_30857586329907468_n.jpg" text:style-name="Internet_20_link" text:visited-style-name="Visited_20_Internet_20_Link">
<draw:frame draw:style-name="fr1" draw:name="Image47" text:anchor-type="as-char" svg:width="6.9236in" svg:height="6.9236in" draw:z-index="0">
<draw:image xlink:href="../Images/AРМІЯINFORM/2023-05-06T96-00-00-04-00/345071461_768604664803084_30857586329907468_n-150x150.jpg" xlink:type="simple" xlink:show="embed" xlink:actuate="onLoad" draw:mime-type="image/jpeg"/>
</draw:frame>
</text:a>
</text:p>
      <text:p text:style-name="P4">
<text:a xlink:type="simple" xlink:href="https://armyinform.com.ua/wp-content/uploads/2023/05/345447711_606546211405951_4108454640402040050_n.jpg" text:style-name="Internet_20_link" text:visited-style-name="Visited_20_Internet_20_Link">
<draw:frame draw:style-name="fr1" draw:name="Image48" text:anchor-type="as-char" svg:width="6.9236in" svg:height="6.9236in" draw:z-index="0">
<draw:image xlink:href="../Images/AРМІЯINFORM/2023-05-06T96-00-00-04-00/345447711_606546211405951_4108454640402040050_n-150x150.jpg" xlink:type="simple" xlink:show="embed" xlink:actuate="onLoad" draw:mime-type="image/jpeg"/>
</draw:frame>
</text:a>
</text:p>
      <text:p text:style-name="P4">
<text:a xlink:type="simple" xlink:href="https://armyinform.com.ua/wp-content/uploads/2023/05/345450980_232259032744126_1260553145642037009_n.jpg" text:style-name="Internet_20_link" text:visited-style-name="Visited_20_Internet_20_Link">
<draw:frame draw:style-name="fr1" draw:name="Image49" text:anchor-type="as-char" svg:width="6.9236in" svg:height="6.9236in" draw:z-index="0">
<draw:image xlink:href="../Images/AРМІЯINFORM/2023-05-06T96-00-00-04-00/345450980_232259032744126_1260553145642037009_n-150x150.jpg" xlink:type="simple" xlink:show="embed" xlink:actuate="onLoad" draw:mime-type="image/jpeg"/>
</draw:frame>
</text:a>
</text:p>
      <text:p text:style-name="P4">
<text:a xlink:type="simple" xlink:href="https://armyinform.com.ua/wp-content/uploads/2023/05/345450980_3211315939159023_9052386862747969743_n.jpg" text:style-name="Internet_20_link" text:visited-style-name="Visited_20_Internet_20_Link">
<draw:frame draw:style-name="fr1" draw:name="Image50" text:anchor-type="as-char" svg:width="6.9236in" svg:height="6.9236in" draw:z-index="0">
<draw:image xlink:href="../Images/AРМІЯINFORM/2023-05-06T96-00-00-04-00/345450980_3211315939159023_9052386862747969743_n-150x150.jpg" xlink:type="simple" xlink:show="embed" xlink:actuate="onLoad" draw:mime-type="image/jpeg"/>
</draw:frame>
</text:a>
</text:p>
      <text:p text:style-name="P4">
<text:a xlink:type="simple" xlink:href="https://armyinform.com.ua/wp-content/uploads/2023/05/345451575_758855142436287_903879792692173176_n.jpg" text:style-name="Internet_20_link" text:visited-style-name="Visited_20_Internet_20_Link">
<draw:frame draw:style-name="fr1" draw:name="Image51" text:anchor-type="as-char" svg:width="6.9236in" svg:height="6.9236in" draw:z-index="0">
<draw:image xlink:href="../Images/AРМІЯINFORM/2023-05-06T96-00-00-04-00/345451575_758855142436287_903879792692173176_n-150x150.jpg" xlink:type="simple" xlink:show="embed" xlink:actuate="onLoad" draw:mime-type="image/jpeg"/>
</draw:frame>
</text:a>
</text:p>
      <text:p text:style-name="P4">
<text:a xlink:type="simple" xlink:href="https://armyinform.com.ua/wp-content/uploads/2023/05/345458104_895941781490846_1433059254335478437_n.jpg" text:style-name="Internet_20_link" text:visited-style-name="Visited_20_Internet_20_Link">
<draw:frame draw:style-name="fr1" draw:name="Image52" text:anchor-type="as-char" svg:width="6.9236in" svg:height="6.9236in" draw:z-index="0">
<draw:image xlink:href="../Images/AРМІЯINFORM/2023-05-06T96-00-00-04-00/345458104_895941781490846_1433059254335478437_n-150x150.jpg" xlink:type="simple" xlink:show="embed" xlink:actuate="onLoad" draw:mime-type="image/jpeg"/>
</draw:frame>
</text:a>
</text:p>
      <text:p text:style-name="P4">
<text:a xlink:type="simple" xlink:href="https://armyinform.com.ua/wp-content/uploads/2023/05/345461068_983524266160113_3132960177275386790_n.jpg" text:style-name="Internet_20_link" text:visited-style-name="Visited_20_Internet_20_Link">
<draw:frame draw:style-name="fr1" draw:name="Image53" text:anchor-type="as-char" svg:width="6.9236in" svg:height="6.9236in" draw:z-index="0">
<draw:image xlink:href="../Images/AРМІЯINFORM/2023-05-06T96-00-00-04-00/345461068_983524266160113_3132960177275386790_n-150x150.jpg" xlink:type="simple" xlink:show="embed" xlink:actuate="onLoad" draw:mime-type="image/jpeg"/>
</draw:frame>
</text:a>
</text:p>
      <text:p text:style-name="P4">
<text:a xlink:type="simple" xlink:href="https://armyinform.com.ua/wp-content/uploads/2023/05/345469663_771832520950558_2270270761723913755_n.jpg" text:style-name="Internet_20_link" text:visited-style-name="Visited_20_Internet_20_Link">
<draw:frame draw:style-name="fr1" draw:name="Image54" text:anchor-type="as-char" svg:width="6.9236in" svg:height="6.9236in" draw:z-index="0">
<draw:image xlink:href="../Images/AРМІЯINFORM/2023-05-06T96-00-00-04-00/345469663_771832520950558_2270270761723913755_n-150x150.jpg" xlink:type="simple" xlink:show="embed" xlink:actuate="onLoad" draw:mime-type="image/jpeg"/>
</draw:frame>
</text:a>
</text:p>
      <text:p text:style-name="P4">
<text:a xlink:type="simple" xlink:href="https://armyinform.com.ua/wp-content/uploads/2023/05/345573354_162155996814741_1906949450506445878_n.jpg" text:style-name="Internet_20_link" text:visited-style-name="Visited_20_Internet_20_Link">
<draw:frame draw:style-name="fr1" draw:name="Image55" text:anchor-type="as-char" svg:width="6.9236in" svg:height="6.9236in" draw:z-index="0">
<draw:image xlink:href="../Images/AРМІЯINFORM/2023-05-06T96-00-00-04-00/345573354_162155996814741_1906949450506445878_n-150x150.jpg" xlink:type="simple" xlink:show="embed" xlink:actuate="onLoad" draw:mime-type="image/jpeg"/>
</draw:frame>
</text:a>
</text:p>
      <text:p text:style-name="P4">
<text:a xlink:type="simple" xlink:href="https://armyinform.com.ua/wp-content/uploads/2023/05/345653926_249927864372149_3207295380449602624_n.jpg" text:style-name="Internet_20_link" text:visited-style-name="Visited_20_Internet_20_Link">
<draw:frame draw:style-name="fr1" draw:name="Image56" text:anchor-type="as-char" svg:width="6.9236in" svg:height="6.9236in" draw:z-index="0">
<draw:image xlink:href="../Images/AРМІЯINFORM/2023-05-06T96-00-00-04-00/345653926_249927864372149_3207295380449602624_n-150x150.jpg" xlink:type="simple" xlink:show="embed" xlink:actuate="onLoad" draw:mime-type="image/jpeg"/>
</draw:frame>
</text:a>
</text:p>
      <text:p text:style-name="P4">
News Source: <text:a xlink:type="simple" xlink:href="https://armyinform.com.ua/2023/05/06/ukrayinski-morpihy-pidtrymuyut-navychky-z-vognevoyi-pidgotovky/" text:style-name="Internet_20_link" text:visited-style-name="Visited_20_Internet_20_Link">
https://armyinform.com.ua/2023/05/06/ukrayinski-morpihy-pidtrymuyut-navychky-z-vognevoyi-pidgotovky/</text:a>
</text:p>
      <!--NEWS-->
      <text:h text:style-name="P10" text:outline-level="1">
<text:span text:style-name="T4">
Russian military during armed aggression killed 480 children in Ukraine</text:span>
</text:h>
      <text:p text:style-name="P4">
Author: ['АРМІЯINFORM']</text:p>
      <text:p text:style-name="P4">
Time: 2023-05-06T97:00:00-04:00</text:p>
      <text:p text:style-name="P4">
Description: The village on the wound 6th injury 2023 more than the nіzh 1444 Ditini put in Ukraine Vnaslikok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7_big.jpg" text:style-name="Internet_20_link" text:visited-style-name="Visited_20_Internet_20_Link">
47_big.jpg</text:a>
']</text:p>
      <text:p text:style-name="P4">
Tags: ['STOPRUSSIA', 'АГРЕСІЯ РФ', 'ВІЙНА', 'ВТОРГНЕННЯ РФ', 'ДІТИ ВІЙНИ', 'ЮВЕНАЛЬНІ ПРОКУРОРИ']</text:p>
      <text:p text:style-name="P4">
Category: News</text:p>
      <!--METADATA-->
      <text:p text:style-name="P4">
<draw:frame draw:style-name="fr1" draw:name="Image57" text:anchor-type="as-char" svg:width="6.9236in" svg:height="5.18693in" draw:z-index="0">
<draw:image xlink:href="../Images/AРМІЯINFORM/2023-05-06T97-00-00-04-00/47_big.jpg" xlink:type="simple" xlink:show="embed" xlink:actuate="onLoad" draw:mime-type="image/jpeg"/>
</draw:frame>
Illustrative photo</text:p>
      <text:p text:style-name="P4">
As of the morning of May 6, 2023, more than 1444 children were injured in Ukraine as a result of large -scale armed aggression of the Russian Federation. By <text:a xlink:type="simple" xlink:href="https://www.gp.gov.ua/ua/posts/yuvenalni-prokurori-480-ditei-zaginulo-v-ukrayini-vnaslidok-zbroinoyi-agresiyi-rf" text:style-name="Internet_20_link" text:visited-style-name="Visited_20_Internet_20_Link">
official information</text:a>
Juvenile prosecutors were killed and more than 964 were injured in varying severity.</text:p>
      <text:p text:style-name="P4">
These figures are not final. Work continues to be installed in places of conducting actions, in temporarily occupied and liberated territories.</text:p>
      <text:p text:style-name="P4">
Children in the following areas were most affected:</text:p>
      <ul>
        <li>
Donetsk region - 455, * Kharkiv - 275, * Kiev - 128, * Kherson - 96, * Zaporizhia - 89, * Mykolaivskaya - 89, * Chernihiv - 70, * Dnipropetrovsk - 67, * Lugansk - 66.</li>
      </ul>
      <text:p text:style-name="P4">
On May 5, a 16-year-old girl died at the hospital, who suffered difficult times due to the shelling of the Russian troops on April 29, Kramatorsk, Donetsk region.</text:p>
      <text:p text:style-name="P4">
It became known about the death of a 14-year-old girl on July 3, 2022 in the village of Tatyanovkadonnets region as a result of shelling of the village of the enemy.</text:p>
      <text:p text:style-name="P4">
On May 5, a 12-year-old was injured in the Hlukhiv region of Sumy region.</text:p>
      <text:p text:style-name="P4">
News Source: <text:a xlink:type="simple" xlink:href="https://armyinform.com.ua/2023/05/06/rosijski-vijskovi-za-chas-zbrojnoyi-agresiyi-vbyly-v-ukrayini-480-ditej/" text:style-name="Internet_20_link" text:visited-style-name="Visited_20_Internet_20_Link">
https://armyinform.com.ua/2023/05/06/rosijski-vijskovi-za-chas-zbrojnoyi-agresiyi-vbyly-v-ukrayini-480-ditej/</text:a>
</text:p>
      <!--NEWS-->
      <text:h text:style-name="P10" text:outline-level="1">
<text:span text:style-name="T4">
April in Bakhmut through the eyes of the infantry warriors. We keep the line!</text:span>
</text:h>
      <text:p text:style-name="P4">
Author: ['АРМІЯINFORM']</text:p>
      <text:p text:style-name="P4">
Time: 2023-05-06T98:00:00-04:00</text:p>
      <text:p text:style-name="P4">
Description: KVITEN at Bakhmuti Ochima Voyniv-Pikhotsiv. Trimmo!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5/345233524_555920483117359_1604682296362987471_n.jpg" text:style-name="Internet_20_link" text:visited-style-name="Visited_20_Internet_20_Link">
345233524_555920483117359_1604682296362987471_n.jpg</text:a>
']</text:p>
      <text:p text:style-name="P4">
Tags: ['БАХМУТ', 'ВІДЕО', 'ДЕНЬ ПІХОТИ']</text:p>
      <text:p text:style-name="P4">
Category: News</text:p>
      <!--METADATA-->
      <text:p text:style-name="P4">
<draw:frame draw:style-name="fr1" draw:name="Image58" text:anchor-type="as-char" svg:width="6.9236in" svg:height="4.615733in" draw:z-index="0">
<draw:image xlink:href="../Images/AРМІЯINFORM/2023-05-06T98-00-00-04-00/345233524_555920483117359_1604682296362987471_n.jpg" xlink:type="simple" xlink:show="embed" xlink:actuate="onLoad" draw:mime-type="image/jpeg"/>
</draw:frame>
April in Bakhmut through the eyes of the infantry warriors. We keep the line!</text:p>
      <text:p text:style-name="P4">
News Source: <text:a xlink:type="simple" xlink:href="https://armyinform.com.ua/2023/05/06/kviten-v-bahmuti-ochyma-voyiniv-pihotyncziv-trymayemo-strij/" text:style-name="Internet_20_link" text:visited-style-name="Visited_20_Internet_20_Link">
https://armyinform.com.ua/2023/05/06/kviten-v-bahmuti-ochyma-voyiniv-pihotyncziv-trymayemo-strij/</text:a>
</text:p>
      <!--NEWS-->
      <text:h text:style-name="P10" text:outline-level="1">
<text:span text:style-name="T4">
Short. War. Day 437. Videoodigest</text:span>
</text:h>
      <text:p text:style-name="P4">
Author: ['АРМІЯINFORM']</text:p>
      <text:p text:style-name="P4">
Time: 2023-05-06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5/06/korotko-vijna-den-437-videodajdzhest/" text:style-name="Internet_20_link" text:visited-style-name="Visited_20_Internet_20_Link">
https://armyinform.com.ua/2023/05/06/korotko-vijna-den-437-videodajdzhest/</text:a>
</text:p>
      <!--NEWS-->
      <text:h text:style-name="P10" text:outline-level="1">
<text:span text:style-name="T4">
Prigogine and Kadyrov want to blame the Russian army of failures in Bakhmut - ISW</text:span>
</text:h>
      <text:p text:style-name="P4">
Authors: Ukrinform (Person)</text:p>
      <text:p text:style-name="P4">
Publisher: Укринформ (Organization)</text:p>
      <text:p text:style-name="P4">
Published Time: 2023-05-07T-154:02:00+03:00</text:p>
      <text:p text:style-name="P4">
Modified Time: 2023-05-07T10:02:00+03:00</text:p>
      <text:p text:style-name="P4">
Description: The founder of the Wagner PEC Yevhen Prigogin and Chechnya Ramzan Kadyrov intend to create the conditions to accuse the Russian Defense Ministry of failures in Bakhmut. - Ukrinform.</text:p>
      <text:p text:style-name="P4">
Images: ["<text:a xlink:type="simple" xlink:href="https://static.ukrinform.com/photos/2022_11/thumb_files/630_360_1668570305-546.jpg" text:style-name="Internet_20_link" text:visited-style-name="Visited_20_Internet_20_Link">
630_360_16685...</text:a>
"]</text:p>
      <text:p text:style-name="P4">
Tags: ['Бахмут', 'Кадиров', 'ПВК "Вагнера"', 'Пригожин', 'Війна з росією']</text:p>
      <text:p text:style-name="P4">
Type: Article</text:p>
      <!--METADATA-->
      <text:p text:style-name="P4">
<draw:frame draw:style-name="fr1" draw:name="Image59" text:anchor-type="as-char" svg:width="6.9236in" svg:height="3.956343in" draw:z-index="0">
<draw:image xlink:href="../Images/yкринформ/2023-05-07T-154-02-00-03-00/630_360_1668570305-546.jpg" xlink:type="simple" xlink:show="embed" xlink:actuate="onLoad" draw:mime-type="image/jpeg"/>
</draw:frame>
The founder of the Wagner PEC Yevhen Prigogin and Chechnya Ramzan Kadyrov's leader intend to accuse the Russian Ministry of Defense of the Russian Federation of Bakhmut.</text:p>
      <text:p text:style-name="P4">
This is stated in <text:a xlink:type="simple" xlink:href="https://www.understandingwar.org/backgrounder/russian-offensive-campaign-assessment-may-6-2023" text:style-name="Internet_20_link" text:visited-style-name="Visited_20_Internet_20_Link">
</text:a>
Institute of War Study(Isw), reports Ukrinform.</text:p>
      <text:p text:style-name="P4">
Analysts recalled that Prigogine and Kadyrov announced the intention to replace the "Wagner" in Bakhmut by Akhmata militants.</text:p>
      <text:p text:style-name="P4">
"Prigogine and Kadyrov are probably aimed at presenting the Russian Defense Ministry of Tararegular Russian troops as ineffective and establishing conditions to establish the Ministry of Defense in the failures of Russia in the Bakhmut region," the expert institute said.</text:p>
      <text:p text:style-name="P4">
The ISW notes that in the decision of Prigogine to transfer responsibility for Bakhmutboy Kadyrov intentionally do not mention the VDV of Russia, which are already operating in the semi -nerve and southern flanks of PEC "Wagner" around Bakhmut.</text:p>
      <text:p text:style-name="P4">
At the same time, this decision reflects distrust <text:a xlink:type="simple" xlink:href="https://www.ukrinform.ua/tag-prigozin" text:style-name="Internet_20_link" text:visited-style-name="Visited_20_Internet_20_Link">
</text:a>
to the Russian military command and positions it as non -volatile from the Russian military department. In addition, the Prishozhin tries to "keep his face" if Wagner is not able to get a bakhmut, and to avoid a repetition of the situation with Soledar, where the RFFV Ministry of Defense was responsible for the city's seizure, experts say.</text:p>
      <text:p text:style-name="P4">
<text:span text:style-name="T4">
 Read also: </text:span>
 <text:a xlink:type="simple" xlink:href="https://www.ukrinform.ua/rubric-ato/3705773-zaavi-prigozina-e-proavom-vnutrisnoi-vijni-aka-rozpocalasa-v-rosii-podolak.html" text:style-name="Internet_20_link" text:visited-style-name="Visited_20_Internet_20_Link">
<text:span text:style-name="T4">
 Casting </text:span>
</text:a>
In their opinion, Kadyrov, in turn, could receive a positive reputation effect from participating in such a high -profile operation, based on the "personal polypular" of Prigogine.</text:p>
      <text:p text:style-name="P4">
The ISW points out that such rotation of the "Wagnets" on "Akhmatov" can be the conditions for accusing the Ministry of Defense of Russia of inability to support their efforts.</text:p>
      <text:p text:style-name="P4">
At the same time, analysts noted that the assumption of Kadyrov that he would be able to quickly move deep into Bakhmut and capture the city, are "typical for his boasting" and does not reflect the tactical situation in the region.</text:p>
      <text:p text:style-name="P4">
As it was reported, the other day the head of the private military company "Wagner" Yevgenprgozhin stated that since May 10 he would withdraw from Bakhmut of the Donetsk region of his landman. He called the refusal of the Russian Ministry of Defense to give them a complicated amount of ammunition.</text:p>
      <text:p text:style-name="P4">
News Source: <text:a xlink:type="simple" xlink:href="https://www.ukrinform.ua/rubric-ato/3705854-prigozin-i-kadirov-hocut-zvinuvatiti-armiu-rf-v-nevdacah-u-bahmuti-isw.html" text:style-name="Internet_20_link" text:visited-style-name="Visited_20_Internet_20_Link">
https://www.ukrinform.ua/rubric-ato/3705854-prigozin-i-kadirov-hocut-zvinuvatiti-armiu-rf-v-nevdacah-u-bahmuti-isw.html</text:a>
</text:p>
      <!--NEWS-->
      <text:h text:style-name="P10" text:outline-level="1">
<text:span text:style-name="T4">
In Turkey, more than 33 thousand earthquakes were recorded in three months</text:span>
</text:h>
      <text:p text:style-name="P4">
Authors: Ukrinform (Person)</text:p>
      <text:p text:style-name="P4">
Publisher: Укринформ (Organization)</text:p>
      <text:p text:style-name="P4">
Published Time: 2023-05-07T-167:40:00+03:00</text:p>
      <text:p text:style-name="P4">
Modified Time: 2023-05-07T08:40:00+03:00</text:p>
      <text:p text:style-name="P4">
Description: More than 33,000 underground shocks were recorded in Turkey and the region after the devastating earthquakes that occurred on February 6. - Ukrinform.</text:p>
      <text:p text:style-name="P4">
Images: ["<text:a xlink:type="simple" xlink:href="https://static.ukrinform.com/photos/2023_02/thumb_files/630_360_1675857416-430.jpg" text:style-name="Internet_20_link" text:visited-style-name="Visited_20_Internet_20_Link">
630_360_16758...</text:a>
", "<text:a xlink:type="simple" xlink:href="https://static.ukrinform.com/photos/2023_05/1683438131-598.jpeg" text:style-name="Internet_20_link" text:visited-style-name="Visited_20_Internet_20_Link">
1683438131-59...</text:a>
"]</text:p>
      <text:p text:style-name="P4">
Tags: ['Землетрус', 'Туреччина']</text:p>
      <text:p text:style-name="P4">
Type: Article</text:p>
      <!--METADATA-->
      <text:p text:style-name="P4">
<draw:frame draw:style-name="fr1" draw:name="Image60" text:anchor-type="as-char" svg:width="6.9236in" svg:height="3.949857in" draw:z-index="0">
<draw:image xlink:href="../Images/yкринформ/2023-05-07T-167-40-00-03-00/630_360_1675857416-430.jpg" xlink:type="simple" xlink:show="embed" xlink:actuate="onLoad" draw:mime-type="image/jpeg"/>
</draw:frame>
The fuel and the region, after the devastating earthquakes that occurred on February 6, recorded more than 33,000 underground shocks.</text:p>
      <text:p text:style-name="P4">
About it reports the Directorate for the elimination of the consequences(AFAD)in <text:a xlink:type="simple" xlink:href="https://twitter.com/depremdairesi/status/1654894547841826818" text:style-name="Internet_20_link" text:visited-style-name="Visited_20_Internet_20_Link">
</text:a>
, Ukrinform correspondent reports.</text:p>
      <text:p text:style-name="P4">
“After earthquakes on February 6 in the province of Kakhramanmarash, Pazardzhik district(magnitude 7.7)and the Elbistan district(magnitude 7.6)33 077 <text:a xlink:type="simple" xlink:href="https://www.ukrinform.ua/tag-zemletrus" text:style-name="Internet_20_link" text:visited-style-name="Visited_20_Internet_20_Link">
</text:a>
It happened in the period before May 6, ” -goes in the message.</text:p>
      <text:p text:style-name="P4">
According to the published map, it is about earthquakes both in the Samuurchyna and in the region.</text:p>
      <text:p text:style-name="P4">
<draw:frame draw:style-name="fr1" draw:name="Image61" text:anchor-type="as-char" svg:width="6.9236in" svg:height="7.263369in" draw:z-index="0">
<draw:image xlink:href="../Images/yкринформ/2023-05-07T-167-40-00-03-00/1683438131-598.jpeg" xlink:type="simple" xlink:show="embed" xlink:actuate="onLoad" draw:mime-type="image/jpeg"/>
</draw:frame>
According to the latest data, 50783 people were killed in Turkey on February 6 in Turkey.</text:p>
      <text:p text:style-name="P4">
<text:span text:style-name="T4">
 Read also: </text:span>
 <text:a xlink:type="simple" xlink:href="https://www.ukrinform.ua/rubric-world/3705467-v-aponii-stavsa-potuznij-zemletrus-e-zagiblij-ponad-20-poranenih.html" text:style-name="Internet_20_link" text:visited-style-name="Visited_20_Internet_20_Link">
<text:span text:style-name="T4">
 earthquake </text:span>
</text:a>
It was reported that as a result of earthquakes in the southeast of Turkey, on February 6, 214 thousand buildings were destroyed, seriously injured and subject to being injured.</text:p>
      <text:p text:style-name="P4">
News Source: <text:a xlink:type="simple" xlink:href="https://www.ukrinform.ua/rubric-world/3705831-u-tureccini-za-tri-misaci-zafiksuvali-ponad-33-tisaci-zemletrusiv.html" text:style-name="Internet_20_link" text:visited-style-name="Visited_20_Internet_20_Link">
https://www.ukrinform.ua/rubric-world/3705831-u-tureccini-za-tri-misaci-zafiksuvali-ponad-33-tisaci-zemletrusiv.html</text:a>
</text:p>
      <!--NEWS-->
      <text:h text:style-name="P10" text:outline-level="1">
<text:span text:style-name="T4">
After an explosion in Odessa a fire broke out</text:span>
</text:h>
      <text:p text:style-name="P4">
Authors: Ukrinform (Person)</text:p>
      <text:p text:style-name="P4">
Publisher: Укринформ (Organization)</text:p>
      <text:p text:style-name="P4">
Published Time: 2023-05-07T-18:52:00+03:00</text:p>
      <text:p text:style-name="P4">
Modified Time: 2023-05-07T23:52:00+03:00</text:p>
      <text:p text:style-name="P4">
Description: After the explosion that occurred in Odessa during air alarm, a fire broke out.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Пожежа', 'Вибух', 'Повітряна тривога']</text:p>
      <text:p text:style-name="P4">
Type: Article</text:p>
      <!--METADATA-->
      <text:p text:style-name="P4">
<draw:frame draw:style-name="fr1" draw:name="Image62" text:anchor-type="as-char" svg:width="6.9236in" svg:height="3.948443in" draw:z-index="0">
<draw:image xlink:href="../Images/yкринформ/2023-05-07T-18-52-00-03-00/630_360_1538997483-946.jpg" xlink:type="simple" xlink:show="embed" xlink:actuate="onLoad" draw:mime-type="image/jpeg"/>
</draw:frame>
The afternoon, which occurred in Odessa during air anxiety, a fire broke out.</text:p>
      <text:p text:style-name="P4">
About it reports <text:a xlink:type="simple" xlink:href="http://t.me/s/suspilnenews" text:style-name="Internet_20_link" text:visited-style-name="Visited_20_Internet_20_Link">
</text:a>
, reports Ukrinform.</text:p>
      <text:p text:style-name="P4">
"After an explosion in Odessa, he took up <text:a xlink:type="simple" xlink:href="https://www.ukrinform.ua/tag-pozeza" text:style-name="Internet_20_link" text:visited-style-name="Visited_20_Internet_20_Link">
</text:a>
", -goes in the message.</text:p>
      <text:p text:style-name="P4">
<text:span text:style-name="T4">
 Read also: </text:span>
 <text:a xlink:type="simple" xlink:href="https://www.ukrinform.ua/rubric-ato/3706072-u-kievi-ta-nizci-oblastej-povitrana-trivoga.html" text:style-name="Internet_20_link" text:visited-style-name="Visited_20_Internet_20_Link">
<text:span text:style-name="T4">
 anxiety </text:span>
</text:a>
As it was reported, during air alarm, declared in a number of regions, the water was heard an explosion.</text:p>
      <text:p text:style-name="P4">
News Source: <text:a xlink:type="simple" xlink:href="https://www.ukrinform.ua/rubric-ato/3706073-pisla-vibuhu-v-odesi-spalahnula-pozeza.html" text:style-name="Internet_20_link" text:visited-style-name="Visited_20_Internet_20_Link">
https://www.ukrinform.ua/rubric-ato/3706073-pisla-vibuhu-v-odesi-spalahnula-pozeza.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5-07T-20:35:00+03:00</text:p>
      <text:p text:style-name="P4">
Modified Time: 2023-05-07T23:35:00+03:00</text:p>
      <text:p text:style-name="P4">
Description: Air alarm has been announced in the capital and a number of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63" text:anchor-type="as-char" svg:width="6.9236in" svg:height="3.956343in" draw:z-index="0">
<draw:image xlink:href="../Images/yкринформ/2023-05-07T-20-35-00-03-00/630_360_1645871571-868.jpg" xlink:type="simple" xlink:show="embed" xlink:actuate="onLoad" draw:mime-type="image/jpeg"/>
</draw:frame>
Air alarm has been announced in the capital.</text:p>
      <text:p text:style-name="P4">
About it reports Ukrinform with <text:a xlink:type="simple" xlink:href="https://alerts.in.ua/" text:style-name="Internet_20_link" text:visited-style-name="Visited_20_Internet_20_Link">
</text:a>
on the map of air permanent.</text:p>
      <text:p text:style-name="P4">
As it was reported, during air alarm, declared in a number of regions, the water was heard an explosion.</text:p>
      <text:p text:style-name="P4">
<text:span text:style-name="T4">
 Read also: </text:span>
 <text:a xlink:type="simple" xlink:href="https://www.ukrinform.ua/rubric-ato/3705786-povitrana-trivoga-na-kiivsini-sumsini-ta-poltavsini-zsu-poluut-na-bezpilotniki.html" text:style-name="Internet_20_link" text:visited-style-name="Visited_20_Internet_20_Link">
<text:span text:style-name="T4">
 anxiety </text:span>
</text:a>
We will remind, the head of the united coordination press center of defense forces of southern Ukraine Natalia Humeniuk reported that in the Black Sea continue the alternation of Russian rocket launchers with 32 "calibers" - this may indicate that the eight did not abandon the idea of rocket strike in Ukraine.</text:p>
      <text:p text:style-name="P4">
News Source: <text:a xlink:type="simple" xlink:href="https://www.ukrinform.ua/rubric-ato/3706072-u-kievi-ta-nizci-oblastej-povitrana-trivoga.html" text:style-name="Internet_20_link" text:visited-style-name="Visited_20_Internet_20_Link">
https://www.ukrinform.ua/rubric-ato/3706072-u-kievi-ta-nizci-oblastej-povitrana-trivoga.html</text:a>
</text:p>
      <!--NEWS-->
      <text:h text:style-name="P10" text:outline-level="1">
<text:span text:style-name="T4">
At Sivershchyna and Slobozhanschyna directions Russian army shelled  Khrinivka, Karpovychi, T...</text:span>
</text:h>
      <text:p text:style-name="P4">
Authors: liveuamap (Language: en)</text:p>
      <text:p text:style-name="P4">
Time: 2023-05-07T-21:23:00</text:p>
      <text:p text:style-name="P4">
Location: Chernihiv (Latitude:52.28585 Longtitude:33.02902)</text:p>
      <text:p text:style-name="P4">
Videos: []</text:p>
      <text:p text:style-name="P4">
Images: []</text:p>
      <text:p text:style-name="P4">
Tags: ["Russia"]</text:p>
      <text:p text:style-name="P4">
Id: 22561087</text:p>
      <!--METADATA-->
      <text:p text:style-name="P4">
At sivershchyna and slbozhanschyna directions Russian army shelled khrinivka, karpovychi, tyMonovychi, zaliznyyy mist and leonivka; Oyaro-Lezhachi and Volfyne of Sumy Region, Alsolemischyne, Hraniv, Kozacha Lopan, Strilecha, Lukyantsi, Neskuchne, Starytsya, Vovchanski Khutory, Okhrymivka, Chorne and Khatnye of Kharkiv Region. Russianivation Conducted Aircrakes at Zarichchya, Leonivka and Krasnyy Khutir ofhernihiv Region, - General Staff of Armed Forces of Ukraine Says in Theaterning Report Report</text:p>
      <text:p text:style-name="P4">
News Collection Link:(https://liveuamap.com/en/2023/7-may-at-sivershchyna-and-slobozhanschyna-directions-russian)</text:p>
      <text:p text:style-name="P4">
News Source: <text:a xlink:type="simple" xlink:href="https://t.me/lumsrc/4708" text:style-name="Internet_20_link" text:visited-style-name="Visited_20_Internet_20_Link">
https://t.me/lumsrc/4708</text:a>
</text:p>
      <!--NEWS-->
      <text:h text:style-name="P10" text:outline-level="1">
<text:span text:style-name="T4">
In Odessa, the explosion - media</text:span>
</text:h>
      <text:p text:style-name="P4">
Authors: Ukrinform (Person)</text:p>
      <text:p text:style-name="P4">
Publisher: Укринформ (Organization)</text:p>
      <text:p text:style-name="P4">
Published Time: 2023-05-07T-22:29:00+03:00</text:p>
      <text:p text:style-name="P4">
Modified Time: 2023-05-07T23:29:00+03:00</text:p>
      <text:p text:style-name="P4">
Description: During air alarm, declared in a number of regions, there was an explosion in Odessa.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Одеса', 'Вибух', 'Війна з росією']</text:p>
      <text:p text:style-name="P4">
Type: Article</text:p>
      <!--METADATA-->
      <text:p text:style-name="P4">
<draw:frame draw:style-name="fr1" draw:name="Image64" text:anchor-type="as-char" svg:width="6.9236in" svg:height="3.956343in" draw:z-index="0">
<draw:image xlink:href="../Images/yкринформ/2023-05-07T-22-29-00-03-00/630_360_1538997471-852.jpg" xlink:type="simple" xlink:show="embed" xlink:actuate="onLoad" draw:mime-type="image/jpeg"/>
</draw:frame>
During the air anxiety, declared in a number of regions, there was an explosion in Odessa.</text:p>
      <text:p text:style-name="P4">
About it reports <text:a xlink:type="simple" xlink:href="https://t.me/s/suspilnenews" text:style-name="Internet_20_link" text:visited-style-name="Visited_20_Internet_20_Link">
</text:a>
, reports Ukrinform.</text:p>
      <text:p text:style-name="P4">
"In Odessa he sounded <text:a xlink:type="simple" xlink:href="https://www.ukrinform.ua/tag-vibuh" text:style-name="Internet_20_link" text:visited-style-name="Visited_20_Internet_20_Link">
</text:a>
", - the passage reads.</text:p>
      <text:p text:style-name="P4">
In the evening of May 7, air alarm was announced in a number of regions of Ukraine.</text:p>
      <text:p text:style-name="P4">
News Source: <text:a xlink:type="simple" xlink:href="https://www.ukrinform.ua/rubric-ato/3706071-v-odesi-progrimiv-vibuh-zmi.html" text:style-name="Internet_20_link" text:visited-style-name="Visited_20_Internet_20_Link">
https://www.ukrinform.ua/rubric-ato/3706071-v-odesi-progrimiv-vibuh-zmi.html</text:a>
</text:p>
      <!--NEWS-->
      <text:h text:style-name="P10" text:outline-level="1">
<text:span text:style-name="T4">
The enemy fired four more times the border of Chernihiv and Sumy region</text:span>
</text:h>
      <text:p text:style-name="P4">
Authors: Ukrinform (Person)</text:p>
      <text:p text:style-name="P4">
Publisher: Укринформ (Organization)</text:p>
      <text:p text:style-name="P4">
Published Time: 2023-05-07T-24:10:00+03:00</text:p>
      <text:p text:style-name="P4">
Modified Time: 2023-05-07T23:10:00+03:00</text:p>
      <text:p text:style-name="P4">
Description: Russian troops on Sunday, May 7, fired at the border of Chernihiv and Sumy regions four more times.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Сумщина', 'Чернігівщина', 'Війна з росією']</text:p>
      <text:p text:style-name="P4">
Type: Article</text:p>
      <!--METADATA-->
      <text:p text:style-name="P4">
<draw:frame draw:style-name="fr1" draw:name="Image65" text:anchor-type="as-char" svg:width="6.9236in" svg:height="3.956343in" draw:z-index="0">
<draw:image xlink:href="../Images/yкринформ/2023-05-07T-24-10-00-03-00/630_360_1656480323-642.jpg" xlink:type="simple" xlink:show="embed" xlink:actuate="onLoad" draw:mime-type="image/jpeg"/>
</draw:frame>
On Sunday, May 7, the Russian border and Sumy regions were fired on Sunday, May 7.</text:p>
      <text:p text:style-name="P4">
According to Ukrinform, the North Operational Command reports in <text:a xlink:type="simple" xlink:href="https://t.me/ok_pivnich1/2422" text:style-name="Internet_20_link" text:visited-style-name="Visited_20_Internet_20_Link">
</text:a>
.</text:p>
      <text:p text:style-name="P4">
"As of 22:00 on May 7, Russian troops fired 4 times the border and Sumy regions," the message reads.</text:p>
      <text:p text:style-name="P4">
<text:span text:style-name="T4">
 Read also: </text:span>
 <text:a xlink:type="simple" xlink:href="https://www.ukrinform.ua/rubric-ato/3706054-vazlivo-abi-svit-znav-pro-kozen-fakt-rosijskogo-teroru-zelenskij.html" text:style-name="Internet_20_link" text:visited-style-name="Visited_20_Internet_20_Link">
</text:a>
The Russians from 15:40 to 16:00 fired at the village of Ulanova, releasing five shells, probably from the artillery.</text:p>
      <text:p text:style-name="P4">
There was no information about losses among the local population or damage to civilian infrastructure.</text:p>
      <text:p text:style-name="P4">
Also from 15:45 to 15:55 there were three hits in the area of the village of Zarichya, probably from the artillery. There was no information about the loss of the local population of civil infrastructure.</text:p>
      <text:p text:style-name="P4">
<text:span text:style-name="T4">
 Read also: </text:span>
 <text:a xlink:type="simple" xlink:href="https://www.ukrinform.ua/rubric-ato/3706023-vorog-obstrilav-nikopol-z-vazkoi-artilerii-e-poranenij.html" text:style-name="Internet_20_link" text:visited-style-name="Visited_20_Internet_20_Link">
<text:span text:style-name="T4">
 firing </text:span>
</text:a>
The Russians also fired at Timonovichi, probably from the artillery, four hit.</text:p>
      <text:p text:style-name="P4">
Information on the loss of the local population or damage to civil infrastructure, information was not rendered due to the shelling of three settlements.</text:p>
      <text:p text:style-name="P4">
Old Guta fired the aggressor, probably from the artillery. 20 hits have been recorded. The shelling damaged 6 private homes and buildings. According to preliminary information, the victims are among the local population.</text:p>
      <text:p text:style-name="P4">
As reported by Ukrinform, on May 7, Russian troops fired at the border of Chernihiv and Sumy regions six times.</text:p>
      <text:p text:style-name="P4">
Photo illustrative</text:p>
      <text:p text:style-name="P4">
News Source: <text:a xlink:type="simple" xlink:href="https://www.ukrinform.ua/rubric-ato/3706063-vorog-se-cotiri-razi-obstrilav-prikordonna-cernigivsini-ta-sumsini.html" text:style-name="Internet_20_link" text:visited-style-name="Visited_20_Internet_20_Link">
https://www.ukrinform.ua/rubric-ato/3706063-vorog-se-cotiri-razi-obstrilav-prikordonna-cernigivsini-ta-sumsini.html</text:a>
</text:p>
      <!--NEWS-->
      <text:h text:style-name="P10" text:outline-level="1">
<text:span text:style-name="T4">
JSC Kupiansk Directio Rusian Army Shelled Krasne First, Mitrofanivka, Novomlinsk, two -year ...</text:span>
</text:h>
      <text:p text:style-name="P4">
Authors: liveuamap (Language: en)</text:p>
      <text:p text:style-name="P4">
Time: 2023-05-07T-24:23:00</text:p>
      <text:p text:style-name="P4">
Location: Dvorichna (Latitude:49.8402 Longtitude:37.68105)</text:p>
      <text:p text:style-name="P4">
Videos: []</text:p>
      <text:p text:style-name="P4">
Images: []</text:p>
      <text:p text:style-name="P4">
Tags: ["Russia"]</text:p>
      <text:p text:style-name="P4">
Id: 22561080</text:p>
      <!--METADATA-->
      <text:p text:style-name="P4">
At Kupiansk Direction Russian Army Shelled Krasne Pershe, Mytrofanivka, Novomlynsk, Dvorichna, Zapadne, Synkivka, Pischneve, Vyshneve and Stelmakhivkaof Kharmiv Kharmiv Gion, - General Staff of Armed Forces of Ukraine Says in Themorning Report</text:p>
      <text:p text:style-name="P4">
News Collection Link: <text:a xlink:type="simple" xlink:href="https://liveuamap.com/en/2023/7-may-at-kupiansk-direction-russian-army-shelled-krasne-pershe" text:style-name="Internet_20_link" text:visited-style-name="Visited_20_Internet_20_Link">
https://liveuamap.com/en/2023/7-may-kupiansk-direction-arussian-army-shelled-krasne-pershe</text:a>
</text:p>
      <text:p text:style-name="P4">
News Source: <text:a xlink:type="simple" xlink:href="https://t.me/lumsrc/4709" text:style-name="Internet_20_link" text:visited-style-name="Visited_20_Internet_20_Link">
https://t.me/lumsrc/4709</text:a>
</text:p>
      <!--NEWS-->
      <text:h text:style-name="P10" text:outline-level="1">
<text:span text:style-name="T4">
In the summer, Mariupol is waiting for a problem with drinking water - Andryushchenko</text:span>
</text:h>
      <text:p text:style-name="P4">
Authors: Ukrinform (Person)</text:p>
      <text:p text:style-name="P4">
Publisher: Укринформ (Organization)</text:p>
      <text:p text:style-name="P4">
Published Time: 2023-05-07T-27:48:00+03:00</text:p>
      <text:p text:style-name="P4">
Modified Time: 2023-05-07T22:48:00+03:00</text:p>
      <text:p text:style-name="P4">
Description: Mariupol is waiting for a new problem with drinking water: Russians seek to combine two reservoirs, which will cause an ecological catastrophe in Azov.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ода', 'Війна з росією']</text:p>
      <text:p text:style-name="P4">
Type: Article</text:p>
      <!--METADATA-->
      <text:p text:style-name="P4">
<draw:frame draw:style-name="fr1" draw:name="Image66" text:anchor-type="as-char" svg:width="6.9236in" svg:height="3.956343in" draw:z-index="0">
<draw:image xlink:href="../Images/yкринформ/2023-05-07T-27-48-00-03-00/630_360_1680546247-363.jpg" xlink:type="simple" xlink:show="embed" xlink:actuate="onLoad" draw:mime-type="image/jpeg"/>
</draw:frame>
Namariupol is waiting for a new problem with drinking water: the Russians seek to combine the dwarfrace, which will cause an ecological catastrophe in Azov.</text:p>
      <text:p text:style-name="P4">
About it in <text:a xlink:type="simple" xlink:href="https://t.me/andriyshTime/9452" text:style-name="Internet_20_link" text:visited-style-name="Visited_20_Internet_20_Link">
</text:a>
The adviser to the city head of the city of Petro Andryushchenko reported, Ukrinform reports.</text:p>
      <text:p text:style-name="P4">
"Mariupol is waiting for a new problem with drinking water ... The fact is that water comes with a cutting reservoir in the Old Crimea, which is filled primarily through the flow of Kalchik - the same one that the Russians blocked inside the city tauapically turned into a swamp instead of a river. Therefore, with water - water. The misery is terrible. Even in the heat of the water level, the water level of water is not enough for Mariupol, and the blocked Kalchik will not allow the reservoir to be restored, " - explained Vandrunchenko.</text:p>
      <text:p text:style-name="P4">
<text:span text:style-name="T4">
 Read also: </text:span>
 <text:a xlink:type="simple" xlink:href="https://www.ukrinform.ua/rubric-regions/3705546-rosiani-peretvorili-na-smittezvalise-ruini-dramteatru-v-mariupoli-radnik-mera.html" text:style-name="Internet_20_link" text:visited-style-name="Visited_20_Internet_20_Link">
<text:span text:style-name="T4">
 Mariupol </text:span>
</text:a>
According to him, the occupiers "found" documents of the city council project on a new car and decided to implement it.</text:p>
      <text:p text:style-name="P4">
"… To realize - thoughtlessly. The project referred to a water -clever plant and the construction of a factic water intake of two reservoirs - the old Crimea and Pavlopolsky. Falling into the details, the Russians decided to combine these two reservoirs now," Andryushchenko said.</text:p>
      <text:p text:style-name="P4">
He stressed that it could solve the problem - but there is a nuance.</text:p>
      <text:p text:style-name="P4">
"Pavlopol reservoir should be replenished through Kalmius with the Siversky Donets's Done to work that does not work(Why is there no water of Donetsk). У підсумку, якщо зроблять, то просто вб’ють одночасно дваводосховища та всю флору/фауну навкруги. Остаточно", - додав радник мера.</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text:span>
 </text:a>
What the Russians will invent in order to kill the ecology of Azov - you can only guess, added Andryushchenko.</text:p>
      <text:p text:style-name="P4">
As it was reported, in Mariupol of Donetsk region <text:a xlink:type="simple" xlink:href="https://www.ukrinform.ua/rubric-ato/3702388-mariupol-zrujnovanij-na-ponad-90-zelenskij.html" text:style-name="Internet_20_link" text:visited-style-name="Visited_20_Internet_20_Link">
</text:a>
, the city is destroyed by the Russians by more than 90%.</text:p>
      <text:p text:style-name="P4">
News Source: <text:a xlink:type="simple" xlink:href="https://www.ukrinform.ua/rubric-regions/3705888-vlitku-na-mariupol-cekae-problema-z-pitnou-vodou-andrusenko.html" text:style-name="Internet_20_link" text:visited-style-name="Visited_20_Internet_20_Link">
https://www.ukrinform.ua/rubric-regions/3705888-vlitku-na-mariupol-cekae-problema-z-pitnou-vodou-andrusenko.html</text:a>
</text:p>
      <!--NEWS-->
      <text:h text:style-name="P10" text:outline-level="1">
<text:span text:style-name="T4">
The Russian Federation did not give up the idea of rocket stroke, in the sea four carriers with 32 "caliber" - Humeniuk</text:span>
</text:h>
      <text:p text:style-name="P4">
Authors: Ukrinform (Person)</text:p>
      <text:p text:style-name="P4">
Publisher: Укринформ (Organization)</text:p>
      <text:p text:style-name="P4">
Published Time: 2023-05-07T-29:26:00+03:00</text:p>
      <text:p text:style-name="P4">
Modified Time: 2023-05-07T22:26:00+03:00</text:p>
      <text:p text:style-name="P4">
Description: In the Black Sea, four Russian rocket launchers with 32 calibers continue on duty - this may indicate that the enemy has not abandoned the idea of a rocket strike in Ukraine.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Обстріл', 'Ракета', 'Війна з росією', 'Єдині новини', 'Наталія Гуменюк']</text:p>
      <text:p text:style-name="P4">
Type: Article</text:p>
      <!--METADATA-->
      <text:p text:style-name="P4">
<draw:frame draw:style-name="fr1" draw:name="Image67" text:anchor-type="as-char" svg:width="6.9236in" svg:height="3.956343in" draw:z-index="0">
<draw:image xlink:href="../Images/yкринформ/2023-05-07T-29-26-00-03-00/630_360_1683203408-838.jpg" xlink:type="simple" xlink:show="embed" xlink:actuate="onLoad" draw:mime-type="image/jpeg"/>
</draw:frame>
Four Russian rocket launchers with 32 calibers are continued in the blacksmith - it will testify that the enemy has not abandoned the idea of rocket strike in Ukraine.</text:p>
      <text:p text:style-name="P4">
This was stated in <text:a xlink:type="simple" xlink:href="http://www.youtube.com/watch" text:style-name="Internet_20_link" text:visited-style-name="Visited_20_Internet_20_Link">
</text:a>
Natalia Humeniuk, the head of the united news, the head of the united News, the head of the united coordination press center of Ukraine's defense forces, Ukrinform correspondent reports.</text:p>
      <text:p text:style-name="P4">
“There are 16 ships in the Black Sea. Among them continue the duty of the rocket launcher. The total volley can reach 32 calibers. It says about the fact that the enemy did not give up the idea of a rocket strike, ”Gumeniuk said.</text:p>
      <text:p text:style-name="P4">
She noted that the previous attack was characterized by the activity of strategic disposal with the use of not very accurate X-22 missiles. It was directed to the air defense, and later the enemy can be used to use a high -precision weapon to which [] belongs <text:a xlink:type="simple" xlink:href="https://www.ukrinform.ua/tag-raketa" text:style-name="Internet_20_link" text:visited-style-name="Visited_20_Internet_20_Link">
</text:a>
"Caliber".</text:p>
      <text:p text:style-name="P4">
<text:span text:style-name="T4">
 Read also: </text:span>
 <text:a xlink:type="simple" xlink:href="https://www.ukrinform.ua/rubric-ato/3705932-zagarbniki-rozsiruut-taktiku-viprobovuuci-ukrainsku-ppo-gumenuk.html" text:style-name="Internet_20_link" text:visited-style-name="Visited_20_Internet_20_Link">
<text:span text:style-name="T4">
 Humeniuk </text:span>
</text:a>
“So we cannot relax now. We all realize that the eve of the significant events that everyone expects, we must be very vigilant, do not ignore the signals of air anxiety, take into account that the enemy can have a kind of extraordinarily insidious, ”Humeniuk emphasized.</text:p>
      <text:p text:style-name="P4">
At the same time, she added that the Russians repeatedly tested different tactics when they kept all in tension in significant dates, but did not strike. More resistance when people did not expect, they fired the territory of Ukraine massively.</text:p>
      <text:p text:style-name="P4">
<text:span text:style-name="T4">
 Read also: </text:span>
 <text:a xlink:type="simple" xlink:href="https://www.ukrinform.ua/rubric-ato/3704734-gumenuk-pripuskae-so-rf-posilit-ataki-na-mirne-naselenna.html" text:style-name="Internet_20_link" text:visited-style-name="Visited_20_Internet_20_Link">
<text:span text:style-name="T4">
 Humeniuk </text:span>
</text:a>
“We need to be conscious and understand that the tension will hold. Track. We draw conclusions. We listen to air alarm signals, ”Humeniuk summed up.</text:p>
      <text:p text:style-name="P4">
As reported by Ukrinform, Russian troops on the night of May 7 <text:a xlink:type="simple" xlink:href="https://www.ukrinform.ua/rubric-ato/3705833-rosiani-vnoci-vipustili-po-mikolaivsini-pat-raket-h22.html" text:style-name="Internet_20_link" text:visited-style-name="Visited_20_Internet_20_Link">
</text:a>
The Nikolaev area five rockets X-22 of Strategic Aviation TU-22M3.</text:p>
      <text:p text:style-name="P4">
News Source: <text:a xlink:type="simple" xlink:href="https://www.ukrinform.ua/rubric-ato/3706065-vorog-ne-vidmovivsa-vid-idei-raketnogo-udaru-u-mori-cotiri-nosii-z-32-kalibrami-gumenuk.html" text:style-name="Internet_20_link" text:visited-style-name="Visited_20_Internet_20_Link">
https://www.ukrinform.ua/rubric-ato/3706065-vorog-ne-vidmovivsa-vid-idei-raketnogo-udaru-u-mori-cotiri-nosii-z-32-kalibrami-gumenuk.html</text:a>
</text:p>
      <!--NEWS-->
      <text:h text:style-name="P10" text:outline-level="1">
<text:span text:style-name="T4">
Synchronist Marina Alexia: we understand that we are waiting for victories</text:span>
</text:h>
      <text:p text:style-name="P4">
Authors: Ukrinform (Person)</text:p>
      <text:p text:style-name="P4">
Publisher: Укринформ (Organization)</text:p>
      <text:p text:style-name="P4">
Published Time: 2023-05-07T-31:14:15+03:00</text:p>
      <text:p text:style-name="P4">
Modified Time: 2023-05-07T22:14:15+03:00</text:p>
      <text:p text:style-name="P4">
Description: Ukrainian Synchronist Marina Aleksiaev shared her impressions of the victory at the stage of the World Cup on Artistic Swimming. - Ukrinform.</text:p>
      <text:p text:style-name="P4">
Images: ["<text:a xlink:type="simple" xlink:href="https://static.ukrinform.com/photos/2023_05/thumb_files/630_360_1683486742-614.jpg" text:style-name="Internet_20_link" text:visited-style-name="Visited_20_Internet_20_Link">
630_360_16834...</text:a>
"]</text:p>
      <text:p text:style-name="P4">
Tags: ['синхронне плавання']</text:p>
      <text:p text:style-name="P4">
Type: Article</text:p>
      <!--METADATA-->
      <text:p text:style-name="P4">
<draw:frame draw:style-name="fr1" draw:name="Image68" text:anchor-type="as-char" svg:width="6.9236in" svg:height="3.956343in" draw:z-index="0">
<draw:image xlink:href="../Images/yкринформ/2023-05-07T-31-14-15-03-00/630_360_1683486742-614.jpg" xlink:type="simple" xlink:show="embed" xlink:actuate="onLoad" draw:mime-type="image/jpeg"/>
</draw:frame>
Ukrainian Synchronist Marina Aleksiaev shared her impressions of the victory of the Nativity of the World Cup on Artistic Swimming.</text:p>
      <text:p text:style-name="P4">
She told this exclusively in a comment to Ukrinform.</text:p>
      <text:p text:style-name="P4">
“We strive to present Ukraine as high as possible. Each of the girls realizes that we are waiting for victories, friends, families, and military are sick for us. Our trainees add strength to all Ukraine in our joint fight against the aggressor, ”she said.</text:p>
      <text:p text:style-name="P4">
The Synchronist also noted that the new rules have changed approaches to artistic.</text:p>
      <text:p text:style-name="P4">
“We compete in the second tournament under new rules. In fact, they have changed, because now our difficulty is the main factor for victory. We make individual points for each element. There are a lot of penalties now, because if you recorded the item in your program, but during the speech did not make it, then you are zero. Because of this, you can lose many points, ”Alexia explained.</text:p>
      <text:p text:style-name="P4">
<text:span text:style-name="T4">
 Read also: </text:span>
 <text:a xlink:type="simple" xlink:href="https://www.ukrinform.ua/rubric-sports/3706058-zbirna-ukraini-z-artisticnogo-plavanna-stala-persou-v-akrobaticnij-programi-na-etapi-ks.html" text:style-name="Internet_20_link" text:visited-style-name="Visited_20_Internet_20_Link">
</text:a>
As it was reported, the Ukrainian national swimming team has won 3 medals of the World Cup: 2 gold(The duo of the Alexi sisters and the acrobatic group)and 1 -silver(Marta Fedin in an individual program). Змагання проходять уфранцузькому Монпельє.</text:p>
      <text:p text:style-name="P4">
Фото: пресслужба федерації</text:p>
      <text:p text:style-name="P4">
News Source: <text:a xlink:type="simple" xlink:href="https://www.ukrinform.ua/rubric-sports/3706062-sinhronistka-marina-aleksiiva-rozumiemo-so-vid-nas-cekaut-peremog.html" text:style-name="Internet_20_link" text:visited-style-name="Visited_20_Internet_20_Link">
https://www.ukrinform.ua/rubric-sports/3706062-sinhronistka-marina-aleksiiva-rozumiemo-so-vid-nas-cekaut-peremog.html</text:a>
</text:p>
      <!--NEWS-->
      <text:h text:style-name="P10" text:outline-level="1">
<text:span text:style-name="T4">
China is preparing to run into space a cargo ship Tyanzhou-6</text:span>
</text:h>
      <text:p text:style-name="P4">
Authors: Ukrinform (Person)</text:p>
      <text:p text:style-name="P4">
Publisher: Укринформ (Organization)</text:p>
      <text:p text:style-name="P4">
Published Time: 2023-05-07T-33:05:00+03:00</text:p>
      <text:p text:style-name="P4">
Modified Time: 2023-05-07T22:05:00+03:00</text:p>
      <text:p text:style-name="P4">
Description: On the Wenchan's space-in in southern China, a cargo ship "Tianzhou-6" and a Changzhen-7 Y7 launcher were installed, which should bring it to orbit. - Ukrinform.</text:p>
      <text:p text:style-name="P4">
Images: ["<text:a xlink:type="simple" xlink:href="https://static.ukrinform.com/photos/2023_05/thumb_files/630_360_1683485055-370.jpg" text:style-name="Internet_20_link" text:visited-style-name="Visited_20_Internet_20_Link">
630_360_16834...</text:a>
"]</text:p>
      <text:p text:style-name="P4">
Tags: ['Китай', 'Космос', 'Ракета']</text:p>
      <text:p text:style-name="P4">
Type: Article</text:p>
      <!--METADATA-->
      <text:p text:style-name="P4">
<draw:frame draw:style-name="fr1" draw:name="Image69" text:anchor-type="as-char" svg:width="6.9236in" svg:height="3.956343in" draw:z-index="0">
<draw:image xlink:href="../Images/yкринформ/2023-05-07T-33-05-00-03-00/630_360_1683485055-370.jpg" xlink:type="simple" xlink:show="embed" xlink:actuate="onLoad" draw:mime-type="image/jpeg"/>
</draw:frame>
Venchan's wandering in southern China was installed a cargo ship Tyanzhou-6 and a Changozhen-7 Y7 launcher, which should be launched into orbit.</text:p>
      <text:p text:style-name="P4">
About it reports <text:a xlink:type="simple" xlink:href="https://english.news.cn/20230507/21bf6c40e90d49f0adab26816e3c8f62/c.html" text:style-name="Internet_20_link" text:visited-style-name="Visited_20_Internet_20_Link">
</text:a>
, reports Ukrinform.</text:p>
      <text:p text:style-name="P4">
“Combination of Tyanzhou-6 Tyanzhou Space Space and Chanchezhen-7 Y7” rocket launcher(Long March-7 Y7 or “Great Hike-7 Y7”)The vaginal zone of the Wenchan Cosport was transported in Hainan province in a vertical alien, ”the message said.</text:p>
      <text:p text:style-name="P4">
As informed in the office of the program of piloted astronautics <text:a xlink:type="simple" xlink:href="https://www.ukrinform.ua/tag-kitaj" text:style-name="Internet_20_link" text:visited-style-name="Visited_20_Internet_20_Link">
</text:a>
 (CMSА), Launching Tyanzhou-6 is built "in the coming days at the right time".</text:p>
      <text:p text:style-name="P4">
<text:span text:style-name="T4">
 Read also: </text:span>
 <text:a xlink:type="simple" xlink:href="https://www.ukrinform.ua/rubric-technology/3674768-kitaj-uspisno-zapustiv-suputnik-distancijnogo-zonduvanna-zemli.html" text:style-name="Internet_20_link" text:visited-style-name="Visited_20_Internet_20_Link">
<text:span text:style-name="T4">
 launched </text:span>
 <text:span text:style-name="T4">
 Satellite </text:span>
</text:a>
The CMSA added that the facilities and equipment on the starting ground are fertile, and pre -start functional inspections and joint tests will be released according to the plan.</text:p>
      <text:p text:style-name="P4">
Recall that in November last year <text:a xlink:type="simple" xlink:href="https://www.ukrinform.ua/rubric-technology/3612773-kitaj-zapustiv-vantaznij-kosmicnij-korabel-tanczou5.html" text:style-name="Internet_20_link" text:visited-style-name="Visited_20_Internet_20_Link">
</text:a>
To deliver goods to the Tianun Space Station.</text:p>
      <text:p text:style-name="P4">
<text:span text:style-name="T5">
Foto: xinhua</text:span>
</text:p>
      <text:p text:style-name="P4">
News Source: <text:a xlink:type="simple" xlink:href="https://www.ukrinform.ua/rubric-technology/3706061-kitaj-gotuetsa-zapustiti-v-kosmos-vantaznij-korabel-tanczou6.html" text:style-name="Internet_20_link" text:visited-style-name="Visited_20_Internet_20_Link">
https://www.ukrinform.ua/rubric-technology/3706061-kitaj-gotuetsa-zapustiti-v-kosmos-vantaznij-korabel-tanczou6.html</text:a>
</text:p>
      <!--NEWS-->
      <text:h text:style-name="P10" text:outline-level="1">
<text:span text:style-name="T4">
In Melitopol and Berdyansk, supermarkets closed - the owner fled</text:span>
</text:h>
      <text:p text:style-name="P4">
Authors: Ukrinform (Person)</text:p>
      <text:p text:style-name="P4">
Publisher: Укринформ (Organization)</text:p>
      <text:p text:style-name="P4">
Published Time: 2023-05-07T-36:43:00+03:00</text:p>
      <text:p text:style-name="P4">
Modified Time: 2023-05-07T21:43:00+03:00</text:p>
      <text:p text:style-name="P4">
Description: In the temporarily captured Melitopol and Berdyansk Zaporizhzhya region, the Miera grocery stores closed. - Ukrinform.</text:p>
      <text:p text:style-name="P4">
Images: ["<text:a xlink:type="simple" xlink:href="https://static.ukrinform.com/photos/2019_03/thumb_files/630_360_1552330404-524.jpg" text:style-name="Internet_20_link" text:visited-style-name="Visited_20_Internet_20_Link">
630_360_15523...</text:a>
", "<text:a xlink:type="simple" xlink:href="https://static.ukrinform.com/photos/2023_05/1683472058-354.jpg" text:style-name="Internet_20_link" text:visited-style-name="Visited_20_Internet_20_Link">
1683472058-35...</text:a>
"]</text:p>
      <text:p text:style-name="P4">
Tags: ['Мелітополь', 'Федоров', 'Війна з росією']</text:p>
      <text:p text:style-name="P4">
Type: Article</text:p>
      <!--METADATA-->
      <text:p text:style-name="P4">
<draw:frame draw:style-name="fr1" draw:name="Image70" text:anchor-type="as-char" svg:width="6.9236in" svg:height="3.956343in" draw:z-index="0">
<draw:image xlink:href="../Images/yкринформ/2023-05-07T-36-43-00-03-00/630_360_1552330404-524.jpg" xlink:type="simple" xlink:show="embed" xlink:actuate="onLoad" draw:mime-type="image/jpeg"/>
</draw:frame>
Melitopol and Berdyansk, Zaporizhzhya region, the production stores "Miera".</text:p>
      <text:p text:style-name="P4">
About it in <text:a xlink:type="simple" xlink:href="https://t.me/ivan_fedorov_melitopol/1897" text:style-name="Internet_20_link" text:visited-style-name="Visited_20_Internet_20_Link">
</text:a>
The city chairman of Melitopol Ivan Fedorov reports, Ukrinform reports.</text:p>
      <text:p text:style-name="P4">
"In Melitopol and Berdyansk, the enemy grocery stores" Miera "suddenly closed. Residents report that the Donetsk owner fled from Melitopol," he wrote.</text:p>
      <text:p text:style-name="P4">
He added that on the eve of the closure in supermarkets, discounts were announced. This was explained by the "first birthday" of stores.</text:p>
      <text:p text:style-name="P4">
<draw:frame draw:style-name="fr1" draw:name="Image71" text:anchor-type="as-char" svg:width="6.9236in" svg:height="6.9236in" draw:z-index="0">
<draw:image xlink:href="../Images/yкринформ/2023-05-07T-36-43-00-03-00/1683472058-354.jpg" xlink:type="simple" xlink:show="embed" xlink:actuate="onLoad" draw:mime-type="image/jpeg"/>
</draw:frame>
<text:span text:style-name="T5">
Foto: Ivan Fedorov, telegram</text:span>
</text:p>
      <text:p text:style-name="P4">
Fedorov recalled that the shops were opened in the captured premises of the Ukrainian supermarket network, the choice of goods was poor, sometimes poor quality, and the reconstruction.</text:p>
      <text:p text:style-name="P4">
<text:span text:style-name="T4">
 Read also: </text:span>
 <text:a xlink:type="simple" xlink:href="https://www.ukrinform.ua/rubric-regions/3705917-zagarbniki-evakuuut-naselenna-tot-sob-prikrivatisa-nim-gumenuk.html" text:style-name="Internet_20_link" text:visited-style-name="Visited_20_Internet_20_Link">
</text:a>
However, it does not rule out that the shops could be closed due to the change of the owner. Fyodorovnatyknatny he would be Russian instead of Donetsk owners.</text:p>
      <text:p text:style-name="P4">
Earlier it was reported that the enemy provoked panic with an announcement of evacuation of the population from the temporarily occupied territories of Zaporizhzhya region. Vergodari and Tokmaks do not have fuel at the gas stations, and patients are discharged from hospitals.</text:p>
      <text:p text:style-name="P4">
Photo: https:///ria-m.tv/</text:p>
      <text:p text:style-name="P4">
News Source: <text:a xlink:type="simple" xlink:href="https://www.ukrinform.ua/rubric-regions/3706003-u-melitopoli-ta-berdansku-zakrilis-supermarketi-vlasnik-vtik.html" text:style-name="Internet_20_link" text:visited-style-name="Visited_20_Internet_20_Link">
https://www.ukrinform.ua/rubric-regions/3706003-u-melitopoli-ta-berdansku-zakrilis-supermarketi-vlasnik-vtik.html</text:a>
</text:p>
      <!--NEWS-->
      <text:h text:style-name="P10" text:outline-level="1">
<text:span text:style-name="T4">
Ukrainian Kochergin in Rakuva became a champion of Poland</text:span>
</text:h>
      <text:p text:style-name="P4">
Authors: Ukrinform (Person)</text:p>
      <text:p text:style-name="P4">
Publisher: Укринформ (Organization)</text:p>
      <text:p text:style-name="P4">
Published Time: 2023-05-07T-38:32:55+03:00</text:p>
      <text:p text:style-name="P4">
Modified Time: 2023-05-07T21:32:55+03:00</text:p>
      <text:p text:style-name="P4">
Description: Rakov, which is composed of Ukrainian footballer Vladislav Kochergin, guaranteed a championship in the Polish League ahead of schedule. - Ukrinform.</text:p>
      <text:p text:style-name="P4">
Images: ["<text:a xlink:type="simple" xlink:href="https://static.ukrinform.com/photos/2023_05/thumb_files/630_360_1683484292-284.jpg" text:style-name="Internet_20_link" text:visited-style-name="Visited_20_Internet_20_Link">
630_360_16834...</text:a>
"]</text:p>
      <text:p text:style-name="P4">
Tags: ['Футбол']</text:p>
      <text:p text:style-name="P4">
Type: Article</text:p>
      <!--METADATA-->
      <text:p text:style-name="P4">
<draw:frame draw:style-name="fr1" draw:name="Image72" text:anchor-type="as-char" svg:width="6.9236in" svg:height="3.956343in" draw:z-index="0">
<draw:image xlink:href="../Images/yкринформ/2023-05-07T-38-32-55-03-00/630_360_1683484292-284.jpg" xlink:type="simple" xlink:show="embed" xlink:actuate="onLoad" draw:mime-type="image/jpeg"/>
</draw:frame>
Rakov, which is composed by Ukrainian footballer Vladislav Kochergin, pre -warranty championship in the Polish League.</text:p>
      <text:p text:style-name="P4">
"Rakuva" lost "Crown"(0:1), but "Legia" gave way to "pursuit" Szczecin(1:2)In the 31st round of the Poland Championship, Ukrinform reports.</text:p>
      <text:p text:style-name="P4">
Thus, the gap between the teams is now 11 points for 3 rounds of Dawnysh. For "Rakuva" it is the first "gold" of the championship in the history of the club.</text:p>
      <text:p text:style-name="P4">
<text:span text:style-name="T4">
 Read also: </text:span>
 <text:a xlink:type="simple" xlink:href="https://www.ukrinform.ua/rubric-sports/3705716-apl-celsi-perervav-sestimatcevu-prograsnu-seriu-u-vsih-turnirah.html" text:style-name="Internet_20_link" text:visited-style-name="Visited_20_Internet_20_Link">
</text:a>
As it was reported, Kochergin in the current draw participated in 30 matches of Tavidn 6 goals and 2 assistants.</text:p>
      <text:p text:style-name="P4">
Photo: FC Rakow</text:p>
      <text:p text:style-name="P4">
News Source: <text:a xlink:type="simple" xlink:href="https://www.ukrinform.ua/rubric-sports/3706059-ukrainec-kocergin-u-skladi-rakuva-stav-cempionom-polsi.html" text:style-name="Internet_20_link" text:visited-style-name="Visited_20_Internet_20_Link">
https://www.ukrinform.ua/rubric-sports/3706059-ukrainec-kocergin-u-skladi-rakuva-stav-cempionom-polsi.html</text:a>
</text:p>
      <!--NEWS-->
      <text:h text:style-name="P10" text:outline-level="1">
<text:span text:style-name="T4">
The Ukrainian National Swimming team became the first in the acrobatic program at the COP stage</text:span>
</text:h>
      <text:p text:style-name="P4">
Authors: Ukrinform (Person)</text:p>
      <text:p text:style-name="P4">
Publisher: Укринформ (Organization)</text:p>
      <text:p text:style-name="P4">
Published Time: 2023-05-07T-40:23:00+03:00</text:p>
      <text:p text:style-name="P4">
Modified Time: 2023-05-07T21:23:00+03:00</text:p>
      <text:p text:style-name="P4">
Description: The national team of Ukraine won the Gold at the World Cup in the French Montpellier. - Ukrinform.</text:p>
      <text:p text:style-name="P4">
Images: ["<text:a xlink:type="simple" xlink:href="https://static.ukrinform.com/photos/2023_05/thumb_files/630_360_1683483735-318.jpg" text:style-name="Internet_20_link" text:visited-style-name="Visited_20_Internet_20_Link">
630_360_16834...</text:a>
", "<text:a xlink:type="simple" xlink:href="https://static.ukrinform.com/photos/2023_05/1683482334-308.jpg" text:style-name="Internet_20_link" text:visited-style-name="Visited_20_Internet_20_Link">
1683482334-30...</text:a>
"]</text:p>
      <text:p text:style-name="P4">
Tags: ['синхронне плавання']</text:p>
      <text:p text:style-name="P4">
Type: Article</text:p>
      <!--METADATA-->
      <text:p text:style-name="P4">
<draw:frame draw:style-name="fr1" draw:name="Image73" text:anchor-type="as-char" svg:width="6.9236in" svg:height="3.956343in" draw:z-index="0">
<draw:image xlink:href="../Images/yкринформ/2023-05-07T-40-23-00-03-00/630_360_1683483735-318.jpg" xlink:type="simple" xlink:show="embed" xlink:actuate="onLoad" draw:mime-type="image/jpeg"/>
</draw:frame>
The national voyage team won the gold at the World Cup of the Ufartzu Montpellier.</text:p>
      <text:p text:style-name="P4">
The Ukrainians took first place in the acrobatic competitions, reports Ukrinform.</text:p>
      <text:p text:style-name="P4">
<draw:frame draw:style-name="fr1" draw:name="Image74" text:anchor-type="as-char" svg:width="6.9236in" svg:height="9.231467in" draw:z-index="0">
<draw:image xlink:href="../Images/yкринформ/2023-05-07T-40-23-00-03-00/1683482334-308.jpg" xlink:type="simple" xlink:show="embed" xlink:actuate="onLoad" draw:mime-type="image/jpeg"/>
</draw:frame>
Ukraine was introduced by Marta Fedin, Marina and Vladislav Alexia, Veronica, Sofia Matsievskaya, Darius Moshinskaya, Angelina Ovchinnikova and Valeriatychenko. They scored 260,2750 points.</text:p>
      <text:p text:style-name="P4">
For Ukraine, this is the third award for the COP.</text:p>
      <text:p text:style-name="P4">
<text:span text:style-name="T4">
 Read also: </text:span>
 <text:a xlink:type="simple" xlink:href="https://www.ukrinform.ua/rubric-sports/3705727-sestri-aleksiivi-stali-persimi-na-etapi-kubka-svitu-z-artisticnogo-plavanna.html" text:style-name="Internet_20_link" text:visited-style-name="Visited_20_Internet_20_Link">
<text:span text:style-name="T4">
 Alexii </text:span>
</text:a>
As it was reported, earlier Marta Fedin won "silver", the sisters of Alexiosevized "Gold".</text:p>
      <text:p text:style-name="P4">
Photo: Synchronous Federation Press Service</text:p>
      <text:p text:style-name="P4">
News Source: <text:a xlink:type="simple" xlink:href="https://www.ukrinform.ua/rubric-sports/3706058-zbirna-ukraini-z-artisticnogo-plavanna-stala-persou-v-akrobaticnij-programi-na-etapi-ks.html" text:style-name="Internet_20_link" text:visited-style-name="Visited_20_Internet_20_Link">
https://www.ukrinform.ua/rubric-sports/3706058-zbirna-ukraini-z-artisticnogo-plavanna-stala-persou-v-akrobaticnij-programi-na-etapi-ks.html</text:a>
</text:p>
      <!--NEWS-->
      <text:h text:style-name="P10" text:outline-level="1">
<text:span text:style-name="T4">
In the Belarusian colony died a blogger convicted of cartoon on Lukashenko</text:span>
</text:h>
      <text:p text:style-name="P4">
Authors: Ukrinform (Person)</text:p>
      <text:p text:style-name="P4">
Publisher: Укринформ (Organization)</text:p>
      <text:p text:style-name="P4">
Published Time: 2023-05-07T-42:22:00+03:00</text:p>
      <text:p text:style-name="P4">
Modified Time: 2023-05-07T21:22:00+03:00</text:p>
      <text:p text:style-name="P4">
Description: In Belarus, a political prisoner-blogger Mykola Klimovich died in the colony, who was sentenced to Alexander Lukashenko through a caricature. - Ukrinform.</text:p>
      <text:p text:style-name="P4">
Images: ["<text:a xlink:type="simple" xlink:href="https://static.ukrinform.com/photos/2023_05/thumb_files/630_360_1683483004-376.jpeg" text:style-name="Internet_20_link" text:visited-style-name="Visited_20_Internet_20_Link">
630_360_16834...</text:a>
"]</text:p>
      <text:p text:style-name="P4">
Tags: ['білорусь', 'лукашенко', 'Репресії', 'Смерть', 'Карикатури']</text:p>
      <text:p text:style-name="P4">
Type: Article</text:p>
      <!--METADATA-->
      <text:p text:style-name="P4">
<draw:frame draw:style-name="fr1" draw:name="Image75" text:anchor-type="as-char" svg:width="6.9236in" svg:height="3.951347in" draw:z-index="0">
<draw:image xlink:href="../Images/yкринформ/2023-05-07T-42-22-00-03-00/630_360_1683483004-376.jpeg" xlink:type="simple" xlink:show="embed" xlink:actuate="onLoad" draw:mime-type="image/jpeg"/>
</draw:frame>
Ubillorus in the colony died political prisoner-blogger Mykola Klimovich, who condemned the cartoon on Alexander Lukashenko.</text:p>
      <text:p text:style-name="P4">
As Ukrinform reports, it reports <text:a xlink:type="simple" xlink:href="https://www.radiosvoboda.org/a/news-koloniya-bilorus-bloger-smert/32400684.html" text:style-name="Internet_20_link" text:visited-style-name="Visited_20_Internet_20_Link">
</text:a>
With reference to the Vyasna Human Rights Center.</text:p>
      <text:p text:style-name="P4">
“A 61-year-old political prisoner from Pinsk Mykolaklimovich died in the Vitebsk colony # 3. He was sentenced to a year of colonies for reaction to Lukashenko's cartoon in "Classmates", - the message reads.</text:p>
      <text:p text:style-name="P4">
It is noted that on February 28, Klimovich, who had the second group of disabilities through problems with the heart, was sentenced to a year of colonies for an article on image <text:a xlink:type="simple" xlink:href="https://www.ukrinform.ua/tag-lukasenko" text:style-name="Internet_20_link" text:visited-style-name="Visited_20_Internet_20_Link">
</text:a>
.</text:p>
      <text:p text:style-name="P4">
Human rights activists specify that the man made a sentence for a satirical drawing, which he placed on a personal page on the social network.</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Lukashen </text:span>
</text:a>
According to Radio Liberty, in Belarus, the sentences of the image of representatives, including Lukashenko, have become widespread. The UN Human Rights Human Commissioner in a report devoted to the political repression of Ublorus, concluded that the scale of repression is that it could be regarded as a crime against humanity.</text:p>
      <text:p text:style-name="P4">
<text:span text:style-name="T5">
Foto: Spring96.org</text:span>
</text:p>
      <text:p text:style-name="P4">
News Source: <text:a xlink:type="simple" xlink:href="https://www.ukrinform.ua/rubric-world/3706055-u-biloruskij-kolonii-pomer-bloger-zasudzenij-cerez-karikaturu-na-lukasenka.html" text:style-name="Internet_20_link" text:visited-style-name="Visited_20_Internet_20_Link">
https://www.ukrinform.ua/rubric-world/3706055-u-biloruskij-kolonii-pomer-bloger-zasudzenij-cerez-karikaturu-na-lukasenka.html</text:a>
</text:p>
      <!--NEWS-->
      <text:h text:style-name="P10" text:outline-level="1">
<text:span text:style-name="T4">
It is important for the world to know about every fact of Russian terror - Zelensky</text:span>
</text:h>
      <text:p text:style-name="P4">
Authors: Ukrinform (Person)</text:p>
      <text:p text:style-name="P4">
Publisher: Укринформ (Organization)</text:p>
      <text:p text:style-name="P4">
Published Time: 2023-05-07T-44:03:00+03:00</text:p>
      <text:p text:style-name="P4">
Modified Time: 2023-05-07T21:03:00+03:00</text:p>
      <text:p text:style-name="P4">
Description: Ukraine should constantly inform the international community about cases of Russian terror against Ukrainian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Тероризм', 'Зеленський', 'Війна з росією']</text:p>
      <text:p text:style-name="P4">
Type: Article</text:p>
      <!--METADATA-->
      <text:p text:style-name="P4">
<draw:frame draw:style-name="fr1" draw:name="Image76" text:anchor-type="as-char" svg:width="6.9236in" svg:height="3.956343in" draw:z-index="0">
<draw:image xlink:href="../Images/yкринформ/2023-05-07T-44-03-00-03-00/630_360_1679682020-565.jpeg" xlink:type="simple" xlink:show="embed" xlink:actuate="onLoad" draw:mime-type="image/jpeg"/>
</draw:frame>
Ukraine is constantly informing the international community about the cases of Russian terroids of Ukrainians.</text:p>
      <text:p text:style-name="P4">
According to Ukrinform, President Volodymyr Zelenskyy said in <text:a xlink:type="simple" xlink:href="https://t.me/V_Zelenskiy_official/6159" text:style-name="Internet_20_link" text:visited-style-name="Visited_20_Internet_20_Link">
</text:a>
.</text:p>
      <text:p text:style-name="P4">
“It is very important for the world to know about every fact of Russian terror against our people. For the world to speak about what the terrorist state is doing and how we love life, ”the Head of State said.</text:p>
      <text:p text:style-name="P4">
<text:span text:style-name="T4">
 Read also: </text:span>
 <text:a xlink:type="simple" xlink:href="https://www.ukrinform.ua/rubric-polytics/3706046-zelenskij-anonsuvav-provedenna-u-kievi-miznarodnih-zustricej-riznogo-rivna.html" text:style-name="Internet_20_link" text:visited-style-name="Visited_20_Internet_20_Link">
<text:span text:style-name="T4">
 Zelensky </text:span>
</text:a>
He thanked everyone and everyone who helps Ukraine, spreading the truth of pro -Russian blows and shelling, about the cruelty of the occupiers, which does not stop Anina's day.</text:p>
      <text:p text:style-name="P4">
Zelensky recalled the permanent Russian terror against Nikopol, the brutal units of Kherson and the region, the strikes in Kharkiv and the region, the terror against the villages of the border areas in Chernihiv and Sumy region, Hell in Donetsk region.</text:p>
      <text:p text:style-name="P4">
“Only yesterday and only one Russian blow to the Kherson region did nine Ukrainians agreed - they were demining, returning people's safety. My condolences to my relatives, loved ones, ”he said.</text:p>
      <text:p text:style-name="P4">
<text:span text:style-name="T4">
 Read also: </text:span>
 <text:a xlink:type="simple" xlink:href="https://www.ukrinform.ua/rubric-ato/3706038-usi-hto-dopomagae-ukraini-povertati-bezpeku-e-zahisnikami-miru-zelenskij.html" text:style-name="Internet_20_link" text:visited-style-name="Visited_20_Internet_20_Link">
<text:span text:style-name="T4">
 Zelensky </text:span>
</text:a>
The President noted that security is the main target for Russia, both in our country and everywhere in Europe, everywhere in the free world. Destroying safety, carrying death and chaos is all that the terrorist state does.</text:p>
      <text:p text:style-name="P4">
"And everyone who helps Ukraine to return security, all who strengthen partnerships in Europe for the sake of security, for the sake of common force, all who press the alleged terrorist, are all defenders of peace," the Head of State emphasized.</text:p>
      <text:p text:style-name="P4">
As reported by Ukrinform, the army of the Russian Federation during the day fired 11 inhabited pens of Donetsk region, using the missiles S-300, RSSV "Grad", artillery.</text:p>
      <text:p text:style-name="P4">
Photo: op</text:p>
      <text:p text:style-name="P4">
News Source: <text:a xlink:type="simple" xlink:href="https://www.ukrinform.ua/rubric-ato/3706054-vazlivo-abi-svit-znav-pro-kozen-fakt-rosijskogo-teroru-zelenskij.html" text:style-name="Internet_20_link" text:visited-style-name="Visited_20_Internet_20_Link">
https://www.ukrinform.ua/rubric-ato/3706054-vazlivo-abi-svit-znav-pro-kozen-fakt-rosijskogo-teroru-zelenskij.html</text:a>
</text:p>
      <!--NEWS-->
      <text:h text:style-name="P10" text:outline-level="1">
<text:span text:style-name="T4">
In Kherson region, the tractor exploded on a hostile mini, the driver is seriously injured</text:span>
</text:h>
      <text:p text:style-name="P4">
Authors: Ukrinform (Person)</text:p>
      <text:p text:style-name="P4">
Publisher: Укринформ (Organization)</text:p>
      <text:p text:style-name="P4">
Published Time: 2023-05-07T-47:57:00+03:00</text:p>
      <text:p text:style-name="P4">
Modified Time: 2023-05-07T20:57:00+03:00</text:p>
      <text:p text:style-name="P4">
Description: In the high Kherson region, the tractor exploded on the Russian mini, the driver suffered serious injuries. - Ukrinform.</text:p>
      <text:p text:style-name="P4">
Images: ["<text:a xlink:type="simple" xlink:href="https://static.ukrinform.com/photos/2020_04/thumb_files/630_360_1586340478-109.jpg" text:style-name="Internet_20_link" text:visited-style-name="Visited_20_Internet_20_Link">
630_360_15863...</text:a>
", "<text:a xlink:type="simple" xlink:href="https://static.ukrinform.com/photos/2023_05/1683482181-812.jpg" text:style-name="Internet_20_link" text:visited-style-name="Visited_20_Internet_20_Link">
1683482181-81...</text:a>
"]</text:p>
      <text:p text:style-name="P4">
Tags: ['Херсонщина', 'Міна', 'Вибух', 'Війна з росією']</text:p>
      <text:p text:style-name="P4">
Type: Article</text:p>
      <!--METADATA-->
      <text:p text:style-name="P4">
<draw:frame draw:style-name="fr1" draw:name="Image77" text:anchor-type="as-char" svg:width="6.9236in" svg:height="3.956343in" draw:z-index="0">
<draw:image xlink:href="../Images/yкринформ/2023-05-07T-47-57-00-03-00/630_360_1586340478-109.jpg" xlink:type="simple" xlink:show="embed" xlink:actuate="onLoad" draw:mime-type="image/jpeg"/>
</draw:frame>
The tractor exploded at the Kherson region to the Kherson region, the driver suffered serious injuries.</text:p>
      <text:p text:style-name="P4">
According to Ukrinform, the Kherson Regional State Administration reports in <text:a xlink:type="simple" xlink:href="https://www.facebook.com/khoda.gov.ua/posts/pfbid0KfkHYDxv7NrpSiFgdmssAG8vL9ZdA3fn5q75Vv51hPkus8a15szhTwSbqfiYPUYFl" text:style-name="Internet_20_link" text:visited-style-name="Visited_20_Internet_20_Link">
</text:a>
.</text:p>
      <text:p text:style-name="P4">
Трагедія сталася у полі поблизу села Ольгине. Під час обробки землі 54-річнийчоловік наїхав на протитанкову <text:a xlink:type="simple" xlink:href="https://www.ukrinform.ua/tag-mina" text:style-name="Internet_20_link" text:visited-style-name="Visited_20_Internet_20_Link">
 </text:a>
, left by the Russian army.</text:p>
      <text:p text:style-name="P4">
Due to the detonation of explosives, the tractor driver suffered severe injuries - burns about 20%of the body, fragile wounds of the hands, legs and chest.</text:p>
      <text:p text:style-name="P4">
<draw:frame draw:style-name="fr1" draw:name="Image78" text:anchor-type="as-char" svg:width="6.9236in" svg:height="9.231467in" draw:z-index="0">
<draw:image xlink:href="../Images/yкринформ/2023-05-07T-47-57-00-03-00/1683482181-812.jpg" xlink:type="simple" xlink:show="embed" xlink:actuate="onLoad" draw:mime-type="image/jpeg"/>
</draw:frame>
Photo: Kherson</text:p>
      <text:p text:style-name="P4">
<text:span text:style-name="T4">
 Read also: </text:span>
 <text:a xlink:type="simple" xlink:href="https://www.ukrinform.ua/rubric-regions/3705682-na-harkivsini-traktorist-pidirvavsa-na-mini.html" text:style-name="Internet_20_link" text:visited-style-name="Visited_20_Internet_20_Link">
<text:span text:style-name="T4">
 tractor </text:span>
</text:a>
The victim was given first aid and hospitalized by an ambulance at the hospital in Kryvyi Rih. He is now a medical.</text:p>
      <text:p text:style-name="P4">
As reported by Ukrinform, on May 6 in <text:a xlink:type="simple" xlink:href="https://www.ukrinform.ua/rubric-ato/3705722-na-hersonsini-pid-cas-rozminuvanna-pirotehniki-potrapili-pid-obstril-sestero-zagiblih.html" text:style-name="Internet_20_link" text:visited-style-name="Visited_20_Internet_20_Link">
</text:a>
During the execution of tasks for demining the pirotechnics came under fire, six experts were killed.</text:p>
      <text:p text:style-name="P4">
_ First photo illustrative_</text:p>
      <text:p text:style-name="P4">
News Source: <text:a xlink:type="simple" xlink:href="https://www.ukrinform.ua/rubric-regions/3706051-na-hersonsini-traktor-pidirvavsa-na-vorozij-mini-vodij-tazko-travmovanij.html" text:style-name="Internet_20_link" text:visited-style-name="Visited_20_Internet_20_Link">
https://www.ukrinform.ua/rubric-regions/3706051-na-hersonsini-traktor-pidirvavsa-na-vorozij-mini-vodij-tazko-travmovanij.html</text:a>
</text:p>
      <!--NEWS-->
      <text:h text:style-name="P10" text:outline-level="1">
<text:span text:style-name="T4">
APL: Arsenal with Zinchenko won Newcastle</text:span>
</text:h>
      <text:p text:style-name="P4">
Authors: Ukrinform (Person)</text:p>
      <text:p text:style-name="P4">
Publisher: Укринформ (Organization)</text:p>
      <text:p text:style-name="P4">
Published Time: 2023-05-07T-49:52:09+03:00</text:p>
      <text:p text:style-name="P4">
Modified Time: 2023-05-07T20:52:09+03:00</text:p>
      <text:p text:style-name="P4">
Description: "Gunners" remain in the race for the championship in the APL. - Ukrinform.</text:p>
      <text:p text:style-name="P4">
Images: ["<text:a xlink:type="simple" xlink:href="https://static.ukrinform.com/photos/2023_05/thumb_files/630_360_1683481853-669.jpg" text:style-name="Internet_20_link" text:visited-style-name="Visited_20_Internet_20_Link">
630_360_16834...</text:a>
"]</text:p>
      <text:p text:style-name="P4">
Tags: ['Арсенал', 'Футбол', 'Зінченко', 'АПЛ']</text:p>
      <text:p text:style-name="P4">
Type: Article</text:p>
      <!--METADATA-->
      <text:p text:style-name="P4">
<draw:frame draw:style-name="fr1" draw:name="Image79" text:anchor-type="as-char" svg:width="6.9236in" svg:height="3.956343in" draw:z-index="0">
<draw:image xlink:href="../Images/yкринформ/2023-05-07T-49-52-09-03-00/630_360_1683481853-669.jpg" xlink:type="simple" xlink:show="embed" xlink:actuate="onLoad" draw:mime-type="image/jpeg"/>
</draw:frame>
"Gunners" remain in the race for the championship in the APL.</text:p>
      <text:p text:style-name="P4">
Arsenal in a foreign field overcame Newcastle 2-0 in the 35th round of the English Premier League, Ukrinform reports.</text:p>
      <text:p text:style-name="P4">
Edegorn was distinguished as a part of the canon. Another goal of the defender of the Forty Sherzabes into his own gates.</text:p>
      <text:p text:style-name="P4">
The victory "allowed" the ward of the artet to approach the "Man City" at the same time 1 point. The "locals" have one game in stock.</text:p>
      <text:p text:style-name="P4">
<text:span text:style-name="T4">
 Read also: </text:span>
 <text:a xlink:type="simple" xlink:href="https://www.ukrinform.ua/rubric-sports/3706029-seltik-stav-peremozcem-cempionatu-sotlandii.html" text:style-name="Internet_20_link" text:visited-style-name="Visited_20_Internet_20_Link">
</text:a>
As it was reported, Manchester City heads the APL, having 82 points after 34 matches in the asset.</text:p>
      <text:p text:style-name="P4">
Photo: twitter.com/rasenal</text:p>
      <text:p text:style-name="P4">
News Source: <text:a xlink:type="simple" xlink:href="https://www.ukrinform.ua/rubric-sports/3706048-apl-arsenal-iz-zincenkom-peremig-nukasl.html" text:style-name="Internet_20_link" text:visited-style-name="Visited_20_Internet_20_Link">
https://www.ukrinform.ua/rubric-sports/3706048-apl-arsenal-iz-zincenkom-peremig-nukasl.html</text:a>
</text:p>
      <!--NEWS-->
      <text:h text:style-name="P10" text:outline-level="1">
<text:span text:style-name="T4">
Zelensky announced holding international meetings of different levels in Kiev</text:span>
</text:h>
      <text:p text:style-name="P4">
Authors: Ukrinform (Person)</text:p>
      <text:p text:style-name="P4">
Publisher: Укринформ (Organization)</text:p>
      <text:p text:style-name="P4">
Published Time: 2023-05-07T-51:51:35+03:00</text:p>
      <text:p text:style-name="P4">
Modified Time: 2023-05-07T20:51:35+03:00</text:p>
      <text:p text:style-name="P4">
Description: There is an active preparation for new events in May and June, including international meetings of different levels in Kiev. - Ukrinform.</text:p>
      <text:p text:style-name="P4">
Images: ["<text:a xlink:type="simple" xlink:href="https://static.ukrinform.com/photos/2023_05/thumb_files/630_360_1683481022-455.jpeg" text:style-name="Internet_20_link" text:visited-style-name="Visited_20_Internet_20_Link">
630_360_16834...</text:a>
"]</text:p>
      <text:p text:style-name="P4">
Tags: ['Київ', 'Зеленський', 'Дипломатія']</text:p>
      <text:p text:style-name="P4">
Type: Article</text:p>
      <!--METADATA-->
      <text:p text:style-name="P4">
<draw:frame draw:style-name="fr1" draw:name="Image80" text:anchor-type="as-char" svg:width="6.9236in" svg:height="3.956343in" draw:z-index="0">
<draw:image xlink:href="../Images/yкринформ/2023-05-07T-51-51-35-03-00/630_360_1683481022-455.jpeg" xlink:type="simple" xlink:show="embed" xlink:actuate="onLoad" draw:mime-type="image/jpeg"/>
</draw:frame>
Long -term preparation for new events in May and June, including international zooms of different levels in Kiev.</text:p>
      <text:p text:style-name="P4">
According to Ukrinform, President Volodymyr Zelenskyy said in <text:a xlink:type="simple" xlink:href="https://t.me/V_Zelenskiy_official/6159" text:style-name="Internet_20_link" text:visited-style-name="Visited_20_Internet_20_Link">
</text:a>
.</text:p>
      <text:p text:style-name="P4">
Video: <text:a xlink:type="simple" xlink:href="https://t.me/V_Zelenskiy_official/6159" text:style-name="Internet_20_link" text:visited-style-name="Visited_20_Internet_20_Link">
</text:a>
“This week ends - very fruitful for Ukraine. And these days we are actively active in new events in May and June. We must make this time not less fertile both in the supply of weapons for our soldiers and in decisions for Ukraine, in negotiations with our partners, ”the President said.</text:p>
      <text:p text:style-name="P4">
<text:span text:style-name="T4">
 Read also: </text:span>
 <text:a xlink:type="simple" xlink:href="https://www.ukrinform.ua/rubric-ato/3706038-usi-hto-dopomagae-ukraini-povertati-bezpeku-e-zahisnikami-miru-zelenskij.html" text:style-name="Internet_20_link" text:visited-style-name="Visited_20_Internet_20_Link">
<text:span text:style-name="T4">
 Zelensky </text:span>
</text:a>
He noted that the preparation of sanctions against the Russian aggressor is currently underway.</text:p>
      <text:p text:style-name="P4">
“We are waiting for international meetings of different levels in Kiev. We are talking to our partners with weapons that will help us to make more for the sake of restoring peace, ”the head of state said.</text:p>
      <text:p text:style-name="P4">
Zelensky emphasized that this week different partners were awarded to Ukraine and Ukrainians - from the United States to New Zealand, Viennectand and Belgium to Croatia. And also the countries of Northern Europe - Norway, Denmark, Sweden, Finland, Iceland.</text:p>
      <text:p text:style-name="P4">
<text:span text:style-name="T4">
 Read also: </text:span>
 <text:a xlink:type="simple" xlink:href="https://www.ukrinform.ua/rubric-ato/3705969-bilse-peremog-ukraini-na-poli-bou-prizvedut-do-zbilsenna-dopomogi-zelenskij.html" text:style-name="Internet_20_link" text:visited-style-name="Visited_20_Internet_20_Link">
<text:span text:style-name="T4">
 Zelensky </text:span>
</text:a>
The President thanked for each partners' decision to support Ukraine.</text:p>
      <text:p text:style-name="P4">
In addition, Zelensky reported that the Ukrainian side is working out in detail and new international partners are new steps in helping Ukraine.</text:p>
      <text:p text:style-name="P4">
“We expect them in the near future - exactly what is needed for our power, for the protection of our sky, for justice against terrorists and for a speedy restoration of peace for all Ukrainian land. I will not say about those decisions that can be discussed in public, ”Zelensky emphasized.</text:p>
      <text:p text:style-name="P4">
<text:span text:style-name="T4">
 Read also: </text:span>
 <text:a xlink:type="simple" xlink:href="https://www.ukrinform.ua/rubric-economy/3705750-zelenskij-zustrivsa-z-delegacieu-amerikanskogo-statu-uta.html" text:style-name="Internet_20_link" text:visited-style-name="Visited_20_Internet_20_Link">
<text:span text:style-name="T4">
 Zelensky </text:span>
</text:a>
As reported by Ukrinform, President of Ukraine Volodymyr Zelensky stated that as much victory on the battlefield against the Russians will achieve Ukrainian defense forces, and the world will help Ukraine.</text:p>
      <text:p text:style-name="P4">
Photo: op</text:p>
      <text:p text:style-name="P4">
News Source: <text:a xlink:type="simple" xlink:href="https://www.ukrinform.ua/rubric-polytics/3706046-zelenskij-anonsuvav-provedenna-u-kievi-miznarodnih-zustricej-riznogo-rivna.html" text:style-name="Internet_20_link" text:visited-style-name="Visited_20_Internet_20_Link">
https://www.ukrinform.ua/rubric-polytics/3706046-zelenskij-anonsuvav-provedenna-u-kievi-miznarodnih-zustricej-riznogo-rivna.html</text:a>
</text:p>
      <!--NEWS-->
      <text:h text:style-name="P10" text:outline-level="1">
<text:span text:style-name="T4">
Ukrainians have won three medals at the Academic Rowing World Cup</text:span>
</text:h>
      <text:p text:style-name="P4">
Authors: Ukrinform (Person)</text:p>
      <text:p text:style-name="P4">
Publisher: Укринформ (Organization)</text:p>
      <text:p text:style-name="P4">
Published Time: 2023-05-07T-53:43:34+03:00</text:p>
      <text:p text:style-name="P4">
Modified Time: 2023-05-07T20:43:34+03:00</text:p>
      <text:p text:style-name="P4">
Description: The Ukrainian four won 3 medals within the World Cup on Academic Rowing. - Ukrinform.</text:p>
      <text:p text:style-name="P4">
Images: ["<text:a xlink:type="simple" xlink:href="https://static.ukrinform.com/photos/2023_05/thumb_files/630_360_1683481334-376.jpg" text:style-name="Internet_20_link" text:visited-style-name="Visited_20_Internet_20_Link">
630_360_16834...</text:a>
"]</text:p>
      <text:p text:style-name="P4">
Tags: ['академічне веслування']</text:p>
      <text:p text:style-name="P4">
Type: Article</text:p>
      <!--METADATA-->
      <text:p text:style-name="P4">
<draw:frame draw:style-name="fr1" draw:name="Image81" text:anchor-type="as-char" svg:width="6.9236in" svg:height="3.956343in" draw:z-index="0">
<draw:image xlink:href="../Images/yкринформ/2023-05-07T-53-43-34-03-00/630_360_1683481334-376.jpg" xlink:type="simple" xlink:show="embed" xlink:actuate="onLoad" draw:mime-type="image/jpeg"/>
</draw:frame>
The Ukrainian four won 3 medals within the World Cup on Academic Way.</text:p>
      <text:p text:style-name="P4">
In Zagreb, Croatia, the first stage of the World Cup for Academic Way was passed, the National Olympic Committee in [] reports(https://www.facebook.com/olympicua/photos/pcb.6192257637520381/6192252797520865/?type=3&amp;theater), reports Ukrinform.</text:p>
      <text:p text:style-name="P4">
A pair of women's four consisting of Kateryna Dudchenko, Anastasia Firi, Natalia Dovidko and Darina Verkhoglya won gold medals.</text:p>
      <text:p text:style-name="P4">
The paired men's four consisting of Dmitry Guli, Alexander Nadorko, Ivanadobodko and Mykola Kalashnik won silver.</text:p>
      <text:p text:style-name="P4">
<text:span text:style-name="T4">
 Read also: </text:span>
 <text:a xlink:type="simple" xlink:href="https://www.ukrinform.ua/rubric-sports/3535371-prigodi-vesluvalnikiv-v-nimeccini-z-mrieu-pro-mir.html" text:style-name="Internet_20_link" text:visited-style-name="Visited_20_Internet_20_Link">
</text:a>
Quartet consisting of Alexei Selivanov, Sergey Grin, Mykola Mazur and Maximaboklazhenko became the third among the swinging four without stubble.</text:p>
      <text:p text:style-name="P4">
Photo: NOC of Ukraine</text:p>
      <text:p text:style-name="P4">
News Source: <text:a xlink:type="simple" xlink:href="https://www.ukrinform.ua/rubric-sports/3706044-ukrainci-zdobuli-tri-medali-na-kubku-svitu-z-akademicnogo-vesluvanna.html" text:style-name="Internet_20_link" text:visited-style-name="Visited_20_Internet_20_Link">
https://www.ukrinform.ua/rubric-sports/3706044-ukrainci-zdobuli-tri-medali-na-kubku-svitu-z-akademicnogo-vesluvanna.html</text:a>
</text:p>
      <!--NEWS-->
      <text:h text:style-name="P10" text:outline-level="1">
<text:span text:style-name="T4">
Biden urged Congress to impose additional restrictions on weapons circulation</text:span>
</text:h>
      <text:p text:style-name="P4">
Authors: Ukrinform (Person)</text:p>
      <text:p text:style-name="P4">
Publisher: Укринформ (Organization)</text:p>
      <text:p text:style-name="P4">
Published Time: 2023-05-07T-55:42:00+03:00</text:p>
      <text:p text:style-name="P4">
Modified Time: 2023-05-07T20:42:00+03:00</text:p>
      <text:p text:style-name="P4">
Description: Following the shooting and mass murder at the Texas Shopping Center, US President Joe Biden called for Congress to immediately impose legislative restrictions on the circulation of offensive weapons and to strengthen control over its sales. - Ukrinform.</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Зброя']</text:p>
      <text:p text:style-name="P4">
Type: Article</text:p>
      <!--METADATA-->
      <text:p text:style-name="P4">
<draw:frame draw:style-name="fr1" draw:name="Image82" text:anchor-type="as-char" svg:width="6.9236in" svg:height="3.956343in" draw:z-index="0">
<draw:image xlink:href="../Images/yкринформ/2023-05-07T-55-42-00-03-00/630_360_1677001506-454.jpg" xlink:type="simple" xlink:show="embed" xlink:actuate="onLoad" draw:mime-type="image/jpeg"/>
</draw:frame>
Post -shot and mass murder at the Texas Texas Presidential Center, Joe Biden, appealed to Congress immediately impose law -making restrictions on the circulation of offensive weapons and strengthen control over its sales.</text:p>
      <text:p text:style-name="P4">
This is stated in <text:a xlink:type="simple" xlink:href="https://www.whitehouse.gov/briefing-room/statements-releases/2023/05/07/statement-from-president-joe-biden-on-the-shooting-in-allen-texas/" text:style-name="Internet_20_link" text:visited-style-name="Visited_20_Internet_20_Link">
</text:a>
The White House, widespread on Sunday, reports Ukrinform.</text:p>
      <text:p text:style-name="P4">
“I ask the Congress to send me a bill on banning assaulting and high capacity shops; Introduction of general verification of biographical data(Buyers of weapons - ed.); safe storage requirements; termination of immunity for weapons manufacturers. I will sign it immediately, ”the White House Glava said.</text:p>
      <text:p text:style-name="P4">
<text:span text:style-name="T4">
 Read also: </text:span>
 <text:a xlink:type="simple" xlink:href="https://www.ukrinform.ua/rubric-technology/3705164-bajden-zustrivsa-z-kerivnikami-microsoft-i-google-govorili-pro-bezpecnist-stucnogo-intelektu.html" text:style-name="Internet_20_link" text:visited-style-name="Visited_20_Internet_20_Link">
<text:span text:style-name="T4">
 Biden </text:span>
</text:a>
He stressed that this year alone, the US communities were affected by 200 mass shootings, and the main cause of death in the USA in the USA is a violence using weapons.</text:p>
      <text:p text:style-name="P4">
Biden recalled that since the beginning of his presidency, he has signed a two -party law on safe communities and took two dozen enforcement actions to stop a wave of violence.</text:p>
      <text:p text:style-name="P4">
“We have made some progress. Various states forbid assault weapons, expand restrictive legislation, etc., but this is not enough. It is necessary to make more actions and do it faster to save life, ”the US President emphasized.</text:p>
      <text:p text:style-name="P4">
<text:span text:style-name="T4">
 Read also: </text:span>
 <text:a xlink:type="simple" xlink:href="https://www.ukrinform.ua/rubric-world/3705903-unaslidok-strilanini-v-torgovelnomu-centri-tehasa-zaginuli-devatero-ludej.html" text:style-name="Internet_20_link" text:visited-style-name="Visited_20_Internet_20_Link">
<text:span text:style-name="T4">
 Texas </text:span>
</text:a>
As reported by Ukrinform, on Saturday in the suburbs of Dallas, Texas, <text:a xlink:type="simple" xlink:href="https://www.ukrinform.ua/rubric-world/3705791-u-tehasi-stalasa-strilanina-v-torgovelnomu-centri-e-vbiti-ta-poraneni.html" text:style-name="Internet_20_link" text:visited-style-name="Visited_20_Internet_20_Link">
</text:a>
.</text:p>
      <text:p text:style-name="P4">
Photo: PAP</text:p>
      <text:p text:style-name="P4">
News Source: <text:a xlink:type="simple" xlink:href="https://www.ukrinform.ua/rubric-world/3706042-bajden-zaklikav-kongres-zaprovaditi-dodatkovi-obmezenna-sodo-obigu-zbroi.html" text:style-name="Internet_20_link" text:visited-style-name="Visited_20_Internet_20_Link">
https://www.ukrinform.ua/rubric-world/3706042-bajden-zaklikav-kongres-zaprovaditi-dodatkovi-obmezenna-sodo-obigu-zbroi.html</text:a>
</text:p>
      <!--NEWS-->
      <text:h text:style-name="P10" text:outline-level="1">
<text:span text:style-name="T4">
Demonstration of St. George's Ribbon is a criminal offense - Vitsche Berlin</text:span>
</text:h>
      <text:p text:style-name="P4">
Authors: Ukrinform (Person)</text:p>
      <text:p text:style-name="P4">
Publisher: Укринформ (Organization)</text:p>
      <text:p text:style-name="P4">
Published Time: 2023-05-07T-57:39:51+03:00</text:p>
      <text:p text:style-name="P4">
Modified Time: 2023-05-07T20:39:51+03:00</text:p>
      <text:p text:style-name="P4">
Description: Ukrainian activists in Berlin hope that Russians will not allow the use of such symbolism as St. George's tape. - Ukrinform.</text:p>
      <text:p text:style-name="P4">
Images: ["<text:a xlink:type="simple" xlink:href="https://static.ukrinform.com/photos/2023_05/thumb_files/630_360_1683481045-895.jpg" text:style-name="Internet_20_link" text:visited-style-name="Visited_20_Internet_20_Link">
630_360_16834...</text:a>
"]</text:p>
      <text:p text:style-name="P4">
Tags: ['Берлін', 'Німеччина', 'активісти']</text:p>
      <text:p text:style-name="P4">
Type: Article</text:p>
      <!--METADATA-->
      <text:p text:style-name="P4">
<draw:frame draw:style-name="fr1" draw:name="Image83" text:anchor-type="as-char" svg:width="6.9236in" svg:height="3.956343in" draw:z-index="0">
<draw:image xlink:href="../Images/yкринформ/2023-05-07T-57-39-51-03-00/630_360_1683481045-895.jpg" xlink:type="simple" xlink:show="embed" xlink:actuate="onLoad" draw:mime-type="image/jpeg"/>
</draw:frame>
Ukrainian activists in Berlin hope that the Russians will not allow to use such symbolism as St. George's tape.</text:p>
      <text:p text:style-name="P4">
This is stated in a statement by the Association of Ukrainians Vitsche Berlin, which is in charge of Ukrinform.</text:p>
      <text:p text:style-name="P4">
It noted that on May 6, the Berlin court suspended the prohibition released by the police on May 5, on the use of Russian and Soviet works and St. George's tape during May 8-9. Earlier, he was convicted of the ban on the use of Ukrainian <text:a xlink:type="simple" xlink:href="https://www.ukrinform.ua/tag-prapor" text:style-name="Internet_20_link" text:visited-style-name="Visited_20_Internet_20_Link">
</text:a>
and symbolism.</text:p>
      <text:p text:style-name="P4">
“We believe that the demonstration of St. George's tape is a criminal offense with the current legislation, since since 2014 it has been used for the decision and glorification of Russia's attack on Ukraine. In addition, he distorted the Second World War and serves the Russian propaganda for "Ukrainians as Nazis". Therefore, it is not surprising that the urgent application of Narodian flags and St. George's tape came from the Russian propagandist Elena Kolbasnikova and right extremist lawyer, the taletics of Marcus Beziht, ”the statement said.</text:p>
      <text:p text:style-name="P4">
<text:span text:style-name="T4">
 Read also: </text:span>
 <text:a xlink:type="simple" xlink:href="https://www.ukrinform.ua/rubric-world/3705448-aktivisti-u-berlini-domoglisa-skasuvanna-zaboroni-na-ukrainski-prapori-8-ta-9-travna.html" text:style-name="Internet_20_link" text:visited-style-name="Visited_20_Internet_20_Link">
<text:span text:style-name="T4">
 Berlin </text:span>
</text:a>
Unlike the "Ukrainian case", Berlin police have already filed a complaint from the Administrative Court of Berlin-Brandenburg. Vitsche hopes that the City will consider the use of the symbolism of the Russian aggressor as soon as possible and will not allow it.</text:p>
      <text:p text:style-name="P4">
Last year, Berlin authorities banned the use of both Ukrainian works and symbolism, including the performance of songs and Russian. This year, for the purpose of "preserving the order", the law enforcement officers decided to apply again in the three greatest places of commemoration of the dead Soviet people. Vitsche has filed a urgent complaint and achieved the cancellation of the police.</text:p>
      <text:p text:style-name="P4">
_ Photo: Vitsche Berlin _</text:p>
      <text:p text:style-name="P4">
News Source: <text:a xlink:type="simple" xlink:href="https://www.ukrinform.ua/rubric-world/3706040-demonstracia-georgiivskoi-stricki-e-kriminalnim-zlocinom-vitsche-berlin.html" text:style-name="Internet_20_link" text:visited-style-name="Visited_20_Internet_20_Link">
https://www.ukrinform.ua/rubric-world/3706040-demonstracia-georgiivskoi-stricki-e-kriminalnim-zlocinom-vitsche-berlin.html</text:a>
</text:p>
      <!--NEWS-->
      <text:h text:style-name="P10" text:outline-level="1">
<text:span text:style-name="T4">
Everyone who helps Ukraine to return safety is the defenders of peace - Zelensky</text:span>
</text:h>
      <text:p text:style-name="P4">
Authors: Ukrinform (Person)</text:p>
      <text:p text:style-name="P4">
Publisher: Укринформ (Organization)</text:p>
      <text:p text:style-name="P4">
Published Time: 2023-05-07T-59:27:00+03:00</text:p>
      <text:p text:style-name="P4">
Modified Time: 2023-05-07T20:27:00+03:00</text:p>
      <text:p text:style-name="P4">
Description: All who help Ukraine to return security, who presses on Russia - all are defenders of peace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84" text:anchor-type="as-char" svg:width="6.9236in" svg:height="3.956343in" draw:z-index="0">
<draw:image xlink:href="../Images/yкринформ/2023-05-07T-59-27-00-03-00/630_360_1682063024-559.jpeg" xlink:type="simple" xlink:show="embed" xlink:actuate="onLoad" draw:mime-type="image/jpeg"/>
</draw:frame>
Everyone who helps Ukraine to return safety, who presses on Russia - all are defenders of Mir</text:p>
      <text:p text:style-name="P4">
According to Ukrinform, about it in its traditional <text:a xlink:type="simple" xlink:href="https://t.me/V_Zelenskiy_official/6159" text:style-name="Internet_20_link" text:visited-style-name="Visited_20_Internet_20_Link">
</text:a>
President Vladimirzelensky said.</text:p>
      <text:p text:style-name="P4">
Video: <text:a xlink:type="simple" xlink:href="https://t.me/V_Zelenskiy_official/6159" text:style-name="Internet_20_link" text:visited-style-name="Visited_20_Internet_20_Link">
</text:a>
_ <text:span text:style-name="T4">
 I wish health, dear Ukrainians!</text:span>
 _</text:p>
      <text:p text:style-name="P4">
This week ends - very fruitful for Ukraine. And these days we are actively active in new events in May and June. We must make this time not less fertile both in the supply of weapons for our soldiers and in decisions for Ukraine, in negotiations with our partners.</text:p>
      <text:p text:style-name="P4">
The legislative initiative was important for our society. The preparation of sanctions against the aggressor is ongoing. We are waiting for international meetings in Kiev. We are talking to partners about weapons that will help you to do more for the sake of restoring peace.</text:p>
      <text:p text:style-name="P4">
This week, our various partners were distinguished in helping Ukraine, in helping Ukrainians. From the United States to New Zealand, from the Netherlands and Belgium Croatia. Northern Europe - Norway, Denmark, Sweden, Finland, Iceland. I thank every partner decision to support Ukraine!</text:p>
      <text:p text:style-name="P4">
We are working out in great detail with our other partners new steps in the help of Ukraine, we are waiting for them in the near future - just what is needed for our power, to protect our sky, for justice against terrorists and for the fastest restoration of peace for all Ukrainian land. I will definitely inform about those decisions that can be spoken in public.</text:p>
      <text:p text:style-name="P4">
It is very important that the world knows about every fact of Russian terror against our people. That the world speaks what the terrorist state is doing and how we love life. I am grateful to everyone and everyone who helps us, spreading the truth about Russian blows and shelling, about the cruelty of the invaders who are not invited for a day!</text:p>
      <text:p text:style-name="P4">
Permanent Russian terror against Nikopol, brutal shelling of Kherson Joblast, blows in Kharkiv and region, terror against villages in the border areas in the external and Sumy region, hell in the Donets For people. My condolences to my relatives, loved ones.Glory to all our soldiers, who is now in battle, at combat posts and at combat operations!</text:p>
      <text:p text:style-name="P4">
I will celebrate the 3rd Separate assault team, the 24th separate mechanized brigade Determining the destruction of terrorists in Donetsk region!Thank you, warriors!</text:p>
      <text:p text:style-name="P4">
57 Separate Motor Infantry Brigade, 93rd Mechanized Brigade. Thank you all the guys for the heroic protection of positions, for the exemplary stability!Just fellows</text:p>
      <text:p text:style-name="P4">
In the Tavria direction, there are also results that are worth noting, also the Ebures, who have something to thank today.</text:p>
      <text:p text:style-name="P4">
Seventystyevika paratroopers and artillerymen of the 55th Separate Brigade "Zaporozhye"-thank you, warriors, for your courage and power!</text:p>
      <text:p text:style-name="P4">
The soldiers of the 128th Separate Mountain Assault Brigade and the Marines of the 35th Separate Brigadim of Counterradmiral Mikhail Ostrogradsky-thank you!</text:p>
      <text:p text:style-name="P4">
Thank you every warrior, thank everyone and everyone for every success on the battlefield!</text:p>
      <text:p text:style-name="P4">
_ <text:span text:style-name="T4">
 Glory to you, Ukrainian heroes!</text:span>
 _</text:p>
      <text:p text:style-name="P4">
_<text:span text:style-name="T4">
Glory to Ukraine</text:span>
 _</text:p>
      <text:p text:style-name="P4">
Photo: op</text:p>
      <text:p text:style-name="P4">
News Source: <text:a xlink:type="simple" xlink:href="https://www.ukrinform.ua/rubric-ato/3706038-usi-hto-dopomagae-ukraini-povertati-bezpeku-e-zahisnikami-miru-zelenskij.html" text:style-name="Internet_20_link" text:visited-style-name="Visited_20_Internet_20_Link">
https://www.ukrinform.ua/rubric-ato/3706038-usi-hto-dopomagae-ukraini-povertati-bezpeku-e-zahisnikami-miru-zelenskij.html</text:a>
</text:p>
      <!--NEWS-->
      <text:h text:style-name="P10" text:outline-level="1">
<text:span text:style-name="T4">
The Slovak Government will be headed by the National Bank Chairman</text:span>
</text:h>
      <text:p text:style-name="P4">
Authors: Ukrinform (Person)</text:p>
      <text:p text:style-name="P4">
Publisher: Укринформ (Organization)</text:p>
      <text:p text:style-name="P4">
Published Time: 2023-05-07T-61:12:34+03:00</text:p>
      <text:p text:style-name="P4">
Modified Time: 2023-05-07T20:12:34+03:00</text:p>
      <text:p text:style-name="P4">
Description: The Deputy Chairman of the National Bank Slovakia Ludovit Odor will head the Government of Technocrats after Prime Minister Edward Heger resigned a few months before the early parliamentary elections in the country. - Ukrinform.</text:p>
      <text:p text:style-name="P4">
Images: ["<text:a xlink:type="simple" xlink:href="https://static.ukrinform.com/photos/2016_03/thumb_files/630_360_1457165302-7332.jpg" text:style-name="Internet_20_link" text:visited-style-name="Visited_20_Internet_20_Link">
630_360_14571...</text:a>
"]</text:p>
      <text:p text:style-name="P4">
Tags: ['Нацбанк', "Прем'єр", 'Словаччина']</text:p>
      <text:p text:style-name="P4">
Type: Article</text:p>
      <!--METADATA-->
      <text:p text:style-name="P4">
<draw:frame draw:style-name="fr1" draw:name="Image85" text:anchor-type="as-char" svg:width="6.9236in" svg:height="3.958011in" draw:z-index="0">
<draw:image xlink:href="../Images/yкринформ/2023-05-07T-61-12-34-03-00/630_360_1457165302-7332.jpg" xlink:type="simple" xlink:show="embed" xlink:actuate="onLoad" draw:mime-type="image/jpeg"/>
</draw:frame>
The Deputy Chairman of the National Bank Slovakia Ludovit Odor will head the Government of Technocrats after Prime Minister Edward Heger resigned several years before the early parliamentary elections in the country.</text:p>
      <text:p text:style-name="P4">
As Ukrinform reports, it reports <text:a xlink:type="simple" xlink:href="https://www.reuters.com/world/europe/slovakia-prime-minister-quits-2023-05-07/" text:style-name="Internet_20_link" text:visited-style-name="Visited_20_Internet_20_Link">
</text:a>
With reference to the decision of the President of the country, Zuzanicaputova.</text:p>
      <text:p text:style-name="P4">
Chaputova also said that after May 15, she would appoint the rest of the technocracy government.</text:p>
      <text:p text:style-name="P4">
<text:span text:style-name="T4">
 Read also: </text:span>
 <text:a xlink:type="simple" xlink:href="https://www.ukrinform.ua/rubric-society/3705396-ponad-114-tisac-ukrainciv-znajsli-timcasovij-prihistok-u-slovaccini.html" text:style-name="Internet_20_link" text:visited-style-name="Visited_20_Internet_20_Link">
<text:span text:style-name="T4">
 Slovchchin </text:span>
</text:a>
It is noted that the 46-year-old ODOR itself has been working as a deputy chairman of Slovakia since 2018.</text:p>
      <text:p text:style-name="P4">
Early parliamentary elections in the country were appointed for September this year after Prime Minister Edward Heger in January expressed Votumnedovir. Since then, he has continued to fulfill the duties of the head of government.</text:p>
      <text:p text:style-name="P4">
<text:span text:style-name="T4">
 Read also: </text:span>
 <text:a xlink:type="simple" xlink:href="https://www.ukrinform.ua/rubric-vidbudova/3704293-slovaccina-peredast-ukraini-energoobladnanna-na-miljon-evro.html" text:style-name="Internet_20_link" text:visited-style-name="Visited_20_Internet_20_Link">
<text:span text:style-name="T4">
 Slovchchin </text:span>
</text:a>
As reported by Ukrinform, on May 7, Slovak Prime Minister Edward Heger <text:a xlink:type="simple" xlink:href="https://www.ukrinform.ua/rubric-world/3705943-premer-slovaccini-podav-prohanna-pro-vidstavku.html" text:style-name="Internet_20_link" text:visited-style-name="Visited_20_Internet_20_Link">
</text:a>
.</text:p>
      <text:p text:style-name="P4">
This week, two ministers - agriculture and foreign affairs - resigned in Slovakia.</text:p>
      <text:p text:style-name="P4">
News Source: <text:a xlink:type="simple" xlink:href="https://www.ukrinform.ua/rubric-world/3706030-urad-slovaccini-do-viboriv-ocoluvatime-zastupnik-golovi-nacbanku.html" text:style-name="Internet_20_link" text:visited-style-name="Visited_20_Internet_20_Link">
https://www.ukrinform.ua/rubric-world/3706030-urad-slovaccini-do-viboriv-ocoluvatime-zastupnik-golovi-nacbanku.html</text:a>
</text:p>
      <!--NEWS-->
      <text:h text:style-name="P10" text:outline-level="1">
<text:span text:style-name="T4">
Seltik became the winner of the Scotland Championship</text:span>
</text:h>
      <text:p text:style-name="P4">
Authors: Ukrinform (Person)</text:p>
      <text:p text:style-name="P4">
Publisher: Укринформ (Organization)</text:p>
      <text:p text:style-name="P4">
Published Time: 2023-05-07T-63:10:58+03:00</text:p>
      <text:p text:style-name="P4">
Modified Time: 2023-05-07T20:10:58+03:00</text:p>
      <text:p text:style-name="P4">
Description: Scottish Seltik became a 53-time champion of the country. - Ukrinform.</text:p>
      <text:p text:style-name="P4">
Images: ["<text:a xlink:type="simple" xlink:href="https://static.ukrinform.com/photos/2023_05/thumb_files/630_360_1683479351-419.jpg" text:style-name="Internet_20_link" text:visited-style-name="Visited_20_Internet_20_Link">
630_360_16834...</text:a>
"]</text:p>
      <text:p text:style-name="P4">
Tags: ['Футбол', 'Шотландія']</text:p>
      <text:p text:style-name="P4">
Type: Article</text:p>
      <!--METADATA-->
      <text:p text:style-name="P4">
<draw:frame draw:style-name="fr1" draw:name="Image86" text:anchor-type="as-char" svg:width="6.9236in" svg:height="3.956343in" draw:z-index="0">
<draw:image xlink:href="../Images/yкринформ/2023-05-07T-63-10-58-03-00/630_360_1683479351-419.jpg" xlink:type="simple" xlink:show="embed" xlink:actuate="onLoad" draw:mime-type="image/jpeg"/>
</draw:frame>
Scottish Seltik became a 53-time champion of the country.</text:p>
      <text:p text:style-name="P4">
Seltik won Harts on the exit(2:0)In the 34th round of the Scotland Championship, Ukrinform reports.</text:p>
      <text:p text:style-name="P4">
Thanks to this victory, the wards of Angi Postecoglus became unattainable for the closest pursuer - Rangers.</text:p>
      <text:p text:style-name="P4">
On the account of "Seltyka" 95 points for four rounds before the end of the championship, Rangers has 82 points in its asset. In the next round, the team will hold a meeting at the Celtik Park.</text:p>
      <text:p text:style-name="P4">
<text:span text:style-name="T4">
 Read also: </text:span>
 <text:a xlink:type="simple" xlink:href="https://www.ukrinform.ua/rubric-sports/3705840-real-stav-volodarem-kubka-ispanii-z-futbolu-obigravsi-osasunu.html" text:style-name="Internet_20_link" text:visited-style-name="Visited_20_Internet_20_Link">
<text:span text:style-name="T4">
 Football </text:span>
</text:a>
In general, this is the 53rd Celtic championship.</text:p>
      <text:p text:style-name="P4">
Photo: twitter.com/adidasuk</text:p>
      <text:p text:style-name="P4">
News Source: <text:a xlink:type="simple" xlink:href="https://www.ukrinform.ua/rubric-sports/3706029-seltik-stav-peremozcem-cempionatu-sotlandii.html" text:style-name="Internet_20_link" text:visited-style-name="Visited_20_Internet_20_Link">
https://www.ukrinform.ua/rubric-sports/3706029-seltik-stav-peremozcem-cempionatu-sotlandii.html</text:a>
</text:p>
      <!--NEWS-->
      <text:h text:style-name="P10" text:outline-level="1">
<text:span text:style-name="T4">
The enemy fired Nikopol from heavy artillery, is a wounded</text:span>
</text:h>
      <text:p text:style-name="P4">
Authors: Ukrinform (Person)</text:p>
      <text:p text:style-name="P4">
Publisher: Укринформ (Organization)</text:p>
      <text:p text:style-name="P4">
Published Time: 2023-05-07T-66:38:00+03:00</text:p>
      <text:p text:style-name="P4">
Modified Time: 2023-05-07T19:38:00+03:00</text:p>
      <text:p text:style-name="P4">
Description: The Russian army from heavy artillery fired at Nikopol, a 43-year-old man was injured. - Ukrinform.</text:p>
      <text:p text:style-name="P4">
Images: ["<text:a xlink:type="simple" xlink:href="https://static.ukrinform.com/photos/2023_05/thumb_files/630_360_1683477464-893.jpg" text:style-name="Internet_20_link" text:visited-style-name="Visited_20_Internet_20_Link">
630_360_16834...</text:a>
"]</text:p>
      <text:p text:style-name="P4">
Tags: ['Дніпропетровщина', 'Обстріл', 'Війна з росією']</text:p>
      <text:p text:style-name="P4">
Type: Article</text:p>
      <!--METADATA-->
      <text:p text:style-name="P4">
<draw:frame draw:style-name="fr1" draw:name="Image87" text:anchor-type="as-char" svg:width="6.9236in" svg:height="3.956343in" draw:z-index="0">
<draw:image xlink:href="../Images/yкринформ/2023-05-07T-66-38-00-03-00/630_360_1683477464-893.jpg" xlink:type="simple" xlink:show="embed" xlink:actuate="onLoad" draw:mime-type="image/jpeg"/>
</draw:frame>
Russian army from heavy artillery fired at Nikopol, wounded a 43-year-old man.</text:p>
      <text:p text:style-name="P4">
About it in <text:a xlink:type="simple" xlink:href="https://t.me/mykola_lukashuk/4446" text:style-name="Internet_20_link" text:visited-style-name="Visited_20_Internet_20_Link">
</text:a>
Informs Mykola Lukashuk, the Chief Properepetrovsk Regional Council, Ukrinform reports.</text:p>
      <text:p text:style-name="P4">
"The 43 -year -old man was injured as a result of today's shelling. In the afternoon, the occupiers hit the city of heavy artillery," he wrote.</text:p>
      <text:p text:style-name="P4">
<text:span text:style-name="T4">
 Read also: </text:span>
 <text:a xlink:type="simple" xlink:href="https://www.ukrinform.ua/rubric-ato/3706007-vorog-obstrilav-harkivsinu-e-poranena.html" text:style-name="Internet_20_link" text:visited-style-name="Visited_20_Internet_20_Link">
<text:span text:style-name="T4">
 firing </text:span>
</text:a>
The shelling damaged the gas station, the transport enterprise, the transmission line, the passenger car and the cargo car.</text:p>
      <text:p text:style-name="P4">
In other areas of the region it was calm during the day.</text:p>
      <text:p text:style-name="P4">
As reported by Ukrinform, <text:a xlink:type="simple" xlink:href="https://www.ukrinform.ua/rubric-ato/3705996-aviacia-rf-skinula-pat-kerovanih-aviabomb-po-hersonsini-e-rujnuvanna.html" text:style-name="Internet_20_link" text:visited-style-name="Visited_20_Internet_20_Link">
</text:a>
 .</text:p>
      <text:p text:style-name="P4">
News Source: <text:a xlink:type="simple" xlink:href="https://www.ukrinform.ua/rubric-ato/3706023-vorog-obstrilav-nikopol-z-vazkoi-artilerii-e-poranenij.html" text:style-name="Internet_20_link" text:visited-style-name="Visited_20_Internet_20_Link">
https://www.ukrinform.ua/rubric-ato/3706023-vorog-obstrilav-nikopol-z-vazkoi-artilerii-e-poranenij.html</text:a>
</text:p>
      <!--NEWS-->
      <text:h text:style-name="P10" text:outline-level="1">
<text:span text:style-name="T4">
The Russians focused on four directions, fighting for Bakhmut and Marinka</text:span>
</text:h>
      <text:p text:style-name="P4">
Authors: Ukrinform (Person)</text:p>
      <text:p text:style-name="P4">
Publisher: Укринформ (Organization)</text:p>
      <text:p text:style-name="P4">
Published Time: 2023-05-07T-68:19:00+03:00</text:p>
      <text:p text:style-name="P4">
Modified Time: 2023-05-07T19:19:00+03:00</text:p>
      <text:p text:style-name="P4">
Description: The troops of the Russian Federation focus on the main efforts in the Lyman, Bakhmut, Avdiiv and Mariinsky directions, and there are heavy battles for Bakhmut and Marinka. - Ukrinform.</text:p>
      <text:p text:style-name="P4">
Images: ["<text:a xlink:type="simple" xlink:href="https://static.ukrinform.com/photos/2023_05/thumb_files/630_360_1683476520-474.jpg" text:style-name="Internet_20_link" text:visited-style-name="Visited_20_Internet_20_Link">
630_360_16834...</text:a>
"]</text:p>
      <text:p text:style-name="P4">
Tags: ['Бахмут', 'Генштаб', 'Обстріл', 'ЗСУ', 'Війна з росією']</text:p>
      <text:p text:style-name="P4">
Type: Article</text:p>
      <!--METADATA-->
      <text:p text:style-name="P4">
<draw:frame draw:style-name="fr1" draw:name="Image88" text:anchor-type="as-char" svg:width="6.9236in" svg:height="3.956343in" draw:z-index="0">
<draw:image xlink:href="../Images/yкринформ/2023-05-07T-68-19-00-03-00/630_360_1683476520-474.jpg" xlink:type="simple" xlink:show="embed" xlink:actuate="onLoad" draw:mime-type="image/jpeg"/>
</draw:frame>
The Russian Federation focuses on the main efforts in the Liman, Bakhmut, Avdiiv and Mariinsky directions, and there are heavy fights of Zabakhmut and Marinka.</text:p>
      <text:p text:style-name="P4">
According to Ukrinform, the General Staff of the Armed Forces of Ukraine reports UV <text:a xlink:type="simple" xlink:href="https://www.facebook.com/GeneralStaff.ua/posts/pfbid0Epe4mKdvePrp1awKF4CYnYN6VAkq25ePTfLgcykeqUcwsXqPDp351yAiPb6unY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доби ворог здійснив 39 атак”, -йдеться в повідомленні.</text:p>
      <text:p text:style-name="P4">
За інформацією Генштабу, росіяни протягом цієї доби завдали 8 ракетних ударів.Зокрема, дві ракети С-300 влучили по цивільному підприємству в Балаклії наХарківщині, внаслідок чого поранено п<code>
ять цивільних. Окрім того, п</code>
ятьросійських <text:a xlink:type="simple" xlink:href="https://www.ukrinform.ua/tag-raketa" text:style-name="Internet_20_link" text:visited-style-name="Visited_20_Internet_20_Link">
 </text:a>
X-22 Russian invaders released on civilian objects of the Nikolaev area and one rocket X-22-Pourson region, without loss.</text:p>
      <text:p text:style-name="P4">
The enemy also made 22 aviation strikes and made more than 10 shelling of the reactive volley fire systems at the positions of Ukrainian troops and the Nikopoluddipropetrovsk region. Unfortunately, there are killed and injured among peacekeepers, a multi -storey building, private homes and other infrastructure were damaged.</text:p>
      <text:p text:style-name="P4">
The likelihood of rocket and aviation strikes throughout Ukraine is high.</text:p>
      <text:p text:style-name="P4">
<text:span text:style-name="T4">
 Read also: </text:span>
 <text:a xlink:type="simple" xlink:href="https://www.ukrinform.ua/rubric-ato/3705989-u-rosii-zavitsa-velika-panika-koli-ukraina-rozpocne-kontrnastup-gavrilov.html" text:style-name="Internet_20_link" text:visited-style-name="Visited_20_Internet_20_Link">
<text:span text:style-name="T4">
 Russia </text:span>
 <text:span text:style-name="T4">
 </text:span>
 <text:span text:style-name="T4">
 Great </text:span>
 <text:span text:style-name="T4">
 </text:span>
 Panic <text:span text:style-name="T4">
 </text:span>
 <text:span text:style-name="T4">
 When </text:span>
<text:span text:style-name="T4">
 Ukraine </text:span>
 <text:span text:style-name="T4">
 </text:span>
 start <text:span text:style-name="T4">
 </text:span>
 <text:span text:style-name="T4">
 counter -offensive </text:span>
 <text:span text:style-name="T4">
 </text:span>
 <text:span text:style-name="T4">
 </text:span>
 Gavrilov **</text:a>
In Volyn and Polissya directions without significant changes.</text:p>
      <text:p text:style-name="P4">
In the Siversky and Slobozhansky directions, the enemy was struck by air strikes in the areas of the nonsense of Zarichchy, Leonivka and Kostobobrav of Chernihiv region. Mortar and artillery shelling of settlements Zarichchy, Orlykivka, Bleshivka, Archchivka, Archchivka Medium-buildings, fortune-teller and Iskrykivshchyna of Sumy region, as well as Vovchansk, Paltivka, barrel, small wolf, Nesterny and Stroiivkin Kharkiv region.In the Liman direction during the day the enemy did not conduct. Artillery shelling was suffered by Makeevka and the Nevskyluhansk region and Bigorovka and controversial Donetsk region.</text:p>
      <text:p text:style-name="P4">
In the Bakhmut direction, the enemy continues to take offensive actions.</text:p>
      <text:p text:style-name="P4">
Fighting in Bakhmut is ongoing, the enemy fired at the city with inflammatory taphosphorus ammunition. During the day, the enemy was unsuccessful in the direction of chrome, Ivanovo, Temporal and Stupok. Zaliznyanske, Orikhovo-Vasylivka, Novomarkove, Markovo, Bakhmut, Ivanivske, Yar, Stupochka, Oleksandr-Schultine and Leonidivka, Donetsk region were injured from enemy shelling.</text:p>
      <text:p text:style-name="P4">
<text:span text:style-name="T4">
 Read also: </text:span>
 <text:a xlink:type="simple" xlink:href="https://www.ukrinform.ua/rubric-ato/3705969-bilse-peremog-ukraini-na-poli-bou-prizvedut-do-zbilsenna-dopomogi-zelenskij.html" text:style-name="Internet_20_link" text:visited-style-name="Visited_20_Internet_20_Link">
<text:span text:style-name="T4">
 More </text:span>
 <text:span text:style-name="T4">
 Winning </text:span>
 <text:span text:style-name="T4">
 Ukraine </text:span>
 <text:span text:style-name="T4">
 FLA </text:span>
 <text:span text:style-name="T4">
 Fight </text:span>
<text:span text:style-name="T4">
 will lead </text:span>
 <text:span text:style-name="T4">
 </text:span>
 increase <text:span text:style-name="T4">
 </text:span>
 <text:span text:style-name="T4">
 </text:span>
 <text:span text:style-name="T4">
 </text:span>
 <text:span text:style-name="T4">
 </text:span>
 Zelensky **</text:a>
In the Avdeevsky direction the enemy conducted offensive actions in the areas of Avdiivka and Pervomaisky, had no success. He fired at the settlements of Berdychi, Avdiivka, Vodyane, Pervomaisk, Nevel, Netaylovo, Karlovka and Postadonnets region.</text:p>
      <text:p text:style-name="P4">
In the Marine direction, the enemy continues to attack the positions of defense forces. The fighting for Marinka. At the same time, hostile shelling was suffered by St. George, Krasnogorivka, Marinka and Victory of Donetsk region.</text:p>
      <text:p text:style-name="P4">
In the mineral direction during the day the enemy did not carry out the offensive.</text:p>
      <text:p text:style-name="P4">
In the Zaporizhzhya and Kherson directions, the Russian army continues the Valiobon Actions. The aggressor struck air strikes in the areas of settlements of the Uremivkadonetsk region and Novodanilovka of Zaporizhzhya region. Against this, more than 45 settlements were carried out. In particular - railway, Gulyaypil, White, small Tokmachka, Kamiansky Zaporizhzhya region; Golden beam, Vesely, Antonivka, Zelenivka, Kizomis of Kherson region and Kherson.</text:p>
      <text:p text:style-name="P4">
*!(https://www.ukrinform.ua/rubric-ato/3705894-rosia-ne-mae-zodnogo-potencialu-dla-masstabnogo-nastupu-budanov.html)</text:p>
      <text:p text:style-name="P4">
According to the General Staff, the aviation of defense forces per day caused six beats of the Poyons of the concentration of personnel and military equipment of the enemy, as a blow to the enemy anti-aircraft missile complex. The Rocket and Artillery units struck two management points, two areas of the enemy's arms and military equipment, as well as three ammunition deposits.</text:p>
      <text:p text:style-name="P4">
As reported by Ukrinform, <text:a xlink:type="simple" xlink:href="https://www.ukrinform.ua/rubric-ato/3705818-zsu-znisili-vze-193-430-rosijskih-zagarbnikiv.html" text:style-name="Internet_20_link" text:visited-style-name="Visited_20_Internet_20_Link">
</text:a>
From February 24, 2022 to 7th 2023, about 194 thousand 430 Russian aggressors were liquidated, 660 people in the past day.</text:p>
      <text:p text:style-name="P4">
<text:span text:style-name="T5">
Foto: Telegram/Zelenskiy</text:span>
</text:p>
      <text:p text:style-name="P4">
News Source: <text:a xlink:type="simple" xlink:href="https://www.ukrinform.ua/rubric-ato/3706021-rosiani-zoseredilisa-na-cotiroh-napramkah-vedutsa-vazki-boi-za-bahmut-ta-marinku.html" text:style-name="Internet_20_link" text:visited-style-name="Visited_20_Internet_20_Link">
https://www.ukrinform.ua/rubric-ato/3706021-rosiani-zoseredilisa-na-cotiroh-napramkah-vedutsa-vazki-boi-za-bahmut-ta-marinku.html</text:a>
</text:p>
      <!--NEWS-->
      <text:h text:style-name="P10" text:outline-level="1">
<text:span text:style-name="T4">
The exhibition in Krakow will present paintings and military trophies from Ukraine</text:span>
</text:h>
      <text:p text:style-name="P4">
Authors: Ukrinform (Person)</text:p>
      <text:p text:style-name="P4">
Publisher: Укринформ (Organization)</text:p>
      <text:p text:style-name="P4">
Published Time: 2023-05-07T-70:11:05+03:00</text:p>
      <text:p text:style-name="P4">
Modified Time: 2023-05-07T19:11:05+03:00</text:p>
      <text:p text:style-name="P4">
Description: In Krakow on May 10-11, a charity exhibition and an auction called "On the Border of Life" will be held at the Potocki Palace. - Ukrinform.</text:p>
      <text:p text:style-name="P4">
Images: ["<text:a xlink:type="simple" xlink:href="https://static.ukrinform.com/photos/2023_05/thumb_files/630_360_1683475414-946.jpg" text:style-name="Internet_20_link" text:visited-style-name="Visited_20_Internet_20_Link">
630_360_16834...</text:a>
"]</text:p>
      <text:p text:style-name="P4">
Tags: ['Польща', 'Україна', 'Виставка', 'Картина', 'Краків']</text:p>
      <text:p text:style-name="P4">
Type: Article</text:p>
      <!--METADATA-->
      <text:p text:style-name="P4">
<draw:frame draw:style-name="fr1" draw:name="Image89" text:anchor-type="as-char" svg:width="6.9236in" svg:height="3.956343in" draw:z-index="0">
<draw:image xlink:href="../Images/yкринформ/2023-05-07T-70-11-05-03-00/630_360_1683475414-946.jpg" xlink:type="simple" xlink:show="embed" xlink:actuate="onLoad" draw:mime-type="image/jpeg"/>
</draw:frame>
In Krakow on May 10-11, a charity exhibition and auction will be held at the Potocki Palace and auction on the boundary of life.</text:p>
      <text:p text:style-name="P4">
The exhibition will feature paintings by Ukrainian artist Yulia Angeluk Ivius trophies from different parts of Ukraine, Ukrinform reports with reference to <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 but also almost all military trophies except large exhibits. Some of these subjects have received the organizers from the Domria Charitable Foundation, which has already conducted several exhibitions in Kiev, in particular in the Ministry of Defense of Ukraine. Among the presented items at the exhibition will be: sleeves, clothing, helmets, chevrons, weapons, first aid kits, bulletproof vests, propaganda literature. Trophies will have QR codes. With their help, everyone will be able to read the story of this exhibit in three languages(Polish, English Tukrain).</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The exhibition will last for two days. On the first day, May 10, a planned event with the participation of representatives of the city authorities, diploma, firms, organizations, press, cultural figures and leaders of thought. Then the guests will be able to get acquainted with the exhibition, listen to the performances of artists, including livestock and take part in a charity auction.</text:p>
      <text:p text:style-name="P4">
The next day, May 11, the exposition will be opened from 10:00 to 8:00 pm for all. This day will be the entrance to the arbitrary donat. In addition to the exhibition directly, Yulia Angeluk plans to make a performance - drawing a picture of "Charm" live.</text:p>
      <text:p text:style-name="P4">
News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Dnipro, Dnipropetrovska Oblast(06:04). Red Alert: aerial threat. Sirens sounding. Take cover ...</text:span>
</text:h>
      <text:p text:style-name="P4">
Authors: liveuamap (Language: en)</text:p>
      <text:p text:style-name="P4">
Time: 2023-05-07T00:05:00</text:p>
      <text:p text:style-name="P4">
Location: Dnipro (Latitude:48.45930000 Longtitude:35.03865000)</text:p>
      <text:p text:style-name="P4">
Videos: []</text:p>
      <text:p text:style-name="P4">
Images: []</text:p>
      <text:p text:style-name="P4">
Tags: ["Europe", "Central and Eastern Europe"]</text:p>
      <text:p text:style-name="P4">
Id: 22561003</text:p>
      <!--METADATA-->
      <text:p text:style-name="P4">
Dnipro, Dnipropetrovsk region(06:04). Red Alert: aerial threat. Sirenssounding. Take cover now!</text:p>
      <text:p text:style-name="P4">
News Collection Link: <text:a xlink:type="simple" xlink:href="https://liveuamap.com/en/2023/07-may-dnipro-dnipropetrovska-oblast0604-red-g" text:style-name="Internet_20_link" text:visited-style-name="Visited_20_Internet_20_Link">
https://liveuamap.com/en/2023/07-may-dnipro-dnipropetrovska-oblast0604-red-g</text:a>
</text:p>
      <text:p text:style-name="P4">
News Source: <text:a xlink:type="simple" xlink:href="https://t.me/suspilnednipro/15153" text:style-name="Internet_20_link" text:visited-style-name="Visited_20_Internet_20_Link">
https://t.me/suspilnednipro/15153</text:a>
</text:p>
      <!--NEWS-->
      <text:h text:style-name="P10" text:outline-level="1">
<text:span text:style-name="T4">
Zaporizka Oblast(06:07). Red Alert: aerial threat. Sirens sounding. Take cover now!</text:span>
</text:h>
      <text:p text:style-name="P4">
Authors: liveuamap (Language: en)</text:p>
      <text:p text:style-name="P4">
Time: 2023-05-07T00:07:00</text:p>
      <text:p text:style-name="P4">
Location: Zaporizka Oblast (Latitude:47.611881 Longtitude:35.766261)</text:p>
      <text:p text:style-name="P4">
Videos: []</text:p>
      <text:p text:style-name="P4">
Images: []</text:p>
      <text:p text:style-name="P4">
Tags: ["Europe", "Central and Eastern Europe"]</text:p>
      <text:p text:style-name="P4">
Id: 22561004</text:p>
      <!--METADATA-->
      <text:p text:style-name="P4">
Zaporizhzhia region(06:07). Red Alert: aerial threat. Sirens sounding. Take covernow!</text:p>
      <text:p text:style-name="P4">
News Collection Link: <text:a xlink:type="simple" xlink:href="https://liveuamap.com/en/2023/07-may-zaporizka-oblast0607-red-alert-aerial-g" text:style-name="Internet_20_link" text:visited-style-name="Visited_20_Internet_20_Link">
https://liveuamap.com/en/2023/07-may-zaporizka-oblast0607-red-alert-aerial-g</text:a>
</text:p>
      <text:p text:style-name="P4">
News Source: <text:a xlink:type="simple" xlink:href="https://t.me/air_alert_ua/44640" text:style-name="Internet_20_link" text:visited-style-name="Visited_20_Internet_20_Link">
https://t.me/air_alert_ua/44640</text:a>
</text:p>
      <!--NEWS-->
      <text:h text:style-name="P10" text:outline-level="1">
<text:span text:style-name="T4">
Dnipro, Dnipropetrovska Oblast(08:54). Red Alert: aerial threat. Sirens sounding. Take cover ...</text:span>
</text:h>
      <text:p text:style-name="P4">
Authors: liveuamap (Language: en)</text:p>
      <text:p text:style-name="P4">
Time: 2023-05-07T02:55:00</text:p>
      <text:p text:style-name="P4">
Location: Dnipro (Latitude:48.45901 Longtitude:35.03885)</text:p>
      <text:p text:style-name="P4">
Videos: []</text:p>
      <text:p text:style-name="P4">
Images: []</text:p>
      <text:p text:style-name="P4">
Tags: ["Europe", "Central and Eastern Europe"]</text:p>
      <text:p text:style-name="P4">
Id: 22561006</text:p>
      <!--METADATA-->
      <text:p text:style-name="P4">
Dnipro, Dnipropetrovsk region(08:54). Red Alert: aerial threat. Sirenssounding. Take cover now!</text:p>
      <text:p text:style-name="P4">
News Collection Link: <text:a xlink:type="simple" xlink:href="https://liveuamap.com/en/2023/07-may-dnipro-dnipropetrovska-oblast0854-red-g" text:style-name="Internet_20_link" text:visited-style-name="Visited_20_Internet_20_Link">
https://liveuamap.com/en/2023/07-may-dnipro-dnipropetrovska-oblast0854-red-g</text:a>
</text:p>
      <text:p text:style-name="P4">
News Source: <text:a xlink:type="simple" xlink:href="https://t.me/air_alert_ua/44643" text:style-name="Internet_20_link" text:visited-style-name="Visited_20_Internet_20_Link">
https://t.me/air_alert_ua/44643</text:a>
</text:p>
      <!--NEWS-->
      <text:h text:style-name="P10" text:outline-level="1">
<text:span text:style-name="T4">
Chernihivska Oblast(09:01). Red Alert: aerial threat. Sirens sounding. Take cover now!</text:span>
</text:h>
      <text:p text:style-name="P4">
Authors: liveuamap (Language: en)</text:p>
      <text:p text:style-name="P4">
Time: 2023-05-07T03:02:00</text:p>
      <text:p text:style-name="P4">
Location: Chernihivska Oblast (Latitude:51.33315 Longtitude:31.99907)</text:p>
      <text:p text:style-name="P4">
Videos: []</text:p>
      <text:p text:style-name="P4">
Images: []</text:p>
      <text:p text:style-name="P4">
Tags: ["Europe", "Central and Eastern Europe"]</text:p>
      <text:p text:style-name="P4">
Id: 22561007</text:p>
      <!--METADATA-->
      <text:p text:style-name="P4">
Chernihiv region(09:01). Red Alert: aerial threat. Sirens sounding. Takecover now!</text:p>
      <text:p text:style-name="P4">
News Collection Link: <text:a xlink:type="simple" xlink:href="https://liveuamap.com/en/2023/07-may-chernihivska-oblast0901-red-alert-aerig" text:style-name="Internet_20_link" text:visited-style-name="Visited_20_Internet_20_Link">
https://liveuamap.com/en/2023/07-may-chernihivska-oblast0901-red-alert-aerig</text:a>
</text:p>
      <text:p text:style-name="P4">
News Source: <text:a xlink:type="simple" xlink:href="https://t.me/air_alert_ua/44644" text:style-name="Internet_20_link" text:visited-style-name="Visited_20_Internet_20_Link">
https://t.me/air_alert_ua/44644</text:a>
</text:p>
      <!--NEWS-->
      <text:h text:style-name="P10" text:outline-level="1">
<text:span text:style-name="T4">
Sumska Oblast(09:02). Red Alert: aerial threat. Sirens sounding. Take cover now!</text:span>
</text:h>
      <text:p text:style-name="P4">
Authors: liveuamap (Language: en)</text:p>
      <text:p text:style-name="P4">
Time: 2023-05-07T03:04:00</text:p>
      <text:p text:style-name="P4">
Location: Sumska Oblast (Latitude:51.00000000 Longtitude:34.00000000)</text:p>
      <text:p text:style-name="P4">
Videos: []</text:p>
      <text:p text:style-name="P4">
Images: []</text:p>
      <text:p text:style-name="P4">
Tags: ["Europe", "Central and Eastern Europe"]</text:p>
      <text:p text:style-name="P4">
Id: 22561008</text:p>
      <!--METADATA-->
      <text:p text:style-name="P4">
Sumy region(09:02). Red Alert: aerial threat. Sirens sounding. Take covernow!</text:p>
      <text:p text:style-name="P4">
News Collection Link: <text:a xlink:type="simple" xlink:href="https://liveuamap.com/en/2023/07-may-sumska-oblast0902-red-alert-aerial-thrg" text:style-name="Internet_20_link" text:visited-style-name="Visited_20_Internet_20_Link">
https://liveuamap.com/en/2023/07-may-sumska-oblast0902-red-alert-aerial-thrg</text:a>
</text:p>
      <text:p text:style-name="P4">
News Source: <text:a xlink:type="simple" xlink:href="https://t.me/air_alert_ua/44645" text:style-name="Internet_20_link" text:visited-style-name="Visited_20_Internet_20_Link">
https://t.me/air_alert_ua/44645</text:a>
</text:p>
      <!--NEWS-->
      <text:h text:style-name="P10" text:outline-level="1">
<text:span text:style-name="T4">
5 person wounded as result of Russian missile strike with S-300 missiles in Balakliya town of...</text:span>
</text:h>
      <text:p text:style-name="P4">
Authors: liveuamap (Language: en)</text:p>
      <text:p text:style-name="P4">
Time: 2023-05-07T03:09:00</text:p>
      <text:p text:style-name="P4">
Location: Kharkiv Oblast (Latitude:49.46271 Longtitude:36.86119)</text:p>
      <text:p text:style-name="P4">
Videos: []</text:p>
      <text:p text:style-name="P4">
Images: []</text:p>
      <text:p text:style-name="P4">
Tags: ["Europe", "Central and Eastern Europe"]</text:p>
      <text:p text:style-name="P4">
Id: 22561020</text:p>
      <!--METADATA-->
      <text:p text:style-name="P4">
5 person wounded as result of Russian missile strike with S-300 missiles inBalakliya town of Kharkiv region</text:p>
      <text:p text:style-name="P4">
News Collection Link: <text:a xlink:type="simple" xlink:href="https://liveuamap.com/en/2023/7-may-5-person-wounded-as-result-of-russian-missile-strike" text:style-name="Internet_20_link" text:visited-style-name="Visited_20_Internet_20_Link">
https://liveuamap.com/en/2023/7-may-5-person-wounded-as-result-of-russian-missile-strike</text:a>
</text:p>
      <text:p text:style-name="P4">
News Source: <text:a xlink:type="simple" xlink:href="https://t.me/UkraineNow/32692" text:style-name="Internet_20_link" text:visited-style-name="Visited_20_Internet_20_Link">
https://t.me/UkraineNow/32692</text:a>
</text:p>
      <!--NEWS-->
      <text:h text:style-name="P10" text:outline-level="1">
<text:span text:style-name="T4">
Poltavska Oblast(09:12). Red Alert: aerial threat. Sirens sounding. Take cover now!</text:span>
</text:h>
      <text:p text:style-name="P4">
Authors: liveuamap (Language: en)</text:p>
      <text:p text:style-name="P4">
Time: 2023-05-07T03:13:00</text:p>
      <text:p text:style-name="P4">
Location: Poltavska Oblast (Latitude:49.47705000 Longtitude:33.81866000)</text:p>
      <text:p text:style-name="P4">
Videos: []</text:p>
      <text:p text:style-name="P4">
Images: []</text:p>
      <text:p text:style-name="P4">
Tags: ["Europe", "Central and Eastern Europe"]</text:p>
      <text:p text:style-name="P4">
Id: 22561009</text:p>
      <!--METADATA-->
      <text:p text:style-name="P4">
Poltava(09:12). Red Alert: aerial threat. Sirens sounding. Take covernow!</text:p>
      <text:p text:style-name="P4">
News Collection Link: <text:a xlink:type="simple" xlink:href="https://liveuamap.com/en/2023/07-may-poltavska-oblast0912-red-alert-aerial-g" text:style-name="Internet_20_link" text:visited-style-name="Visited_20_Internet_20_Link">
https://liveuamap.com/en/2023/07-may-poltavska-oblast0912-red-alert-aerial-g</text:a>
</text:p>
      <text:p text:style-name="P4">
News Source: <text:a xlink:type="simple" xlink:href="https://t.me/air_alert_ua/44646" text:style-name="Internet_20_link" text:visited-style-name="Visited_20_Internet_20_Link">
https://t.me/air_alert_ua/44646</text:a>
</text:p>
      <!--NEWS-->
      <text:h text:style-name="P10" text:outline-level="1">
<text:span text:style-name="T4">
Kharkiv, Kharkivska Oblast(09:13). Red Alert: aerial threat. Sirens sounding. Take cover now!</text:span>
</text:h>
      <text:p text:style-name="P4">
Authors: liveuamap (Language: en)</text:p>
      <text:p text:style-name="P4">
Time: 2023-05-07T03:14:00</text:p>
      <text:p text:style-name="P4">
Location: Kharkiv (Latitude:49.98062 Longtitude:36.25376)</text:p>
      <text:p text:style-name="P4">
Videos: []</text:p>
      <text:p text:style-name="P4">
Images: []</text:p>
      <text:p text:style-name="P4">
Tags: ["Europe", "Central and Eastern Europe"]</text:p>
      <text:p text:style-name="P4">
Id: 22561010</text:p>
      <!--METADATA-->
      <text:p text:style-name="P4">
Kharkiv, Kharkiv region(09:13). Red Alert: aerial threat. Sirens sounding.Take cover now!</text:p>
      <text:p text:style-name="P4">
News Collection Link: <text:a xlink:type="simple" xlink:href="https://liveuamap.com/en/2023/07-may-kharkiv-kharkivska-oblast0913-red-alerg" text:style-name="Internet_20_link" text:visited-style-name="Visited_20_Internet_20_Link">
https://liveuamap.com/en/2023/07-may-kharkiv-kharkivska-oblast0913-red-alerg</text:a>
</text:p>
      <text:p text:style-name="P4">
News Source: <text:a xlink:type="simple" xlink:href="https://t.me/suspilnekharkiv/24585" text:style-name="Internet_20_link" text:visited-style-name="Visited_20_Internet_20_Link">
https://t.me/suspilnekharkiv/24585</text:a>
</text:p>
      <!--NEWS-->
      <text:h text:style-name="P10" text:outline-level="1">
<text:span text:style-name="T4">
Occupation authorities in Crimea report over 10 drones were launched towards Crimea overnight</text:span>
</text:h>
      <text:p text:style-name="P4">
Authors: liveuamap (Language: en)</text:p>
      <text:p text:style-name="P4">
Time: 2023-05-07T03:30:00</text:p>
      <text:p text:style-name="P4">
Location: Sevastopol, (Latitude:44.60843 Longtitude:33.52169)</text:p>
      <text:p text:style-name="P4">
Videos: []</text:p>
      <text:p text:style-name="P4">
Images: []</text:p>
      <text:p text:style-name="P4">
Tags: ["Europe", "Central and Eastern Europe"]</text:p>
      <text:p text:style-name="P4">
Id: 22561012</text:p>
      <!--METADATA-->
      <text:p text:style-name="P4">
Occupation authorities in Crimea report over 10 drones were launched towardsCrimea overnight</text:p>
      <text:p text:style-name="P4">
News Collection Link: <text:a xlink:type="simple" xlink:href="https://liveuamap.com/en/2023/7-may-occupation-authorities-in-crimea-report-over-10-drones" text:style-name="Internet_20_link" text:visited-style-name="Visited_20_Internet_20_Link">
https://liveuamap.com/en/2023/7-may-occupation-authorities-in-crimea-report-over-10-drones</text:a>
</text:p>
      <text:p text:style-name="P4">
News Source: <text:a xlink:type="simple" xlink:href="https://t.me/bbbreaking/154787" text:style-name="Internet_20_link" text:visited-style-name="Visited_20_Internet_20_Link">
https://t.me/bbbreaking/154787</text:a>
</text:p>
      <!--NEWS-->
      <text:h text:style-name="P10" text:outline-level="1">
<text:span text:style-name="T4">
Donetsk Oblast(09:33). Red Alert: aerial threat. Sirens sounding. Take cover now!</text:span>
</text:h>
      <text:p text:style-name="P4">
Authors: liveuamap (Language: en)</text:p>
      <text:p text:style-name="P4">
Time: 2023-05-07T03:35:00</text:p>
      <text:p text:style-name="P4">
Location: Donetsk Oblast (Latitude:48.72744 Longtitude:37.5781)</text:p>
      <text:p text:style-name="P4">
Videos: []</text:p>
      <text:p text:style-name="P4">
Images: []</text:p>
      <text:p text:style-name="P4">
Tags: ["Europe", "Central and Eastern Europe"]</text:p>
      <text:p text:style-name="P4">
Id: 22561011</text:p>
      <!--METADATA-->
      <text:p text:style-name="P4">
Donetsk Oblast(09:33). Red Alert: aerial threat. Sirens sounding. Take covernow!</text:p>
      <text:p text:style-name="P4">
News Collection Link: <text:a xlink:type="simple" xlink:href="https://liveuamap.com/en/2023/07-may-donetsk-oblast0933-red-alert-aerial-thg" text:style-name="Internet_20_link" text:visited-style-name="Visited_20_Internet_20_Link">
https://liveuamap.com/en/2023/07-may-donetsk-oblast0933-red-alert-aerial-thg</text:a>
</text:p>
      <text:p text:style-name="P4">
News Source: <text:a xlink:type="simple" xlink:href="https://t.me/air_alert_ua/44648" text:style-name="Internet_20_link" text:visited-style-name="Visited_20_Internet_20_Link">
https://t.me/air_alert_ua/44648</text:a>
</text:p>
      <!--NEWS-->
      <text:h text:style-name="P10" text:outline-level="1">
<text:span text:style-name="T4">
Operative Command "South": Russian strategic aviation launched a missile attack on the southe...</text:span>
</text:h>
      <text:p text:style-name="P4">
Authors: liveuamap (Language: en)</text:p>
      <text:p text:style-name="P4">
Time: 2023-05-07T04:20:08</text:p>
      <text:p text:style-name="P4">
Location: Mykolaiv (Latitude:46.7361 Longtitude:31.75598)</text:p>
      <text:p text:style-name="P4">
Videos: []</text:p>
      <text:p text:style-name="P4">
Images: []</text:p>
      <text:p text:style-name="P4">
Tags: ["Russia"]</text:p>
      <text:p text:style-name="P4">
Id: 22561025</text:p>
      <!--METADATA-->
      <text:p text:style-name="P4">
Operative Command "South": Russian strategic aviation launched a missileattack on the southern regions of Ukraine at night. Russian aviation launched5 Kh-22 missiles at the Mykolayiv region and 1 at the Kherson region. Nocasualties</text:p>
      <text:p text:style-name="P4">
News Collection Link: <text:a xlink:type="simple" xlink:href="https://liveuamap.com/en/2023/7-may-operative-command-south-russian-strategic-aviation" text:style-name="Internet_20_link" text:visited-style-name="Visited_20_Internet_20_Link">
https://liveuamap.com/en/2023/7-may-operative-command-south-russian-strategic-aviation</text:a>
</text:p>
      <text:p text:style-name="P4">
News Source: <text:a xlink:type="simple" xlink:href="https://twitter.com/war_monitor_ua/status/1655124112564449281" text:style-name="Internet_20_link" text:visited-style-name="Visited_20_Internet_20_Link">
https://twitter.com/war_monitor_ua/status/1655124112564449281</text:a>
</text:p>
      <!--NEWS-->
      <text:h text:style-name="P10" text:outline-level="1">
<text:span text:style-name="T4">
Russian army conducted 6 missile strikes, 48 airstrikes and 77 shelling with MLRS, - General ...</text:span>
</text:h>
      <text:p text:style-name="P4">
Authors: liveuamap (Language: en)</text:p>
      <text:p text:style-name="P4">
Time: 2023-05-07T04:23:00</text:p>
      <text:p text:style-name="P4">
Location: Chernihiv (Latitude:52.29609 Longtitude:33.01023)</text:p>
      <text:p text:style-name="P4">
Videos: []</text:p>
      <text:p text:style-name="P4">
Images: []</text:p>
      <text:p text:style-name="P4">
Tags: ["Russia", "Central and Eastern Europe"]</text:p>
      <text:p text:style-name="P4">
Id: 22561088</text:p>
      <!--METADATA-->
      <text:p text:style-name="P4">
Russian army conducted 6 missile strikes, 48 airstrikes and 77 shelling withMLRS, - General Staff of Armed Forces of Ukraine says in the morning report</text:p>
      <text:p text:style-name="P4">
News Collection Link: <text:a xlink:type="simple" xlink:href="https://liveuamap.com/en/2023/7-may-russian-army-conducted-6-missile-strikes-48-airstrikes" text:style-name="Internet_20_link" text:visited-style-name="Visited_20_Internet_20_Link">
https://liveuamap.com/en/2023/7-may-russian-army-conducted-6-missile-strikes-48-airstrikes</text:a>
</text:p>
      <text:p text:style-name="P4">
News Source: <text:a xlink:type="simple" xlink:href="https://t.me/lumsrc/4707" text:style-name="Internet_20_link" text:visited-style-name="Visited_20_Internet_20_Link">
https://t.me/lumsrc/4707</text:a>
</text:p>
      <!--NEWS-->
      <text:h text:style-name="P10" text:outline-level="1">
<text:span text:style-name="T4">
Russian forces conducting offensive actions at Kupiansk, Lyman, Bakhmut and Maryinka directio...</text:span>
</text:h>
      <text:p text:style-name="P4">
Authors: liveuamap (Language: en)</text:p>
      <text:p text:style-name="P4">
Time: 2023-05-07T04:34:17</text:p>
      <text:p text:style-name="P4">
Location: Marinka, Donetsk Oblast (Latitude:47.93958 Longtitude:37.49977)</text:p>
      <text:p text:style-name="P4">
Videos: []</text:p>
      <text:p text:style-name="P4">
Images: []</text:p>
      <text:p text:style-name="P4">
Tags: ["Russia"]</text:p>
      <text:p text:style-name="P4">
Id: 22561052</text:p>
      <!--METADATA-->
      <text:p text:style-name="P4">
Russian forces conducting offensive actions at Kupiansk, Lyman, Bakhmut andMaryinka directions. Ukrainian military repelled about 50 Russian attacks.Russian forces attempting to advance near Synkivka, Bilohorivka and Spirne,Bakhmut, Bohdanivka, Ivanivske, Predtechyne and New York, Maryinka, - GeneralStaff of Armed Forces of Ukraine says in the morning report</text:p>
      <text:p text:style-name="P4">
News Collection Link: <text:a xlink:type="simple" xlink:href="https://liveuamap.com/en/2023/7-may-russian-forces-conducting-offensive-actions-at-kupiansk" text:style-name="Internet_20_link" text:visited-style-name="Visited_20_Internet_20_Link">
https://liveuamap.com/en/2023/7-may-russian-forces-conducting-offensive-actions-at-kupiansk</text:a>
</text:p>
      <text:p text:style-name="P4">
News Source: <text:a xlink:type="simple" xlink:href="https://t.me/lumsrc/4716" text:style-name="Internet_20_link" text:visited-style-name="Visited_20_Internet_20_Link">
https://t.me/lumsrc/4716</text:a>
</text:p>
      <!--NEWS-->
      <text:h text:style-name="P10" text:outline-level="1">
<text:span text:style-name="T4">
At Zaporizhzhia and Kherson directions Russian army shelled Burlatske, Vilne Pole, Novosilka,...</text:span>
</text:h>
      <text:p text:style-name="P4">
Authors: liveuamap (Language: en)</text:p>
      <text:p text:style-name="P4">
Time: 2023-05-07T04:39:29</text:p>
      <text:p text:style-name="P4">
Location: Nova Kakhovka, Khersons'ka oblast (Latitude:46.79618 Longtitude:33.36376)</text:p>
      <text:p text:style-name="P4">
Videos: []</text:p>
      <text:p text:style-name="P4">
Images: []</text:p>
      <text:p text:style-name="P4">
Tags: ["Russia"]</text:p>
      <text:p text:style-name="P4">
Id: 22561062</text:p>
      <!--METADATA-->
      <text:p text:style-name="P4">
At Zaporizhzhia and Kherson Directions Russian Army Shelled Burlatske, Vilnepole, Novosilka, Novopil of Donetsk Region; Olhivske, malynivka, huliaipole, zaliznychne, huliaipilske, charivne, Bilohiraya, Mala Tokmachka, Novodanylivka, Mali Scherbaky, Kamyanske of Zaporishahz Hia Region and Nikopol OFDNIPROPETROVSK Region; Zolota Balka, Antonivka and Kherson City. Russianaviation Conduction Airstrikes at Vesele and Kozatske of Kherson Region, -General Staff of Armed Forces of Ukraine Says in the Morning Report</text:p>
      <text:p text:style-name="P4">
News Collection Link: <text:a xlink:type="simple" xlink:href="https://liveuamap.com/en/2023/7-may-at-zaporizhzhia-and-kherson-directions-russian-army" text:style-name="Internet_20_link" text:visited-style-name="Visited_20_Internet_20_Link">
https://liveuamap.com/en/2023/7-MAY-T-ZAPORIZHIA-HARSON-DIRURESS-RUSSIAN-ARMY</text:a>
</text:p>
      <text:p text:style-name="P4">
News Source: <text:a xlink:type="simple" xlink:href="https://t.me/lumsrc/4715" text:style-name="Internet_20_link" text:visited-style-name="Visited_20_Internet_20_Link">
https://t.me/lumsrc/4715</text:a>
</text:p>
      <!--NEWS-->
      <text:h text:style-name="P10" text:outline-level="1">
<text:span text:style-name="T4">
Donetsk Oblast(10:35). Red Alert: aerial threat. Sirens sounding. Take cover now!</text:span>
</text:h>
      <text:p text:style-name="P4">
Authors: liveuamap (Language: en)</text:p>
      <text:p text:style-name="P4">
Time: 2023-05-07T04:40:00</text:p>
      <text:p text:style-name="P4">
Location: Donetsk Oblast (Latitude:48.72676 Longtitude:37.57922)</text:p>
      <text:p text:style-name="P4">
Videos: []</text:p>
      <text:p text:style-name="P4">
Images: []</text:p>
      <text:p text:style-name="P4">
Tags: ["Europe", "Central and Eastern Europe"]</text:p>
      <text:p text:style-name="P4">
Id: 22561085</text:p>
      <!--METADATA-->
      <text:p text:style-name="P4">
Donetsk Oblast(10:35). Red Alert: aerial threat. Sirens sounding. Take covernow!</text:p>
      <text:p text:style-name="P4">
News Collection Link: <text:a xlink:type="simple" xlink:href="https://liveuamap.com/en/2023/07-may-donetsk-oblast1035-red-alert-aerial-thg" text:style-name="Internet_20_link" text:visited-style-name="Visited_20_Internet_20_Link">
https://liveuamap.com/en/2023/07-may-donetsk-oblast1035-red-alert-aerial-thg</text:a>
</text:p>
      <text:p text:style-name="P4">
News Source: <text:a xlink:type="simple" xlink:href="https://t.me/air_alert_ua/44655" text:style-name="Internet_20_link" text:visited-style-name="Visited_20_Internet_20_Link">
https://t.me/air_alert_ua/44655</text:a>
</text:p>
      <!--NEWS-->
      <text:h text:style-name="P10" text:outline-level="1">
<text:span text:style-name="T4">
JSC Shakhtar Directio Rusian of the Army Shelled Vodyane, Vodr, Coal, Amenian Andes Golden Niva ...</text:span>
</text:h>
      <text:p text:style-name="P4">
Authors: liveuamap (Language: en)</text:p>
      <text:p text:style-name="P4">
Time: 2023-05-07T04:40:15</text:p>
      <text:p text:style-name="P4">
Location: Donetsk (Latitude:47.78975 Longtitude:36.98788)</text:p>
      <text:p text:style-name="P4">
Videos: []</text:p>
      <text:p text:style-name="P4">
Images: []</text:p>
      <text:p text:style-name="P4">
Tags: ["Russia"]</text:p>
      <text:p text:style-name="P4">
Id: 22561063</text:p>
      <!--METADATA-->
      <text:p text:style-name="P4">
At Shakhtarske direction Russian army shelled Vodyane, Vuhledar, Prechystivkaand Zolota Nyva of Donetsk region, - General Staff of Armed Forces of Ukrainesays in the morning report</text:p>
      <text:p text:style-name="P4">
News Collection Link: <text:a xlink:type="simple" xlink:href="https://liveuamap.com/en/2023/7-may-at-shakhtarske-direction-russian-army-shelled-vodyane" text:style-name="Internet_20_link" text:visited-style-name="Visited_20_Internet_20_Link">
https://liveuamap.com/en/2023/7-may-at-shakhtarske-direction-russian-army-shelled-vodyane</text:a>
</text:p>
      <text:p text:style-name="P4">
News Source: <text:a xlink:type="simple" xlink:href="https://t.me/lumsrc/4714" text:style-name="Internet_20_link" text:visited-style-name="Visited_20_Internet_20_Link">
https://t.me/lumsrc/4714</text:a>
</text:p>
      <!--NEWS-->
      <text:h text:style-name="P10" text:outline-level="1">
<text:span text:style-name="T4">
Head of the office of President of Ukraine Yermak had a phone call with National Security Adv...</text:span>
</text:h>
      <text:p text:style-name="P4">
Authors: liveuamap (Language: en)</text:p>
      <text:p text:style-name="P4">
Time: 2023-05-07T04:56:04</text:p>
      <text:p text:style-name="P4">
Location: Kyiv, Kyiv city (Latitude:50.44426 Longtitude:30.52914)</text:p>
      <text:p text:style-name="P4">
Videos: []</text:p>
      <text:p text:style-name="P4">
Images: []</text:p>
      <text:p text:style-name="P4">
Tags: []</text:p>
      <text:p text:style-name="P4">
Id: 22561093</text:p>
      <!--METADATA-->
      <text:p text:style-name="P4">
None</text:p>
      <text:p text:style-name="P4">
News Collection Link: <text:a xlink:type="simple" xlink:href="https://liveuamap.com/en/2023/7-may-head-of-the-office-of-president-of-ukraine-yermak-had" text:style-name="Internet_20_link" text:visited-style-name="Visited_20_Internet_20_Link">
https://liveuamap.com/en/2023/7-may-head-of-the-office-of-president-of-ukraine-yermak-had</text:a>
</text:p>
      <text:p text:style-name="P4">
News Source: <text:a xlink:type="simple" xlink:href="https://liveuamap.com/en/2023/7-may-head-of-the-office-of-president-of-ukraine-yermak-had" text:style-name="Internet_20_link" text:visited-style-name="Visited_20_Internet_20_Link">
https://liveuamap.com/en/2023/7-may-head-of-the-office-of-president-of-ukraine-yermak-had</text:a>
</text:p>
      <!--NEWS-->
      <text:h text:style-name="P10" text:outline-level="1">
<text:span text:style-name="T4">
The Armed Forces destroyed 194,430 Russian invaders</text:span>
</text:h>
      <text:p text:style-name="P4">
Authors: Ukrinform (Person)</text:p>
      <text:p text:style-name="P4">
Publisher: Укринформ (Organization)</text:p>
      <text:p text:style-name="P4">
Published Time: 2023-05-07T08:05:00+03:00</text:p>
      <text:p text:style-name="P4">
Modified Time: 2023-05-07T08:05:00+03:00</text:p>
      <text:p text:style-name="P4">
Description: The Defense Forces of Ukraine from February 24, 2022 to May 7, 2023 were eliminated about 194 thousand 430 Russian aggressors, with 660 people in the past day. - Ukrinform.</text:p>
      <text:p text:style-name="P4">
Images: ["<text:a xlink:type="simple" xlink:href="https://static.ukrinform.com/photos/2022_04/thumb_files/630_360_1648989558-959.jpg" text:style-name="Internet_20_link" text:visited-style-name="Visited_20_Internet_20_Link">
630_360_16489...</text:a>
", "<text:a xlink:type="simple" xlink:href="https://static.ukrinform.com/photos/2023_05/1683436258-840.jpeg" text:style-name="Internet_20_link" text:visited-style-name="Visited_20_Internet_20_Link">
1683436258-84...</text:a>
"]</text:p>
      <text:p text:style-name="P4">
Tags: ['ЗСУ', 'Російські військові', 'Війна з росією']</text:p>
      <text:p text:style-name="P4">
Type: Article</text:p>
      <!--METADATA-->
      <text:p text:style-name="P4">
<draw:frame draw:style-name="fr1" draw:name="Image90" text:anchor-type="as-char" svg:width="6.9236in" svg:height="3.956343in" draw:z-index="0">
<draw:image xlink:href="../Images/yкринформ/2023-05-07T08-05-00-03-00/630_360_1648989558-959.jpg" xlink:type="simple" xlink:show="embed" xlink:actuate="onLoad" draw:mime-type="image/jpeg"/>
</draw:frame>
From February 24, 2022 to May 7, 2023, 194 thousand 430 Russian aggressors were eliminated from February 24, 2022, with 660 persons.</text:p>
      <text:p text:style-name="P4">
According to Ukrinform, the General Staff of the Armed Forces of Ukraine reports UV <text:a xlink:type="simple" xlink:href="https://www.facebook.com/GeneralStaff.ua/posts/pfbid02YvUYCM1FdbYMBYTaxnbUWnoYbr6ycV9FW25qn6nP1tRDBF3eFJRsLuVEdQ6qtugLl" text:style-name="Internet_20_link" text:visited-style-name="Visited_20_Internet_20_Link">
</text:a>
Also destroyed enemy tanks 3723 units(+6), combat armored vehicles ‒7248(+10), artillery systems - 3010(+18), RSVV - 554(+2), air defense facilities ‒306(+0), planes - 308(+0), helicopters - 294(+0), UAV Operative-tactical level-2572(+18), winged missiles - 947(+0), ships / boats ‒18(+0), car equipment and tanks - 5952(+16), Special Technics - 380(+5).</text:p>
      <text:p text:style-name="P4">
<draw:frame draw:style-name="fr1" draw:name="Image91" text:anchor-type="as-char" svg:width="6.9236in" svg:height="9.962291in" draw:z-index="0">
<draw:image xlink:href="../Images/yкринформ/2023-05-07T08-05-00-03-00/1683436258-840.jpeg" xlink:type="simple" xlink:show="embed" xlink:actuate="onLoad" draw:mime-type="image/jpeg"/>
</draw:frame>
The data is specified.</text:p>
      <text:p text:style-name="P4">
<text:span text:style-name="T4">
 Read also: </text:span>
 <text:a xlink:type="simple" xlink:href="https://www.ukrinform.ua/rubric-kyiv/3705808-nad-kievom-vnoci-znisili-vorozij-rozviduvalnij-bezpilotnik.html" text:style-name="Internet_20_link" text:visited-style-name="Visited_20_Internet_20_Link">
<text:span text:style-name="T4">
 destroy </text:span>
</text:a>
As reported by Ukrinform, Ukrainian defenders of the last day <text:a xlink:type="simple" xlink:href="https://www.ukrinform.ua/rubric-ato/3705807-zsu-minuloi-dobi-vidbili-blizko-50-atak-trivaut-boi-za-bahmut-ta-marinku.html" text:style-name="Internet_20_link" text:visited-style-name="Visited_20_Internet_20_Link">
</text:a>
Bakhmutt Marinka's fights are ongoing.</text:p>
      <text:p text:style-name="P4">
News Source: <text:a xlink:type="simple" xlink:href="https://www.ukrinform.ua/rubric-ato/3705818-zsu-znisili-vze-193-430-rosijskih-zagarbnikiv.html" text:style-name="Internet_20_link" text:visited-style-name="Visited_20_Internet_20_Link">
https://www.ukrinform.ua/rubric-ato/3705818-zsu-znisili-vze-193-430-rosijskih-zagarbnikiv.html</text:a>
</text:p>
      <!--NEWS-->
      <text:h text:style-name="P10" text:outline-level="1">
<text:span text:style-name="T4">
Matches in Odessa and Uzhgorod begin the 25th round of the Football Premier League of Ukraine</text:span>
</text:h>
      <text:p text:style-name="P4">
Authors: Ukrinform (Person)</text:p>
      <text:p text:style-name="P4">
Publisher: Укринформ (Organization)</text:p>
      <text:p text:style-name="P4">
Published Time: 2023-05-07T08:06:04+03:00</text:p>
      <text:p text:style-name="P4">
Modified Time: 2023-05-07T08:06:04+03:00</text:p>
      <text:p text:style-name="P4">
Description: The Championship of Ukraine in Football among the Premier League teams (UPL) on May 7-8 will host the ducts of the next, 25th round. - Ukrinform.</text:p>
      <text:p text:style-name="P4">
Images: ["<text:a xlink:type="simple" xlink:href="https://static.ukrinform.com/photos/2017_08/thumb_files/630_360_1504074995-4947.jpg" text:style-name="Internet_20_link" text:visited-style-name="Visited_20_Internet_20_Link">
630_360_15040...</text:a>
"]</text:p>
      <text:p text:style-name="P4">
Tags: ['Футбол', "Прем'єр-ліга"]</text:p>
      <text:p text:style-name="P4">
Type: Article</text:p>
      <!--METADATA-->
      <text:p text:style-name="P4">
<draw:frame draw:style-name="fr1" draw:name="Image92" text:anchor-type="as-char" svg:width="6.9236in" svg:height="3.956343in" draw:z-index="0">
<draw:image xlink:href="../Images/yкринформ/2023-05-07T08-06-04-03-00/630_360_1504074995-4947.jpg" xlink:type="simple" xlink:show="embed" xlink:actuate="onLoad" draw:mime-type="image/jpeg"/>
</draw:frame>
The Ukrainian Football School among the Premier League teams(UPL)On May 7-8, the ducts of the next, 25th round will pass.</text:p>
      <text:p text:style-name="P4">
The first game day at 13.00 will start duels in Odessa between the local Chernomorets and Dnipro-1 and in Uzhgorod, where Kharkiv Metalist will host Lviv, Ukrinform reports.</text:p>
      <text:p text:style-name="P4">
The third Sunday match, May 7, will be held with the participation of Alexandria and Shakhtar Donetsk(15.00).</text:p>
      <text:p text:style-name="P4">
Програму туру в понеділок, 8 травня, завершать поєдинки криворізького«Кривбаса» з київським «Динамо» (13.00), Transcarpathian "Minai" with Poltava "Vorskla"(14.00), Lviv "Rukh" with "Ingulets" from Petrov(15.00), Rivne "Heather" with Kovalivsky "Kolos"(15.00), Luhansk "Dawn" by the Zharkivsky "Metalist 1925"(17.00).</text:p>
      <text:p text:style-name="P4">
<text:span text:style-name="T4">
Читайте також:</text:span>
 <text:a xlink:type="simple" xlink:href="https://www.ukrinform.ua/rubric-sports/3705716-apl-celsi-perervav-sestimatcevu-prograsnu-seriu-u-vsih-turnirah.html" text:style-name="Internet_20_link" text:visited-style-name="Visited_20_Internet_20_Link">
 </text:a>
Shakhtar leads in the UPL standings, who has 59 points(After 24 games)then - Dnipro -1 - 54(23), Zorya - 52(24), «Dynamo» - 47(24), Alexandria - 37(23), Kryvbass - 32(24), Vorskla - 30(24), "Colossus" -30(24)...</text:p>
      <text:p text:style-name="P4">
News Source: <text:a xlink:type="simple" xlink:href="https://www.ukrinform.ua/rubric-sports/3705819-matci-v-odesi-ta-uzgorodi-rozpocinaut-25j-tur-futbolnoi-premerligi-ukraini.html" text:style-name="Internet_20_link" text:visited-style-name="Visited_20_Internet_20_Link">
https://www.ukrinform.ua/rubric-sports/3705819-matci-v-odesi-ta-uzgorodi-rozpocinaut-25j-tur-futbolnoi-premerligi-ukraini.html</text:a>
</text:p>
      <!--NEWS-->
      <text:h text:style-name="P10" text:outline-level="1">
<text:span text:style-name="T4">
Ministry of Defense of the Russian Federation: 22 drones were detected by air defense means o...</text:span>
</text:h>
      <text:p text:style-name="P4">
Authors: liveuamap (Language: en)</text:p>
      <text:p text:style-name="P4">
Time: 2023-05-07T08:16:44</text:p>
      <text:p text:style-name="P4">
Location: Moskva, Moscow (Latitude:55.72873 Longtitude:37.58904)</text:p>
      <text:p text:style-name="P4">
Videos: []</text:p>
      <text:p text:style-name="P4">
Images: []</text:p>
      <text:p text:style-name="P4">
Tags: ["Russia"]</text:p>
      <text:p text:style-name="P4">
Id: 22561104</text:p>
      <!--METADATA-->
      <text:p text:style-name="P4">
Ministry of Defense of the Russian Federation: 22 drones were detected by airdefense means over the Black Sea at night, all of them were destroyed</text:p>
      <text:p text:style-name="P4">
News Collection Link: <text:a xlink:type="simple" xlink:href="https://liveuamap.com/en/2023/7-may-ministry-of-defense-of-the-russian-federation-22-drones" text:style-name="Internet_20_link" text:visited-style-name="Visited_20_Internet_20_Link">
https://liveuamap.com/en/2023/7-may-ministry-of-defense-of-the-russian-federation-22-drones</text:a>
</text:p>
      <text:p text:style-name="P4">
News Source: <text:a xlink:type="simple" xlink:href="https://t.me/rusbrief/115099" text:style-name="Internet_20_link" text:visited-style-name="Visited_20_Internet_20_Link">
https://t.me/rusbrief/115099</text:a>
</text:p>
      <!--NEWS-->
      <text:h text:style-name="P10" text:outline-level="1">
<text:span text:style-name="T4">
The Russians wounded five residents of Donetsk region a day</text:span>
</text:h>
      <text:p text:style-name="P4">
Authors: Ukrinform (Person)</text:p>
      <text:p text:style-name="P4">
Publisher: Укринформ (Organization)</text:p>
      <text:p text:style-name="P4">
Published Time: 2023-05-07T08:20:00+03:00</text:p>
      <text:p text:style-name="P4">
Modified Time: 2023-05-07T08:20:00+03:00</text:p>
      <text:p text:style-name="P4">
Description: The army of the Russian Federation for the last day, May 6, was injured by five residents of Donetsk region. - Ukrinform.</text:p>
      <text:p text:style-name="P4">
Images: ["<text:a xlink:type="simple" xlink:href="https://static.ukrinform.com/photos/2022_02/thumb_files/630_360_1644425983-426.jpg" text:style-name="Internet_20_link" text:visited-style-name="Visited_20_Internet_20_Link">
630_360_16444...</text:a>
", "<text:a xlink:type="simple" xlink:href="https://static.ukrinform.com/photos/2023_05/1683436707-448.jpg" text:style-name="Internet_20_link" text:visited-style-name="Visited_20_Internet_20_Link">
1683436707-44...</text:a>
"]</text:p>
      <text:p text:style-name="P4">
Tags: ['Донеччина', 'Обстріл', 'Війна з росією']</text:p>
      <text:p text:style-name="P4">
Type: Article</text:p>
      <!--METADATA-->
      <text:p text:style-name="P4">
<draw:frame draw:style-name="fr1" draw:name="Image93" text:anchor-type="as-char" svg:width="6.9236in" svg:height="3.946452in" draw:z-index="0">
<draw:image xlink:href="../Images/yкринформ/2023-05-07T08-20-00-03-00/630_360_1644425983-426.jpg" xlink:type="simple" xlink:show="embed" xlink:actuate="onLoad" draw:mime-type="image/jpeg"/>
</draw:frame>
The Army Federation for the past day, May 6, was injured by five espitators of Donetsk region.</text:p>
      <text:p text:style-name="P4">
According to Ukrinform, Pavel Kirilenko, the head of the Donetsk Regional Military Administration, reported this in <text:a xlink:type="simple" xlink:href="https://t.me/pavlokyrylenko_donoda/7836" text:style-name="Internet_20_link" text:visited-style-name="Visited_20_Internet_20_Link">
</text:a>
“In May 6, the Russians wounded 5 inhabitants <text:a xlink:type="simple" xlink:href="https://www.ukrinform.ua/tag-doneccina" text:style-name="Internet_20_link" text:visited-style-name="Visited_20_Internet_20_Link">
</text:a>
: In New York, North, Avdiivka, Krasnogorivka and Maximovka, ”he said.</text:p>
      <text:p text:style-name="P4">
<draw:frame draw:style-name="fr1" draw:name="Image94" text:anchor-type="as-char" svg:width="6.9236in" svg:height="4.942681in" draw:z-index="0">
<draw:image xlink:href="../Images/yкринформ/2023-05-07T08-20-00-03-00/1683436707-448.jpg" xlink:type="simple" xlink:show="embed" xlink:actuate="onLoad" draw:mime-type="image/jpeg"/>
</draw:frame>
Currently, it is impossible to establish the exact number of casualties in Mariupol and Volnovas, Kirilenko emphasized.</text:p>
      <text:p text:style-name="P4">
<text:span text:style-name="T4">
 Read also: </text:span>
 <text:a xlink:type="simple" xlink:href="https://www.ukrinform.ua/rubric-ato/3705661-na-doneccini-prikordonniki-ne-dali-rosianam-zajnati-novi-pozicii-vorog-vidstupiv-zi-vtratami.html" text:style-name="Internet_20_link" text:visited-style-name="Visited_20_Internet_20_Link">
<text:span text:style-name="T4">
 Donetsk </text:span>
</text:a>
According to Ukrinform, according to the Armed Forces General Staff, last day the Russians <text:a xlink:type="simple" xlink:href="https://www.ukrinform.ua/rubric-ato/3705807-zsu-minuloi-dobi-vidbili-blizko-50-atak-trivaut-boi-za-bahmut-ta-marinku.html" text:style-name="Internet_20_link" text:visited-style-name="Visited_20_Internet_20_Link">
</text:a>
In particular, on the time ravine, Konstantinovka and Kherson. In addition, the enemy caused 48 aircraft blows to 77 shelling of rocket launchers on the positions of Ukrainian troops and settlements.</text:p>
      <text:p text:style-name="P4">
News Source: <text:a xlink:type="simple" xlink:href="https://www.ukrinform.ua/rubric-regions/3705826-rosiani-za-dobu-zavdali-poranen-patom-zitelam-doneccini.html" text:style-name="Internet_20_link" text:visited-style-name="Visited_20_Internet_20_Link">
https://www.ukrinform.ua/rubric-regions/3705826-rosiani-za-dobu-zavdali-poranen-patom-zitelam-doneccini.html</text:a>
</text:p>
      <!--NEWS-->
      <text:h text:style-name="P10" text:outline-level="1">
<text:span text:style-name="T4">
Kherson, Khersonska Oblast(14:33). Red Alert: aerial threat. Sirens sounding. Take cover now!</text:span>
</text:h>
      <text:p text:style-name="P4">
Authors: liveuamap (Language: en)</text:p>
      <text:p text:style-name="P4">
Time: 2023-05-07T08:35:00</text:p>
      <text:p text:style-name="P4">
Location: Kherson (Latitude:46.65676 Longtitude:32.61901)</text:p>
      <text:p text:style-name="P4">
Videos: []</text:p>
      <text:p text:style-name="P4">
Images: []</text:p>
      <text:p text:style-name="P4">
Tags: ["Europe", "Central and Eastern Europe"]</text:p>
      <text:p text:style-name="P4">
Id: 22561105</text:p>
      <!--METADATA-->
      <text:p text:style-name="P4">
Kherson, Kherson region(14:33). Red Alert: aerial threat. Sirens sounding.Take cover now!</text:p>
      <text:p text:style-name="P4">
News Collection Link: <text:a xlink:type="simple" xlink:href="https://liveuamap.com/en/2023/07-may-kherson-khersonska-oblast1433-red-alerg" text:style-name="Internet_20_link" text:visited-style-name="Visited_20_Internet_20_Link">
https://liveuamap.com/en/2023/07-may-kherson-khersonska-oblast1433-red-alerg</text:a>
</text:p>
      <text:p text:style-name="P4">
News Source: <text:a xlink:type="simple" xlink:href="https://t.me/air_alert_ua/44659" text:style-name="Internet_20_link" text:visited-style-name="Visited_20_Internet_20_Link">
https://t.me/air_alert_ua/44659</text:a>
</text:p>
      <!--NEWS-->
      <text:h text:style-name="P10" text:outline-level="1">
<text:span text:style-name="T4">
Zhadan presented an artbook in Lviv that "sings"</text:span>
</text:h>
      <text:p text:style-name="P4">
Authors: Ukrinform (Person)</text:p>
      <text:p text:style-name="P4">
Publisher: Укринформ (Organization)</text:p>
      <text:p text:style-name="P4">
Published Time: 2023-05-07T08:37:59+03:00</text:p>
      <text:p text:style-name="P4">
Modified Time: 2023-05-07T08:37:59+03:00</text:p>
      <text:p text:style-name="P4">
Description: In Lviv, a presentation of the unique publication of the works of Sergei Zhadan - Artbook "Bird: Poems that became songs" with QR codes, behind which you can listen to the compositions, took place. - Ukrinform.</text:p>
      <text:p text:style-name="P4">
Images: ["<text:a xlink:type="simple" xlink:href="https://static.ukrinform.com/photos/2023_05/thumb_files/630_360_1683437663-518.jpg" text:style-name="Internet_20_link" text:visited-style-name="Visited_20_Internet_20_Link">
630_360_16834...</text:a>
", "<text:a xlink:type="simple" xlink:href="https://static.ukrinform.com/photos/2023_05/1683437662-470.jpg" text:style-name="Internet_20_link" text:visited-style-name="Visited_20_Internet_20_Link">
1683437662-47...</text:a>
", "<text:a xlink:type="simple" xlink:href="https://static.ukrinform.com/photos/2023_05/1683437663-206.jpg" text:style-name="Internet_20_link" text:visited-style-name="Visited_20_Internet_20_Link">
1683437663-20...</text:a>
", "<text:a xlink:type="simple" xlink:href="https://static.ukrinform.com/photos/2023_05/1683437662-192.jpg" text:style-name="Internet_20_link" text:visited-style-name="Visited_20_Internet_20_Link">
1683437662-19...</text:a>
"]</text:p>
      <text:p text:style-name="P4">
Tags: ['Книги', 'Львів', 'Жадан']</text:p>
      <text:p text:style-name="P4">
Type: Article</text:p>
      <!--METADATA-->
      <text:p text:style-name="P4">
<draw:frame draw:style-name="fr1" draw:name="Image95" text:anchor-type="as-char" svg:width="6.9236in" svg:height="3.956343in" draw:z-index="0">
<draw:image xlink:href="../Images/yкринформ/2023-05-07T08-37-59-03-00/630_360_1683437663-518.jpg" xlink:type="simple" xlink:show="embed" xlink:actuate="onLoad" draw:mime-type="image/jpeg"/>
</draw:frame>
The presentation of the unique publication of the works of Sergei Zhadan - Artbook "Bird: Poems that became songs" with QR codes, behind which you can listen to compositions, was given in Lviv.</text:p>
      <text:p text:style-name="P4">
This was reported by Ukrinform correspondent.</text:p>
      <text:p text:style-name="P4">
According to Zhadan, the ark project suggested that he publish a collection with poems that are sung.</text:p>
      <text:p text:style-name="P4">
“I thought it was a good idea and a good opportunity to gather good people together. And the day of years did it, because the war, of course, delayed everything. But today it is actual and we have to publish books, hold concerts so that the Ukrainian number of work culture worked, not paused, ”Zhadan said.</text:p>
      <text:p text:style-name="P4">
<draw:frame draw:style-name="fr1" draw:name="Image96" text:anchor-type="as-char" svg:width="6.9236in" svg:height="4.609323in" draw:z-index="0">
<draw:image xlink:href="../Images/yкринформ/2023-05-07T08-37-59-03-00/1683437662-470.jpg" xlink:type="simple" xlink:show="embed" xlink:actuate="onLoad" draw:mime-type="image/jpeg"/>
</draw:frame>
The book "A bird: poems that became songs" came out at the publishing house "Ark Ukraine" with a circulation of 3000 copies. According to it, QR codes can be listened to mimic compositions created on Zhadan's poems.</text:p>
      <text:p text:style-name="P4">
<draw:frame draw:style-name="fr1" draw:name="Image97" text:anchor-type="as-char" svg:width="6.9236in" svg:height="4.602912in" draw:z-index="0">
<draw:image xlink:href="../Images/yкринформ/2023-05-07T08-37-59-03-00/1683437663-206.jpg" xlink:type="simple" xlink:show="embed" xlink:actuate="onLoad" draw:mime-type="image/jpeg"/>
</draw:frame>
Materials that used for the publication will also create associative sounds: several layers of rice paper will resemble the rustling of snow in the song "Snow", in the song "Middle Ages" through the blue copier it will be possible to leave "stigma" of human sins on wooden baroque sculpture of Christ, In the song "She" to tear the perforated paper to see the quote, as well as read the name of Braille the name "Touch". In the mirror foil, which is a pierced decorative element through the whole book, everyone will be able to see.</text:p>
      <text:p text:style-name="P4">
<draw:frame draw:style-name="fr1" draw:name="Image98" text:anchor-type="as-char" svg:width="6.9236in" svg:height="4.602912in" draw:z-index="0">
<draw:image xlink:href="../Images/yкринформ/2023-05-07T08-37-59-03-00/1683437662-192.jpg" xlink:type="simple" xlink:show="embed" xlink:actuate="onLoad" draw:mime-type="image/jpeg"/>
</draw:frame>
“We have used very sophisticated expensive printing materials and believe that this time. ... Now everyone is fond of Botticelli's illustrations to Dante's Divine Comedy ... in the Vatican Library. And what would the Renaissance era leave us if they did not put money in art, mosaics, music, etc. in times of constant epidemics and wars? ” - said the founder of the cultural platform "Ark" Ukraine "Yaryna Vinnytska.<text:span text:style-name="T4">
 Read also: </text:span>
 <text:a xlink:type="simple" xlink:href="https://www.ukrinform.ua/rubric-uarazom/3670892-zbir-zaluznogo-i-zadana-na-avto-dla-zsu-zadonatili-22-miljona.html" text:style-name="Internet_20_link" text:visited-style-name="Visited_20_Internet_20_Link">
<text:span text:style-name="T4">
 Zhadan </text:span>
</text:a>
The funds from the concert will be directed to the needs of the military, which is responsible for Sergei Zhadan's fund. In the summer, such a concert will take place in Kiev.</text:p>
      <text:p text:style-name="P4">
As reported by Ukrinform, Ukrainian poet Sergey Zhadan for the needs of the military gave in New York at the staged auction combat flags of Volunteer Formation "Charter" with signatures of fighters for $ 2100 for each and two books by his own poems and signature of the Armed Forces of Ukraine Valery Zaluzhny Zhuzhny.</text:p>
      <text:p text:style-name="P4">
News Source: <text:a xlink:type="simple" xlink:href="https://www.ukrinform.ua/rubric-culture/3705829-zadan-prezentuvav-u-lvovi-artbuk-so-spivae.html" text:style-name="Internet_20_link" text:visited-style-name="Visited_20_Internet_20_Link">
https://www.ukrinform.ua/rubric-culture/3705829-zadan-prezentuvav-u-lvovi-artbuk-so-spivae.html</text:a>
</text:p>
      <!--NEWS-->
      <text:h text:style-name="P10" text:outline-level="1">
<text:span text:style-name="T4">
Ukrainians became fourth at the World Cup in synchronous jumps into water</text:span>
</text:h>
      <text:p text:style-name="P4">
Authors: Ukrinform (Person)</text:p>
      <text:p text:style-name="P4">
Publisher: Укринформ (Organization)</text:p>
      <text:p text:style-name="P4">
Published Time: 2023-05-07T08:40:00+03:00</text:p>
      <text:p text:style-name="P4">
Modified Time: 2023-05-07T08:40:00+03:00</text:p>
      <text:p text:style-name="P4">
Description: In Montreal (Canada), the World Cup is ongoing in water. - Ukrinform.</text:p>
      <text:p text:style-name="P4">
Images: ["<text:a xlink:type="simple" xlink:href="https://static.ukrinform.com/photos/2023_05/thumb_files/630_360_1683436192-114.jpg" text:style-name="Internet_20_link" text:visited-style-name="Visited_20_Internet_20_Link">
630_360_16834...</text:a>
"]</text:p>
      <text:p text:style-name="P4">
Tags: ['Кубок світу', 'Стрибки у воду']</text:p>
      <text:p text:style-name="P4">
Type: Article</text:p>
      <!--METADATA-->
      <text:p text:style-name="P4">
<draw:frame draw:style-name="fr1" draw:name="Image99" text:anchor-type="as-char" svg:width="6.9236in" svg:height="3.956343in" draw:z-index="0">
<draw:image xlink:href="../Images/yкринформ/2023-05-07T08-40-00-03-00/630_360_1683436192-114.jpg" xlink:type="simple" xlink:show="embed" xlink:actuate="onLoad" draw:mime-type="image/jpeg"/>
</draw:frame>
In Montreal(Canada)The stage of the World Cup is ongoing.</text:p>
      <text:p text:style-name="P4">
As reports <text:a xlink:type="simple" xlink:href="https://www.facebook.com/ukrainiandiving/" text:style-name="Internet_20_link" text:visited-style-name="Visited_20_Internet_20_Link">
</text:a>
Of Ukraine sparkling in water, Xenia Baylo(18 years)and Sophia Esman(15 years), which was the more participant of the competition, took 4th place in the finals of the Cup of the Usynchronous jumps from the tower, Ukrinform reports.</text:p>
      <text:p text:style-name="P4">
The Ukrainians fought worthy of the titled athletes, whose assets are already the Olympic Games, the World and Europe Championships.</text:p>
      <text:p text:style-name="P4">
For their program, our girls received 287.52 points, thus for the second time at the stages of the world the world stopped a step from the pedestal.</text:p>
      <text:p text:style-name="P4">
Won the Chinese Hunchan Tan and Yuisi Chen's Huns(378,60). На другій позиціїбританки (316,68)on the third - Germany Kristina and Elena Vassen(302,58).</text:p>
      <text:p text:style-name="P4">
<text:span text:style-name="T4">
Читайте також:</text:span>
 <text:a xlink:type="simple" xlink:href="https://www.ukrinform.ua/rubric-sports/3705558-ukrainci-sereda-ta-boluh-zdobuli-sriblo-na-kubku-svitu-u-monreali.html" text:style-name="Internet_20_link" text:visited-style-name="Visited_20_Internet_20_Link">
 <text:span text:style-name="T4">
Середа</text:span>
 </text:a>
On the final day of the competition on May 7, 17-year-old Ukrainian Alexei Wednesday will be the finals of individual jumps from a 10-meter tower.</text:p>
      <text:p text:style-name="P4">
Photo: Worldaquatics.com.</text:p>
      <text:p text:style-name="P4">
News Source: <text:a xlink:type="simple" xlink:href="https://www.ukrinform.ua/rubric-sports/3705830-ukrainki-stali-cetvertimi-na-etapi-kubka-svitu-u-sinhronnih-stribkah-u-vodu.html" text:style-name="Internet_20_link" text:visited-style-name="Visited_20_Internet_20_Link">
https://www.ukrinform.ua/rubric-sports/3705830-ukrainki-stali-cetvertimi-na-etapi-kubka-svitu-u-sinhronnih-stribkah-u-vodu.html</text:a>
</text:p>
      <!--NEWS-->
      <text:h text:style-name="P10" text:outline-level="1">
<text:span text:style-name="T4">
The invaders at night released five missiles X-22 in Mykolaiv region</text:span>
</text:h>
      <text:p text:style-name="P4">
Authors: Ukrinform (Person)</text:p>
      <text:p text:style-name="P4">
Publisher: Укринформ (Organization)</text:p>
      <text:p text:style-name="P4">
Published Time: 2023-05-07T08:57:00+03:00</text:p>
      <text:p text:style-name="P4">
Modified Time: 2023-05-07T08:57:00+03:00</text:p>
      <text:p text:style-name="P4">
Description: Russian troops at night carried out rocket firing of the Nikolaev area, damaged the building of an industrial enterpris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Миколаївщина', 'Обстріл', 'Ракета', 'Війна з росією']</text:p>
      <text:p text:style-name="P4">
Type: Article</text:p>
      <!--METADATA-->
      <text:p text:style-name="P4">
<draw:frame draw:style-name="fr1" draw:name="Image100" text:anchor-type="as-char" svg:width="6.9236in" svg:height="3.948443in" draw:z-index="0">
<draw:image xlink:href="../Images/yкринформ/2023-05-07T08-57-00-03-00/630_360_1538997483-946.jpg" xlink:type="simple" xlink:show="embed" xlink:actuate="onLoad" draw:mime-type="image/jpeg"/>
</draw:frame>
Ruskivska at night carried out rocket firing of the Nikolaev area, damage to the industrial enterprise.</text:p>
      <text:p text:style-name="P4">
According to Ukrinform, the head of the Nikolaev regional military administration Vitaliy Kim reported in <text:a xlink:type="simple" xlink:href="https://t.me/mykolaivskaODA/4981" text:style-name="Internet_20_link" text:visited-style-name="Visited_20_Internet_20_Link">
</text:a>
“Tonight, from 00:18 to 00:37, the enemy made a rocket <text:a xlink:type="simple" xlink:href="https://www.ukrinform.ua/tag-obstril" text:style-name="Internet_20_link" text:visited-style-name="Visited_20_Internet_20_Link">
</text:a>
Mykolaiv region, ” - said.</text:p>
      <text:p text:style-name="P4">
According to preliminary information from the Operations Command "South", fivemarets of X-22, released from aircraft of strategic aviation TU-22M3, was enemy by Olshansk and Konstantinovsk communities.</text:p>
      <text:p text:style-name="P4">
“The building of an industrial enterprise was damaged, and the area was hit. Outside the enterprise, dry grass broke out, fires at 01:20 by the Division of the State Emergency Service of Ukraine in the Nikolaev area. Other damage is specified. There are no victims, ”Kim said.</text:p>
      <text:p text:style-name="P4">
In Nikolaev, Pervomaisk, Voznesensky and Bashtan districts, Tanich Day was relatively calm, emphasized the head of Ova.</text:p>
      <text:p text:style-name="P4">
<text:span text:style-name="T4">
 Read also: </text:span>
 <text:a xlink:type="simple" xlink:href="https://www.ukrinform.ua/rubric-ato/3705815-vorog-iz-gradu-ta-vazkoi-artilerii-obstrilav-dnipropetrovsinu-zaginula-zinka-e-postrazdali.html" text:style-name="Internet_20_link" text:visited-style-name="Visited_20_Internet_20_Link">
<text:span text:style-name="T4">
 Dnipro </text:span>
</text:a>
It should be noted that the X-22 "Storm" is a Soviet supersonic winged anti-ship rocket launcher. It is a part of the K-22 aviation missile system. It is intended for damage to radar-contrast point and group goals with the help of a special or fugas-kumulative combat part.</text:p>
      <text:p text:style-name="P4">
As reported by Ukrinform, according to the General Staff of the Armed Forces of Ukraine, in general last day <text:a xlink:type="simple" xlink:href="https://www.ukrinform.ua/rubric-ato/3705807-zsu-minuloi-dobi-vidbili-blizko-50-atak-trivaut-boi-za-bahmut-ta-marinku.html" text:style-name="Internet_20_link" text:visited-style-name="Visited_20_Internet_20_Link">
</text:a>
</text:p>
      <text:p text:style-name="P4">
News Source: <text:a xlink:type="simple" xlink:href="https://www.ukrinform.ua/rubric-ato/3705833-rosiani-vnoci-vipustili-po-mikolaivsini-pat-raket-h22.html" text:style-name="Internet_20_link" text:visited-style-name="Visited_20_Internet_20_Link">
https://www.ukrinform.ua/rubric-ato/3705833-rosiani-vnoci-vipustili-po-mikolaivsini-pat-raket-h22.html</text:a>
</text:p>
      <!--NEWS-->
      <text:h text:style-name="P10" text:outline-level="1">
<text:span text:style-name="T4">
The memory of Alexander Boyko's police officer</text:span>
</text:h>
      <text:p text:style-name="P4">
Authors: Ukrinform (Person)</text:p>
      <text:p text:style-name="P4">
Publisher: Укринформ (Organization)</text:p>
      <text:p text:style-name="P4">
Published Time: 2023-05-07T09:00:00+03:00</text:p>
      <text:p text:style-name="P4">
Modified Time: 2023-05-07T09:00:00+03:00</text:p>
      <text:p text:style-name="P4">
Description: The man put his life for Ukraine</text:p>
      <text:p text:style-name="P4">
— Укрінформ.: </text:p>
      <text:p text:style-name="P4">
Images: ["<text:a xlink:type="simple" xlink:href="https://static.ukrinform.com/photos/2023_05/thumb_files/630_360_1683369533-156.jpg" text:style-name="Internet_20_link" text:visited-style-name="Visited_20_Internet_20_Link">
630_360_16833...</text:a>
", "<text:a xlink:type="simple" xlink:href="https://static.ukrinform.com/photos/2023_05/1683371958-381.jpg" text:style-name="Internet_20_link" text:visited-style-name="Visited_20_Internet_20_Link">
1683371958-38...</text:a>
", "<text:a xlink:type="simple" xlink:href="https://static.ukrinform.com/photos/2023_05/1683370932-887.jpg" text:style-name="Internet_20_link" text:visited-style-name="Visited_20_Internet_20_Link">
1683370932-88...</text:a>
", "<text:a xlink:type="simple" xlink:href="https://static.ukrinform.com/photos/2023_05/1683370220-925.jpg" text:style-name="Internet_20_link" text:visited-style-name="Visited_20_Internet_20_Link">
1683370220-92...</text:a>
", "<text:a xlink:type="simple" xlink:href="https://static.ukrinform.com/photos/2023_05/1683369262-437.jpg" text:style-name="Internet_20_link" text:visited-style-name="Visited_20_Internet_20_Link">
1683369262-43...</text:a>
", "<text:a xlink:type="simple" xlink:href="https://static.ukrinform.com/photos/2023_05/1683369241-794.jpg" text:style-name="Internet_20_link" text:visited-style-name="Visited_20_Internet_20_Link">
1683369241-79...</text:a>
", "<text:a xlink:type="simple" xlink:href="https://static.ukrinform.com/photos/2023_05/1683370182-705.jpg" text:style-name="Internet_20_link" text:visited-style-name="Visited_20_Internet_20_Link">
1683370182-70...</text:a>
"]</text:p>
      <text:p text:style-name="P4">
Tags: ["Пам'ять", 'Війна з росією', '#stoprussia']</text:p>
      <text:p text:style-name="P4">
Type: Article</text:p>
      <!--METADATA-->
      <text:p text:style-name="P4">
<draw:frame draw:style-name="fr1" draw:name="Image101" text:anchor-type="as-char" svg:width="6.9236in" svg:height="3.956343in" draw:z-index="0">
<draw:image xlink:href="../Images/yкринформ/2023-05-07T09-00-00-03-00/630_360_1683369533-156.jpg" xlink:type="simple" xlink:show="embed" xlink:actuate="onLoad" draw:mime-type="image/jpeg"/>
</draw:frame>
The man covers his life for Ukraine</text:p>
      <text:p text:style-name="P4">
Cherkasy special forces, senior police lieutenant Alexander Boyko died on May 22, 2022 in Zaporozhye as a result of a rocket attack of Russian. He was 33 years old.</text:p>
      <text:p text:style-name="P4">
He was born in Cherkasy on August 29, 1988. After graduation, the Ministry of Internal Affairs of the Kiev National University of Internal Affairs joined the Kiev National University.</text:p>
      <text:p text:style-name="P4">
<draw:frame draw:style-name="fr1" draw:name="Image102" text:anchor-type="as-char" svg:width="6.9236in" svg:height="4.515391in" draw:z-index="0">
<draw:image xlink:href="../Images/yкринформ/2023-05-07T09-00-00-03-00/1683371958-381.jpg" xlink:type="simple" xlink:show="embed" xlink:actuate="onLoad" draw:mime-type="image/jpeg"/>
</draw:frame>
<text:span text:style-name="T5">
Foto: Cherkasy Sport</text:span>
</text:p>
      <text:p text:style-name="P4">
Alexander was serving in the Armed Forces of Ukraine and for excellent masked the military business. The ambitious and purposeful guy decided that he should protect people, so he chose a law enforcement service for himself. In June 2012, he began working as a patrol inspector.</text:p>
      <text:p text:style-name="P4">
After the successful passing of the recertification in 2015, Alexander was appointed inspector of the Special Purpose Battalion Inspector of the SUNP in the Cherkasy region.</text:p>
      <text:p text:style-name="P4">
When there was a need to defend the territorial integrity of Ukraine, the special forces without reflection took part in the anti -terrorist operation of the donechchyna and Luhanskaya. And when the recruitment of the KORD police was recruited to the elite units, Alexander set himself the goal of becoming one of the fighters - and received the appropriate chevrons.</text:p>
      <text:p text:style-name="P4">
<draw:frame draw:style-name="fr1" draw:name="Image103" text:anchor-type="as-char" svg:width="6.9236in" svg:height="5.1927in" draw:z-index="0">
<draw:image xlink:href="../Images/yкринформ/2023-05-07T09-00-00-03-00/1683370932-887.jpg" xlink:type="simple" xlink:show="embed" xlink:actuate="onLoad" draw:mime-type="image/jpeg"/>
</draw:frame>
In the first days of a full -scale war, the man enrolled in the consolidated regimental purpose of the National Police "Safari" and went to the east - to defend Ukraine.</text:p>
      <text:p text:style-name="P4">
He talked to his wife on the eve of his death and they agreed to be called on Sunday, May 22. But that day, the man no longer answered Anna's superintendents. The husband's colleagues told her that Alexander was gone.</text:p>
      <text:p text:style-name="P4">
<draw:frame draw:style-name="fr1" draw:name="Image104" text:anchor-type="as-char" svg:width="6.9236in" svg:height="6.9236in" draw:z-index="0">
<draw:image xlink:href="../Images/yкринформ/2023-05-07T09-00-00-03-00/1683370220-925.jpg" xlink:type="simple" xlink:show="embed" xlink:actuate="onLoad" draw:mime-type="image/jpeg"/>
</draw:frame>
On May 26, 2022, a farewell ceremony was held in Cherkasy. And they buried the hero later in the village of Verguni of Cherkasy region. The last path of the special forces to the place of eternal rest was covered with flowers ...</text:p>
      <text:p text:style-name="P4">
<draw:frame draw:style-name="fr1" draw:name="Image105" text:anchor-type="as-char" svg:width="6.9236in" svg:height="4.615733in" draw:z-index="0">
<draw:image xlink:href="../Images/yкринформ/2023-05-07T09-00-00-03-00/1683369262-437.jpg" xlink:type="simple" xlink:show="embed" xlink:actuate="onLoad" draw:mime-type="image/jpeg"/>
</draw:frame>
</text:p>
      <text:p text:style-name="P4">
<draw:frame draw:style-name="fr1" draw:name="Image106" text:anchor-type="as-char" svg:width="6.9236in" svg:height="4.615733in" draw:z-index="0">
<draw:image xlink:href="../Images/yкринформ/2023-05-07T09-00-00-03-00/1683369241-794.jpg" xlink:type="simple" xlink:show="embed" xlink:actuate="onLoad" draw:mime-type="image/jpeg"/>
</draw:frame>
_Foto: Facebook page police of Cherkasy region_He gained respect and authority among friends, work colleagues and relatives due to the forthcoming, diligence and initiative. Both colleagues and friends stated that the day was very company and fun. It seemed that the positive mood of the tail never left the law enforcement officer.</text:p>
      <text:p text:style-name="P4">
"He never gave up, did not lower his hands, always said that everything would work out. Even if there were any problems - never showed it, ” - recalls a friend of familywicker Shost.</text:p>
      <text:p text:style-name="P4">
Police said Alexander wanted to protect everyone and did not refuse anyone.</text:p>
      <text:p text:style-name="P4">
And the wife says they had a very friendly sports family. The man from Juniper was engaged in combat martial arts and took an active part in regional tambial competitions in kickboxing and boxing, which he won awards. Also, a police officer played football professionally.</text:p>
      <text:p text:style-name="P4">
<draw:frame draw:style-name="fr1" draw:name="Image107" text:anchor-type="as-char" svg:width="6.9236in" svg:height="9.231467in" draw:z-index="0">
<draw:image xlink:href="../Images/yкринформ/2023-05-07T09-00-00-03-00/1683370182-705.jpg" xlink:type="simple" xlink:show="embed" xlink:actuate="onLoad" draw:mime-type="image/jpeg"/>
</draw:frame>
“For Alexander training, sports - it was something holy. They cannot be missed or canceled in any way - and on holidays. Even when the bands were still small, we went to training our father all together. Strong inepochite, he cried with joy for the first success of his daughter in sports, ”his wife said.</text:p>
      <text:p text:style-name="P4">
Anna noted that Alexander was very determined and confident, a reliable man, a person who would always support.</text:p>
      <text:p text:style-name="P4">
“He was the best. He was always honest - with children and with me. I never did not work people who rejoiced in life as Alexander. He rejoiced in the success of our children and every minute. We always tried to support each other, ”she said.</text:p>
      <text:p text:style-name="P4">
<text:span text:style-name="T5">
Viso: <text:a xlink:type="simple" xlink:href="https://www.youtube.com/watch" text:style-name="Internet_20_link" text:visited-style-name="Visited_20_Internet_20_Link">
</text:a>
</text:span>
</text:p>
      <text:p text:style-name="P4">
According to the girlfriend of the family of Yanna Pylypenko, Alexander was a sincere, outspoken man who could always listen to another.</text:p>
      <text:p text:style-name="P4">
"He loved his family very much, always worried about her, lived for his family with an exhibition of family," Jana assured.</text:p>
      <text:p text:style-name="P4">
Light memory hero!</text:p>
      <text:p text:style-name="P4">
<text:span text:style-name="T5">
Foto from the site of the National Police of Ukraine</text:span>
</text:p>
      <text:p text:style-name="P4">
News Source: <text:a xlink:type="simple" xlink:href="https://www.ukrinform.ua/rubric-ato/3703531-pamati-policejskogo-oleksandra-bojka.html" text:style-name="Internet_20_link" text:visited-style-name="Visited_20_Internet_20_Link">
https://www.ukrinform.ua/rubric-ato/3703531-pamati-policejskogo-oleksandra-bojka.html</text:a>
</text:p>
      <!--NEWS-->
      <text:h text:style-name="P10" text:outline-level="1">
<text:span text:style-name="T4">
Russia holds four rocket launchers in the Black Sea with 32 "caliberies"</text:span>
</text:h>
      <text:p text:style-name="P4">
Authors: Ukrinform (Person)</text:p>
      <text:p text:style-name="P4">
Publisher: Укринформ (Organization)</text:p>
      <text:p text:style-name="P4">
Published Time: 2023-05-07T09:10:00+03:00</text:p>
      <text:p text:style-name="P4">
Modified Time: 2023-05-07T09:10:00+03:00</text:p>
      <text:p text:style-name="P4">
Description: In the Black Sea, Russia, as of May 7, holds 12 warships, among them four carriers of winged rockets "Caliber".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Війна з росією']</text:p>
      <text:p text:style-name="P4">
Type: Article</text:p>
      <!--METADATA-->
      <text:p text:style-name="P4">
<draw:frame draw:style-name="fr1" draw:name="Image108" text:anchor-type="as-char" svg:width="6.9236in" svg:height="3.956343in" draw:z-index="0">
<draw:image xlink:href="../Images/yкринформ/2023-05-07T09-10-00-03-00/630_360_1678431971-142.jpeg" xlink:type="simple" xlink:show="embed" xlink:actuate="onLoad" draw:mime-type="image/jpeg"/>
</draw:frame>
In the Black Sea, Russia, as of May 7, holds 12 warships, including four -legged winged rockets "Caliber".</text:p>
      <text:p text:style-name="P4">
As Ukrinform reports, about it in <text:a xlink:type="simple" xlink:href="https://www.facebook.com/OperationalCommandSouth/posts/pfbid02BHyjvJN7SzRSiBz6NbVGRoRkdruzjfnxeoCXnBkXg3ENpoj8PQvHUo1DkXtKaxG2l" text:style-name="Internet_20_link" text:visited-style-name="Visited_20_Internet_20_Link">
</text:a>
<text:a xlink:type="simple" xlink:href="https://www.facebook.com/OperationalCommandSouth/posts/pfbid02BHyjvJN7SzRSiBz6NbVGRoRkdruzjfnxeoCXnBkXg3ENpoj8PQvHUo1DkXtKaxG2l" text:style-name="Internet_20_link" text:visited-style-name="Visited_20_Internet_20_Link">
</text:a>
Informs the operational command "South".</text:p>
      <text:p text:style-name="P4">
"In the Black Sea, the enemy ship group consists of 12 units, medium -sized 4 excess rocket launchers with the maximum possible total volley of" calibers "to 32 <text:a xlink:type="simple" xlink:href="https://www.ukrinform.ua/tag-raketa" text:style-name="Internet_20_link" text:visited-style-name="Visited_20_Internet_20_Link">
</text:a>
", - the message reads.</text:p>
      <text:p text:style-name="P4">
The risk of rocket stroke remains very high, OK said.</text:p>
      <text:p text:style-name="P4">
<text:span text:style-name="T4">
 Read also: </text:span>
 <text:a xlink:type="simple" xlink:href="https://www.ukrinform.ua/rubric-ato/3705818-zsu-znisili-vze-193-430-rosijskih-zagarbnikiv.html" text:style-name="Internet_20_link" text:visited-style-name="Visited_20_Internet_20_Link">
<text:span text:style-name="T4">
 destroy </text:span>
</text:a>
As reported by Ukrinform, Russian invaders were released at night from the aircraft of Korkopovshchyna <text:a xlink:type="simple" xlink:href="https://www.ukrinform.ua/rubric-ato/3705833-rosiani-vnoci-vipustili-po-mikolaivsini-pat-raket-h22.html" text:style-name="Internet_20_link" text:visited-style-name="Visited_20_Internet_20_Link">
</text:a>
</text:p>
      <text:p text:style-name="P4">
News Source: <text:a xlink:type="simple" xlink:href="https://www.ukrinform.ua/rubric-ato/3705836-rosia-trimae-u-cornomu-mori-cotiri-raketonosii-iz-32-kalibrami.html" text:style-name="Internet_20_link" text:visited-style-name="Visited_20_Internet_20_Link">
https://www.ukrinform.ua/rubric-ato/3705836-rosia-trimae-u-cornomu-mori-cotiri-raketonosii-iz-32-kalibrami.html</text:a>
</text:p>
      <!--NEWS-->
      <text:h text:style-name="P10" text:outline-level="1">
<text:span text:style-name="T4">
In Lugansk enemy attracts volunteers to accelerate forced certification</text:span>
</text:h>
      <text:p text:style-name="P4">
Authors: Ukrinform (Person)</text:p>
      <text:p text:style-name="P4">
Publisher: Укринформ (Organization)</text:p>
      <text:p text:style-name="P4">
Published Time: 2023-05-07T09:20:00+03:00</text:p>
      <text:p text:style-name="P4">
Modified Time: 2023-05-07T09:20:00+03:00</text:p>
      <text:p text:style-name="P4">
Description: In a temporarily captured Lugansk, Russian invaders to accelerate forced certification on a free basis involve volunteers and public activists. - Ukrinform.</text:p>
      <text:p text:style-name="P4">
Images: ["<text:a xlink:type="simple" xlink:href="https://static.ukrinform.com/photos/2022_04/thumb_files/630_360_1649607686-819.png" text:style-name="Internet_20_link" text:visited-style-name="Visited_20_Internet_20_Link">
630_360_16496...</text:a>
"]</text:p>
      <text:p text:style-name="P4">
Tags: ['Паспорт', 'Волонтери', 'Луганськ', 'росія']</text:p>
      <text:p text:style-name="P4">
Type: Article</text:p>
      <!--METADATA-->
      <text:p text:style-name="P4">
<draw:frame draw:style-name="fr1" draw:name="Image109" text:anchor-type="as-char" svg:width="6.9236in" svg:height="3.956343in" draw:z-index="0">
<draw:image xlink:href="../Images/yкринформ/2023-05-07T09-20-00-03-00/630_360_1649607686-819.png" xlink:type="simple" xlink:show="embed" xlink:actuate="onLoad" draw:mime-type="image/png"/>
</draw:frame>
Simotely captured Lugansk Russian invaders to accelerate for a free -grade certification on a free basis attract volunteers of public activists.</text:p>
      <text:p text:style-name="P4">
As Ukrinform reports, it reports in <text:a xlink:type="simple" xlink:href="https://www.facebook.com/odalug/posts/pfbid0afVim32woYqJb8R8imjbfgPagGzpZU9tHbuYQrUoSzwQePsLkajbePpRLe9kHR89l" text:style-name="Internet_20_link" text:visited-style-name="Visited_20_Internet_20_Link">
</text:a>
Lugansk Regional Military Administration.</text:p>
      <text:p text:style-name="P4">
“In Lugansk, it is instructed to accelerate forced certification, especially summer people. The pace of receiving applications in the city is very low. In order to activate the processing power will attract <text:a xlink:type="simple" xlink:href="https://www.ukrinform.ua/tag-volonteri" text:style-name="Internet_20_link" text:visited-style-name="Visited_20_Internet_20_Link">
</text:a>
Taginal activists. On a free basis - for the idea, ” - the testimony reads.</text:p>
      <text:p text:style-name="P4">
Ova noted that last day the Russians fired at the Stelmachivka, Makeevka, Nevskoye and Bigorivka.</text:p>
      <text:p text:style-name="P4">
“Again, the enemy tried to find weaknesses in our defense nearby. The enemy does not reduce the volume of the use of artillery, assault Taarmian aviation. However, the Ukrainian military has not allowed the Russians to resolve in this area for many months. Moreover, the enemy's and the enemy warehouses are regularly destroyed, such as recently, ”said Artem Lisogor, the head of Lugansk.</text:p>
      <text:p text:style-name="P4">
<text:span text:style-name="T4">
 Read also: </text:span>
 <text:a xlink:type="simple" xlink:href="https://www.ukrinform.ua/rubric-regions/3705531-na-lugansini-zagarbniki-viselaut-iz-zitla-ludej-bez-rosijskih-pasportiv.html" text:style-name="Internet_20_link" text:visited-style-name="Visited_20_Internet_20_Link">
<text:span text:style-name="T4">
 Lugans </text:span>
</text:a>
He added that to provide medical care with their wounded invaders, they want to use the infrastructure of captured settlements. "Yes, in one of the villages of the Starobilsky district, the invaders have arranged a field ventricle, where up to 70 military military is now being treated," - said.</text:p>
      <text:p text:style-name="P4">
As reported by Ukrinform, in the temporarily captured Starobilsk Lugansk region in the absence of a passport of the Russian Federation of People <text:a xlink:type="simple" xlink:href="https://www.ukrinform.ua/rubric-regions/3705531-na-lugansini-zagarbniki-viselaut-iz-zitla-ludej-bez-rosijskih-pasportiv.html" text:style-name="Internet_20_link" text:visited-style-name="Visited_20_Internet_20_Link">
</text:a>
From housing.</text:p>
      <text:p text:style-name="P4">
News Source: <text:a xlink:type="simple" xlink:href="https://www.ukrinform.ua/rubric-regions/3705848-u-lugansku-vorog-zalucae-volonteriv-dla-priskorenna-primusovoi-pasportizacii.html" text:style-name="Internet_20_link" text:visited-style-name="Visited_20_Internet_20_Link">
https://www.ukrinform.ua/rubric-regions/3705848-u-lugansku-vorog-zalucae-volonteriv-dla-priskorenna-primusovoi-pasportizacii.html</text:a>
</text:p>
      <!--NEWS-->
      <text:h text:style-name="P10" text:outline-level="1">
<text:span text:style-name="T4">
Real became the winner</text:span>
</text:h>
      <text:p text:style-name="P4">
Authors: Ukrinform (Person)</text:p>
      <text:p text:style-name="P4">
Publisher: Укринформ (Organization)</text:p>
      <text:p text:style-name="P4">
Published Time: 2023-05-07T09:24:00+03:00</text:p>
      <text:p text:style-name="P4">
Modified Time: 2023-05-07T09:24:00+03:00</text:p>
      <text:p text:style-name="P4">
Description: The Real Madrid won the 20th in its history of Spain Cup of Football. - Ukrinform.</text:p>
      <text:p text:style-name="P4">
Images: ["<text:a xlink:type="simple" xlink:href="https://static.ukrinform.com/photos/2023_05/thumb_files/630_360_1683440650-128.jpg" text:style-name="Internet_20_link" text:visited-style-name="Visited_20_Internet_20_Link">
630_360_16834...</text:a>
"]</text:p>
      <text:p text:style-name="P4">
Tags: ['Футбол', 'Реал Мадрид']</text:p>
      <text:p text:style-name="P4">
Type: Article</text:p>
      <!--METADATA-->
      <text:p text:style-name="P4">
<draw:frame draw:style-name="fr1" draw:name="Image110" text:anchor-type="as-char" svg:width="6.9236in" svg:height="3.956343in" draw:z-index="0">
<draw:image xlink:href="../Images/yкринформ/2023-05-07T09-24-00-03-00/630_360_1683440650-128.jpg" xlink:type="simple" xlink:show="embed" xlink:actuate="onLoad" draw:mime-type="image/jpeg"/>
</draw:frame>
The Real Madrid won the 20th in its history of Spain Cup of Football.</text:p>
      <text:p text:style-name="P4">
In the finale of the 2022/23 season, "Estadio de La Kartukh" in Seville "Verkov" took over "Osasun" - 2: 1, reports Ukrinform.</text:p>
      <text:p text:style-name="P4">
Real success was brought by Rodrigo's double, which distinguished itself in the 2nd and 70th minutes. In the "Osasuns" the ball scored Lucas Torro(58).</text:p>
      <text:p text:style-name="P4">
<text:span text:style-name="T4">
Читайте також:</text:span>
 <text:a xlink:type="simple" xlink:href="https://www.ukrinform.ua/rubric-sports/3704426-la-liga-atletiko-potisniv-real-z-drugogo-misca-rozgromivsi-kadis.html" text:style-name="Internet_20_link" text:visited-style-name="Visited_20_Internet_20_Link">
 <text:span text:style-name="T4">
Ліга</text:span>
 </text:a>
Last year, Spain was won by Betis, which in the current draw gave way to the 1st/8th Final "Osasuni"(2:3).</text:p>
      <text:p text:style-name="P4">
Фото: Getty Images/Global Images Ukraine.</text:p>
      <text:p text:style-name="P4">
News Source: <text:a xlink:type="simple" xlink:href="https://www.ukrinform.ua/rubric-sports/3705840-real-stav-volodarem-kubka-ispanii-z-futbolu-obigravsi-osasunu.html" text:style-name="Internet_20_link" text:visited-style-name="Visited_20_Internet_20_Link">
https://www.ukrinform.ua/rubric-sports/3705840-real-stav-volodarem-kubka-ispanii-z-futbolu-obigravsi-osasunu.html</text:a>
</text:p>
      <!--NEWS-->
      <text:h text:style-name="P10" text:outline-level="1">
<text:span text:style-name="T4">
Russian troops per day hit 16 settlements in Zaporozhye 75 times</text:span>
</text:h>
      <text:p text:style-name="P4">
Authors: Ukrinform (Person)</text:p>
      <text:p text:style-name="P4">
Publisher: Укринформ (Organization)</text:p>
      <text:p text:style-name="P4">
Published Time: 2023-05-07T09:29:00+03:00</text:p>
      <text:p text:style-name="P4">
Modified Time: 2023-05-07T09:29:00+03:00</text:p>
      <text:p text:style-name="P4">
Description: The army of the Russian Federation during the day made 75 beats on 16 settlements of Zaporizhzhya region.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поріжжя', 'Війна з росією']</text:p>
      <text:p text:style-name="P4">
Type: Article</text:p>
      <!--METADATA-->
      <text:p text:style-name="P4">
<draw:frame draw:style-name="fr1" draw:name="Image111" text:anchor-type="as-char" svg:width="6.9236in" svg:height="3.956343in" draw:z-index="0">
<draw:image xlink:href="../Images/yкринформ/2023-05-07T09-29-00-03-00/630_360_1667562981-965.jpg" xlink:type="simple" xlink:show="embed" xlink:actuate="onLoad" draw:mime-type="image/jpeg"/>
</draw:frame>
The army of the RFPROGAGE made 75 beats of 16 settlements of Zaporizhzhya region.</text:p>
      <text:p text:style-name="P4">
About it in <text:a xlink:type="simple" xlink:href="https://t.me/zoda_gov_ua/18617" text:style-name="Internet_20_link" text:visited-style-name="Visited_20_Internet_20_Link">
</text:a>
The head of Zaporizhzhia Yuri Malashko reported, Ukrinform reports.</text:p>
      <text:p text:style-name="P4">
"75 strokes have suffered 16 frontier settlements for the last day. Lon -climber, Kamiansky, Shcherbak, Malinovtsi, White, the enemy of artillery rudders from RSZVT," Malashko said.</text:p>
      <text:p text:style-name="P4">
According to him, law enforcement officers record the destruction of private homes, cars and property as a result of <text:a xlink:type="simple" xlink:href="https://www.ukrinform.ua/tag-obstril" text:style-name="Internet_20_link" text:visited-style-name="Visited_20_Internet_20_Link">
</text:a>
.Ty people were not injured.</text:p>
      <text:p text:style-name="P4">
<text:span text:style-name="T4">
 Read also: </text:span>
 <text:a xlink:type="simple" xlink:href="https://www.ukrinform.ua/rubric-ato/3705807-zsu-minuloi-dobi-vidbili-blizko-50-atak-trivaut-boi-za-bahmut-ta-marinku.html" text:style-name="Internet_20_link" text:visited-style-name="Visited_20_Internet_20_Link">
</text:a>
As it was reported, last day the Russian army fired at the frontier inhabitants of Kharkiv, Chuguev and Kupyansk districts of Kharkiv region.</text:p>
      <text:p text:style-name="P4">
News Source: <text:a xlink:type="simple" xlink:href="https://www.ukrinform.ua/rubric-regions/3705845-vijska-rf-za-dobu-75-raziv-udarili-po-16-naselenih-punktah-na-zaporizzi.html" text:style-name="Internet_20_link" text:visited-style-name="Visited_20_Internet_20_Link">
https://www.ukrinform.ua/rubric-regions/3705845-vijska-rf-za-dobu-75-raziv-udarili-po-16-naselenih-punktah-na-zaporizzi.html</text:a>
</text:p>
      <!--NEWS-->
      <text:h text:style-name="P10" text:outline-level="1">
<text:span text:style-name="T4">
In Luhansk region, collaborators discuss evacuation and export of equipment</text:span>
</text:h>
      <text:p text:style-name="P4">
Authors: Ukrinform (Person)</text:p>
      <text:p text:style-name="P4">
Publisher: Укринформ (Organization)</text:p>
      <text:p text:style-name="P4">
Published Time: 2023-05-07T09:41:34+03:00</text:p>
      <text:p text:style-name="P4">
Modified Time: 2023-05-07T09:41:34+03:00</text:p>
      <text:p text:style-name="P4">
Description: In the Luhansk region, collaborators are discussing evacuation, removal of equipment and document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Луганщина', 'Колаборант', 'Війна з росією', 'Єдині новини']</text:p>
      <text:p text:style-name="P4">
Type: Article</text:p>
      <!--METADATA-->
      <text:p text:style-name="P4">
<draw:frame draw:style-name="fr1" draw:name="Image112" text:anchor-type="as-char" svg:width="6.9236in" svg:height="3.956343in" draw:z-index="0">
<draw:image xlink:href="../Images/yкринформ/2023-05-07T09-41-34-03-00/630_360_1668461240-442.jpg" xlink:type="simple" xlink:show="embed" xlink:actuate="onLoad" draw:mime-type="image/jpeg"/>
</draw:frame>
Naulganschyna collaborators on the ground discuss evacuation, export of tadocum equipment.</text:p>
      <text:p text:style-name="P4">
The head of Severodonetsk Roman Vlasenko reported this on the broadcasting of the Teleterna "One News", Ukrinform reports <text:a xlink:type="simple" xlink:href="https://t.me/luhanskaVTSA/10305" text:style-name="Internet_20_link" text:visited-style-name="Visited_20_Internet_20_Link">
</text:a>
On Lugansk Ova.</text:p>
      <text:p text:style-name="P4">
"As of May 7 on <text:a xlink:type="simple" xlink:href="https://www.ukrinform.ua/tag-lugansina" text:style-name="Internet_20_link" text:visited-style-name="Visited_20_Internet_20_Link">
</text:a>
Collaboration of the places coordinate with the management of the so -called "LNR" variants of possible acquisition and discuss ways of export of equipment and documents ", -Vlasenko reported.</text:p>
      <text:p text:style-name="P4">
According to him, such information comes from Rubizhny, Lisichansk, Severodonetsk, Svatov. Vlasenko noted that it was first and foremost an assacing of representatives of the occupying power.</text:p>
      <text:p text:style-name="P4">
<text:span text:style-name="T4">
 Read also: </text:span>
 <text:a xlink:type="simple" xlink:href="https://www.ukrinform.ua/rubric-regions/3705811-zagarbniki-vivozat-z-energodara-ziteliv-u-napramku-berdanska-ta-primorska.html" text:style-name="Internet_20_link" text:visited-style-name="Visited_20_Internet_20_Link">
<text:span text:style-name="T4">
 Berd </text:span>
</text:a>
He also added that the Russians increase pressure on locals on forced passports - people are limited in moving, receiving social payments, employment.</text:p>
      <text:p text:style-name="P4">
Earlier it was reported that in the temporarily captured Starobilsk Lugansk region in the absence of a passport of the Russian Federation people are evicted from housing.</text:p>
      <text:p text:style-name="P4">
News Source: <text:a xlink:type="simple" xlink:href="https://www.ukrinform.ua/rubric-regions/3705847-na-lugansini-kolaboranti-obgovoruut-evakuaciu-ta-vivezenna-obladnanna.html" text:style-name="Internet_20_link" text:visited-style-name="Visited_20_Internet_20_Link">
https://www.ukrinform.ua/rubric-regions/3705847-na-lugansini-kolaboranti-obgovoruut-evakuaciu-ta-vivezenna-obladnanna.html</text:a>
</text:p>
      <!--NEWS-->
      <text:h text:style-name="P10" text:outline-level="1">
<text:span text:style-name="T4">
566 farms and 83 homes remain flooded in Ukraine</text:span>
</text:h>
      <text:p text:style-name="P4">
Authors: Ukrinform (Person)</text:p>
      <text:p text:style-name="P4">
Publisher: Укринформ (Organization)</text:p>
      <text:p text:style-name="P4">
Published Time: 2023-05-07T09:50:00+03:00</text:p>
      <text:p text:style-name="P4">
Modified Time: 2023-05-07T09:50:00+03:00</text:p>
      <text:p text:style-name="P4">
Description: In Ukraine, as of May 7, 566 farms and 83 homes remain flooded. - Ukrinform.</text:p>
      <text:p text:style-name="P4">
Images: ["<text:a xlink:type="simple" xlink:href="https://static.ukrinform.com/photos/2023_04/thumb_files/630_360_1681910810-302.jpg" text:style-name="Internet_20_link" text:visited-style-name="Visited_20_Internet_20_Link">
630_360_16819...</text:a>
"]</text:p>
      <text:p text:style-name="P4">
Tags: ['ДСНС', 'Повінь', 'Вода', 'Водопілля']</text:p>
      <text:p text:style-name="P4">
Type: Article</text:p>
      <!--METADATA-->
      <text:p text:style-name="P4">
<draw:frame draw:style-name="fr1" draw:name="Image113" text:anchor-type="as-char" svg:width="6.9236in" svg:height="3.956343in" draw:z-index="0">
<draw:image xlink:href="../Images/yкринформ/2023-05-07T09-50-00-03-00/630_360_1681910810-302.jpg" xlink:type="simple" xlink:show="embed" xlink:actuate="onLoad" draw:mime-type="image/jpeg"/>
</draw:frame>
In the morning, 566 farms and 83 buildings remain flooded in the morning of May 7.</text:p>
      <text:p text:style-name="P4">
As Ukrinform reports, it reports <text:a xlink:type="simple" xlink:href="https://dsns.gov.ua/uk/news/nadzvicaini-podiyi/operativna-informaciia-shhodo-likvidaciyi-naslidkiv-castkovix-pidtoplen-na-teritoriyi-ukrayini-stanom-900" text:style-name="Internet_20_link" text:visited-style-name="Visited_20_Internet_20_Link">
</text:a>
.</text:p>
      <text:p text:style-name="P4">
For the last day in the rivers in the territory of eight regions - Cherkasy, Volyn, Kyiv, Kirovograd, Rivne, Poltava, Zaporizhzhya Chernihiv - there is a decrease in water level. At the same time, the gerrators of the Dnipropetrovsk region is a slight lift(up to 3 cm).</text:p>
      <text:p text:style-name="P4">
За даними ДСНС, залишаються <text:a xlink:type="simple" xlink:href="https://www.ukrinform.ua/tag-vodopilla" text:style-name="Internet_20_link" text:visited-style-name="Visited_20_Internet_20_Link">
 </text:a>
566 two farms, in particular in Zaporizhzhya region - 250, Chernihiv - 133, Cherkasy - 55, Dnipropetrovsk - 61, Poltava - 35, Kirovograd - 25 and Kiev - 7, as well as 83 houses, of them in Dnipropetrovsk - 39, Cherkasy - 19, 19, Kirovograd. - 25.</text:p>
      <text:p text:style-name="P4">
<text:span text:style-name="T4">
 Read also: </text:span>
 [<text:span text:style-name="T4">
 Second </text:span>
 <text:span text:style-name="T4">
 wave </text:span>
 <text:span text:style-name="T4">
 </text:span>
 waterpiece <text:span text:style-name="T4">
 </text:span>
 Ukraine <text:span text:style-name="T4">
 </text:span>
 <text:span text:style-name="T4">
 goes </text:span>
*(https://www.ukrinform.ua/rubric-regions/3705182-druga-hvila-vodopilla-v-ukraini-jde-na-spad.html)In addition, in Volyn, Rivne and Cherkasy regions 13 thousand 854 hectares of agricultural land were flooded.</text:p>
      <text:p text:style-name="P4">
Transport connections with 26 settlements in the Chernihiv region were also broken.</text:p>
      <text:p text:style-name="P4">
The hydrological situation is under increased control of the SES.</text:p>
      <text:p text:style-name="P4">
As reported by Ukrinform, in seven regions of Ukraine as of May 6, they remained <text:a xlink:type="simple" xlink:href="https://www.ukrinform.ua/rubric-regions/3705559-v-ukraini-zalisautsa-pidtoplenimi-609-dvorogospodarstv-dsns.html" text:style-name="Internet_20_link" text:visited-style-name="Visited_20_Internet_20_Link">
</text:a>
609 courtyards.</text:p>
      <text:p text:style-name="P4">
News Source: <text:a xlink:type="simple" xlink:href="https://www.ukrinform.ua/rubric-regions/3705849-v-ukraini-zalisautsa-pidtoplenimi-566-dvorogospodarstv-ta-83-budinki.html" text:style-name="Internet_20_link" text:visited-style-name="Visited_20_Internet_20_Link">
https://www.ukrinform.ua/rubric-regions/3705849-v-ukraini-zalisautsa-pidtoplenimi-566-dvorogospodarstv-ta-83-budinki.html</text:a>
</text:p>
      <!--NEWS-->
      <text:h text:style-name="P10" text:outline-level="1">
<text:span text:style-name="T4">
In Transcarpathia, almost all the valley of daffodils blossomed</text:span>
</text:h>
      <text:p text:style-name="P4">
Authors: Ukrinform (Person)</text:p>
      <text:p text:style-name="P4">
Publisher: Укринформ (Organization)</text:p>
      <text:p text:style-name="P4">
Published Time: 2023-05-07T10:02:00+03:00</text:p>
      <text:p text:style-name="P4">
Modified Time: 2023-05-07T10:02:00+03:00</text:p>
      <text:p text:style-name="P4">
Description: In Transcarpathia, the Narcissus Valley blossomed- 80% of the field is already in white flowers. - Ukrinform.</text:p>
      <text:p text:style-name="P4">
Images: ["<text:a xlink:type="simple" xlink:href="https://static.ukrinform.com/photos/2023_05/thumb_files/630_360_1683442659-235.jpg" text:style-name="Internet_20_link" text:visited-style-name="Visited_20_Internet_20_Link">
630_360_16834...</text:a>
", "<text:a xlink:type="simple" xlink:href="https://static.ukrinform.com/photos/2023_05/1683442659-164.jpg" text:style-name="Internet_20_link" text:visited-style-name="Visited_20_Internet_20_Link">
1683442659-16...</text:a>
"]</text:p>
      <text:p text:style-name="P4">
Tags: ['Закарпаття', 'Долина нарцисів']</text:p>
      <text:p text:style-name="P4">
Type: Article</text:p>
      <!--METADATA-->
      <text:p text:style-name="P4">
<draw:frame draw:style-name="fr1" draw:name="Image114" text:anchor-type="as-char" svg:width="6.9236in" svg:height="3.956343in" draw:z-index="0">
<draw:image xlink:href="../Images/yкринформ/2023-05-07T10-02-00-03-00/630_360_1683442659-235.jpg" xlink:type="simple" xlink:show="embed" xlink:actuate="onLoad" draw:mime-type="image/jpeg"/>
</draw:frame>
Nazakarpatti has blossomed Narcissus Valley - 80% of the field in white flowers.</text:p>
      <text:p text:style-name="P4">
This is reported <text:a xlink:type="simple" xlink:href="https://www.facebook.com/permalink.php" text:style-name="Internet_20_link" text:visited-style-name="Visited_20_Internet_20_Link">
</text:a>
Carpathian Biosphere Reserve, Ukrinform reports.</text:p>
      <text:p text:style-name="P4">
"Narcissus Valley as of May 6 - now 80% of the field bloomed," it is said.</text:p>
      <text:p text:style-name="P4">
As noted in the reserve, sunny weather and warming contributes to the rapid flow of daffodils.</text:p>
      <text:p text:style-name="P4">
The peak of flowering of a unique reserve of narcoles is expected next week.</text:p>
      <text:p text:style-name="P4">
<draw:frame draw:style-name="fr1" draw:name="Image115" text:anchor-type="as-char" svg:width="6.9236in" svg:height="4.660609in" draw:z-index="0">
<draw:image xlink:href="../Images/yкринформ/2023-05-07T10-02-00-03-00/1683442659-164.jpg" xlink:type="simple" xlink:show="embed" xlink:actuate="onLoad" draw:mime-type="image/jpeg"/>
</draw:frame>
As it was reported, in Transcarpathia volunteers held <text:a xlink:type="simple" xlink:href="https://www.ukrinform.ua/rubric-regions/3700756-na-zakarpatti-volonteri-rozcistili-dolinu-narcisiv.html" text:style-name="Internet_20_link" text:visited-style-name="Visited_20_Internet_20_Link">
</text:a>
to save it from drying out.</text:p>
      <text:p text:style-name="P4">
<text:span text:style-name="T4">
 Read also: </text:span>
 <text:a xlink:type="simple" xlink:href="https://www.ukrinform.ua/rubric-regions/3617316-na-zakarpatti-naukovci-ratuut-vid-usihanna-dolinu-narcisiv.html" text:style-name="Internet_20_link" text:visited-style-name="Visited_20_Internet_20_Link">
<text:span text:style-name="T4">
 Valley </text:span>
 <text:span text:style-name="T4">
 </text:span>
 Nadz **</text:a>
Narcissus Valley is a protected array in Kireshi tract, 4 km to the east of Khust in Transcarpathia. Since 1992 - as part of the Carpathian Biosphere Reserve, which is part of the UNESCO International Network of Biosphere Reserves.</text:p>
      <text:p text:style-name="P4">
<text:span text:style-name="T5">
Foto: Facebook of the Carpathian Biosphere Reserve</text:span>
</text:p>
      <text:p text:style-name="P4">
News Source: <text:a xlink:type="simple" xlink:href="https://www.ukrinform.ua/rubric-regions/3705853-na-zakarpatti-rozkvitla-majze-vsa-dolina-narcisiv.html" text:style-name="Internet_20_link" text:visited-style-name="Visited_20_Internet_20_Link">
https://www.ukrinform.ua/rubric-regions/3705853-na-zakarpatti-rozkvitla-majze-vsa-dolina-narcisiv.html</text:a>
</text:p>
      <!--NEWS-->
      <text:h text:style-name="P10" text:outline-level="1">
<text:span text:style-name="T4">
Miami and Lakers won second matches in 1/4 Final of the NBA Playoff</text:span>
</text:h>
      <text:p text:style-name="P4">
Authors: Ukrinform (Person)</text:p>
      <text:p text:style-name="P4">
Publisher: Укринформ (Organization)</text:p>
      <text:p text:style-name="P4">
Published Time: 2023-05-07T10:02:21+03:00</text:p>
      <text:p text:style-name="P4">
Modified Time: 2023-05-07T10:02:21+03:00</text:p>
      <text:p text:style-name="P4">
Description: At the North American National Basketball Association (NBA), regular matches of the quarterfinal stage of the playoffs took place. - Ukrinform.</text:p>
      <text:p text:style-name="P4">
Images: ["<text:a xlink:type="simple" xlink:href="https://static.ukrinform.com/photos/2023_05/thumb_files/630_360_1683442789-420.jpg" text:style-name="Internet_20_link" text:visited-style-name="Visited_20_Internet_20_Link">
630_360_16834...</text:a>
"]</text:p>
      <text:p text:style-name="P4">
Tags: ['Баскетбол', 'НБА']</text:p>
      <text:p text:style-name="P4">
Type: Article</text:p>
      <!--METADATA-->
      <text:p text:style-name="P4">
<draw:frame draw:style-name="fr1" draw:name="Image116" text:anchor-type="as-char" svg:width="6.9236in" svg:height="3.956343in" draw:z-index="0">
<draw:image xlink:href="../Images/yкринформ/2023-05-07T10-02-21-03-00/630_360_1683442789-420.jpg" xlink:type="simple" xlink:show="embed" xlink:actuate="onLoad" draw:mime-type="image/jpeg"/>
</draw:frame>
In North American National Basketball Association(NBA)There were referees of the quarterfinal stage of the playoffs.</text:p>
      <text:p text:style-name="P4">
Miami at the Kaseya Center's home arena confidently beat New York - 105: 86(29:21, 29:23, 29:26, 18:16)And he led in the series up to four victories - 2: 1, reports Ukrinform.</text:p>
      <text:p text:style-name="P4">
In another match 1/4 of Lakers finals in Los Angeles defeated Golden State -127: 97(23:30, 36:18, 27:20, 41:29)And also went forward in the series - 2: 1.</text:p>
      <text:p text:style-name="P4">
<text:span text:style-name="T4">
 Read also: </text:span>
 <text:a xlink:type="simple" xlink:href="https://www.ukrinform.ua/rubric-sports/3705545-nba-boston-obigrav-filadelfiu-finiks-peremig-denver.html" text:style-name="Internet_20_link" text:visited-style-name="Visited_20_Internet_20_Link">
</text:a>
Boston and Philadelphia playoffs are also played(2:1), Denver and Phoenix(2:1).</text:p>
      <text:p text:style-name="P4">
Фото: Getty Images.</text:p>
      <text:p text:style-name="P4">
News Source: <text:a xlink:type="simple" xlink:href="https://www.ukrinform.ua/rubric-sports/3705852-majami-ta-lejkers-vigrali-drugi-matci-v-14-finalu-plejoff-nba.html" text:style-name="Internet_20_link" text:visited-style-name="Visited_20_Internet_20_Link">
https://www.ukrinform.ua/rubric-sports/3705852-majami-ta-lejkers-vigrali-drugi-matci-v-14-finalu-plejoff-nba.html</text:a>
</text:p>
      <!--NEWS-->
      <text:h text:style-name="P10" text:outline-level="1">
<text:span text:style-name="T4">
Due to the evacuation declared in the invaders in Energodar ended fuel</text:span>
</text:h>
      <text:p text:style-name="P4">
Authors: Ukrinform (Person)</text:p>
      <text:p text:style-name="P4">
Publisher: Укринформ (Organization)</text:p>
      <text:p text:style-name="P4">
Published Time: 2023-05-07T10:13:04+03:00</text:p>
      <text:p text:style-name="P4">
Modified Time: 2023-05-07T10:13:04+03:00</text:p>
      <text:p text:style-name="P4">
Description: In the temporarily occupied energy due to the declared evacuation at the gas stations, the fuel has increased, the prices of products have grown. The occupying power closes its "management" and stops the work of hospitals. - Ukrinform.</text:p>
      <text:p text:style-name="P4">
Images: ["<text:a xlink:type="simple" xlink:href="https://static.ukrinform.com/photos/2017_02/thumb_files/630_360_1486039333-7219-benzin.jpg" text:style-name="Internet_20_link" text:visited-style-name="Visited_20_Internet_20_Link">
630_360_14860...</text:a>
"]</text:p>
      <text:p text:style-name="P4">
Tags: ['Евакуація', 'Війна з росією', 'Енергодар']</text:p>
      <text:p text:style-name="P4">
Type: Article</text:p>
      <!--METADATA-->
      <text:p text:style-name="P4">
<draw:frame draw:style-name="fr1" draw:name="Image117" text:anchor-type="as-char" svg:width="6.9236in" svg:height="3.956343in" draw:z-index="0">
<draw:image xlink:href="../Images/yкринформ/2023-05-07T10-13-04-03-00/630_360_1486039333-7219-benzin.jpg" xlink:type="simple" xlink:show="embed" xlink:actuate="onLoad" draw:mime-type="image/jpeg"/>
</draw:frame>
Settlement of the occupied energy due to the declared evacuation at the gas stations, the fuel has grown, the prices for products have grown. The occupying power closes its "management" and stops the work of hospitals.</text:p>
      <text:p text:style-name="P4">
About it in <text:a xlink:type="simple" xlink:href="https://t.me/orlovdmytroEn/2245" text:style-name="Internet_20_link" text:visited-style-name="Visited_20_Internet_20_Link">
</text:a>
The mayor of Energodar Dmitroorlov reports, Ukrinform reports.</text:p>
      <text:p text:style-name="P4">
"The first wave <text:a xlink:type="simple" xlink:href="https://www.ukrinform.ua/tag-evakuacia" text:style-name="Internet_20_link" text:visited-style-name="Visited_20_Internet_20_Link">
</text:a>
It has begun to be a tunician, but it is impossible to call it a mass now. Some of the people who want to go out were loaded on buses. Part of it left on its own vehicles. The fuel at the gas stations ended yesterday. ATMs do not work or work with major restrictions, and there is actually no money to withdraw money. Internet -part disappeared. But prices for foods and medicines, on the contrary, were noticeable, "Orlov wrote.</text:p>
      <text:p text:style-name="P4">
According to him, the statement of the invaders provoked in the city, if not panic, the moods were then. Especially in people who received Russian passports.</text:p>
      <text:p text:style-name="P4">
In energy, the invaders closed passport tables and a number of departments of the so -called "administration". They removed documents and equipment. Including the equipment that belonged to the CNAP.</text:p>
      <text:p text:style-name="P4">
<text:span text:style-name="T4">
 Read also: </text:span>
 <text:a xlink:type="simple" xlink:href="https://www.ukrinform.ua/rubric-regions/3705847-na-lugansini-kolaboranti-obgovoruut-evakuaciu-ta-vivezenna-obladnanna.html" text:style-name="Internet_20_link" text:visited-style-name="Visited_20_Internet_20_Link">
<text:span text:style-name="T4">
 Evak </text:span>
</text:a>
"Yesterday night and in the morning began to remove medical equipment from the hospital, sorted it, and then loaded on the machines. At the same time, there is a supreme information about stopping a series of departments in hospital, which stop medical care. Against the background of this hospital patients, they were offered to be exposed."</text:p>
      <text:p text:style-name="P4">
He stressed that not everyone agrees to leave the city. Currently, information is that evacuation is forcibly.</text:p>
      <text:p text:style-name="P4">
As reported, invaders <text:a xlink:type="simple" xlink:href="https://www.ukrinform.ua/rubric-regions/3705811-zagarbniki-vivozat-z-energodara-ziteliv-u-napramku-berdanska-ta-primorska.html" text:style-name="Internet_20_link" text:visited-style-name="Visited_20_Internet_20_Link">
</text:a>
out of 18 settlements of the temporarily captured territory of Zaporozhye region. According to the mayor of Melitopol Ivan Fedorov, it is planned to "temporarily move" about 70 thousand inhabitants.</text:p>
      <text:p text:style-name="P4">
News Source: <text:a xlink:type="simple" xlink:href="https://www.ukrinform.ua/rubric-regions/3705855-cerez-ogolosenu-zagarbnikami-evakuaciu-v-energodari-zakincilos-palne.html" text:style-name="Internet_20_link" text:visited-style-name="Visited_20_Internet_20_Link">
https://www.ukrinform.ua/rubric-regions/3705855-cerez-ogolosenu-zagarbnikami-evakuaciu-v-energodari-zakincilos-palne.html</text:a>
</text:p>
      <!--NEWS-->
      <text:h text:style-name="P10" text:outline-level="1">
<text:span text:style-name="T4">
NHL: "Edmonton" leveled the bill in series with "Vegas" in the 1/4 finals of Stanley Cup</text:span>
</text:h>
      <text:p text:style-name="P4">
Authors: Ukrinform (Person)</text:p>
      <text:p text:style-name="P4">
Publisher: Укринформ (Organization)</text:p>
      <text:p text:style-name="P4">
Published Time: 2023-05-07T10:17:00+03:00</text:p>
      <text:p text:style-name="P4">
Modified Time: 2023-05-07T10:17:00+03:00</text:p>
      <text:p text:style-name="P4">
Description: In the North American National Hockey League (NHL) there was another match of the quarter -final stage of the Stanley Cup. - Ukrinform.</text:p>
      <text:p text:style-name="P4">
Images: ["<text:a xlink:type="simple" xlink:href="https://static.ukrinform.com/photos/2023_05/thumb_files/630_360_1683443169-201.jpg" text:style-name="Internet_20_link" text:visited-style-name="Visited_20_Internet_20_Link">
630_360_16834...</text:a>
"]</text:p>
      <text:p text:style-name="P4">
Tags: ['хокей', 'Кубок Стенлі', 'НХЛ']</text:p>
      <text:p text:style-name="P4">
Type: Article</text:p>
      <!--METADATA-->
      <text:p text:style-name="P4">
<draw:frame draw:style-name="fr1" draw:name="Image118" text:anchor-type="as-char" svg:width="6.9236in" svg:height="3.956343in" draw:z-index="0">
<draw:image xlink:href="../Images/yкринформ/2023-05-07T10-17-00-03-00/630_360_1683443169-201.jpg" xlink:type="simple" xlink:show="embed" xlink:actuate="onLoad" draw:mime-type="image/jpeg"/>
</draw:frame>
In North American National Hockey League(NHL)Another match of the Finnish Cup of Stanley took place.</text:p>
      <text:p text:style-name="P4">
"Edmonton" on the exit defeated "Vegas" - 5: 1(4:0, 1:0, 0:1), leveled in the series - 1: 1, transmits Ukrinform.</text:p>
      <text:p text:style-name="P4">
<text:span text:style-name="T4">
 Read also: </text:span>
 <text:a xlink:type="simple" xlink:href="https://www.ukrinform.ua/rubric-sports/3705551-karolina-vdruge-obigrala-nudzersi-u-matci-kubka-stenli.html" text:style-name="Internet_20_link" text:visited-style-name="Visited_20_Internet_20_Link">
</text:a>
In other confrontations 1/4 of the Stanley Cup play "Toronto" and "Florida"(series - 0: 2), Carolina and New Jersey(2:0), «Dallas» You «SeaS»(1:1).</text:p>
      <text:p text:style-name="P4">
Фото: Getty Images.</text:p>
      <text:p text:style-name="P4">
News Source: <text:a xlink:type="simple" xlink:href="https://www.ukrinform.ua/rubric-sports/3705856-nhl-edmonton-zrivnav-rahunok-u-serii-z-vegasom-v-14-finalu-kubka-stenli.html" text:style-name="Internet_20_link" text:visited-style-name="Visited_20_Internet_20_Link">
https://www.ukrinform.ua/rubric-sports/3705856-nhl-edmonton-zrivnav-rahunok-u-serii-z-vegasom-v-14-finalu-kubka-stenli.html</text:a>
</text:p>
      <!--NEWS-->
      <text:h text:style-name="P10" text:outline-level="1">
<text:span text:style-name="T4">
Yermak discussed with Baiden advisor to the needs of the Ukrainian army and the formula of peace</text:span>
</text:h>
      <text:p text:style-name="P4">
Authors: Ukrinform (Person)</text:p>
      <text:p text:style-name="P4">
Publisher: Укринформ (Organization)</text:p>
      <text:p text:style-name="P4">
Published Time: 2023-05-07T10:19:00+03:00</text:p>
      <text:p text:style-name="P4">
Modified Time: 2023-05-07T10:19:00+03:00</text:p>
      <text:p text:style-name="P4">
Description: Presidential Head Andriy Yermak discussed with the US Presidential Advisor Jake Sullivan the situation on the front and the needs of the Ukrainian army. - Ukrinform.</text:p>
      <text:p text:style-name="P4">
Images: ["<text:a xlink:type="simple" xlink:href="https://static.ukrinform.com/photos/2023_05/thumb_files/630_360_1683443806-741.jpeg" text:style-name="Internet_20_link" text:visited-style-name="Visited_20_Internet_20_Link">
630_360_16834...</text:a>
"]</text:p>
      <text:p text:style-name="P4">
Tags: ['США', 'Єрмак', 'Війна з росією', 'Формула миру']</text:p>
      <text:p text:style-name="P4">
Type: Article</text:p>
      <!--METADATA-->
      <text:p text:style-name="P4">
<draw:frame draw:style-name="fr1" draw:name="Image119" text:anchor-type="as-char" svg:width="6.9236in" svg:height="3.956343in" draw:z-index="0">
<draw:image xlink:href="../Images/yкринформ/2023-05-07T10-19-00-03-00/630_360_1683443806-741.jpeg" xlink:type="simple" xlink:show="embed" xlink:actuate="onLoad" draw:mime-type="image/jpeg"/>
</draw:frame>
Presidential head Andriy Yermak discussed with the US Presidential Advisor Jake Sullivan the situation at the front and the needs of the Ukrainian army.</text:p>
      <text:p text:style-name="P4">
About it reports <text:a xlink:type="simple" xlink:href="https://www.president.gov.ua/news/andrij-yermak-proviv-telefonnu-rozmovu-z-dzhejkom-sallivanom-82749" text:style-name="Internet_20_link" text:visited-style-name="Visited_20_Internet_20_Link">
</text:a>
, reports Ukrinform.</text:p>
      <text:p text:style-name="P4">
As it is noted, the telephone conversation took place "on behalf of the President of Ukraine in the framework of dialogue, which continues with international partners."</text:p>
      <text:p text:style-name="P4">
In particular, Yermak informed the interlocutor about the current situation at the front, the preparation of units of defense forces for the liberation of Ukrainian territories, as well as the urgent needs of the Ukrainian army.</text:p>
      <text:p text:style-name="P4">
The parties also discussed the formula of peace initiated by President Vladimirzelensky.</text:p>
      <text:p text:style-name="P4">
OP Head thanked the entire US Presidential team Joseph <text:a xlink:type="simple" xlink:href="https://www.ukrinform.ua/tag-bajden" text:style-name="Internet_20_link" text:visited-style-name="Visited_20_Internet_20_Link">
</text:a>
, both chambers of Congress and a friendly American people for consistent comprehensive support of Ukraine in the struggle of the agricultural agriculture for the sake of preserving freedom, respect for international law of tapping of just peace in Europe and the world.</text:p>
      <text:p text:style-name="P4">
<text:span text:style-name="T4">
 Read also: </text:span>
 <text:a xlink:type="simple" xlink:href="https://www.ukrinform.ua/rubric-polytics/3704874-bajden-i-zelenskij-spilkuutsa-regularno-j-casto-bilij-dim.html" text:style-name="Internet_20_link" text:visited-style-name="Visited_20_Internet_20_Link">
<text:span text:style-name="T4">
 Biden </text:span>
</text:a>
As it was reported, the day before President Volodymyr Zelenskyy held a meeting with the delegation of the US state of Utah as a part of business representatives of business organizations, headed by the President of the Local Senate Stuartomadams.</text:p>
      <text:p text:style-name="P4">
News Source: <text:a xlink:type="simple" xlink:href="https://www.ukrinform.ua/rubric-polytics/3705857-ermak-obgovoriv-iz-radnikom-bajdena-potrebi-ukrainskogo-vijska-ta-formulu-miru.html" text:style-name="Internet_20_link" text:visited-style-name="Visited_20_Internet_20_Link">
https://www.ukrinform.ua/rubric-polytics/3705857-ermak-obgovoriv-iz-radnikom-bajdena-potrebi-ukrainskogo-vijska-ta-formulu-miru.html</text:a>
</text:p>
      <!--NEWS-->
      <text:h text:style-name="P10" text:outline-level="1">
<text:span text:style-name="T4">
The enemy struck a rocket strike on balaclia, there are wounded</text:span>
</text:h>
      <text:p text:style-name="P4">
Authors: Ukrinform (Person)</text:p>
      <text:p text:style-name="P4">
Publisher: Укринформ (Organization)</text:p>
      <text:p text:style-name="P4">
Published Time: 2023-05-07T10:31:00+03:00</text:p>
      <text:p text:style-name="P4">
Modified Time: 2023-05-07T10:31:00+03:00</text:p>
      <text:p text:style-name="P4">
Description: The enemy struck a rocket strike on Balakliya Izium district, previously beaten with C-300.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Балаклія']</text:p>
      <text:p text:style-name="P4">
Type: Article</text:p>
      <!--METADATA-->
      <text:p text:style-name="P4">
<draw:frame draw:style-name="fr1" draw:name="Image120" text:anchor-type="as-char" svg:width="6.9236in" svg:height="3.948443in" draw:z-index="0">
<draw:image xlink:href="../Images/yкринформ/2023-05-07T10-31-00-03-00/630_360_1538997483-946.jpg" xlink:type="simple" xlink:show="embed" xlink:actuate="onLoad" draw:mime-type="image/jpeg"/>
</draw:frame>
Vorozhavasted the rocket strike on Balakliya Izium district, previously beaten with C-300.</text:p>
      <text:p text:style-name="P4">
About it in <text:a xlink:type="simple" xlink:href="https://t.me/synegubov/6136" text:style-name="Internet_20_link" text:visited-style-name="Visited_20_Internet_20_Link">
</text:a>
The chairman of Kharkiv Ovaologiv Sinegubov reported, Ukrinform reports.</text:p>
      <text:p text:style-name="P4">
"The enemy has caused <text:a xlink:type="simple" xlink:href="https://www.ukrinform.ua/tag-raketa" text:style-name="Internet_20_link" text:visited-style-name="Visited_20_Internet_20_Link">
</text:a>
blow to Balakliyami district. Previously, the C -300 rocket hit the territory of one launch, "Synugubov said.</text:p>
      <text:p text:style-name="P4">
All emergency services are now in place, 5 civilians have been injured.</text:p>
      <text:p text:style-name="P4">
According to Sinogubova, two women 75 years and one woman 50 years of age. Two men-20 and 85 years have relatively light damage. Currently, doctors provide the victim with all the help.</text:p>
      <text:p text:style-name="P4">
<text:span text:style-name="T4">
 Read also: </text:span>
 <text:a xlink:type="simple" xlink:href="https://www.ukrinform.ua/rubric-regions/3705682-na-harkivsini-traktorist-pidirvavsa-na-mini.html" text:style-name="Internet_20_link" text:visited-style-name="Visited_20_Internet_20_Link">
<text:span text:style-name="T4">
 Kharkiv </text:span>
</text:a>
Earlier it was reported that during the last day the enemy fired at frontline points of Kharkiv, Chuguev and Kupyansk districts.</text:p>
      <text:p text:style-name="P4">
News Source: <text:a xlink:type="simple" xlink:href="https://www.ukrinform.ua/rubric-ato/3705861-vorog-zavdav-raketnogo-udaru-po-balaklii-e-poraneni.html" text:style-name="Internet_20_link" text:visited-style-name="Visited_20_Internet_20_Link">
https://www.ukrinform.ua/rubric-ato/3705861-vorog-zavdav-raketnogo-udaru-po-balaklii-e-poraneni.html</text:a>
</text:p>
      <!--NEWS-->
      <text:h text:style-name="P10" text:outline-level="1">
<text:span text:style-name="T4">
Russians conduct reconnaissance work all over the front line - Ignati</text:span>
</text:h>
      <text:p text:style-name="P4">
Authors: Ukrinform (Person)</text:p>
      <text:p text:style-name="P4">
Publisher: Укринформ (Organization)</text:p>
      <text:p text:style-name="P4">
Published Time: 2023-05-07T10:36:00+03:00</text:p>
      <text:p text:style-name="P4">
Modified Time: 2023-05-07T10:36:00+03:00</text:p>
      <text:p text:style-name="P4">
Description: The army of the Russian Federation conducts reconnaissance work in different directions throughout the front line. - Ukrinform.</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Розвідка', 'Війна з росією', 'Єдині новини']</text:p>
      <text:p text:style-name="P4">
Type: Article</text:p>
      <!--METADATA-->
      <text:p text:style-name="P4">
<draw:frame draw:style-name="fr1" draw:name="Image121" text:anchor-type="as-char" svg:width="6.9236in" svg:height="3.956343in" draw:z-index="0">
<draw:image xlink:href="../Images/yкринформ/2023-05-07T10-36-00-03-00/630_360_1681053650-211.jpg" xlink:type="simple" xlink:show="embed" xlink:actuate="onLoad" draw:mime-type="image/jpeg"/>
</draw:frame>
The RFF army conducts reconnaissance work in different directions throughout the front line.</text:p>
      <text:p text:style-name="P4">
This was stated by a spokesman for the Armed Forces Command Yuri Ignat in the Eviritoleumorphone "Unified News", Ukrinform correspondent reports.</text:p>
      <text:p text:style-name="P4">
“Yesterday ... It was knocked down by the 5 UAV forces, one" lancet "... Today they have already been reported that a drone was shot down in the Kyiv region. That is, the enemy continues exploratory work in different directions, all over the front line, " - said Ignat.</text:p>
      <text:p text:style-name="P4">
According to him, last night was marked by a powerful attack of aircraft of Russian-wide aircraft aircraft Tu- 22 m3.</text:p>
      <text:p text:style-name="P4">
"Two of them were from the Engels airfield and five from Schikivka. It was there that bombarders were based, they came, launched rockets -22 on the territory of Ukraine," the spokesman said, reminding that this type of missile is called "killed Avianos."</text:p>
      <text:p text:style-name="P4">
According to him, the invaders released six such missiles in the territory of Ukraine, but they did not reach their goals.</text:p>
      <text:p text:style-name="P4">
<text:span text:style-name="T4">
 Read also: </text:span>
 <text:a xlink:type="simple" xlink:href="https://www.ukrinform.ua/rubric-ato/3705520-povitrani-sili-pidtverdili-zbitta-kindzala-ukrainskou-ppo.html" text:style-name="Internet_20_link" text:visited-style-name="Visited_20_Internet_20_Link">
<text:span text:style-name="T4">
 dagger </text:span>
</text:a>
"But we know how dangerous they are, because the error in this gauge is 600 meters," Ignat stressed.</text:p>
      <text:p text:style-name="P4">
According to him, the enemy applies more and more rockets from the remnants of the Soviet times, probably does not want to use high -precision weapons, "which is in the deficit", including winged <text:a xlink:type="simple" xlink:href="https://www.ukrinform.ua/tag-raketa" text:style-name="Internet_20_link" text:visited-style-name="Visited_20_Internet_20_Link">
</text:a>
Caliber, X-101 and more.</text:p>
      <text:p text:style-name="P4">
“Aviation bombs, fugas aviation bombs can also be attributed to weapons since Soviet times, but today they become a cabin - controlled bombs, which the enemy, again, used this night - about 7 booths flew in the eastern direction and from the north," Ignatius informed.</text:p>
      <text:p text:style-name="P4">
As it was reported, the Air Force of the Armed Forces of Ukraine on Saturday, May 6, destroyed four Russian drones of the operative-tactical level and a single-type Lancet type.</text:p>
      <text:p text:style-name="P4">
News Source: <text:a xlink:type="simple" xlink:href="https://www.ukrinform.ua/rubric-ato/3705863-rosiani-vedut-rozviduvalnu-robotu-po-vsij-linii-frontu-ignat.html" text:style-name="Internet_20_link" text:visited-style-name="Visited_20_Internet_20_Link">
https://www.ukrinform.ua/rubric-ato/3705863-rosiani-vedut-rozviduvalnu-robotu-po-vsij-linii-frontu-ignat.html</text:a>
</text:p>
      <!--NEWS-->
      <text:h text:style-name="P10" text:outline-level="1">
<text:span text:style-name="T4">
Russia has faced the largest 25 years in the lack of labor - Britain's intelligence</text:span>
</text:h>
      <text:p text:style-name="P4">
Authors: Ukrinform (Person)</text:p>
      <text:p text:style-name="P4">
Publisher: Укринформ (Organization)</text:p>
      <text:p text:style-name="P4">
Published Time: 2023-05-07T10:43:00+03:00</text:p>
      <text:p text:style-name="P4">
Modified Time: 2023-05-07T10:43:00+03:00</text:p>
      <text:p text:style-name="P4">
Description: Russia has faced the largest labor deficit in 25 years as a result of the Covid-19 pandemic and the war against Ukraine. - Ukrinform.</text:p>
      <text:p text:style-name="P4">
Images: ["<text:a xlink:type="simple" xlink:href="https://static.ukrinform.com/photos/2022_08/thumb_files/630_360_1660272223-667.jpg" text:style-name="Internet_20_link" text:visited-style-name="Visited_20_Internet_20_Link">
630_360_16602...</text:a>
"]</text:p>
      <text:p text:style-name="P4">
Tags: ['Коронавірус', 'Пандемія', 'Війна з росією']</text:p>
      <text:p text:style-name="P4">
Type: Article</text:p>
      <!--METADATA-->
      <text:p text:style-name="P4">
<draw:frame draw:style-name="fr1" draw:name="Image122" text:anchor-type="as-char" svg:width="6.9236in" svg:height="3.956343in" draw:z-index="0">
<draw:image xlink:href="../Images/yкринформ/2023-05-07T10-43-00-03-00/630_360_1660272223-667.jpg" xlink:type="simple" xlink:show="embed" xlink:actuate="onLoad" draw:mime-type="image/jpeg"/>
</draw:frame>
Rosiat with the largest labor deficit in 25 years as a result of the Pandemia of the COVID-19 and the war against Ukraine.</text:p>
      <text:p text:style-name="P4">
About it in <text:a xlink:type="simple" xlink:href="https://twitter.com/DefenceHQ/status/1655085083299127296" text:style-name="Internet_20_link" text:visited-style-name="Visited_20_Internet_20_Link">
</text:a>
The British Ministry of Defense reported with reference to intelligence data, Ukrinform reports.</text:p>
      <text:p text:style-name="P4">
“The Central Bank of Russia interviewed 14,000 employers and found that the number of free workers has been at the lowest level since 1998. Over the last three years due to the influence of the coronavirus pandemic and <text:a xlink:type="simple" xlink:href="https://www.ukrinform.ua/tag-vijna" text:style-name="Internet_20_link" text:visited-style-name="Visited_20_Internet_20_Link">
</text:a>
Against Ukraine, the population of the Russian Federation decreased by 2 million more, tenged, ”the rank said.</text:p>
      <text:p text:style-name="P4">
According to British intelligence, in 2022, about 1.3 million people left Russia, including many young and well -educated people who work in high -profit industries. The Russian Ministry of Communication has stated that about 10%(100 000)IT workers left the country last year and did not return.</text:p>
      <text:p text:style-name="P4">
<text:span text:style-name="T4">
 Read also: </text:span>
 <text:a xlink:type="simple" xlink:href="https://www.ukrinform.ua/rubric-economy/3692962-kurs-rosijskogo-rubla-vpav-do-ricnogo-minimumu.html" text:style-name="Internet_20_link" text:visited-style-name="Visited_20_Internet_20_Link">
</text:a>
“Mobilization, historically high emigration, as well as aging and reduction, restriction limit the supply of labor. This will probably lead to a perception of potential growth of the Russian economy and risk inflating, ”British intelligence said.</text:p>
      <text:p text:style-name="P4">
As reported, secret <text:a xlink:type="simple" xlink:href="https://www.ukrinform.ua/rubric-world/3688876-cerez-vijnu-ta-sankcii-ekonomika-rosii-pocinae-rozvaluvatisa-wsj.html" text:style-name="Internet_20_link" text:visited-style-name="Visited_20_Internet_20_Link">
</text:a>
The unprecedented 2.4 trillion rubles increased, which indicates changes in public finances and economics caused by the Anti -Ukraine war.</text:p>
      <text:p text:style-name="P4">
News Source: <text:a xlink:type="simple" xlink:href="https://www.ukrinform.ua/rubric-world/3705867-rosia-stiknulasa-iz-najbilsim-za-25-rokiv-brakom-robocoi-sili-rozvidka-britanii.html" text:style-name="Internet_20_link" text:visited-style-name="Visited_20_Internet_20_Link">
https://www.ukrinform.ua/rubric-world/3705867-rosia-stiknulasa-iz-najbilsim-za-25-rokiv-brakom-robocoi-sili-rozvidka-britanii.html</text:a>
</text:p>
      <!--NEWS-->
      <text:h text:style-name="P10" text:outline-level="1">
<text:span text:style-name="T4">
The invaders fired at 11 settlements of Donetsk region a day - police showed the consequences</text:span>
</text:h>
      <text:p text:style-name="P4">
Authors: Ukrinform (Person)</text:p>
      <text:p text:style-name="P4">
Publisher: Укринформ (Organization)</text:p>
      <text:p text:style-name="P4">
Published Time: 2023-05-07T10:55:00+03:00</text:p>
      <text:p text:style-name="P4">
Modified Time: 2023-05-07T10:55:00+03:00</text:p>
      <text:p text:style-name="P4">
Description: The army of the Russian Federation was firing 11 settlements of Donetsk region, using the S-300 missiles, Grad RSSU, artillery. - Ukrinform.</text:p>
      <text:p text:style-name="P4">
Images: ["<text:a xlink:type="simple" xlink:href="https://static.ukrinform.com/photos/2023_05/thumb_files/630_360_1683445763-853.jpg" text:style-name="Internet_20_link" text:visited-style-name="Visited_20_Internet_20_Link">
630_360_16834...</text:a>
", "<text:a xlink:type="simple" xlink:href="https://static.ukrinform.com/photos/2023_05/1683445764-828.jpg" text:style-name="Internet_20_link" text:visited-style-name="Visited_20_Internet_20_Link">
1683445764-82...</text:a>
", "<text:a xlink:type="simple" xlink:href="https://static.ukrinform.com/photos/2023_05/1683445764-307.jpg" text:style-name="Internet_20_link" text:visited-style-name="Visited_20_Internet_20_Link">
1683445764-30...</text:a>
", "<text:a xlink:type="simple" xlink:href="https://static.ukrinform.com/photos/2023_05/1683445764-153.jpg" text:style-name="Internet_20_link" text:visited-style-name="Visited_20_Internet_20_Link">
1683445764-15...</text:a>
"]</text:p>
      <text:p text:style-name="P4">
Tags: ['Донеччина', 'Обстріл', 'Війна з росією']</text:p>
      <text:p text:style-name="P4">
Type: Article</text:p>
      <!--METADATA-->
      <text:p text:style-name="P4">
<draw:frame draw:style-name="fr1" draw:name="Image123" text:anchor-type="as-char" svg:width="6.9236in" svg:height="3.956343in" draw:z-index="0">
<draw:image xlink:href="../Images/yкринформ/2023-05-07T10-55-00-03-00/630_360_1683445763-853.jpg" xlink:type="simple" xlink:show="embed" xlink:actuate="onLoad" draw:mime-type="image/jpeg"/>
</draw:frame>
The RFPPP army fired at 11 settlements of Donetsk region, using the P-300 rocket, RSSV "Grad", artillery.</text:p>
      <text:p text:style-name="P4">
About it reports <text:a xlink:type="simple" xlink:href="https://dn.npu.gov.ua/news/ponad-30-osel-poshkodzheno-ie-poraneni-politseiski-donechchyny-fiksuiut-naslidky-rosiiskykh-atak" text:style-name="Internet_20_link" text:visited-style-name="Visited_20_Internet_20_Link">
</text:a>
, reports Ukrinform.</text:p>
      <text:p text:style-name="P4">
"The invaders have made 18 strokes in civilian population. The enemy beat the s-300 missiles, RSZV" Grad ", artillery. The Russian troops attacked 11 settlements: the city of Avdiivka, Bakhmut, Druzhkivka, Krasnogorivka, Kurakhovka, Kurakhove, Yar, the town of New York. The villages of Wremivka, Maksimivka, Novoselivka are the first, " - the presentation reads.</text:p>
      <text:p text:style-name="P4">
<draw:frame draw:style-name="fr1" draw:name="Image124" text:anchor-type="as-char" svg:width="6.9236in" svg:height="9.231467in" draw:z-index="0">
<draw:image xlink:href="../Images/yкринформ/2023-05-07T10-55-00-03-00/1683445764-828.jpg" xlink:type="simple" xlink:show="embed" xlink:actuate="onLoad" draw:mime-type="image/jpeg"/>
</draw:frame>
According to the police, 46 civilians were destroyed and damaged as a result of shelling: 36 residential buildings, an elderly house, outbuildings, railway infrastructure.</text:p>
      <text:p text:style-name="P4">
<draw:frame draw:style-name="fr1" draw:name="Image125" text:anchor-type="as-char" svg:width="6.9236in" svg:height="7.327477in" draw:z-index="0">
<draw:image xlink:href="../Images/yкринформ/2023-05-07T10-55-00-03-00/1683445764-307.jpg" xlink:type="simple" xlink:show="embed" xlink:actuate="onLoad" draw:mime-type="image/jpeg"/>
</draw:frame>
In particular, the Russian military directed 2 C-300 missiles, kissed the residential sector. At least 11 private homes and social infrastructure have been destroyed. There was no information on the victims.</text:p>
      <text:p text:style-name="P4">
<text:span text:style-name="T4">
 Read also: </text:span>
 <text:a xlink:type="simple" xlink:href="https://www.ukrinform.ua/rubric-regions/3705826-rosiani-za-dobu-zavdali-poranen-patom-zitelam-doneccini.html" text:style-name="Internet_20_link" text:visited-style-name="Visited_20_Internet_20_Link">
<text:span text:style-name="T4">
 wounded </text:span>
</text:a>
The injured as a result of shelling is in Avdiivka, Krasnogorivka, New York, North, Maximivka.</text:p>
      <text:p text:style-name="P4">
<draw:frame draw:style-name="fr1" draw:name="Image126" text:anchor-type="as-char" svg:width="6.9236in" svg:height="5.1927in" draw:z-index="0">
<draw:image xlink:href="../Images/yкринформ/2023-05-07T10-55-00-03-00/1683445764-153.jpg" xlink:type="simple" xlink:show="embed" xlink:actuate="onLoad" draw:mime-type="image/jpeg"/>
</draw:frame>
In turn in Donetsk Ova <text:a xlink:type="simple" xlink:href="https://t.me/pavlokyrylenko_donoda/7838" text:style-name="Internet_20_link" text:visited-style-name="Visited_20_Internet_20_Link">
</text:a>
that seven times under the firing of "tornadoes" came the outskirts of the mosquito.</text:p>
      <text:p text:style-name="P4">
Twice the enemy stolen the Kurakhiv community from the artillery - the shells hit the seat sector, passed without the victims.</text:p>
      <text:p text:style-name="P4">
In the Gorlovsky direction of the times Yar got under <text:a xlink:type="simple" xlink:href="https://www.ukrinform.ua/tag-obstril" text:style-name="Internet_20_link" text:visited-style-name="Visited_20_Internet_20_Link">
</text:a>
- 8 houses were damaged. In the Toretsky community, 8 houses were damaged and two people were injured: New York is tailor.</text:p>
      <text:p text:style-name="P4">
In the Lysychansk direction, the infrastructure facility in Siversk and 4 buildings in Yampoli of the Lyman community were damaged.</text:p>
      <text:p text:style-name="P4">
As it was reported, last day the Russian army injured 5 residents of Donetsk region.</text:p>
      <text:p text:style-name="P4">
News Source: <text:a xlink:type="simple" xlink:href="https://www.ukrinform.ua/rubric-regions/3705871-zagarbniki-za-dobu-obstrilali-11-naselenih-punktiv-doneccini-policia-pokazala-naslidki.html" text:style-name="Internet_20_link" text:visited-style-name="Visited_20_Internet_20_Link">
https://www.ukrinform.ua/rubric-regions/3705871-zagarbniki-za-dobu-obstrilali-11-naselenih-punktiv-doneccini-policia-pokazala-naslidki.html</text:a>
</text:p>
      <!--NEWS-->
      <text:h text:style-name="P10" text:outline-level="1">
<text:span text:style-name="T4">
In the capital the water level in the Dnieper per day fell by 4 centimeters</text:span>
</text:h>
      <text:p text:style-name="P4">
Authors: Ukrinform (Person)</text:p>
      <text:p text:style-name="P4">
Publisher: Укринформ (Organization)</text:p>
      <text:p text:style-name="P4">
Published Time: 2023-05-07T11:09:00+03:00</text:p>
      <text:p text:style-name="P4">
Modified Time: 2023-05-07T11:09:00+03:00</text:p>
      <text:p text:style-name="P4">
Description: In the capital as of May 7, the water level in the Dnieper has decreased by 4 centimeters compared to the previous day. - Ukrinform.</text:p>
      <text:p text:style-name="P4">
Images: ["<text:a xlink:type="simple" xlink:href="https://static.ukrinform.com/photos/2023_05/thumb_files/630_360_1683447052-872.jpg" text:style-name="Internet_20_link" text:visited-style-name="Visited_20_Internet_20_Link">
630_360_16834...</text:a>
"]</text:p>
      <text:p text:style-name="P4">
Tags: ['Дніпро', 'Ріка', 'Вода', 'Київ', 'Водопілля']</text:p>
      <text:p text:style-name="P4">
Type: Article</text:p>
      <!--METADATA-->
      <text:p text:style-name="P4">
<draw:frame draw:style-name="fr1" draw:name="Image127" text:anchor-type="as-char" svg:width="6.9236in" svg:height="3.956343in" draw:z-index="0">
<draw:image xlink:href="../Images/yкринформ/2023-05-07T11-09-00-03-00/630_360_1683447052-872.jpg" xlink:type="simple" xlink:show="embed" xlink:actuate="onLoad" draw:mime-type="image/jpeg"/>
</draw:frame>
In the capital on May 7, the water level in the Dnieper compared to the previous day decreased by 4 centimeters.</text:p>
      <text:p text:style-name="P4">
As Ukrinform reports, about it in <text:a xlink:type="simple" xlink:href="https://t.me/VA_Kyiv/1634" text:style-name="Internet_20_link" text:visited-style-name="Visited_20_Internet_20_Link">
</text:a>
The reporting city military administration.</text:p>
      <text:p text:style-name="P4">
“As of 10:00 07.05.2023 the water level of the Dnieper River in Kiev near the Metro Bridge is 9 299 cm(за Балтійською системою висот). Температура води: 14°C.Порівняно з попереднім днем рівень водопілля зменшився на 4 см. Вже понад 2тижні поспіль висота повені в межах столиці коливається в районі 9 300 см, щоменше на 60 см максимальних показників <text:a xlink:type="simple" xlink:href="https://www.ukrinform.ua/tag-vodopilla" text:style-name="Internet_20_link" text:visited-style-name="Visited_20_Internet_20_Link">
 </text:a>
In mid -April, ”said the Chief of the KMVA Sergey Popko.</text:p>
      <text:p text:style-name="P4">
According to him, the city does not carry the threat of the city. Emergency floods are not recorded. The level of hazard of hydrological phenomena remains and(yellow).</text:p>
      <text:p text:style-name="P4">
<text:span text:style-name="T4">
Читайте також:</text:span>
 <text:a xlink:type="simple" xlink:href="https://www.ukrinform.ua/rubric-regions/3705849-v-ukraini-zalisautsa-pidtoplenimi-566-dvorogospodarstv-ta-83-budinki.html" text:style-name="Internet_20_link" text:visited-style-name="Visited_20_Internet_20_Link">
 <text:span text:style-name="T4">
підтоплен</text:span>
 </text:a>
"At the same time, floodplain is kept about 45 cm. The floodplain areas are left to the floodplain - the islands in the Muromets Park, Hydropark, Trukhanov Island, Galler's Gulf, Korchuvate, Private Plots in the Okonocorki district," Popko said.</text:p>
      <text:p text:style-name="P4">
The KMVA chief added that industrial sites and residential areas outside the threat of underwenting. The monitoring of this year's waterfall is ongoing.</text:p>
      <text:p text:style-name="P4">
As reported by Ukrinform, in Kiev as of May 6 <text:a xlink:type="simple" xlink:href="https://www.ukrinform.ua/rubric-kyiv/3705550-u-kievi-riven-vodi-u-dnipri-zbilsivsa-na-5-santimetriv.html" text:style-name="Internet_20_link" text:visited-style-name="Visited_20_Internet_20_Link">
</text:a>
Compared to the previous day, he rose a centimeters.</text:p>
      <text:p text:style-name="P4">
News Source: <text:a xlink:type="simple" xlink:href="https://www.ukrinform.ua/rubric-kyiv/3705874-u-stolici-riven-vodi-v-dnipri-za-dobu-vpav-na-4-santimetri.html" text:style-name="Internet_20_link" text:visited-style-name="Visited_20_Internet_20_Link">
https://www.ukrinform.ua/rubric-kyiv/3705874-u-stolici-riven-vodi-v-dnipri-za-dobu-vpav-na-4-santimetri.html</text:a>
</text:p>
      <!--NEWS-->
      <text:h text:style-name="P10" text:outline-level="1">
<text:span text:style-name="T4">
Russian special services for May 9 can prepare provocations - intelligence</text:span>
</text:h>
      <text:p text:style-name="P4">
Authors: Ukrinform (Person)</text:p>
      <text:p text:style-name="P4">
Publisher: Укринформ (Organization)</text:p>
      <text:p text:style-name="P4">
Published Time: 2023-05-07T11:13:00+03:00</text:p>
      <text:p text:style-name="P4">
Modified Time: 2023-05-07T11:13:00+03:00</text:p>
      <text:p text:style-name="P4">
Description: The aggressor state often chooses symbolic dates for provocations, so Russian special services can prepare them on May 9 in the Russian Federation and Belarus. - Ukrinform.</text:p>
      <text:p text:style-name="P4">
Images: ["<text:a xlink:type="simple" xlink:href="https://static.ukrinform.com/photos/2018_02/thumb_files/630_360_1519566113-2193.jpg" text:style-name="Internet_20_link" text:visited-style-name="Visited_20_Internet_20_Link">
630_360_15195...</text:a>
"]</text:p>
      <text:p text:style-name="P4">
Tags: ['Провокація', 'Розвідка', 'Війна з росією', 'Єдині новини']</text:p>
      <text:p text:style-name="P4">
Type: Article</text:p>
      <!--METADATA-->
      <text:p text:style-name="P4">
<draw:frame draw:style-name="fr1" draw:name="Image128" text:anchor-type="as-char" svg:width="6.9236in" svg:height="3.956343in" draw:z-index="0">
<draw:image xlink:href="../Images/yкринформ/2023-05-07T11-13-00-03-00/630_360_1519566113-2193.jpg" xlink:type="simple" xlink:show="embed" xlink:actuate="onLoad" draw:mime-type="image/jpeg"/>
</draw:frame>
The aggressor state often chooses symbolic dates for provocations, so the Russian-specific services can prepare them on May 9 in the Russian Federation and Belarus.</text:p>
      <text:p text:style-name="P4">
According to Ukrinform, the representative of the Main Directorate of Intelligence of the Ministry of Defense of Ukraine Andriyusov said this on the air of the Tele scale "Unified News", reports in <text:a xlink:type="simple" xlink:href="https://t.me/DIUkraine/2293" text:style-name="Internet_20_link" text:visited-style-name="Visited_20_Internet_20_Link">
</text:a>
Gur.</text:p>
      <text:p text:style-name="P4">
“Since 2014, the occupiers have used this kind of provocation and is unbroken that we will now face it. In this situation, provocations can be directed by Russian special services against Russian civilian regulations and are timed to certain dates, for example, May 9, ” - said the representative of the GUR.</text:p>
      <text:p text:style-name="P4">
At the same time, Yusov suggested that Russians can direct provocations and against <text:a xlink:type="simple" xlink:href="https://www.ukrinform.ua/tag-bilorus" text:style-name="Internet_20_link" text:visited-style-name="Visited_20_Internet_20_Link">
</text:a>
: Such a Russian "Operation with the Popalies Flag" can aim to draw the Belarusian army into the war of anti -Ukraine.</text:p>
      <text:p text:style-name="P4">
<text:span text:style-name="T4">
 Read also: </text:span>
 <text:a xlink:type="simple" xlink:href="https://www.ukrinform.ua/rubric-ato/3705187-zagarbniki-namagautsa-vzati-bahmut-pid-kontrol-do-9-travna-malar.html" text:style-name="Internet_20_link" text:visited-style-name="Visited_20_Internet_20_Link">
<text:span text:style-name="T4">
 painter </text:span>
</text:a>
"No one in Ukraine or the rest of the world will no longer believe in such performances. It does not mean that there will be no provocations," the GUR representative emphasized.</text:p>
      <text:p text:style-name="P4">
As reported by Ukrinform, six Russian regions, temporarily occupied by Crimea and 21 city <text:a xlink:type="simple" xlink:href="https://www.ukrinform.ua/rubric-ato/3705515-u-rosii-skasuvali-nizku-urocistostej-na-9-travna-cerez-strah-na-tli-vijni-rozvidka-britanii.html" text:style-name="Internet_20_link" text:visited-style-name="Visited_20_Internet_20_Link">
</text:a>
 <text:a xlink:type="simple" xlink:href="https://www.ukrinform.ua/rubric-ato/3705515-u-rosii-skasuvali-nizku-urocistostej-na-9-travna-cerez-strah-na-tli-vijni-rozvidka-britanii.html" text:style-name="Internet_20_link" text:visited-style-name="Visited_20_Internet_20_Link">
 </text:a>
to Victory Day.</text:p>
      <text:p text:style-name="P4">
News Source: <text:a xlink:type="simple" xlink:href="https://www.ukrinform.ua/rubric-ato/3705878-rosijski-specsluzbi-na-9-travna-mozut-gotuvati-provokacii-rozvidka.html" text:style-name="Internet_20_link" text:visited-style-name="Visited_20_Internet_20_Link">
https://www.ukrinform.ua/rubric-ato/3705878-rosijski-specsluzbi-na-9-travna-mozut-gotuvati-provokacii-rozvidka.html</text:a>
</text:p>
      <!--NEWS-->
      <text:h text:style-name="P10" text:outline-level="1">
<text:span text:style-name="T4">
Ukraine boycots the World Judo Championship through the speech of Russians and Belarusians</text:span>
</text:h>
      <text:p text:style-name="P4">
Authors: Ukrinform (Person)</text:p>
      <text:p text:style-name="P4">
Publisher: Укринформ (Organization)</text:p>
      <text:p text:style-name="P4">
Published Time: 2023-05-07T11:21:00+03:00</text:p>
      <text:p text:style-name="P4">
Modified Time: 2023-05-07T11:21:00+03:00</text:p>
      <text:p text:style-name="P4">
Description: The Ukrainian national team will not participate in the main start of the competitive season - the World Championship, which begins today in the Dos (Qatar). - Ukrinform.</text:p>
      <text:p text:style-name="P4">
Images: ["<text:a xlink:type="simple" xlink:href="https://static.ukrinform.com/photos/2023_03/thumb_files/630_360_1679932331-849.jpg" text:style-name="Internet_20_link" text:visited-style-name="Visited_20_Internet_20_Link">
630_360_16799...</text:a>
"]</text:p>
      <text:p text:style-name="P4">
Tags: ['Чемпіонат світу', 'Збірна України', 'Дзюдо', 'Бойкот']</text:p>
      <text:p text:style-name="P4">
Type: Article</text:p>
      <!--METADATA-->
      <text:p text:style-name="P4">
<draw:frame draw:style-name="fr1" draw:name="Image129" text:anchor-type="as-char" svg:width="6.9236in" svg:height="3.956343in" draw:z-index="0">
<draw:image xlink:href="../Images/yкринформ/2023-05-07T11-21-00-03-00/630_360_1679932331-849.jpg" xlink:type="simple" xlink:show="embed" xlink:actuate="onLoad" draw:mime-type="image/jpeg"/>
</draw:frame>
The Ukrainian national team will not participate in the main start of the competitive season, the World Classroom, which is still in dose today(Line up).</text:p>
      <text:p text:style-name="P4">
Як повідомляв Укрінформ, рішення збірної України бойкотувати світову першістьпов'язане з допуском на змагання атлетів з росії та білорусі, яких повернуладо виступів Міжнародна федерація дзюдо ( <text:a xlink:type="simple" xlink:href="https://www.ijf.org/" text:style-name="Internet_20_link" text:visited-style-name="Visited_20_Internet_20_Link">
 </text:a>
 ).</text:p>
      <text:p text:style-name="P4">
Загалом на татамі у катарській столиці вийдуть 19 російських та білоруськихпредставників у нейтральному статусі (Individual Neutral Athletes).</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span text:style-name="T4">
дзюдо</text:span>
 </text:a>
14 Ukrainian judoists did not go to Doha: men - a halmatov, Artem Lesiuk(Both - up to 60 kg), Bogdan Yadov(up to 66 kg), Vladislav Kazimirov(up to 73 kg). Guvorg Manukyan(up to 81 kg), Artem Bubir(up to 90 kg), Anton Savitsky(up to 100 kg), Yevgeny Balavsky(More than 100 kg); Women - Maria Buwyok(up to 48kg), Darya Bilodid(up to 57 kg), Yulia Grebenozhko(up to 63 kg), Elizavetalitvinenko, Yulia Kurchenko(up to 78 kg), Ruslana Bulavina(More than 78 kg).</text:p>
      <text:p text:style-name="P4">
Чемпіонат світу завершиться 14 травня.</text:p>
      <text:p text:style-name="P4">
На фото: Дар'я Білодід (IJF).</text:p>
      <text:p text:style-name="P4">
News Source: <text:a xlink:type="simple" xlink:href="https://www.ukrinform.ua/rubric-sports/3705876-ukraina-bojkotue-cempionat-svitu-z-dzudo-cerez-vistup-rosian-ta-bilorusiv.html" text:style-name="Internet_20_link" text:visited-style-name="Visited_20_Internet_20_Link">
https://www.ukrinform.ua/rubric-sports/3705876-ukraina-bojkotue-cempionat-svitu-z-dzudo-cerez-vistup-rosian-ta-bilorusiv.html</text:a>
</text:p>
      <!--NEWS-->
      <text:h text:style-name="P10" text:outline-level="1">
<text:span text:style-name="T4">
Russian troops were fired at nine regions of Ukraine - erection of OVA per day</text:span>
</text:h>
      <text:p text:style-name="P4">
Authors: Ukrinform (Person)</text:p>
      <text:p text:style-name="P4">
Publisher: Укринформ (Organization)</text:p>
      <text:p text:style-name="P4">
Published Time: 2023-05-07T11:23:37+03:00</text:p>
      <text:p text:style-name="P4">
Modified Time: 2023-05-07T11:23:37+03:00</text:p>
      <text:p text:style-name="P4">
Description: The troops of the Russian Federation have attacked nine regions of Ukraine last day. - Ukrinform.</text:p>
      <text:p text:style-name="P4">
Images: ["<text:a xlink:type="simple" xlink:href="https://static.ukrinform.com/photos/2018_12/thumb_files/630_360_1544520502-246.jpg" text:style-name="Internet_20_link" text:visited-style-name="Visited_20_Internet_20_Link">
630_360_15445...</text:a>
"]</text:p>
      <text:p text:style-name="P4">
Tags: ['Обстріл', 'Війна з росією']</text:p>
      <text:p text:style-name="P4">
Type: Article</text:p>
      <!--METADATA-->
      <text:p text:style-name="P4">
<draw:frame draw:style-name="fr1" draw:name="Image130" text:anchor-type="as-char" svg:width="6.9236in" svg:height="3.956343in" draw:z-index="0">
<draw:image xlink:href="../Images/yкринформ/2023-05-07T11-23-37-03-00/630_360_1544520502-246.jpg" xlink:type="simple" xlink:show="embed" xlink:actuate="onLoad" draw:mime-type="image/jpeg"/>
</draw:frame>
The army of the Russian Federation attacked nine regions of Ukraine last day.</text:p>
      <text:p text:style-name="P4">
According to Ukrinform, this is stated in the consolidated information of the regional military administrations about the situation in the regions of Ukraine as of 9:00 Sunday, May 7.</text:p>
      <text:p text:style-name="P4">
Air anxiety was announced several times in the Kiev region. Without the victims.</text:p>
      <text:p text:style-name="P4">
In the Chernihiv region, the enemy per day made 7 <text:a xlink:type="simple" xlink:href="https://www.ukrinform.ua/tag-obstril" text:style-name="Internet_20_link" text:visited-style-name="Visited_20_Internet_20_Link">
</text:a>
 (Running rockets from a screw, shelling of mortars and artillery). росіяни били по Новгород-Сіверському таКорюківському районах.</text:p>
      <text:p text:style-name="P4">
У прикордонному селі Семенівської громади пошкоджено житловий будинок тагосподарську споруду. У Семенівській громаді пошкоджено газопровід через річкуСнов. Без жертв.</text:p>
      <text:p text:style-name="P4">
У Сумській області вранці були два мінометні обстріли Новослобідської громади,пролунали два вибухи. Без жертв та руйнувань.</text:p>
      <text:p text:style-name="P4">
<text:span text:style-name="T4">
Читайте також:</text:span>
 <text:a xlink:type="simple" xlink:href="https://www.ukrinform.ua/rubric-kyiv/3705808-nad-kievom-vnoci-znisili-vorozij-rozviduvalnij-bezpilotnik.html" text:style-name="Internet_20_link" text:visited-style-name="Visited_20_Internet_20_Link">
 </text:a>
Yesterday during the day the Russians made 11 border shelling. 84 blades were recorded. The settlements of the Velikopisarevskaya, ZNOB-Novgorod, Esman, Novoslobid, Belopilsk, Miropil communities have been fired.</text:p>
      <text:p text:style-name="P4">
In the Belopil community, as a result of one of the mortar shelling, there was a burning of private homeownership.</text:p>
      <text:p text:style-name="P4">
Over the past day, the army of the Russian Federation has fired at 16 settlements of Zaporizhzhya region 75 times</text:p>
      <text:p text:style-name="P4">
Under the enemy fire were rail, Kamianske, Shcherbaki, Malynivka, White. The Russians were beaten from RSSL and artillery. There is the destruction of private homes, cars and property. Without the victims.</text:p>
      <text:p text:style-name="P4">
In the Dnipropetrovsk region, the army of the Russian Federation at night <text:a xlink:type="simple" xlink:href="https://www.ukrinform.ua/rubric-ato/3705815-vorog-iz-gradu-ta-vazkoi-artilerii-obstrilav-dnipropetrovsinu-zaginula-zinka-e-postrazdali.html" text:style-name="Internet_20_link" text:visited-style-name="Visited_20_Internet_20_Link">
</text:a>
Using Grad and heavy artillery. A 72-year-old woman was killed, and the three-member residents were injured.</text:p>
      <text:p text:style-name="P4">
Nikopol damages 7 private homes, high -rise buildings, dormitory, three gas pipelines, power lines, solar panels.</text:p>
      <text:p text:style-name="P4">
During the day, the air command "East" over the region knocked down three chess.</text:p>
      <text:p text:style-name="P4">
<text:span text:style-name="T4">
 Read also: </text:span>
 <text:a xlink:type="simple" xlink:href="https://www.ukrinform.ua/rubric-ato/3705818-zsu-znisili-vze-193-430-rosijskih-zagarbnikiv.html" text:style-name="Internet_20_link" text:visited-style-name="Visited_20_Internet_20_Link">
<text:span text:style-name="T4">
 destroy </text:span>
</text:a>
</text:p>
      <text:p text:style-name="P4">
The Pokrovsk community also came under the blow. A 63-year-old woman was injured, she was buried. Lyceum, 5 private homes, outbuildings, power lines were damaged.</text:p>
      <text:p text:style-name="P4">
The enemy also kissed the Marganets and Mirovsky communities. A 43-year-old man realized from shelling. Two private homes, household houses, car were damaged. The effects of attacks are specified.</text:p>
      <text:p text:style-name="P4">
In the Kharkiv region, the Slobozhansky direction of the Russian Army carried outminomethical and artillery shelling of settlements of Lemishchyna, Grave, Kozachalpan, Sagittarius, Lukyanka, Neskachny, Staritsa, Vovchansky Farms, Okhrimivka, Black and Hatne.</text:p>
      <text:p text:style-name="P4">
<text:span text:style-name="T4">
 Read also: </text:span>
 <text:a xlink:type="simple" xlink:href="https://www.ukrinform.ua/rubric-ato/3705707-obstril-harkivsini-slidci-vilucili-ulamki-rosijskoi-raketi-h101.html" text:style-name="Internet_20_link" text:visited-style-name="Visited_20_Internet_20_Link">
<text:span text:style-name="T4">
 Kharkiv </text:span>
</text:a>
In the Kupyansk direction, the invaders were unsuccessful offensive actions in the direction of the Sinkivka. They fired Red First, Mitrofanivka, Novomlinsk, two -year, Western, Sinkivka, Sand, Cherry and Stelmachivka.</text:p>
      <text:p text:style-name="P4">
Yesterday in the morning the enemy fired at the Vovchansk Chuguev district. Damagedomagazine, DOSAAF Aviation Center, as well as a private home.</text:p>
      <text:p text:style-name="P4">
As a result of the shelling of the village of the Two -year Kupyansk district, a private residential building was damaged.</text:p>
      <text:p text:style-name="P4">
In the field near the village. The lull of the Kharkiv district on an unknown explosive survey was blown up by a tractor. The 43-year-old tractor driver was injured, he was abused in a state of moderate.</text:p>
      <text:p text:style-name="P4">
<text:span text:style-name="T4">
 Read also: </text:span>
 <text:a xlink:type="simple" xlink:href="https://www.ukrinform.ua/rubric-regions/3705531-na-lugansini-zagarbniki-viselaut-iz-zitla-ludej-bez-rosijskih-pasportiv.html" text:style-name="Internet_20_link" text:visited-style-name="Visited_20_Internet_20_Link">
<text:span text:style-name="T4">
 Lugansch </text:span>
</text:a>
In the Luhansk region per day, the Russian army made 103 shelling(He released450 shells). Артилерійських обстрілів зазнали Стельмахівка, Андріївка,Греківка, Макіївка, Невське, Діброва та Білогорівка.</text:p>
      <text:p text:style-name="P4">
Триває примусова паспортизація громадян у Станично-Луганській громаді.</text:p>
      <text:p text:style-name="P4">
У Донецькій області протягом доби росіяни обстріляли 12 населених пунктів,зокрема Авдіївку, Бахмут, Дружківку, Красногорівку, Курахове, Часів Яр, Нью-Йорк, Північне, Времівку, Максимівку, Новоселівку Першу, Комар.</text:p>
      <text:p text:style-name="P4">
Пошкоджено 36 житлових будинків (of them one apartment), the building of the elderly, two railway cars, the maintenance point, five outbuildings, the garage.</text:p>
      <text:p text:style-name="P4">
Per day in the area <text:a xlink:type="simple" xlink:href="https://www.ukrinform.ua/rubric-regions/3705826-rosiani-za-dobu-zavdali-poranen-patom-zitelam-doneccini.html" text:style-name="Internet_20_link" text:visited-style-name="Visited_20_Internet_20_Link">
</text:a>
</text:p>
      <text:p text:style-name="P4">
<text:span text:style-name="T4">
 Read also: </text:span>
 <text:a xlink:type="simple" xlink:href="https://www.ukrinform.ua/rubric-regions/3705792-na-hersonsini-sbu-pri-sprobi-vteci-zatrimala-dvoh-kolaborantiv-batka-j-sina.html" text:style-name="Internet_20_link" text:visited-style-name="Visited_20_Internet_20_Link">
<text:span text:style-name="T4">
 Khersonshi </text:span>
</text:a>
In the Kherson region per day the enemy <text:a xlink:type="simple" xlink:href="https://www.ukrinform.ua/rubric-regions/3705817-vijska-rf-za-dobu-vipustili-po-hersonsini-237-snaradiv-sestero-zagiblih.html" text:style-name="Internet_20_link" text:visited-style-name="Visited_20_Internet_20_Link">
</text:a>
 (He released 237 shells), including Kherson, was fired 4 times(11 shells). росіяни поцілили у райони 25 населених пунктів.</text:p>
      <text:p text:style-name="P4">
Під час виконання завдань з розмінування області піротехніки ДСНС опинилисяпід ворожим обстрілом. Шестеро спеціалістів загинули, ще двоє, з них - жінкафельдшер, поранені.</text:p>
      <text:p text:style-name="P4">
Всього за добу на Херсонщині шестеро людей загинули, четверо дісталипоранення.</text:p>
      <text:p text:style-name="P4">
Зі звільненої від росіян території області евакуювали ще 27 осіб.</text:p>
      <text:p text:style-name="P4">
News Source: <text:a xlink:type="simple" xlink:href="https://www.ukrinform.ua/rubric-regions/3705879-vijska-rf-za-dobu-obstrilali-devat-oblastej-ukraini-zvedenna-ova.html" text:style-name="Internet_20_link" text:visited-style-name="Visited_20_Internet_20_Link">
https://www.ukrinform.ua/rubric-regions/3705879-vijska-rf-za-dobu-obstrilali-devat-oblastej-ukraini-zvedenna-ova.html</text:a>
</text:p>
      <!--NEWS-->
      <text:h text:style-name="P10" text:outline-level="1">
<text:span text:style-name="T4">
In Sevastopol in the morning there was an explosion - the occupiers declared the work of air defense</text:span>
</text:h>
      <text:p text:style-name="P4">
Authors: Ukrinform (Person)</text:p>
      <text:p text:style-name="P4">
Publisher: Укринформ (Organization)</text:p>
      <text:p text:style-name="P4">
Published Time: 2023-05-07T11:26:00+03:00</text:p>
      <text:p text:style-name="P4">
Modified Time: 2023-05-07T11:26:00+03:00</text:p>
      <text:p text:style-name="P4">
Description: In the morning occupied Sevastopol in the morning of May 7, an explosion. - Ukrinform.</text:p>
      <text:p text:style-name="P4">
Images: ["<text:a xlink:type="simple" xlink:href="https://static.ukrinform.com/photos/2022_10/thumb_files/630_360_1665478247-974.jpg" text:style-name="Internet_20_link" text:visited-style-name="Visited_20_Internet_20_Link">
630_360_16654...</text:a>
"]</text:p>
      <text:p text:style-name="P4">
Tags: ['Крим', 'Севастополь', 'Вибух', 'ППО']</text:p>
      <text:p text:style-name="P4">
Type: Article</text:p>
      <!--METADATA-->
      <text:p text:style-name="P4">
<draw:frame draw:style-name="fr1" draw:name="Image131" text:anchor-type="as-char" svg:width="6.9236in" svg:height="3.956343in" draw:z-index="0">
<draw:image xlink:href="../Images/yкринформ/2023-05-07T11-26-00-03-00/630_360_1665478247-974.jpg" xlink:type="simple" xlink:show="embed" xlink:actuate="onLoad" draw:mime-type="image/jpeg"/>
</draw:frame>
In the morning of the occupied Sevastopol in the morning of May 7, an explosion.</text:p>
      <text:p text:style-name="P4">
About it reports <text:a xlink:type="simple" xlink:href="https://ua.krymr.com/a/news-u-sevastopoli-chuty-vybukh/32400330.html" text:style-name="Internet_20_link" text:visited-style-name="Visited_20_Internet_20_Link">
</text:a>
, reports Ukrinform.</text:p>
      <text:p text:style-name="P4">
As noted in the publication, at 4:35 in the city "there was a rocket launcher, and a corner of seconds - an explosion similar to the work of the air defense system."</text:p>
      <text:p text:style-name="P4">
According to local media, there were explosions in the area of Cossack and Kamyshiv bays. In social networks, they wrote about the allegedly beaten <text:a xlink:type="simple" xlink:href="https://www.ukrinform.ua/tag-bezpilotnik" text:style-name="Internet_20_link" text:visited-style-name="Visited_20_Internet_20_Link">
</text:a>
.</text:p>
      <text:p text:style-name="P4">
Appointed by the Head of Sevastopol Mikhail Razvozozhayev the invaders stated that at night she reflected the attack of drones. According to him, one UAV fell in the forest belt, still duplicated over the sea.</text:p>
      <text:p text:style-name="P4">
<text:span text:style-name="T4">
 Read also: </text:span>
 <text:a xlink:type="simple" xlink:href="https://www.ukrinform.ua/rubric-ato/3705539-u-dzankoi-vranci-prolunali-vibuhi.html" text:style-name="Internet_20_link" text:visited-style-name="Visited_20_Internet_20_Link">
<text:span text:style-name="T4">
 Dzhanko </text:span>
</text:a>
In general, he said, "more than 10" drones were launched. The objects of the content were not injured, says Razvozhayev.</text:p>
      <text:p text:style-name="P4">
As it was reported, on May 1 near Evpatoria and in Sevastopol in temporary -heap Crimea <text:a xlink:type="simple" xlink:href="https://www.ukrinform.ua/rubric-crimea/3703296-pid-evpatorieu-ta-v-sevastopoli-spracuvala-ppo.html" text:style-name="Internet_20_link" text:visited-style-name="Visited_20_Internet_20_Link">
</text:a>
Russian air defense.</text:p>
      <text:p text:style-name="P4">
_ Photo illustrative_</text:p>
      <text:p text:style-name="P4">
News Source: <text:a xlink:type="simple" xlink:href="https://www.ukrinform.ua/rubric-crimea/3705877-u-sevastopoli-zranku-prolunav-vibuh-okupanti-zaavili-pro-robotu-ppo.html" text:style-name="Internet_20_link" text:visited-style-name="Visited_20_Internet_20_Link">
https://www.ukrinform.ua/rubric-crimea/3705877-u-sevastopoli-zranku-prolunav-vibuh-okupanti-zaavili-pro-robotu-ppo.html</text:a>
</text:p>
      <!--NEWS-->
      <text:h text:style-name="P10" text:outline-level="1">
<text:span text:style-name="T4">
The Russians made 19 beats on the border of Chernihiv region</text:span>
</text:h>
      <text:p text:style-name="P4">
Authors: Ukrinform (Person)</text:p>
      <text:p text:style-name="P4">
Publisher: Укринформ (Organization)</text:p>
      <text:p text:style-name="P4">
Published Time: 2023-05-07T11:29:05+03:00</text:p>
      <text:p text:style-name="P4">
Modified Time: 2023-05-07T11:29:05+03:00</text:p>
      <text:p text:style-name="P4">
Description: Russian troops as of 10:00 Sunday, May 7, fired four times the border of the Chernihiv region.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Чернігівщина', 'Війна з росією']</text:p>
      <text:p text:style-name="P4">
Type: Article</text:p>
      <!--METADATA-->
      <text:p text:style-name="P4">
<draw:frame draw:style-name="fr1" draw:name="Image132" text:anchor-type="as-char" svg:width="6.9236in" svg:height="3.956343in" draw:z-index="0">
<draw:image xlink:href="../Images/yкринформ/2023-05-07T11-29-05-03-00/630_360_1667562981-965.jpg" xlink:type="simple" xlink:show="embed" xlink:actuate="onLoad" draw:mime-type="image/jpeg"/>
</draw:frame>
As of 10:00 on Sunday, May 7, the Russian border was fired at the border of Chernihiv region.</text:p>
      <text:p text:style-name="P4">
According to Ukrinform, the Operational Command "North" reports in <text:a xlink:type="simple" xlink:href="https://t.me/ok_pivnich1/2417" text:style-name="Internet_20_link" text:visited-style-name="Visited_20_Internet_20_Link">
</text:a>
From 06:20 to 06:40 6 beats were recorded, probably from a 120mm mortar, in the area of the settlement of the Iron Bridge.</text:p>
      <text:p text:style-name="P4">
From 06:35 to 06:40 3 beats were recorded, probably from a 120mm mortar, in the area of the settlement of Arkhipivka.</text:p>
      <text:p text:style-name="P4">
In addition, from 06:20 to 06:50, 8 beats were recorded, probably from 120mm mortar, in the area of Leonivka settlement.</text:p>
      <text:p text:style-name="P4">
<text:span text:style-name="T4">
 Read also: </text:span>
 <text:a xlink:type="simple" xlink:href="https://www.ukrinform.ua/rubric-regions/3705879-vijska-rf-za-dobu-obstrilali-devat-oblastej-ukraini-zvedenna-ova.html" text:style-name="Internet_20_link" text:visited-style-name="Visited_20_Internet_20_Link">
<text:span text:style-name="T4">
 Exacerbate </text:span>
</text:a>
From 05:27 to 05:38 two beats were recorded, probably from a 120-mm-mm-mimeter, to the area of Buchka settlement.</text:p>
      <text:p text:style-name="P4">
"There was no information about the loss of the local population or damage to civilian infrastructure," the message reads.</text:p>
      <text:p text:style-name="P4">
As reported by Ukrinform, the troops of the Russian Federation as of 11:00 on May 6 fired at the border of Chernihiv region.</text:p>
      <text:p text:style-name="P4">
News Source: <text:a xlink:type="simple" xlink:href="https://www.ukrinform.ua/rubric-ato/3705881-rosiani-zavdali-19-udariv-po-prikordonnu-cernigivsini.html" text:style-name="Internet_20_link" text:visited-style-name="Visited_20_Internet_20_Link">
https://www.ukrinform.ua/rubric-ato/3705881-rosiani-zavdali-19-udariv-po-prikordonnu-cernigivsini.html</text:a>
</text:p>
      <!--NEWS-->
      <text:h text:style-name="P10" text:outline-level="1">
<text:span text:style-name="T4">
Drones today make a revolution on the front - Ignati</text:span>
</text:h>
      <text:p text:style-name="P4">
Authors: Ukrinform (Person)</text:p>
      <text:p text:style-name="P4">
Publisher: Укринформ (Organization)</text:p>
      <text:p text:style-name="P4">
Published Time: 2023-05-07T11:40:00+03:00</text:p>
      <text:p text:style-name="P4">
Modified Time: 2023-05-07T11:40:00+03:00</text:p>
      <text:p text:style-name="P4">
Description: In today's environment, drones go to a new level and make a real revolution at the front.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Безпілотник', 'Дрон', 'Війна з росією', 'Єдині новини']</text:p>
      <text:p text:style-name="P4">
Type: Article</text:p>
      <!--METADATA-->
      <text:p text:style-name="P4">
<draw:frame draw:style-name="fr1" draw:name="Image133" text:anchor-type="as-char" svg:width="6.9236in" svg:height="3.956343in" draw:z-index="0">
<draw:image xlink:href="../Images/yкринформ/2023-05-07T11-40-00-03-00/630_360_1678116073-288.jpg" xlink:type="simple" xlink:show="embed" xlink:actuate="onLoad" draw:mime-type="image/jpeg"/>
</draw:frame>
In modern speeches, drones go to a new level and make a real revolution of Nafroron.</text:p>
      <text:p text:style-name="P4">
About this a spokesman for the Air Force Command Yuriy Ignata stated in the Eviritelvagraphon "Unified News" in the context of Russian -widespread information about "drones" in the temporarily occupied Crimea, Ukrinform reports.</text:p>
      <text:p text:style-name="P4">
“You see how much the UAVs are coming to a significantly new level and really making a revolution at the front. This applies to UAVs of quadcopter types - tactical, strategic and so on. This is what needs to be developed in Ukraine today, what will give the future advantage, ”Ignati said.</text:p>
      <text:p text:style-name="P4">
<text:span text:style-name="T4">
 Read also: </text:span>
 <text:a xlink:type="simple" xlink:href="https://www.ukrinform.ua/rubric-crimea/3704369-sili-oboroni-ne-rozrahovuut-na-legke-povernenna-krimu-gumenuk.html" text:style-name="Internet_20_link" text:visited-style-name="Visited_20_Internet_20_Link">
<text:span text:style-name="T4">
 forces </text:span>
 <text:span text:style-name="T4">
 Defense </text:span>
 <text:span text:style-name="T4">
 </text:span>
 calculate <text:span text:style-name="T4">
 </text:span>
 Light <text:span text:style-name="T4">
<text:span text:style-name="T5">
* Return </text:span>
* </text:span>
 Crimea <text:span text:style-name="T4">
 </text:span>
 <text:span text:style-name="T4">
 Gumeniuk </text:span>
</text:a>
At the same time, he stressed the need to develop not only production <text:a xlink:type="simple" xlink:href="https://www.ukrinform.ua/tag-dron" text:style-name="Internet_20_link" text:visited-style-name="Visited_20_Internet_20_Link">
</text:a>
, but also the system of antiberial struggle, because "the enemy does not sleep."</text:p>
      <text:p text:style-name="P4">
Video: Telearaphone "One News"</text:p>
      <text:p text:style-name="P4">
"They are now(RF - Ed.)They have the production of UAVs of different types, "lancets" have been used by many recently, Iranian drones of "Shahda". But the enemy will certainly make attempts to make a wide production of his UAVs, including a shock type, ”Ignatus said.</text:p>
      <text:p text:style-name="P4">
It was reported that he was appointed by the "head" of Sevastopol Mikhail Razvozhayaeyaeaeaeaeaeaeaeaeaeaeaeaeaeaeaeaeaeaeaeaeaeaeaeaeaeaeaeaeaeaeyeyaeyaeyaeyaeyaeyaeyaeyaeyaeyaeyaeyaeyaeyaeyaeyeyeyaeyaeyeyeyeyeyaeyeyeyeyeyeyeyeyevayaevaya.(https://www.ukrinform.ua/rubric-crimea/3705877-u-sevastopoli-zranku-prolunav-vibuh-okupanti-zaavili-pro-robotu-ppo.html). In general, according to its words, "more than 10" drones were launched. One UAV fell in the forest belt, two more were knocked down over the sea, says Razvozhayev.</text:p>
      <text:p text:style-name="P4">
News Source: <text:a xlink:type="simple" xlink:href="https://www.ukrinform.ua/rubric-ato/3705883-bezpilotniki-sogodni-roblat-revoluciu-na-fronti-ignat.html" text:style-name="Internet_20_link" text:visited-style-name="Visited_20_Internet_20_Link">
https://www.ukrinform.ua/rubric-ato/3705883-bezpilotniki-sogodni-roblat-revoluciu-na-fronti-ignat.html</text:a>
</text:p>
      <!--NEWS-->
      <text:h text:style-name="P10" text:outline-level="1">
<text:span text:style-name="T4">
Danilov: A catastrophe is happening for Russia now, and the worst ahead</text:span>
</text:h>
      <text:p text:style-name="P4">
Authors: Ukrinform (Person)</text:p>
      <text:p text:style-name="P4">
Publisher: Укринформ (Organization)</text:p>
      <text:p text:style-name="P4">
Published Time: 2023-05-07T11:55:00+03:00</text:p>
      <text:p text:style-name="P4">
Modified Time: 2023-05-07T11:55:00+03:00</text:p>
      <text:p text:style-name="P4">
Description: The secretary of the National Security and Defense Council Alexei Danilov stressed that there is a disaster for Russia now, but the worst is ahead.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путін', 'РНБО', 'Данілов', 'Війна з росією']</text:p>
      <text:p text:style-name="P4">
Type: Article</text:p>
      <!--METADATA-->
      <text:p text:style-name="P4">
<draw:frame draw:style-name="fr1" draw:name="Image134" text:anchor-type="as-char" svg:width="6.9236in" svg:height="3.956343in" draw:z-index="0">
<draw:image xlink:href="../Images/yкринформ/2023-05-07T11-55-00-03-00/630_360_1680783784-260.jpg" xlink:type="simple" xlink:show="embed" xlink:actuate="onLoad" draw:mime-type="image/jpeg"/>
</draw:frame>
The Secretaries of National Security and Defense Alexei Danilov stressed that the catastrophe for Russia is now reflecting, but the worst is ahead.</text:p>
      <text:p text:style-name="P4">
He expressed this opinion in <text:a xlink:type="simple" xlink:href="https://twitter.com/OleksiyDanilov/status/1655127038422925312" text:style-name="Internet_20_link" text:visited-style-name="Visited_20_Internet_20_Link">
</text:a>
transmits Ukrinform.</text:p>
      <text:p text:style-name="P4">
“The greatest geopolitical catastrophe”, which was said <text:a xlink:type="simple" xlink:href="https://www.ukrinform.ua/tag-putin" text:style-name="Internet_20_link" text:visited-style-name="Visited_20_Internet_20_Link">
</text:a>
, proved to be a forecast, not a fact. The catastrophe for Russia is happening now, and the worst is ahead - defeat, collapse, court, indemnity. Everything will be Ukraine!”, - Danilov wrote.</text:p>
      <text:p text:style-name="P4">
<text:span text:style-name="T4">
 Read also: </text:span>
 <text:a xlink:type="simple" xlink:href="https://www.ukrinform.ua/rubric-polytics/3695935-ak-i-comu-agresivna-rosijska-idearasizm-dozili-do-xxi-stolitta.html" text:style-name="Internet_20_link" text:visited-style-name="Visited_20_Internet_20_Link">
</text:a>
It is known that earlier Russian President Vladimir Putin called the collapse of the Soviet Union in 1991 the largest geopolitical catastrophe of the twentieth century.</text:p>
      <text:p text:style-name="P4">
News Source: <text:a xlink:type="simple" xlink:href="https://www.ukrinform.ua/rubric-ato/3705885-danilov-dla-rosii-zaraz-vidbuvaetsa-katastrofa-ta-najgirse-poperedu.html" text:style-name="Internet_20_link" text:visited-style-name="Visited_20_Internet_20_Link">
https://www.ukrinform.ua/rubric-ato/3705885-danilov-dla-rosii-zaraz-vidbuvaetsa-katastrofa-ta-najgirse-poperedu.html</text:a>
</text:p>
      <!--NEWS-->
      <text:h text:style-name="P10" text:outline-level="1">
<text:span text:style-name="T4">
The All -Ukrainian Zolomaraphone "Lviv Hundred" started</text:span>
</text:h>
      <text:p text:style-name="P4">
Authors: Ukrinform (Person)</text:p>
      <text:p text:style-name="P4">
Publisher: Укринформ (Organization)</text:p>
      <text:p text:style-name="P4">
Published Time: 2023-05-07T11:57:12+03:00</text:p>
      <text:p text:style-name="P4">
Modified Time: 2023-05-07T11:57:12+03:00</text:p>
      <text:p text:style-name="P4">
Description: In Lviv region, competitions within the framework of the All -Ukrainian Bakery "Lviv Hundred". - Ukrinform.</text:p>
      <text:p text:style-name="P4">
Images: ["<text:a xlink:type="simple" xlink:href="https://static.ukrinform.com/photos/2023_05/thumb_files/630_360_1683448450-3759.jpeg" text:style-name="Internet_20_link" text:visited-style-name="Visited_20_Internet_20_Link">
630_360_16834...</text:a>
", "<text:a xlink:type="simple" xlink:href="https://static.ukrinform.com/photos/2023_05/thumb_files/630_360_1683448450-3527.jpeg" text:style-name="Internet_20_link" text:visited-style-name="Visited_20_Internet_20_Link">
630_360_16834...</text:a>
", "<text:a xlink:type="simple" xlink:href="https://static.ukrinform.com/photos/2023_05/thumb_files/630_360_1683448450-8789.jpeg" text:style-name="Internet_20_link" text:visited-style-name="Visited_20_Internet_20_Link">
630_360_16834...</text:a>
", "<text:a xlink:type="simple" xlink:href="https://static.ukrinform.com/photos/2023_05/thumb_files/630_360_1683448450-8220.jpeg" text:style-name="Internet_20_link" text:visited-style-name="Visited_20_Internet_20_Link">
630_360_16834...</text:a>
", "<text:a xlink:type="simple" xlink:href="https://static.ukrinform.com/photos/2023_05/thumb_files/630_360_1683448450-4676.jpeg" text:style-name="Internet_20_link" text:visited-style-name="Visited_20_Internet_20_Link">
630_360_16834...</text:a>
", "<text:a xlink:type="simple" xlink:href="https://static.ukrinform.com/photos/2023_05/thumb_files/630_360_1683448450-5522.jpeg" text:style-name="Internet_20_link" text:visited-style-name="Visited_20_Internet_20_Link">
630_360_16834...</text:a>
", "<text:a xlink:type="simple" xlink:href="https://static.ukrinform.com/photos/2023_05/thumb_files/630_360_1683448451-4087.jpeg" text:style-name="Internet_20_link" text:visited-style-name="Visited_20_Internet_20_Link">
630_360_16834...</text:a>
", "<text:a xlink:type="simple" xlink:href="https://static.ukrinform.com/photos/2023_05/thumb_files/630_360_1683448451-7698.jpeg" text:style-name="Internet_20_link" text:visited-style-name="Visited_20_Internet_20_Link">
630_360_16834...</text:a>
", "<text:a xlink:type="simple" xlink:href="https://static.ukrinform.com/photos/2023_05/thumb_files/630_360_1683448451-7825.jpeg" text:style-name="Internet_20_link" text:visited-style-name="Visited_20_Internet_20_Link">
630_360_16834...</text:a>
", "<text:a xlink:type="simple" xlink:href="https://static.ukrinform.com/photos/2023_05/thumb_files/630_360_1683448451-3006.jpeg" text:style-name="Internet_20_link" text:visited-style-name="Visited_20_Internet_20_Link">
630_360_16834...</text:a>
"]</text:p>
      <text:p text:style-name="P4">
Tags: ['Львів', 'Марафон', 'Велосипед', 'Благодійність']</text:p>
      <text:p text:style-name="P4">
Type: Article</text:p>
      <!--METADATA-->
      <text:p text:style-name="P4">
<draw:frame draw:style-name="fr1" draw:name="Image135" text:anchor-type="as-char" svg:width="6.9236in" svg:height="3.956343in" draw:z-index="0">
<draw:image xlink:href="../Images/yкринформ/2023-05-07T11-57-12-03-00/630_360_1683448450-3759.jpeg" xlink:type="simple" xlink:show="embed" xlink:actuate="onLoad" draw:mime-type="image/jpeg"/>
</draw:frame>
The competitions within the framework of the All -Ukrainian Bad Deputon "Lvivcasotka" have started.</text:p>
      <text:p text:style-name="P4">
About it in <text:a xlink:type="simple" xlink:href="https://t.me/kozytskyy_maksym_official/8082" text:style-name="Internet_20_link" text:visited-style-name="Visited_20_Internet_20_Link">
</text:a>
Maxim Kozytsky reported by the head of the OVA, Ukrinform reports.</text:p>
      <text:p text:style-name="P4">
"Already in the afternoon, this event is happening in Lviv region and the second year in a row <text:a xlink:type="simple" xlink:href="https://www.ukrinform.ua/tag-blagodijnist" text:style-name="Internet_20_link" text:visited-style-name="Visited_20_Internet_20_Link">
</text:a>
The purpose - their starting contributions financially help our defenders and defenders financially, " - the Ova said.</text:p>
      <text:p text:style-name="P4">
He added that more than half a thousand cyclists participated in the chaody, and also noted "the ideal organization and a high level of motivation of participants."</text:p>
      <text:p text:style-name="P4">
<draw:frame draw:style-name="fr1" draw:name="Image136" text:anchor-type="as-char" svg:width="6.9236in" svg:height="3.956343in" draw:z-index="0">
<draw:image xlink:href="../Images/yкринформ/2023-05-07T11-57-12-03-00/630_360_1683448450-3527.jpeg" xlink:type="simple" xlink:show="embed" xlink:actuate="onLoad" draw:mime-type="image/jpeg"/>
</draw:frame>
The All -Ukrainian Zelomaraphone "Lviv Hundred" started / Photo: Lviv Ova <text:a xlink:type="simple" xlink:href="https://static.ukrinform.com/photos/2023_05/1683448450-3527.jpeg" text:style-name="Internet_20_link" text:visited-style-name="Visited_20_Internet_20_Link">
<draw:frame draw:style-name="fr1" draw:name="Image137" text:anchor-type="as-char" svg:width="6.9236in" svg:height="3.956343in" draw:z-index="0">
<draw:image xlink:href="../Images/yкринформ/2023-05-07T11-57-12-03-00/630_360_1683448450-3527.jpeg" xlink:type="simple" xlink:show="embed" xlink:actuate="onLoad" draw:mime-type="image/jpeg"/>
</draw:frame>
</text:a>
 <text:a xlink:type="simple" xlink:href="https://static.ukrinform.com/photos/2023_05/1683448450-8789.jpeg" text:style-name="Internet_20_link" text:visited-style-name="Visited_20_Internet_20_Link">
<draw:frame draw:style-name="fr1" draw:name="Image138" text:anchor-type="as-char" svg:width="6.9236in" svg:height="3.956343in" draw:z-index="0">
<draw:image xlink:href="../Images/yкринформ/2023-05-07T11-57-12-03-00/630_360_1683448450-8789.jpeg" xlink:type="simple" xlink:show="embed" xlink:actuate="onLoad" draw:mime-type="image/jpeg"/>
</draw:frame>
</text:a>
 <text:a xlink:type="simple" xlink:href="https://static.ukrinform.com/photos/2023_05/1683448450-8220.jpeg" text:style-name="Internet_20_link" text:visited-style-name="Visited_20_Internet_20_Link">
<draw:frame draw:style-name="fr1" draw:name="Image139" text:anchor-type="as-char" svg:width="6.9236in" svg:height="3.956343in" draw:z-index="0">
<draw:image xlink:href="../Images/yкринформ/2023-05-07T11-57-12-03-00/630_360_1683448450-8220.jpeg" xlink:type="simple" xlink:show="embed" xlink:actuate="onLoad" draw:mime-type="image/jpeg"/>
</draw:frame>
</text:a>
 <text:a xlink:type="simple" xlink:href="https://static.ukrinform.com/photos/2023_05/1683448450-3759.jpeg" text:style-name="Internet_20_link" text:visited-style-name="Visited_20_Internet_20_Link">
<draw:frame draw:style-name="fr1" draw:name="Image140" text:anchor-type="as-char" svg:width="6.9236in" svg:height="3.956343in" draw:z-index="0">
<draw:image xlink:href="../Images/yкринформ/2023-05-07T11-57-12-03-00/630_360_1683448450-3759.jpeg" xlink:type="simple" xlink:show="embed" xlink:actuate="onLoad" draw:mime-type="image/jpeg"/>
</draw:frame>
</text:a>
 <text:a xlink:type="simple" xlink:href="https://static.ukrinform.com/photos/2023_05/1683448450-4676.jpeg" text:style-name="Internet_20_link" text:visited-style-name="Visited_20_Internet_20_Link">
<draw:frame draw:style-name="fr1" draw:name="Image141" text:anchor-type="as-char" svg:width="6.9236in" svg:height="3.956343in" draw:z-index="0">
<draw:image xlink:href="../Images/yкринформ/2023-05-07T11-57-12-03-00/630_360_1683448450-4676.jpeg" xlink:type="simple" xlink:show="embed" xlink:actuate="onLoad" draw:mime-type="image/jpeg"/>
</draw:frame>
</text:a>
 <text:a xlink:type="simple" xlink:href="https://static.ukrinform.com/photos/2023_05/1683448450-5522.jpeg" text:style-name="Internet_20_link" text:visited-style-name="Visited_20_Internet_20_Link">
<draw:frame draw:style-name="fr1" draw:name="Image142" text:anchor-type="as-char" svg:width="6.9236in" svg:height="3.956343in" draw:z-index="0">
<draw:image xlink:href="../Images/yкринформ/2023-05-07T11-57-12-03-00/630_360_1683448450-5522.jpeg" xlink:type="simple" xlink:show="embed" xlink:actuate="onLoad" draw:mime-type="image/jpeg"/>
</draw:frame>
</text:a>
 <text:a xlink:type="simple" xlink:href="https://static.ukrinform.com/photos/2023_05/1683448451-4087.jpeg" text:style-name="Internet_20_link" text:visited-style-name="Visited_20_Internet_20_Link">
<draw:frame draw:style-name="fr1" draw:name="Image143" text:anchor-type="as-char" svg:width="6.9236in" svg:height="3.956343in" draw:z-index="0">
<draw:image xlink:href="../Images/yкринформ/2023-05-07T11-57-12-03-00/630_360_1683448451-4087.jpeg" xlink:type="simple" xlink:show="embed" xlink:actuate="onLoad" draw:mime-type="image/jpeg"/>
</draw:frame>
</text:a>
 <text:a xlink:type="simple" xlink:href="https://static.ukrinform.com/photos/2023_05/1683448451-7698.jpeg" text:style-name="Internet_20_link" text:visited-style-name="Visited_20_Internet_20_Link">
<draw:frame draw:style-name="fr1" draw:name="Image144" text:anchor-type="as-char" svg:width="6.9236in" svg:height="3.956343in" draw:z-index="0">
<draw:image xlink:href="../Images/yкринформ/2023-05-07T11-57-12-03-00/630_360_1683448451-7698.jpeg" xlink:type="simple" xlink:show="embed" xlink:actuate="onLoad" draw:mime-type="image/jpeg"/>
</draw:frame>
</text:a>
 <text:a xlink:type="simple" xlink:href="https://static.ukrinform.com/photos/2023_05/1683448451-7825.jpeg" text:style-name="Internet_20_link" text:visited-style-name="Visited_20_Internet_20_Link">
<draw:frame draw:style-name="fr1" draw:name="Image145" text:anchor-type="as-char" svg:width="6.9236in" svg:height="3.956343in" draw:z-index="0">
<draw:image xlink:href="../Images/yкринформ/2023-05-07T11-57-12-03-00/630_360_1683448451-7825.jpeg" xlink:type="simple" xlink:show="embed" xlink:actuate="onLoad" draw:mime-type="image/jpeg"/>
</draw:frame>
</text:a>
 <text:a xlink:type="simple" xlink:href="https://static.ukrinform.com/photos/2023_05/1683448451-3006.jpeg" text:style-name="Internet_20_link" text:visited-style-name="Visited_20_Internet_20_Link">
<draw:frame draw:style-name="fr1" draw:name="Image146" text:anchor-type="as-char" svg:width="6.9236in" svg:height="3.956343in" draw:z-index="0">
<draw:image xlink:href="../Images/yкринформ/2023-05-07T11-57-12-03-00/630_360_1683448451-3006.jpeg" xlink:type="simple" xlink:show="embed" xlink:actuate="onLoad" draw:mime-type="image/jpeg"/>
</draw:frame>
</text:a>
At the same time, Kozitsky stressed that Lviv region is ready to take even such powerful ones as Giro D'Italia."If the proposal of the Foreign Ministry of Italy Antonio Tayanio to hold the first stage of Giro D'Ialia Giro D'Italia in Ukraine begins to begin with practical organizational steps, Lviv region claims these competitions," - said the head of the regional administration.</text:p>
      <text:p text:style-name="P4">
According to him, the department of youth and sports of the Lviv Ova in partnership with Federation is already working out possible routes.</text:p>
      <text:p text:style-name="P4">
"Lviv Sotka" - annual amateur competitions in the format of the bold marathon that pass around Lviv. Cyclists from different Ukrainians and various bicycles take part in the competitions: highways, mountain, urban, hybrids, singlspids, track, ligrads and more.</text:p>
      <text:p text:style-name="P4">
News Source: <text:a xlink:type="simple" xlink:href="https://www.ukrinform.ua/rubric-regions/3705886-startuvav-vseukrainskij-velomarafon-lvivska-sotka.html" text:style-name="Internet_20_link" text:visited-style-name="Visited_20_Internet_20_Link">
https://www.ukrinform.ua/rubric-regions/3705886-startuvav-vseukrainskij-velomarafon-lvivska-sotka.html</text:a>
</text:p>
      <!--NEWS-->
      <text:h text:style-name="P10" text:outline-level="1">
<text:span text:style-name="T4">
In Zaporozhye under the guise of "evacuation" invaders prepare provocations - Fedorov</text:span>
</text:h>
      <text:p text:style-name="P4">
Authors: Ukrinform (Person)</text:p>
      <text:p text:style-name="P4">
Publisher: Укринформ (Organization)</text:p>
      <text:p text:style-name="P4">
Published Time: 2023-05-07T12:12:00+03:00</text:p>
      <text:p text:style-name="P4">
Modified Time: 2023-05-07T12:12:00+03:00</text:p>
      <text:p text:style-name="P4">
Description: In the temporarily occupied territory of Zaporizhzhya region, where the invaders declared "evacuation", provocations are likely to be prepared. - Ukrinform.</text:p>
      <text:p text:style-name="P4">
Images: ["<text:a xlink:type="simple" xlink:href="https://static.ukrinform.com/photos/2022_07/thumb_files/630_360_1657453456-331.jpg" text:style-name="Internet_20_link" text:visited-style-name="Visited_20_Internet_20_Link">
630_360_16574...</text:a>
"]</text:p>
      <text:p text:style-name="P4">
Tags: ['Евакуація', 'Провокація', 'Федоров', 'Запоріжжя', 'Війна з росією', 'Єдині новини']</text:p>
      <text:p text:style-name="P4">
Type: Article</text:p>
      <!--METADATA-->
      <text:p text:style-name="P4">
<draw:frame draw:style-name="fr1" draw:name="Image147" text:anchor-type="as-char" svg:width="6.9236in" svg:height="3.956343in" draw:z-index="0">
<draw:image xlink:href="../Images/yкринформ/2023-05-07T12-12-00-03-00/630_360_1657453456-331.jpg" xlink:type="simple" xlink:show="embed" xlink:actuate="onLoad" draw:mime-type="image/jpeg"/>
</draw:frame>
At the time of the occupied territory of Zaporizhzhya region, where the invaders declared "evacuation", provocations are likely to be prepared.</text:p>
      <text:p text:style-name="P4">
This opinion was expressed by the mayor of Melitopol Ivan Fedorov in the Eviritolevahorphone "The One News", Ukrinform correspondent reports.</text:p>
      <text:p text:style-name="P4">
"There is a version that the occupiers are preparing for provocations. You can see it for example and tokmak, where they evacuate people massively. Every 20-30 minutes a bus or a bus column departs. For the most part, these buses go to Berdyansk, there are civilians, and the military is taken to <text:a xlink:type="simple" xlink:href="https://www.ukrinform.ua/tag-mariupol" text:style-name="Internet_20_link" text:visited-style-name="Visited_20_Internet_20_Link">
</text:a>
", - Fedorov said.</text:p>
      <text:p text:style-name="P4">
According to him, there are huge queues for bread in Tokmak, gasoline has ended at the majority. The stores do not bring goods, some of them are wearing. At the same time, hospitals are closed in the city, patients are "prescribed" early.</text:p>
      <text:p text:style-name="P4">
<text:span text:style-name="T4">
 Read also: </text:span>
 <text:a xlink:type="simple" xlink:href="https://www.ukrinform.ua/rubric-ato/3705809-zagarbniki-pid-vigladom-evakuacii-mozut-mobilizuvati-ziteliv-okupovanih-teritorij-cns.html" text:style-name="Internet_20_link" text:visited-style-name="Visited_20_Internet_20_Link">
<text:span text:style-name="T4">
 invaders </text:span>
 <text:span text:style-name="T4">
 under </text:span>
 <text:span text:style-name="T4">
 </text:span>
 <text:span text:style-name="T4">
 </text:span>
 <text:span text:style-name="T4">
 evacuation </text:span>
<text:span text:style-name="T4">
 can </text:span>
 <text:span text:style-name="T4">
 mobilize </text:span>
 <text:span text:style-name="T4">
 </text:span>
 inhabitants <text:span text:style-name="T4">
 </text:span>
 <text:span text:style-name="T4">
 occupied </text:span>
 <text:span text:style-name="T4">
 </text:span>
 <text:span text:style-name="T4">
 territories </text:span>
 <text:span text:style-name="T4">
 CNS </text:span>
</text:a>
In addition, the invaders warn that they turn off electricity and water in the event of anxiety.</text:p>
      <text:p text:style-name="P4">
The official is convinced that the invaders intend to cover up the population with a shield and to provoke.</text:p>
      <text:p text:style-name="P4">
As it was reported, Mayor of Energodar Dmitry Orlov stated that in the city <text:a xlink:type="simple" xlink:href="https://www.ukrinform.ua/rubric-regions/3705855-cerez-ogolosenu-zagarbnikami-evakuaciu-v-energodari-zakincilos-palne.html" text:style-name="Internet_20_link" text:visited-style-name="Visited_20_Internet_20_Link">
</text:a>
, prices have grown. The occupying authorities close their "management" and stop the work of stations.</text:p>
      <text:p text:style-name="P4">
Earlier, the invaders declared "evacuation" from 18 settlements of the temporarily seized territory of Zaporizhzhya region. According to the mayor of Ivan Fedorov, it is planned to "temporarily move" about 70 thousand years.</text:p>
      <text:p text:style-name="P4">
_ Photo: Getty Images _</text:p>
      <text:p text:style-name="P4">
News Source: <text:a xlink:type="simple" xlink:href="https://www.ukrinform.ua/rubric-regions/3705891-na-zaporizzi-pid-vigladom-evakuacii-zagarbniki-gotuut-provokacii-fedorov.html" text:style-name="Internet_20_link" text:visited-style-name="Visited_20_Internet_20_Link">
https://www.ukrinform.ua/rubric-regions/3705891-na-zaporizzi-pid-vigladom-evakuacii-zagarbniki-gotuut-provokacii-fedorov.html</text:a>
</text:p>
      <!--NEWS-->
      <text:h text:style-name="P10" text:outline-level="1">
<text:span text:style-name="T4">
Zelenskaya recalled the importance of maintaining the body's water balance</text:span>
</text:h>
      <text:p text:style-name="P4">
Authors: Ukrinform (Person)</text:p>
      <text:p text:style-name="P4">
Publisher: Укринформ (Organization)</text:p>
      <text:p text:style-name="P4">
Published Time: 2023-05-07T12:13:40+03:00</text:p>
      <text:p text:style-name="P4">
Modified Time: 2023-05-07T12:13:40+03:00</text:p>
      <text:p text:style-name="P4">
Description: The wife of the President of Ukraine Elena Zelenskaya reminded that even a small lack of water can deplete a person, so it is important to maintain the water balance of the body. - Ukrinform.</text:p>
      <text:p text:style-name="P4">
Images: ["<text:a xlink:type="simple" xlink:href="https://static.ukrinform.com/photos/2022_12/thumb_files/630_360_1670315976-379.jpeg" text:style-name="Internet_20_link" text:visited-style-name="Visited_20_Internet_20_Link">
630_360_16703...</text:a>
"]</text:p>
      <text:p text:style-name="P4">
Tags: ['Вода', 'Олена Зеленська']</text:p>
      <text:p text:style-name="P4">
Type: Article</text:p>
      <!--METADATA-->
      <text:p text:style-name="P4">
<draw:frame draw:style-name="fr1" draw:name="Image148" text:anchor-type="as-char" svg:width="6.9236in" svg:height="3.956343in" draw:z-index="0">
<draw:image xlink:href="../Images/yкринформ/2023-05-07T12-13-40-03-00/630_360_1670315976-379.jpeg" xlink:type="simple" xlink:show="embed" xlink:actuate="onLoad" draw:mime-type="image/jpeg"/>
</draw:frame>
The wife of the President of Ukraine Olena Zelenskaya reminded that even a small shortage can water the person, so it is important to maintain the water balance of the body.</text:p>
      <text:p text:style-name="P4">
As Ukrinform reports, the first lady wrote in <text:a xlink:type="simple" xlink:href="https://t.me/FirstLadyOfUkraine/3057" text:style-name="Internet_20_link" text:visited-style-name="Visited_20_Internet_20_Link">
</text:a>
“Maintaining the water balance is important. The body loses fluid rapidly, aznewater leads to headache, fever, and fleshing of consciousness. Even a small lack of water can be depleted, especially alarming and stressful situations, ”Zelenska said.</text:p>
      <text:p text:style-name="P4">
According to her, how much water you need to drink daily, how to understand that a person was drinking, as well as when and how to drink, you can find out from <text:a xlink:type="simple" xlink:href="https://znaimo.gov.ua/воднии-баланс-скільки-потрібно-пити-щодня-води" text:style-name="Internet_20_link" text:visited-style-name="Visited_20_Internet_20_Link">
</text:a>
.</text:p>
      <text:p text:style-name="P4">
“It turns out that there are no universal norms because our organisms are different. Enese recommendations for total water consumption from all products and liquids: it is 3.7 -liter for men and 2.7 liters for women. That is, if in your diet multi -promises, tea or other drinks, the consumption of pure water can be more about, ”the presidential wife said.</text:p>
      <text:p text:style-name="P4">
According to her, how important it is to maintain a water balance in the body, the chef and restaurateur also tells <text:a xlink:type="simple" xlink:href="https://www.youtube.com/watch" text:style-name="Internet_20_link" text:visited-style-name="Visited_20_Internet_20_Link">
</text:a>
For the UN Children's Fund(UNICEF).“Це відео буде корисне батькам, які хочуть привчити дітей до здорового питтязамість солодких напоїв із супермаркетів”, - зауважила Зеленська.</text:p>
      <text:p text:style-name="P4">
<text:span text:style-name="T4">
Читайте також:</text:span>
 <text:a xlink:type="simple" xlink:href="https://www.ukrinform.ua/rubric-society/3703336-psihologicna-dopomoga-v-ukraini-ta-za-kordonom-zelenska-opublikuvala-nomeri-garacih-linij.html" text:style-name="Internet_20_link" text:visited-style-name="Visited_20_Internet_20_Link">
 <text:span text:style-name="T4">
Зеленська</text:span>
 </text:a>
“Drink a glass of water every time you are thirst, and before each food. A little bit, teach your children to these simple rules, first and foremost. Because the water balance is an integral component of healthy eating, but and worry about yourself, ”the first lady emphasized.</text:p>
      <text:p text:style-name="P4">
As reported by Ukrinform, Zelenskaya said earlier that it should be eaten for <text:a xlink:type="simple" xlink:href="https://www.ukrinform.ua/rubric-society/3702471-zelenska-poradila-menu-dla-zdorovogo-snu.html" text:style-name="Internet_20_link" text:visited-style-name="Visited_20_Internet_20_Link">
</text:a>
</text:p>
      <text:p text:style-name="P4">
News Source: <text:a xlink:type="simple" xlink:href="https://www.ukrinform.ua/rubric-society/3705889-zelenska-nagadala-pro-vazlivist-pidtrimanna-vodnogo-balansu-organizmu.html" text:style-name="Internet_20_link" text:visited-style-name="Visited_20_Internet_20_Link">
https://www.ukrinform.ua/rubric-society/3705889-zelenska-nagadala-pro-vazlivist-pidtrimanna-vodnogo-balansu-organizmu.html</text:a>
</text:p>
      <!--NEWS-->
      <text:h text:style-name="P10" text:outline-level="1">
<text:span text:style-name="T4">
The enemy tries to storm the positions of the Armed Forces near Bigorivka, but is lost</text:span>
</text:h>
      <text:p text:style-name="P4">
Authors: Ukrinform (Person)</text:p>
      <text:p text:style-name="P4">
Publisher: Укринформ (Organization)</text:p>
      <text:p text:style-name="P4">
Published Time: 2023-05-07T12:25:00+03:00</text:p>
      <text:p text:style-name="P4">
Modified Time: 2023-05-07T12:25:00+03:00</text:p>
      <text:p text:style-name="P4">
Description: Russian troops are trying to storm Ukrainian positions near Bigorivka, but suffer significant losses. - Ukrinform.</text:p>
      <text:p text:style-name="P4">
Images: ["<text:a xlink:type="simple" xlink:href="https://static.ukrinform.com/photos/2022_11/thumb_files/630_360_1668703178-623.jpg" text:style-name="Internet_20_link" text:visited-style-name="Visited_20_Internet_20_Link">
630_360_16687...</text:a>
"]</text:p>
      <text:p text:style-name="P4">
Tags: ['Луганщина', 'Штурм', 'Війна з росією']</text:p>
      <text:p text:style-name="P4">
Type: Article</text:p>
      <!--METADATA-->
      <text:p text:style-name="P4">
<draw:frame draw:style-name="fr1" draw:name="Image149" text:anchor-type="as-char" svg:width="6.9236in" svg:height="3.956343in" draw:z-index="0">
<draw:image xlink:href="../Images/yкринформ/2023-05-07T12-25-00-03-00/630_360_1668703178-623.jpg" xlink:type="simple" xlink:show="embed" xlink:actuate="onLoad" draw:mime-type="image/jpeg"/>
</draw:frame>
The troops are storming Ukrainian positions near Bigorivka, but undergoing losses.</text:p>
      <text:p text:style-name="P4">
About it in <text:a xlink:type="simple" xlink:href="https://t.me/luganska_oda/9974" text:style-name="Internet_20_link" text:visited-style-name="Visited_20_Internet_20_Link">
</text:a>
The head of Lugansk Ovartem Lisogor reported, Ukrinform reports.</text:p>
      <text:p text:style-name="P4">
"The enemy will very actively storm Ukrainian positions near Bigorivka. But the enemy carries very significant losses by the stability of the military of the Armed Forces," - said.</text:p>
      <text:p text:style-name="P4">
Also, the head of the Lugansk Ova added that in the last day the invaders 103 times <text:a xlink:type="simple" xlink:href="https://www.ukrinform.ua/tag-obstril" text:style-name="Internet_20_link" text:visited-style-name="Visited_20_Internet_20_Link">
</text:a>
Our settlements. Fortunately, there are no dead and wounded among civilians.</text:p>
      <text:p text:style-name="P4">
<text:span text:style-name="T4">
 Read also: </text:span>
 <text:a xlink:type="simple" xlink:href="https://www.ukrinform.ua/rubric-regions/3705879-vijska-rf-za-dobu-obstrilali-devat-oblastej-ukraini-zvedenna-ova.html" text:style-name="Internet_20_link" text:visited-style-name="Visited_20_Internet_20_Link">
<text:span text:style-name="T4">
 Exacerbate </text:span>
</text:a>
Also, according to him, the Russians exert social pressure on people during the forced certification, and children from the Luhansk region are forced to leave for "rehabilitation" to the Russian Federation.</text:p>
      <text:p text:style-name="P4">
Earlier it was reported that from a number of occupied settlements of Luhansk region <text:a xlink:type="simple" xlink:href="https://www.ukrinform.ua/rubric-regions/3705847-na-lugansini-kolaboranti-obgovoruut-evakuaciu-ta-vivezenna-obladnanna.html" text:style-name="Internet_20_link" text:visited-style-name="Visited_20_Internet_20_Link">
</text:a>
Photo: era</text:p>
      <text:p text:style-name="P4">
News Source: <text:a xlink:type="simple" xlink:href="https://www.ukrinform.ua/rubric-ato/3705893-vorog-namagaetsa-sturmuvati-pozicii-zsu-poblizu-bilogorivki-ale-zaznae-vtrat.html" text:style-name="Internet_20_link" text:visited-style-name="Visited_20_Internet_20_Link">
https://www.ukrinform.ua/rubric-ato/3705893-vorog-namagaetsa-sturmuvati-pozicii-zsu-poblizu-bilogorivki-ale-zaznae-vtrat.html</text:a>
</text:p>
      <!--NEWS-->
      <text:h text:style-name="P10" text:outline-level="1">
<text:span text:style-name="T4">
Russia has no potential for a large -scale offensive - Budanov</text:span>
</text:h>
      <text:p text:style-name="P4">
Authors: Ukrinform (Person)</text:p>
      <text:p text:style-name="P4">
Publisher: Укринформ (Organization)</text:p>
      <text:p text:style-name="P4">
Published Time: 2023-05-07T12:30:00+03:00</text:p>
      <text:p text:style-name="P4">
Modified Time: 2023-05-07T12:30:00+03:00</text:p>
      <text:p text:style-name="P4">
Description: Russia has no potential for a large -scale offensive and tries to accumulate a certain stock of missiles to disrupt the Ukrainian counter -offensive. - Ukrinform.</text:p>
      <text:p text:style-name="P4">
Images: ["<text:a xlink:type="simple" xlink:href="https://static.ukrinform.com/photos/2023_05/thumb_files/630_360_1683451383-740.jpg" text:style-name="Internet_20_link" text:visited-style-name="Visited_20_Internet_20_Link">
630_360_16834...</text:a>
"]</text:p>
      <text:p text:style-name="P4">
Tags: ['Ракета', 'Буданов', 'Війна з росією', 'Контрнаступ']</text:p>
      <text:p text:style-name="P4">
Type: Article</text:p>
      <!--METADATA-->
      <text:p text:style-name="P4">
<draw:frame draw:style-name="fr1" draw:name="Image150" text:anchor-type="as-char" svg:width="6.9236in" svg:height="3.956343in" draw:z-index="0">
<draw:image xlink:href="../Images/yкринформ/2023-05-07T12-30-00-03-00/630_360_1683451383-740.jpg" xlink:type="simple" xlink:show="embed" xlink:actuate="onLoad" draw:mime-type="image/jpeg"/>
</draw:frame>
Russia has no potential for a large -scale offensive and tries to accumulate a certain rocket to disrupt the Ukrainian counter -offensive.</text:p>
      <text:p text:style-name="P4">
This was stated by the Head of Intelligence of the Ministry of Defense of Ukraine Major General Kirill Budanov in an interview with Yahoonews, reports Ukrinform with reference to <text:a xlink:type="simple" xlink:href="https://gur.gov.ua/content/ataku-na-kreml-rosiiany-pokazuvatymut-iak-peremohu.html" text:style-name="Internet_20_link" text:visited-style-name="Visited_20_Internet_20_Link">
</text:a>
.</text:p>
      <text:p text:style-name="P4">
"As of now, Russia has neither the military nor the economic, anpolitical potential for attempting to attempt a large-scale offensive anywhere in Ukraine," said the head of Ukrainian military intelligence.</text:p>
      <text:p text:style-name="P4">
At the same time, he said, the aggressor state is still capable of conducting serious operations, and this is a problem with which Ukraine will have to face.</text:p>
      <text:p text:style-name="P4">
Budanov also noted that the Russian Federation is trying to accumulate a certain stock of missiles, to abuse the Ukrainian counter -offensive.</text:p>
      <text:p text:style-name="P4">
"However, the truth is that the Russians have erected their missile reserves," said the Head of Military Intelligence.</text:p>
      <text:p text:style-name="P4">
<text:span text:style-name="T4">
 Read also: </text:span>
 <text:a xlink:type="simple" xlink:href="https://www.ukrinform.ua/rubric-ato/3703941-v-isw-poasnili-ritoriku-kremla-sodo-narosuvanna-virobnictva-raket-dla-udariv-po-ukraini.html" text:style-name="Internet_20_link" text:visited-style-name="Visited_20_Internet_20_Link">
<text:span text:style-name="T4">
 missile </text:span>
</text:a>
At the same time, Budanov recognized the effectiveness of the Russian Federation information space. In words, even an imaginary rocket attack on the Kremlin in the Russian Federation will be shown as a "victory", arguing that they were thus prevented by the largest Catastrophe in the history of mankind.</text:p>
      <text:p text:style-name="P4">
"It sounds like a joke, but the Russians perceive such nonsense," Major General Budanov explained.</text:p>
      <text:p text:style-name="P4">
As it was reported, Budanov declared that the only successes of the Russian Army Nafroron in Ukraine since December last year are the promotion in <text:a xlink:type="simple" xlink:href="https://www.ukrinform.ua/tag-soledar" text:style-name="Internet_20_link" text:visited-style-name="Visited_20_Internet_20_Link">
</text:a>
and hostilities in the city stripping of Bakhmut.</text:p>
      <text:p text:style-name="P4">
On May 3, the press service of the President of the Russian Federation declared an alleged reflection of attempting to strike aspects on the Kremlin. It is stated that the Kremlin regards this as "planned terrorist action and attempted Presidential President on the eve of Victory Day."</text:p>
      <text:p text:style-name="P4">
President Volodymyr Zelenskyy denied the involvement of Ukraine in the attack of the Nazremliv residence of the President of the Russian Federation.</text:p>
      <text:p text:style-name="P4">
_ Photo: yurii stefanyak/Global Images Ukraine Via Getty Images _</text:p>
      <text:p text:style-name="P4">
News Source: <text:a xlink:type="simple" xlink:href="https://www.ukrinform.ua/rubric-ato/3705894-rosia-ne-mae-zodnogo-potencialu-dla-masstabnogo-nastupu-budanov.html" text:style-name="Internet_20_link" text:visited-style-name="Visited_20_Internet_20_Link">
https://www.ukrinform.ua/rubric-ato/3705894-rosia-ne-mae-zodnogo-potencialu-dla-masstabnogo-nastupu-budanov.html</text:a>
</text:p>
      <!--NEWS-->
      <text:h text:style-name="P10" text:outline-level="1">
<text:span text:style-name="T4">
Defense forces in the Tavriysk direction per day destroyed more than the mouth of the invaders</text:span>
</text:h>
      <text:p text:style-name="P4">
Authors: Ukrinform (Person)</text:p>
      <text:p text:style-name="P4">
Publisher: Укринформ (Organization)</text:p>
      <text:p text:style-name="P4">
Published Time: 2023-05-07T12:48:40+03:00</text:p>
      <text:p text:style-name="P4">
Modified Time: 2023-05-07T12:48:40+03:00</text:p>
      <text:p text:style-name="P4">
Description: The forces of defense in the Tavriysk direction per day destroyed and damaged about 30 units of weapons and military equipment of the enemy and 2 ammunition depots, the losses of the invaders in the live power were more.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Окупація', 'ЗСУ', 'Війна з росією']</text:p>
      <text:p text:style-name="P4">
Type: Article</text:p>
      <!--METADATA-->
      <text:p text:style-name="P4">
<draw:frame draw:style-name="fr1" draw:name="Image151" text:anchor-type="as-char" svg:width="6.9236in" svg:height="3.956343in" draw:z-index="0">
<draw:image xlink:href="../Images/yкринформ/2023-05-07T12-48-40-03-00/630_360_1680422407-224.png" xlink:type="simple" xlink:show="embed" xlink:actuate="onLoad" draw:mime-type="image/png"/>
</draw:frame>
Forces of Tavriyskaya, about 30 units of weapons and military equipment of the enemy and 2 ammunition warehouses, losses in living power were destroyed and damaged.</text:p>
      <text:p text:style-name="P4">
This was reported by the commander of the operational-strategic group of Tavriya troops General Alexander Tarnavsky in <text:a xlink:type="simple" xlink:href="https://t.me/otarnavskiy/73" text:style-name="Internet_20_link" text:visited-style-name="Visited_20_Internet_20_Link">
</text:a>
, reports Ukrinform.</text:p>
      <text:p text:style-name="P4">
According to Tarnavsky, the invaders concentrate the main efforts on the preservative actions in the Avdi and Marinsky directions, actively examined operational-tactical and army aviation for the task of strikes of Ukrainian troops.</text:p>
      <text:p text:style-name="P4">
<text:span text:style-name="T4">
 Read also: </text:span>
 <text:a xlink:type="simple" xlink:href="https://www.ukrinform.ua/rubric-ato/3705878-rosijski-specsluzbi-na-9-travna-mozut-gotuvati-provokacii-rozvidka.html" text:style-name="Internet_20_link" text:visited-style-name="Visited_20_Internet_20_Link">
</text:a>
"Over the past day, the enemy has attacked our positions 17 times. It has not been successful. Using tanks, jet systems of volley fire and barrel, the enemy fired at the positions The commander said.</text:p>
      <text:p text:style-name="P4">
According to him, 403 defects were recorded in the Tavriya direction during the day.</text:p>
      <text:p text:style-name="P4">
"Units of missile troops and artillery of the Tavriysky Direction forces have completed 700 fire tasks. It is a counter -banking and a work on planned purposes identified before.</text:p>
      <text:p text:style-name="P4">
<text:span text:style-name="T4">
 Read also: </text:span>
 <text:a xlink:type="simple" xlink:href="https://www.ukrinform.ua/rubric-ato/3703227-na-avdiivskomu-ta-marinskomu-napramkah-vorog-vtrativ-bilse-roti-general-tarnavskij.html" text:style-name="Internet_20_link" text:visited-style-name="Visited_20_Internet_20_Link">
<text:span text:style-name="T4">
 Tarnavsk </text:span>
</text:a>
He also noted that 29 units of weapons of Tavi's equipment were destroyed and damaged. These are, in particular, 3 tanks, 2 BMPs, 3 BTROs, a self-wealthy mortar 2C4 "Tulip", a reactive system of BM-21 Grad BM-21, 2 units "SuperCam", UAV "Zala", UAV "Eleron", 2 UAV "Lancet-3" Taautomobiling equipment.</text:p>
      <text:p text:style-name="P4">
In addition, 2 ammunition depots of Russian invaders were destroyed.</text:p>
      <text:p text:style-name="P4">
As it was reported, the Defense Forces of Ukraine from February 24, 2022 to May 7, 2023 <text:a xlink:type="simple" xlink:href="https://www.ukrinform.ua/rubric-ato/3705818-zsu-znisili-vze-193-430-rosijskih-zagarbnikiv.html" text:style-name="Internet_20_link" text:visited-style-name="Visited_20_Internet_20_Link">
</text:a>
 .</text:p>
      <text:p text:style-name="P4">
News Source: <text:a xlink:type="simple" xlink:href="https://www.ukrinform.ua/rubric-ato/3705898-sili-oboroni-na-tavrijskomu-napramku-za-dobu-znisili-bils-ak-rotu-zagarbnikiv.html" text:style-name="Internet_20_link" text:visited-style-name="Visited_20_Internet_20_Link">
https://www.ukrinform.ua/rubric-ato/3705898-sili-oboroni-na-tavrijskomu-napramku-za-dobu-znisili-bils-ak-rotu-zagarbnikiv.html</text:a>
</text:p>
      <!--NEWS-->
      <text:h text:style-name="P10" text:outline-level="1">
<text:span text:style-name="T4">
Palma and Sporting today will determine the winner of the Futsal Champions League</text:span>
</text:h>
      <text:p text:style-name="P4">
Authors: Ukrinform (Person)</text:p>
      <text:p text:style-name="P4">
Publisher: Укринформ (Organization)</text:p>
      <text:p text:style-name="P4">
Published Time: 2023-05-07T12:53:39+03:00</text:p>
      <text:p text:style-name="P4">
Modified Time: 2023-05-07T12:53:39+03:00</text:p>
      <text:p text:style-name="P4">
Description: In Palma de Majorka (Spain) on Sunday, May 7, the Futsal League of the UEFA Champions League will take place. - Ukrinform.</text:p>
      <text:p text:style-name="P4">
Images: ["<text:a xlink:type="simple" xlink:href="https://static.ukrinform.com/photos/2023_05/thumb_files/630_360_1683453153-695.jpeg" text:style-name="Internet_20_link" text:visited-style-name="Visited_20_Internet_20_Link">
630_360_16834...</text:a>
"]</text:p>
      <text:p text:style-name="P4">
Tags: ['Ліга чемпіонів', 'футзал']</text:p>
      <text:p text:style-name="P4">
Type: Article</text:p>
      <!--METADATA-->
      <text:p text:style-name="P4">
<draw:frame draw:style-name="fr1" draw:name="Image152" text:anchor-type="as-char" svg:width="6.9236in" svg:height="3.956343in" draw:z-index="0">
<draw:image xlink:href="../Images/yкринформ/2023-05-07T12-53-39-03-00/630_360_1683453153-695.jpeg" xlink:type="simple" xlink:show="embed" xlink:actuate="onLoad" draw:mime-type="image/jpeg"/>
</draw:frame>
In Palma-De-Majorca(Spain)On Sunday, May 7, the UEFA Futsal Lizichampions will take place.</text:p>
      <text:p text:style-name="P4">
In the decisive match at Palma Arena at 21.00, the local Palma Taportugalsky Sporting will come together, Ukrinform reports.</text:p>
      <text:p text:style-name="P4">
The match for 3rd place at 18.00 will be held with the participation of the Portuguese "Benfika" of Tamefgian "Anderlecht".</text:p>
      <text:p text:style-name="P4">
<text:span text:style-name="T4">
 Read also: </text:span>
 <text:a xlink:type="simple" xlink:href="https://www.ukrinform.ua/rubric-sports/3698317-viznacilisa-evropejski-ucasniki-elitraundu-vidboru-cs2024-z-futzalu.html" text:style-name="Internet_20_link" text:visited-style-name="Visited_20_Internet_20_Link">
<text:span text:style-name="T4">
 Futsal </text:span>
</text:a>
It should be noted that in the semifinals of Palma beat Benfika(4:3), and "Sporting" defeated "Anderlecht"(7:1).</text:p>
      <text:p text:style-name="P4">
Фото: Getty Images/Global Images Ukraine.</text:p>
      <text:p text:style-name="P4">
News Source: <text:a xlink:type="simple" xlink:href="https://www.ukrinform.ua/rubric-sports/3705900-palma-ta-sporting-sogodni-viznacat-peremozca-ligi-cempioniv-z-futzalu.html" text:style-name="Internet_20_link" text:visited-style-name="Visited_20_Internet_20_Link">
https://www.ukrinform.ua/rubric-sports/3705900-palma-ta-sporting-sogodni-viznacat-peremozca-ligi-cempioniv-z-futzalu.html</text:a>
</text:p>
      <!--NEWS-->
      <text:h text:style-name="P10" text:outline-level="1">
<text:span text:style-name="T4">
Japan Prime Minister for the first time in 12 years visits South Korea</text:span>
</text:h>
      <text:p text:style-name="P4">
Authors: Ukrinform (Person)</text:p>
      <text:p text:style-name="P4">
Publisher: Укринформ (Organization)</text:p>
      <text:p text:style-name="P4">
Published Time: 2023-05-07T13:00:00+03:00</text:p>
      <text:p text:style-name="P4">
Modified Time: 2023-05-07T13:00:00+03:00</text:p>
      <text:p text:style-name="P4">
Description: Japan Prime Minister Kishid Fumio began a two-day visit to South Korea. - Ukrinform.</text:p>
      <text:p text:style-name="P4">
Images: ["<text:a xlink:type="simple" xlink:href="https://static.ukrinform.com/photos/2023_03/thumb_files/630_360_1679418240-3638.jpeg" text:style-name="Internet_20_link" text:visited-style-name="Visited_20_Internet_20_Link">
630_360_16794...</text:a>
"]</text:p>
      <text:p text:style-name="P4">
Tags: ['Японія', 'Корея', 'Переговори', 'Візит', 'Фуміо Кішіда']</text:p>
      <text:p text:style-name="P4">
Type: Article</text:p>
      <!--METADATA-->
      <text:p text:style-name="P4">
<draw:frame draw:style-name="fr1" draw:name="Image153" text:anchor-type="as-char" svg:width="6.9236in" svg:height="3.956343in" draw:z-index="0">
<draw:image xlink:href="../Images/yкринформ/2023-05-07T13-00-00-03-00/630_360_1679418240-3638.jpeg" xlink:type="simple" xlink:show="embed" xlink:actuate="onLoad" draw:mime-type="image/jpeg"/>
</draw:frame>
Japan Prime Minister Kishid Fumio began a two-day visit to South Korea.</text:p>
      <text:p text:style-name="P4">
About it reports <text:a xlink:type="simple" xlink:href="https://www3.nhk.or.jp/nhkworld/en/news/20230507_01/" text:style-name="Internet_20_link" text:visited-style-name="Visited_20_Internet_20_Link">
</text:a>
, reports Ukrinform.</text:p>
      <text:p text:style-name="P4">
As it is noted, for the first time in 12 years, Japan Prime Minister visits Korea with the highest level.</text:p>
      <text:p text:style-name="P4">
Presidential Office <text:a xlink:type="simple" xlink:href="https://www.ukrinform.ua/tag-korea" text:style-name="Internet_20_link" text:visited-style-name="Visited_20_Internet_20_Link">
</text:a>
Yun Jol Jola expects to provide a momentum for shuttle diplomacy, that is, to conduct interruptions with the participation of a mediator.</text:p>
      <text:p text:style-name="P4">
The leaders of the two countries are expected to agree on the expansion of bilateral security in the field of safety in order to solve problems such as North Korea nuclear tarekile programs.</text:p>
      <text:p text:style-name="P4">
<text:span text:style-name="T4">
 Read also: </text:span>
 <text:a xlink:type="simple" xlink:href="https://www.ukrinform.ua/rubric-economy/3703903-aponia-korea-kitaj-i-asean-posilat-regionalnu-sistemu-finansovoi-bezpeki.html" text:style-name="Internet_20_link" text:visited-style-name="Visited_20_Internet_20_Link">
<text:span text:style-name="T4">
 Japan </text:span>
</text:a>
In addition, the leaders will share information on the implementation of the plan of labor issue of wartime.</text:p>
      <text:p text:style-name="P4">
As reported by Ukrinform, <text:a xlink:type="simple" xlink:href="https://www.ukrinform.ua/rubric-world/3703583-aponia-i-pivdenna-korea-vidnovluut-finansovij-dialog.html" text:style-name="Internet_20_link" text:visited-style-name="Visited_20_Internet_20_Link">
</text:a>
The step towards the normalization of bilateral relations.</text:p>
      <text:p text:style-name="P4">
News Source: <text:a xlink:type="simple" xlink:href="https://www.ukrinform.ua/rubric-world/3705906-premer-aponii-vperse-za-12-rokiv-vidvidue-pivdennu-koreu.html" text:style-name="Internet_20_link" text:visited-style-name="Visited_20_Internet_20_Link">
https://www.ukrinform.ua/rubric-world/3705906-premer-aponii-vperse-za-12-rokiv-vidvidue-pivdennu-koreu.html</text:a>
</text:p>
      <!--NEWS-->
      <text:h text:style-name="P10" text:outline-level="1">
<text:span text:style-name="T4">
The shooting at the Texas shopping center killed nine people</text:span>
</text:h>
      <text:p text:style-name="P4">
Authors: Ukrinform (Person)</text:p>
      <text:p text:style-name="P4">
Publisher: Укринформ (Organization)</text:p>
      <text:p text:style-name="P4">
Published Time: 2023-05-07T13:06:00+03:00</text:p>
      <text:p text:style-name="P4">
Modified Time: 2023-05-07T13:06:00+03:00</text:p>
      <text:p text:style-name="P4">
Description: In the US state, Texas, as a result of shooting on Saturday at the Allen shopping center, killed 9 people, 7 more were injured. - Ukrinform.</text:p>
      <text:p text:style-name="P4">
Images: ["<text:a xlink:type="simple" xlink:href="https://static.ukrinform.com/photos/2023_05/thumb_files/630_360_1683453933-518.jpg" text:style-name="Internet_20_link" text:visited-style-name="Visited_20_Internet_20_Link">
630_360_16834...</text:a>
"]</text:p>
      <text:p text:style-name="P4">
Tags: ['США', 'Стрілянина у Техасі']</text:p>
      <text:p text:style-name="P4">
Type: Article</text:p>
      <!--METADATA-->
      <text:p text:style-name="P4">
<draw:frame draw:style-name="fr1" draw:name="Image154" text:anchor-type="as-char" svg:width="6.9236in" svg:height="3.948443in" draw:z-index="0">
<draw:image xlink:href="../Images/yкринформ/2023-05-07T13-06-00-03-00/630_360_1683453933-518.jpg" xlink:type="simple" xlink:show="embed" xlink:actuate="onLoad" draw:mime-type="image/jpeg"/>
</draw:frame>
Texas, the Vedican state, as a result of the shooting on Saturday, 9 people were killed and 7 were injured.</text:p>
      <text:p text:style-name="P4">
About it reports <text:a xlink:type="simple" xlink:href="https://apnews.com/article/shooting-outlet-mall-allen-texas-a5148bc28d78c69ba0c59967427a2f85" text:style-name="Internet_20_link" text:visited-style-name="Visited_20_Internet_20_Link">
</text:a>
, reports Ukrinform.</text:p>
      <text:p text:style-name="P4">
According to officials, seven people, including the shooter, were killed. Subsequently, two of the injured people died in the hospital.</text:p>
      <text:p text:style-name="P4">
The incident happened on Saturday. On a recording from a DVR of one of the car, as an armed man leaves the car and shoots people on the sidewalk.</text:p>
      <text:p text:style-name="P4">
More than 30 police cars blocked the entrance to the after -trading center.</text:p>
      <text:p text:style-name="P4">
The incident was informed by US President Joe Biden, stated in the whiteudo.</text:p>
      <text:p text:style-name="P4">
<text:span text:style-name="T4">
 Read also: </text:span>
 <text:a xlink:type="simple" xlink:href="https://www.ukrinform.ua/rubric-world/3705732-u-missisipi-stalasa-strilanina-na-vecirci-e-zagiblij-sonajmense-sestero-poraneni.html" text:style-name="Internet_20_link" text:visited-style-name="Visited_20_Internet_20_Link">
<text:span text:style-name="T4">
 Shoot </text:span>
</text:a>
As reported, calls about <text:a xlink:type="simple" xlink:href="https://www.ukrinform.ua/tag-strilanina" text:style-name="Internet_20_link" text:visited-style-name="Visited_20_Internet_20_Link">
</text:a>
Around 3:40 pm on Saturday from the Allen Premium Outlets shopping center.</text:p>
      <text:p text:style-name="P4">
Police <text:a xlink:type="simple" xlink:href="https://www.ukrinform.ua/rubric-world/3705791-u-tehasi-stalasa-strilanina-v-torgovelnomu-centri-e-vbiti-ta-poraneni.html" text:style-name="Internet_20_link" text:visited-style-name="Visited_20_Internet_20_Link">
</text:a>
among which to be. Sagittarius was liquidated.</text:p>
      <text:p text:style-name="P4">
News Source: <text:a xlink:type="simple" xlink:href="https://www.ukrinform.ua/rubric-world/3705903-unaslidok-strilanini-v-torgovelnomu-centri-tehasa-zaginuli-devatero-ludej.html" text:style-name="Internet_20_link" text:visited-style-name="Visited_20_Internet_20_Link">
https://www.ukrinform.ua/rubric-world/3705903-unaslidok-strilanini-v-torgovelnomu-centri-tehasa-zaginuli-devatero-ludej.html</text:a>
</text:p>
      <!--NEWS-->
      <text:h text:style-name="P10" text:outline-level="1">
<text:span text:style-name="T4">
Shelling reported in Kostiantynivka of Donetsk region</text:span>
</text:h>
      <text:p text:style-name="P4">
Authors: liveuamap (Language: en)</text:p>
      <text:p text:style-name="P4">
Time: 2023-05-07T13:14:20</text:p>
      <text:p text:style-name="P4">
Location: Kostyantynivka (Latitude:48.52286 Longtitude:37.71915)</text:p>
      <text:p text:style-name="P4">
Videos: []</text:p>
      <text:p text:style-name="P4">
Images: ["<text:a xlink:type="simple" xlink:href="https://liveuamap.com/pics/2023/05/07/22561142_0.jpg" text:style-name="Internet_20_link" text:visited-style-name="Visited_20_Internet_20_Link">
22561142_0.jpg</text:a>
", "<text:a xlink:type="simple" xlink:href="https://liveuamap.com/pics/2023/05/07/22561142_1.jpg" text:style-name="Internet_20_link" text:visited-style-name="Visited_20_Internet_20_Link">
22561142_1.jpg</text:a>
"]</text:p>
      <text:p text:style-name="P4">
Tags: []</text:p>
      <text:p text:style-name="P4">
Id: 22561142</text:p>
      <!--METADATA-->
      <text:p text:style-name="P4">
Shelling reported in Kostiantynivka of Donetsk region</text:p>
      <text:p text:style-name="P4">
<draw:frame draw:style-name="fr1" draw:name="Image155" text:anchor-type="as-char" svg:width="6.9236in" svg:height="9.231467in" draw:z-index="0">
<draw:image xlink:href="../Images/liveuamap/2023-05-07T13-14-20/22561142_0.jpg" xlink:type="simple" xlink:show="embed" xlink:actuate="onLoad" draw:mime-type="image/jpeg"/>
</draw:frame>
<draw:frame draw:style-name="fr1" draw:name="Image156" text:anchor-type="as-char" svg:width="6.9236in" svg:height="6.9236in" draw:z-index="0">
<draw:image xlink:href="../Images/liveuamap/2023-05-07T13-14-20/22561142_1.jpg" xlink:type="simple" xlink:show="embed" xlink:actuate="onLoad" draw:mime-type="image/jpeg"/>
</draw:frame>
News Collection Link: <text:a xlink:type="simple" xlink:href="https://liveuamap.com/en/2023/7-may-shelling-reported-in-kostiantynivka-of-donetsk-region" text:style-name="Internet_20_link" text:visited-style-name="Visited_20_Internet_20_Link">
https://liveuamap.com/en/2023/7-may-shelling-reported-in-kostiantynivka-of-donetsk-region</text:a>
</text:p>
      <text:p text:style-name="P4">
News Source: <text:a xlink:type="simple" xlink:href="https://t.me/Donbas_Operativniy/37951" text:style-name="Internet_20_link" text:visited-style-name="Visited_20_Internet_20_Link">
https://t.me/Donbas_Operativniy/37951</text:a>
</text:p>
      <!--NEWS-->
      <text:h text:style-name="P10" text:outline-level="1">
<text:span text:style-name="T4">
Prisoners of war and their families the state provides free support - coordination</text:span>
</text:h>
      <text:p text:style-name="P4">
Authors: Ukrinform (Person)</text:p>
      <text:p text:style-name="P4">
Publisher: Укринформ (Organization)</text:p>
      <text:p text:style-name="P4">
Published Time: 2023-05-07T13:18:18+03:00</text:p>
      <text:p text:style-name="P4">
Modified Time: 2023-05-07T13:18:18+03:00</text:p>
      <text:p text:style-name="P4">
Description: Ukraine provides free support to servicemen and their families in captivity related to captivity. - Ukrinform.</text:p>
      <text:p text:style-name="P4">
Images: ["<text:a xlink:type="simple" xlink:href="https://static.ukrinform.com/photos/2023_03/thumb_files/630_360_1680170436-658.jpg" text:style-name="Internet_20_link" text:visited-style-name="Visited_20_Internet_20_Link">
630_360_16801...</text:a>
"]</text:p>
      <text:p text:style-name="P4">
Tags: ['Списки полонених', 'Полонені', 'Війна з росією']</text:p>
      <text:p text:style-name="P4">
Type: Article</text:p>
      <!--METADATA-->
      <text:p text:style-name="P4">
<draw:frame draw:style-name="fr1" draw:name="Image157" text:anchor-type="as-char" svg:width="6.9236in" svg:height="3.956343in" draw:z-index="0">
<draw:image xlink:href="../Images/yкринформ/2023-05-07T13-18-18-03-00/630_360_1680170436-658.jpg" xlink:type="simple" xlink:show="embed" xlink:actuate="onLoad" draw:mime-type="image/jpeg"/>
</draw:frame>
Ukrainian has a free support for servicemen and their families in captivity related to captivity.</text:p>
      <text:p text:style-name="P4">
As Ukrinform reports, it reports in <text:a xlink:type="simple" xlink:href="https://t.me/Koord_shtab/1000" text:style-name="Internet_20_link" text:visited-style-name="Visited_20_Internet_20_Link">
</text:a>
Coordinating headquarters of inquiries for the treatment of prisoners of war.</text:p>
      <text:p text:style-name="P4">
"In order to provide comprehensive and fulfilling assistance to the families of prisoners and the missing persons, the coordination headquarters cooperates with a number of public organizations, lawyer associations and charitable foundations," the message is in the message.</text:p>
      <text:p text:style-name="P4">
<text:span text:style-name="T4">
 Read also: </text:span>
 <text:a xlink:type="simple" xlink:href="https://www.ukrinform.ua/rubric-ato/3705785-vijskovi-pisla-povernenna-z-polonu-mozut-prohoditi-likuvanna-ta-reabilitaciu-za-kordonom.html" text:style-name="Internet_20_link" text:visited-style-name="Visited_20_Internet_20_Link">
<text:span text:style-name="T4">
 Coordination </text:span>
</text:a>
It is also noted that the coordination provides consultations on legal and procedural questions related to the stay of defenders and defenders in captivity, as well as the state social obligations, which are guaranteed by the state in case of captivity.</text:p>
      <text:p text:style-name="P4">
The coordination stressed that all the services of the families of defenders and the defenders are free of charge.</text:p>
      <text:p text:style-name="P4">
<text:span text:style-name="T4">
 Read also: </text:span>
 <text:a xlink:type="simple" xlink:href="https://www.ukrinform.ua/rubric-ato/3704033-iz-polonu-vdaetsa-povertati-vijskovih-pro-akih-zovsim-ne-bulo-informacii-koordstab.html" text:style-name="Internet_20_link" text:visited-style-name="Visited_20_Internet_20_Link">
<text:span text:style-name="T4">
 Coordin </text:span>
</text:a>
As reported by Ukrinform, the Cabinet of Ministers made changes to the procedure for registration of persons on the stay of persons in places of freedom as a result of armed aggression in Ukraine or internment in neutral states.</text:p>
      <text:p text:style-name="P4">
News Source: <text:a xlink:type="simple" xlink:href="https://www.ukrinform.ua/rubric-society/3705908-vijskovopolonenim-ta-ihnim-rodinam-derzava-nadae-bezkostovnu-pidtrimku-koordstab.html" text:style-name="Internet_20_link" text:visited-style-name="Visited_20_Internet_20_Link">
https://www.ukrinform.ua/rubric-society/3705908-vijskovopolonenim-ta-ihnim-rodinam-derzava-nadae-bezkostovnu-pidtrimku-koordstab.html</text:a>
</text:p>
      <!--NEWS-->
      <text:h text:style-name="P10" text:outline-level="1">
<text:span text:style-name="T4">
In Russia a lot of strength want to physically eliminate Prigogine - Budanov</text:span>
</text:h>
      <text:p text:style-name="P4">
Authors: Ukrinform (Person)</text:p>
      <text:p text:style-name="P4">
Publisher: Укринформ (Organization)</text:p>
      <text:p text:style-name="P4">
Published Time: 2023-05-07T13:22:00+03:00</text:p>
      <text:p text:style-name="P4">
Modified Time: 2023-05-07T13:22:00+03:00</text:p>
      <text:p text:style-name="P4">
Description: The founder of Wagner PEC Yevgeny Prigogin uses huge losses of mercenaries in the war to keep his political campaign. - Ukrinform.</text:p>
      <text:p text:style-name="P4">
Images: ["<text:a xlink:type="simple" xlink:href="https://static.ukrinform.com/photos/2023_04/thumb_files/630_360_1682089495-883.jpg" text:style-name="Internet_20_link" text:visited-style-name="Visited_20_Internet_20_Link">
630_360_16820...</text:a>
"]</text:p>
      <text:p text:style-name="P4">
Tags: ['ПВК "Вагнера"', 'Пригожин', 'Буданов', 'Війна з росією']</text:p>
      <text:p text:style-name="P4">
Type: Article</text:p>
      <!--METADATA-->
      <text:p text:style-name="P4">
<draw:frame draw:style-name="fr1" draw:name="Image158" text:anchor-type="as-char" svg:width="6.9236in" svg:height="3.956343in" draw:z-index="0">
<draw:image xlink:href="../Images/yкринформ/2023-05-07T13-22-00-03-00/630_360_1682089495-883.jpg" xlink:type="simple" xlink:show="embed" xlink:actuate="onLoad" draw:mime-type="image/jpeg"/>
</draw:frame>
The founder of the Wagner PEC, Yevgeny Prigogin uses the huge losses of mercenaries in the warfare of their political campaign.</text:p>
      <text:p text:style-name="P4">
This was stated(https://gur.gov.ua/content/ataku-na-kreml-rosiiany-pokazuvatymut-iak-peremohu.html), reports Ukrinform with a submission to the GUR press service.</text:p>
      <text:p text:style-name="P4">
"Him(Prigozhina - Ed.)The political future is directly related to its physical survival, because in the Russian Federation there are too many forces that want to eliminate it. Obviously, it will try to defend themselves, because it is not even a question of exile or prison for him is a question of life and death, ”he said Budanov.</text:p>
      <text:p text:style-name="P4">
<text:span text:style-name="T4">
 Read also: </text:span>
 <text:a xlink:type="simple" xlink:href="https://www.ukrinform.ua/rubric-ato/3705894-rosia-ne-mae-zodnogo-potencialu-dla-masstabnogo-nastupu-budanov.html" text:style-name="Internet_20_link" text:visited-style-name="Visited_20_Internet_20_Link">
<text:span text:style-name="T4">
 Budanov </text:span>
</text:a>
Comparing the Russian mercenaries of the so -called PEC with the soldiers of a regular armyrf, the head of GUR noted that the "Wagnerivtsi" have much better training.</text:p>
      <text:p text:style-name="P4">
At the same time, Budanov refused to confirm or deny information of the pervasive involvement of the Ukrainian special services in the elimination of a number of Russian epologers of the war, at the same time, emphasizing that Ukraine will fight with Russian ashes until the full victory. "Everything I comment is that we are killing and killing Russians anywhere in the world before the full victory of Ukraine,"-said GUR Head.</text:p>
      <text:p text:style-name="P4">
<text:span text:style-name="T4">
 Read also: </text:span>
 <text:a xlink:type="simple" xlink:href="https://www.ukrinform.ua/rubric-ato/3705854-prigozin-i-kadirov-hocut-zvinuvatiti-armiu-rf-v-nevdacah-u-bahmuti-isw.html" text:style-name="Internet_20_link" text:visited-style-name="Visited_20_Internet_20_Link">
<text:span text:style-name="T4">
 Price </text:span>
</text:a>
It was reported that Budanov stated earlier that Russia seeks to take control of Russian paramiliced groups, and a new structure that the terrorist state tries to create will aim to put the so-called PVC supplies of the General Staff of the Russian Federation.</text:p>
      <text:p text:style-name="P4">
Photo: GUR Ministry of Defense</text:p>
      <text:p text:style-name="P4">
News Source: <text:a xlink:type="simple" xlink:href="https://www.ukrinform.ua/rubric-ato/3705907-u-rosii-bagato-sil-hocut-fizicno-usunuti-prigozina-budanov.html" text:style-name="Internet_20_link" text:visited-style-name="Visited_20_Internet_20_Link">
https://www.ukrinform.ua/rubric-ato/3705907-u-rosii-bagato-sil-hocut-fizicno-usunuti-prigozina-budanov.html</text:a>
</text:p>
      <!--NEWS-->
      <text:h text:style-name="P10" text:outline-level="1">
<text:span text:style-name="T4">
Real and Mani City in the Champions League will judge the arbitrators from Portugal and Italy</text:span>
</text:h>
      <text:p text:style-name="P4">
Authors: Ukrinform (Person)</text:p>
      <text:p text:style-name="P4">
Publisher: Укринформ (Organization)</text:p>
      <text:p text:style-name="P4">
Published Time: 2023-05-07T13:27:23+03:00</text:p>
      <text:p text:style-name="P4">
Modified Time: 2023-05-07T13:27:23+03:00</text:p>
      <text:p text:style-name="P4">
Description: The UEFA Champions League on Tuesday, May 9, will take place the first match of the 1/2 finals of the season 20122/23. - Ukrinform.</text:p>
      <text:p text:style-name="P4">
Images: ["<text:a xlink:type="simple" xlink:href="https://static.ukrinform.com/photos/2023_05/thumb_files/630_360_1683455085-181.jpg" text:style-name="Internet_20_link" text:visited-style-name="Visited_20_Internet_20_Link">
630_360_16834...</text:a>
"]</text:p>
      <text:p text:style-name="P4">
Tags: ['Футбол', 'Ліга чемпіонів', 'Реал Мадрид', 'Судді', 'Манчестер Сіті']</text:p>
      <text:p text:style-name="P4">
Type: Article</text:p>
      <!--METADATA-->
      <text:p text:style-name="P4">
<draw:frame draw:style-name="fr1" draw:name="Image159" text:anchor-type="as-char" svg:width="6.9236in" svg:height="3.956343in" draw:z-index="0">
<draw:image xlink:href="../Images/yкринформ/2023-05-07T13-27-23-03-00/630_360_1683455085-181.jpg" xlink:type="simple" xlink:show="embed" xlink:actuate="onLoad" draw:mime-type="image/jpeg"/>
</draw:frame>
The UEFA Lizichampions on Tuesday, May 9, will take place the first match of 1/2 of the Seszeson-2022/23.</text:p>
      <text:p text:style-name="P4">
The duel on Santiago Bernabeu in Madrid between the current winner of the title -shaped "Real Madrid" and the players of the English "Manchester City" will be served by a judge's brigade from Portugal and Italy, Ukrinform reports.</text:p>
      <text:p text:style-name="P4">
The chief arbiter of the Portuguese Arthur Diash will be assisted on the lines of Paulo Soaresh and Pedro Ribair. The fourth arbitrator of Daniele Orstota Video Master Massimiliano Irati is represented by the Italian Suddhiv Corps.</text:p>
      <text:p text:style-name="P4">
The match in response will take place on May 17 at the ARIHAD Arena in Manchester.</text:p>
      <text:p text:style-name="P4">
<text:span text:style-name="T4">
 Read also: </text:span>
 <text:a xlink:type="simple" xlink:href="https://www.ukrinform.ua/rubric-sports/3695383-uefa-zareestruvav-tri-zaavki-na-provedenna-evro2028-ta-evro2032.html" text:style-name="Internet_20_link" text:visited-style-name="Visited_20_Internet_20_Link">
</text:a>
We will remind, the other semi -final pair consists of Italian "Milan" and "Inter", which will be managed on 10 and May 16.</text:p>
      <text:p text:style-name="P4">
The UEFA Champions League final match will take place on June 10 at Ataturk Olympic Stadion in Istanbul(Turkey).</text:p>
      <text:p text:style-name="P4">
На фото: Артур Діаш (slbenfica.pt).</text:p>
      <text:p text:style-name="P4">
News Source: <text:a xlink:type="simple" xlink:href="https://www.ukrinform.ua/rubric-sports/3705910-real-ta-man-siti-u-lizi-cempioniv-rozsudat-arbitri-z-portugalii-ta-italii.html" text:style-name="Internet_20_link" text:visited-style-name="Visited_20_Internet_20_Link">
https://www.ukrinform.ua/rubric-sports/3705910-real-ta-man-siti-u-lizi-cempioniv-rozsudat-arbitri-z-portugalii-ta-italii.html</text:a>
</text:p>
      <!--NEWS-->
      <text:h text:style-name="P10" text:outline-level="1">
<text:span text:style-name="T4">
A grenade exploded in Kiev in the apartment</text:span>
</text:h>
      <text:p text:style-name="P4">
Authors: Ukrinform (Person)</text:p>
      <text:p text:style-name="P4">
Publisher: Укринформ (Organization)</text:p>
      <text:p text:style-name="P4">
Published Time: 2023-05-07T13:31:51+03:00</text:p>
      <text:p text:style-name="P4">
Modified Time: 2023-05-07T13:31:51+03:00</text:p>
      <text:p text:style-name="P4">
Description: In the Desnyanskiy district of Kiev, a grenade exploded in the apartment, the police detained a man for careless handling of ammunition. - Ukrinform.</text:p>
      <text:p text:style-name="P4">
Images: ["<text:a xlink:type="simple" xlink:href="https://static.ukrinform.com/photos/2015_11/thumb_files/630_360_1447688991-1854.jpg" text:style-name="Internet_20_link" text:visited-style-name="Visited_20_Internet_20_Link">
630_360_14476...</text:a>
"]</text:p>
      <text:p text:style-name="P4">
Tags: ['Граната', 'Вибух', 'Київ', 'Боєприпаси']</text:p>
      <text:p text:style-name="P4">
Type: Article</text:p>
      <!--METADATA-->
      <text:p text:style-name="P4">
<draw:frame draw:style-name="fr1" draw:name="Image160" text:anchor-type="as-char" svg:width="6.9236in" svg:height="3.956343in" draw:z-index="0">
<draw:image xlink:href="../Images/yкринформ/2023-05-07T13-31-51-03-00/630_360_1447688991-1854.jpg" xlink:type="simple" xlink:show="embed" xlink:actuate="onLoad" draw:mime-type="image/jpeg"/>
</draw:frame>
The Udesnyansky district of Kiev exploded in the apartment, a grenade, the police of the delayed man for careless handling of ammunition.</text:p>
      <text:p text:style-name="P4">
According to Ukrinform, the Kyiv police communication department reports in <text:a xlink:type="simple" xlink:href="https://www.facebook.com/UA.KyivPolice/posts/pfbid0J8ju7pDVebhbSjwiAB4oPA6jAx7SymaxAyXxZHEgxgujYRXfFwJgrJrhv9nTjHpul" text:style-name="Internet_20_link" text:visited-style-name="Visited_20_Internet_20_Link">
</text:a>
.</text:p>
      <text:p text:style-name="P4">
"Сьогодні до поліції Києва надійшла інформація, що у квартирі на вулиціЛісківській вибухнула <text:a xlink:type="simple" xlink:href="https://www.ukrinform.ua/tag-granata" text:style-name="Internet_20_link" text:visited-style-name="Visited_20_Internet_20_Link">
 </text:a>
. According to the above -mentioned, the operational duty was immediately directed by police outfits, an investigative group and doctors, " - the message reads.</text:p>
      <text:p text:style-name="P4">
According to preliminary information, the ammunition was detonated due to careless behavior. There were no victims as a result of this event. A man who was illegally retained by police detained.</text:p>
      <text:p text:style-name="P4">
<text:span text:style-name="T4">
 Read also: </text:span>
 <text:a xlink:type="simple" xlink:href="https://www.ukrinform.ua/rubric-regions/3704303-u-gostomeli-na-kiivsini-znajsli-bojovu-granatu.html" text:style-name="Internet_20_link" text:visited-style-name="Visited_20_Internet_20_Link">
<text:span text:style-name="T4">
 grenade </text:span>
</text:a>
The investigative department of the Desnyansk Police Department began criminal proceedings under Art. 263(illegal handling of weapons, fighting supplies)Criminal Code of Ukraine. The sanction of the article provides for imprisonment of a mood from three to seven years.</text:p>
      <text:p text:style-name="P4">
As reported by Ukrinform, in April, law enforcement officers detained treasures of the suspicion of the seller of grenades.</text:p>
      <text:p text:style-name="P4">
_ Photo illustrative _</text:p>
      <text:p text:style-name="P4">
News Source: <text:a xlink:type="simple" xlink:href="https://www.ukrinform.ua/rubric-kyiv/3705911-u-kievi-v-kvartiri-vibuhnula-granata.html" text:style-name="Internet_20_link" text:visited-style-name="Visited_20_Internet_20_Link">
https://www.ukrinform.ua/rubric-kyiv/3705911-u-kievi-v-kvartiri-vibuhnula-granata.html</text:a>
</text:p>
      <!--NEWS-->
      <text:h text:style-name="P10" text:outline-level="1">
<text:span text:style-name="T4">
In Ukraine, the book "Book on the Front" was launched</text:span>
</text:h>
      <text:p text:style-name="P4">
Authors: Ukrinform (Person)</text:p>
      <text:p text:style-name="P4">
Publisher: Укринформ (Organization)</text:p>
      <text:p text:style-name="P4">
Published Time: 2023-05-07T13:52:56+03:00</text:p>
      <text:p text:style-name="P4">
Modified Time: 2023-05-07T13:52:56+03:00</text:p>
      <text:p text:style-name="P4">
Description: Ukrainians can participate in the project of the Ministry of Culture and Information Policy of Ukraine "Book on the Front", to pass the book and support the moral spirit and the psychological state of the military. - Ukrinform.</text:p>
      <text:p text:style-name="P4">
Images: ["<text:a xlink:type="simple" xlink:href="https://static.ukrinform.com/photos/2023_05/thumb_files/630_360_1683456685-438.jpg" text:style-name="Internet_20_link" text:visited-style-name="Visited_20_Internet_20_Link">
630_360_16834...</text:a>
"]</text:p>
      <text:p text:style-name="P4">
Tags: ['Бібліотека', 'Українська книга', 'МКІП ']</text:p>
      <text:p text:style-name="P4">
Type: Article</text:p>
      <!--METADATA-->
      <text:p text:style-name="P4">
<draw:frame draw:style-name="fr1" draw:name="Image161" text:anchor-type="as-char" svg:width="6.9236in" svg:height="3.956343in" draw:z-index="0">
<draw:image xlink:href="../Images/yкринформ/2023-05-07T13-52-56-03-00/630_360_1683456685-438.jpg" xlink:type="simple" xlink:show="embed" xlink:actuate="onLoad" draw:mime-type="image/jpeg"/>
</draw:frame>
Ukrainians will take part in the project of the Ministry of Culture and Information Policy of Ukraine "Book on the Front", to pass the book and support the moral spirit of the tap psychological state of the military.</text:p>
      <text:p text:style-name="P4">
According to Ukrinform, the MKIP reports in <text:a xlink:type="simple" xlink:href="https://t.me/mkipu/5922" text:style-name="Internet_20_link" text:visited-style-name="Visited_20_Internet_20_Link">
</text:a>
.</text:p>
      <text:p text:style-name="P4">
“A photo of the Military Armed Forces of Ukraine, which reads Timothy's book, sniffed the Okopi in Donetsk region, apparently, saw the whole world. Today, Ukrainian defenders are smart, educated people who need to develop even during the time. In addition, reading at the front is perhaps the only way to relax from a busy day, ”the ministry noted.</text:p>
      <text:p text:style-name="P4">
<text:span text:style-name="T4">
 Read also: </text:span>
 <text:a xlink:type="simple" xlink:href="https://www.ukrinform.ua/rubric-culture/3693987-u-kievi-prezentuvali-proekt-knigi-na-front.html" text:style-name="Internet_20_link" text:visited-style-name="Visited_20_Internet_20_Link">
<text:span text:style-name="T4">
 Books </text:span>
 <text:span text:style-name="T4">
 FRONT </text:span>
</text:a>
MKIP together with the "cultural landing" to ensure this need launched a book "The Book on the Front", which will help to provide warriors in the zones(When they read personal appeals in signatures to the book of Talistiv), modernize and develop existing libraries in military units</text:p>
      <text:p text:style-name="P4">
To join the project and send a book to Ukrainian defenders, you need to visit one of the partner shops: "Family Leisure Club", KMBUKS, "My Book Shelf" or "Book Radiance", buy the desired book, sign, on the opportunity to add a postcard with wishes and wishes and Leave on a special shelf with the appropriate store.</text:p>
      <text:p text:style-name="P4">
The MKIP assured that "thanks to the logistics partner of the" Nova Poshta "of your book" on the front "is guaranteed to get the addressee".</text:p>
      <text:p text:style-name="P4">
As reported by Ukrinform, <text:a xlink:type="simple" xlink:href="https://www.ukrinform.ua/rubric-society/3701090-v-ukraini-zapuskaut-proekt-informacia-bez-bareriv-so-vin-peredbacae.html" text:style-name="Internet_20_link" text:visited-style-name="Visited_20_Internet_20_Link">
</text:a>
, which aims to provide access to socially significant information for all social groups.</text:p>
      <text:p text:style-name="P4">
Photo: FB Alexander Tkachenko</text:p>
      <text:p text:style-name="P4">
News Source: <text:a xlink:type="simple" xlink:href="https://www.ukrinform.ua/rubric-culture/3705915-v-ukraini-zapocatkuvali-proekt-kniga-na-front.html" text:style-name="Internet_20_link" text:visited-style-name="Visited_20_Internet_20_Link">
https://www.ukrinform.ua/rubric-culture/3705915-v-ukraini-zapocatkuvali-proekt-kniga-na-front.html</text:a>
</text:p>
      <!--NEWS-->
      <text:h text:style-name="P10" text:outline-level="1">
<text:span text:style-name="T4">
The invaders "evacuate" the population of the tot to cover up - Humeniuk</text:span>
</text:h>
      <text:p text:style-name="P4">
Authors: Ukrinform (Person)</text:p>
      <text:p text:style-name="P4">
Publisher: Укринформ (Organization)</text:p>
      <text:p text:style-name="P4">
Published Time: 2023-05-07T13:54:28+03:00</text:p>
      <text:p text:style-name="P4">
Modified Time: 2023-05-07T13:54:28+03:00</text:p>
      <text:p text:style-name="P4">
Description: The invaders under the pretext of "evacuation" export the population of temporarily occupied territories to the places where their military units are located to provide them with cover. - Ukrinform.</text:p>
      <text:p text:style-name="P4">
Images: ["<text:a xlink:type="simple" xlink:href="https://static.ukrinform.com/photos/2023_05/thumb_files/630_360_1683456712-688.jpg" text:style-name="Internet_20_link" text:visited-style-name="Visited_20_Internet_20_Link">
630_360_16834...</text:a>
"]</text:p>
      <text:p text:style-name="P4">
Tags: ['Евакуація', 'Війна з росією', 'Єдині новини', 'Наталія Гуменюк']</text:p>
      <text:p text:style-name="P4">
Type: Article</text:p>
      <!--METADATA-->
      <text:p text:style-name="P4">
<draw:frame draw:style-name="fr1" draw:name="Image162" text:anchor-type="as-char" svg:width="6.9236in" svg:height="3.956343in" draw:z-index="0">
<draw:image xlink:href="../Images/yкринформ/2023-05-07T13-54-28-03-00/630_360_1683456712-688.jpg" xlink:type="simple" xlink:show="embed" xlink:actuate="onLoad" draw:mime-type="image/jpeg"/>
</draw:frame>
The invaders under the pretext of "evacuation" export the population of temporarily occupied territories of the content where their military units are located in order to provide them with adhesion.</text:p>
      <text:p text:style-name="P4">
The head of the united coordination press center of Ukraine's defense forces Natalia Humeniuk said about it on the air of the Tele scale "Unified News", reports Ukrinform.</text:p>
      <text:p text:style-name="P4">
“We see imitation of concern for the local population every time the pervasive burns a little. We also saw this action on the right bank when they were assigned to move the local population. We see this and to left the shore <text:a xlink:type="simple" xlink:href="https://www.ukrinform.ua/tag-hersonsina" text:style-name="Internet_20_link" text:visited-style-name="Visited_20_Internet_20_Link">
</text:a>
Now, when we see that they, when they show pseudo -turning, try to evacuate people deeper - to where they are equipped with their defense borders and accordingly try to place there, in a new way to deploy units and cover themselves with local residents, ” - Razalagumeniuk.</text:p>
      <text:p text:style-name="P4">
According to her, the exported people fill those places where the enemy tries to unscrew their equipment and units.</text:p>
      <text:p text:style-name="P4">
<text:span text:style-name="T4">
 Read also: </text:span>
 <text:a xlink:type="simple" xlink:href="https://www.ukrinform.ua/rubric-regions/3705891-na-zaporizzi-pid-vigladom-evakuacii-zagarbniki-gotuut-provokacii-fedorov.html" text:style-name="Internet_20_link" text:visited-style-name="Visited_20_Internet_20_Link">
<text:span text:style-name="T4">
 Evak </text:span>
</text:a>
At the same time, Humeniuk noted that in the export of energy to Berdyansk, the invaders do not consider him the most protected place, but want to convince all others, allegedly "they transport the population in order to repair where there are safer places."</text:p>
      <text:p text:style-name="P4">
As it was reported, Russian invaders <text:a xlink:type="simple" xlink:href="https://www.ukrinform.ua/rubric-regions/3705811-zagarbniki-vivozat-z-energodara-ziteliv-u-napramku-berdanska-ta-primorska.html" text:style-name="Internet_20_link" text:visited-style-name="Visited_20_Internet_20_Link">
</text:a>
out of 18 settlements of the temporarily captured territory of Zaporozhye region. According to the mayor of Melitopol Ivan Fedorov, it is planned to "temporarily move" about 70 thousand inhabitants.</text:p>
      <text:p text:style-name="P4">
News Source: <text:a xlink:type="simple" xlink:href="https://www.ukrinform.ua/rubric-regions/3705917-zagarbniki-evakuuut-naselenna-tot-sob-prikrivatisa-nim-gumenuk.html" text:style-name="Internet_20_link" text:visited-style-name="Visited_20_Internet_20_Link">
https://www.ukrinform.ua/rubric-regions/3705917-zagarbniki-evakuuut-naselenna-tot-sob-prikrivatisa-nim-gumenuk.html</text:a>
</text:p>
      <!--NEWS-->
      <text:h text:style-name="P10" text:outline-level="1">
<text:span text:style-name="T4">
Chernihivska Oblast(19:55). Red Alert: aerial threat. Sirens sounding. Take cover now!</text:span>
</text:h>
      <text:p text:style-name="P4">
Authors: liveuamap (Language: en)</text:p>
      <text:p text:style-name="P4">
Time: 2023-05-07T13:56:00</text:p>
      <text:p text:style-name="P4">
Location: Chernihivska Oblast (Latitude:51.33449 Longtitude:31.99954)</text:p>
      <text:p text:style-name="P4">
Videos: []</text:p>
      <text:p text:style-name="P4">
Images: []</text:p>
      <text:p text:style-name="P4">
Tags: ["Europe", "Central and Eastern Europe"]</text:p>
      <text:p text:style-name="P4">
Id: 22561147</text:p>
      <!--METADATA-->
      <text:p text:style-name="P4">
Chernihiv region(19:55). Red Alert: aerial threat. Sirens sounding. Takecover now!</text:p>
      <text:p text:style-name="P4">
News Collection Link: <text:a xlink:type="simple" xlink:href="https://liveuamap.com/en/2023/07-may-chernihivska-oblast1955-red-alert-aerig" text:style-name="Internet_20_link" text:visited-style-name="Visited_20_Internet_20_Link">
https://liveuamap.com/en/2023/07-may-chernihivska-oblast1955-red-alert-aerig</text:a>
</text:p>
      <text:p text:style-name="P4">
News Source: <text:a xlink:type="simple" xlink:href="https://t.me/suspilnechernihiv/18357" text:style-name="Internet_20_link" text:visited-style-name="Visited_20_Internet_20_Link">
https://t.me/suspilnechernihiv/18357</text:a>
</text:p>
      <!--NEWS-->
      <text:h text:style-name="P10" text:outline-level="1">
<text:span text:style-name="T4">
Sumska Oblast(19:56). Red Alert: aerial threat. Sirens sounding. Take cover now!</text:span>
</text:h>
      <text:p text:style-name="P4">
Authors: liveuamap (Language: en)</text:p>
      <text:p text:style-name="P4">
Time: 2023-05-07T13:57:00</text:p>
      <text:p text:style-name="P4">
Location: Sumska Oblast (Latitude:51.0004 Longtitude:33.99919)</text:p>
      <text:p text:style-name="P4">
Videos: []</text:p>
      <text:p text:style-name="P4">
Images: []</text:p>
      <text:p text:style-name="P4">
Tags: ["Europe", "Central and Eastern Europe"]</text:p>
      <text:p text:style-name="P4">
Id: 22561148</text:p>
      <!--METADATA-->
      <text:p text:style-name="P4">
Sumy region(19:56). Red Alert: aerial threat. Sirens sounding. Take covernow!</text:p>
      <text:p text:style-name="P4">
News Collection Link: <text:a xlink:type="simple" xlink:href="https://liveuamap.com/en/2023/07-may-sumska-oblast1956-red-alert-aerial-thrg" text:style-name="Internet_20_link" text:visited-style-name="Visited_20_Internet_20_Link">
https://liveuamap.com/en/2023/07-may-sumska-oblast1956-red-alert-aerial-thrg</text:a>
</text:p>
      <text:p text:style-name="P4">
News Source: <text:a xlink:type="simple" xlink:href="https://t.me/air_alert_ua/44662" text:style-name="Internet_20_link" text:visited-style-name="Visited_20_Internet_20_Link">
https://t.me/air_alert_ua/44662</text:a>
</text:p>
      <!--NEWS-->
      <text:h text:style-name="P10" text:outline-level="1">
<text:span text:style-name="T4">
In Kiev, the reception of documents up to 5 classes will last until June 16</text:span>
</text:h>
      <text:p text:style-name="P4">
Authors: Ukrinform (Person)</text:p>
      <text:p text:style-name="P4">
Publisher: Укринформ (Organization)</text:p>
      <text:p text:style-name="P4">
Published Time: 2023-05-07T13:57:46+03:00</text:p>
      <text:p text:style-name="P4">
Modified Time: 2023-05-07T13:57:46+03:00</text:p>
      <text:p text:style-name="P4">
Description: In Kiev this year, the reception of documents to 5 classes of schools will last until June 16. - Ukrinform.</text:p>
      <text:p text:style-name="P4">
Images: ["<text:a xlink:type="simple" xlink:href="https://static.ukrinform.com/photos/2022_11/thumb_files/630_360_1668109830-293.jpeg" text:style-name="Internet_20_link" text:visited-style-name="Visited_20_Internet_20_Link">
630_360_16681...</text:a>
"]</text:p>
      <text:p text:style-name="P4">
Tags: ['Е-документи', 'Школа', 'Київ']</text:p>
      <text:p text:style-name="P4">
Type: Article</text:p>
      <!--METADATA-->
      <text:p text:style-name="P4">
<draw:frame draw:style-name="fr1" draw:name="Image163" text:anchor-type="as-char" svg:width="6.9236in" svg:height="3.956343in" draw:z-index="0">
<draw:image xlink:href="../Images/yкринформ/2023-05-07T13-57-46-03-00/630_360_1668109830-293.jpeg" xlink:type="simple" xlink:show="embed" xlink:actuate="onLoad" draw:mime-type="image/jpeg"/>
</draw:frame>
In Kiev, the year of documents to 5 classes of schools will last until June 16.</text:p>
      <text:p text:style-name="P4">
As Ukrinform reports, it reports <text:a xlink:type="simple" xlink:href="https://kyivcity.gov.ua/news/olena_fidanyan_priyom_do_5-kh_klasiv_trivatime_u_stolitsi_do_16_chervnya/" text:style-name="Internet_20_link" text:visited-style-name="Visited_20_Internet_20_Link">
</text:a>
.</text:p>
      <text:p text:style-name="P4">
За словами, директорки Департаменту освіти та науки КМДА Олени Фіданян, “у2022-2023 навчальному році уроки в закладах загальної середньої освіти Києватриватимуть до 16 червня. Це обумовлено подовженими зимовими канікулами таособливостями освітнього процесу в умовах воєнного стану. Саме тому закладамосвіти рекомендовано продовжити прийом документів до 5-х класів ще напівмісяця”.</text:p>
      <text:p text:style-name="P4">
<text:span text:style-name="T4">
Читайте також:</text:span>
 <text:a xlink:type="simple" xlink:href="https://www.ukrinform.ua/rubric-diaspora/3705115-ukrainski-skolari-z-riznih-krain-mozut-uzati-ucast-u-hirosimskomu-forumi-dla-molodi.html" text:style-name="Internet_20_link" text:visited-style-name="Visited_20_Internet_20_Link">
 <text:span text:style-name="T4">
школ</text:span>
 </text:a>
“We also suggested that you hold a competitive selection for 5 classes in one day-22 June. If the national multi -part -time is on this date, the competitive selection will be postponed to June 23. The competition for the newly created 5th grades can be carried out if the number of applications submitted exceeds the total number of free places in the relevant classes, ”Fidanyan emphasized.</text:p>
      <text:p text:style-name="P4">
She reminded that the heads of general secondary education institutions have to create a dangerous conditions for all participants in the educational process during the competition and when enrollment in students in 5th grades.</text:p>
      <text:p text:style-name="P4">
As reported by Ukrinform, the Ministry of Education and Science of Ukraine approved the organization and holding of a national muscle -subject test in 2023(Nmt). Тестування проходитиме у дві сесії: основна: 5червня – 23 червня; додаткова: 11–24 липня.</text:p>
      <text:p text:style-name="P4">
News Source: <text:a xlink:type="simple" xlink:href="https://www.ukrinform.ua/rubric-kyiv/3705919-u-kievi-prijom-dokumentiv-do-5h-klasiv-trivatime-do-16-cervna.html" text:style-name="Internet_20_link" text:visited-style-name="Visited_20_Internet_20_Link">
https://www.ukrinform.ua/rubric-kyiv/3705919-u-kievi-prijom-dokumentiv-do-5h-klasiv-trivatime-do-16-cervna.html</text:a>
</text:p>
      <!--NEWS-->
      <text:h text:style-name="P10" text:outline-level="1">
<text:span text:style-name="T4">
The community in the Kherson region received a mobile CNAP</text:span>
</text:h>
      <text:p text:style-name="P4">
Authors: Ukrinform (Person)</text:p>
      <text:p text:style-name="P4">
Publisher: Укринформ (Organization)</text:p>
      <text:p text:style-name="P4">
Published Time: 2023-05-07T14:00:33+03:00</text:p>
      <text:p text:style-name="P4">
Modified Time: 2023-05-07T14:00:33+03:00</text:p>
      <text:p text:style-name="P4">
Description: The Greater Alexander community in Kherson region received a mobile center for providing administrative services from partners. - Ukrinform.</text:p>
      <text:p text:style-name="P4">
Images: ["<text:a xlink:type="simple" xlink:href="https://static.ukrinform.com/photos/2023_05/thumb_files/630_360_1683457173-999.jpg" text:style-name="Internet_20_link" text:visited-style-name="Visited_20_Internet_20_Link">
630_360_16834...</text:a>
"]</text:p>
      <text:p text:style-name="P4">
Tags: ['Херсонщина', 'ЦНАП', 'допомога']</text:p>
      <text:p text:style-name="P4">
Type: Article</text:p>
      <!--METADATA-->
      <text:p text:style-name="P4">
<draw:frame draw:style-name="fr1" draw:name="Image164" text:anchor-type="as-char" svg:width="6.9236in" svg:height="3.956343in" draw:z-index="0">
<draw:image xlink:href="../Images/yкринформ/2023-05-07T14-00-33-03-00/630_360_1683457173-999.jpg" xlink:type="simple" xlink:show="embed" xlink:actuate="onLoad" draw:mime-type="image/jpeg"/>
</draw:frame>
The Greater Alexander community in the Kherson region received a mobile center for providing administrative services from partners.</text:p>
      <text:p text:style-name="P4">
This was reported in <text:a xlink:type="simple" xlink:href="https://t.me/khersonskaODA/5660" text:style-name="Internet_20_link" text:visited-style-name="Visited_20_Internet_20_Link">
</text:a>
Kherson Ova, reports Ukrinform.</text:p>
      <text:p text:style-name="P4">
"Now the residents of the community who cannot reach the CNAP on their own will have to get administrative services at home." - said in Ova.</text:p>
      <text:p text:style-name="P4">
<text:span text:style-name="T4">
 Read also: </text:span>
 <text:a xlink:type="simple" xlink:href="https://www.ukrinform.ua/rubric-kyiv/3704297-u-svatosinskomu-rajoni-zapracuvav-pidrozdil-cnapu.html" text:style-name="Internet_20_link" text:visited-style-name="Visited_20_Internet_20_Link">
<text:span text:style-name="T4">
 CNAP </text:span>
</text:a>
They specified that the assistance was provided by the Swedish-Ukrainian project Prostov “Supporting services in Ukraine”.</text:p>
      <text:p text:style-name="P4">
The mobile center includes a car and a mobile case with a laptop, a portable scanner, a laser printer, a 4G Wi-Fi-mstitizer.</text:p>
      <text:p text:style-name="P4">
The cost of machine and equipment is 963.2 thousand UAH.</text:p>
      <text:p text:style-name="P4">
<text:span text:style-name="T4">
 Read also: </text:span>
 <text:a xlink:type="simple" xlink:href="https://www.ukrinform.ua/rubric-regions/3682888-u-borodanci-vidkrili-novij-cnap.html" text:style-name="Internet_20_link" text:visited-style-name="Visited_20_Internet_20_Link">
<text:span text:style-name="T4">
 CNAP </text:span>
</text:a>
As it was reported, in March the Greater Alexandrovsk community received four complexes of equipment to restore the work of CNAP.</text:p>
      <text:p text:style-name="P4">
News Source: <text:a xlink:type="simple" xlink:href="https://www.ukrinform.ua/rubric-regions/3705920-gromada-na-hersonsini-otrimala-mobilnij-cnap.html" text:style-name="Internet_20_link" text:visited-style-name="Visited_20_Internet_20_Link">
https://www.ukrinform.ua/rubric-regions/3705920-gromada-na-hersonsini-otrimala-mobilnij-cnap.html</text:a>
</text:p>
      <!--NEWS-->
      <text:h text:style-name="P10" text:outline-level="1">
<text:span text:style-name="T4">
Donetsk Oblast(20:04). Red Alert: aerial threat. Sirens sounding. Take cover now!</text:span>
</text:h>
      <text:p text:style-name="P4">
Authors: liveuamap (Language: en)</text:p>
      <text:p text:style-name="P4">
Time: 2023-05-07T14:06:00</text:p>
      <text:p text:style-name="P4">
Location: Donetsk Oblast (Latitude:48.72719 Longtitude:37.579)</text:p>
      <text:p text:style-name="P4">
Videos: []</text:p>
      <text:p text:style-name="P4">
Images: []</text:p>
      <text:p text:style-name="P4">
Tags: ["Europe", "Central and Eastern Europe"]</text:p>
      <text:p text:style-name="P4">
Id: 22561149</text:p>
      <!--METADATA-->
      <text:p text:style-name="P4">
Donetsk Oblast(20:04). Red Alert: aerial threat. Sirens sounding. Take covernow!</text:p>
      <text:p text:style-name="P4">
News Collection Link: <text:a xlink:type="simple" xlink:href="https://liveuamap.com/en/2023/07-may-donetsk-oblast2004-red-alert-aerial-thg" text:style-name="Internet_20_link" text:visited-style-name="Visited_20_Internet_20_Link">
https://liveuamap.com/en/2023/07-may-donetsk-oblast2004-red-alert-aerial-thg</text:a>
</text:p>
      <text:p text:style-name="P4">
News Source: <text:a xlink:type="simple" xlink:href="https://t.me/air_alert_ua/44663" text:style-name="Internet_20_link" text:visited-style-name="Visited_20_Internet_20_Link">
https://t.me/air_alert_ua/44663</text:a>
</text:p>
      <!--NEWS-->
      <text:h text:style-name="P10" text:outline-level="1">
<text:span text:style-name="T4">
Syrsky awarded infantrymen who hold back the invaders on the front line</text:span>
</text:h>
      <text:p text:style-name="P4">
Authors: Ukrinform (Person)</text:p>
      <text:p text:style-name="P4">
Publisher: Укринформ (Organization)</text:p>
      <text:p text:style-name="P4">
Published Time: 2023-05-07T14:07:46+03:00</text:p>
      <text:p text:style-name="P4">
Modified Time: 2023-05-07T14:07:46+03:00</text:p>
      <text:p text:style-name="P4">
Description: The commander of the Eastern Group of Troops, Colonel-General Alexander Sirsky visited units and units that hold back Russian invaders at the forefront. - Ukrinform.</text:p>
      <text:p text:style-name="P4">
Images: ["<text:a xlink:type="simple" xlink:href="https://static.ukrinform.com/photos/2023_05/thumb_files/630_360_1683457576-2661.jpeg" text:style-name="Internet_20_link" text:visited-style-name="Visited_20_Internet_20_Link">
630_360_16834...</text:a>
", "<text:a xlink:type="simple" xlink:href="https://static.ukrinform.com/photos/2023_05/thumb_files/630_360_1683457576-5934.jpeg" text:style-name="Internet_20_link" text:visited-style-name="Visited_20_Internet_20_Link">
630_360_16834...</text:a>
", "<text:a xlink:type="simple" xlink:href="https://static.ukrinform.com/photos/2023_05/thumb_files/630_360_1683457576-1638.jpeg" text:style-name="Internet_20_link" text:visited-style-name="Visited_20_Internet_20_Link">
630_360_16834...</text:a>
", "<text:a xlink:type="simple" xlink:href="https://static.ukrinform.com/photos/2023_05/thumb_files/630_360_1683457576-8405.jpeg" text:style-name="Internet_20_link" text:visited-style-name="Visited_20_Internet_20_Link">
630_360_16834...</text:a>
", "<text:a xlink:type="simple" xlink:href="https://static.ukrinform.com/photos/2023_05/thumb_files/630_360_1683457576-2040.jpeg" text:style-name="Internet_20_link" text:visited-style-name="Visited_20_Internet_20_Link">
630_360_16834...</text:a>
", "<text:a xlink:type="simple" xlink:href="https://static.ukrinform.com/photos/2023_05/thumb_files/630_360_1683457576-3159.jpeg" text:style-name="Internet_20_link" text:visited-style-name="Visited_20_Internet_20_Link">
630_360_16834...</text:a>
", "<text:a xlink:type="simple" xlink:href="https://static.ukrinform.com/photos/2023_05/thumb_files/630_360_1683457577-9869.jpeg" text:style-name="Internet_20_link" text:visited-style-name="Visited_20_Internet_20_Link">
630_360_16834...</text:a>
", "<text:a xlink:type="simple" xlink:href="https://static.ukrinform.com/photos/2023_05/thumb_files/630_360_1683457577-7922.jpeg" text:style-name="Internet_20_link" text:visited-style-name="Visited_20_Internet_20_Link">
630_360_16834...</text:a>
"]</text:p>
      <text:p text:style-name="P4">
Tags: ['Нагорода', 'Сирський', 'Війна з росією']</text:p>
      <text:p text:style-name="P4">
Type: Article</text:p>
      <!--METADATA-->
      <text:p text:style-name="P4">
<draw:frame draw:style-name="fr1" draw:name="Image165" text:anchor-type="as-char" svg:width="6.9236in" svg:height="3.956343in" draw:z-index="0">
<draw:image xlink:href="../Images/yкринформ/2023-05-07T14-07-46-03-00/630_360_1683457576-2661.jpeg" xlink:type="simple" xlink:show="embed" xlink:actuate="onLoad" draw:mime-type="image/jpeg"/>
</draw:frame>
The commander of the Eastern Group of Troops, Colonel-General Alexander Syrsky, departed units and units that hold back Russian invaders of the previous country.</text:p>
      <text:p text:style-name="P4">
According to Ukrinform, the Land Forces of the Armed Forces of Ukraine are reported in <text:a xlink:type="simple" xlink:href="https://t.me/landforcesofukraine/8846" text:style-name="Internet_20_link" text:visited-style-name="Visited_20_Internet_20_Link">
</text:a>
.</text:p>
      <text:p text:style-name="P4">
The commander awarded the best infantrymen and congratulated the military personnel with a professional holiday.</text:p>
      <text:p text:style-name="P4">
<text:span text:style-name="T4">
 Read also: </text:span>
 <text:a xlink:type="simple" xlink:href="https://www.ukrinform.ua/rubric-ato/3705709-zelenskij-vruciv-nagorodi-voinampihotincam.html" text:style-name="Internet_20_link" text:visited-style-name="Visited_20_Internet_20_Link">
<text:span text:style-name="T4">
 infantry </text:span>
</text:a>
“Infantry is the basis of our army!Until our infantrymen take the position of the eighth, until they are considered employed, ”Sirsky said.</text:p>
      <text:p text:style-name="P4">
<draw:frame draw:style-name="fr1" draw:name="Image166" text:anchor-type="as-char" svg:width="6.9236in" svg:height="3.956343in" draw:z-index="0">
<draw:image xlink:href="../Images/yкринформ/2023-05-07T14-07-46-03-00/630_360_1683457576-5934.jpeg" xlink:type="simple" xlink:show="embed" xlink:actuate="onLoad" draw:mime-type="image/jpeg"/>
</draw:frame>
Syrsky awarded infantrymen who hold back the invaders on the front line / photo: Land troops <text:a xlink:type="simple" xlink:href="https://static.ukrinform.com/photos/2023_05/1683457576-5934.jpeg" text:style-name="Internet_20_link" text:visited-style-name="Visited_20_Internet_20_Link">
<draw:frame draw:style-name="fr1" draw:name="Image167" text:anchor-type="as-char" svg:width="6.9236in" svg:height="3.956343in" draw:z-index="0">
<draw:image xlink:href="../Images/yкринформ/2023-05-07T14-07-46-03-00/630_360_1683457576-5934.jpeg" xlink:type="simple" xlink:show="embed" xlink:actuate="onLoad" draw:mime-type="image/jpeg"/>
</draw:frame>
</text:a>
 <text:a xlink:type="simple" xlink:href="https://static.ukrinform.com/photos/2023_05/1683457576-1638.jpeg" text:style-name="Internet_20_link" text:visited-style-name="Visited_20_Internet_20_Link">
<draw:frame draw:style-name="fr1" draw:name="Image168" text:anchor-type="as-char" svg:width="6.9236in" svg:height="3.956343in" draw:z-index="0">
<draw:image xlink:href="../Images/yкринформ/2023-05-07T14-07-46-03-00/630_360_1683457576-1638.jpeg" xlink:type="simple" xlink:show="embed" xlink:actuate="onLoad" draw:mime-type="image/jpeg"/>
</draw:frame>
</text:a>
 <text:a xlink:type="simple" xlink:href="https://static.ukrinform.com/photos/2023_05/1683457576-8405.jpeg" text:style-name="Internet_20_link" text:visited-style-name="Visited_20_Internet_20_Link">
<draw:frame draw:style-name="fr1" draw:name="Image169" text:anchor-type="as-char" svg:width="6.9236in" svg:height="3.956343in" draw:z-index="0">
<draw:image xlink:href="../Images/yкринформ/2023-05-07T14-07-46-03-00/630_360_1683457576-8405.jpeg" xlink:type="simple" xlink:show="embed" xlink:actuate="onLoad" draw:mime-type="image/jpeg"/>
</draw:frame>
</text:a>
 <text:a xlink:type="simple" xlink:href="https://static.ukrinform.com/photos/2023_05/1683457576-2040.jpeg" text:style-name="Internet_20_link" text:visited-style-name="Visited_20_Internet_20_Link">
<draw:frame draw:style-name="fr1" draw:name="Image170" text:anchor-type="as-char" svg:width="6.9236in" svg:height="3.956343in" draw:z-index="0">
<draw:image xlink:href="../Images/yкринформ/2023-05-07T14-07-46-03-00/630_360_1683457576-2040.jpeg" xlink:type="simple" xlink:show="embed" xlink:actuate="onLoad" draw:mime-type="image/jpeg"/>
</draw:frame>
</text:a>
 <text:a xlink:type="simple" xlink:href="https://static.ukrinform.com/photos/2023_05/1683457576-2661.jpeg" text:style-name="Internet_20_link" text:visited-style-name="Visited_20_Internet_20_Link">
<draw:frame draw:style-name="fr1" draw:name="Image171" text:anchor-type="as-char" svg:width="6.9236in" svg:height="3.956343in" draw:z-index="0">
<draw:image xlink:href="../Images/yкринформ/2023-05-07T14-07-46-03-00/630_360_1683457576-2661.jpeg" xlink:type="simple" xlink:show="embed" xlink:actuate="onLoad" draw:mime-type="image/jpeg"/>
</draw:frame>
</text:a>
 <text:a xlink:type="simple" xlink:href="https://static.ukrinform.com/photos/2023_05/1683457576-3159.jpeg" text:style-name="Internet_20_link" text:visited-style-name="Visited_20_Internet_20_Link">
<draw:frame draw:style-name="fr1" draw:name="Image172" text:anchor-type="as-char" svg:width="6.9236in" svg:height="3.956343in" draw:z-index="0">
<draw:image xlink:href="../Images/yкринформ/2023-05-07T14-07-46-03-00/630_360_1683457576-3159.jpeg" xlink:type="simple" xlink:show="embed" xlink:actuate="onLoad" draw:mime-type="image/jpeg"/>
</draw:frame>
</text:a>
 <text:a xlink:type="simple" xlink:href="https://static.ukrinform.com/photos/2023_05/1683457577-9869.jpeg" text:style-name="Internet_20_link" text:visited-style-name="Visited_20_Internet_20_Link">
<draw:frame draw:style-name="fr1" draw:name="Image173" text:anchor-type="as-char" svg:width="6.9236in" svg:height="3.956343in" draw:z-index="0">
<draw:image xlink:href="../Images/yкринформ/2023-05-07T14-07-46-03-00/630_360_1683457577-9869.jpeg" xlink:type="simple" xlink:show="embed" xlink:actuate="onLoad" draw:mime-type="image/jpeg"/>
</draw:frame>
</text:a>
 <text:a xlink:type="simple" xlink:href="https://static.ukrinform.com/photos/2023_05/1683457577-7922.jpeg" text:style-name="Internet_20_link" text:visited-style-name="Visited_20_Internet_20_Link">
<draw:frame draw:style-name="fr1" draw:name="Image174" text:anchor-type="as-char" svg:width="6.9236in" svg:height="3.956343in" draw:z-index="0">
<draw:image xlink:href="../Images/yкринформ/2023-05-07T14-07-46-03-00/630_360_1683457577-7922.jpeg" xlink:type="simple" xlink:show="embed" xlink:actuate="onLoad" draw:mime-type="image/jpeg"/>
</draw:frame>
</text:a>
The commander talked to the servicemen, got acquainted with the problem issues of units and made recommendations on improving the defense capability of Ukrainian troops at the front.</text:p>
      <text:p text:style-name="P4">
<text:span text:style-name="T4">
 Read also: </text:span>
 <text:a xlink:type="simple" xlink:href="https://www.ukrinform.ua/rubric-ato/3705597-vdali-kontrnastupalni-operacii-stali-mozlivimi-zavdaki-profesionalizmu-pihoti-sirskij.html" text:style-name="Internet_20_link" text:visited-style-name="Visited_20_Internet_20_Link">
<text:span text:style-name="T4">
 infantry </text:span>
</text:a>
</text:p>
      <text:p text:style-name="P4">
News Source: <text:a xlink:type="simple" xlink:href="https://www.ukrinform.ua/rubric-ato/3705922-sirskij-nagorodiv-pihotinciv-aki-strimuut-zagarbnikiv-na-peredovij.html" text:style-name="Internet_20_link" text:visited-style-name="Visited_20_Internet_20_Link">
https://www.ukrinform.ua/rubric-ato/3705922-sirskij-nagorodiv-pihotinciv-aki-strimuut-zagarbnikiv-na-peredovij.html</text:a>
</text:p>
      <!--NEWS-->
      <text:h text:style-name="P10" text:outline-level="1">
<text:span text:style-name="T4">
Two hundred pink flamingos flew to Odesa region</text:span>
</text:h>
      <text:p text:style-name="P4">
Authors: Ukrinform (Person)</text:p>
      <text:p text:style-name="P4">
Publisher: Укринформ (Organization)</text:p>
      <text:p text:style-name="P4">
Published Time: 2023-05-07T14:08:56+03:00</text:p>
      <text:p text:style-name="P4">
Modified Time: 2023-05-07T14:08:56+03:00</text:p>
      <text:p text:style-name="P4">
Description: Two hundred pink flamingos flew to Odesa region to the Tuzlsky estuaries National Park. - Ukrinform.</text:p>
      <text:p text:style-name="P4">
Images: ["<text:a xlink:type="simple" xlink:href="https://static.ukrinform.com/photos/2023_05/thumb_files/630_360_1683457425-669.jpg" text:style-name="Internet_20_link" text:visited-style-name="Visited_20_Internet_20_Link">
630_360_16834...</text:a>
"]</text:p>
      <text:p text:style-name="P4">
Tags: ['Одещина', 'Національний парк', 'Птахи']</text:p>
      <text:p text:style-name="P4">
Type: Article</text:p>
      <!--METADATA-->
      <text:p text:style-name="P4">
<draw:frame draw:style-name="fr1" draw:name="Image175" text:anchor-type="as-char" svg:width="6.9236in" svg:height="3.956343in" draw:z-index="0">
<draw:image xlink:href="../Images/yкринформ/2023-05-07T14-08-56-03-00/630_360_1683457425-669.jpg" xlink:type="simple" xlink:show="embed" xlink:actuate="onLoad" draw:mime-type="image/jpeg"/>
</draw:frame>
Two hundred pink flamingos flew to the Tuzlsky Liman National Park Odessa Park.</text:p>
      <text:p text:style-name="P4">
This was reported by the National Park in <text:a xlink:type="simple" xlink:href="https://www.facebook.com/permalink.php" text:style-name="Internet_20_link" text:visited-style-name="Visited_20_Internet_20_Link">
</text:a>
, reports Ukrinform.</text:p>
      <text:p text:style-name="P4">
It is noted that since May 2 in the National Nature Park "Tuzlivsky" in the south of the Odessa region record the return of large flocks of pink flamining.</text:p>
      <text:p text:style-name="P4">
According to Doctor of Biological Sciences and a researcher of the National Natural Park "Tuzlsky estuaries" Ivan Rusev, there were 210 pink flaminos.</text:p>
      <text:p text:style-name="P4">
"They flew over the border of" Tuzlska Amazon. "They flew far over the alkaline of Chagan, but returned and circled again.(https://www.ukrinform.ua/tag-ptahi)- there were 216. On May 3, we saw their incredible flight over Liman Shagan and Praesip. 210 birds were accrued, "Rusev said.</text:p>
      <text:p text:style-name="P4">
According to him, the main food is now for pink flamingos - a abundant layer of butterflies.</text:p>
      <text:p text:style-name="P4">
<text:span text:style-name="T4">
 Read also: </text:span>
 <text:a xlink:type="simple" xlink:href="https://www.ukrinform.ua/rubric-regions/3688901-na-bukovini-vidnovluut-populaciu-fazaniv.html" text:style-name="Internet_20_link" text:visited-style-name="Visited_20_Internet_20_Link">
<text:span text:style-name="T4">
 Bukovina </text:span>
 <text:span text:style-name="T4">
 </text:span>
 restore <text:span text:style-name="T4">
 </text:span>
 population <text:span text:style-name="T4">
 </text:span>
 <text:span text:style-name="T4">
 pheasants </text:span>
</text:a>
"Often, they are already in the National Park and are kept closer to the protector near the sandy spill in the lowlands of estuaries of Aliba on the border with the estuary Yuvenalia Zaitsev. Last war, lakes were affected by water exchange. The birds are now holding the protected area, which is forbidden to take away, especially during the war, "Rusev wrote.</text:p>
      <text:p text:style-name="P4">
The National Park also noted that four dolphins were recently seen here, which were caught off the coast of fish.</text:p>
      <text:p text:style-name="P4">
Photo: Facebook/Oleg Vishnyakov</text:p>
      <text:p text:style-name="P4">
News Source: <text:a xlink:type="simple" xlink:href="https://www.ukrinform.ua/rubric-regions/3705924-na-odesinu-priletili-dvi-sotni-rozevih-flamingo.html" text:style-name="Internet_20_link" text:visited-style-name="Visited_20_Internet_20_Link">
https://www.ukrinform.ua/rubric-regions/3705924-na-odesinu-priletili-dvi-sotni-rozevih-flamingo.html</text:a>
</text:p>
      <!--NEWS-->
      <text:h text:style-name="P10" text:outline-level="1">
<text:span text:style-name="T4">
The taste fair with the participation of craft manufacturers is in Lviv in Lviv</text:span>
</text:h>
      <text:p text:style-name="P4">
Authors: Ukrinform (Person)</text:p>
      <text:p text:style-name="P4">
Publisher: Укринформ (Organization)</text:p>
      <text:p text:style-name="P4">
Published Time: 2023-05-07T14:17:00+03:00</text:p>
      <text:p text:style-name="P4">
Modified Time: 2023-05-07T14:17:00+03:00</text:p>
      <text:p text:style-name="P4">
Description: In the courtyard of the Lviv Palace of Arts there is a fair of craft producers from different regions of Ukraine. - Ukrinform.</text:p>
      <text:p text:style-name="P4">
Images: ["<text:a xlink:type="simple" xlink:href="https://static.ukrinform.com/photos/2023_05/thumb_files/630_360_1683458164-473.jpg" text:style-name="Internet_20_link" text:visited-style-name="Visited_20_Internet_20_Link">
630_360_16834...</text:a>
"]</text:p>
      <text:p text:style-name="P4">
Tags: ['Львівщина', 'Ярмарок', 'Козицький ']</text:p>
      <text:p text:style-name="P4">
Type: Article</text:p>
      <!--METADATA-->
      <text:p text:style-name="P4">
<draw:frame draw:style-name="fr1" draw:name="Image176" text:anchor-type="as-char" svg:width="6.9236in" svg:height="3.956343in" draw:z-index="0">
<draw:image xlink:href="../Images/yкринформ/2023-05-07T14-17-00-03-00/630_360_1683458164-473.jpg" xlink:type="simple" xlink:show="embed" xlink:actuate="onLoad" draw:mime-type="image/jpeg"/>
</draw:frame>
The crafts of the Kraft Manufacturers of Razizhnya Regions of Ukraine work on the attack of the Lviv Palace of Arts.</text:p>
      <text:p text:style-name="P4">
This was reported in <text:a xlink:type="simple" xlink:href="https://t.me/kozytskyy_maksym_official/8092" text:style-name="Internet_20_link" text:visited-style-name="Visited_20_Internet_20_Link">
</text:a>
Maxim Kozitsky, the head of the Lviv Ova, Ukrinform reports.</text:p>
      <text:p text:style-name="P4">
"Today, in the courtyard of the Lviv Palace of Arts, there is a good opportunity to taste organic products from more than 50 craft producers from Lviv region and other regions of Ukraine, including those who moved to us because of the full -scale," Kozitsky said.</text:p>
      <text:p text:style-name="P4">
<text:span text:style-name="T4">
 Read also: </text:span>
 <text:a xlink:type="simple" xlink:href="https://www.ukrinform.ua/rubric-regions/3699562-u-lvovi-prohodit-persij-v-ukraini-armarok-molodiznogo-pidpriemnictva-junior-expo-2023.html" text:style-name="Internet_20_link" text:visited-style-name="Visited_20_Internet_20_Link">
<text:span text:style-name="T4">
 fair </text:span>
</text:a>
According to him, the organic products presented at the Lviv Fair, is certified according to international standards. Manufacturers share the secretary-recepts and conduct master classes.</text:p>
      <text:p text:style-name="P4">
It presents teas, honey, juices, cheeses and other dairy products, pastels, cereals, oil, jams, meat products.</text:p>
      <text:p text:style-name="P4">
<text:span text:style-name="T4">
 Read also: </text:span>
 <text:a xlink:type="simple" xlink:href="https://www.ukrinform.ua/rubric-diaspora/3692372-u-dublini-vidbudetsa-velikodnij-ukrainskij-armarok.html" text:style-name="Internet_20_link" text:visited-style-name="Visited_20_Internet_20_Link">
<text:span text:style-name="T4">
 fair </text:span>
</text:a>
The fair is organized with the support of the Ministry of Agrarian Policy and Food, the Department of Agro -Industrial Development of Lviv OVA, Ecoterra NGO and partners from Switzerland.</text:p>
      <text:p text:style-name="P4">
News Source: <text:a xlink:type="simple" xlink:href="https://www.ukrinform.ua/rubric-regions/3705927-u-lvovi-prohodit-armarok-smaku-za-ucastu-kraftovih-virobnikiv.html" text:style-name="Internet_20_link" text:visited-style-name="Visited_20_Internet_20_Link">
https://www.ukrinform.ua/rubric-regions/3705927-u-lvovi-prohodit-armarok-smaku-za-ucastu-kraftovih-virobnikiv.html</text:a>
</text:p>
      <!--NEWS-->
      <text:h text:style-name="P10" text:outline-level="1">
<text:span text:style-name="T4">
Yermak met with Usadors United24 - spoke about the return of children stolen by Russia</text:span>
</text:h>
      <text:p text:style-name="P4">
Authors: Ukrinform (Person)</text:p>
      <text:p text:style-name="P4">
Publisher: Укринформ (Organization)</text:p>
      <text:p text:style-name="P4">
Published Time: 2023-05-07T14:24:00+03:00</text:p>
      <text:p text:style-name="P4">
Modified Time: 2023-05-07T14:24:00+03:00</text:p>
      <text:p text:style-name="P4">
Description: Presidential Head Andriy Yermak held a number of meetings with the ambassadors of the United24 Fandering Platform and discussed assistance in the return of Ukrainian children deported by Russia. - Ukrinform.</text:p>
      <text:p text:style-name="P4">
Images: ["<text:a xlink:type="simple" xlink:href="https://static.ukrinform.com/photos/2023_05/thumb_files/630_360_1683458374-533.jpeg" text:style-name="Internet_20_link" text:visited-style-name="Visited_20_Internet_20_Link">
630_360_16834...</text:a>
", "<text:a xlink:type="simple" xlink:href="https://static.ukrinform.com/photos/2023_05/1683458374-185.jpeg" text:style-name="Internet_20_link" text:visited-style-name="Visited_20_Internet_20_Link">
1683458374-18...</text:a>
", "<text:a xlink:type="simple" xlink:href="https://static.ukrinform.com/photos/2023_05/1683458374-719.jpeg" text:style-name="Internet_20_link" text:visited-style-name="Visited_20_Internet_20_Link">
1683458374-71...</text:a>
"]</text:p>
      <text:p text:style-name="P4">
Tags: ['Депортація', 'Діти', 'Викрадення людей', 'Єрмак', 'United24', 'Амбасадор']</text:p>
      <text:p text:style-name="P4">
Type: Article</text:p>
      <!--METADATA-->
      <text:p text:style-name="P4">
<draw:frame draw:style-name="fr1" draw:name="Image177" text:anchor-type="as-char" svg:width="6.9236in" svg:height="3.956343in" draw:z-index="0">
<draw:image xlink:href="../Images/yкринформ/2023-05-07T14-24-00-03-00/630_360_1683458374-533.jpeg" xlink:type="simple" xlink:show="embed" xlink:actuate="onLoad" draw:mime-type="image/jpeg"/>
</draw:frame>
Presidential Head Andriy Yermak held a number of meetings from the Ubasadoriampandering Platform United24 and discussed assistance in the return of Ukrainian children deported by Russia.</text:p>
      <text:p text:style-name="P4">
As Ukrinform reports, it reports <text:a xlink:type="simple" xlink:href="https://president.gov.ua/news/andrij-yermak-obgovoriv-z-ambasadorami-united24-vidomimi-akt-82753" text:style-name="Internet_20_link" text:visited-style-name="Visited_20_Internet_20_Link">
</text:a>
.</text:p>
      <text:p text:style-name="P4">
In particular, a meeting with French filmmaker Michel Azanavichus, an American actress from Ukraine Ivanna Sakhno and Canadian actress Katherin, American actor, director and producer Liev Schreber, as a British director-documentary Andre Singer.</text:p>
      <text:p text:style-name="P4">
OP head stated that in the issue of the return of Ukrainian children from Russia, as well as the burglary with the aggressor state on the battlefield, the crucial role is played by the world.</text:p>
      <text:p text:style-name="P4">
"The unity of the world community is as powerful weapons as Himars and Patriot. We continue to look for opportunities and tools by which to be able to convert our children deported by Russia from the occupied territories of Ukraine. Therefore, it is so important to tell the world about this problem to people in The Yamerica remembered that this terrible war continues and the least suffering from it, ”Yermak stressed.</text:p>
      <text:p text:style-name="P4">
<draw:frame draw:style-name="fr1" draw:name="Image178" text:anchor-type="as-char" svg:width="6.9236in" svg:height="4.604691in" draw:z-index="0">
<draw:image xlink:href="../Images/yкринформ/2023-05-07T14-24-00-03-00/1683458374-185.jpeg" xlink:type="simple" xlink:show="embed" xlink:actuate="onLoad" draw:mime-type="image/jpeg"/>
</draw:frame>
According to him, this problem has several aspects. The first category of children - those who have parents, from which the invaders were taken away and under the pretext of recovery were taken to the territory of Russia. The second category is minor citizens who have lost their parents but have a grandparents, aunt or uncle, but invaders do not return their children to their relatives, but are given to adoption by the Russian Federation. The most difficult third category is children, illegally exported from orphanages, located on the temporarily captured territories of Ukraine. They are most difficult to identify because the invaders often determine the documents of children, and during the adoption change the names of tanationality.</text:p>
      <text:p text:style-name="P4">
<text:span text:style-name="T4">
 Read also: </text:span>
 <text:a xlink:type="simple" xlink:href="https://www.ukrinform.ua/rubric-polytics/3705282-mzs-pro-deportaciu-ditej-zvit-obse-moze-buti-vikoristanij-dla-pritagnenna-rosii-do-vidpovidalnosti.html" text:style-name="Internet_20_link" text:visited-style-name="Visited_20_Internet_20_Link">
<text:span text:style-name="T4">
 children </text:span>
</text:a>
</text:p>
      <text:p text:style-name="P4">
“One of these effective steps can be the involvement of stars, which on different areas: at film festivals, at the prescription of musical and film award - will tell about the crimes that Russia commits against Ukrainian children, depriving it of their homeland, national identity, mother tongue, etc. The international community pressed on the Russian Federation and demanded that the little Ukrainians be returned, ”Yermak emphasized, adding that many well -known personalities have already had a good time to help.</text:p>
      <text:p text:style-name="P4">
For her part, Sakhno noted that she was well aware of the problem of deportation of Ukrainian <text:a xlink:type="simple" xlink:href="https://www.ukrinform.ua/tag-diti" text:style-name="Internet_20_link" text:visited-style-name="Visited_20_Internet_20_Link">
</text:a>
. She supported the idea that people at various public sites, including in the US Congress, highlighted this problem and attracted the attention of the American people.</text:p>
      <text:p text:style-name="P4">
As Vinnik said, if she was not able to study the Ukrainian language, the Ukrainian language in Canada, she would not know her roots and would not be in Ukraine today. "If you are counting on my help, then I'm 100% on your side," she assured.</text:p>
      <text:p text:style-name="P4">
<draw:frame draw:style-name="fr1" draw:name="Image179" text:anchor-type="as-char" svg:width="6.9236in" svg:height="4.604691in" draw:z-index="0">
<draw:image xlink:href="../Images/yкринформ/2023-05-07T14-24-00-03-00/1683458374-719.jpeg" xlink:type="simple" xlink:show="embed" xlink:actuate="onLoad" draw:mime-type="image/jpeg"/>
</draw:frame>
Yermak also emphasized the importance of spreading the truthful information of the proceedings in Ukraine in the world, as Russian propaganda continues to work, in particular the Global South Supports, which Ukraine is very much needed.</text:p>
      <text:p text:style-name="P4">
According to the head of the OP, it is possible to talk about Ukraine through the stories of ordinary Ukrainians, who during this full -scale war carried out a truly heroic. It is, in particular, the history of the defenders of Azovstal and the heroic Debbikivskaya, Kharkiv regions, other regions or the history of the gymnast, which has lost its leg, but continuing and preparing for the competition through Russian shelling.</text:p>
      <text:p text:style-name="P4">
<text:span text:style-name="T4">
 Read also: </text:span>
 <text:a xlink:type="simple" xlink:href="https://www.ukrinform.ua/rubric-ato/3704917-pisla-orderu-mks-dla-putina-rf-stala-obereznisou-u-pitanni-ukrainskih-ditej-ekspert-obse.html" text:style-name="Internet_20_link" text:visited-style-name="Visited_20_Internet_20_Link">
<text:span text:style-name="T4">
 children </text:span>
</text:a>
“Now everyone in the world know about Ukraine. And of course, people will be interested in more about our country, our history. Already, foreign director is such stories in Ukraine, and we are ready to promote in every possible way. In addition, we have talented directors, actors and great opportunities to build a movie industry here, when we will have a renewal, ”Yermak emphasized.As reported by Ukrinform, on May 5, President Volodymyr Zelenskyy <text:a xlink:type="simple" xlink:href="https://www.ukrinform.ua/rubric-society/3705369-zelenskij-zustrivsa-z-ambasadorami-united24.html" text:style-name="Internet_20_link" text:visited-style-name="Visited_20_Internet_20_Link">
</text:a>
With the ambassadors of the Fandering Platform United24Ta thanked them for uniting the world to help Ukraine.</text:p>
      <text:p text:style-name="P4">
News Source: <text:a xlink:type="simple" xlink:href="https://www.ukrinform.ua/rubric-society/3705930-ermak-obgovoriv-z-ambasadorami-united24-povernenna-vikradenih-rosieu-ditej.html" text:style-name="Internet_20_link" text:visited-style-name="Visited_20_Internet_20_Link">
https://www.ukrinform.ua/rubric-society/3705930-ermak-obgovoriv-z-ambasadorami-united24-povernenna-vikradenih-rosieu-ditej.html</text:a>
</text:p>
      <!--NEWS-->
      <text:h text:style-name="P10" text:outline-level="1">
<text:span text:style-name="T4">
The invaders expand tactics by testing Ukrainian air defense - Humeniuk</text:span>
</text:h>
      <text:p text:style-name="P4">
Authors: Ukrinform (Person)</text:p>
      <text:p text:style-name="P4">
Publisher: Укринформ (Organization)</text:p>
      <text:p text:style-name="P4">
Published Time: 2023-05-07T14:28:22+03:00</text:p>
      <text:p text:style-name="P4">
Modified Time: 2023-05-07T14:28:22+03:00</text:p>
      <text:p text:style-name="P4">
Description: Загарбники використовують різні тактики з метою виснаження української системи протиповітряної оборони. — Укрінформ.</text:p>
      <text:p text:style-name="P4">
Images: ["<text:a xlink:type="simple" xlink:href="https://static.ukrinform.com/photos/2022_07/thumb_files/630_360_1656933176-267.jpg" text:style-name="Internet_20_link" text:visited-style-name="Visited_20_Internet_20_Link">
630_360_16569...</text:a>
"]</text:p>
      <text:p text:style-name="P4">
Tags: ['Війна з росією', 'Повітряна тривога', 'ППО']</text:p>
      <text:p text:style-name="P4">
Type: Article</text:p>
      <!--METADATA-->
      <text:p text:style-name="P4">
<draw:frame draw:style-name="fr1" draw:name="Image180" text:anchor-type="as-char" svg:width="6.9236in" svg:height="3.956343in" draw:z-index="0">
<draw:image xlink:href="../Images/yкринформ/2023-05-07T14-28-22-03-00/630_360_1656933176-267.jpg" xlink:type="simple" xlink:show="embed" xlink:actuate="onLoad" draw:mime-type="image/jpeg"/>
</draw:frame>
The outruns use different tactics in order to deplete the Ukrainian system of re -empty defense.</text:p>
      <text:p text:style-name="P4">
This was announced on the broadcasting of the Unified News by the head of the United Coordination Press Center of Defense forces of Southern Ukraine Natalia Humeniuk, Ukrinform correspondent reports.</text:p>
      <text:p text:style-name="P4">
Answering questions about changing the tactics of the invaders, which is observed for the last weeks, including the activity of enemy aviation and associated with this more than air alarm, Humeniuk noted that it is also an element of psychological socialization on the population of Ukraine. After all, in addition to fire influence, <text:a xlink:type="simple" xlink:href="https://www.ukrinform.ua/tag-rosia" text:style-name="Internet_20_link" text:visited-style-name="Visited_20_Internet_20_Link">
</text:a>
He tries to achieve moral and psychological depletion of Ukrainians.</text:p>
      <text:p text:style-name="P4">
“The fact that they try to use different tactics - they test their air defense system, try to ... find a way to go around. And they also expand their tactics because they do not have the storage of the means they can act. That is, they use what they have eaten. High -precision weapons save a little, different ... use, so that they are tested and checked where the system of air defense is, ”the spokeswoman explained.</text:p>
      <text:p text:style-name="P4">
<text:span text:style-name="T4">
 Read also: </text:span>
 <text:a xlink:type="simple" xlink:href="https://www.ukrinform.ua/rubric-regions/3705917-zagarbniki-evakuuut-naselenna-tot-sob-prikrivatisa-nim-gumenuk.html" text:style-name="Internet_20_link" text:visited-style-name="Visited_20_Internet_20_Link">
</text:a>
As it was reported, the representative of the Main Directorate of Intelligence of the Ministry of Defense of Ukraine Andriy Yusov stated that Russia often chooses symbolic dates for provocations, so <text:a xlink:type="simple" xlink:href="https://www.ukrinform.ua/rubric-ato/3705878-rosijski-specsluzbi-na-9-travna-mozut-gotuvati-provokacii-rozvidka.html" text:style-name="Internet_20_link" text:visited-style-name="Visited_20_Internet_20_Link">
</text:a>
 .</text:p>
      <text:p text:style-name="P4">
News Source: <text:a xlink:type="simple" xlink:href="https://www.ukrinform.ua/rubric-ato/3705932-zagarbniki-rozsiruut-taktiku-viprobovuuci-ukrainsku-ppo-gumenuk.html" text:style-name="Internet_20_link" text:visited-style-name="Visited_20_Internet_20_Link">
https://www.ukrinform.ua/rubric-ato/3705932-zagarbniki-rozsiruut-taktiku-viprobovuuci-ukrainsku-ppo-gumenuk.html</text:a>
</text:p>
      <!--NEWS-->
      <text:h text:style-name="P10" text:outline-level="1">
<text:span text:style-name="T4">
76-meter asteroid approaches to the ground</text:span>
</text:h>
      <text:p text:style-name="P4">
Authors: Ukrinform (Person)</text:p>
      <text:p text:style-name="P4">
Publisher: Укринформ (Organization)</text:p>
      <text:p text:style-name="P4">
Published Time: 2023-05-07T14:46:00+03:00</text:p>
      <text:p text:style-name="P4">
Modified Time: 2023-05-07T14:46:00+03:00</text:p>
      <text:p text:style-name="P4">
Description: The US National Aeronautics and Space Research Office (NASA) reported that the 2023 HT4 asteroid will fly near Earth on Friday, May 12. - Ukrinform.</text:p>
      <text:p text:style-name="P4">
Images: ["<text:a xlink:type="simple" xlink:href="https://static.ukrinform.com/photos/2020_06/thumb_files/630_360_1591086046-320.jpg" text:style-name="Internet_20_link" text:visited-style-name="Visited_20_Internet_20_Link">
630_360_15910...</text:a>
"]</text:p>
      <text:p text:style-name="P4">
Tags: ['Астероїд', 'NASA', 'Земля']</text:p>
      <text:p text:style-name="P4">
Type: Article</text:p>
      <!--METADATA-->
      <text:p text:style-name="P4">
<draw:frame draw:style-name="fr1" draw:name="Image181" text:anchor-type="as-char" svg:width="6.9236in" svg:height="3.956343in" draw:z-index="0">
<draw:image xlink:href="../Images/yкринформ/2023-05-07T14-46-00-03-00/630_360_1591086046-320.jpg" xlink:type="simple" xlink:show="embed" xlink:actuate="onLoad" draw:mime-type="image/jpeg"/>
</draw:frame>
US National Aeronautics and Space Research(NASA)She reported that 2023HT4 asteroid will fly near Earth on Friday, May 12.</text:p>
      <text:p text:style-name="P4">
As Ukrinform reports, it reports <text:a xlink:type="simple" xlink:href="https://ssd.jpl.nasa.gov/tools/sbdb_lookup.html#/" text:style-name="Internet_20_link" text:visited-style-name="Visited_20_Internet_20_Link">
</text:a>
(JPL).</text:p>
      <text:p text:style-name="P4">
За даними NASA, довжина небесного об'єкта - близько 76 метрів.</text:p>
      <text:p text:style-name="P4">
Відстань від нього до Землі становитиме близько 6,08 млн км. Зазначається, щошвидкість руху астероїда дорівнює 32 184 км за годину.</text:p>
      <text:p text:style-name="P4">
Варто зауважити, що якщо астероїд наближається до Землі на відстань ближче за7,4 млн км, а його розмір більший за 150 м, то у <text:a xlink:type="simple" xlink:href="https://www.ukrinform.ua/tag-nasa" text:style-name="Internet_20_link" text:visited-style-name="Visited_20_Internet_20_Link">
</text:a>
It is considered a "potentially dangerous object". However, 2023 HT4 does not meet both criteria at the same time, so it is not weighing "potentially dangerous".</text:p>
      <text:p text:style-name="P4">
<text:span text:style-name="T4">
 Read also: </text:span>
 <text:a xlink:type="simple" xlink:href="https://www.ukrinform.ua/rubric-technology/3701292-kitaj-gotuetsa-provesti-v-kosmosi-eksperiment-zi-zmini-orbiti-asteroida.html" text:style-name="Internet_20_link" text:visited-style-name="Visited_20_Internet_20_Link">
<text:span text:style-name="T4">
 asteroid </text:span>
</text:a>
As reported by Ukrinform, the US National Administration for Aeronautics of Tadeste Language of Space(NASA)She reported that on Monday, on Monday, April 17, a hundred -meter asteroid 2023 GM flew.</text:p>
      <text:p text:style-name="P4">
News Source: <text:a xlink:type="simple" xlink:href="https://www.ukrinform.ua/rubric-technology/3705939-do-zemli-nablizaetsa-76metrovij-asteroid.html" text:style-name="Internet_20_link" text:visited-style-name="Visited_20_Internet_20_Link">
https://www.ukrinform.ua/rubric-technology/3705939-do-zemli-nablizaetsa-76metrovij-asteroid.html</text:a>
</text:p>
      <!--NEWS-->
      <text:h text:style-name="P10" text:outline-level="1">
<text:span text:style-name="T4">
UPL: Metalist beat Lviv, Chernomorets conceded to Dnipro-1</text:span>
</text:h>
      <text:p text:style-name="P4">
Authors: Ukrinform (Person)</text:p>
      <text:p text:style-name="P4">
Publisher: Укринформ (Organization)</text:p>
      <text:p text:style-name="P4">
Published Time: 2023-05-07T14:58:00+03:00</text:p>
      <text:p text:style-name="P4">
Modified Time: 2023-05-07T14:58:00+03:00</text:p>
      <text:p text:style-name="P4">
Description: In the Ukrainian Football Championship among the Premier League teams (UPL), the first duels of the next, 25th round ended. - Ukrinform.</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182" text:anchor-type="as-char" svg:width="6.9236in" svg:height="3.956343in" draw:z-index="0">
<draw:image xlink:href="../Images/yкринформ/2023-05-07T14-58-00-03-00/630_360_1569402287-491.jpg" xlink:type="simple" xlink:show="embed" xlink:actuate="onLoad" draw:mime-type="image/jpeg"/>
</draw:frame>
The Ukrainian Football School among the Premier League teams(UPL)The first rails of the next, 25th round ended.</text:p>
      <text:p text:style-name="P4">
In Uzhgorod, Kharkiv Metalist, thanks to Maxim Prydun's accurate blow, took the mountain over Lviv - 1: 0, Ukrinform reports.</text:p>
      <text:p text:style-name="P4">
In a parallel match in Odessa, the local Chernomorets lost Dnipro -1 -1: 2.</text:p>
      <text:p text:style-name="P4">
Alexander Nazarenko answered the goal of the Forward of the Seafarers of Daniel Alefirenko, who opened the score in the 53rd minute.(57)and Artem Dovbik(82). На63-й хвилині Довбик не реалізував пенальті.</text:p>
      <text:p text:style-name="P4">
Третій недільний матч за участю «Олександрії» та донецького «Шахтаря»розпочався о 15.00.</text:p>
      <text:p text:style-name="P4">
Програму туру в понеділок, 8 травня, завершать поєдинки криворізького«Кривбаса» з київським «Динамо» (13.00), Transcarpathian "Minai" with Poltava "Vorskla"(14.00), Lviv "Rukh" with "Ingulets" from Petrov(15.00), Rivne "Heather" with Kovalivsky "Kolos"(15.00), Luhansk "Dawn" by the Zharkivsky "Metalist 1925"(17.00).</text:p>
      <text:p text:style-name="P4">
<text:span text:style-name="T4">
Читайте також:</text:span>
 <text:a xlink:type="simple" xlink:href="https://www.ukrinform.ua/rubric-sports/3705432-futbolisti-zvagela-vijsli-na-druge-misce-u-drugij-lizi-pfl.html" text:style-name="Internet_20_link" text:visited-style-name="Visited_20_Internet_20_Link">
 <text:span text:style-name="T4">
Футбол</text:span>
 </text:a>
Shakhtar leads in the UPL standings, who has 59 points(After 24 games)then - Dnipro -1 - 57(24), Zorya - 52(24), «Dynamo» - 47(24), Alexandria - 37(23), Kryvbass - 32(24), Vorskla - 30(24), "Colossus" -30(24)...</text:p>
      <text:p text:style-name="P4">
News Source: <text:a xlink:type="simple" xlink:href="https://www.ukrinform.ua/rubric-sports/3705942-upl-metalist-obigrav-lviv-cornomorec-postupivsa-dnipru1.html" text:style-name="Internet_20_link" text:visited-style-name="Visited_20_Internet_20_Link">
https://www.ukrinform.ua/rubric-sports/3705942-upl-metalist-obigrav-lviv-cornomorec-postupivsa-dnipru1.html</text:a>
</text:p>
      <!--NEWS-->
      <text:h text:style-name="P10" text:outline-level="1">
<text:span text:style-name="T4">
Slovak Prime Minister submitted a resignation request</text:span>
</text:h>
      <text:p text:style-name="P4">
Authors: Ukrinform (Person)</text:p>
      <text:p text:style-name="P4">
Publisher: Укринформ (Organization)</text:p>
      <text:p text:style-name="P4">
Published Time: 2023-05-07T14:58:51+03:00</text:p>
      <text:p text:style-name="P4">
Modified Time: 2023-05-07T14:58:51+03:00</text:p>
      <text:p text:style-name="P4">
Description: Slovak Prime Minister Edward Heger appealed to President Zuzana Chapotova to resign. - Ukrinform.</text:p>
      <text:p text:style-name="P4">
Images: ["<text:a xlink:type="simple" xlink:href="https://static.ukrinform.com/photos/2023_05/thumb_files/630_360_1683460541-783.jpg" text:style-name="Internet_20_link" text:visited-style-name="Visited_20_Internet_20_Link">
630_360_16834...</text:a>
"]</text:p>
      <text:p text:style-name="P4">
Tags: ['Уряд', 'Відставка', 'Словаччина']</text:p>
      <text:p text:style-name="P4">
Type: Article</text:p>
      <!--METADATA-->
      <text:p text:style-name="P4">
<draw:frame draw:style-name="fr1" draw:name="Image183" text:anchor-type="as-char" svg:width="6.9236in" svg:height="3.951625in" draw:z-index="0">
<draw:image xlink:href="../Images/yкринформ/2023-05-07T14-58-51-03-00/630_360_1683460541-783.jpg" xlink:type="simple" xlink:show="embed" xlink:actuate="onLoad" draw:mime-type="image/jpeg"/>
</draw:frame>
Slovak Prime Minister Edward Heger appealed to President Zuzana Chaputova to resign.</text:p>
      <text:p text:style-name="P4">
About it reports <text:a xlink:type="simple" xlink:href="https://www.reuters.com/world/europe/slovakia-prime-minister-quits-2023-05-07/" text:style-name="Internet_20_link" text:visited-style-name="Visited_20_Internet_20_Link">
</text:a>
, reports Ukrinform.</text:p>
      <text:p text:style-name="P4">
"I decided to ask the President to deprive me of powers and leave the presidential space in order to try with the government of technocrat in stability and peace <text:a xlink:type="simple" xlink:href="https://www.ukrinform.ua/tag-slovaccina" text:style-name="Internet_20_link" text:visited-style-name="Visited_20_Internet_20_Link">
</text:a>
Before the democratic parliamentary elections, ”Heger said.</text:p>
      <text:p text:style-name="P4">
In the afternoon, he should meet with President Chaputova, who has to appoint a new temporary prime minister.</text:p>
      <text:p text:style-name="P4">
The ruling coalition lost the majority in September last year, when the Wedding Party "Freedom and Solidarity" was made(SaS).</text:p>
      <text:p text:style-name="P4">
Цього тижня у Словаччині подали у відставку відразу два міністри - сільськогогосподарства та закордонних справ.</text:p>
      <text:p text:style-name="P4">
<text:span text:style-name="T4">
Читайте також:</text:span>
 <text:a xlink:type="simple" xlink:href="https://www.ukrinform.ua/rubric-polytics/3702129-slovaccina-gotova-dopomogti-ukraini-aknajsvidse-dosagti-kriteriiv-clenstva-v-es-caputova.html" text:style-name="Internet_20_link" text:visited-style-name="Visited_20_Internet_20_Link">
 <text:span text:style-name="T4">
Словачч</text:span>
 </text:a>
As reported by Ukrinform, Slovakia President Zuzan Chapotov admits that after early parliamentary elections in the country may be possible some changes in attention with Ukraine.</text:p>
      <text:p text:style-name="P4">
In December 2022, the Slovak Parliament voted in favor of the mistrust of the right -by -centered government. President Zuzan Chapotova asked Hegeras to be a position with limited powers before the new elections.</text:p>
      <text:p text:style-name="P4">
Early parliamentary elections in Slovakia will take place on September 30, 2023.</text:p>
      <text:p text:style-name="P4">
<text:span text:style-name="T5">
Foto: BBC</text:span>
</text:p>
      <text:p text:style-name="P4">
News Source: <text:a xlink:type="simple" xlink:href="https://www.ukrinform.ua/rubric-world/3705943-premer-slovaccini-podav-prohanna-pro-vidstavku.html" text:style-name="Internet_20_link" text:visited-style-name="Visited_20_Internet_20_Link">
https://www.ukrinform.ua/rubric-world/3705943-premer-slovaccini-podav-prohanna-pro-vidstavku.html</text:a>
</text:p>
      <!--NEWS-->
      <text:h text:style-name="P10" text:outline-level="1">
<text:span text:style-name="T4">
Zaporizka Oblast(21:08). Red Alert: aerial threat. Sirens sounding. Take cover now!</text:span>
</text:h>
      <text:p text:style-name="P4">
Authors: liveuamap (Language: en)</text:p>
      <text:p text:style-name="P4">
Time: 2023-05-07T15:09:00</text:p>
      <text:p text:style-name="P4">
Location: Zaporizka Oblast (Latitude:47.612021 Longtitude:35.765261)</text:p>
      <text:p text:style-name="P4">
Videos: []</text:p>
      <text:p text:style-name="P4">
Images: []</text:p>
      <text:p text:style-name="P4">
Tags: ["Europe", "Central and Eastern Europe"]</text:p>
      <text:p text:style-name="P4">
Id: 22561150</text:p>
      <!--METADATA-->
      <text:p text:style-name="P4">
Zaporizhzhia region(21:08). Red Alert: aerial threat. Sirens sounding. Take covernow!</text:p>
      <text:p text:style-name="P4">
News Collection Link: <text:a xlink:type="simple" xlink:href="https://liveuamap.com/en/2023/07-may-zaporizka-oblast2108-red-alert-aerial-g" text:style-name="Internet_20_link" text:visited-style-name="Visited_20_Internet_20_Link">
https://liveuamap.com/en/2023/07-may-zaporizka-oblast2108-red-alert-aerial-g</text:a>
</text:p>
      <text:p text:style-name="P4">
News Source: <text:a xlink:type="simple" xlink:href="https://t.me/air_alert_ua/44668" text:style-name="Internet_20_link" text:visited-style-name="Visited_20_Internet_20_Link">
https://t.me/air_alert_ua/44668</text:a>
</text:p>
      <!--NEWS-->
      <text:h text:style-name="P10" text:outline-level="1">
<text:span text:style-name="T4">
Nearly 30 people were detained in Chisinau on the protest of the pro -Russian Party "Shore"</text:span>
</text:h>
      <text:p text:style-name="P4">
Authors: Ukrinform (Person)</text:p>
      <text:p text:style-name="P4">
Publisher: Укринформ (Organization)</text:p>
      <text:p text:style-name="P4">
Published Time: 2023-05-07T15:11:00+03:00</text:p>
      <text:p text:style-name="P4">
Modified Time: 2023-05-07T15:11:00+03:00</text:p>
      <text:p text:style-name="P4">
Description: Moldova police declared on Sunday, May 7, the detention of 27 participants in the protest, which is conducted in the center of Chisinau Pro -Russian Party "Thor". - Ukrinform.</text:p>
      <text:p text:style-name="P4">
Images: ["<text:a xlink:type="simple" xlink:href="https://static.ukrinform.com/photos/2023_05/thumb_files/630_360_1683460461-706.jpg" text:style-name="Internet_20_link" text:visited-style-name="Visited_20_Internet_20_Link">
630_360_16834...</text:a>
"]</text:p>
      <text:p text:style-name="P4">
Tags: ['Кишинів', 'Мітинг', 'Молдова']</text:p>
      <text:p text:style-name="P4">
Type: Article</text:p>
      <!--METADATA-->
      <text:p text:style-name="P4">
<draw:frame draw:style-name="fr1" draw:name="Image184" text:anchor-type="as-char" svg:width="6.9236in" svg:height="3.956343in" draw:z-index="0">
<draw:image xlink:href="../Images/yкринформ/2023-05-07T15-11-00-03-00/630_360_1683460461-706.jpg" xlink:type="simple" xlink:show="embed" xlink:actuate="onLoad" draw:mime-type="image/jpeg"/>
</draw:frame>
Police Moldova announced on Sunday, May 7, the detention of 27 participants of the protest rally, which is conducted in the center of Chisinau Pro -Russian Party "Thor".</text:p>
      <text:p text:style-name="P4">
As Ukrinform reports, it reports <text:a xlink:type="simple" xlink:href="https://newsmaker.md/rus/novosti/politsiya-zaderzhala-27-uchastnikov-protesta-partii-shor-v-kishineve/" text:style-name="Internet_20_link" text:visited-style-name="Visited_20_Internet_20_Link">
</text:a>
.</text:p>
      <text:p text:style-name="P4">
According to law enforcement officers, all detainees were taken to police officers to check the documents.</text:p>
      <text:p text:style-name="P4">
The police noted that they detained the participants of the rally who behaved suspicious. Family of the detainees already confessed to police officers who decided to participate vacations because they were promised a reward. The police reminded that the organizers ghost the participants of the action.</text:p>
      <text:p text:style-name="P4">
<text:span text:style-name="T4">
 Read also: </text:span>
 <text:a xlink:type="simple" xlink:href="https://www.ukrinform.ua/rubric-economy/3705779-ukraina-gotue-zaboronu-importu-z-moldovi-kacka.html" text:style-name="Internet_20_link" text:visited-style-name="Visited_20_Internet_20_Link">
<text:span text:style-name="T4">
 Moldov </text:span>
</text:a>
Subsequently, the police said that some protests of the Shore Party had found flammable substances, which, according to protesters, they should use raspberry to arson certain objects.</text:p>
      <text:p text:style-name="P4">
On May 7, the Movement for the People, which includes activists and politicians, in particular the Zorist Party, is holding a rally in the center of Chisinau. The protesters gathered near the Parliament building and demand the resignation of the President and the Law Body, as well as holding early elections in the country.</text:p>
      <text:p text:style-name="P4">
<text:span text:style-name="T4">
 Read also: </text:span>
 <text:a xlink:type="simple" xlink:href="https://www.ukrinform.ua/rubric-world/3703021-u-moldovi-zatrimali-vicegolovu-prorosijskoi-partii-sor-tauber.html" text:style-name="Internet_20_link" text:visited-style-name="Visited_20_Internet_20_Link">
<text:span text:style-name="T4">
 Shore </text:span>
</text:a>
As reported by Ukrinform, on April 13 the Appeal Chamber of Chisinau <text:a xlink:type="simple" xlink:href="https://www.ukrinform.ua/rubric-world/3695626-u-moldovi-zasudili-do-15-rokiv-vaznici-lidera-prorosijskoi-partii-sor.html" text:style-name="Internet_20_link" text:visited-style-name="Visited_20_Internet_20_Link">
</text:a>
with confiscation of mined 5 billion lei(over $ 270 million). Також суд заборонив Шоруобіймати посади в банківській системі впродовж п'яти років та конфіскував його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наразі він перебуваєв Ізраїлі.</text:p>
      <text:p text:style-name="P4">
<text:span text:style-name="T4">
Читайте також:</text:span>
 <text:a xlink:type="simple" xlink:href="https://www.ukrinform.ua/rubric-world/3701523-u-moldovi-pozbavili-mandata-prorosijskogo-deputatavtikaca-ilana-sora.html" text:style-name="Internet_20_link" text:visited-style-name="Visited_20_Internet_20_Link">
 <text:span text:style-name="T4">
Шора</text:span>
 </text:a>
</text:p>
      <text:p text:style-name="P4">
Representatives of the pro -Russian Party "Shore" have repeatedly organized antipopies in Moldova in order to destabilize the situation in the country.</text:p>
      <text:p text:style-name="P4">
Photo: Newsmaker</text:p>
      <text:p text:style-name="P4">
News Source: <text:a xlink:type="simple" xlink:href="https://www.ukrinform.ua/rubric-world/3705947-u-kisinevi-zatrimali-majze-30-osib-na-protesti-prorosijskoi-partii-sor.html" text:style-name="Internet_20_link" text:visited-style-name="Visited_20_Internet_20_Link">
https://www.ukrinform.ua/rubric-world/3705947-u-kisinevi-zatrimali-majze-30-osib-na-protesti-prorosijskoi-partii-sor.html</text:a>
</text:p>
      <!--NEWS-->
      <text:h text:style-name="P10" text:outline-level="1">
<text:span text:style-name="T4">
Dnipro, Dnipropetrovska Oblast(21:24). Red Alert: aerial threat. Sirens sounding. Take cover ...</text:span>
</text:h>
      <text:p text:style-name="P4">
Authors: liveuamap (Language: en)</text:p>
      <text:p text:style-name="P4">
Time: 2023-05-07T15:26:00</text:p>
      <text:p text:style-name="P4">
Location: Dnipro (Latitude:48.45933 Longtitude:35.03806)</text:p>
      <text:p text:style-name="P4">
Videos: []</text:p>
      <text:p text:style-name="P4">
Images: []</text:p>
      <text:p text:style-name="P4">
Tags: ["Europe", "Central and Eastern Europe"]</text:p>
      <text:p text:style-name="P4">
Id: 22561151</text:p>
      <!--METADATA-->
      <text:p text:style-name="P4">
Dnipro, Dnipropetrovsk region(21:24). Red Alert: aerial threat. Sirenssounding. Take cover now!</text:p>
      <text:p text:style-name="P4">
News Collection Link: <text:a xlink:type="simple" xlink:href="https://liveuamap.com/en/2023/07-may-dnipro-dnipropetrovska-oblast2124-red-g" text:style-name="Internet_20_link" text:visited-style-name="Visited_20_Internet_20_Link">
https://liveuamap.com/en/2023/07-may-dnipro-dnipropetrovska-oblast2124-red-g</text:a>
</text:p>
      <text:p text:style-name="P4">
News Source: <text:a xlink:type="simple" xlink:href="https://t.me/air_alert_ua/44669" text:style-name="Internet_20_link" text:visited-style-name="Visited_20_Internet_20_Link">
https://t.me/air_alert_ua/44669</text:a>
</text:p>
      <!--NEWS-->
      <text:h text:style-name="P10" text:outline-level="1">
<text:span text:style-name="T4">
In Stockholm, the evening of Ukrainian culture was held</text:span>
</text:h>
      <text:p text:style-name="P4">
Authors: Ukrinform (Person)</text:p>
      <text:p text:style-name="P4">
Publisher: Укринформ (Organization)</text:p>
      <text:p text:style-name="P4">
Published Time: 2023-05-07T15:34:00+03:00</text:p>
      <text:p text:style-name="P4">
Modified Time: 2023-05-07T15:34:00+03:00</text:p>
      <text:p text:style-name="P4">
Description: Ukrainian Cultural Saturday gathered nearly 120 guests in Stockholm - Ukrainians who, through the war, received temporary shelter in Sweden. - Ukrinform.</text:p>
      <text:p text:style-name="P4">
Images: ["<text:a xlink:type="simple" xlink:href="https://static.ukrinform.com/photos/2023_05/thumb_files/630_360_1683462826-206.jpg" text:style-name="Internet_20_link" text:visited-style-name="Visited_20_Internet_20_Link">
630_360_16834...</text:a>
", "<text:a xlink:type="simple" xlink:href="https://static.ukrinform.com/photos/2023_05/thumb_files/630_360_1683462488-8294.jpeg" text:style-name="Internet_20_link" text:visited-style-name="Visited_20_Internet_20_Link">
630_360_16834...</text:a>
", "<text:a xlink:type="simple" xlink:href="https://static.ukrinform.com/photos/2023_05/thumb_files/630_360_1683462484-7722.jpeg" text:style-name="Internet_20_link" text:visited-style-name="Visited_20_Internet_20_Link">
630_360_16834...</text:a>
", "<text:a xlink:type="simple" xlink:href="https://static.ukrinform.com/photos/2023_05/thumb_files/630_360_1683462483-3639.jpeg" text:style-name="Internet_20_link" text:visited-style-name="Visited_20_Internet_20_Link">
630_360_16834...</text:a>
", "<text:a xlink:type="simple" xlink:href="https://static.ukrinform.com/photos/2023_05/thumb_files/630_360_1683462484-9486.jpeg" text:style-name="Internet_20_link" text:visited-style-name="Visited_20_Internet_20_Link">
630_360_16834...</text:a>
", "<text:a xlink:type="simple" xlink:href="https://static.ukrinform.com/photos/2023_05/thumb_files/630_360_1683462484-7994.jpeg" text:style-name="Internet_20_link" text:visited-style-name="Visited_20_Internet_20_Link">
630_360_16834...</text:a>
", "<text:a xlink:type="simple" xlink:href="https://static.ukrinform.com/photos/2023_05/thumb_files/630_360_1683462486-8594.jpeg" text:style-name="Internet_20_link" text:visited-style-name="Visited_20_Internet_20_Link">
630_360_16834...</text:a>
", "<text:a xlink:type="simple" xlink:href="https://static.ukrinform.com/photos/2023_05/thumb_files/630_360_1683462487-8534.jpeg" text:style-name="Internet_20_link" text:visited-style-name="Visited_20_Internet_20_Link">
630_360_16834...</text:a>
", "<text:a xlink:type="simple" xlink:href="https://static.ukrinform.com/photos/2023_05/thumb_files/630_360_1683462487-9005.jpeg" text:style-name="Internet_20_link" text:visited-style-name="Visited_20_Internet_20_Link">
630_360_16834...</text:a>
", "<text:a xlink:type="simple" xlink:href="https://static.ukrinform.com/photos/2023_05/thumb_files/630_360_1683462490-2204.jpeg" text:style-name="Internet_20_link" text:visited-style-name="Visited_20_Internet_20_Link">
630_360_16834...</text:a>
", "<text:a xlink:type="simple" xlink:href="https://static.ukrinform.com/photos/2023_05/thumb_files/630_360_1683462488-4043.jpeg" text:style-name="Internet_20_link" text:visited-style-name="Visited_20_Internet_20_Link">
630_360_16834...</text:a>
", "<text:a xlink:type="simple" xlink:href="https://static.ukrinform.com/photos/2023_05/thumb_files/630_360_1683462490-9890.jpeg" text:style-name="Internet_20_link" text:visited-style-name="Visited_20_Internet_20_Link">
630_360_16834...</text:a>
", "<text:a xlink:type="simple" xlink:href="https://static.ukrinform.com/photos/2023_05/thumb_files/630_360_1683462486-6240.jpeg" text:style-name="Internet_20_link" text:visited-style-name="Visited_20_Internet_20_Link">
630_360_16834...</text:a>
", "<text:a xlink:type="simple" xlink:href="https://static.ukrinform.com/photos/2023_05/thumb_files/630_360_1683462484-1072.jpeg" text:style-name="Internet_20_link" text:visited-style-name="Visited_20_Internet_20_Link">
630_360_16834...</text:a>
", "<text:a xlink:type="simple" xlink:href="https://static.ukrinform.com/photos/2023_05/thumb_files/630_360_1683462487-8862.jpeg" text:style-name="Internet_20_link" text:visited-style-name="Visited_20_Internet_20_Link">
630_360_16834...</text:a>
", "<text:a xlink:type="simple" xlink:href="https://static.ukrinform.com/photos/2023_05/thumb_files/630_360_1683462490-4022.jpeg" text:style-name="Internet_20_link" text:visited-style-name="Visited_20_Internet_20_Link">
630_360_16834...</text:a>
", "<text:a xlink:type="simple" xlink:href="https://static.ukrinform.com/photos/2023_05/thumb_files/630_360_1683462483-2244.jpeg" text:style-name="Internet_20_link" text:visited-style-name="Visited_20_Internet_20_Link">
630_360_16834...</text:a>
", "<text:a xlink:type="simple" xlink:href="https://static.ukrinform.com/photos/2023_05/thumb_files/630_360_1683462488-3995.jpeg" text:style-name="Internet_20_link" text:visited-style-name="Visited_20_Internet_20_Link">
630_360_16834...</text:a>
"]</text:p>
      <text:p text:style-name="P4">
Tags: ['Діаспора', 'Культура', 'Стокгольм', 'Швеція']</text:p>
      <text:p text:style-name="P4">
Type: Article</text:p>
      <!--METADATA-->
      <text:p text:style-name="P4">
<draw:frame draw:style-name="fr1" draw:name="Image185" text:anchor-type="as-char" svg:width="6.9236in" svg:height="3.956343in" draw:z-index="0">
<draw:image xlink:href="../Images/yкринформ/2023-05-07T15-34-00-03-00/630_360_1683462826-206.jpg" xlink:type="simple" xlink:show="embed" xlink:actuate="onLoad" draw:mime-type="image/jpeg"/>
</draw:frame>
The Ukrainian Saturday has gathered nearly 120 guests in Stockholm - Ukrainians who received a temporary shelter in Sweden.</text:p>
      <text:p text:style-name="P4">
The artistic-gastronomic imprend has organized a Ukrainian-Swedish cultural club, which has been operating in Stockholm since last year, Ukrinform correspondent reports.</text:p>
      <text:p text:style-name="P4">
“Not only Ukrainians, Swedish and Moldovan families who cooperate with our club were invited to this Saturday evening of Ukrainian culture. They wanted to create the conditions for open communication to the audience, to give them the opportunity to learn about the cultural features of both Ukraine and Ishvets and Moldova. We think that such interpenetration of the cultures of three peoples will allow the invited to know and understand each other here, Usvetia, ” -said the correspondent of the agency one of the organizers of the event -the head of the Ukrainian -Swedish Cultural Club in Stockholm Alona Sandgren.According to her, the program of Ukrainian Cultural Saturday contained interesting facts of the Ukrainian-Swedish-Moldovan cultural traditions, a master class for preparing dishes, which was carried out by the hostess from Ukraine, which is now resided in Sweden. And children were fun with Swedish circus actors. The guests were watched by the artist prepared by the forces of the Ukrainian-Swedish Cultural Club in Stockholm.</text:p>
      <text:p text:style-name="P4">
As reported by Ukrinform, last year in Stockholm <text:a xlink:type="simple" xlink:href="https://www.ukrinform.ua/rubric-diaspora/3611258-u-stokgolmi-vidkrili-ukrainskij-kulturnij-centr.html" text:style-name="Internet_20_link" text:visited-style-name="Visited_20_Internet_20_Link">
</text:a>
Ukrainian Cultural Center.</text:p>
      <text:p text:style-name="P4">
Earlier it was reported on the creation of an information platform for Ukrainian public organizations and communities - ukrainska Aktivitter I Sverige(Ukrainian events in Sweden).</text:p>
      <text:p text:style-name="P4">
<text:span text:style-name="T5">
Фото: Олег Снітовський</text:span>
</text:p>
      <text:p text:style-name="P4">
News Source: <text:a xlink:type="simple" xlink:href="https://www.ukrinform.ua/rubric-diaspora/3705957-u-stokgolmi-proveli-vecir-ukrainskoi-kulturi.html" text:style-name="Internet_20_link" text:visited-style-name="Visited_20_Internet_20_Link">
https://www.ukrinform.ua/rubric-diaspora/3705957-u-stokgolmi-proveli-vecir-ukrainskoi-kultur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07T15:35:00+03:00</text:p>
      <text:p text:style-name="P4">
Modified Time: 2023-05-07T15:35: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86" text:anchor-type="as-char" svg:width="6.9236in" svg:height="3.956343in" draw:z-index="0">
<draw:image xlink:href="../Images/yкринформ/2023-05-07T15-35-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87" text:anchor-type="as-char" svg:width="6.9236in" svg:height="6.9236in" draw:z-index="0">
<draw:image xlink:href="../Images/yкринформ/2023-05-07T15-35-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88" text:anchor-type="as-char" svg:width="6.9236in" svg:height="6.9236in" draw:z-index="0">
<draw:image xlink:href="../Images/yкринформ/2023-05-07T15-35-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89" text:anchor-type="as-char" svg:width="6.9236in" svg:height="6.9236in" draw:z-index="0">
<draw:image xlink:href="../Images/yкринформ/2023-05-07T15-35-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90" text:anchor-type="as-char" svg:width="6.9236in" svg:height="6.9236in" draw:z-index="0">
<draw:image xlink:href="../Images/yкринформ/2023-05-07T15-35-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91" text:anchor-type="as-char" svg:width="6.9236in" svg:height="6.9236in" draw:z-index="0">
<draw:image xlink:href="../Images/yкринформ/2023-05-07T15-35-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92" text:anchor-type="as-char" svg:width="6.9236in" svg:height="6.9236in" draw:z-index="0">
<draw:image xlink:href="../Images/yкринформ/2023-05-07T15-35-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93" text:anchor-type="as-char" svg:width="6.9236in" svg:height="6.9236in" draw:z-index="0">
<draw:image xlink:href="../Images/yкринформ/2023-05-07T15-35-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94" text:anchor-type="as-char" svg:width="6.9236in" svg:height="6.9236in" draw:z-index="0">
<draw:image xlink:href="../Images/yкринформ/2023-05-07T15-35-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95" text:anchor-type="as-char" svg:width="6.9236in" svg:height="6.9236in" draw:z-index="0">
<draw:image xlink:href="../Images/yкринформ/2023-05-07T15-35-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96" text:anchor-type="as-char" svg:width="6.9236in" svg:height="6.9236in" draw:z-index="0">
<draw:image xlink:href="../Images/yкринформ/2023-05-07T15-35-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the US presented a mini-robot for charging electric trucks</text:span>
</text:h>
      <text:p text:style-name="P4">
Authors: Ukrinform (Person)</text:p>
      <text:p text:style-name="P4">
Publisher: Укринформ (Organization)</text:p>
      <text:p text:style-name="P4">
Published Time: 2023-05-07T15:43:00+03:00</text:p>
      <text:p text:style-name="P4">
Modified Time: 2023-05-07T15:43:00+03:00</text:p>
      <text:p text:style-name="P4">
Description: Autev startup from the American city Sietl presented a small miniature work to charge electric vehicles. - Ukrinform.</text:p>
      <text:p text:style-name="P4">
Images: ["<text:a xlink:type="simple" xlink:href="https://static.ukrinform.com/photos/2023_05/thumb_files/630_360_1683463597-499.png" text:style-name="Internet_20_link" text:visited-style-name="Visited_20_Internet_20_Link">
630_360_16834...</text:a>
", "<text:a xlink:type="simple" xlink:href="https://static.ukrinform.com/photos/2023_05/1683463595-951.png" text:style-name="Internet_20_link" text:visited-style-name="Visited_20_Internet_20_Link">
1683463595-95...</text:a>
"]</text:p>
      <text:p text:style-name="P4">
Tags: ['Автомобіль', 'робот', 'США']</text:p>
      <text:p text:style-name="P4">
Type: Article</text:p>
      <!--METADATA-->
      <text:p text:style-name="P4">
<draw:frame draw:style-name="fr1" draw:name="Image197" text:anchor-type="as-char" svg:width="6.9236in" svg:height="3.956343in" draw:z-index="0">
<draw:image xlink:href="../Images/yкринформ/2023-05-07T15-43-00-03-00/630_360_1683463597-499.png" xlink:type="simple" xlink:show="embed" xlink:actuate="onLoad" draw:mime-type="image/png"/>
</draw:frame>
Startupautev from the US city of Sietl presented a small miniature robotag of charging electric cars.</text:p>
      <text:p text:style-name="P4">
As Ukrinform reports, it reports <text:a xlink:type="simple" xlink:href="https://newatlas.com/automotive/autev-ev-charging-robots/" text:style-name="Internet_20_link" text:visited-style-name="Visited_20_Internet_20_Link">
</text:a>
.</text:p>
      <text:p text:style-name="P4">
Autev is, in fact, a "large battery on wheels".</text:p>
      <text:p text:style-name="P4">
It is autonomously reached the user's electric vehicle if you "call" it through the application.</text:p>
      <text:p text:style-name="P4">
<draw:frame draw:style-name="fr1" draw:name="Image198" text:anchor-type="as-char" svg:width="6.9236in" svg:height="3.820801in" draw:z-index="0">
<draw:image xlink:href="../Images/yкринформ/2023-05-07T15-43-00-03-00/1683463595-951.png" xlink:type="simple" xlink:show="embed" xlink:actuate="onLoad" draw:mime-type="image/png"/>
</draw:frame>
The mini-robot can be placed at any parking space in a garage specially equipped for electric vehicles or otherwise.</text:p>
      <text:p text:style-name="P4">
It is noted that when the robot arrives at the electric car, the user simply trades his charging cable to the charging port of his car. Vibwer <text:a xlink:type="simple" xlink:href="https://www.ukrinform.ua/tag-avtomobil" text:style-name="Internet_20_link" text:visited-style-name="Visited_20_Internet_20_Link">
</text:a>
Returns, he removes the cable from the work, allowing him to return to his own charging station in the garage.</text:p>
      <text:p text:style-name="P4">
If the user is returning earlier and wants to go to charge, it can either reduce the desired charging capacity with the program, or disconnect the robot.</text:p>
      <text:p text:style-name="P4">
<text:span text:style-name="T4">
 Read also: </text:span>
 <text:a xlink:type="simple" xlink:href="https://www.ukrinform.ua/rubric-technology/3697785-tesla-vdruge-za-misac-znizue-cini-elektrokari-prodaut-vid-40-tisac.html" text:style-name="Internet_20_link" text:visited-style-name="Visited_20_Internet_20_Link">
<text:span text:style-name="T4">
 Electroka </text:span>
</text:a>
According to Ukrinform, NaAS Technology Inc., a leading supplier of electric vehicles in China, presented its first automatic charging robot for its own development to meet the growing demand for mobile vehicles.</text:p>
      <text:p text:style-name="P4">
<text:span text:style-name="T5">
Foto: New Atlas</text:span>
</text:p>
      <text:p text:style-name="P4">
News Source: <text:a xlink:type="simple" xlink:href="https://www.ukrinform.ua/rubric-technology/3705961-u-ssa-predstavili-minirobota-dla-zaradki-elektrokariv.html" text:style-name="Internet_20_link" text:visited-style-name="Visited_20_Internet_20_Link">
https://www.ukrinform.ua/rubric-technology/3705961-u-ssa-predstavili-minirobota-dla-zaradki-elektrokariv.html</text:a>
</text:p>
      <!--NEWS-->
      <text:h text:style-name="P10" text:outline-level="1">
<text:span text:style-name="T4">
Thomas Bach: We make every effort to fulfill the mission to return Russians and Belarus to international competitions</text:span>
</text:h>
      <text:p text:style-name="P4">
Authors: Ukrinform (Person)</text:p>
      <text:p text:style-name="P4">
Publisher: Укринформ (Organization)</text:p>
      <text:p text:style-name="P4">
Published Time: 2023-05-07T15:46:00+03:00</text:p>
      <text:p text:style-name="P4">
Modified Time: 2023-05-07T15:46:00+03:00</text:p>
      <text:p text:style-name="P4">
Description: The President of the International Olympic Committee (IOC) Thomas Bach commented on the return of Russians and Belarus to international competitions. - Ukrinform.</text:p>
      <text:p text:style-name="P4">
Images: ["<text:a xlink:type="simple" xlink:href="https://static.ukrinform.com/photos/2023_05/thumb_files/630_360_1683463371-646.jpg" text:style-name="Internet_20_link" text:visited-style-name="Visited_20_Internet_20_Link">
630_360_16834...</text:a>
"]</text:p>
      <text:p text:style-name="P4">
Tags: ['МОК', 'Олімпіада', 'Олімпійські ігри']</text:p>
      <text:p text:style-name="P4">
Type: Article</text:p>
      <!--METADATA-->
      <text:p text:style-name="P4">
<draw:frame draw:style-name="fr1" draw:name="Image199" text:anchor-type="as-char" svg:width="6.9236in" svg:height="3.956343in" draw:z-index="0">
<draw:image xlink:href="../Images/yкринформ/2023-05-07T15-46-00-03-00/630_360_1683463371-646.jpg" xlink:type="simple" xlink:show="embed" xlink:actuate="onLoad" draw:mime-type="image/jpeg"/>
</draw:frame>
President of the International Olympic Committee(МОК)Thomas Bach commented on the return of Russian and Belarus to international competitions.</text:p>
      <text:p text:style-name="P4">
He made his statement in <text:a xlink:type="simple" xlink:href="https://www.shine.cn/sport/2305071886/" text:style-name="Internet_20_link" text:visited-style-name="Visited_20_Internet_20_Link">
</text:a>
Chinadaily, Ukrinform reports.</text:p>
      <text:p text:style-name="P4">
“Now we are making every effort to fulfill the mission, to implement the proposals of the Olympic movement, returning athletes with Russian or Belarusian passports to international competitions. We are very closely cooperated and exchanged with international federations that are responsible for this moment. We very much hope that this mission can be fulfilled on the conditions that athletes from these two countries take part in neutral status to take part in the two countries to participate We could really unite the whole worldlimpian games in Paris, ”Bach said.</text:p>
      <text:p text:style-name="P4">
The IOC President also commented on the interference of governments around the world with the admission of Russians and Belarus to international competitions.</text:p>
      <text:p text:style-name="P4">
“You know the statements of governments who want to decide who can participate in the Volhympic Games, international sports competitions and who are not. We must be very solid so that these decisions are made by responsible sports organizations. I think governments have the right to express their position. But they also realize that any type of boycott will punish only their own ports and will deprive their people's opportunities to be proud of the performances of the athlete Olympiad, ”Bach added.</text:p>
      <text:p text:style-name="P4">
<text:span text:style-name="T4">
 Read also: </text:span>
 <text:a xlink:type="simple" xlink:href="https://www.ukrinform.ua/rubric-sports/3688669-mok-rekomenduvav-miznarodnim-federaciam-povernuti-rosian-i-bilorusiv-do-miznarodnih-zmagan.html" text:style-name="Internet_20_link" text:visited-style-name="Visited_20_Internet_20_Link">
<text:span text:style-name="T4">
 MOC </text:span>
</text:a>
As reported by Ukrinform, at the end of January, the IOC announced the intention of returning sportsmen from Russia and Belarus to performances in international competitions by the Pidwear Flag.</text:p>
      <text:p text:style-name="P4">
<text:a xlink:type="simple" xlink:href="https://www.ukrinform.ua/rubric-sports/3695638-minmolodsportu-pidgotuvalo-oficijnij-nakaz-pro-bojkot-zmagan-z-rosijskimi-ta-biloruskimi-sportsmenami.html" text:style-name="Internet_20_link" text:visited-style-name="Visited_20_Internet_20_Link">
</text:a>
Ukraine is unchanged in this regard: while in Ukraine it is long, aggressor countries should not be admitted to competitions in any status, even under a neutral flag. In case of admission of Russians and Belarus, the Ukrainian national team can boycott the Olympics.</text:p>
      <text:p text:style-name="P4">
Photo: Getty Images</text:p>
      <text:p text:style-name="P4">
News Source: <text:a xlink:type="simple" xlink:href="https://www.ukrinform.ua/rubric-sports/3705960-tomas-bah-mi-dokladaemo-vsi-zusilla-sob-vikonati-misiu-sodo-povernenna-rosian-i-bilorusiv-do-miznarodnih-zmagan.html" text:style-name="Internet_20_link" text:visited-style-name="Visited_20_Internet_20_Link">
https://www.ukrinform.ua/rubric-sports/3705960-tomas-bah-mi-dokladaemo-vsi-zusilla-sob-vikonati-misiu-sodo-povernenna-rosian-i-bilorusiv-do-miznarodnih-zmagan.html</text:a>
</text:p>
      <!--NEWS-->
      <text:h text:style-name="P10" text:outline-level="1">
<text:span text:style-name="T4">
Mykolaiv, Mykolayivska Oblast(21:57). Red Alert: aerial threat. Sirens sounding. Take cover now!</text:span>
</text:h>
      <text:p text:style-name="P4">
Authors: liveuamap (Language: en)</text:p>
      <text:p text:style-name="P4">
Time: 2023-05-07T15:57:00</text:p>
      <text:p text:style-name="P4">
Location: Mykolaiv (Latitude:46.94866 Longtitude:32.00639)</text:p>
      <text:p text:style-name="P4">
Videos: []</text:p>
      <text:p text:style-name="P4">
Images: []</text:p>
      <text:p text:style-name="P4">
Tags: ["Europe", "Central and Eastern Europe"]</text:p>
      <text:p text:style-name="P4">
Id: 22561152</text:p>
      <!--METADATA-->
      <text:p text:style-name="P4">
Nikolaev, Mykolaiv region(21:57). Red Alert: aerial threat. Sirenssounding. Take cover now!</text:p>
      <text:p text:style-name="P4">
News Collection Link: <text:a xlink:type="simple" xlink:href="https://liveuamap.com/en/2023/07-may-mykolaiv-mykolayivska-oblast2157-red-ag" text:style-name="Internet_20_link" text:visited-style-name="Visited_20_Internet_20_Link">
https://liveuamap.com/en/2023/07-may-mykolaiv-mykolayivska-oblast2157-red-ag</text:a>
</text:p>
      <text:p text:style-name="P4">
News Source: <text:a xlink:type="simple" xlink:href="https://t.me/suspilnemykolaiv/25087" text:style-name="Internet_20_link" text:visited-style-name="Visited_20_Internet_20_Link">
https://t.me/suspilnemykolaiv/25087</text:a>
</text:p>
      <!--NEWS-->
      <text:h text:style-name="P10" text:outline-level="1">
<text:span text:style-name="T4">
In Cherkasy, two police officers suspected of committing a minor were released</text:span>
</text:h>
      <text:p text:style-name="P4">
Authors: Ukrinform (Person)</text:p>
      <text:p text:style-name="P4">
Publisher: Укринформ (Organization)</text:p>
      <text:p text:style-name="P4">
Published Time: 2023-05-07T15:58:14+03:00</text:p>
      <text:p text:style-name="P4">
Modified Time: 2023-05-07T15:58:14+03:00</text:p>
      <text:p text:style-name="P4">
Description: In Cherkasy, two law enforcement officers are suspected of committing a crime against a minor, both were released from police. - Ukrinform.</text:p>
      <text:p text:style-name="P4">
Images: ["<text:a xlink:type="simple" xlink:href="https://static.ukrinform.com/photos/2020_11/thumb_files/630_360_1606121763-440.jpg" text:style-name="Internet_20_link" text:visited-style-name="Visited_20_Internet_20_Link">
630_360_16061...</text:a>
"]</text:p>
      <text:p text:style-name="P4">
Tags: ['Діти', 'Поліція', 'Черкаси']</text:p>
      <text:p text:style-name="P4">
Type: Article</text:p>
      <!--METADATA-->
      <text:p text:style-name="P4">
<draw:frame draw:style-name="fr1" draw:name="Image200" text:anchor-type="as-char" svg:width="6.9236in" svg:height="3.956343in" draw:z-index="0">
<draw:image xlink:href="../Images/yкринформ/2023-05-07T15-58-14-03-00/630_360_1606121763-440.jpg" xlink:type="simple" xlink:show="embed" xlink:actuate="onLoad" draw:mime-type="image/jpeg"/>
</draw:frame>
In Cherkasykhdvoh, law enforcement officers are suspected of committing a minor crime, and they were being disappeared from the police.</text:p>
      <text:p text:style-name="P4">
This was reported by the press service <text:a xlink:type="simple" xlink:href="https://ch.npu.gov.ua/news/u-cherkasakh-dvoie-pravookhorontsiv-iaki-pidozriuiutsia-u-vchynenni-zlochynu-vidnosno-nepovnolitnoi-zvilneni-z-lav-politsii" text:style-name="Internet_20_link" text:visited-style-name="Visited_20_Internet_20_Link">
</text:a>
, reports Ukrinform.</text:p>
      <text:p text:style-name="P4">
As it is noted, on May 6, a resident of Cherkasy approached the police, who stated that a sexual crime was committed in relation to her 17-year-old daughter.</text:p>
      <text:p text:style-name="P4">
"During the verification of information, it was found that two police officers were likely to be involved in committing a criminal offense.</text:p>
      <text:p text:style-name="P4">
It is noted that the Cherkasy region police are conducting an official investigation, the materials of which will be directed to the DBR as soon as possible and the criminal proceedings are attached.</text:p>
      <text:p text:style-name="P4">
<text:span text:style-name="T4">
 Read also: </text:span>
 <text:a xlink:type="simple" xlink:href="https://www.ukrinform.ua/rubric-regions/3690009-na-zakarpatti-zinku-ta-ii-spivmeskanca-pidozruut-u-zgvaltuvanni-nepovnolitnoi-donki.html" text:style-name="Internet_20_link" text:visited-style-name="Visited_20_Internet_20_Link">
<text:span text:style-name="T4">
 minor </text:span>
</text:a>
"Two suspected police officers are released from the ranks of the police, and their direct drivers have been removed from the performance of their duties," the Positent Service said.</text:p>
      <text:p text:style-name="P4">
As it was reported, in Cherkasy the former specialist of the department of construction of the regional prosecutor's office and the former chief of the branch of the branch of the regional administration of Oschadbank, who justified the armed aggression of the Russian Federation against Ukraine will be tried in Cherkasy.</text:p>
      <text:p text:style-name="P4">
News Source: <text:a xlink:type="simple" xlink:href="https://www.ukrinform.ua/rubric-regions/3705963-u-cerkasah-zvilnili-dvoh-policejskih-pidozruvanih-u-skoenni-zlocinu-sodo-nepovnolitnoi.html" text:style-name="Internet_20_link" text:visited-style-name="Visited_20_Internet_20_Link">
https://www.ukrinform.ua/rubric-regions/3705963-u-cerkasah-zvilnili-dvoh-policejskih-pidozruvanih-u-skoenni-zlocinu-sodo-nepovnolitnoi.html</text:a>
</text:p>
      <!--NEWS-->
      <text:h text:style-name="P10" text:outline-level="1">
<text:span text:style-name="T4">
Kalush Orchestra performed at the opening of the Eurovision town in Liverpool</text:span>
</text:h>
      <text:p text:style-name="P4">
Authors: Ukrinform (Person)</text:p>
      <text:p text:style-name="P4">
Publisher: Укринформ (Organization)</text:p>
      <text:p text:style-name="P4">
Published Time: 2023-05-07T15:58:37+03:00</text:p>
      <text:p text:style-name="P4">
Modified Time: 2023-05-07T15:58:37+03:00</text:p>
      <text:p text:style-name="P4">
Description: Kalush Orchestra spoke at the opening of the Eurovision-the official fan zone of the Eurovision Contest in Liverpool. - Ukrinform.</text:p>
      <text:p text:style-name="P4">
Images: ["<text:a xlink:type="simple" xlink:href="https://static.ukrinform.com/photos/2023_05/thumb_files/630_360_1683464241-557.jpg" text:style-name="Internet_20_link" text:visited-style-name="Visited_20_Internet_20_Link">
630_360_16834...</text:a>
"]</text:p>
      <text:p text:style-name="P4">
Tags: ['Євробачення', 'Ліверпуль', 'Kalush Orchestra']</text:p>
      <text:p text:style-name="P4">
Type: Article</text:p>
      <!--METADATA-->
      <text:p text:style-name="P4">
<draw:frame draw:style-name="fr1" draw:name="Image201" text:anchor-type="as-char" svg:width="6.9236in" svg:height="3.956343in" draw:z-index="0">
<draw:image xlink:href="../Images/yкринформ/2023-05-07T15-58-37-03-00/630_360_1683464241-557.jpg" xlink:type="simple" xlink:show="embed" xlink:actuate="onLoad" draw:mime-type="image/jpeg"/>
</draw:frame>
Kalushorchestra performed at the opening of the Eurovinig-the official fan zone of the competition in Liverpool.</text:p>
      <text:p text:style-name="P4">
According to Ukrinform, the Ministry of Culture and Information Policy reports in <text:a xlink:type="simple" xlink:href="https://t.me/mkipu/5923" text:style-name="Internet_20_link" text:visited-style-name="Visited_20_Internet_20_Link">
</text:a>
On May 5, the official fan zone opened in Liverpool-the town <text:a xlink:type="simple" xlink:href="https://www.ukrinform.ua/tag-evrobacenna" text:style-name="Internet_20_link" text:visited-style-name="Visited_20_Internet_20_Link">
</text:a>
The nine -day cultural program that will last until May 13. During her, live performances, perfomansite DJ-Citya are planned.</text:p>
      <text:p text:style-name="Quotations">

<text:p text:style-name="P4">
What You're Missing, Right Now, at the <text:a xlink:type="simple" xlink:href="https://twitter.com/Eurovision" text:style-name="Internet_20_link" text:visited-style-name="Visited_20_Internet_20_Link">
&gt;
</text:a>
Village in Liverpool.&gt;
 Kalush Orchestra are AMAZING. Slava Ukraini!!!🇺🇦💙💛🩷🇺🇦 <text:a xlink:type="simple" xlink:href="https://twitter.com/hashtag/Eurovision2023" text:style-name="Internet_20_link" text:visited-style-name="Visited_20_Internet_20_Link">
&gt;
 </text:a>
 <text:a xlink:type="simple" xlink:href="https://t.co/pJYcQoULac" text:style-name="Internet_20_link" text:visited-style-name="Visited_20_Internet_20_Link">
&gt;
 </text:a>
&gt;
&gt;
 — Jennifer Johnston(@jjohnstonmezzo) <text:a xlink:type="simple" xlink:href="https://twitter.com/jjohnstonmezzo/status/1654568175369871361" text:style-name="Internet_20_link" text:visited-style-name="Visited_20_Internet_20_Link">
&gt;
 </text:a>
A separate zone of the festival, "Open Ukraine", dedicated to the celebration of creativity of Ukrainian artists.</text:p>

</text:p>
      <text:p text:style-name="P4">
<text:span text:style-name="T4">
 Read also: </text:span>
 <text:a xlink:type="simple" xlink:href="https://www.ukrinform.ua/rubric-culture/3705250-liverpul-do-evrobacenna2023-zagovoriv-ukrainskou.html" text:style-name="Internet_20_link" text:visited-style-name="Visited_20_Internet_20_Link">
<text:span text:style-name="T4">
 Eurobacker </text:span>
</text:a>
The headliners of the opening of the town were the winners of the Eurovision-2022 band Kalushorchestra with the song "Changes" about Ukraine today.</text:p>
      <text:p text:style-name="P4">
As reported by Ukrinform, at the Eurovision-2023 song contest, which will be held in Liverpool, from 3 to 14 May <text:a xlink:type="simple" xlink:href="https://www.ukrinform.ua/rubric-culture/3704337-na-evrobacenni-diatime-ukrainskij-bulvar-pid-nazvou-discover-ukraine.html" text:style-name="Internet_20_link" text:visited-style-name="Visited_20_Internet_20_Link">
</text:a>
 <text:a xlink:type="simple" xlink:href="https://www.ukrinform.ua/rubric-culture/3704337-na-evrobacenni-diatime-ukrainskij-bulvar-pid-nazvou-discover-ukraine.html" text:style-name="Internet_20_link" text:visited-style-name="Visited_20_Internet_20_Link">
 </text:a>
Discover Ukraine.</text:p>
      <text:p text:style-name="P4">
<text:span text:style-name="T5">
Opto from social networks</text:span>
</text:p>
      <text:p text:style-name="P4">
News Source: <text:a xlink:type="simple" xlink:href="https://www.ukrinform.ua/rubric-culture/3705964-kalush-orchestra-vistupili-na-vidkritti-mistecka-evrobacenna-u-liverpuli.html" text:style-name="Internet_20_link" text:visited-style-name="Visited_20_Internet_20_Link">
https://www.ukrinform.ua/rubric-culture/3705964-kalush-orchestra-vistupili-na-vidkritti-mistecka-evrobacenna-u-liverpuli.html</text:a>
</text:p>
      <!--NEWS-->
      <text:h text:style-name="P10" text:outline-level="1">
<text:span text:style-name="T4">
Odessa region, Kherson, Kherson region (21:58). Red Alert: Aerial Threat. Sirens Sounding. ...</text:span>
</text:h>
      <text:p text:style-name="P4">
Authors: liveuamap (Language: en)</text:p>
      <text:p text:style-name="P4">
Time: 2023-05-07T15:59:00</text:p>
      <text:p text:style-name="P4">
Location: Odeska Oblast (Latitude:46.75000000 Longtitude:30.25000000)</text:p>
      <text:p text:style-name="P4">
Videos: []</text:p>
      <text:p text:style-name="P4">
Images: []</text:p>
      <text:p text:style-name="P4">
Tags: ["Europe", "Central and Eastern Europe"]</text:p>
      <text:p text:style-name="P4">
Id: 22561154</text:p>
      <!--METADATA-->
      <text:p text:style-name="P4">
Odesa region, Kherson, Kherson region(21:58). Red Alert: aerial threat.Sirens sounding. Take cover now!</text:p>
      <text:p text:style-name="P4">
News Collection Link: <text:a xlink:type="simple" xlink:href="https://liveuamap.com/en/2023/07-may-odeska-oblast-kherson-khersonska-oblasg" text:style-name="Internet_20_link" text:visited-style-name="Visited_20_Internet_20_Link">
https://liveuamap.com/en/2023/07-may-odeska-oblast-kherson-khersonska-oblasg</text:a>
</text:p>
      <text:p text:style-name="P4">
News Source: <text:a xlink:type="simple" xlink:href="https://t.me/air_alert_ua/44672" text:style-name="Internet_20_link" text:visited-style-name="Visited_20_Internet_20_Link">
https://t.me/air_alert_ua/44672</text:a>
</text:p>
      <!--NEWS-->
      <text:h text:style-name="P10" text:outline-level="1">
<text:span text:style-name="T4">
More victories of Ukraine on the battlefield will lead to an increase in assistance - Zelensky</text:span>
</text:h>
      <text:p text:style-name="P4">
Authors: Ukrinform (Person)</text:p>
      <text:p text:style-name="P4">
Publisher: Укринформ (Organization)</text:p>
      <text:p text:style-name="P4">
Published Time: 2023-05-07T16:00:00+03:00</text:p>
      <text:p text:style-name="P4">
Modified Time: 2023-05-07T16:00:00+03:00</text:p>
      <text:p text:style-name="P4">
Description: The more victory on the battlefield against the Russians the Ukrainian defense forces will reach, the more the world will help Ukraine. - Ukrinform.</text:p>
      <text:p text:style-name="P4">
Images: ["<text:a xlink:type="simple" xlink:href="https://static.ukrinform.com/photos/2023_04/thumb_files/630_360_1682753201-671.png" text:style-name="Internet_20_link" text:visited-style-name="Visited_20_Internet_20_Link">
630_360_16827...</text:a>
"]</text:p>
      <text:p text:style-name="P4">
Tags: ['допомога', 'Зеленський', 'Війна з росією']</text:p>
      <text:p text:style-name="P4">
Type: Article</text:p>
      <!--METADATA-->
      <text:p text:style-name="P4">
<draw:frame draw:style-name="fr1" draw:name="Image202" text:anchor-type="as-char" svg:width="6.9236in" svg:height="3.956343in" draw:z-index="0">
<draw:image xlink:href="../Images/yкринформ/2023-05-07T16-00-00-03-00/630_360_1682753201-671.png" xlink:type="simple" xlink:show="embed" xlink:actuate="onLoad" draw:mime-type="image/png"/>
</draw:frame>
The more wicked on the battlefield against the Russians the Ukrainian defense forces will reach, the more Ukraine will help Ukraine.</text:p>
      <text:p text:style-name="P4">
According to Ukrinform, this is in an interview for the American newspaper <text:a xlink:type="simple" xlink:href="https://www.washingtonpost.com/world/2023/05/06/ukraine-counteroffensive-expectations-hype-russia/" text:style-name="Internet_20_link" text:visited-style-name="Visited_20_Internet_20_Link">
</text:a>
President of Ukraine Volodymyr Zelenskyy said.</text:p>
      <text:p text:style-name="P4">
“I think that the more we will win on the battlefield, frankly, more people will believe in us. So, we will receive more help, ”the head of state said.</text:p>
      <text:p text:style-name="P4">
Zelensky also stated that he considers the de-occupation of any Ukrainian territory success.</text:p>
      <text:p text:style-name="P4">
“I can't tell you which(deocuated - ed.)Cities will become a significant music for us, and what are the average… just because I do not want to prepare Russia before, in what directions, where and when we will be(Conduct a counter -offensive - ed.)”,” He summoned.</text:p>
      <text:p text:style-name="P4">
<text:span text:style-name="T4">
 Read also: </text:span>
 <text:a xlink:type="simple" xlink:href="https://www.ukrinform.ua/rubric-ato/3705376-ukraina-otrimae-vid-souznikiv-potuzni-vijskovi-paketi-aki-neobhidni-dla-kontrnastupu-op.html" text:style-name="Internet_20_link" text:visited-style-name="Visited_20_Internet_20_Link">
<text:span text:style-name="T4">
 counterass </text:span>
</text:a>
Also for the material of the newspaper he expressed his opinion the head of the Ministry of Defense Oleksireznikov, saying that in the world there are inflated expectations from the Ukrainian checkmaster.</text:p>
      <text:p text:style-name="P4">
"Most people are waiting for something huge," he added.</text:p>
      <text:p text:style-name="P4">
According to <text:a xlink:type="simple" xlink:href="https://www.ukrinform.ua/tag-reznikov" text:style-name="Internet_20_link" text:visited-style-name="Visited_20_Internet_20_Link">
</text:a>
, ideally, the counter-offensive will not only liberate the villages and cities, but also "cut the material and technical chains of Russian troops, and reduce their offensive capacity."</text:p>
      <text:p text:style-name="P4">
As reported by Ukrinform, President of Ukraine Volodymyr Zelensky, acting before representatives of the Netherlands Parliament, called on to "remove all the taboo" of weapons for Ukraine.</text:p>
      <text:p text:style-name="P4">
News Source: <text:a xlink:type="simple" xlink:href="https://www.ukrinform.ua/rubric-ato/3705969-bilse-peremog-ukraini-na-poli-bou-prizvedut-do-zbilsenna-dopomogi-zelenskij.html" text:style-name="Internet_20_link" text:visited-style-name="Visited_20_Internet_20_Link">
https://www.ukrinform.ua/rubric-ato/3705969-bilse-peremog-ukraini-na-poli-bou-prizvedut-do-zbilsenna-dopomogi-zelenskij.html</text:a>
</text:p>
      <!--NEWS-->
      <text:h text:style-name="P10" text:outline-level="1">
<text:span text:style-name="T4">
Kirovohrad region, Cherkasy region (22:07). Red Alrt: Aerial Tchretate. Sirens Sounding. So...</text:span>
</text:h>
      <text:p text:style-name="P4">
Authors: liveuamap (Language: en)</text:p>
      <text:p text:style-name="P4">
Time: 2023-05-07T16:08:00</text:p>
      <text:p text:style-name="P4">
Location: Kirovohradska Oblast (Latitude:48.50000000 Longtitude:32.00000000)</text:p>
      <text:p text:style-name="P4">
Videos: []</text:p>
      <text:p text:style-name="P4">
Images: []</text:p>
      <text:p text:style-name="P4">
Tags: ["Europe", "Central and Eastern Europe"]</text:p>
      <text:p text:style-name="P4">
Id: 22561155</text:p>
      <!--METADATA-->
      <text:p text:style-name="P4">
Kirovohrad region, Cherkasy region(22:07). Red Alert: aerial threat.Sirens sounding. Take cover now!</text:p>
      <text:p text:style-name="P4">
News Collection Link: <text:a xlink:type="simple" xlink:href="https://liveuamap.com/en/2023/07-may-kirovohradska-oblast-cherkaska-oblast2g" text:style-name="Internet_20_link" text:visited-style-name="Visited_20_Internet_20_Link">
https://liveuamap.com/en/2023/07-may-kirovohradska-oblast-cherkaska-oblast2g</text:a>
</text:p>
      <text:p text:style-name="P4">
News Source: <text:a xlink:type="simple" xlink:href="https://t.me/air_alert_ua/44674" text:style-name="Internet_20_link" text:visited-style-name="Visited_20_Internet_20_Link">
https://t.me/air_alert_ua/44674</text:a>
</text:p>
      <!--NEWS-->
      <text:h text:style-name="P10" text:outline-level="1">
<text:span text:style-name="T4">
Increased activity of Russian aviation reported</text:span>
</text:h>
      <text:p text:style-name="P4">
Authors: liveuamap (Language: en)</text:p>
      <text:p text:style-name="P4">
Time: 2023-05-07T16:09:25</text:p>
      <text:p text:style-name="P4">
Location: Russia (Latitude:45.96642 Longtitude:44.60449)</text:p>
      <text:p text:style-name="P4">
Videos: []</text:p>
      <text:p text:style-name="P4">
Images: []</text:p>
      <text:p text:style-name="P4">
Tags: []</text:p>
      <text:p text:style-name="P4">
Id: 22561156</text:p>
      <!--METADATA-->
      <text:p text:style-name="P4">
Increased activity of Russian aviation reported</text:p>
      <text:p text:style-name="P4">
News Collection Link: <text:a xlink:type="simple" xlink:href="https://liveuamap.com/en/2023/7-may-increased-activity-of-russian-aviation-reported" text:style-name="Internet_20_link" text:visited-style-name="Visited_20_Internet_20_Link">
https://liveuamap.com/en/2023/7-may-increased-activity-of-russian-aviation-reported</text:a>
</text:p>
      <text:p text:style-name="P4">
News Source: <text:a xlink:type="simple" xlink:href="https://t.me/war_monitor/7146" text:style-name="Internet_20_link" text:visited-style-name="Visited_20_Internet_20_Link">
https://t.me/war_monitor/7146</text:a>
</text:p>
      <!--NEWS-->
      <text:h text:style-name="P10" text:outline-level="1">
<text:span text:style-name="T4">
Vinnytska Oblast(22:08). Red Alert: aerial threat. Sirens sounding. Take cover now!</text:span>
</text:h>
      <text:p text:style-name="P4">
Authors: liveuamap (Language: en)</text:p>
      <text:p text:style-name="P4">
Time: 2023-05-07T16:10:00</text:p>
      <text:p text:style-name="P4">
Location: Vinnytska Oblast (Latitude:48.91667000 Longtitude:28.66667000)</text:p>
      <text:p text:style-name="P4">
Videos: []</text:p>
      <text:p text:style-name="P4">
Images: []</text:p>
      <text:p text:style-name="P4">
Tags: ["Europe", "Central and Eastern Europe"]</text:p>
      <text:p text:style-name="P4">
Id: 22561157</text:p>
      <!--METADATA-->
      <text:p text:style-name="P4">
Vinnytsia region(22:08). Red Alert: aerial threat. Sirens sounding. Take covernow!</text:p>
      <text:p text:style-name="P4">
News Collection Link: <text:a xlink:type="simple" xlink:href="https://liveuamap.com/en/2023/07-may-vinnytska-oblast2208-red-alert-aerial-g" text:style-name="Internet_20_link" text:visited-style-name="Visited_20_Internet_20_Link">
https://liveuamap.com/en/2023/07-may-vinnytska-oblast2208-red-alert-aerial-g</text:a>
</text:p>
      <text:p text:style-name="P4">
News Source: <text:a xlink:type="simple" xlink:href="https://t.me/air_alert_ua/44675" text:style-name="Internet_20_link" text:visited-style-name="Visited_20_Internet_20_Link">
https://t.me/air_alert_ua/44675</text:a>
</text:p>
      <!--NEWS-->
      <text:h text:style-name="P10" text:outline-level="1">
<text:span text:style-name="T4">
Marchenko launched a qualification at the Austrian tournament</text:span>
</text:h>
      <text:p text:style-name="P4">
Authors: Ukrinform (Person)</text:p>
      <text:p text:style-name="P4">
Publisher: Укринформ (Organization)</text:p>
      <text:p text:style-name="P4">
Published Time: 2023-05-07T16:13:49+03:00</text:p>
      <text:p text:style-name="P4">
Modified Time: 2023-05-07T16:13:49+03:00</text:p>
      <text:p text:style-name="P4">
Description: The Ukrainian in two sets beat Austrian Schwarzler. - Ukrinform.</text:p>
      <text:p text:style-name="P4">
Images: ["<text:a xlink:type="simple" xlink:href="https://static.ukrinform.com/photos/2023_05/thumb_files/630_360_1683465132-267.jpg" text:style-name="Internet_20_link" text:visited-style-name="Visited_20_Internet_20_Link">
630_360_16834...</text:a>
"]</text:p>
      <text:p text:style-name="P4">
Tags: ['Теніс', 'Марченко']</text:p>
      <text:p text:style-name="P4">
Type: Article</text:p>
      <!--METADATA-->
      <text:p text:style-name="P4">
<draw:frame draw:style-name="fr1" draw:name="Image203" text:anchor-type="as-char" svg:width="6.9236in" svg:height="3.956343in" draw:z-index="0">
<draw:image xlink:href="../Images/yкринформ/2023-05-07T16-13-49-03-00/630_360_1683465132-267.jpg" xlink:type="simple" xlink:show="embed" xlink:actuate="onLoad" draw:mime-type="image/jpeg"/>
</draw:frame>
Austrian Schwarzler beat the two sets of two sets.</text:p>
      <text:p text:style-name="P4">
Ukrainian tennis player Ilya Marchenko began with a victory qualification of Challengeer Mauthausen(Austria), reports Ukrinform.</text:p>
      <text:p text:style-name="P4">
In the semifinals of the selection, Marchenko won in two sets of Austrian Joel Schwarzler -7: 5, 6: 2. It should be noted that in the first party, Elijah broke out victory, second: 5. There are four breaks in the Ukrainian asset.</text:p>
      <text:p text:style-name="P4">
In the decisive match, Marchenko will play with Lucasomgierh from Germany for reaching the main grid.</text:p>
      <text:p text:style-name="P4">
Another Ukrainian Vladislav Manafov lost at the start of the qualification of Challengerus Prague. In two sets, Manafov gave way to Argentine Guido Andreosi.</text:p>
      <text:p text:style-name="P4">
<text:span text:style-name="T4">
 Read also: </text:span>
 <text:a xlink:type="simple" xlink:href="https://www.ukrinform.ua/rubric-sports/3705770-svontek-postupilas-u-finali-turniru-v-madridi.html" text:style-name="Internet_20_link" text:visited-style-name="Visited_20_Internet_20_Link">
</text:a>
As reported by Ukrinform, earlier Marchenko was unable to enter the main grid of the TournaTPP Challenger Tour 75 in the Czech Ostrava. In the finale of qualification, the Ukrainian lost to Henry Skweyr from Germany.</text:p>
      <text:p text:style-name="P4">
Photo: btu.org.ua</text:p>
      <text:p text:style-name="P4">
News Source: <text:a xlink:type="simple" xlink:href="https://www.ukrinform.ua/rubric-sports/3705970-marcenko-peremozno-rozpocav-kvalifikaciu-na-turniri-v-avstrii.html" text:style-name="Internet_20_link" text:visited-style-name="Visited_20_Internet_20_Link">
https://www.ukrinform.ua/rubric-sports/3705970-marcenko-peremozno-rozpocav-kvalifikaciu-na-turniri-v-avstrii.html</text:a>
</text:p>
      <!--NEWS-->
      <text:h text:style-name="P10" text:outline-level="1">
<text:span text:style-name="T4">
Russia's war against Ukraine united the Transatlantic Alliance - Borrel</text:span>
</text:h>
      <text:p text:style-name="P4">
Authors: Ukrinform (Person)</text:p>
      <text:p text:style-name="P4">
Publisher: Укринформ (Organization)</text:p>
      <text:p text:style-name="P4">
Published Time: 2023-05-07T16:19:00+03:00</text:p>
      <text:p text:style-name="P4">
Modified Time: 2023-05-07T16:19:00+03:00</text:p>
      <text:p text:style-name="P4">
Description: The high representative of the European Union Josep Borrel stated on Sunday that the full -scale invasion of Russia into Ukraine was united by the Transatlantic Alliance.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Боррель', 'Війна з росією']</text:p>
      <text:p text:style-name="P4">
Type: Article</text:p>
      <!--METADATA-->
      <text:p text:style-name="P4">
<draw:frame draw:style-name="fr1" draw:name="Image204" text:anchor-type="as-char" svg:width="6.9236in" svg:height="3.956343in" draw:z-index="0">
<draw:image xlink:href="../Images/yкринформ/2023-05-07T16-19-00-03-00/630_360_1667561515-584.jpg" xlink:type="simple" xlink:show="embed" xlink:actuate="onLoad" draw:mime-type="image/jpeg"/>
</draw:frame>
The high representative of the European Union Josep Borrel declared on Sunday that the full -scale invasion of Russia into Ukraine united the Transatlantic Alliance.</text:p>
      <text:p text:style-name="P4">
According to Ukrinform, Borrel reported in his <text:a xlink:type="simple" xlink:href="https://www.eeas.europa.eu/eeas/meeting-expectations-fragmenting-world_en" text:style-name="Internet_20_link" text:visited-style-name="Visited_20_Internet_20_Link">
</text:a>
.</text:p>
      <text:p text:style-name="P4">
“Impresses how much <text:a xlink:type="simple" xlink:href="https://www.ukrinform.ua/tag-vijna" text:style-name="Internet_20_link" text:visited-style-name="Visited_20_Internet_20_Link">
</text:a>
Russia against Ukraine has given more unity and even the revival of the transatlantic alliance. War(RF - Ed.)Ukraine explained that Ukraine, Canada, Tai -Europeans, ”Borrel wrote.</text:p>
      <text:p text:style-name="P4">
He noted that in addition to the help of Ukraine, there were also a general sense of renewal, purpose and willingness to pay the price for compliance with the principles of the international rule of law, freedom and democracy.</text:p>
      <text:p text:style-name="P4">
Borrel noted that despite political differences, strategic issues are moving together.</text:p>
      <text:p text:style-name="P4">
“Of course, as always, political differences remain. Take a protective aspects of inflation reduction or our disputes over hundreds or different approaches to combating climate change(Subsidies when pricing for carbon). Але в стратегічних питаннях ми рухаємося разом,принаймні з адміністрацією Байдена», – зазначив політик.</text:p>
      <text:p text:style-name="P4">
Водночас Боррель вважає, що така трансатлантична єдність і єдність G7супроводжується більшим політичним розривом зі світом, що розвивається.</text:p>
      <text:p text:style-name="P4">
<text:span text:style-name="T4">
Читайте також:</text:span>
 <text:a xlink:type="simple" xlink:href="https://www.ukrinform.ua/rubric-ato/3704593-es-ne-viklucae-vikoristanna-rosieu-ataki-na-kreml-ak-privid-dla-posilenna-agresii-borrel.html" text:style-name="Internet_20_link" text:visited-style-name="Visited_20_Internet_20_Link">
 <text:span text:style-name="T4">
Боррель</text:span>
 </text:a>
According to him, most meetings in Ukraine in Ukraine are conditioned by dual standards and disappointment due to the fact that other reports do not receive the same attention and significant resources as those that are important for Ukraine.</text:p>
      <text:p text:style-name="P4">
“We often say that we want the victory of Ukraine and make everything to achieve it. We need to take on the same level of obligations to win world public opinion, ”says Politics.</text:p>
      <text:p text:style-name="P4">
As reported by Ukrinform, the EU countries continue to work on the implementation of the joint -bearing process <text:a xlink:type="simple" xlink:href="https://www.ukrinform.ua/rubric-ato/3700158-spilne-zamovlenna-boepripasiv-dla-ukraini-es-prodovzue-robotu-nad-realizacieu-proektu.html" text:style-name="Internet_20_link" text:visited-style-name="Visited_20_Internet_20_Link">
</text:a>
, at the same time, the EU consistently fulfills its own supply to Ukraine with military equipment, weapons and ammunition to cover the defense needs for aggression.</text:p>
      <text:p text:style-name="P4">
News Source: <text:a xlink:type="simple" xlink:href="https://www.ukrinform.ua/rubric-polytics/3705973-vijna-rosii-proti-ukraini-obednala-transatlanticnij-alans-borrel.html" text:style-name="Internet_20_link" text:visited-style-name="Visited_20_Internet_20_Link">
https://www.ukrinform.ua/rubric-polytics/3705973-vijna-rosii-proti-ukraini-obednala-transatlanticnij-alans-borrel.html</text:a>
</text:p>
      <!--NEWS-->
      <text:h text:style-name="P10" text:outline-level="1">
<text:span text:style-name="T4">
Chernihivska Oblast(22:21). Red Alert: aerial threat. Sirens sounding. Take cover now!</text:span>
</text:h>
      <text:p text:style-name="P4">
Authors: liveuamap (Language: en)</text:p>
      <text:p text:style-name="P4">
Time: 2023-05-07T16:22:00</text:p>
      <text:p text:style-name="P4">
Location: Chernihivska Oblast (Latitude:51.33333000 Longtitude:32.00000000)</text:p>
      <text:p text:style-name="P4">
Videos: []</text:p>
      <text:p text:style-name="P4">
Images: []</text:p>
      <text:p text:style-name="P4">
Tags: ["Europe", "Central and Eastern Europe"]</text:p>
      <text:p text:style-name="P4">
Id: 22561159</text:p>
      <!--METADATA-->
      <text:p text:style-name="P4">
Chernihiv region(22:21). Red Alert: aerial threat. Sirens sounding. Takecover now!</text:p>
      <text:p text:style-name="P4">
News Collection Link: <text:a xlink:type="simple" xlink:href="https://liveuamap.com/en/2023/07-may-chernihivska-oblast2221-red-alert-aerig" text:style-name="Internet_20_link" text:visited-style-name="Visited_20_Internet_20_Link">
https://liveuamap.com/en/2023/07-may-chernihivska-oblast2221-red-alert-aerig</text:a>
</text:p>
      <text:p text:style-name="P4">
News Source: <text:a xlink:type="simple" xlink:href="https://t.me/suspilnechernihiv/18361" text:style-name="Internet_20_link" text:visited-style-name="Visited_20_Internet_20_Link">
https://t.me/suspilnechernihiv/18361</text:a>
</text:p>
      <!--NEWS-->
      <text:h text:style-name="P10" text:outline-level="1">
<text:span text:style-name="T4">
Poltavska Oblast(22:24). Red Alert: aerial threat. Sirens sounding. Take cover now!</text:span>
</text:h>
      <text:p text:style-name="P4">
Authors: liveuamap (Language: en)</text:p>
      <text:p text:style-name="P4">
Time: 2023-05-07T16:26:00</text:p>
      <text:p text:style-name="P4">
Location: Poltavska Oblast (Latitude:49.47653 Longtitude:33.81839)</text:p>
      <text:p text:style-name="P4">
Videos: []</text:p>
      <text:p text:style-name="P4">
Images: []</text:p>
      <text:p text:style-name="P4">
Tags: ["Europe", "Central and Eastern Europe"]</text:p>
      <text:p text:style-name="P4">
Id: 22561160</text:p>
      <!--METADATA-->
      <text:p text:style-name="P4">
Poltava(22:24). Red Alert: aerial threat. Sirens sounding. Take covernow!</text:p>
      <text:p text:style-name="P4">
News Collection Link: <text:a xlink:type="simple" xlink:href="https://liveuamap.com/en/2023/07-may-poltavska-oblast2224-red-alert-aerial-g" text:style-name="Internet_20_link" text:visited-style-name="Visited_20_Internet_20_Link">
https://liveuamap.com/en/2023/07-may-poltavska-oblast2224-red-alert-aerial-g</text:a>
</text:p>
      <text:p text:style-name="P4">
News Source: <text:a xlink:type="simple" xlink:href="https://t.me/air_alert_ua/44677" text:style-name="Internet_20_link" text:visited-style-name="Visited_20_Internet_20_Link">
https://t.me/air_alert_ua/44677</text:a>
</text:p>
      <!--NEWS-->
      <text:h text:style-name="P10" text:outline-level="1">
<text:span text:style-name="T4">
Explosions were reported in Odesa region</text:span>
</text:h>
      <text:p text:style-name="P4">
Authors: liveuamap (Language: en)</text:p>
      <text:p text:style-name="P4">
Time: 2023-05-07T16:28:12</text:p>
      <text:p text:style-name="P4">
Location: Zatoka, Odessa Oblast (Latitude:46.0718 Longtitude:30.44818)</text:p>
      <text:p text:style-name="P4">
Videos: []</text:p>
      <text:p text:style-name="P4">
Images: []</text:p>
      <text:p text:style-name="P4">
Tags: []</text:p>
      <text:p text:style-name="P4">
Id: 22561161</text:p>
      <!--METADATA-->
      <text:p text:style-name="P4">
Explosions were reported in Odesa region</text:p>
      <text:p text:style-name="P4">
News Collection Link: <text:a xlink:type="simple" xlink:href="https://liveuamap.com/en/2023/7-may-explosions-were-reported-in-odesa-region-" text:style-name="Internet_20_link" text:visited-style-name="Visited_20_Internet_20_Link">
https://liveuamap.com/en/2023/7-may-explosions-were-reported-in-odesa-region-</text:a>
</text:p>
      <text:p text:style-name="P4">
News Source: <text:a xlink:type="simple" xlink:href="https://t.me/lachentyt/29049" text:style-name="Internet_20_link" text:visited-style-name="Visited_20_Internet_20_Link">
https://t.me/lachentyt/29049</text:a>
</text:p>
      <!--NEWS-->
      <text:h text:style-name="P10" text:outline-level="1">
<text:span text:style-name="T4">
The "power" of Crimea is dramatically changing rhetoric - Tashev</text:span>
</text:h>
      <text:p text:style-name="P4">
Authors: Ukrinform (Person)</text:p>
      <text:p text:style-name="P4">
Publisher: Укринформ (Organization)</text:p>
      <text:p text:style-name="P4">
Published Time: 2023-05-07T16:29:40+03:00</text:p>
      <text:p text:style-name="P4">
Modified Time: 2023-05-07T16:29:40+03:00</text:p>
      <text:p text:style-name="P4">
Description: In the occupying power of the Crimea, rhetoric is dramatically changed against the background of Ukrainian counter -offensive, and on the peninsula they begin to form lists for evacuation. - Ukrinform.</text:p>
      <text:p text:style-name="P4">
Images: ["<text:a xlink:type="simple" xlink:href="https://static.ukrinform.com/photos/2023_05/thumb_files/630_360_1683122171-688.jpg" text:style-name="Internet_20_link" text:visited-style-name="Visited_20_Internet_20_Link">
630_360_16831...</text:a>
"]</text:p>
      <text:p text:style-name="P4">
Tags: ['Крим', 'Війна з росією', 'Таміла Ташева']</text:p>
      <text:p text:style-name="P4">
Type: Article</text:p>
      <!--METADATA-->
      <text:p text:style-name="P4">
<draw:frame draw:style-name="fr1" draw:name="Image205" text:anchor-type="as-char" svg:width="6.9236in" svg:height="3.956343in" draw:z-index="0">
<draw:image xlink:href="../Images/yкринформ/2023-05-07T16-29-40-03-00/630_360_1683122171-688.jpg" xlink:type="simple" xlink:show="embed" xlink:actuate="onLoad" draw:mime-type="image/jpeg"/>
</draw:frame>
The vocal authorities of the Crimea change dramatically on the background of the Ukrainian contrast, on the peninsula begin to form lists for evacuation.</text:p>
      <text:p text:style-name="P4">
This was reported by a permanent representative of the President in the Crimea Tamil Tashev in <text:a xlink:type="simple" xlink:href="https://www.youtube.com/watch" text:style-name="Internet_20_link" text:visited-style-name="Visited_20_Internet_20_Link">
</text:a>
transmits Ukrinform.</text:p>
      <text:p text:style-name="P4">
"In the last months, since the beginning of a full -scale invasion of the rhetoria -collection power of the Crimea, it is fundamental.</text:p>
      <text:p text:style-name="P4">
According to Tasheva, along with the change of these narratives the occupying power <text:a xlink:type="simple" xlink:href="https://www.ukrinform.ua/tag-krim" text:style-name="Internet_20_link" text:visited-style-name="Visited_20_Internet_20_Link">
</text:a>
It also builds its further rhetoric.</text:p>
      <text:p text:style-name="P4">
"They are building defensive structures on the territory of the peninsula, even on the southern coast of Crimea, which is generally strange. They try to show that good businessmen who can protect Crimea - build bomb shelters, accumulate food and water stocks," - said.</text:p>
      <text:p text:style-name="P4">
<text:span text:style-name="T4">
 Read also: </text:span>
 <text:a xlink:type="simple" xlink:href="https://www.ukrinform.ua/rubric-crimea/3705529-zvilnenna-krimu-bude-serjoznim-udarom-po-rosijskomu-imperializmu-mzs-cehii.html" text:style-name="Internet_20_link" text:visited-style-name="Visited_20_Internet_20_Link">
<text:span text:style-name="T4">
 Crimea </text:span>
</text:a>
Also, a permanent representative of the President in Crimea stated that from different sources there is information that on the peninsula they begin to formulate evacuation: "There is information about these lists in Krasnoperekopsk, Dzhankoi even in Simferopol and Simferopol district."</text:p>
      <text:p text:style-name="P4">
Tasheva stressed that the occupying power of Crimea realizes that Ukraine will have to read this territory.</text:p>
      <text:p text:style-name="P4">
As it was reported, the Ministry of Reintegration was named P <text:a xlink:type="simple" xlink:href="https://www.ukrinform.ua/rubric-crimea/3700670-u-minreintegracii-nazvali-pat-persih-krokiv-ukraini-v-krimu-pisla-deokupacii.html" text:style-name="Internet_20_link" text:visited-style-name="Visited_20_Internet_20_Link">
</text:a>
It is a provision of safety, demilitarization of Russian military bases, holding responsibility of state -owned statesmen, restoration of public authorities, ensuring information security.</text:p>
      <text:p text:style-name="P4">
News Source: <text:a xlink:type="simple" xlink:href="https://www.ukrinform.ua/rubric-crimea/3705977-u-vladi-krimu-kardinalno-zminuetsa-ritorika-taseva.html" text:style-name="Internet_20_link" text:visited-style-name="Visited_20_Internet_20_Link">
https://www.ukrinform.ua/rubric-crimea/3705977-u-vladi-krimu-kardinalno-zminuetsa-ritorika-taseva.html</text:a>
</text:p>
      <!--NEWS-->
      <text:h text:style-name="P10" text:outline-level="1">
<text:span text:style-name="T4">
Explosion was reported in Odesa</text:span>
</text:h>
      <text:p text:style-name="P4">
Authors: liveuamap (Language: en)</text:p>
      <text:p text:style-name="P4">
Time: 2023-05-07T16:30:31</text:p>
      <text:p text:style-name="P4">
Location: Odesa, Odessa Oblast (Latitude:46.51352 Longtitude:30.75897)</text:p>
      <text:p text:style-name="P4">
Videos: []</text:p>
      <text:p text:style-name="P4">
Images: []</text:p>
      <text:p text:style-name="P4">
Tags: []</text:p>
      <text:p text:style-name="P4">
Id: 22561162</text:p>
      <!--METADATA-->
      <text:p text:style-name="P4">
Explosion was reported in Odesa</text:p>
      <text:p text:style-name="P4">
News Collection Link: <text:a xlink:type="simple" xlink:href="https://liveuamap.com/en/2023/7-may-explosion-was-reported-in-odesa" text:style-name="Internet_20_link" text:visited-style-name="Visited_20_Internet_20_Link">
https://liveuamap.com/en/2023/7-may-explosion-was-reported-in-odesa</text:a>
</text:p>
      <text:p text:style-name="P4">
News Source: <text:a xlink:type="simple" xlink:href="https://t.me/suspilneodesa/23026" text:style-name="Internet_20_link" text:visited-style-name="Visited_20_Internet_20_Link">
https://t.me/suspilneodesa/23026</text:a>
</text:p>
      <!--NEWS-->
      <text:h text:style-name="P10" text:outline-level="1">
<text:span text:style-name="T4">
Changes in the work of VLK and additional money to communities: Shmigal told about the government's main decisions in the week</text:span>
</text:h>
      <text:p text:style-name="P4">
Authors: Ukrinform (Person)</text:p>
      <text:p text:style-name="P4">
Publisher: Укринформ (Organization)</text:p>
      <text:p text:style-name="P4">
Published Time: 2023-05-07T16:32:00+03:00</text:p>
      <text:p text:style-name="P4">
Modified Time: 2023-05-07T16:32:00+03:00</text:p>
      <text:p text:style-name="P4">
Description: The Cabinet of Ministers of Ukraine directed an additional UAH 3.1 billion for communities of Donetsk, Lugansk, Kherson and Zaporizhzhya regions. - Ukrinform.</text:p>
      <text:p text:style-name="P4">
Images: ["<text:a xlink:type="simple" xlink:href="https://static.ukrinform.com/photos/2023_04/thumb_files/630_360_1682514702-644.jpg" text:style-name="Internet_20_link" text:visited-style-name="Visited_20_Internet_20_Link">
630_360_16825...</text:a>
"]</text:p>
      <text:p text:style-name="P4">
Tags: ['Бюджет', 'Економіка', 'Енергетика', 'Шмигаль']</text:p>
      <text:p text:style-name="P4">
Type: Article</text:p>
      <!--METADATA-->
      <text:p text:style-name="P4">
<draw:frame draw:style-name="fr1" draw:name="Image206" text:anchor-type="as-char" svg:width="6.9236in" svg:height="3.956343in" draw:z-index="0">
<draw:image xlink:href="../Images/yкринформ/2023-05-07T16-32-00-03-00/630_360_1682514702-644.jpg" xlink:type="simple" xlink:show="embed" xlink:actuate="onLoad" draw:mime-type="image/jpeg"/>
</draw:frame>
The Cabinet of Ministers of Ukraine directed an additional UAH 3.1 billion for communities of Donetsk, Lugansk, Kherson and Zaporizhzhya regions.</text:p>
      <text:p text:style-name="P4">
According to Ukrinform, Prime Minister Denis Schmigal said this <text:a xlink:type="simple" xlink:href="https://www.facebook.com/dshmyhal/posts/pfbid0sNQd173SJJU9j5rKMiSFU6FcLQoPNpwTNhFuZzyeab1LiPY79qLGtY5GJesMg13Vl" text:style-name="Internet_20_link" text:visited-style-name="Visited_20_Internet_20_Link">
</text:a>
Summing up the week.</text:p>
      <text:p text:style-name="P4">
“An additional UAH 3.1 billion is directed as a subsidy to local budgets. These are funds for the communities of Donetsk region, Luhansk, Kherson and Zaporizhzhya region. We strengthen their disability and help mobilize resources for reconstruction, ”he wrote.</text:p>
      <text:p text:style-name="P4">
He added that this week the electronic queue at the Military Medical Commission worked in a test mode for Kharkiv, Lviv, Kiev, Vinnitsa and Odessa. The Parliament also approved the government -proof -projections on electronic document flow between the military unit of the Tatertorial Center of Acquisition and the creation of VLK at state and communal medical facilities.</text:p>
      <text:p text:style-name="P4">
Also this week, the government has approved a change in granting the status of a person with a disability due to <text:a xlink:type="simple" xlink:href="https://www.ukrinform.ua/tag-vijna" text:style-name="Internet_20_link" text:visited-style-name="Visited_20_Internet_20_Link">
</text:a>
Civilian Ukrainians who were injured after February 24, 2022. Medical and social expert commissions(MSEC)They will be able to establish a disability with combat operations during the time of the full -scale Russian aggression.</text:p>
      <text:p text:style-name="P4">
<text:span text:style-name="T4">
 Read also: </text:span>
 <text:a xlink:type="simple" xlink:href="https://www.ukrinform.ua/rubric-society/3705348-kabmin-dozvoliv-peredavati-vijskove-majno-nacpolicii-ta-administracii-dpsu.html" text:style-name="Internet_20_link" text:visited-style-name="Visited_20_Internet_20_Link">
<text:span text:style-name="T4">
 Cabinet </text:span>
</text:a>
Shmigal added that this week the modernized interstate line of electric programs between Ukraine and Poland was launched. This will significantly increase the communications of the Ukrainian and European energy systems, increase Ukraine's export-import can and increase the reliability of the power supply of consumers of the war.</text:p>
      <text:p text:style-name="P4">
The Prime Minister noted that the electronic system of Evherga will work on 16-type checks in the western direction. From next week, it will be accessed by truck drivers, from July - for bus drivers, from August - for the owners of cars. Evherga will save time for drivers, optimize business processes and arrange transport flows.<text:span text:style-name="T4">
 Read also: </text:span>
 <text:a xlink:type="simple" xlink:href="https://www.ukrinform.ua/rubric-vidbudova/3705274-kabmin-zaprosiv-bahrejn-dolucitisa-do-povoennoi-vidbudovi-ukraini.html" text:style-name="Internet_20_link" text:visited-style-name="Visited_20_Internet_20_Link">
<text:span text:style-name="T4">
 Cabinet </text:span>
</text:a>
The Prime Minister also communicated with the Ukrainian military who training in Britain. Nearly 15,000 Ukrainian defenders have already been trained there.</text:p>
      <text:p text:style-name="P4">
In addition, Shmigal made jointly with the first lady of Ukraine Elena Zelensk representation at the coronation of King Charles III and Queen Camilla. "Big to represent the heroic Ukrainian people during a landmark event for the whole world," the Prime Minister emphasized.</text:p>
      <text:p text:style-name="P4">
As reported by Ukrinform, in May <text:a xlink:type="simple" xlink:href="https://www.ukrinform.ua/rubric-society/3703763-urad-rozsiriv-perelik-pereselenciv-aki-maut-pravo-na-timcasove-zitlo.html" text:style-name="Internet_20_link" text:visited-style-name="Visited_20_Internet_20_Link">
</text:a>
categories of internally displaced persons entitled to receive temporary housing.</text:p>
      <text:p text:style-name="P4">
News Source: <text:a xlink:type="simple" xlink:href="https://www.ukrinform.ua/rubric-economy/3705978-urad-spramuvav-dodatkovi-31-milarda-dla-gromad-prifrontovih-oblastej-smigal.html" text:style-name="Internet_20_link" text:visited-style-name="Visited_20_Internet_20_Link">
https://www.ukrinform.ua/rubric-economy/3705978-urad-spramuvav-dodatkovi-31-milarda-dla-gromad-prifrontovih-oblastej-smigal.html</text:a>
</text:p>
      <!--NEWS-->
      <text:h text:style-name="P10" text:outline-level="1">
<text:span text:style-name="T4">
Kyiv(22:35). Red Alert: aerial threat. Sirens sounding. Take cover now!</text:span>
</text:h>
      <text:p text:style-name="P4">
Authors: liveuamap (Language: en)</text:p>
      <text:p text:style-name="P4">
Time: 2023-05-07T16:35:00</text:p>
      <text:p text:style-name="P4">
Location: Kyiv (Latitude:50.44343 Longtitude:30.53022)</text:p>
      <text:p text:style-name="P4">
Videos: []</text:p>
      <text:p text:style-name="P4">
Images: []</text:p>
      <text:p text:style-name="P4">
Tags: ["Europe", "Central and Eastern Europe"]</text:p>
      <text:p text:style-name="P4">
Id: 22561163</text:p>
      <!--METADATA-->
      <text:p text:style-name="P4">
Kyiv(22:35). Red Alert: aerial threat. Sirens sounding. Take cover now!</text:p>
      <text:p text:style-name="P4">
News Collection Link: <text:a xlink:type="simple" xlink:href="https://liveuamap.com/en/2023/07-may-kyiv2235-red-alert-aerial-threat-sireng" text:style-name="Internet_20_link" text:visited-style-name="Visited_20_Internet_20_Link">
https://liveuamap.com/en/2023/07-may-kyiv2235-red-alert-aerial-threat-sireng</text:a>
</text:p>
      <text:p text:style-name="P4">
News Source: <text:a xlink:type="simple" xlink:href="https://t.me/suspilnenews/20518" text:style-name="Internet_20_link" text:visited-style-name="Visited_20_Internet_20_Link">
https://t.me/suspilnenews/20518</text:a>
</text:p>
      <!--NEWS-->
      <text:h text:style-name="P10" text:outline-level="1">
<text:span text:style-name="T4">
Kyiv Oblast(22:35). Red Alert: aerial threat. Sirens sounding. Take cover now!</text:span>
</text:h>
      <text:p text:style-name="P4">
Authors: liveuamap (Language: en)</text:p>
      <text:p text:style-name="P4">
Time: 2023-05-07T16:37:00</text:p>
      <text:p text:style-name="P4">
Location: Kyiv Oblast (Latitude:50.24018000 Longtitude:30.23163000)</text:p>
      <text:p text:style-name="P4">
Videos: []</text:p>
      <text:p text:style-name="P4">
Images: []</text:p>
      <text:p text:style-name="P4">
Tags: ["Europe", "Central and Eastern Europe"]</text:p>
      <text:p text:style-name="P4">
Id: 22561164</text:p>
      <!--METADATA-->
      <text:p text:style-name="P4">
Kyiv region(22:35). Red Alert: aerial threat. Sirens sounding. Take cover now!</text:p>
      <text:p text:style-name="P4">
News Collection Link: <text:a xlink:type="simple" xlink:href="https://liveuamap.com/en/2023/07-may-kyiv-oblast2235-red-alert-aerial-threag" text:style-name="Internet_20_link" text:visited-style-name="Visited_20_Internet_20_Link">
https://liveuamap.com/en/2023/07-may-kyiv-oblast2235-red-alert-aerial-threag</text:a>
</text:p>
      <text:p text:style-name="P4">
News Source: <text:a xlink:type="simple" xlink:href="https://t.me/air_alert_ua/44679" text:style-name="Internet_20_link" text:visited-style-name="Visited_20_Internet_20_Link">
https://t.me/air_alert_ua/44679</text:a>
</text:p>
      <!--NEWS-->
      <text:h text:style-name="P10" text:outline-level="1">
<text:span text:style-name="T4">
The Russians fired at Sumy and Chernihiv region six times a day</text:span>
</text:h>
      <text:p text:style-name="P4">
Authors: Ukrinform (Person)</text:p>
      <text:p text:style-name="P4">
Publisher: Укринформ (Organization)</text:p>
      <text:p text:style-name="P4">
Published Time: 2023-05-07T16:38:54+03:00</text:p>
      <text:p text:style-name="P4">
Modified Time: 2023-05-07T16:38:54+03:00</text:p>
      <text:p text:style-name="P4">
Description: Russian troops fired at the Chernihiv and Sumy regions six times a day. - Ukrinform.</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Сумщина', 'Чернігівщина', 'Війна з росією']</text:p>
      <text:p text:style-name="P4">
Type: Article</text:p>
      <!--METADATA-->
      <text:p text:style-name="P4">
<draw:frame draw:style-name="fr1" draw:name="Image207" text:anchor-type="as-char" svg:width="6.9236in" svg:height="3.956343in" draw:z-index="0">
<draw:image xlink:href="../Images/yкринформ/2023-05-07T16-38-54-03-00/630_360_1677781968-366.jpg" xlink:type="simple" xlink:show="embed" xlink:actuate="onLoad" draw:mime-type="image/jpeg"/>
</draw:frame>
The Russian border of Chernihiv and Sumy region was fired six times a day.</text:p>
      <text:p text:style-name="P4">
According to Ukrinform, the North Operational Command reports in <text:a xlink:type="simple" xlink:href="https://t.me/ok_pivnich1/2419" text:style-name="Internet_20_link" text:visited-style-name="Visited_20_Internet_20_Link">
</text:a>
At about 10:20, five hits were recorded, probably at the helicopter, at the Kostobori district -populated point.</text:p>
      <text:p text:style-name="P4">
At about 10:20 there were four hit, probably at the helicopter, a populated point of Leonivka.</text:p>
      <text:p text:style-name="P4">
About 10:15 one hit, probably CA, from the Russian aircraft-35, on the settlement of Zarichya.</text:p>
      <text:p text:style-name="P4">
From 10:40 to 11:10, 10 hits were recorded, probably from a mortar of 82 mm caliber, in the Undon of the settlement of Blushn.</text:p>
      <text:p text:style-name="P4">
From 11:25 to 11:45, 15 hits were recorded, probably from the barrel artillery, in the village of the settlement the middle of the Buda.</text:p>
      <text:p text:style-name="P4">
From 13:45 to 14:16, eight hits were recorded, pre -SAU, at the Bachivsk regional pop.</text:p>
      <text:p text:style-name="P4">
<text:span text:style-name="T4">
 Read also: </text:span>
 <text:a xlink:type="simple" xlink:href="https://www.ukrinform.ua/rubric-regions/3705879-vijska-rf-za-dobu-obstrilali-devat-oblastej-ukraini-zvedenna-ova.html" text:style-name="Internet_20_link" text:visited-style-name="Visited_20_Internet_20_Link">
<text:span text:style-name="T4">
 Ova </text:span>
</text:a>
From 14:49 to 15:30 17 hits were recorded, probably from the barrel artillery, the Understanding of the settlement of ZNOBB Novgorod.</text:p>
      <text:p text:style-name="P4">
There was no information about losses among the local population or damage to civilian infrastructure.</text:p>
      <text:p text:style-name="P4">
As reported by Ukrinform, on May 6 the enemy a day 11 times <text:a xlink:type="simple" xlink:href="https://www.ukrinform.ua/rubric-ato/3705766-vorog-za-dobu-11-raziv-obstrilav-prikordonna-sumsini.html" text:style-name="Internet_20_link" text:visited-style-name="Visited_20_Internet_20_Link">
</text:a>
</text:p>
      <text:p text:style-name="P4">
News Source: <text:a xlink:type="simple" xlink:href="https://www.ukrinform.ua/rubric-ato/3705980-rosiani-za-den-sist-raziv-obstrilali-prikordonna-sumsini-ta-cernigivsini.html" text:style-name="Internet_20_link" text:visited-style-name="Visited_20_Internet_20_Link">
https://www.ukrinform.ua/rubric-ato/3705980-rosiani-za-den-sist-raziv-obstrilali-prikordonna-sumsini-ta-cernigivsini.html</text:a>
</text:p>
      <!--NEWS-->
      <text:h text:style-name="P10" text:outline-level="1">
<text:span text:style-name="T4">
In Asia, new temperature records are recorded on the background of climate change</text:span>
</text:h>
      <text:p text:style-name="P4">
Authors: Ukrinform (Person)</text:p>
      <text:p text:style-name="P4">
Publisher: Укринформ (Organization)</text:p>
      <text:p text:style-name="P4">
Published Time: 2023-05-07T16:53:00+03:00</text:p>
      <text:p text:style-name="P4">
Modified Time: 2023-05-07T16:53:00+03:00</text:p>
      <text:p text:style-name="P4">
Description: Vietnam has recorded the highest temperature in the country's history, just above 44 degrees Celsius, while experts predict that it will soon be exceeded due to climate change. - Ukrinform.</text:p>
      <text:p text:style-name="P4">
Images: ["<text:a xlink:type="simple" xlink:href="https://static.ukrinform.com/photos/2023_05/thumb_files/630_360_1683467299-182.jpg" text:style-name="Internet_20_link" text:visited-style-name="Visited_20_Internet_20_Link">
630_360_16834...</text:a>
"]</text:p>
      <text:p text:style-name="P4">
Tags: ['Рекорд', 'Таїланд', "В'єтнам", 'Зміна клімату', 'Азія', 'Глобальне потепління']</text:p>
      <text:p text:style-name="P4">
Type: Article</text:p>
      <!--METADATA-->
      <text:p text:style-name="P4">
<draw:frame draw:style-name="fr1" draw:name="Image208" text:anchor-type="as-char" svg:width="6.9236in" svg:height="3.956343in" draw:z-index="0">
<draw:image xlink:href="../Images/yкринформ/2023-05-07T16-53-00-03-00/630_360_1683467299-182.jpg" xlink:type="simple" xlink:show="embed" xlink:actuate="onLoad" draw:mime-type="image/jpeg"/>
</draw:frame>
Vietnam has the highest temperature in the country's history, just above 44 degrees Centralia, while experts predict that it will soon be exacerbated due to climate change.</text:p>
      <text:p text:style-name="P4">
As Ukrinform reports, it reports <text:a xlink:type="simple" xlink:href="https://www.bbc.co.uk/news/world-asia-65518528" text:style-name="Internet_20_link" text:visited-style-name="Visited_20_Internet_20_Link">
</text:a>
.</text:p>
      <text:p text:style-name="P4">
Температурний рекорд був встановлений в північній провінції Тхань Хоа, дечиновники попередили людей залишатися вдома в найспекотніший час дня.</text:p>
      <text:p text:style-name="P4">
У в’єтнамській столиці Ханой експерт зі зміни клімату Нгуєн Нгок Хуй розповів,що новий рекорд у В’єтнамі викликає «тривогу», враховуючи «контекст <text:a xlink:type="simple" xlink:href="https://www.ukrinform.ua/tag-zmina-klimatu" text:style-name="Internet_20_link" text:visited-style-name="Visited_20_Internet_20_Link">
</text:a>
and global warming. "</text:p>
      <text:p text:style-name="P4">
“I believe that this record will still be updated many times. This record confirms that extreme climatic models are true, ”he said.</text:p>
      <text:p text:style-name="P4">
Since the beginning of the industrial era, the average temperature in the world is already warmed by 1.1 ° C, and the temperatures will increase in the future if governments do not sharpen carbon emissions.</text:p>
      <text:p text:style-name="P4">
<text:span text:style-name="T4">
 Read also: </text:span>
 <text:a xlink:type="simple" xlink:href="https://www.ukrinform.ua/rubric-world/3700027-es-ta-norvegia-stvorili-zelenij-alans-dla-borotbi-zi-zminou-klimatu.html" text:style-name="Internet_20_link" text:visited-style-name="Visited_20_Internet_20_Link">
<text:span text:style-name="T4">
 climate </text:span>
</text:a>
It is noted that in other countries of Asia there is also extraordinary weather.</text:p>
      <text:p text:style-name="P4">
Thailand declared a record 44.6 degrees Celsius in Western Provincial. Meanwhile, Myanmar's media reported that 43.8 degrees have been recorded in the city in the east, which is the highest temperature in recent decades.</text:p>
      <text:p text:style-name="P4">
As reported by Ukrinform, <text:a xlink:type="simple" xlink:href="https://www.ukrinform.ua/rubric-world/3704979-aponia-nadast-aziatskotihookeanskim-krainam-25-miljoniv-dla-virisenna-problem-zmini-klimatu.html" text:style-name="Internet_20_link" text:visited-style-name="Visited_20_Internet_20_Link">
</text:a>
Asian Development Bank(Cloud)To help the countries of the Asia-Pacific region with the solution of the problems of the change in the changes.</text:p>
      <text:p text:style-name="P4">
_ Photo: huu khoa _</text:p>
      <text:p text:style-name="P4">
News Source: <text:a xlink:type="simple" xlink:href="https://www.ukrinform.ua/rubric-world/3705983-v-azii-fiksuut-novi-temperaturni-rekordi-na-tli-zmini-klimatu.html" text:style-name="Internet_20_link" text:visited-style-name="Visited_20_Internet_20_Link">
https://www.ukrinform.ua/rubric-world/3705983-v-azii-fiksuut-novi-temperaturni-rekordi-na-tli-zmini-klimatu.html</text:a>
</text:p>
      <!--NEWS-->
      <text:h text:style-name="P10" text:outline-level="1">
<text:span text:style-name="T4">
Sumy region, Zhytomyr, Zhytomyr region (22:52). Red Alrt: Aerial Tchretate. Sirens Sounding ...</text:span>
</text:h>
      <text:p text:style-name="P4">
Authors: liveuamap (Language: en)</text:p>
      <text:p text:style-name="P4">
Time: 2023-05-07T16:54:00</text:p>
      <text:p text:style-name="P4">
Location: Sumska Oblast (Latitude:51.00121 Longtitude:33.99905)</text:p>
      <text:p text:style-name="P4">
Videos: []</text:p>
      <text:p text:style-name="P4">
Images: []</text:p>
      <text:p text:style-name="P4">
Tags: ["Europe", "Central and Eastern Europe"]</text:p>
      <text:p text:style-name="P4">
Id: 22561165</text:p>
      <!--METADATA-->
      <text:p text:style-name="P4">
Sumy region, Zhytomyr, Zhytomyr region(22:52). Red Alert: aerial threat.Sirens sounding. Take cover now!</text:p>
      <text:p text:style-name="P4">
News Collection Link: <text:a xlink:type="simple" xlink:href="https://liveuamap.com/en/2023/07-may-sumska-oblast-zhytomyr-zhytomyrska-oblg" text:style-name="Internet_20_link" text:visited-style-name="Visited_20_Internet_20_Link">
https://liveuamap.com/en/2023/07-may-sumska-oblast-zhytomyr-zhytomyrska-oblg</text:a>
</text:p>
      <text:p text:style-name="P4">
News Source: <text:a xlink:type="simple" xlink:href="https://t.me/air_alert_ua/44686" text:style-name="Internet_20_link" text:visited-style-name="Visited_20_Internet_20_Link">
https://t.me/air_alert_ua/44686</text:a>
</text:p>
      <!--NEWS-->
      <text:h text:style-name="P10" text:outline-level="1">
<text:span text:style-name="T4">
UPL: Shakhtar and Alexandria shared points</text:span>
</text:h>
      <text:p text:style-name="P4">
Authors: Ukrinform (Person)</text:p>
      <text:p text:style-name="P4">
Publisher: Укринформ (Organization)</text:p>
      <text:p text:style-name="P4">
Published Time: 2023-05-07T16:59:00+03:00</text:p>
      <text:p text:style-name="P4">
Modified Time: 2023-05-07T16:59:00+03:00</text:p>
      <text:p text:style-name="P4">
Description: Alexandria scored 8 out of 11 matches under the leadership of Rotan - Ukrinform.</text:p>
      <text:p text:style-name="P4">
Images: ["<text:a xlink:type="simple" xlink:href="https://static.ukrinform.com/photos/2023_05/thumb_files/630_360_1683467196-844.jpg" text:style-name="Internet_20_link" text:visited-style-name="Visited_20_Internet_20_Link">
630_360_16834...</text:a>
"]</text:p>
      <text:p text:style-name="P4">
Tags: ['Футбол', 'Олександрія', 'Шахтар']</text:p>
      <text:p text:style-name="P4">
Type: Article</text:p>
      <!--METADATA-->
      <text:p text:style-name="P4">
<draw:frame draw:style-name="fr1" draw:name="Image209" text:anchor-type="as-char" svg:width="6.9236in" svg:height="3.956343in" draw:z-index="0">
<draw:image xlink:href="../Images/yкринформ/2023-05-07T16-59-00-03-00/630_360_1683467196-844.jpg" xlink:type="simple" xlink:show="embed" xlink:actuate="onLoad" draw:mime-type="image/jpeg"/>
</draw:frame>
Alexandria scored in 8 out of 11 matches under the leadership of Rotan</text:p>
      <text:p text:style-name="P4">
Alexandria selected Shakhtar points in the 25th round of the Ukrainian Premier League-1: 1, Ukrinform reports.</text:p>
      <text:p text:style-name="P4">
Mykola Mikhailenko opened the account in the 9th minute. For 21-year-old Mikhailenko, this is a debut goal in 10 matches for Alexandria.</text:p>
      <text:p text:style-name="P4">
Shakhtar was able to play in the second half of the second half - Kelsea played awarding and leveled the score in the match. This goal was the last in the meeting.</text:p>
      <text:p text:style-name="P4">
This draw leaves Shakhtar in the first place in the UPL, they have 60 points and the advantage of the Uprum over the Dnieper-1, although Dnipro for one game is less. Alexandria goes the heel, having 38 points in its asset.</text:p>
      <text:p text:style-name="P4">
<text:span text:style-name="T4">
 Read also: </text:span>
 <text:a xlink:type="simple" xlink:href="https://www.ukrinform.ua/rubric-sports/3705942-upl-metalist-obigrav-lviv-cornomorec-postupivsa-dnipru1.html" text:style-name="Internet_20_link" text:visited-style-name="Visited_20_Internet_20_Link">
<text:span text:style-name="T4">
 UPL </text:span>
</text:a>
As reported by Ukrinform, in other matches of the Metalist game won "Lviv", and "Dnipro-1" defeated "Chernomorets".</text:p>
      <text:p text:style-name="P4">
Photo: upl.ua</text:p>
      <text:p text:style-name="P4">
News Source: <text:a xlink:type="simple" xlink:href="https://www.ukrinform.ua/rubric-sports/3705985-upl-sahtar-ta-oleksandria-podilili-ocki.html" text:style-name="Internet_20_link" text:visited-style-name="Visited_20_Internet_20_Link">
https://www.ukrinform.ua/rubric-sports/3705985-upl-sahtar-ta-oleksandria-podilili-ocki.html</text:a>
</text:p>
      <!--NEWS-->
      <text:h text:style-name="P10" text:outline-level="1">
<text:span text:style-name="T4">
Vinnytska Oblast(23:05). Red Alert: aerial threat. Sirens sounding. Take cover now!</text:span>
</text:h>
      <text:p text:style-name="P4">
Authors: liveuamap (Language: en)</text:p>
      <text:p text:style-name="P4">
Time: 2023-05-07T17:07:00</text:p>
      <text:p text:style-name="P4">
Location: Vinnytska Oblast (Latitude:48.91717 Longtitude:28.66732)</text:p>
      <text:p text:style-name="P4">
Videos: []</text:p>
      <text:p text:style-name="P4">
Images: []</text:p>
      <text:p text:style-name="P4">
Tags: ["Europe", "Central and Eastern Europe"]</text:p>
      <text:p text:style-name="P4">
Id: 22561166</text:p>
      <!--METADATA-->
      <text:p text:style-name="P4">
Vinnytsia region(23:05). Red Alert: aerial threat. Sirens sounding. Take covernow!</text:p>
      <text:p text:style-name="P4">
News Collection Link: <text:a xlink:type="simple" xlink:href="https://liveuamap.com/en/2023/07-may-vinnytska-oblast2305-red-alert-aerial-g" text:style-name="Internet_20_link" text:visited-style-name="Visited_20_Internet_20_Link">
https://liveuamap.com/en/2023/07-may-vinnytska-oblast2305-red-alert-aerial-g</text:a>
</text:p>
      <text:p text:style-name="P4">
News Source: <text:a xlink:type="simple" xlink:href="https://t.me/air_alert_ua/44688" text:style-name="Internet_20_link" text:visited-style-name="Visited_20_Internet_20_Link">
https://t.me/air_alert_ua/44688</text:a>
</text:p>
      <!--NEWS-->
      <text:h text:style-name="P10" text:outline-level="1">
<text:span text:style-name="T4">
Zaluzhny met with the General Inspector of the Bundeswehr - they talked about the situation at the front</text:span>
</text:h>
      <text:p text:style-name="P4">
Authors: Ukrinform (Person)</text:p>
      <text:p text:style-name="P4">
Publisher: Укринформ (Organization)</text:p>
      <text:p text:style-name="P4">
Published Time: 2023-05-07T17:10:00+03:00</text:p>
      <text:p text:style-name="P4">
Modified Time: 2023-05-07T17:10:00+03:00</text:p>
      <text:p text:style-name="P4">
Description: The Commander -in -Chief of the Armed Forces Valery Zaluzhny this week in Ukraine met with the General Inspector of the Bundeswehr General Karsten Berler. - Ukrinform.</text:p>
      <text:p text:style-name="P4">
Images: ["<text:a xlink:type="simple" xlink:href="https://static.ukrinform.com/photos/2023_02/thumb_files/630_360_1676531390-589.jpg" text:style-name="Internet_20_link" text:visited-style-name="Visited_20_Internet_20_Link">
630_360_16765...</text:a>
", "<text:a xlink:type="simple" xlink:href="https://static.ukrinform.com/photos/2023_05/1683469005-144.jpg" text:style-name="Internet_20_link" text:visited-style-name="Visited_20_Internet_20_Link">
1683469005-14...</text:a>
"]</text:p>
      <text:p text:style-name="P4">
Tags: ['Бундесвер', 'ЗСУ', 'Валерій Залужний']</text:p>
      <text:p text:style-name="P4">
Type: Article</text:p>
      <!--METADATA-->
      <text:p text:style-name="P4">
<draw:frame draw:style-name="fr1" draw:name="Image210" text:anchor-type="as-char" svg:width="6.9236in" svg:height="3.956343in" draw:z-index="0">
<draw:image xlink:href="../Images/yкринформ/2023-05-07T17-10-00-03-00/630_360_1676531390-589.jpg" xlink:type="simple" xlink:show="embed" xlink:actuate="onLoad" draw:mime-type="image/jpeg"/>
</draw:frame>
The Commander -in -Chief of the Armed Forces Valery Zaluzhny this week in Ukraine met with the generale Karsten Burler General Inspector.</text:p>
      <text:p text:style-name="P4">
According to Ukrinform, Zaluzhny reported in <text:a xlink:type="simple" xlink:href="https://t.me/CinCAFU/494" text:style-name="Internet_20_link" text:visited-style-name="Visited_20_Internet_20_Link">
</text:a>
“He was glad to welcome this week to Ukraine on an official visit of General Inspector General General Karsten Broirer. They held a constructive conversation. He wrote the situation on the front and told about the preparation of security forces and defense for future actions for the liberation of our territory, ”he said.</text:p>
      <text:p text:style-name="P4">
In addition, commander -in -chief <text:a xlink:type="simple" xlink:href="https://www.ukrinform.ua/tag-zsu" text:style-name="Internet_20_link" text:visited-style-name="Visited_20_Internet_20_Link">
</text:a>
Thank you to Germany's military assistance: IRIS-T anti-aircraft missile systems, anti-aircraft self-propelled Gepard artillery installations, Leopard tanks and other arms.</text:p>
      <text:p text:style-name="P4">
<text:span text:style-name="T4">
 Read also: </text:span>
 <text:a xlink:type="simple" xlink:href="https://www.ukrinform.ua/rubric-ato/3705447-dania-ta-nimeccina-cogo-misaca-peredadut-ukraini-80-tankiv-leopard-i.html" text:style-name="Internet_20_link" text:visited-style-name="Visited_20_Internet_20_Link">
<text:span text:style-name="T4">
 German </text:span>
</text:a>
He expressed his hope that in the future, all partners of Ukraine would approve Verry, and we will receive F-16 aircraft.</text:p>
      <text:p text:style-name="P4">
<draw:frame draw:style-name="fr1" draw:name="Image211" text:anchor-type="as-char" svg:width="6.9236in" svg:height="4.61903in" draw:z-index="0">
<draw:image xlink:href="../Images/yкринформ/2023-05-07T17-10-00-03-00/1683469005-144.jpg" xlink:type="simple" xlink:show="embed" xlink:actuate="onLoad" draw:mime-type="image/jpeg"/>
</draw:frame>
Karsten Broiler: DPA</text:p>
      <text:p text:style-name="P4">
"With General Brourus, they emphasized the importance of continuing to support Ukraine and in the future, agreed to be in touch and do everything possible to strengthen our defense capability," Zaluzhny added.</text:p>
      <text:p text:style-name="P4">
As reported by Ukrinform, the commander -in -chief of the Armed Forces Valery Zaluzhuzhuzhiasae.(https://www.ukrinform.ua/rubric-ato/3689392-ukraini-potribni-vinisuvaci-f16-zaluznij.html)</text:p>
      <text:p text:style-name="P4">
News Source: <text:a xlink:type="simple" xlink:href="https://www.ukrinform.ua/rubric-ato/3705988-zaluznij-zustrivsa-z-generalnim-inspektorom-bundesveru-govorili-pro-situaciu-na-fronti.html" text:style-name="Internet_20_link" text:visited-style-name="Visited_20_Internet_20_Link">
https://www.ukrinform.ua/rubric-ato/3705988-zaluznij-zustrivsa-z-generalnim-inspektorom-bundesveru-govorili-pro-situaciu-na-fronti.html</text:a>
</text:p>
      <!--NEWS-->
      <text:h text:style-name="P10" text:outline-level="1">
<text:span text:style-name="T4">
Air defense is active in Kyiv region</text:span>
</text:h>
      <text:p text:style-name="P4">
Authors: liveuamap (Language: en)</text:p>
      <text:p text:style-name="P4">
Time: 2023-05-07T17:10:40</text:p>
      <text:p text:style-name="P4">
Location: Kyiv (Latitude:50.8784 Longtitude:30.48157)</text:p>
      <text:p text:style-name="P4">
Videos: []</text:p>
      <text:p text:style-name="P4">
Images: ["<text:a xlink:type="simple" xlink:href="https://liveuamap.com/pics/2023/05/07/22561167_0.jpg" text:style-name="Internet_20_link" text:visited-style-name="Visited_20_Internet_20_Link">
22561167_0.jpg</text:a>
"]</text:p>
      <text:p text:style-name="P4">
Tags: ["Europe", "Central and Eastern Europe"]</text:p>
      <text:p text:style-name="P4">
Id: 22561167</text:p>
      <!--METADATA-->
      <text:p text:style-name="P4">
Air defense is active in Kyiv region</text:p>
      <text:p text:style-name="P4">
<draw:frame draw:style-name="fr1" draw:name="Image212" text:anchor-type="as-char" svg:width="6.9236in" svg:height="2.75122in" draw:z-index="0">
<draw:image xlink:href="../Images/liveuamap/2023-05-07T17-10-40/22561167_0.jpg" xlink:type="simple" xlink:show="embed" xlink:actuate="onLoad" draw:mime-type="image/jpeg"/>
</draw:frame>
News Collection Link: <text:a xlink:type="simple" xlink:href="https://liveuamap.com/en/2023/7-may-air-defense-is-active-in-kyiv-region" text:style-name="Internet_20_link" text:visited-style-name="Visited_20_Internet_20_Link">
https://liveuamap.com/en/2023/7-may-air-defense-is-active-in-kyiv-region</text:a>
</text:p>
      <text:p text:style-name="P4">
News Source: <text:a xlink:type="simple" xlink:href="https://t.me/irpinonline/4308" text:style-name="Internet_20_link" text:visited-style-name="Visited_20_Internet_20_Link">
https://t.me/irpinonline/4308</text:a>
</text:p>
      <!--NEWS-->
      <text:h text:style-name="P10" text:outline-level="1">
<text:span text:style-name="T4">
There will be a big panic in Russia when Ukraine will start a counter -offensive - Gavrilov</text:span>
</text:h>
      <text:p text:style-name="P4">
Authors: Ukrinform (Person)</text:p>
      <text:p text:style-name="P4">
Publisher: Укринформ (Organization)</text:p>
      <text:p text:style-name="P4">
Published Time: 2023-05-07T17:19:12+03:00</text:p>
      <text:p text:style-name="P4">
Modified Time: 2023-05-07T17:19:12+03:00</text:p>
      <text:p text:style-name="P4">
Description: When Ukraine's defense forces begin a counter -offensive operation, the Russians will have a big panic because of the false view of the reality shown by their propaganda. - Ukrinform.</text:p>
      <text:p text:style-name="P4">
Images: ["<text:a xlink:type="simple" xlink:href="https://static.ukrinform.com/photos/2023_05/thumb_files/630_360_1683469123-483.jpg" text:style-name="Internet_20_link" text:visited-style-name="Visited_20_Internet_20_Link">
630_360_16834...</text:a>
"]</text:p>
      <text:p text:style-name="P4">
Tags: ['Пропаганда', 'Війна з росією', 'Контрнаступ']</text:p>
      <text:p text:style-name="P4">
Type: Article</text:p>
      <!--METADATA-->
      <text:p text:style-name="P4">
<draw:frame draw:style-name="fr1" draw:name="Image213" text:anchor-type="as-char" svg:width="6.9236in" svg:height="3.956343in" draw:z-index="0">
<draw:image xlink:href="../Images/yкринформ/2023-05-07T17-19-12-03-00/630_360_1683469123-483.jpg" xlink:type="simple" xlink:show="embed" xlink:actuate="onLoad" draw:mime-type="image/jpeg"/>
</draw:frame>
When the Ukrainian Debraniums begin a counter -offensive operation, the Russians will have a large panic because of the false view of the reality shown by their propaganda.</text:p>
      <text:p text:style-name="P4">
According to Ukrinform, this is in an interview <text:a xlink:type="simple" xlink:href="https://www.independent.co.uk/news/world/europe/ukraine-war-counterattack-russia-putin-bakhmut-b2332396.html" text:style-name="Internet_20_link" text:visited-style-name="Visited_20_Internet_20_Link">
</text:a>
The Deputy Minister of Defense of Ukraine Gavrilov said.</text:p>
      <text:p text:style-name="P4">
“We will start our counter -offensive. When and where - it doesn't matter now. And when Cestant, Russia will be in a panic, you will see a lot of panic. They are still unclear that their propaganda shows a false picture of what is released on the ground. This <text:a xlink:type="simple" xlink:href="https://www.independent.co.uk/news/world/europe/ukraine-war-counterattack-russia-putin-bakhmut-b2332396.html" text:style-name="Internet_20_link" text:visited-style-name="Visited_20_Internet_20_Link">
</text:a>
They win on the ground, not on screen heels, and not on the Internet, ”he said.</text:p>
      <text:p text:style-name="P4">
Gavrilov added that the Kremlin hid the true scale of Russia's loss in Ukraine, but will no longer be able to do so when Ukraine begins to learn its territories, and these losses will increase even more.</text:p>
      <text:p text:style-name="P4">
"You cannot deceive your people for many years ... Especially if they begin to see the difference on the ground, they begin to see killed and gap, they see families who have lost their men, their homes. You can not hide the death of your son, husband or brother, ”said the Deputy Minister.</text:p>
      <text:p text:style-name="P4">
He also expressed the opinion that he would not be surprised if, perhaps on a month or next month, the world will see something that will contribute to the immediate drill of the Russian strategy, its troops or its economy.</text:p>
      <text:p text:style-name="P4">
<text:span text:style-name="T4">
 Read also: </text:span>
 <text:a xlink:type="simple" xlink:href="https://www.ukrinform.ua/rubric-ato/3705969-bilse-peremog-ukraini-na-poli-bou-prizvedut-do-zbilsenna-dopomogi-zelenskij.html" text:style-name="Internet_20_link" text:visited-style-name="Visited_20_Internet_20_Link">
</text:a>
"Bakhmut demonstrated not only to us in Ukraine, but also an enemy that for Russian a military decision in this war, even worse, that at the end of this war, Russia is waiting for a military catastrophe, and we will see it soon," added Gavrilov.</text:p>
      <text:p text:style-name="P4">
As reported by Ukrinform, the commander -in -chief of the Armed Forces Valery Zaluzhny informed the head of the United States Committee of US Headquarters General Mark Millie about <text:a xlink:type="simple" xlink:href="https://www.ukrinform.ua/rubric-ato/3705640-zaluznij-poinformuvav-milli-pro-pidgotovku-armii-do-zvilnenna-ukrainskih-teritorij.html" text:style-name="Internet_20_link" text:visited-style-name="Visited_20_Internet_20_Link">
</text:a>
Photo: Armyinform.com</text:p>
      <text:p text:style-name="P4">
News Source: <text:a xlink:type="simple" xlink:href="https://www.ukrinform.ua/rubric-ato/3705989-u-rosii-zavitsa-velika-panika-koli-ukraina-rozpocne-kontrnastup-gavrilov.html" text:style-name="Internet_20_link" text:visited-style-name="Visited_20_Internet_20_Link">
https://www.ukrinform.ua/rubric-ato/3705989-u-rosii-zavitsa-velika-panika-koli-ukraina-rozpocne-kontrnastup-gavrilov.html</text:a>
</text:p>
      <!--NEWS-->
      <text:h text:style-name="P10" text:outline-level="1">
<text:span text:style-name="T4">
There will be a big panic in Russia when Ukraine will start a counter -offensive - Gavrilov</text:span>
</text:h>
      <text:p text:style-name="P4">
Authors: Ukrinform (Person)</text:p>
      <text:p text:style-name="P4">
Publisher: Укринформ (Organization)</text:p>
      <text:p text:style-name="P4">
Published Time: 2023-05-07T17:19:12+03:00</text:p>
      <text:p text:style-name="P4">
Modified Time: 2023-05-07T17:19:12+03:00</text:p>
      <text:p text:style-name="P4">
Description: When Ukraine's defense forces begin a counter -offensive operation, the Russians will have a big panic because of the false view of the reality shown by their propaganda. - Ukrinform.</text:p>
      <text:p text:style-name="P4">
Images: ["<text:a xlink:type="simple" xlink:href="https://static.ukrinform.com/photos/2023_05/thumb_files/630_360_1683469123-483.jpg" text:style-name="Internet_20_link" text:visited-style-name="Visited_20_Internet_20_Link">
630_360_16834...</text:a>
"]</text:p>
      <text:p text:style-name="P4">
Tags: ['Пропаганда', 'Війна з росією', 'Контрнаступ']</text:p>
      <text:p text:style-name="P4">
Type: Article</text:p>
      <!--METADATA-->
      <text:p text:style-name="P4">
<draw:frame draw:style-name="fr1" draw:name="Image214" text:anchor-type="as-char" svg:width="6.9236in" svg:height="3.956343in" draw:z-index="0">
<draw:image xlink:href="../Images/yкринформ/2023-05-07T17-19-12-03-00/630_360_1683469123-483.jpg" xlink:type="simple" xlink:show="embed" xlink:actuate="onLoad" draw:mime-type="image/jpeg"/>
</draw:frame>
When the Ukrainian Debraniums begin a counter -offensive operation, the Russians will have a large panic because of the false view of the reality shown by their propaganda.</text:p>
      <text:p text:style-name="P4">
According to Ukrinform, this is in an interview <text:a xlink:type="simple" xlink:href="https://www.independent.co.uk/news/world/europe/ukraine-war-counterattack-russia-putin-bakhmut-b2332396.html" text:style-name="Internet_20_link" text:visited-style-name="Visited_20_Internet_20_Link">
</text:a>
The Deputy Minister of Defense of Ukraine Gavrilov said.</text:p>
      <text:p text:style-name="P4">
“We will start our counter -offensive. When and where - it doesn't matter now. And when Cestant, Russia will be in a panic, you will see a lot of panic. They are still unclear that their propaganda shows a false picture of what is released on the ground. This <text:a xlink:type="simple" xlink:href="https://www.independent.co.uk/news/world/europe/ukraine-war-counterattack-russia-putin-bakhmut-b2332396.html" text:style-name="Internet_20_link" text:visited-style-name="Visited_20_Internet_20_Link">
</text:a>
They win on the ground, not on screen heels, and not on the Internet, ”he said.</text:p>
      <text:p text:style-name="P4">
Gavrilov added that the Kremlin hid the true scale of Russia's loss in Ukraine, but will no longer be able to do so when Ukraine begins to learn its territories, and these losses will increase even more.</text:p>
      <text:p text:style-name="P4">
"You cannot deceive your people for many years ... Especially if they begin to see the difference on the ground, they begin to see killed and gap, they see families who have lost their men, their homes. You can not hide the death of your son, husband or brother, ”said the Deputy Minister.</text:p>
      <text:p text:style-name="P4">
He also expressed the opinion that he would not be surprised if, perhaps on a month or next month, the world will see something that will contribute to the immediate drill of the Russian strategy, its troops or its economy.</text:p>
      <text:p text:style-name="P4">
<text:span text:style-name="T4">
 Read also: </text:span>
 <text:a xlink:type="simple" xlink:href="https://www.ukrinform.ua/rubric-ato/3705969-bilse-peremog-ukraini-na-poli-bou-prizvedut-do-zbilsenna-dopomogi-zelenskij.html" text:style-name="Internet_20_link" text:visited-style-name="Visited_20_Internet_20_Link">
</text:a>
"Bakhmut demonstrated not only to us in Ukraine, but also an enemy that for Russian a military decision in this war, even worse, that at the end of this war, Russia is waiting for a military catastrophe, and we will see it soon," added Gavrilov.</text:p>
      <text:p text:style-name="P4">
As reported by Ukrinform, the commander -in -chief of the Armed Forces Valery Zaluzhny informed the head of the United States Committee of US Headquarters General Mark Millie about <text:a xlink:type="simple" xlink:href="https://www.ukrinform.ua/rubric-ato/3705640-zaluznij-poinformuvav-milli-pro-pidgotovku-armii-do-zvilnenna-ukrainskih-teritorij.html" text:style-name="Internet_20_link" text:visited-style-name="Visited_20_Internet_20_Link">
</text:a>
Photo: Armyinform.com</text:p>
      <text:p text:style-name="P4">
News Source: <text:a xlink:type="simple" xlink:href="https://www.ukrinform.ua/rubric-ato/3705989-u-rosii-zavitsa-velika-panika-koli-ukraina-rozpocne-kontrnastup-gavrilov.html" text:style-name="Internet_20_link" text:visited-style-name="Visited_20_Internet_20_Link">
https://www.ukrinform.ua/rubric-ato/3705989-u-rosii-zavitsa-velika-panika-koli-ukraina-rozpocne-kontrnastup-gavrilov.html</text:a>
</text:p>
      <!--NEWS-->
      <text:h text:style-name="P10" text:outline-level="1">
<text:span text:style-name="T4">
The Ministry of Infrastructure stated the found decision to unlock the Yagodin-Dorogusk item</text:span>
</text:h>
      <text:p text:style-name="P4">
Authors: Ukrinform (Person)</text:p>
      <text:p text:style-name="P4">
Publisher: Укринформ (Organization)</text:p>
      <text:p text:style-name="P4">
Published Time: 2023-05-07T17:21:53+03:00</text:p>
      <text:p text:style-name="P4">
Modified Time: 2023-05-07T17:21:53+03:00</text:p>
      <text:p text:style-name="P4">
Description: Viceremier-Minister of Recovery of Ukraine-Minister of Community, Territories and Infrastructure Development Oleksandr Kubrakov stated that a decision was found to unlock the Yagodin-Dorogushk checkpoint. - Ukrinform.</text:p>
      <text:p text:style-name="P4">
Images: ["<text:a xlink:type="simple" xlink:href="https://static.ukrinform.com/photos/2023_05/thumb_files/630_360_1683469193-138.jpg" text:style-name="Internet_20_link" text:visited-style-name="Visited_20_Internet_20_Link">
630_360_16834...</text:a>
"]</text:p>
      <text:p text:style-name="P4">
Tags: ['Ягодин', 'Мінінфраструктури', 'Кубраков']</text:p>
      <text:p text:style-name="P4">
Type: Article</text:p>
      <!--METADATA-->
      <text:p text:style-name="P4">
<draw:frame draw:style-name="fr1" draw:name="Image215" text:anchor-type="as-char" svg:width="6.9236in" svg:height="3.956343in" draw:z-index="0">
<draw:image xlink:href="../Images/yкринформ/2023-05-07T17-21-53-03-00/630_360_1683469193-138.jpg" xlink:type="simple" xlink:show="embed" xlink:actuate="onLoad" draw:mime-type="image/jpeg"/>
</draw:frame>
Viceremier-Minister of Recovery of Ukraine-Minister of Community Development, Infrastructure Territory Alexander Kubrakov stated that a decision was found to dislocia Yagodin-Dorogushk.</text:p>
      <text:p text:style-name="P4">
According to Ukrinform, the Ministry of Community Development, Territories of Tainfrastructure reports in <text:a xlink:type="simple" xlink:href="https://www.facebook.com/story.php" text:style-name="Internet_20_link" text:visited-style-name="Visited_20_Internet_20_Link">
</text:a>
.</text:p>
      <text:p text:style-name="P4">
«Міністерство розвитку громад, територій та інфраструктури ухвалило рішеннятимчасово призупинити вимогу щодо наявності дозволів для польськихперевізників, які здійснюють перевезення до України з будь-якої країниЄвропейського Союзу», - ідеться у повідомленні.</text:p>
      <text:p text:style-name="P4">
<text:span text:style-name="T4">
Читайте також:</text:span>
 <text:a xlink:type="simple" xlink:href="https://www.ukrinform.ua/rubric-economy/3705295-minvidnovlenna-zaklikae-polskij-urad-rozblokuvati-punkt-propusku-agodin-dorogusk.html" text:style-name="Internet_20_link" text:visited-style-name="Visited_20_Internet_20_Link">
 <text:span text:style-name="T4">
Ягодин</text:span>
 </text:a>
The decision is intended to resolve the situation with the blockage of the border "Yagodin-Dorogus" by Polish carriers and to satisfy one of the key-stretching of the strikers, namely imposing penalties for the lack of permits for transportation to Ukraine from third countries.</text:p>
      <text:p text:style-name="P4">
“Our position is unambiguous: such transportation does not fall under the joint and EU for freight transportation and are not bilateral, but are respectively to the availability of permits. We have now sent a letter to the European Commission on the clarification and we are currently suspending penalties. Separately, since the beginning of this year, Ukrtransbuzhka has only made 4 such resolutions of Polish carriers, ”Kubrakov said.</text:p>
      <text:p text:style-name="P4">
Thus, since May 8, Polish carriers will be able to carry the transportation of the EU-Ukraine country to Ukraine without the appropriate permits and requirements of the ecological standards of vehicles.</text:p>
      <text:p text:style-name="P4">
<text:span text:style-name="T4">
 Read also: </text:span>
 <text:a xlink:type="simple" xlink:href="https://www.ukrinform.ua/rubric-economy/3705022-u-punkti-propusku-agodindorogusk-obmezili-ruh-vantazivok-do-3-cervna.html" text:style-name="Internet_20_link" text:visited-style-name="Visited_20_Internet_20_Link">
<text:span text:style-name="T4">
 Yagodin </text:span>
</text:a>
“Now more than 5 thousand trucks cannot cross our largest output point. It is impossible to distribute the cargo flow under conditions of limited bandwidth of seaport adapters. We are grateful to our Polish friends with a fair support in confrontation with the aggressor and we are counting on further division to unlock the border. We took the first step, we are waiting for a crossing room, ”said Deputy Minister Sergey Derkach.As it was reported, from May 4, the Polish side was suspended the formation of trucks for entry and departure. On departure from Poland(Entry to Ukraine)Only transport that transports humanitarian aid, dangerous cargo and animals is passed.</text:p>
      <text:p text:style-name="P4">
<text:span text:style-name="T4">
 Read also: </text:span>
 <text:a xlink:type="simple" xlink:href="https://www.ukrinform.ua/rubric-technology/3688487-v-ukraini-zapustili-zastosunok-ecerga-dla-vodiiv-aki-peretinaut-pp-agodindorogusk.html" text:style-name="Internet_20_link" text:visited-style-name="Visited_20_Internet_20_Link">
<text:span text:style-name="T4">
 Yagodin </text:span>
</text:a>
This situation was due to the strike of Polish carriers before the Dorogusk Punction. Among the requirements of protesters is the return of the permits of assignment of international freight transportation for Ukrainian carriers at entrance to Poland. It is also about the use of D -Ukrainian carriers of the environmental norm of Euro4, which in Ukraine is applied to Polish carriers.</text:p>
      <text:p text:style-name="P4">
Photo: Western Regional Directorate of the State Border Guard Service of Ukraine - Western Border</text:p>
      <text:p text:style-name="P4">
News Source: <text:a xlink:type="simple" xlink:href="https://www.ukrinform.ua/rubric-economy/3705990-u-mininfrastrukturi-zaavili-pro-znajdene-risenna-dla-rozblokuvanna-punktu-agodindorogusk.html" text:style-name="Internet_20_link" text:visited-style-name="Visited_20_Internet_20_Link">
https://www.ukrinform.ua/rubric-economy/3705990-u-mininfrastrukturi-zaavili-pro-znajdene-risenna-dla-rozblokuvanna-punktu-agodindorogusk.html</text:a>
</text:p>
      <!--NEWS-->
      <text:h text:style-name="P10" text:outline-level="1">
<text:span text:style-name="T4">
The Ministry of Infrastructure stated the found decision to unlock the Yagodin-Dorogusk item</text:span>
</text:h>
      <text:p text:style-name="P4">
Authors: Ukrinform (Person)</text:p>
      <text:p text:style-name="P4">
Publisher: Укринформ (Organization)</text:p>
      <text:p text:style-name="P4">
Published Time: 2023-05-07T17:21:53+03:00</text:p>
      <text:p text:style-name="P4">
Modified Time: 2023-05-07T17:21:53+03:00</text:p>
      <text:p text:style-name="P4">
Description: Viceremier-Minister of Recovery of Ukraine-Minister of Community, Territories and Infrastructure Development Oleksandr Kubrakov stated that a decision was found to unlock the Yagodin-Dorogushk checkpoint. - Ukrinform.</text:p>
      <text:p text:style-name="P4">
Images: ["<text:a xlink:type="simple" xlink:href="https://static.ukrinform.com/photos/2023_05/thumb_files/630_360_1683469193-138.jpg" text:style-name="Internet_20_link" text:visited-style-name="Visited_20_Internet_20_Link">
630_360_16834...</text:a>
"]</text:p>
      <text:p text:style-name="P4">
Tags: ['Ягодин', 'Мінінфраструктури', 'Кубраков']</text:p>
      <text:p text:style-name="P4">
Type: Article</text:p>
      <!--METADATA-->
      <text:p text:style-name="P4">
<draw:frame draw:style-name="fr1" draw:name="Image216" text:anchor-type="as-char" svg:width="6.9236in" svg:height="3.956343in" draw:z-index="0">
<draw:image xlink:href="../Images/yкринформ/2023-05-07T17-21-53-03-00/630_360_1683469193-138.jpg" xlink:type="simple" xlink:show="embed" xlink:actuate="onLoad" draw:mime-type="image/jpeg"/>
</draw:frame>
Viceremier-Minister of Recovery of Ukraine-Minister of Community Development, Infrastructure Territory Alexander Kubrakov stated that a decision was found to dislocia Yagodin-Dorogushk.</text:p>
      <text:p text:style-name="P4">
According to Ukrinform, the Ministry of Community Development, Territories of Tainfrastructure reports in <text:a xlink:type="simple" xlink:href="https://www.facebook.com/story.php" text:style-name="Internet_20_link" text:visited-style-name="Visited_20_Internet_20_Link">
</text:a>
.</text:p>
      <text:p text:style-name="P4">
«Міністерство розвитку громад, територій та інфраструктури ухвалило рішеннятимчасово призупинити вимогу щодо наявності дозволів для польськихперевізників, які здійснюють перевезення до України з будь-якої країниЄвропейського Союзу», - ідеться у повідомленні.</text:p>
      <text:p text:style-name="P4">
<text:span text:style-name="T4">
Читайте також:</text:span>
 <text:a xlink:type="simple" xlink:href="https://www.ukrinform.ua/rubric-economy/3705295-minvidnovlenna-zaklikae-polskij-urad-rozblokuvati-punkt-propusku-agodin-dorogusk.html" text:style-name="Internet_20_link" text:visited-style-name="Visited_20_Internet_20_Link">
 <text:span text:style-name="T4">
Ягодин</text:span>
 </text:a>
The decision is intended to resolve the situation with the blockage of the border "Yagodin-Dorogus" by Polish carriers and to satisfy one of the key-stretching of the strikers, namely imposing penalties for the lack of permits for transportation to Ukraine from third countries.</text:p>
      <text:p text:style-name="P4">
“Our position is unambiguous: such transportation does not fall under the joint and EU for freight transportation and are not bilateral, but are respectively to the availability of permits. We have now sent a letter to the European Commission on the clarification and we are currently suspending penalties. Separately, since the beginning of this year, Ukrtransbuzhka has only made 4 such resolutions of Polish carriers, ”Kubrakov said.</text:p>
      <text:p text:style-name="P4">
Thus, since May 8, Polish carriers will be able to carry the transportation of the EU-Ukraine country to Ukraine without the appropriate permits and requirements of the ecological standards of vehicles.</text:p>
      <text:p text:style-name="P4">
<text:span text:style-name="T4">
 Read also: </text:span>
 <text:a xlink:type="simple" xlink:href="https://www.ukrinform.ua/rubric-economy/3705022-u-punkti-propusku-agodindorogusk-obmezili-ruh-vantazivok-do-3-cervna.html" text:style-name="Internet_20_link" text:visited-style-name="Visited_20_Internet_20_Link">
<text:span text:style-name="T4">
 Yagodin </text:span>
</text:a>
“Now more than 5 thousand trucks cannot cross our largest output point. It is impossible to distribute the cargo flow under conditions of limited bandwidth of seaport adapters. We are grateful to our Polish friends with a fair support in confrontation with the aggressor and we are counting on further division to unlock the border. We took the first step, we are waiting for a crossing room, ”said Deputy Minister Sergey Derkach.As it was reported, from May 4, the Polish side was suspended the formation of trucks for entry and departure. On departure from Poland(Entry to Ukraine)Only transport that transports humanitarian aid, dangerous cargo and animals is passed.</text:p>
      <text:p text:style-name="P4">
<text:span text:style-name="T4">
 Read also: </text:span>
 <text:a xlink:type="simple" xlink:href="https://www.ukrinform.ua/rubric-technology/3688487-v-ukraini-zapustili-zastosunok-ecerga-dla-vodiiv-aki-peretinaut-pp-agodindorogusk.html" text:style-name="Internet_20_link" text:visited-style-name="Visited_20_Internet_20_Link">
<text:span text:style-name="T4">
 Yagodin </text:span>
</text:a>
This situation was due to the strike of Polish carriers before the Dorogusk Punction. Among the requirements of protesters is the return of the permits of assignment of international freight transportation for Ukrainian carriers at entrance to Poland. It is also about the use of D -Ukrainian carriers of the environmental norm of Euro4, which in Ukraine is applied to Polish carriers.</text:p>
      <text:p text:style-name="P4">
Photo: Western Regional Directorate of the State Border Guard Service of Ukraine - Western Border</text:p>
      <text:p text:style-name="P4">
News Source: <text:a xlink:type="simple" xlink:href="https://www.ukrinform.ua/rubric-economy/3705990-u-mininfrastrukturi-zaavili-pro-znajdene-risenna-dla-rozblokuvanna-punktu-agodindorogusk.html" text:style-name="Internet_20_link" text:visited-style-name="Visited_20_Internet_20_Link">
https://www.ukrinform.ua/rubric-economy/3705990-u-mininfrastrukturi-zaavili-pro-znajdene-risenna-dla-rozblokuvanna-punktu-agodindorogusk.html</text:a>
</text:p>
      <!--NEWS-->
      <text:h text:style-name="P10" text:outline-level="1">
<text:span text:style-name="T4">
Stephanyshina will take part in a meeting of ministers of Weimar Triangle in Poland</text:span>
</text:h>
      <text:p text:style-name="P4">
Authors: Ukrinform (Person)</text:p>
      <text:p text:style-name="P4">
Publisher: Укринформ (Organization)</text:p>
      <text:p text:style-name="P4">
Published Time: 2023-05-07T17:36:00+03:00</text:p>
      <text:p text:style-name="P4">
Modified Time: 2023-05-07T17:36:00+03:00</text:p>
      <text:p text:style-name="P4">
Description: Viceremier-Minister for European and Euro-Atlantic Integration Olga Stephanyshyn will take part in a meeting of ministers of the Weimar Triangle, which will take place on May 12 in the castle in the settlement of Kurnik in the west of the RP. - Ukrinform.</text:p>
      <text:p text:style-name="P4">
Images: ["<text:a xlink:type="simple" xlink:href="https://static.ukrinform.com/photos/2023_04/thumb_files/630_360_1681984991-651.jpg" text:style-name="Internet_20_link" text:visited-style-name="Visited_20_Internet_20_Link">
630_360_16819...</text:a>
"]</text:p>
      <text:p text:style-name="P4">
Tags: ['Євроінтеграція', 'Франція', 'Німеччина', 'Польща', "віцепрем'єр-міністр", 'Стефанішина']</text:p>
      <text:p text:style-name="P4">
Type: Article</text:p>
      <!--METADATA-->
      <text:p text:style-name="P4">
<draw:frame draw:style-name="fr1" draw:name="Image217" text:anchor-type="as-char" svg:width="6.9236in" svg:height="3.956343in" draw:z-index="0">
<draw:image xlink:href="../Images/yкринформ/2023-05-07T17-36-00-03-00/630_360_1681984991-651.jpg" xlink:type="simple" xlink:show="embed" xlink:actuate="onLoad" draw:mime-type="image/jpeg"/>
</draw:frame>
Viceremier-Minister for European and Euro-Atlantic Integration Olgastfanyshyn will take part in a meeting of ministers of the Weimar Triangle, which will be held on May 12 in the castle in the settlement Kurnik in the west of the RP.</text:p>
      <text:p text:style-name="P4">
About this  <text:a xlink:type="simple" xlink:href="https://www.gov.pl/web/premier/spotkanie-ministrow-ds-europejskich-trojkata-weimarskiego-z-udzialem-wicepremier-ukrainy" text:style-name="Internet_20_link" text:visited-style-name="Visited_20_Internet_20_Link">
 </text:a>
Polish Government Information Center, Ukrinform reports.</text:p>
      <text:p text:style-name="P4">
As it is noted, on May 12 there will be a meeting of Stefanishina with the Polish Minister of EU Shimon Shinkovsky Velko Senka, the Minister of European Questions of France Lawrence Bohn and the Minister of European Affairs and Klimatunima Anna Lurmann.</text:p>
      <text:p text:style-name="P4">
<text:span text:style-name="T4">
 Read also: </text:span>
 <text:a xlink:type="simple" xlink:href="https://www.ukrinform.ua/rubric-polytics/3689786-stefanisina-obgovorila-z-delegacieu-es-pidtrimku-ukraini-na-slahu-evrointegracii.html" text:style-name="Internet_20_link" text:visited-style-name="Visited_20_Internet_20_Link">
<text:span text:style-name="T4">
 Stephanyshyn </text:span>
</text:a>
It is known that the Weimar triangle is an informal international association of Poland, France, <text:a xlink:type="simple" xlink:href="https://www.ukrinform.ua/tag-nimeccina" text:style-name="Internet_20_link" text:visited-style-name="Visited_20_Internet_20_Link">
</text:a>
, which was founded in 1991. Within the framework of the group meetings at the level of presidents, heads of governments, foreign ministers, ministers of defense, etc. are taking place periodically. Within the limits of the Vymar Triangle, among others, the issues of producing the consolidated positions of three states on Ukrainian issues are discussed.</text:p>
      <text:p text:style-name="P4">
The last meeting of the Weimar Triangle took place at the level of the heads of states on the 8th 202222. The preliminary meeting of ministers on European issues of Triangle countries was held on March 16, 2012.</text:p>
      <text:p text:style-name="P4">
News Source: <text:a xlink:type="simple" xlink:href="https://www.ukrinform.ua/rubric-polytics/3705995-stefanisina-vizme-ucast-u-zustrici-ministriv-vejmarskogo-trikutnika-u-polsi.html" text:style-name="Internet_20_link" text:visited-style-name="Visited_20_Internet_20_Link">
https://www.ukrinform.ua/rubric-polytics/3705995-stefanisina-vizme-ucast-u-zustrici-ministriv-vejmarskogo-trikutnika-u-polsi.html</text:a>
</text:p>
      <!--NEWS-->
      <text:h text:style-name="P10" text:outline-level="1">
<text:span text:style-name="T4">
Aviation of the Russian Federation has dropped five managed airbombs in Kherson region, there is a destruction</text:span>
</text:h>
      <text:p text:style-name="P4">
Authors: Ukrinform (Person)</text:p>
      <text:p text:style-name="P4">
Publisher: Укринформ (Organization)</text:p>
      <text:p text:style-name="P4">
Published Time: 2023-05-07T17:39:45+03:00</text:p>
      <text:p text:style-name="P4">
Modified Time: 2023-05-07T17:39:45+03:00</text:p>
      <text:p text:style-name="P4">
Description: Russian aviation has dropped five managed airbombs on Kizomis in Kherson region, damaged Gasogine, there are no human casualtie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18" text:anchor-type="as-char" svg:width="6.9236in" svg:height="3.948443in" draw:z-index="0">
<draw:image xlink:href="../Images/yкринформ/2023-05-07T17-39-45-03-00/630_360_1538997483-946.jpg" xlink:type="simple" xlink:show="embed" xlink:actuate="onLoad" draw:mime-type="image/jpeg"/>
</draw:frame>
Russian aviation has dropped five managed airbombs on Kizomis in Kherson region, damaged gazogin, there are no human casualties.</text:p>
      <text:p text:style-name="P4">
The head of Kherson Ova Alexander Proudin reported this in <text:a xlink:type="simple" xlink:href="https://t.me/olexandrprokudin/454" text:style-name="Internet_20_link" text:visited-style-name="Visited_20_Internet_20_Link">
</text:a>
, reports Ukrinform.</text:p>
      <text:p text:style-name="P4">
"The Russian aviation continues to destroy the Kizomis. Five" arrivals "of managed aircraft were recorded. Gasogine and about seven ossolets were damaged due to hit, three houses were destroyed completely," he said.</text:p>
      <text:p text:style-name="P4">
According to Proudin, peaceful people were not injured.</text:p>
      <text:p text:style-name="P4">
<text:span text:style-name="T4">
 Read also: </text:span>
 <text:a xlink:type="simple" xlink:href="https://www.ukrinform.ua/rubric-regions/3705792-na-hersonsini-sbu-pri-sprobi-vteci-zatrimala-dvoh-kolaborantiv-batka-j-sina.html" text:style-name="Internet_20_link" text:visited-style-name="Visited_20_Internet_20_Link">
<text:span text:style-name="T4">
 Khersonshi </text:span>
</text:a>
He also informed that Russian artillery struck near the village of Yantarne, because of which a 62-year-old woman was injured. The doctors provided the victim and left at home.</text:p>
      <text:p text:style-name="P4">
As it was reported, the Russians inflicted above [] during the night and morning on April 7(https://www.ukrinform.ua/rubric-regions/3705817-vijska-rf-za-dobu-vipustili-po-hersonsini-237-snaradiv-sestero-zagiblih.html)According to Khersonovsky, Russian invaders released 237 shells from artillery, RSSS, mortars, tanks, drones and aviation, as well as in the region struck a rocket strike.</text:p>
      <text:p text:style-name="P4">
News Source: <text:a xlink:type="simple" xlink:href="https://www.ukrinform.ua/rubric-ato/3705996-aviacia-rf-skinula-pat-kerovanih-aviabomb-po-hersonsini-e-rujnuvanna.html" text:style-name="Internet_20_link" text:visited-style-name="Visited_20_Internet_20_Link">
https://www.ukrinform.ua/rubric-ato/3705996-aviacia-rf-skinula-pat-kerovanih-aviabomb-po-hersonsini-e-rujnuvanna.html</text:a>
</text:p>
      <!--NEWS-->
      <text:h text:style-name="P10" text:outline-level="1">
<text:span text:style-name="T4">
Olympiad-2020 Champion Andy Cruz starts a career of a professional boxer</text:span>
</text:h>
      <text:p text:style-name="P4">
Authors: Ukrinform (Person)</text:p>
      <text:p text:style-name="P4">
Publisher: Укринформ (Organization)</text:p>
      <text:p text:style-name="P4">
Published Time: 2023-05-07T17:50:39+03:00</text:p>
      <text:p text:style-name="P4">
Modified Time: 2023-05-07T17:50:39+03:00</text:p>
      <text:p text:style-name="P4">
Description: Cruise signed a contract with Matchroom Boxing. - Ukrinform.</text:p>
      <text:p text:style-name="P4">
Images: ["<text:a xlink:type="simple" xlink:href="https://static.ukrinform.com/photos/2023_05/thumb_files/630_360_1683470975-624.jpg" text:style-name="Internet_20_link" text:visited-style-name="Visited_20_Internet_20_Link">
630_360_16834...</text:a>
"]</text:p>
      <text:p text:style-name="P4">
Tags: ['Бокс']</text:p>
      <text:p text:style-name="P4">
Type: Article</text:p>
      <!--METADATA-->
      <text:p text:style-name="P4">
<draw:frame draw:style-name="fr1" draw:name="Image219" text:anchor-type="as-char" svg:width="6.9236in" svg:height="3.956343in" draw:z-index="0">
<draw:image xlink:href="../Images/yкринформ/2023-05-07T17-50-39-03-00/630_360_1683470975-624.jpg" xlink:type="simple" xlink:show="embed" xlink:actuate="onLoad" draw:mime-type="image/jpeg"/>
</draw:frame>
Cruz sign a contract with Matchroom Boxing.</text:p>
      <text:p text:style-name="P4">
Kubinsky boxer Andy Cruz signed a long -term agreement with Eddie Hirn by a metering company Matchroom Boxing, <text:a xlink:type="simple" xlink:href="https://www.boxingscene.com/andy-cruz-olympic-gold-medal-winner-inks-promotional-with-hearn%E2%80%93174415" text:style-name="Internet_20_link" text:visited-style-name="Visited_20_Internet_20_Link">
</text:a>
Boxing Scene, reports Ukrinform.</text:p>
      <text:p text:style-name="P4">
“I am glad to greet Andy. He is one of the most desired fighters who have crossed the vocal level. We have the honor that we were entrusted with a career of such a person, ”Hirn said.</text:p>
      <text:p text:style-name="P4">
Cruise won gold at the 2020 Olympic Games. In the finals he won Kayshon Davis(5-0).</text:p>
      <text:p text:style-name="P4">
Також 27-річний Енді є триразовим чемпіоном світу з боксу (2017, 2019 and 2021), Pan -American Champion(2015).</text:p>
      <text:p text:style-name="P4">
<text:span text:style-name="T4">
Читайте також:</text:span>
 <text:a xlink:type="simple" xlink:href="https://www.ukrinform.ua/rubric-sports/3705954-gvozdik-nokautuvav-bolotniksa-u-sostomu-raundi.html" text:style-name="Internet_20_link" text:visited-style-name="Visited_20_Internet_20_Link">
 <text:span text:style-name="T4">
Гвоздик</text:span>
 </text:a>
As reported by Ukrinform, the former half -weight World Height Champion Alexagvozdik(18-1, 14 xo)Won the knockout of the Latvian boxer Richardsabolotnyx(19-6-1, 8 Ko).</text:p>
      <text:p text:style-name="P4">
Фото: Getty Images</text:p>
      <text:p text:style-name="P4">
News Source: <text:a xlink:type="simple" xlink:href="https://www.ukrinform.ua/rubric-sports/3705997-cempion-olimpiadi2020-endi-kruz-rozpocinae-kareru-profesijnogo-boksera.html" text:style-name="Internet_20_link" text:visited-style-name="Visited_20_Internet_20_Link">
https://www.ukrinform.ua/rubric-sports/3705997-cempion-olimpiadi2020-endi-kruz-rozpocinae-kareru-profesijnogo-boksera.html</text:a>
</text:p>
      <!--NEWS-->
      <text:h text:style-name="P10" text:outline-level="1">
<text:span text:style-name="T4">
A fire broke out in Moscow a few kilometers from the FSB Academy</text:span>
</text:h>
      <text:p text:style-name="P4">
Authors: Ukrinform (Person)</text:p>
      <text:p text:style-name="P4">
Publisher: Укринформ (Organization)</text:p>
      <text:p text:style-name="P4">
Published Time: 2023-05-07T17:58:00+03:00</text:p>
      <text:p text:style-name="P4">
Modified Time: 2023-05-07T17:58:00+03:00</text:p>
      <text:p text:style-name="P4">
Description: In Moscow, a strong fire broke out with a large black smoke in an unfinished house in a few kilometers from the FSB Academy. - Ukrinform.</text:p>
      <text:p text:style-name="P4">
Images: ["<text:a xlink:type="simple" xlink:href="https://static.ukrinform.com/photos/2023_05/thumb_files/630_360_1683472060-985.jpg" text:style-name="Internet_20_link" text:visited-style-name="Visited_20_Internet_20_Link">
630_360_16834...</text:a>
"]</text:p>
      <text:p text:style-name="P4">
Tags: ['Москва', 'Пожежа', 'росія']</text:p>
      <text:p text:style-name="P4">
Type: Article</text:p>
      <!--METADATA-->
      <text:p text:style-name="P4">
<draw:frame draw:style-name="fr1" draw:name="Image220" text:anchor-type="as-char" svg:width="6.9236in" svg:height="3.956343in" draw:z-index="0">
<draw:image xlink:href="../Images/yкринформ/2023-05-07T17-58-00-03-00/630_360_1683472060-985.jpg" xlink:type="simple" xlink:show="embed" xlink:actuate="onLoad" draw:mime-type="image/jpeg"/>
</draw:frame>
In Moscow, a strong fire broke out with a large blacksmith in an unfinished house from the FSB Academy.</text:p>
      <text:p text:style-name="P4">
About it reports Ukrinform with reference to <text:a xlink:type="simple" xlink:href="https://t.me/ostorozhno_moskva/5080" text:style-name="Internet_20_link" text:visited-style-name="Visited_20_Internet_20_Link">
</text:a>
 <text:a xlink:type="simple" xlink:href="https://t.me/ostorozhno_moskva/5080" text:style-name="Internet_20_link" text:visited-style-name="Visited_20_Internet_20_Link">
</text:a>
"Orthodox, Moscow".</text:p>
      <text:p text:style-name="P4">
«Fire Square in LCD on Natasha Kovshova Street - 40 squares(sq. meters -ed.), building materials broke out, ”the message said.</text:p>
      <text:p text:style-name="P4">
The FSB Academy is a few kilometers from the ignition site(Michurinskypr., 70).</text:p>
      <text:p text:style-name="P4">
Пізніше російське МНС повідомило про <text:a xlink:type="simple" xlink:href="https://t.me/ostorozhno_moskva/5082" text:style-name="Internet_20_link" text:visited-style-name="Visited_20_Internet_20_Link">
 </text:a>
on construction.</text:p>
      <text:p text:style-name="P4">
<text:span text:style-name="T4">
 Read also: </text:span>
 <text:a xlink:type="simple" xlink:href="https://www.ukrinform.ua/rubric-world/3704508-u-rosii-vnoci-stalisa-pozezi-na-dvoh-naftopererobnih-zavodah.html" text:style-name="Internet_20_link" text:visited-style-name="Visited_20_Internet_20_Link">
<text:span text:style-name="T4">
 fires </text:span>
</text:a>
As it was reported, a strong fire broke out in Moscow on May 4. Ground administrative building, shop and car service. There was a risk of spreading fire at other rooms.</text:p>
      <text:p text:style-name="P4">
News Source: <text:a xlink:type="simple" xlink:href="https://www.ukrinform.ua/rubric-world/3706002-u-moskvi-spalahnula-pozeza-v-kilkoh-kilometrah-vid-akademii-fsb.html" text:style-name="Internet_20_link" text:visited-style-name="Visited_20_Internet_20_Link">
https://www.ukrinform.ua/rubric-world/3706002-u-moskvi-spalahnula-pozeza-v-kilkoh-kilometrah-vid-akademii-fsb.html</text:a>
</text:p>
      <!--NEWS-->
      <text:h text:style-name="P10" text:outline-level="1">
<text:span text:style-name="T4">
Sobol suffered injury in the France Championship match</text:span>
</text:h>
      <text:p text:style-name="P4">
Authors: Ukrinform (Person)</text:p>
      <text:p text:style-name="P4">
Publisher: Укринформ (Organization)</text:p>
      <text:p text:style-name="P4">
Published Time: 2023-05-07T18:06:00+03:00</text:p>
      <text:p text:style-name="P4">
Modified Time: 2023-05-07T18:06:00+03:00</text:p>
      <text:p text:style-name="P4">
Description: The Ukrainian Strasbourg won an important outbound victory over Natto. - Ukrinform.</text:p>
      <text:p text:style-name="P4">
Images: ["<text:a xlink:type="simple" xlink:href="https://static.ukrinform.com/photos/2023_05/thumb_files/630_360_1683471962-904.jpeg" text:style-name="Internet_20_link" text:visited-style-name="Visited_20_Internet_20_Link">
630_360_16834...</text:a>
"]</text:p>
      <text:p text:style-name="P4">
Tags: ['Футбол']</text:p>
      <text:p text:style-name="P4">
Type: Article</text:p>
      <!--METADATA-->
      <text:p text:style-name="P4">
<draw:frame draw:style-name="fr1" draw:name="Image221" text:anchor-type="as-char" svg:width="6.9236in" svg:height="3.956343in" draw:z-index="0">
<draw:image xlink:href="../Images/yкринформ/2023-05-07T18-06-00-03-00/630_360_1683471962-904.jpeg" xlink:type="simple" xlink:show="embed" xlink:actuate="onLoad" draw:mime-type="image/jpeg"/>
</draw:frame>
The Ukrainian Strasbourg won an important outbound victory over Natto.</text:p>
      <text:p text:style-name="P4">
Edward Sobol spent his 14th match in the France Championship, Strasbourg with a Ukrainian defender at the exit of Nant-2-0, Ukrinform reports.</text:p>
      <text:p text:style-name="P4">
Sobol started the second consecutive match in the League 1. On the 52-icon in the supreme struggle for the ball, the sable was injured. The forward hools Marcus Coco in the jump struck the Ukrainian elbow in the face, which has received a warning. After providing Eduard's care, he immediately caught the field. He was replaced by the French defender of Colin Dagba.</text:p>
      <text:p text:style-name="P4">
Strasbourg won the Ukrainian goals with Dallo and Diarra. Victorious Frederick Antonetti's wards in real time to reach the14th place in the League table 1. From the Strasbourg departure zone, he broke away.</text:p>
      <text:p text:style-name="P4">
<text:span text:style-name="T4">
 Read also: </text:span>
 <text:a xlink:type="simple" xlink:href="https://www.ukrinform.ua/rubric-sports/3702287-strasbug-iz-sobolem-postupivsa-lionu-u-francuzkij-lizi-1.html" text:style-name="Internet_20_link" text:visited-style-name="Visited_20_Internet_20_Link">
<text:span text:style-name="T4">
 Sobole </text:span>
</text:a>
As reported by Ukrinform, the next match "Strasbourg" will play on Saturday, 13th, when it will host the eighth team of the Nice Championship.</text:p>
      <text:p text:style-name="P4">
Photo: Getty Images</text:p>
      <text:p text:style-name="P4">
News Source: <text:a xlink:type="simple" xlink:href="https://www.ukrinform.ua/rubric-sports/3705999-sobol-zaznav-travmi-v-matci-cempionatu-francii.html" text:style-name="Internet_20_link" text:visited-style-name="Visited_20_Internet_20_Link">
https://www.ukrinform.ua/rubric-sports/3705999-sobol-zaznav-travmi-v-matci-cempionatu-francii.html</text:a>
</text:p>
      <!--NEWS-->
      <text:h text:style-name="P10" text:outline-level="1">
<text:span text:style-name="T4">
The television broadcast of Charles III coronation was viewed by over 20 million Britons</text:span>
</text:h>
      <text:p text:style-name="P4">
Authors: Ukrinform (Person)</text:p>
      <text:p text:style-name="P4">
Publisher: Укринформ (Organization)</text:p>
      <text:p text:style-name="P4">
Published Time: 2023-05-07T18:11:00+03:00</text:p>
      <text:p text:style-name="P4">
Modified Time: 2023-05-07T18:11:00+03:00</text:p>
      <text:p text:style-name="P4">
Description: More than 20 million people have viewed the television broadcasting of King Charles III, which made it the largest in 2023 broadcasts. - Ukrinform.</text:p>
      <text:p text:style-name="P4">
Images: ["<text:a xlink:type="simple" xlink:href="https://static.ukrinform.com/photos/2023_05/thumb_files/630_360_1683471545-797.png" text:style-name="Internet_20_link" text:visited-style-name="Visited_20_Internet_20_Link">
630_360_16834...</text:a>
"]</text:p>
      <text:p text:style-name="P4">
Tags: ['Британія', 'Король', 'Чарльз ІІІ', 'Коронація']</text:p>
      <text:p text:style-name="P4">
Type: Article</text:p>
      <!--METADATA-->
      <text:p text:style-name="P4">
<draw:frame draw:style-name="fr1" draw:name="Image222" text:anchor-type="as-char" svg:width="6.9236in" svg:height="3.956343in" draw:z-index="0">
<draw:image xlink:href="../Images/yкринформ/2023-05-07T18-11-00-03-00/630_360_1683471545-797.png" xlink:type="simple" xlink:show="embed" xlink:actuate="onLoad" draw:mime-type="image/png"/>
</draw:frame>
More than 20 million people have viewed the television broadcasting of King Charles IIII, which made it the largest in 2023 broadcasts.</text:p>
      <text:p text:style-name="P4">
As Ukrinform reports, it reports <text:a xlink:type="simple" xlink:href="https://www.independent.co.uk/news/media/tv-radio/king-charles-coronation-viewing-figures-b2334321.html" text:style-name="Internet_20_link" text:visited-style-name="Visited_20_Internet_20_Link">
</text:a>
.</text:p>
      <text:p text:style-name="P4">
Під час <text:a xlink:type="simple" xlink:href="https://www.ukrinform.ua/tag-koronacia" text:style-name="Internet_20_link" text:visited-style-name="Visited_20_Internet_20_Link">
 </text:a>
The number of audiences had a peak at a mark of 20.4 million.</text:p>
      <text:p text:style-name="P4">
The BBC corporation has attracted the largest audience - 15.5 million viewers who watched reports on BBC One, BBC Two and BBC Newschannel.</text:p>
      <text:p text:style-name="P4">
The second place was taken by ITV(3.6 million viewers)And another 800,000 audience made a look at the ceremony at Sky News and Sky Showcase.</text:p>
      <text:p text:style-name="P4">
<text:span text:style-name="T4">
 Read also: </text:span>
 <text:a xlink:type="simple" xlink:href="https://www.ukrinform.ua/rubric-world/3705865-koronacia-74ricnogo-carlza-iii-najtrivalise-ocikuvanna-tronu-u-britanskij-istorii.html" text:style-name="Internet_20_link" text:visited-style-name="Visited_20_Internet_20_Link">
<text:span text:style-name="T4">
 Coronati </text:span>
</text:a>
It is noted that the funeral of Queen Elizabeth II was looking at more than 26.5 million people on average last year.</text:p>
      <text:p text:style-name="P4">
As it was reported, May 6 <text:a xlink:type="simple" xlink:href="https://www.ukrinform.ua/rubric-world/3705656-u-britanii-koronuvali-carlza-iii.html" text:style-name="Internet_20_link" text:visited-style-name="Visited_20_Internet_20_Link">
</text:a>
President <text:a xlink:type="simple" xlink:href="https://www.ukrinform.ua/rubric-polytics/3705744-zelenskij-privitav-carlza-iii-z-koronacieu.html" text:style-name="Internet_20_link" text:visited-style-name="Visited_20_Internet_20_Link">
</text:a>
With the coronation and wished for many years of successful rule.</text:p>
      <text:p text:style-name="P4">
_ Photo: Pa Wire _</text:p>
      <text:p text:style-name="P4">
News Source: <text:a xlink:type="simple" xlink:href="https://www.ukrinform.ua/rubric-world/3706004-televizijnu-translaciu-koronacii-carlza-iii-pereglanuli-ponad-20-miljoniv-britanciv.html" text:style-name="Internet_20_link" text:visited-style-name="Visited_20_Internet_20_Link">
https://www.ukrinform.ua/rubric-world/3706004-televizijnu-translaciu-koronacii-carlza-iii-pereglanuli-ponad-20-miljoniv-britanciv.html</text:a>
</text:p>
      <!--NEWS-->
      <text:h text:style-name="P10" text:outline-level="1">
<text:span text:style-name="T4">
The enemy fired at Kharkiv region, there is a wounded</text:span>
</text:h>
      <text:p text:style-name="P4">
Authors: Ukrinform (Person)</text:p>
      <text:p text:style-name="P4">
Publisher: Укринформ (Organization)</text:p>
      <text:p text:style-name="P4">
Published Time: 2023-05-07T18:25:00+03:00</text:p>
      <text:p text:style-name="P4">
Modified Time: 2023-05-07T18:25:00+03:00</text:p>
      <text:p text:style-name="P4">
Description: The troops of the Russian Federation on Sunday, May 7, fired at the village of Bugayivka, resulting in a woman injured. - Ukrinform.</text:p>
      <text:p text:style-name="P4">
Images: ["<text:a xlink:type="simple" xlink:href="https://static.ukrinform.com/photos/2023_05/thumb_files/630_360_1683473061-973.jpg" text:style-name="Internet_20_link" text:visited-style-name="Visited_20_Internet_20_Link">
630_360_16834...</text:a>
"]</text:p>
      <text:p text:style-name="P4">
Tags: ['Прокуратура', 'Харківщина', 'Війна з росією']</text:p>
      <text:p text:style-name="P4">
Type: Article</text:p>
      <!--METADATA-->
      <text:p text:style-name="P4">
<draw:frame draw:style-name="fr1" draw:name="Image223" text:anchor-type="as-char" svg:width="6.9236in" svg:height="3.956343in" draw:z-index="0">
<draw:image xlink:href="../Images/yкринформ/2023-05-07T18-25-00-03-00/630_360_1683473061-973.jpg" xlink:type="simple" xlink:show="embed" xlink:actuate="onLoad" draw:mime-type="image/jpeg"/>
</draw:frame>
The Russian Federation on Sunday, May 7, fired at the village of Bugayivka, as a result of a woman injured.</text:p>
      <text:p text:style-name="P4">
According to Ukrinform, the Kharkiv Regional Prosecutor's Office reports in <text:a xlink:type="simple" xlink:href="https://t.me/prokuratura_kharkiv/8949" text:style-name="Internet_20_link" text:visited-style-name="Visited_20_Internet_20_Link">
</text:a>
.</text:p>
      <text:p text:style-name="P4">
According to the investigation, on May 7, at 2:00 pm, the Russians fired at the village of Bugaivkachuhuiv district. She was injured by a 67-year-old woman, she was hospitalized.</text:p>
      <text:p text:style-name="P4">
<text:span text:style-name="T4">
 Read also: </text:span>
 <text:a xlink:type="simple" xlink:href="https://www.ukrinform.ua/rubric-ato/3705980-rosiani-za-den-sist-raziv-obstrilali-prikordonna-sumsini-ta-cernigivsini.html" text:style-name="Internet_20_link" text:visited-style-name="Visited_20_Internet_20_Link">
<text:span text:style-name="T4">
 firing </text:span>
</text:a>
Also in the morning, Russian servicemen fired at the village of Vovchansky Huturists, resulting in a private home.</text:p>
      <text:p text:style-name="P4">
Under the procedural leadership of the Vovchansky Division of the Chuguev District Prosecutor's Office of Kharkiv Oblast, pre -trial investigations were initiated by the fact(Part 1 of Art. 438 of the Criminal Code of Ukraine).</text:p>
      <text:p text:style-name="P4">
Прокурори спільно зі слідчими поліції продовжують вживати всіх можливихзаходів для документування воєнних злочинів, вчинених російськими військовими.</text:p>
      <text:p text:style-name="P4">
<text:span text:style-name="T4">
Читайте також:</text:span>
 <text:a xlink:type="simple" xlink:href="https://www.ukrinform.ua/rubric-regions/3705879-vijska-rf-za-dobu-obstrilali-devat-oblastej-ukraini-zvedenna-ova.html" text:style-name="Internet_20_link" text:visited-style-name="Visited_20_Internet_20_Link">
 <text:span text:style-name="T4">
обстріл</text:span>
 </text:a>
As reported by Ukrinform, last day, on May 6, the Russian army was fired at the Kharkiv, Chuguev and Kupyansky Raven Kharkiv region.</text:p>
      <text:p text:style-name="P4">
News Source: <text:a xlink:type="simple" xlink:href="https://www.ukrinform.ua/rubric-ato/3706007-vorog-obstrilav-harkivsinu-e-poranena.html" text:style-name="Internet_20_link" text:visited-style-name="Visited_20_Internet_20_Link">
https://www.ukrinform.ua/rubric-ato/3706007-vorog-obstrilav-harkivsinu-e-poranena.html</text:a>
</text:p>
      <!--NEWS-->
      <text:h text:style-name="P10" text:outline-level="1">
<text:span text:style-name="T4">
The Ukrainian Varenik finished in the first in the history of women's "vuli"</text:span>
</text:h>
      <text:p text:style-name="P4">
Authors: Ukrinform (Person)</text:p>
      <text:p text:style-name="P4">
Publisher: Укринформ (Organization)</text:p>
      <text:p text:style-name="P4">
Published Time: 2023-05-07T18:39:48+03:00</text:p>
      <text:p text:style-name="P4">
Modified Time: 2023-05-07T18:39:48+03:00</text:p>
      <text:p text:style-name="P4">
Description: The dumplings took 109th place. - Ukrinform.</text:p>
      <text:p text:style-name="P4">
Images: ["<text:a xlink:type="simple" xlink:href="https://static.ukrinform.com/photos/2023_05/thumb_files/630_360_1683473938-316.jpg" text:style-name="Internet_20_link" text:visited-style-name="Visited_20_Internet_20_Link">
630_360_16834...</text:a>
"]</text:p>
      <text:p text:style-name="P4">
Tags: ['Велогонка', 'Вуельта']</text:p>
      <text:p text:style-name="P4">
Type: Article</text:p>
      <!--METADATA-->
      <text:p text:style-name="P4">
<draw:frame draw:style-name="fr1" draw:name="Image224" text:anchor-type="as-char" svg:width="6.9236in" svg:height="3.956343in" draw:z-index="0">
<draw:image xlink:href="../Images/yкринформ/2023-05-07T18-39-48-03-00/630_360_1683473938-316.jpg" xlink:type="simple" xlink:show="embed" xlink:actuate="onLoad" draw:mime-type="image/jpeg"/>
</draw:frame>
Varenik was 109th place.</text:p>
      <text:p text:style-name="P4">
The 22-year-old Ukrainian dignity Maryna Varenik spent the whole distance of "Many-Days" by Vulta, which lasted in Spain for seven days, reports Ukrinform.</text:p>
      <text:p text:style-name="P4">
23 teams for seven participants in each(161 The wake of general). Марина Вареник була єдиною представницею України,вона змагалася за команду «Eneicat–RBH Global–Martín Villa».</text:p>
      <text:p text:style-name="P4">
Марина не боролася за високі місця на кожному з етапів, але змогла проїхатиусю дистанцію повністю. На фініші вона показала останній результат середучасниць своєї команди за загальним часом. Відтак, Вареник посіла 109 місце,відставання від переможниці нідерландки Аннемік ван Влейтен склало 1 годину 39хвилин.</text:p>
      <text:p text:style-name="P4">
Загальна протяжність Вуельти-2023 серед жінок склала 741 кілометр.</text:p>
      <text:p text:style-name="P4">
<text:span text:style-name="T4">
Читайте також:</text:span>
 <text:a xlink:type="simple" xlink:href="https://www.ukrinform.ua/rubric-sports/3569288-belgiec-evenepul-vigrav-la-vueltu2022.html" text:style-name="Internet_20_link" text:visited-style-name="Visited_20_Internet_20_Link">
 <text:span text:style-name="T4">
Вуельту</text:span>
 </text:a>
As reported by Ukrinform, this year the female "Wuelt" was first equated with a suppleous multi -day.</text:p>
      <text:p text:style-name="P4">
Photo: Getty Images</text:p>
      <text:p text:style-name="P4">
News Source: <text:a xlink:type="simple" xlink:href="https://www.ukrinform.ua/rubric-sports/3706012-ukrainka-varenik-finisuvala-u-persij-v-istorii-zinocij-vuelti.html" text:style-name="Internet_20_link" text:visited-style-name="Visited_20_Internet_20_Link">
https://www.ukrinform.ua/rubric-sports/3706012-ukrainka-varenik-finisuvala-u-persij-v-istorii-zinocij-vuelti.html</text:a>
</text:p>
      <!--NEWS-->
      <text:h text:style-name="P10" text:outline-level="1">
<text:span text:style-name="T4">
Russians increased the intensity of shelling of heavy weapons in Bakhmut - Syrsky</text:span>
</text:h>
      <text:p text:style-name="P4">
Authors: Ukrinform (Person)</text:p>
      <text:p text:style-name="P4">
Publisher: Укринформ (Organization)</text:p>
      <text:p text:style-name="P4">
Published Time: 2023-05-07T18:42:00+03:00</text:p>
      <text:p text:style-name="P4">
Modified Time: 2023-05-07T18:42:00+03:00</text:p>
      <text:p text:style-name="P4">
Description: In Bakhmut, the Russians have increased the intensity of heavy weapons - they still hope to seize the city by May 9. - Ukrinform.</text:p>
      <text:p text:style-name="P4">
Images: ["<text:a xlink:type="simple" xlink:href="https://static.ukrinform.com/photos/2023_05/thumb_files/630_360_1683473201-270.jpeg" text:style-name="Internet_20_link" text:visited-style-name="Visited_20_Internet_20_Link">
630_360_16834...</text:a>
", "<text:a xlink:type="simple" xlink:href="https://static.ukrinform.com/photos/2023_05/1683473201-966.jpeg" text:style-name="Internet_20_link" text:visited-style-name="Visited_20_Internet_20_Link">
1683473201-96...</text:a>
"]</text:p>
      <text:p text:style-name="P4">
Tags: ['Бахмут', 'Сирський', 'Війна з росією']</text:p>
      <text:p text:style-name="P4">
Type: Article</text:p>
      <!--METADATA-->
      <text:p text:style-name="P4">
<draw:frame draw:style-name="fr1" draw:name="Image225" text:anchor-type="as-char" svg:width="6.9236in" svg:height="3.956343in" draw:z-index="0">
<draw:image xlink:href="../Images/yкринформ/2023-05-07T18-42-00-03-00/630_360_1683473201-270.jpeg" xlink:type="simple" xlink:show="embed" xlink:actuate="onLoad" draw:mime-type="image/jpeg"/>
</draw:frame>
Bakhmutirans increased the intensity of heavy weapons - they all have to capture the city by May 9.</text:p>
      <text:p text:style-name="P4">
The Commander of the Land Forces of the Armed Forces of Ukraine, General-General of Syrsky, reported in <text:a xlink:type="simple" xlink:href="https://t.me/osirskiy/64" text:style-name="Internet_20_link" text:visited-style-name="Visited_20_Internet_20_Link">
</text:a>
, reports Ukrinform.</text:p>
      <text:p text:style-name="P4">
“Bakhmut. Severe defense continues. The Russians increased the intensity of shelling of weapons, began to use more advanced equipment and regroup troops, ”Sirsky said.</text:p>
      <text:p text:style-name="P4">
In his opinion, this indicates that the enemy is not going to change his plans and does his best to take <text:a xlink:type="simple" xlink:href="https://www.ukrinform.ua/tag-bahmut" text:style-name="Internet_20_link" text:visited-style-name="Visited_20_Internet_20_Link">
</text:a>
under control and continue offensive actions.</text:p>
      <text:p text:style-name="P4">
Syrsky stressed that as of today, the defense forces manage to disrupt the planning man in the Bakhmut direction, but the Russians are still hoping to seize the state until May 9. Therefore, the task of defense forces is to prevent this.</text:p>
      <text:p text:style-name="P4">
Also, the commander of the Land Forces reported that he visited our warriors of the fighting and met with commander of combat units.</text:p>
      <text:p text:style-name="P4">
<draw:frame draw:style-name="fr1" draw:name="Image226" text:anchor-type="as-char" svg:width="6.9236in" svg:height="4.611403in" draw:z-index="0">
<draw:image xlink:href="../Images/yкринформ/2023-05-07T18-42-00-03-00/1683473201-966.jpeg" xlink:type="simple" xlink:show="embed" xlink:actuate="onLoad" draw:mime-type="image/jpeg"/>
</draw:frame>
<text:span text:style-name="T4">
 Read also: </text:span>
 <text:a xlink:type="simple" xlink:href="https://www.ukrinform.ua/rubric-ato/3705211-zaava-pro-vihid-pvk-vagner-iz-bahmutu-moze-buti-vijskovou-hitristu-ekspert.html" text:style-name="Internet_20_link" text:visited-style-name="Visited_20_Internet_20_Link">
<text:span text:style-name="T4">
 Bakhmut </text:span>
</text:a>
“Today it is important to make the decision as quickly as possible and predict the efficiency. Communication with commanders allows you to understand the imitation and plan future actions in detail, ”he emphasized.</text:p>
      <text:p text:style-name="P4">
In addition, during his visit, Syrsky noted state and departmentalists, as well as presented gifts to about 170 fighters of the Eastern Front, which was heroically shown in battles.</text:p>
      <text:p text:style-name="P4">
“The main power of any army is people who are morally confident in themselves. Our army is kept on such people. We will win together, ”the commander of the Land Forces added.</text:p>
      <text:p text:style-name="P4">
As reported by Ukrinform, the army of the Russian Federation during the day <text:a xlink:type="simple" xlink:href="https://www.ukrinform.ua/rubric-regions/3705871-zagarbniki-za-dobu-obstrilali-11-naselenih-punktiv-doneccini-policia-pokazala-naslidki.html" text:style-name="Internet_20_link" text:visited-style-name="Visited_20_Internet_20_Link">
</text:a>
Donetsk region, using the C-300 missiles, RSSV "Grad", artillery.</text:p>
      <text:p text:style-name="P4">
<text:span text:style-name="T5">
Foto: Telegram/Syrsky</text:span>
</text:p>
      <text:p text:style-name="P4">
News Source: <text:a xlink:type="simple" xlink:href="https://www.ukrinform.ua/rubric-ato/3706008-rosiani-zbilsili-intensivnist-obstriliv-iz-vazkogo-ozbroenna-u-bahmuti-sirskij.html" text:style-name="Internet_20_link" text:visited-style-name="Visited_20_Internet_20_Link">
https://www.ukrinform.ua/rubric-ato/3706008-rosiani-zbilsili-intensivnist-obstriliv-iz-vazkogo-ozbroenna-u-bahmuti-sirskij.html</text:a>
</text:p>
      <!--NEWS-->
      <text:h text:style-name="P10" text:outline-level="1">
<text:span text:style-name="T4">
Frontex has suspended patrol in the Black Sea because of the incident with the Russian Su-35</text:span>
</text:h>
      <text:p text:style-name="P4">
Authors: Ukrinform (Person)</text:p>
      <text:p text:style-name="P4">
Publisher: Укринформ (Organization)</text:p>
      <text:p text:style-name="P4">
Published Time: 2023-05-07T18:53:00+03:00</text:p>
      <text:p text:style-name="P4">
Modified Time: 2023-05-07T18:53:00+03:00</text:p>
      <text:p text:style-name="P4">
Description: The European Border Protection Agency has temporarily suspended the Patrolling Mission in the Black Sea (Jo MMO Black Sea 2023) after the incident with the intercepting Russian A-35 Fighter of the Polish Border Aircraft L410 Turbolet. - Ukrinform.</text:p>
      <text:p text:style-name="P4">
Images: ["<text:a xlink:type="simple" xlink:href="https://static.ukrinform.com/photos/2022_03/thumb_files/630_360_1646224702-609.jpg" text:style-name="Internet_20_link" text:visited-style-name="Visited_20_Internet_20_Link">
630_360_16462...</text:a>
"]</text:p>
      <text:p text:style-name="P4">
Tags: ['Літак', 'Польща', ' Чорне море', 'Війна з росією']</text:p>
      <text:p text:style-name="P4">
Type: Article</text:p>
      <!--METADATA-->
      <text:p text:style-name="P4">
<draw:frame draw:style-name="fr1" draw:name="Image227" text:anchor-type="as-char" svg:width="6.9236in" svg:height="3.956343in" draw:z-index="0">
<draw:image xlink:href="../Images/yкринформ/2023-05-07T18-53-00-03-00/630_360_1646224702-609.jpg" xlink:type="simple" xlink:show="embed" xlink:actuate="onLoad" draw:mime-type="image/jpeg"/>
</draw:frame>
European Borders Agency(Frontex)Temporarily paved with patrols in the Black Sea(JO MMO Black Sea 2023)Following the interception incident, the Russian plane-cotner Su-35 of the Polish border host L410 Turbolet.</text:p>
      <text:p text:style-name="P4">
This information was confirmed by the spokeswoman of the Border Service of the RP Anna Mikhalskaya with Poland's information radio agency(IAR), Ukrinform reports to the <text:a xlink:type="simple" xlink:href="https://radioszczecin.pl/6,455677,straz-graniczna-o-konfrontacji-z-rosyjskim-mysli" text:style-name="Internet_20_link" text:visited-style-name="Visited_20_Internet_20_Link">
</text:a>
"The flights are suspended, but the crew remains in Romania,"- said.</text:p>
      <text:p text:style-name="P4">
It is known that the Polish border aircraft L410 Turbolet during the implementation of the flight over the Black Sea on May 5 as part of the Frontex mission near Romania's air space <text:a xlink:type="simple" xlink:href="https://www.ukrinform.ua/rubric-world/3705782-rosijskij-su35-perehopiv-polskij-prikordonnij-litak-nad-cornim-morem.html" text:style-name="Internet_20_link" text:visited-style-name="Visited_20_Internet_20_Link">
</text:a>
. The spokeswoman of the border service of Poland Anna Mikhalska informed that the Russian SU-35-thrich was dangerously approaching a Polish aircraft, at a distance of five meters, from which he got into the turbulence and the crew for a short time lost managing. As a result of the dangerous incident, none of the Polish crew was not wandered.</text:p>
      <text:p text:style-name="P4">
<text:span text:style-name="T4">
 Read also: </text:span>
 <text:a xlink:type="simple" xlink:href="https://www.ukrinform.ua/rubric-world/3705325-polsa-peredala-notu-protestu-rosii-cerez-pogrozi-poslu-u-moskvi.html" text:style-name="Internet_20_link" text:visited-style-name="Visited_20_Internet_20_Link">
<text:span text:style-name="T4">
 note </text:span>
</text:a>
A spokesman for the Polish Government Piotr Muller said on Sunday that the interception of the Russian-s-35 Polish border aircraft L410 Turbolet is probably <text:a xlink:type="simple" xlink:href="https://www.ukrinform.ua/rubric-world/3705955-u-polsi-nazvali-perehoplenna-litaka-nad-cornim-morem-splanovanou-provokacieu-rosii.html" text:style-name="Internet_20_link" text:visited-style-name="Visited_20_Internet_20_Link">
</text:a>
In words, Russia wants to focus international attention on this type of provocations.</text:p>
      <text:p text:style-name="P4">
News Source: <text:a xlink:type="simple" xlink:href="https://www.ukrinform.ua/rubric-world/3706014-frontex-prizupinilo-patruluvanna-u-cornomu-mori-cerez-incident-z-rosijskim-su35.html" text:style-name="Internet_20_link" text:visited-style-name="Visited_20_Internet_20_Link">
https://www.ukrinform.ua/rubric-world/3706014-frontex-prizupinilo-patruluvanna-u-cornomu-mori-cerez-incident-z-rosijskim-su35.html</text:a>
</text:p>
      <!--NEWS-->
      <text:h text:style-name="P10" text:outline-level="1">
<text:span text:style-name="T4">
Project Ukraine launched an international platform to help Ukrainian displaced persons</text:span>
</text:h>
      <text:p text:style-name="P4">
Authors: Ukrinform (Person)</text:p>
      <text:p text:style-name="P4">
Publisher: Укринформ (Organization)</text:p>
      <text:p text:style-name="P4">
Published Time: 2023-05-07T18:54:42+03:00</text:p>
      <text:p text:style-name="P4">
Modified Time: 2023-05-07T18:54:42+03:00</text:p>
      <text:p text:style-name="P4">
Description: The Ukrainian-British IT Initiative Project Ukraine launched the International Find Refuge platform to support Ukrainians who suffer from the war. - Ukrinform.</text:p>
      <text:p text:style-name="P4">
Images: ["<text:a xlink:type="simple" xlink:href="https://static.ukrinform.com/photos/2023_05/thumb_files/630_360_1683474781-901.jpg" text:style-name="Internet_20_link" text:visited-style-name="Visited_20_Internet_20_Link">
630_360_16834...</text:a>
"]</text:p>
      <text:p text:style-name="P4">
Tags: ['Переселенці', 'допомога', 'Мінреінтеграції']</text:p>
      <text:p text:style-name="P4">
Type: Article</text:p>
      <!--METADATA-->
      <text:p text:style-name="P4">
<draw:frame draw:style-name="fr1" draw:name="Image228" text:anchor-type="as-char" svg:width="6.9236in" svg:height="3.956343in" draw:z-index="0">
<draw:image xlink:href="../Images/yкринформ/2023-05-07T18-54-42-03-00/630_360_1683474781-901.jpg" xlink:type="simple" xlink:show="embed" xlink:actuate="onLoad" draw:mime-type="image/jpeg"/>
</draw:frame>
The Ukrainian-British IT Initiative Project Ukraine launched the International Find Refuge platform to support Ukrainians suffering from war.</text:p>
      <text:p text:style-name="P4">
According to Ukrinform, the Ministry of Reintegration of the Temporary -Cup areas of Ukraine reports this in <text:a xlink:type="simple" xlink:href="https://t.me/minre_ua/3277" text:style-name="Internet_20_link" text:visited-style-name="Visited_20_Internet_20_Link">
</text:a>
 .</text:p>
      <text:p text:style-name="P4">
<text:a xlink:type="simple" xlink:href="https://findrefuge.online/ua/sign-up/" text:style-name="Internet_20_link" text:visited-style-name="Visited_20_Internet_20_Link">
 </text:a>
You can also receive legal consultations, home search assistance, work advice, medicine or education, etc.</text:p>
      <text:p text:style-name="P4">
<text:span text:style-name="T4">
 Read also: </text:span>
 <text:a xlink:type="simple" xlink:href="https://www.ukrinform.ua/rubric-economy/3704975-v-ukraini-dla-veteraniv-i-pereselenciv-zapustili-bezkostovnu-programu-eexport-intensive.html" text:style-name="Internet_20_link" text:visited-style-name="Visited_20_Internet_20_Link">
<text:span text:style-name="T4">
 resettled </text:span>
</text:a>
To get help you need to register on the site and fill in <text:a xlink:type="simple" xlink:href="https://findrefuge.online/ua/sign-up/#refugee-step-1" text:style-name="Internet_20_link" text:visited-style-name="Visited_20_Internet_20_Link">
</text:a>
. Next, the request will get a volunteer who can resolve the question.</text:p>
      <text:p text:style-name="P4">
People who have knowledge and experience in a particular field can become a volunteer. It is also necessary for this <text:a xlink:type="simple" xlink:href="https://findrefuge.online/ua/sign-up/#refuge-giver" text:style-name="Internet_20_link" text:visited-style-name="Visited_20_Internet_20_Link">
</text:a>
.</text:p>
      <text:p text:style-name="P4">
Наразі проєкт фокусується саме на ВПО та шукачах притулку. Але з часом плануєрозширити діяльність, щоб допомогу могли отримати всі, хто її потребує.</text:p>
      <text:p text:style-name="P4">
<text:span text:style-name="T4">
Читайте також:</text:span>
 <text:a xlink:type="simple" xlink:href="https://www.ukrinform.ua/rubric-kyiv/3704712-u-kievi-zareestruvalisa-majze-250-tisac-pereselenciv.html" text:style-name="Internet_20_link" text:visited-style-name="Visited_20_Internet_20_Link">
 <text:span text:style-name="T4">
переселен</text:span>
 </text:a>
As reported by Ukrinform, in Ukraine <text:a xlink:type="simple" xlink:href="https://www.ukrinform.ua/rubric-society/3703645-catbot-turbota-stvorenij-dla-pereselenciv-z-urahuvannam-identicnosti-pravozahisnik.html" text:style-name="Internet_20_link" text:visited-style-name="Visited_20_Internet_20_Link">
</text:a>
"Care" for intraveaky persons, with their ethnic and religious identity.</text:p>
      <text:p text:style-name="P4">
Photo: Ministry of Reintegration</text:p>
      <text:p text:style-name="P4">
News Source: <text:a xlink:type="simple" xlink:href="https://www.ukrinform.ua/rubric-society/3706015-project-ukraine-zapustila-miznarodnu-platformu-dla-dopomogi-ukrainskim-pereselencam.html" text:style-name="Internet_20_link" text:visited-style-name="Visited_20_Internet_20_Link">
https://www.ukrinform.ua/rubric-society/3706015-project-ukraine-zapustila-miznarodnu-platformu-dla-dopomogi-ukrainskim-pereselencam.html</text:a>
</text:p>
      <!--NEWS-->
      <text:h text:style-name="P10" text:outline-level="1">
<text:span text:style-name="T4">
In the Congo as a result of floods and landslides, nearly 400 people have been killed</text:span>
</text:h>
      <text:p text:style-name="P4">
Authors: Ukrinform (Person)</text:p>
      <text:p text:style-name="P4">
Publisher: Укринформ (Organization)</text:p>
      <text:p text:style-name="P4">
Published Time: 2023-05-07T19:07:54+03:00</text:p>
      <text:p text:style-name="P4">
Modified Time: 2023-05-07T19:07:54+03:00</text:p>
      <text:p text:style-name="P4">
Description: The death toll due to floods and the landslides of the soil in the Democratic Republic of the Congo has increased to almost 400. - Ukrinform.</text:p>
      <text:p text:style-name="P4">
Images: ["<text:a xlink:type="simple" xlink:href="https://static.ukrinform.com/photos/2017_09/thumb_files/630_360_1505916490-6102.jpg" text:style-name="Internet_20_link" text:visited-style-name="Visited_20_Internet_20_Link">
630_360_15059...</text:a>
"]</text:p>
      <text:p text:style-name="P4">
Tags: ['Конго', 'Паводок', 'Зсув']</text:p>
      <text:p text:style-name="P4">
Type: Article</text:p>
      <!--METADATA-->
      <text:p text:style-name="P4">
<draw:frame draw:style-name="fr1" draw:name="Image229" text:anchor-type="as-char" svg:width="6.9236in" svg:height="3.956343in" draw:z-index="0">
<draw:image xlink:href="../Images/yкринформ/2023-05-07T19-07-54-03-00/630_360_1505916490-6102.jpg" xlink:type="simple" xlink:show="embed" xlink:actuate="onLoad" draw:mime-type="image/jpeg"/>
</draw:frame>
The number of floods and the landslides of the soil in the Congo Democratic Republic has increased to almost 400.</text:p>
      <text:p text:style-name="P4">
As Ukrinform reports, it reports <text:a xlink:type="simple" xlink:href="https://news.yahoo.com/toll-dr-congo-floods-rises-144349724.html" text:style-name="Internet_20_link" text:visited-style-name="Visited_20_Internet_20_Link">
</text:a>
<text:a xlink:type="simple" xlink:href="https://news.yahoo.com/toll-dr-congo-floods-rises-144349724.html" text:style-name="Internet_20_link" text:visited-style-name="Visited_20_Internet_20_Link">
 </text:a>
 <text:a xlink:type="simple" xlink:href="https://news.yahoo.com/toll-dr-congo-floods-rises-144349724.html" text:style-name="Internet_20_link" text:visited-style-name="Visited_20_Internet_20_Link">
</text:a>
According to local officials, at least 394 people have already died. 142 Tilabuli found in Bush, 132 in Nyamububa, and 120 - on Lake Kivu near Idzhv, the island in the middle of a large volcanic lake.</text:p>
      <text:p text:style-name="P4">
It is noted that heavy rains in the Kalesh region of the province of Southern Kivu on Thursday caused the spill of rivers, causing landslides that absorbed the villages of Bush, Nymububa and Nymubububa, where a weekly market was working on Thursday.</text:p>
      <text:p text:style-name="P4">
The power of the province has already sent a boat filled with beans, flour and other provision, tarpaulin and medicine for the affected regions.</text:p>
      <text:p text:style-name="P4">
<text:span text:style-name="T4">
 Read also: </text:span>
 <text:a xlink:type="simple" xlink:href="https://www.ukrinform.ua/rubric-world/3693626-u-kongo-pid-cas-napadu-bojovikiv-na-selo-zaginuli-blizko-20-ludej.html" text:style-name="Internet_20_link" text:visited-style-name="Visited_20_Internet_20_Link">
<text:span text:style-name="T4">
 Congo </text:span>
</text:a>
On Monday, the Congo will announce the National Mourning Day with the works.</text:p>
      <text:p text:style-name="P4">
He has reported that heavy rainfall has caused problems for thousands of people in East Africa in recent days. In addition to the Congo, some regions and Kenya were also affected, and in Rwanda, which borders on <text:a xlink:type="simple" xlink:href="https://www.ukrinform.ua/tag-kongo" text:style-name="Internet_20_link" text:visited-style-name="Visited_20_Internet_20_Link">
</text:a>
, the floods and landslides of the soil this week caused 129 deaths.</text:p>
      <text:p text:style-name="P4">
News Source: <text:a xlink:type="simple" xlink:href="https://www.ukrinform.ua/rubric-world/3706018-u-kongo-vnaslidok-pavodkiv-i-zsuvu-gruntu-zaginuli-vze-majze-400-ludej.html" text:style-name="Internet_20_link" text:visited-style-name="Visited_20_Internet_20_Link">
https://www.ukrinform.ua/rubric-world/3706018-u-kongo-vnaslidok-pavodkiv-i-zsuvu-gruntu-zaginuli-vze-majze-400-ludej.html</text:a>
</text:p>
      <!--NEWS-->
      <text:h text:style-name="P10" text:outline-level="1">
<text:span text:style-name="T4">
The exhibition in Krakow will present paintings and military trophies from Ukraine</text:span>
</text:h>
      <text:p text:style-name="P4">
Authors: Ukrinform (Person)</text:p>
      <text:p text:style-name="P4">
Publisher: Укринформ (Organization)</text:p>
      <text:p text:style-name="P4">
Published Time: 2023-05-07T19:11:05+03:00</text:p>
      <text:p text:style-name="P4">
Modified Time: 2023-05-07T19:11:05+03:00</text:p>
      <text:p text:style-name="P4">
Description: In Krakow on May 10-11, a charity exhibition and an auction called "On the Border of Life" will be held at the Potocki Palace. - Ukrinform.</text:p>
      <text:p text:style-name="P4">
Images: ["<text:a xlink:type="simple" xlink:href="https://static.ukrinform.com/photos/2023_05/thumb_files/630_360_1683475414-946.jpg" text:style-name="Internet_20_link" text:visited-style-name="Visited_20_Internet_20_Link">
630_360_16834...</text:a>
"]</text:p>
      <text:p text:style-name="P4">
Tags: ['Польща', 'Україна', 'Виставка', 'Картина', 'Краків']</text:p>
      <text:p text:style-name="P4">
Type: Article</text:p>
      <!--METADATA-->
      <text:p text:style-name="P4">
<draw:frame draw:style-name="fr1" draw:name="Image230" text:anchor-type="as-char" svg:width="6.9236in" svg:height="3.956343in" draw:z-index="0">
<draw:image xlink:href="../Images/yкринформ/2023-05-07T19-11-05-03-00/630_360_1683475414-946.jpg" xlink:type="simple" xlink:show="embed" xlink:actuate="onLoad" draw:mime-type="image/jpeg"/>
</draw:frame>
In Krakow on May 10-11, a charity exhibition and auction will be held at the Potocki Palace and auction on the boundary of life.</text:p>
      <text:p text:style-name="P4">
The exhibition will feature paintings by Ukrainian artist Yulia Angeluk Ivius trophies from different parts of Ukraine, Ukrinform reports with reference to <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 but also almost all military trophies except large exhibits. Some of these subjects have received the organizers from the Domria Charitable Foundation, which has already conducted several exhibitions in Kiev, in particular in the Ministry of Defense of Ukraine. Among the presented items at the exhibition will be: sleeves, clothing, helmets, chevrons, weapons, first aid kits, bulletproof vests, propaganda literature. Trophies will have QR codes. With their help, everyone will be able to read the story of this exhibit in three languages(Polish, English Tukrain).</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The exhibition will last for two days. On the first day, May 10, a planned event with the participation of representatives of the city authorities, diploma, firms, organizations, press, cultural figures and leaders of thought. Then the guests will be able to get acquainted with the exhibition, listen to the performances of artists, including livestock and take part in a charity auction.</text:p>
      <text:p text:style-name="P4">
The next day, May 11, the exposition will be opened from 10:00 to 8:00 pm for all. This day will be the entrance to the arbitrary donat. In addition to the exhibition directly, Yulia Angeluk plans to make a performance - drawing a picture of "Charm" live.</text:p>
      <text:p text:style-name="P4">
News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The Russians focused on four directions, fighting for Bakhmut and Marinka</text:span>
</text:h>
      <text:p text:style-name="P4">
Authors: Ukrinform (Person)</text:p>
      <text:p text:style-name="P4">
Publisher: Укринформ (Organization)</text:p>
      <text:p text:style-name="P4">
Published Time: 2023-05-07T19:19:00+03:00</text:p>
      <text:p text:style-name="P4">
Modified Time: 2023-05-07T19:19:00+03:00</text:p>
      <text:p text:style-name="P4">
Description: The troops of the Russian Federation focus on the main efforts in the Lyman, Bakhmut, Avdiiv and Mariinsky directions, and there are heavy battles for Bakhmut and Marinka. - Ukrinform.</text:p>
      <text:p text:style-name="P4">
Images: ["<text:a xlink:type="simple" xlink:href="https://static.ukrinform.com/photos/2023_05/thumb_files/630_360_1683476520-474.jpg" text:style-name="Internet_20_link" text:visited-style-name="Visited_20_Internet_20_Link">
630_360_16834...</text:a>
"]</text:p>
      <text:p text:style-name="P4">
Tags: ['Бахмут', 'Генштаб', 'Обстріл', 'ЗСУ', 'Війна з росією']</text:p>
      <text:p text:style-name="P4">
Type: Article</text:p>
      <!--METADATA-->
      <text:p text:style-name="P4">
<draw:frame draw:style-name="fr1" draw:name="Image231" text:anchor-type="as-char" svg:width="6.9236in" svg:height="3.956343in" draw:z-index="0">
<draw:image xlink:href="../Images/yкринформ/2023-05-07T19-19-00-03-00/630_360_1683476520-474.jpg" xlink:type="simple" xlink:show="embed" xlink:actuate="onLoad" draw:mime-type="image/jpeg"/>
</draw:frame>
The Russian Federation focuses on the main efforts in the Liman, Bakhmut, Avdiiv and Mariinsky directions, and there are heavy fights of Zabakhmut and Marinka.</text:p>
      <text:p text:style-name="P4">
According to Ukrinform, the General Staff of the Armed Forces of Ukraine reports UV <text:a xlink:type="simple" xlink:href="https://www.facebook.com/GeneralStaff.ua/posts/pfbid0Epe4mKdvePrp1awKF4CYnYN6VAkq25ePTfLgcykeqUcwsXqPDp351yAiPb6unY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доби ворог здійснив 39 атак”, -йдеться в повідомленні.</text:p>
      <text:p text:style-name="P4">
За інформацією Генштабу, росіяни протягом цієї доби завдали 8 ракетних ударів.Зокрема, дві ракети С-300 влучили по цивільному підприємству в Балаклії наХарківщині, внаслідок чого поранено п<code>
ять цивільних. Окрім того, п</code>
ятьросійських <text:a xlink:type="simple" xlink:href="https://www.ukrinform.ua/tag-raketa" text:style-name="Internet_20_link" text:visited-style-name="Visited_20_Internet_20_Link">
 </text:a>
X-22 Russian invaders released on civilian objects of the Nikolaev area and one rocket X-22-Pourson region, without loss.</text:p>
      <text:p text:style-name="P4">
The enemy also made 22 aviation strikes and made more than 10 shelling of the reactive volley fire systems at the positions of Ukrainian troops and the Nikopoluddipropetrovsk region. Unfortunately, there are killed and injured among peacekeepers, a multi -storey building, private homes and other infrastructure were damaged.</text:p>
      <text:p text:style-name="P4">
The likelihood of rocket and aviation strikes throughout Ukraine is high.</text:p>
      <text:p text:style-name="P4">
<text:span text:style-name="T4">
 Read also: </text:span>
 <text:a xlink:type="simple" xlink:href="https://www.ukrinform.ua/rubric-ato/3705989-u-rosii-zavitsa-velika-panika-koli-ukraina-rozpocne-kontrnastup-gavrilov.html" text:style-name="Internet_20_link" text:visited-style-name="Visited_20_Internet_20_Link">
<text:span text:style-name="T4">
 Russia </text:span>
 <text:span text:style-name="T4">
 </text:span>
 <text:span text:style-name="T4">
 Great </text:span>
 <text:span text:style-name="T4">
 </text:span>
 Panic <text:span text:style-name="T4">
 </text:span>
 <text:span text:style-name="T4">
 When </text:span>
<text:span text:style-name="T4">
 Ukraine </text:span>
 <text:span text:style-name="T4">
 </text:span>
 start <text:span text:style-name="T4">
 </text:span>
 <text:span text:style-name="T4">
 counter -offensive </text:span>
 <text:span text:style-name="T4">
 </text:span>
 <text:span text:style-name="T4">
 </text:span>
 Gavrilov **</text:a>
In Volyn and Polissya directions without significant changes.</text:p>
      <text:p text:style-name="P4">
In the Siversky and Slobozhansky directions, the enemy was struck by air strikes in the areas of the nonsense of Zarichchy, Leonivka and Kostobobrav of Chernihiv region. Mortar and artillery shelling of settlements Zarichchy, Orlykivka, Bleshivka, Archchivka, Archchivka Medium-buildings, fortune-teller and Iskrykivshchyna of Sumy region, as well as Vovchansk, Paltivka, barrel, small wolf, Nesterny and Stroiivkin Kharkiv region.In the Liman direction during the day the enemy did not conduct. Artillery shelling was suffered by Makeevka and the Nevskyluhansk region and Bigorovka and controversial Donetsk region.</text:p>
      <text:p text:style-name="P4">
In the Bakhmut direction, the enemy continues to take offensive actions.</text:p>
      <text:p text:style-name="P4">
Fighting in Bakhmut is ongoing, the enemy fired at the city with inflammatory taphosphorus ammunition. During the day, the enemy was unsuccessful in the direction of chrome, Ivanovo, Temporal and Stupok. Zaliznyanske, Orikhovo-Vasylivka, Novomarkove, Markovo, Bakhmut, Ivanivske, Yar, Stupochka, Oleksandr-Schultine and Leonidivka, Donetsk region were injured from enemy shelling.</text:p>
      <text:p text:style-name="P4">
<text:span text:style-name="T4">
 Read also: </text:span>
 <text:a xlink:type="simple" xlink:href="https://www.ukrinform.ua/rubric-ato/3705969-bilse-peremog-ukraini-na-poli-bou-prizvedut-do-zbilsenna-dopomogi-zelenskij.html" text:style-name="Internet_20_link" text:visited-style-name="Visited_20_Internet_20_Link">
<text:span text:style-name="T4">
 More </text:span>
 <text:span text:style-name="T4">
 Winning </text:span>
 <text:span text:style-name="T4">
 Ukraine </text:span>
 <text:span text:style-name="T4">
 FLA </text:span>
 <text:span text:style-name="T4">
 Fight </text:span>
<text:span text:style-name="T4">
 will lead </text:span>
 <text:span text:style-name="T4">
 </text:span>
 increase <text:span text:style-name="T4">
 </text:span>
 <text:span text:style-name="T4">
 </text:span>
 <text:span text:style-name="T4">
 </text:span>
 <text:span text:style-name="T4">
 </text:span>
 Zelensky **</text:a>
In the Avdeevsky direction the enemy conducted offensive actions in the areas of Avdiivka and Pervomaisky, had no success. He fired at the settlements of Berdychi, Avdiivka, Vodyane, Pervomaisk, Nevel, Netaylovo, Karlovka and Postadonnets region.</text:p>
      <text:p text:style-name="P4">
In the Marine direction, the enemy continues to attack the positions of defense forces. The fighting for Marinka. At the same time, hostile shelling was suffered by St. George, Krasnogorivka, Marinka and Victory of Donetsk region.</text:p>
      <text:p text:style-name="P4">
In the mineral direction during the day the enemy did not carry out the offensive.</text:p>
      <text:p text:style-name="P4">
In the Zaporizhzhya and Kherson directions, the Russian army continues the Valiobon Actions. The aggressor struck air strikes in the areas of settlements of the Uremivkadonetsk region and Novodanilovka of Zaporizhzhya region. Against this, more than 45 settlements were carried out. In particular - railway, Gulyaypil, White, small Tokmachka, Kamiansky Zaporizhzhya region; Golden beam, Vesely, Antonivka, Zelenivka, Kizomis of Kherson region and Kherson.</text:p>
      <text:p text:style-name="P4">
*!(https://www.ukrinform.ua/rubric-ato/3705894-rosia-ne-mae-zodnogo-potencialu-dla-masstabnogo-nastupu-budanov.html)</text:p>
      <text:p text:style-name="P4">
According to the General Staff, the aviation of defense forces per day caused six beats of the Poyons of the concentration of personnel and military equipment of the enemy, as a blow to the enemy anti-aircraft missile complex. The Rocket and Artillery units struck two management points, two areas of the enemy's arms and military equipment, as well as three ammunition deposits.</text:p>
      <text:p text:style-name="P4">
As reported by Ukrinform, <text:a xlink:type="simple" xlink:href="https://www.ukrinform.ua/rubric-ato/3705818-zsu-znisili-vze-193-430-rosijskih-zagarbnikiv.html" text:style-name="Internet_20_link" text:visited-style-name="Visited_20_Internet_20_Link">
</text:a>
From February 24, 2022 to 7th 2023, about 194 thousand 430 Russian aggressors were liquidated, 660 people in the past day.</text:p>
      <text:p text:style-name="P4">
<text:span text:style-name="T5">
Foto: Telegram/Zelenskiy</text:span>
</text:p>
      <text:p text:style-name="P4">
News Source: <text:a xlink:type="simple" xlink:href="https://www.ukrinform.ua/rubric-ato/3706021-rosiani-zoseredilisa-na-cotiroh-napramkah-vedutsa-vazki-boi-za-bahmut-ta-marinku.html" text:style-name="Internet_20_link" text:visited-style-name="Visited_20_Internet_20_Link">
https://www.ukrinform.ua/rubric-ato/3706021-rosiani-zoseredilisa-na-cotiroh-napramkah-vedutsa-vazki-boi-za-bahmut-ta-marinku.html</text:a>
</text:p>
      <!--NEWS-->
      <text:h text:style-name="P10" text:outline-level="1">
<text:span text:style-name="T4">
The enemy fired Nikopol from heavy artillery, is a wounded</text:span>
</text:h>
      <text:p text:style-name="P4">
Authors: Ukrinform (Person)</text:p>
      <text:p text:style-name="P4">
Publisher: Укринформ (Organization)</text:p>
      <text:p text:style-name="P4">
Published Time: 2023-05-07T19:38:00+03:00</text:p>
      <text:p text:style-name="P4">
Modified Time: 2023-05-07T19:38:00+03:00</text:p>
      <text:p text:style-name="P4">
Description: The Russian army from heavy artillery fired at Nikopol, a 43-year-old man was injured. - Ukrinform.</text:p>
      <text:p text:style-name="P4">
Images: ["<text:a xlink:type="simple" xlink:href="https://static.ukrinform.com/photos/2023_05/thumb_files/630_360_1683477464-893.jpg" text:style-name="Internet_20_link" text:visited-style-name="Visited_20_Internet_20_Link">
630_360_16834...</text:a>
"]</text:p>
      <text:p text:style-name="P4">
Tags: ['Дніпропетровщина', 'Обстріл', 'Війна з росією']</text:p>
      <text:p text:style-name="P4">
Type: Article</text:p>
      <!--METADATA-->
      <text:p text:style-name="P4">
<draw:frame draw:style-name="fr1" draw:name="Image232" text:anchor-type="as-char" svg:width="6.9236in" svg:height="3.956343in" draw:z-index="0">
<draw:image xlink:href="../Images/yкринформ/2023-05-07T19-38-00-03-00/630_360_1683477464-893.jpg" xlink:type="simple" xlink:show="embed" xlink:actuate="onLoad" draw:mime-type="image/jpeg"/>
</draw:frame>
Russian army from heavy artillery fired at Nikopol, wounded a 43-year-old man.</text:p>
      <text:p text:style-name="P4">
About it in <text:a xlink:type="simple" xlink:href="https://t.me/mykola_lukashuk/4446" text:style-name="Internet_20_link" text:visited-style-name="Visited_20_Internet_20_Link">
</text:a>
Informs Mykola Lukashuk, the Chief Properepetrovsk Regional Council, Ukrinform reports.</text:p>
      <text:p text:style-name="P4">
"The 43 -year -old man was injured as a result of today's shelling. In the afternoon, the occupiers hit the city of heavy artillery," he wrote.</text:p>
      <text:p text:style-name="P4">
<text:span text:style-name="T4">
 Read also: </text:span>
 <text:a xlink:type="simple" xlink:href="https://www.ukrinform.ua/rubric-ato/3706007-vorog-obstrilav-harkivsinu-e-poranena.html" text:style-name="Internet_20_link" text:visited-style-name="Visited_20_Internet_20_Link">
<text:span text:style-name="T4">
 firing </text:span>
</text:a>
The shelling damaged the gas station, the transport enterprise, the transmission line, the passenger car and the cargo car.</text:p>
      <text:p text:style-name="P4">
In other areas of the region it was calm during the day.</text:p>
      <text:p text:style-name="P4">
As reported by Ukrinform, <text:a xlink:type="simple" xlink:href="https://www.ukrinform.ua/rubric-ato/3705996-aviacia-rf-skinula-pat-kerovanih-aviabomb-po-hersonsini-e-rujnuvanna.html" text:style-name="Internet_20_link" text:visited-style-name="Visited_20_Internet_20_Link">
</text:a>
 .</text:p>
      <text:p text:style-name="P4">
News Source: <text:a xlink:type="simple" xlink:href="https://www.ukrinform.ua/rubric-ato/3706023-vorog-obstrilav-nikopol-z-vazkoi-artilerii-e-poranenij.html" text:style-name="Internet_20_link" text:visited-style-name="Visited_20_Internet_20_Link">
https://www.ukrinform.ua/rubric-ato/3706023-vorog-obstrilav-nikopol-z-vazkoi-artilerii-e-poranenij.html</text:a>
</text:p>
      <!--NEWS-->
      <text:h text:style-name="P10" text:outline-level="1">
<text:span text:style-name="T4">
Seltik became the winner of the Scotland Championship</text:span>
</text:h>
      <text:p text:style-name="P4">
Authors: Ukrinform (Person)</text:p>
      <text:p text:style-name="P4">
Publisher: Укринформ (Organization)</text:p>
      <text:p text:style-name="P4">
Published Time: 2023-05-07T20:10:58+03:00</text:p>
      <text:p text:style-name="P4">
Modified Time: 2023-05-07T20:10:58+03:00</text:p>
      <text:p text:style-name="P4">
Description: Scottish Seltik became a 53-time champion of the country. - Ukrinform.</text:p>
      <text:p text:style-name="P4">
Images: ["<text:a xlink:type="simple" xlink:href="https://static.ukrinform.com/photos/2023_05/thumb_files/630_360_1683479351-419.jpg" text:style-name="Internet_20_link" text:visited-style-name="Visited_20_Internet_20_Link">
630_360_16834...</text:a>
"]</text:p>
      <text:p text:style-name="P4">
Tags: ['Футбол', 'Шотландія']</text:p>
      <text:p text:style-name="P4">
Type: Article</text:p>
      <!--METADATA-->
      <text:p text:style-name="P4">
<draw:frame draw:style-name="fr1" draw:name="Image233" text:anchor-type="as-char" svg:width="6.9236in" svg:height="3.956343in" draw:z-index="0">
<draw:image xlink:href="../Images/yкринформ/2023-05-07T20-10-58-03-00/630_360_1683479351-419.jpg" xlink:type="simple" xlink:show="embed" xlink:actuate="onLoad" draw:mime-type="image/jpeg"/>
</draw:frame>
Scottish Seltik became a 53-time champion of the country.</text:p>
      <text:p text:style-name="P4">
Seltik won Harts on the exit(2:0)In the 34th round of the Scotland Championship, Ukrinform reports.</text:p>
      <text:p text:style-name="P4">
Thanks to this victory, the wards of Angi Postecoglus became unattainable for the closest pursuer - Rangers.</text:p>
      <text:p text:style-name="P4">
On the account of "Seltyka" 95 points for four rounds before the end of the championship, Rangers has 82 points in its asset. In the next round, the team will hold a meeting at the Celtik Park.</text:p>
      <text:p text:style-name="P4">
<text:span text:style-name="T4">
 Read also: </text:span>
 <text:a xlink:type="simple" xlink:href="https://www.ukrinform.ua/rubric-sports/3705840-real-stav-volodarem-kubka-ispanii-z-futbolu-obigravsi-osasunu.html" text:style-name="Internet_20_link" text:visited-style-name="Visited_20_Internet_20_Link">
<text:span text:style-name="T4">
 Football </text:span>
</text:a>
In general, this is the 53rd Celtic championship.</text:p>
      <text:p text:style-name="P4">
Photo: twitter.com/adidasuk</text:p>
      <text:p text:style-name="P4">
News Source: <text:a xlink:type="simple" xlink:href="https://www.ukrinform.ua/rubric-sports/3706029-seltik-stav-peremozcem-cempionatu-sotlandii.html" text:style-name="Internet_20_link" text:visited-style-name="Visited_20_Internet_20_Link">
https://www.ukrinform.ua/rubric-sports/3706029-seltik-stav-peremozcem-cempionatu-sotlandii.html</text:a>
</text:p>
      <!--NEWS-->
      <text:h text:style-name="P10" text:outline-level="1">
<text:span text:style-name="T4">
The Slovak Government will be headed by the National Bank Chairman</text:span>
</text:h>
      <text:p text:style-name="P4">
Authors: Ukrinform (Person)</text:p>
      <text:p text:style-name="P4">
Publisher: Укринформ (Organization)</text:p>
      <text:p text:style-name="P4">
Published Time: 2023-05-07T20:12:34+03:00</text:p>
      <text:p text:style-name="P4">
Modified Time: 2023-05-07T20:12:34+03:00</text:p>
      <text:p text:style-name="P4">
Description: The Deputy Chairman of the National Bank Slovakia Ludovit Odor will head the Government of Technocrats after Prime Minister Edward Heger resigned a few months before the early parliamentary elections in the country. - Ukrinform.</text:p>
      <text:p text:style-name="P4">
Images: ["<text:a xlink:type="simple" xlink:href="https://static.ukrinform.com/photos/2016_03/thumb_files/630_360_1457165302-7332.jpg" text:style-name="Internet_20_link" text:visited-style-name="Visited_20_Internet_20_Link">
630_360_14571...</text:a>
"]</text:p>
      <text:p text:style-name="P4">
Tags: ['Нацбанк', "Прем'єр", 'Словаччина']</text:p>
      <text:p text:style-name="P4">
Type: Article</text:p>
      <!--METADATA-->
      <text:p text:style-name="P4">
<draw:frame draw:style-name="fr1" draw:name="Image234" text:anchor-type="as-char" svg:width="6.9236in" svg:height="3.958011in" draw:z-index="0">
<draw:image xlink:href="../Images/yкринформ/2023-05-07T20-12-34-03-00/630_360_1457165302-7332.jpg" xlink:type="simple" xlink:show="embed" xlink:actuate="onLoad" draw:mime-type="image/jpeg"/>
</draw:frame>
The deputy chairman of the National Bank Slovakia Ludovit Odor will head the Government of Technocrats after Prime Minister Edward Heger has resigned in a few months of pre-predominant parliamentary elections in the country.</text:p>
      <text:p text:style-name="P4">
As Ukrinform reports, it reports <text:a xlink:type="simple" xlink:href="https://www.reuters.com/world/europe/slovakia-prime-minister-quits-2023-05-07/" text:style-name="Internet_20_link" text:visited-style-name="Visited_20_Internet_20_Link">
</text:a>
With reference to the decision of the President of the country, Zuzanicaputova.</text:p>
      <text:p text:style-name="P4">
Chaputova also said that after May 15, she would appoint the rest of the technocracy government.</text:p>
      <text:p text:style-name="P4">
<text:span text:style-name="T4">
 Read also: </text:span>
 <text:a xlink:type="simple" xlink:href="https://www.ukrinform.ua/rubric-society/3705396-ponad-114-tisac-ukrainciv-znajsli-timcasovij-prihistok-u-slovaccini.html" text:style-name="Internet_20_link" text:visited-style-name="Visited_20_Internet_20_Link">
<text:span text:style-name="T4">
 Slovchchin </text:span>
</text:a>
It is noted that the 46-year-old ODOR itself has been working as a deputy chairman of Slovakia since 2018.</text:p>
      <text:p text:style-name="P4">
Early parliamentary elections in the country were appointed for September this year after Prime Minister Edward Heger in January expressed Votumnedovir. Since then, he has continued to fulfill the duties of the head of government.</text:p>
      <text:p text:style-name="P4">
<text:span text:style-name="T4">
 Read also: </text:span>
 <text:a xlink:type="simple" xlink:href="https://www.ukrinform.ua/rubric-vidbudova/3704293-slovaccina-peredast-ukraini-energoobladnanna-na-miljon-evro.html" text:style-name="Internet_20_link" text:visited-style-name="Visited_20_Internet_20_Link">
<text:span text:style-name="T4">
 Slovchchin </text:span>
</text:a>
As reported by Ukrinform, on May 7, Slovak Prime Minister Edward Heger <text:a xlink:type="simple" xlink:href="https://www.ukrinform.ua/rubric-world/3705943-premer-slovaccini-podav-prohanna-pro-vidstavku.html" text:style-name="Internet_20_link" text:visited-style-name="Visited_20_Internet_20_Link">
</text:a>
.</text:p>
      <text:p text:style-name="P4">
This week, two ministers - agriculture and foreign affairs - resigned in Slovakia.</text:p>
      <text:p text:style-name="P4">
News Source: <text:a xlink:type="simple" xlink:href="https://www.ukrinform.ua/rubric-world/3706030-urad-slovaccini-do-viboriv-ocoluvatime-zastupnik-golovi-nacbanku.html" text:style-name="Internet_20_link" text:visited-style-name="Visited_20_Internet_20_Link">
https://www.ukrinform.ua/rubric-world/3706030-urad-slovaccini-do-viboriv-ocoluvatime-zastupnik-golovi-nacbanku.html</text:a>
</text:p>
      <!--NEWS-->
      <text:h text:style-name="P10" text:outline-level="1">
<text:span text:style-name="T4">
Everyone who helps Ukraine to return safety is the defenders of peace - Zelensky</text:span>
</text:h>
      <text:p text:style-name="P4">
Authors: Ukrinform (Person)</text:p>
      <text:p text:style-name="P4">
Publisher: Укринформ (Organization)</text:p>
      <text:p text:style-name="P4">
Published Time: 2023-05-07T20:27:00+03:00</text:p>
      <text:p text:style-name="P4">
Modified Time: 2023-05-07T20:27:00+03:00</text:p>
      <text:p text:style-name="P4">
Description: All who help Ukraine to return security, who presses on Russia - all are defenders of peace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Звернення',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5-07T20-27-00-03-00/630_360_1682063024-559.jpeg" xlink:type="simple" xlink:show="embed" xlink:actuate="onLoad" draw:mime-type="image/jpeg"/>
</draw:frame>
Everyone who helps Ukraine to return safety, who presses on Russia - all are defenders of Mir</text:p>
      <text:p text:style-name="P4">
According to Ukrinform, about it in its traditional <text:a xlink:type="simple" xlink:href="https://t.me/V_Zelenskiy_official/6159" text:style-name="Internet_20_link" text:visited-style-name="Visited_20_Internet_20_Link">
</text:a>
President Vladimirzelensky said.</text:p>
      <text:p text:style-name="P4">
Video: <text:a xlink:type="simple" xlink:href="https://t.me/V_Zelenskiy_official/6159" text:style-name="Internet_20_link" text:visited-style-name="Visited_20_Internet_20_Link">
</text:a>
_ <text:span text:style-name="T4">
 I wish health, dear Ukrainians!</text:span>
 _</text:p>
      <text:p text:style-name="P4">
This week ends - very fruitful for Ukraine. And these days we are actively active in new events in May and June. We must make this time not less fertile both in the supply of weapons for our soldiers and in decisions for Ukraine, in negotiations with our partners.</text:p>
      <text:p text:style-name="P4">
The legislative initiative was important for our society. The preparation of sanctions against the aggressor is ongoing. We are waiting for international meetings in Kiev. We are talking to partners about weapons that will help you to do more for the sake of restoring peace.</text:p>
      <text:p text:style-name="P4">
This week, our various partners were distinguished in helping Ukraine, in helping Ukrainians. From the United States to New Zealand, from the Netherlands and Belgium Croatia. Northern Europe - Norway, Denmark, Sweden, Finland, Iceland. I thank every partner decision to support Ukraine!</text:p>
      <text:p text:style-name="P4">
We are working out in great detail with our other partners new steps in the help of Ukraine, we are waiting for them in the near future - just what is needed for our power, to protect our sky, for justice against terrorists and for the fastest restoration of peace for all Ukrainian land. I will definitely inform about those decisions that can be spoken in public.</text:p>
      <text:p text:style-name="P4">
It is very important that the world knows about every fact of Russian terror against our people. That the world speaks what the terrorist state is doing and how we love life. I am grateful to everyone and everyone who helps us, spreading the truth about Russian blows and shelling, about the cruelty of the invaders who are not invited for a day!</text:p>
      <text:p text:style-name="P4">
Permanent Russian terror against Nikopol, brutal shelling of Kherson Joblast, blows in Kharkiv and region, terror against villages in the border areas in the external and Sumy region, hell in the Donets For people. My condolences to my relatives, loved ones.Glory to all our soldiers, who is now in battle, at combat posts and at combat operations!</text:p>
      <text:p text:style-name="P4">
I will celebrate the 3rd Separate assault team, the 24th separate mechanized brigade Determining the destruction of terrorists in Donetsk region!Thank you, warriors!</text:p>
      <text:p text:style-name="P4">
57 Separate Motor Infantry Brigade, 93rd Mechanized Brigade. Thank you all the guys for the heroic protection of positions, for the exemplary stability!Just fellows</text:p>
      <text:p text:style-name="P4">
In the Tavria direction, there are also results that are worth noting, also the Ebures, who have something to thank today.</text:p>
      <text:p text:style-name="P4">
Seventystyevika paratroopers and artillerymen of the 55th Separate Brigade "Zaporozhye"-thank you, warriors, for your courage and power!</text:p>
      <text:p text:style-name="P4">
The soldiers of the 128th Separate Mountain Assault Brigade and the Marines of the 35th Separate Brigadim of Counterradmiral Mikhail Ostrogradsky-thank you!</text:p>
      <text:p text:style-name="P4">
Thank you every warrior, thank everyone and everyone for every success on the battlefield!</text:p>
      <text:p text:style-name="P4">
_ <text:span text:style-name="T4">
 Glory to you, Ukrainian heroes!</text:span>
 _</text:p>
      <text:p text:style-name="P4">
_<text:span text:style-name="T4">
Glory to Ukraine</text:span>
 _</text:p>
      <text:p text:style-name="P4">
Photo: op</text:p>
      <text:p text:style-name="P4">
News Source: <text:a xlink:type="simple" xlink:href="https://www.ukrinform.ua/rubric-ato/3706038-usi-hto-dopomagae-ukraini-povertati-bezpeku-e-zahisnikami-miru-zelenskij.html" text:style-name="Internet_20_link" text:visited-style-name="Visited_20_Internet_20_Link">
https://www.ukrinform.ua/rubric-ato/3706038-usi-hto-dopomagae-ukraini-povertati-bezpeku-e-zahisnikami-miru-zelenskij.html</text:a>
</text:p>
      <!--NEWS-->
      <text:h text:style-name="P10" text:outline-level="1">
<text:span text:style-name="T4">
Demonstration of St. George's Ribbon is a criminal offense - Vitsche Berlin</text:span>
</text:h>
      <text:p text:style-name="P4">
Authors: Ukrinform (Person)</text:p>
      <text:p text:style-name="P4">
Publisher: Укринформ (Organization)</text:p>
      <text:p text:style-name="P4">
Published Time: 2023-05-07T20:39:51+03:00</text:p>
      <text:p text:style-name="P4">
Modified Time: 2023-05-07T20:39:51+03:00</text:p>
      <text:p text:style-name="P4">
Description: Ukrainian activists in Berlin hope that Russians will not allow the use of such symbolism as St. George's tape. - Ukrinform.</text:p>
      <text:p text:style-name="P4">
Images: ["<text:a xlink:type="simple" xlink:href="https://static.ukrinform.com/photos/2023_05/thumb_files/630_360_1683481045-895.jpg" text:style-name="Internet_20_link" text:visited-style-name="Visited_20_Internet_20_Link">
630_360_16834...</text:a>
"]</text:p>
      <text:p text:style-name="P4">
Tags: ['Берлін', 'Німеччина', 'активісти']</text:p>
      <text:p text:style-name="P4">
Type: Article</text:p>
      <!--METADATA-->
      <text:p text:style-name="P4">
<draw:frame draw:style-name="fr1" draw:name="Image236" text:anchor-type="as-char" svg:width="6.9236in" svg:height="3.956343in" draw:z-index="0">
<draw:image xlink:href="../Images/yкринформ/2023-05-07T20-39-51-03-00/630_360_1683481045-895.jpg" xlink:type="simple" xlink:show="embed" xlink:actuate="onLoad" draw:mime-type="image/jpeg"/>
</draw:frame>
Ukrainian activists in Berlin hope that the Russians will not allow the use of symbolism as a St. George's tape.</text:p>
      <text:p text:style-name="P4">
This is stated in a statement by the Association of Ukrainians Vitsche Berlin, which is in charge of Ukrinform.</text:p>
      <text:p text:style-name="P4">
It noted that on May 6, the Berlin court suspended the prohibition released by the police on May 5, on the use of Russian and Soviet works and St. George's tape during May 8-9. Earlier, he was convicted of the ban on the use of Ukrainian <text:a xlink:type="simple" xlink:href="https://www.ukrinform.ua/tag-prapor" text:style-name="Internet_20_link" text:visited-style-name="Visited_20_Internet_20_Link">
</text:a>
and symbolism.</text:p>
      <text:p text:style-name="P4">
“We believe that the demonstration of St. George's tape is a criminal offense with the current legislation, since since 2014 it has been used for the decision and glorification of Russia's attack on Ukraine. In addition, he distorted the Second World War and serves the Russian propaganda for "Ukrainians as Nazis". Therefore, it is not surprising that the urgent application of Narodian flags and St. George's tape came from the Russian propagandist Elena Kolbasnikova and right extremist lawyer, the taletics of Marcus Beziht, ”the statement said.</text:p>
      <text:p text:style-name="P4">
<text:span text:style-name="T4">
 Read also: </text:span>
 <text:a xlink:type="simple" xlink:href="https://www.ukrinform.ua/rubric-world/3705448-aktivisti-u-berlini-domoglisa-skasuvanna-zaboroni-na-ukrainski-prapori-8-ta-9-travna.html" text:style-name="Internet_20_link" text:visited-style-name="Visited_20_Internet_20_Link">
<text:span text:style-name="T4">
 Berlin </text:span>
</text:a>
Unlike the "Ukrainian case", Berlin police have already filed a complaint from the Administrative Court of Berlin-Brandenburg. Vitsche hopes that the City will consider the use of the symbolism of the Russian aggressor as soon as possible and will not allow it.</text:p>
      <text:p text:style-name="P4">
Last year, Berlin authorities banned the use of both Ukrainian works and symbolism, including the performance of songs and Russian. This year, for the purpose of "preserving the order", the law enforcement officers decided to apply again in the three greatest places of commemoration of the dead Soviet people. Vitsche has filed a urgent complaint and achieved the cancellation of the police.</text:p>
      <text:p text:style-name="P4">
_ Photo: Vitsche Berlin _</text:p>
      <text:p text:style-name="P4">
News Source: <text:a xlink:type="simple" xlink:href="https://www.ukrinform.ua/rubric-world/3706040-demonstracia-georgiivskoi-stricki-e-kriminalnim-zlocinom-vitsche-berlin.html" text:style-name="Internet_20_link" text:visited-style-name="Visited_20_Internet_20_Link">
https://www.ukrinform.ua/rubric-world/3706040-demonstracia-georgiivskoi-stricki-e-kriminalnim-zlocinom-vitsche-berlin.html</text:a>
</text:p>
      <!--NEWS-->
      <text:h text:style-name="P10" text:outline-level="1">
<text:span text:style-name="T4">
Biden urged Congress to impose additional restrictions on weapons circulation</text:span>
</text:h>
      <text:p text:style-name="P4">
Authors: Ukrinform (Person)</text:p>
      <text:p text:style-name="P4">
Publisher: Укринформ (Organization)</text:p>
      <text:p text:style-name="P4">
Published Time: 2023-05-07T20:42:00+03:00</text:p>
      <text:p text:style-name="P4">
Modified Time: 2023-05-07T20:42:00+03:00</text:p>
      <text:p text:style-name="P4">
Description: Following the shooting and mass murder at the Texas Shopping Center, US President Joe Biden called for Congress to immediately impose legislative restrictions on the circulation of offensive weapons and to strengthen control over its sales. - Ukrinform.</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Зброя']</text:p>
      <text:p text:style-name="P4">
Type: Article</text:p>
      <!--METADATA-->
      <text:p text:style-name="P4">
<draw:frame draw:style-name="fr1" draw:name="Image237" text:anchor-type="as-char" svg:width="6.9236in" svg:height="3.956343in" draw:z-index="0">
<draw:image xlink:href="../Images/yкринформ/2023-05-07T20-42-00-03-00/630_360_1677001506-454.jpg" xlink:type="simple" xlink:show="embed" xlink:actuate="onLoad" draw:mime-type="image/jpeg"/>
</draw:frame>
Post -shot and mass murder at the Texas Texas Presidential Center, Joe Biden, appealed to Congress immediately impose law -making restrictions on the circulation of offensive weapons and strengthen control over its sales.</text:p>
      <text:p text:style-name="P4">
This is stated in <text:a xlink:type="simple" xlink:href="https://www.whitehouse.gov/briefing-room/statements-releases/2023/05/07/statement-from-president-joe-biden-on-the-shooting-in-allen-texas/" text:style-name="Internet_20_link" text:visited-style-name="Visited_20_Internet_20_Link">
</text:a>
The White House, widespread on Sunday, reports Ukrinform.</text:p>
      <text:p text:style-name="P4">
“I ask the Congress to send me a bill on banning assaulting and high capacity shops; Introduction of general verification of biographical data(Buyers of weapons - ed.); safe storage requirements; termination of immunity for weapons manufacturers. I will sign it immediately, ”the White House Glava said.</text:p>
      <text:p text:style-name="P4">
<text:span text:style-name="T4">
 Read also: </text:span>
 <text:a xlink:type="simple" xlink:href="https://www.ukrinform.ua/rubric-technology/3705164-bajden-zustrivsa-z-kerivnikami-microsoft-i-google-govorili-pro-bezpecnist-stucnogo-intelektu.html" text:style-name="Internet_20_link" text:visited-style-name="Visited_20_Internet_20_Link">
<text:span text:style-name="T4">
 Biden </text:span>
</text:a>
He stressed that this year alone, the US communities were affected by 200 mass shootings, and the main cause of death in the USA in the USA is a violence using weapons.</text:p>
      <text:p text:style-name="P4">
Biden recalled that since the beginning of his presidency, he has signed a two -party law on safe communities and took two dozen enforcement actions to stop a wave of violence.</text:p>
      <text:p text:style-name="P4">
“We have made some progress. Various states forbid assault weapons, expand restrictive legislation, etc., but this is not enough. It is necessary to make more actions and do it faster to save life, ”the US President emphasized.</text:p>
      <text:p text:style-name="P4">
<text:span text:style-name="T4">
 Read also: </text:span>
 <text:a xlink:type="simple" xlink:href="https://www.ukrinform.ua/rubric-world/3705903-unaslidok-strilanini-v-torgovelnomu-centri-tehasa-zaginuli-devatero-ludej.html" text:style-name="Internet_20_link" text:visited-style-name="Visited_20_Internet_20_Link">
<text:span text:style-name="T4">
 Texas </text:span>
</text:a>
As reported by Ukrinform, on Saturday in the suburbs of Dallas, Texas, <text:a xlink:type="simple" xlink:href="https://www.ukrinform.ua/rubric-world/3705791-u-tehasi-stalasa-strilanina-v-torgovelnomu-centri-e-vbiti-ta-poraneni.html" text:style-name="Internet_20_link" text:visited-style-name="Visited_20_Internet_20_Link">
</text:a>
.</text:p>
      <text:p text:style-name="P4">
Photo: PAP</text:p>
      <text:p text:style-name="P4">
News Source: <text:a xlink:type="simple" xlink:href="https://www.ukrinform.ua/rubric-world/3706042-bajden-zaklikav-kongres-zaprovaditi-dodatkovi-obmezenna-sodo-obigu-zbroi.html" text:style-name="Internet_20_link" text:visited-style-name="Visited_20_Internet_20_Link">
https://www.ukrinform.ua/rubric-world/3706042-bajden-zaklikav-kongres-zaprovaditi-dodatkovi-obmezenna-sodo-obigu-zbroi.html</text:a>
</text:p>
      <!--NEWS-->
      <text:h text:style-name="P10" text:outline-level="1">
<text:span text:style-name="T4">
Ukrainians have won three medals at the Academic Rowing World Cup</text:span>
</text:h>
      <text:p text:style-name="P4">
Authors: Ukrinform (Person)</text:p>
      <text:p text:style-name="P4">
Publisher: Укринформ (Organization)</text:p>
      <text:p text:style-name="P4">
Published Time: 2023-05-07T20:43:34+03:00</text:p>
      <text:p text:style-name="P4">
Modified Time: 2023-05-07T20:43:34+03:00</text:p>
      <text:p text:style-name="P4">
Description: The Ukrainian four won 3 medals within the World Cup on Academic Rowing. - Ukrinform.</text:p>
      <text:p text:style-name="P4">
Images: ["<text:a xlink:type="simple" xlink:href="https://static.ukrinform.com/photos/2023_05/thumb_files/630_360_1683481334-376.jpg" text:style-name="Internet_20_link" text:visited-style-name="Visited_20_Internet_20_Link">
630_360_16834...</text:a>
"]</text:p>
      <text:p text:style-name="P4">
Tags: ['академічне веслування']</text:p>
      <text:p text:style-name="P4">
Type: Article</text:p>
      <!--METADATA-->
      <text:p text:style-name="P4">
<draw:frame draw:style-name="fr1" draw:name="Image238" text:anchor-type="as-char" svg:width="6.9236in" svg:height="3.956343in" draw:z-index="0">
<draw:image xlink:href="../Images/yкринформ/2023-05-07T20-43-34-03-00/630_360_1683481334-376.jpg" xlink:type="simple" xlink:show="embed" xlink:actuate="onLoad" draw:mime-type="image/jpeg"/>
</draw:frame>
Ukrainian -checkerels have won 3 medals within the World Cup on Academic Rowing.</text:p>
      <text:p text:style-name="P4">
In Zagreb, Croatia, the first stage of the World Cup for Academic Way was passed, the National Olympic Committee in [] reports(https://www.facebook.com/olympicua/photos/pcb.6192257637520381/6192252797520865/?type=3&amp;theater), reports Ukrinform.</text:p>
      <text:p text:style-name="P4">
A pair of women's four consisting of Kateryna Dudchenko, Anastasia Firi, Natalia Dovidko and Darina Verkhoglya won gold medals.</text:p>
      <text:p text:style-name="P4">
The paired men's four consisting of Dmitry Guli, Alexander Nadorko, Ivanadobodko and Mykola Kalashnik won silver.</text:p>
      <text:p text:style-name="P4">
<text:span text:style-name="T4">
 Read also: </text:span>
 <text:a xlink:type="simple" xlink:href="https://www.ukrinform.ua/rubric-sports/3535371-prigodi-vesluvalnikiv-v-nimeccini-z-mrieu-pro-mir.html" text:style-name="Internet_20_link" text:visited-style-name="Visited_20_Internet_20_Link">
</text:a>
Quartet consisting of Alexei Selivanov, Sergey Grin, Mykola Mazur and Maximaboklazhenko became the third among the swinging four without stubble.</text:p>
      <text:p text:style-name="P4">
Photo: NOC of Ukraine</text:p>
      <text:p text:style-name="P4">
News Source: <text:a xlink:type="simple" xlink:href="https://www.ukrinform.ua/rubric-sports/3706044-ukrainci-zdobuli-tri-medali-na-kubku-svitu-z-akademicnogo-vesluvanna.html" text:style-name="Internet_20_link" text:visited-style-name="Visited_20_Internet_20_Link">
https://www.ukrinform.ua/rubric-sports/3706044-ukrainci-zdobuli-tri-medali-na-kubku-svitu-z-akademicnogo-vesluvanna.html</text:a>
</text:p>
      <!--NEWS-->
      <text:h text:style-name="P10" text:outline-level="1">
<text:span text:style-name="T4">
Zelensky announced holding international meetings of different levels in Kiev</text:span>
</text:h>
      <text:p text:style-name="P4">
Authors: Ukrinform (Person)</text:p>
      <text:p text:style-name="P4">
Publisher: Укринформ (Organization)</text:p>
      <text:p text:style-name="P4">
Published Time: 2023-05-07T20:51:35+03:00</text:p>
      <text:p text:style-name="P4">
Modified Time: 2023-05-07T20:51:35+03:00</text:p>
      <text:p text:style-name="P4">
Description: There is an active preparation for new events in May and June, including international meetings of different levels in Kiev. - Ukrinform.</text:p>
      <text:p text:style-name="P4">
Images: ["<text:a xlink:type="simple" xlink:href="https://static.ukrinform.com/photos/2023_05/thumb_files/630_360_1683481022-455.jpeg" text:style-name="Internet_20_link" text:visited-style-name="Visited_20_Internet_20_Link">
630_360_16834...</text:a>
"]</text:p>
      <text:p text:style-name="P4">
Tags: ['Київ', 'Зеленський', 'Дипломатія']</text:p>
      <text:p text:style-name="P4">
Type: Article</text:p>
      <!--METADATA-->
      <text:p text:style-name="P4">
<draw:frame draw:style-name="fr1" draw:name="Image239" text:anchor-type="as-char" svg:width="6.9236in" svg:height="3.956343in" draw:z-index="0">
<draw:image xlink:href="../Images/yкринформ/2023-05-07T20-51-35-03-00/630_360_1683481022-455.jpeg" xlink:type="simple" xlink:show="embed" xlink:actuate="onLoad" draw:mime-type="image/jpeg"/>
</draw:frame>
Long -term preparation for new events in May and June, including international zooms of different levels in Kiev.</text:p>
      <text:p text:style-name="P4">
According to Ukrinform, President Volodymyr Zelenskyy said in <text:a xlink:type="simple" xlink:href="https://t.me/V_Zelenskiy_official/6159" text:style-name="Internet_20_link" text:visited-style-name="Visited_20_Internet_20_Link">
</text:a>
.</text:p>
      <text:p text:style-name="P4">
Video: <text:a xlink:type="simple" xlink:href="https://t.me/V_Zelenskiy_official/6159" text:style-name="Internet_20_link" text:visited-style-name="Visited_20_Internet_20_Link">
</text:a>
“This week ends - very fruitful for Ukraine. And these days we are actively active in new events in May and June. We must make this time not less fertile both in the supply of weapons for our soldiers and in decisions for Ukraine, in negotiations with our partners, ”the President said.</text:p>
      <text:p text:style-name="P4">
<text:span text:style-name="T4">
 Read also: </text:span>
 <text:a xlink:type="simple" xlink:href="https://www.ukrinform.ua/rubric-ato/3706038-usi-hto-dopomagae-ukraini-povertati-bezpeku-e-zahisnikami-miru-zelenskij.html" text:style-name="Internet_20_link" text:visited-style-name="Visited_20_Internet_20_Link">
<text:span text:style-name="T4">
 Zelensky </text:span>
</text:a>
He noted that the preparation of sanctions against the Russian aggressor is currently underway.</text:p>
      <text:p text:style-name="P4">
“We are waiting for international meetings of different levels in Kiev. We are talking to our partners with weapons that will help us to make more for the sake of restoring peace, ”the head of state said.</text:p>
      <text:p text:style-name="P4">
Zelensky emphasized that this week different partners were awarded to Ukraine and Ukrainians - from the United States to New Zealand, Viennectand and Belgium to Croatia. And also the countries of Northern Europe - Norway, Denmark, Sweden, Finland, Iceland.</text:p>
      <text:p text:style-name="P4">
<text:span text:style-name="T4">
 Read also: </text:span>
 <text:a xlink:type="simple" xlink:href="https://www.ukrinform.ua/rubric-ato/3705969-bilse-peremog-ukraini-na-poli-bou-prizvedut-do-zbilsenna-dopomogi-zelenskij.html" text:style-name="Internet_20_link" text:visited-style-name="Visited_20_Internet_20_Link">
<text:span text:style-name="T4">
 Zelensky </text:span>
</text:a>
The President thanked for each partners' decision to support Ukraine.</text:p>
      <text:p text:style-name="P4">
In addition, Zelensky reported that the Ukrainian side is working out in detail and new international partners are new steps in helping Ukraine.</text:p>
      <text:p text:style-name="P4">
“We expect them in the near future - exactly what is needed for our power, for the protection of our sky, for justice against terrorists and for a speedy restoration of peace for all Ukrainian land. I will not say about those decisions that can be discussed in public, ”Zelensky emphasized.</text:p>
      <text:p text:style-name="P4">
<text:span text:style-name="T4">
 Read also: </text:span>
 <text:a xlink:type="simple" xlink:href="https://www.ukrinform.ua/rubric-economy/3705750-zelenskij-zustrivsa-z-delegacieu-amerikanskogo-statu-uta.html" text:style-name="Internet_20_link" text:visited-style-name="Visited_20_Internet_20_Link">
<text:span text:style-name="T4">
 Zelensky </text:span>
</text:a>
As reported by Ukrinform, President of Ukraine Volodymyr Zelensky stated that as much victory on the battlefield against the Russians will achieve Ukrainian defense forces, and the world will help Ukraine.</text:p>
      <text:p text:style-name="P4">
Photo: op</text:p>
      <text:p text:style-name="P4">
News Source: <text:a xlink:type="simple" xlink:href="https://www.ukrinform.ua/rubric-polytics/3706046-zelenskij-anonsuvav-provedenna-u-kievi-miznarodnih-zustricej-riznogo-rivna.html" text:style-name="Internet_20_link" text:visited-style-name="Visited_20_Internet_20_Link">
https://www.ukrinform.ua/rubric-polytics/3706046-zelenskij-anonsuvav-provedenna-u-kievi-miznarodnih-zustricej-riznogo-rivna.html</text:a>
</text:p>
      <!--NEWS-->
      <text:h text:style-name="P10" text:outline-level="1">
<text:span text:style-name="T4">
APL: Arsenal with Zinchenko won Newcastle</text:span>
</text:h>
      <text:p text:style-name="P4">
Authors: Ukrinform (Person)</text:p>
      <text:p text:style-name="P4">
Publisher: Укринформ (Organization)</text:p>
      <text:p text:style-name="P4">
Published Time: 2023-05-07T20:52:09+03:00</text:p>
      <text:p text:style-name="P4">
Modified Time: 2023-05-07T20:52:09+03:00</text:p>
      <text:p text:style-name="P4">
Description: "Gunners" remain in the race for the championship in the APL. - Ukrinform.</text:p>
      <text:p text:style-name="P4">
Images: ["<text:a xlink:type="simple" xlink:href="https://static.ukrinform.com/photos/2023_05/thumb_files/630_360_1683481853-669.jpg" text:style-name="Internet_20_link" text:visited-style-name="Visited_20_Internet_20_Link">
630_360_16834...</text:a>
"]</text:p>
      <text:p text:style-name="P4">
Tags: ['Арсенал', 'Футбол', 'Зінченко', 'АПЛ']</text:p>
      <text:p text:style-name="P4">
Type: Article</text:p>
      <!--METADATA-->
      <text:p text:style-name="P4">
<draw:frame draw:style-name="fr1" draw:name="Image240" text:anchor-type="as-char" svg:width="6.9236in" svg:height="3.956343in" draw:z-index="0">
<draw:image xlink:href="../Images/yкринформ/2023-05-07T20-52-09-03-00/630_360_1683481853-669.jpg" xlink:type="simple" xlink:show="embed" xlink:actuate="onLoad" draw:mime-type="image/jpeg"/>
</draw:frame>
"Gunners" remain in the race for the championship in the APL.</text:p>
      <text:p text:style-name="P4">
Arsenal in a foreign field overcame Newcastle 2-0 in the 35th round of the English Premier League, Ukrinform reports.</text:p>
      <text:p text:style-name="P4">
Edegorn was distinguished as a part of the canon. Another goal of the defender of the Forty Sherzabes into his own gates.</text:p>
      <text:p text:style-name="P4">
The victory "allowed" the ward of the artet to approach the "Man City" at the same time 1 point. The "locals" have one game in stock.</text:p>
      <text:p text:style-name="P4">
<text:span text:style-name="T4">
 Read also: </text:span>
 <text:a xlink:type="simple" xlink:href="https://www.ukrinform.ua/rubric-sports/3706029-seltik-stav-peremozcem-cempionatu-sotlandii.html" text:style-name="Internet_20_link" text:visited-style-name="Visited_20_Internet_20_Link">
</text:a>
As it was reported, Manchester City heads the APL, having 82 points after 34 matches in the asset.</text:p>
      <text:p text:style-name="P4">
Photo: twitter.com/rasenal</text:p>
      <text:p text:style-name="P4">
News Source: <text:a xlink:type="simple" xlink:href="https://www.ukrinform.ua/rubric-sports/3706048-apl-arsenal-iz-zincenkom-peremig-nukasl.html" text:style-name="Internet_20_link" text:visited-style-name="Visited_20_Internet_20_Link">
https://www.ukrinform.ua/rubric-sports/3706048-apl-arsenal-iz-zincenkom-peremig-nukasl.html</text:a>
</text:p>
      <!--NEWS-->
      <text:h text:style-name="P10" text:outline-level="1">
<text:span text:style-name="T4">
In Kherson region, the tractor exploded on a hostile mini, the driver is seriously injured</text:span>
</text:h>
      <text:p text:style-name="P4">
Authors: Ukrinform (Person)</text:p>
      <text:p text:style-name="P4">
Publisher: Укринформ (Organization)</text:p>
      <text:p text:style-name="P4">
Published Time: 2023-05-07T20:57:00+03:00</text:p>
      <text:p text:style-name="P4">
Modified Time: 2023-05-07T20:57:00+03:00</text:p>
      <text:p text:style-name="P4">
Description: In the high Kherson region, the tractor exploded on the Russian mini, the driver suffered serious injuries. - Ukrinform.</text:p>
      <text:p text:style-name="P4">
Images: ["<text:a xlink:type="simple" xlink:href="https://static.ukrinform.com/photos/2020_04/thumb_files/630_360_1586340478-109.jpg" text:style-name="Internet_20_link" text:visited-style-name="Visited_20_Internet_20_Link">
630_360_15863...</text:a>
", "<text:a xlink:type="simple" xlink:href="https://static.ukrinform.com/photos/2023_05/1683482181-812.jpg" text:style-name="Internet_20_link" text:visited-style-name="Visited_20_Internet_20_Link">
1683482181-81...</text:a>
"]</text:p>
      <text:p text:style-name="P4">
Tags: ['Херсонщина', 'Міна', 'Вибух', 'Війна з росією']</text:p>
      <text:p text:style-name="P4">
Type: Article</text:p>
      <!--METADATA-->
      <text:p text:style-name="P4">
<draw:frame draw:style-name="fr1" draw:name="Image241" text:anchor-type="as-char" svg:width="6.9236in" svg:height="3.956343in" draw:z-index="0">
<draw:image xlink:href="../Images/yкринформ/2023-05-07T20-57-00-03-00/630_360_1586340478-109.jpg" xlink:type="simple" xlink:show="embed" xlink:actuate="onLoad" draw:mime-type="image/jpeg"/>
</draw:frame>
The tractor exploded at the Kherson region to the Kherson region, the driver suffered serious injuries.</text:p>
      <text:p text:style-name="P4">
According to Ukrinform, the Kherson Regional State Administration reports in <text:a xlink:type="simple" xlink:href="https://www.facebook.com/khoda.gov.ua/posts/pfbid0KfkHYDxv7NrpSiFgdmssAG8vL9ZdA3fn5q75Vv51hPkus8a15szhTwSbqfiYPUYFl" text:style-name="Internet_20_link" text:visited-style-name="Visited_20_Internet_20_Link">
</text:a>
.</text:p>
      <text:p text:style-name="P4">
Трагедія сталася у полі поблизу села Ольгине. Під час обробки землі 54-річнийчоловік наїхав на протитанкову <text:a xlink:type="simple" xlink:href="https://www.ukrinform.ua/tag-mina" text:style-name="Internet_20_link" text:visited-style-name="Visited_20_Internet_20_Link">
 </text:a>
, left by the Russian army.</text:p>
      <text:p text:style-name="P4">
Due to the detonation of explosives, the tractor driver suffered severe injuries - burns about 20%of the body, fragile wounds of the hands, legs and chest.</text:p>
      <text:p text:style-name="P4">
<draw:frame draw:style-name="fr1" draw:name="Image242" text:anchor-type="as-char" svg:width="6.9236in" svg:height="9.231467in" draw:z-index="0">
<draw:image xlink:href="../Images/yкринформ/2023-05-07T20-57-00-03-00/1683482181-812.jpg" xlink:type="simple" xlink:show="embed" xlink:actuate="onLoad" draw:mime-type="image/jpeg"/>
</draw:frame>
Photo: Kherson</text:p>
      <text:p text:style-name="P4">
<text:span text:style-name="T4">
 Read also: </text:span>
 <text:a xlink:type="simple" xlink:href="https://www.ukrinform.ua/rubric-regions/3705682-na-harkivsini-traktorist-pidirvavsa-na-mini.html" text:style-name="Internet_20_link" text:visited-style-name="Visited_20_Internet_20_Link">
<text:span text:style-name="T4">
 tractor </text:span>
</text:a>
The victim was given first aid and hospitalized by an ambulance at the hospital in Kryvyi Rih. He is now a medical.</text:p>
      <text:p text:style-name="P4">
As reported by Ukrinform, on May 6 in <text:a xlink:type="simple" xlink:href="https://www.ukrinform.ua/rubric-ato/3705722-na-hersonsini-pid-cas-rozminuvanna-pirotehniki-potrapili-pid-obstril-sestero-zagiblih.html" text:style-name="Internet_20_link" text:visited-style-name="Visited_20_Internet_20_Link">
</text:a>
During the execution of tasks for demining the pirotechnics came under fire, six experts were killed.</text:p>
      <text:p text:style-name="P4">
_ First photo illustrative_</text:p>
      <text:p text:style-name="P4">
News Source: <text:a xlink:type="simple" xlink:href="https://www.ukrinform.ua/rubric-regions/3706051-na-hersonsini-traktor-pidirvavsa-na-vorozij-mini-vodij-tazko-travmovanij.html" text:style-name="Internet_20_link" text:visited-style-name="Visited_20_Internet_20_Link">
https://www.ukrinform.ua/rubric-regions/3706051-na-hersonsini-traktor-pidirvavsa-na-vorozij-mini-vodij-tazko-travmovanij.html</text:a>
</text:p>
      <!--NEWS-->
      <text:h text:style-name="P10" text:outline-level="1">
<text:span text:style-name="T4">
It is important for the world to know about every fact of Russian terror - Zelensky</text:span>
</text:h>
      <text:p text:style-name="P4">
Authors: Ukrinform (Person)</text:p>
      <text:p text:style-name="P4">
Publisher: Укринформ (Organization)</text:p>
      <text:p text:style-name="P4">
Published Time: 2023-05-07T21:03:00+03:00</text:p>
      <text:p text:style-name="P4">
Modified Time: 2023-05-07T21:03:00+03:00</text:p>
      <text:p text:style-name="P4">
Description: Ukraine should constantly inform the international community about cases of Russian terror against Ukrainian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Тероризм', 'Зеленський', 'Війна з росією']</text:p>
      <text:p text:style-name="P4">
Type: Article</text:p>
      <!--METADATA-->
      <text:p text:style-name="P4">
<draw:frame draw:style-name="fr1" draw:name="Image243" text:anchor-type="as-char" svg:width="6.9236in" svg:height="3.956343in" draw:z-index="0">
<draw:image xlink:href="../Images/yкринформ/2023-05-07T21-03-00-03-00/630_360_1679682020-565.jpeg" xlink:type="simple" xlink:show="embed" xlink:actuate="onLoad" draw:mime-type="image/jpeg"/>
</draw:frame>
Ukraine is constantly informing the international community about the cases of Russian terroids of Ukrainians.</text:p>
      <text:p text:style-name="P4">
According to Ukrinform, President Volodymyr Zelenskyy said in <text:a xlink:type="simple" xlink:href="https://t.me/V_Zelenskiy_official/6159" text:style-name="Internet_20_link" text:visited-style-name="Visited_20_Internet_20_Link">
</text:a>
.</text:p>
      <text:p text:style-name="P4">
“It is very important for the world to know about every fact of Russian terror against our people. For the world to speak about what the terrorist state is doing and how we love life, ”the Head of State said.</text:p>
      <text:p text:style-name="P4">
<text:span text:style-name="T4">
 Read also: </text:span>
 <text:a xlink:type="simple" xlink:href="https://www.ukrinform.ua/rubric-polytics/3706046-zelenskij-anonsuvav-provedenna-u-kievi-miznarodnih-zustricej-riznogo-rivna.html" text:style-name="Internet_20_link" text:visited-style-name="Visited_20_Internet_20_Link">
<text:span text:style-name="T4">
 Zelensky </text:span>
</text:a>
He thanked everyone and everyone who helps Ukraine, spreading the truth of pro -Russian blows and shelling, about the cruelty of the occupiers, which does not stop Anina's day.</text:p>
      <text:p text:style-name="P4">
Zelensky recalled the permanent Russian terror against Nikopol, the brutal units of Kherson and the region, the strikes in Kharkiv and the region, the terror against the villages of the border areas in Chernihiv and Sumy region, Hell in Donetsk region.</text:p>
      <text:p text:style-name="P4">
“Only yesterday and only one Russian blow to the Kherson region did nine Ukrainians agreed - they were demining, returning people's safety. My condolences to my relatives, loved ones, ”he said.</text:p>
      <text:p text:style-name="P4">
<text:span text:style-name="T4">
 Read also: </text:span>
 <text:a xlink:type="simple" xlink:href="https://www.ukrinform.ua/rubric-ato/3706038-usi-hto-dopomagae-ukraini-povertati-bezpeku-e-zahisnikami-miru-zelenskij.html" text:style-name="Internet_20_link" text:visited-style-name="Visited_20_Internet_20_Link">
<text:span text:style-name="T4">
 Zelensky </text:span>
</text:a>
The President noted that security is the main target for Russia, both in our country and everywhere in Europe, everywhere in the free world. Destroying safety, carrying death and chaos is all that the terrorist state does.</text:p>
      <text:p text:style-name="P4">
"And everyone who helps Ukraine to return security, all who strengthen partnerships in Europe for the sake of security, for the sake of common force, all who press the alleged terrorist, are all defenders of peace," the Head of State emphasized.</text:p>
      <text:p text:style-name="P4">
As reported by Ukrinform, the army of the Russian Federation during the day fired 11 inhabited pens of Donetsk region, using the missiles S-300, RSSV "Grad", artillery.</text:p>
      <text:p text:style-name="P4">
Photo: op</text:p>
      <text:p text:style-name="P4">
News Source: <text:a xlink:type="simple" xlink:href="https://www.ukrinform.ua/rubric-ato/3706054-vazlivo-abi-svit-znav-pro-kozen-fakt-rosijskogo-teroru-zelenskij.html" text:style-name="Internet_20_link" text:visited-style-name="Visited_20_Internet_20_Link">
https://www.ukrinform.ua/rubric-ato/3706054-vazlivo-abi-svit-znav-pro-kozen-fakt-rosijskogo-teroru-zelenskij.html</text:a>
</text:p>
      <!--NEWS-->
      <text:h text:style-name="P10" text:outline-level="1">
<text:span text:style-name="T4">
In the Belarusian colony died a blogger convicted of cartoon on Lukashenko</text:span>
</text:h>
      <text:p text:style-name="P4">
Authors: Ukrinform (Person)</text:p>
      <text:p text:style-name="P4">
Publisher: Укринформ (Organization)</text:p>
      <text:p text:style-name="P4">
Published Time: 2023-05-07T21:22:00+03:00</text:p>
      <text:p text:style-name="P4">
Modified Time: 2023-05-07T21:22:00+03:00</text:p>
      <text:p text:style-name="P4">
Description: In Belarus, a political prisoner-blogger Mykola Klimovich died in the colony, who was sentenced to Alexander Lukashenko through a caricature. - Ukrinform.</text:p>
      <text:p text:style-name="P4">
Images: ["<text:a xlink:type="simple" xlink:href="https://static.ukrinform.com/photos/2023_05/thumb_files/630_360_1683483004-376.jpeg" text:style-name="Internet_20_link" text:visited-style-name="Visited_20_Internet_20_Link">
630_360_16834...</text:a>
"]</text:p>
      <text:p text:style-name="P4">
Tags: ['білорусь', 'лукашенко', 'Репресії', 'Смерть', 'Карикатури']</text:p>
      <text:p text:style-name="P4">
Type: Article</text:p>
      <!--METADATA-->
      <text:p text:style-name="P4">
<draw:frame draw:style-name="fr1" draw:name="Image244" text:anchor-type="as-char" svg:width="6.9236in" svg:height="3.951347in" draw:z-index="0">
<draw:image xlink:href="../Images/yкринформ/2023-05-07T21-22-00-03-00/630_360_1683483004-376.jpeg" xlink:type="simple" xlink:show="embed" xlink:actuate="onLoad" draw:mime-type="image/jpeg"/>
</draw:frame>
Ubillorus in the colony died political prisoner-blogger Mykola Klimovich, who condemned the cartoon on Alexander Lukashenko.</text:p>
      <text:p text:style-name="P4">
As Ukrinform reports, it reports <text:a xlink:type="simple" xlink:href="https://www.radiosvoboda.org/a/news-koloniya-bilorus-bloger-smert/32400684.html" text:style-name="Internet_20_link" text:visited-style-name="Visited_20_Internet_20_Link">
</text:a>
With reference to the Vyasna Human Rights Center.</text:p>
      <text:p text:style-name="P4">
“A 61-year-old political prisoner from Pinsk Mykolaklimovich died in the Vitebsk colony # 3. He was sentenced to a year of colonies for reaction to Lukashenko's cartoon in "Classmates", - the message reads.</text:p>
      <text:p text:style-name="P4">
It is noted that on February 28, Klimovich, who had the second group of disabilities through problems with the heart, was sentenced to a year of colonies for an article on image <text:a xlink:type="simple" xlink:href="https://www.ukrinform.ua/tag-lukasenko" text:style-name="Internet_20_link" text:visited-style-name="Visited_20_Internet_20_Link">
</text:a>
.</text:p>
      <text:p text:style-name="P4">
Human rights activists specify that the man made a sentence for a satirical drawing, which he placed on a personal page on the social network.</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Lukashen </text:span>
</text:a>
According to Radio Liberty, in Belarus, the sentences of the image of representatives, including Lukashenko, have become widespread. The UN Human Rights Human Commissioner in a report devoted to the political repression of Ublorus, concluded that the scale of repression is that it could be regarded as a crime against humanity.</text:p>
      <text:p text:style-name="P4">
<text:span text:style-name="T5">
Foto: Spring96.org</text:span>
</text:p>
      <text:p text:style-name="P4">
News Source: <text:a xlink:type="simple" xlink:href="https://www.ukrinform.ua/rubric-world/3706055-u-biloruskij-kolonii-pomer-bloger-zasudzenij-cerez-karikaturu-na-lukasenka.html" text:style-name="Internet_20_link" text:visited-style-name="Visited_20_Internet_20_Link">
https://www.ukrinform.ua/rubric-world/3706055-u-biloruskij-kolonii-pomer-bloger-zasudzenij-cerez-karikaturu-na-lukasenka.html</text:a>
</text:p>
      <!--NEWS-->
      <text:h text:style-name="P10" text:outline-level="1">
<text:span text:style-name="T4">
The Ukrainian National Swimming team became the first in the acrobatic program at the COP stage</text:span>
</text:h>
      <text:p text:style-name="P4">
Authors: Ukrinform (Person)</text:p>
      <text:p text:style-name="P4">
Publisher: Укринформ (Organization)</text:p>
      <text:p text:style-name="P4">
Published Time: 2023-05-07T21:23:00+03:00</text:p>
      <text:p text:style-name="P4">
Modified Time: 2023-05-07T21:23:00+03:00</text:p>
      <text:p text:style-name="P4">
Description: The national team of Ukraine won the Gold at the World Cup in the French Montpellier. - Ukrinform.</text:p>
      <text:p text:style-name="P4">
Images: ["<text:a xlink:type="simple" xlink:href="https://static.ukrinform.com/photos/2023_05/thumb_files/630_360_1683483735-318.jpg" text:style-name="Internet_20_link" text:visited-style-name="Visited_20_Internet_20_Link">
630_360_16834...</text:a>
", "<text:a xlink:type="simple" xlink:href="https://static.ukrinform.com/photos/2023_05/1683482334-308.jpg" text:style-name="Internet_20_link" text:visited-style-name="Visited_20_Internet_20_Link">
1683482334-30...</text:a>
"]</text:p>
      <text:p text:style-name="P4">
Tags: ['синхронне плавання']</text:p>
      <text:p text:style-name="P4">
Type: Article</text:p>
      <!--METADATA-->
      <text:p text:style-name="P4">
<draw:frame draw:style-name="fr1" draw:name="Image245" text:anchor-type="as-char" svg:width="6.9236in" svg:height="3.956343in" draw:z-index="0">
<draw:image xlink:href="../Images/yкринформ/2023-05-07T21-23-00-03-00/630_360_1683483735-318.jpg" xlink:type="simple" xlink:show="embed" xlink:actuate="onLoad" draw:mime-type="image/jpeg"/>
</draw:frame>
The national voyage team won the gold at the World Cup of the Ufartzu Montpellier.</text:p>
      <text:p text:style-name="P4">
The Ukrainians took first place in the acrobatic competitions, reports Ukrinform.</text:p>
      <text:p text:style-name="P4">
<draw:frame draw:style-name="fr1" draw:name="Image246" text:anchor-type="as-char" svg:width="6.9236in" svg:height="9.231467in" draw:z-index="0">
<draw:image xlink:href="../Images/yкринформ/2023-05-07T21-23-00-03-00/1683482334-308.jpg" xlink:type="simple" xlink:show="embed" xlink:actuate="onLoad" draw:mime-type="image/jpeg"/>
</draw:frame>
Ukraine was introduced by Marta Fedin, Marina and Vladislav Alexia, Veronica, Sofia Matsievskaya, Darius Moshinskaya, Angelina Ovchinnikova and Valeriatychenko. They scored 260,2750 points.</text:p>
      <text:p text:style-name="P4">
For Ukraine, this is the third award for the COP.</text:p>
      <text:p text:style-name="P4">
<text:span text:style-name="T4">
 Read also: </text:span>
 <text:a xlink:type="simple" xlink:href="https://www.ukrinform.ua/rubric-sports/3705727-sestri-aleksiivi-stali-persimi-na-etapi-kubka-svitu-z-artisticnogo-plavanna.html" text:style-name="Internet_20_link" text:visited-style-name="Visited_20_Internet_20_Link">
<text:span text:style-name="T4">
 Alexii </text:span>
</text:a>
As it was reported, earlier Marta Fedin won "silver", the sisters of Alexiosevized "Gold".</text:p>
      <text:p text:style-name="P4">
Photo: Synchronous Federation Press Service</text:p>
      <text:p text:style-name="P4">
News Source: <text:a xlink:type="simple" xlink:href="https://www.ukrinform.ua/rubric-sports/3706058-zbirna-ukraini-z-artisticnogo-plavanna-stala-persou-v-akrobaticnij-programi-na-etapi-ks.html" text:style-name="Internet_20_link" text:visited-style-name="Visited_20_Internet_20_Link">
https://www.ukrinform.ua/rubric-sports/3706058-zbirna-ukraini-z-artisticnogo-plavanna-stala-persou-v-akrobaticnij-programi-na-etapi-ks.html</text:a>
</text:p>
      <!--NEWS-->
      <text:h text:style-name="P10" text:outline-level="1">
<text:span text:style-name="T4">
Українець Кочергін у складі «Ракува» став чемпіоном Польщі</text:span>
</text:h>
      <text:p text:style-name="P4">
Authors: Ukrinform (Person)</text:p>
      <text:p text:style-name="P4">
Publisher: Укринформ (Organization)</text:p>
      <text:p text:style-name="P4">
Published Time: 2023-05-07T21:32:55+03:00</text:p>
      <text:p text:style-name="P4">
Modified Time: 2023-05-07T21:32:55+03:00</text:p>
      <text:p text:style-name="P4">
Description: Rakov, which is composed of Ukrainian footballer Vladislav Kochergin, guaranteed a championship in the Polish League ahead of schedule. - Ukrinform.</text:p>
      <text:p text:style-name="P4">
Images: ["<text:a xlink:type="simple" xlink:href="https://static.ukrinform.com/photos/2023_05/thumb_files/630_360_1683484292-284.jpg" text:style-name="Internet_20_link" text:visited-style-name="Visited_20_Internet_20_Link">
630_360_16834...</text:a>
"]</text:p>
      <text:p text:style-name="P4">
Tags: ['Футбол']</text:p>
      <text:p text:style-name="P4">
Type: Article</text:p>
      <!--METADATA-->
      <text:p text:style-name="P4">
<draw:frame draw:style-name="fr1" draw:name="Image247" text:anchor-type="as-char" svg:width="6.9236in" svg:height="3.956343in" draw:z-index="0">
<draw:image xlink:href="../Images/yкринформ/2023-05-07T21-32-55-03-00/630_360_1683484292-284.jpg" xlink:type="simple" xlink:show="embed" xlink:actuate="onLoad" draw:mime-type="image/jpeg"/>
</draw:frame>
Rakov, which is complicated by Ukrainian football player Vladislav Kochergin, has prematurely guaranteeing the championship in the Polish League.</text:p>
      <text:p text:style-name="P4">
"Rakuva" lost "Crown"(0:1), but "Legia" gave way to "pursuit" Szczecin(1:2)In the 31st round of the Poland Championship, Ukrinform reports.</text:p>
      <text:p text:style-name="P4">
Thus, the gap between the teams is now 11 points for 3 rounds of Dawnysh. For "Rakuva" it is the first "gold" of the championship in the history of the club.</text:p>
      <text:p text:style-name="P4">
<text:span text:style-name="T4">
 Read also: </text:span>
 <text:a xlink:type="simple" xlink:href="https://www.ukrinform.ua/rubric-sports/3705716-apl-celsi-perervav-sestimatcevu-prograsnu-seriu-u-vsih-turnirah.html" text:style-name="Internet_20_link" text:visited-style-name="Visited_20_Internet_20_Link">
</text:a>
As it was reported, Kochergin in the current draw participated in 30 matches of Tavidn 6 goals and 2 assistants.</text:p>
      <text:p text:style-name="P4">
Photo: FC Rakow</text:p>
      <text:p text:style-name="P4">
News Source: <text:a xlink:type="simple" xlink:href="https://www.ukrinform.ua/rubric-sports/3706059-ukrainec-kocergin-u-skladi-rakuva-stav-cempionom-polsi.html" text:style-name="Internet_20_link" text:visited-style-name="Visited_20_Internet_20_Link">
https://www.ukrinform.ua/rubric-sports/3706059-ukrainec-kocergin-u-skladi-rakuva-stav-cempionom-polsi.html</text:a>
</text:p>
      <!--NEWS-->
      <text:h text:style-name="P10" text:outline-level="1">
<text:span text:style-name="T4">
In Melitopol and Berdyansk, supermarkets closed - the owner fled</text:span>
</text:h>
      <text:p text:style-name="P4">
Authors: Ukrinform (Person)</text:p>
      <text:p text:style-name="P4">
Publisher: Укринформ (Organization)</text:p>
      <text:p text:style-name="P4">
Published Time: 2023-05-07T21:43:00+03:00</text:p>
      <text:p text:style-name="P4">
Modified Time: 2023-05-07T21:43:00+03:00</text:p>
      <text:p text:style-name="P4">
Description: In the temporarily captured Melitopol and Berdyansk Zaporizhzhya region, the Miera grocery stores closed. - Ukrinform.</text:p>
      <text:p text:style-name="P4">
Images: ["<text:a xlink:type="simple" xlink:href="https://static.ukrinform.com/photos/2019_03/thumb_files/630_360_1552330404-524.jpg" text:style-name="Internet_20_link" text:visited-style-name="Visited_20_Internet_20_Link">
630_360_15523...</text:a>
", "<text:a xlink:type="simple" xlink:href="https://static.ukrinform.com/photos/2023_05/1683472058-354.jpg" text:style-name="Internet_20_link" text:visited-style-name="Visited_20_Internet_20_Link">
1683472058-35...</text:a>
"]</text:p>
      <text:p text:style-name="P4">
Tags: ['Мелітополь', 'Федоров', 'Війна з росією']</text:p>
      <text:p text:style-name="P4">
Type: Article</text:p>
      <!--METADATA-->
      <text:p text:style-name="P4">
<draw:frame draw:style-name="fr1" draw:name="Image248" text:anchor-type="as-char" svg:width="6.9236in" svg:height="3.956343in" draw:z-index="0">
<draw:image xlink:href="../Images/yкринформ/2023-05-07T21-43-00-03-00/630_360_1552330404-524.jpg" xlink:type="simple" xlink:show="embed" xlink:actuate="onLoad" draw:mime-type="image/jpeg"/>
</draw:frame>
Melitopol and Berdyansk, Zaporizhzhya region, the production stores "Miera".</text:p>
      <text:p text:style-name="P4">
About it in <text:a xlink:type="simple" xlink:href="https://t.me/ivan_fedorov_melitopol/1897" text:style-name="Internet_20_link" text:visited-style-name="Visited_20_Internet_20_Link">
</text:a>
The city chairman of Melitopol Ivan Fedorov reports, Ukrinform reports.</text:p>
      <text:p text:style-name="P4">
"In Melitopol and Berdyansk, the enemy grocery stores" Miera "suddenly closed. Residents report that the Donetsk owner fled from Melitopol," he wrote.</text:p>
      <text:p text:style-name="P4">
He added that on the eve of the closure in supermarkets, discounts were announced. This was explained by the "first birthday" of stores.</text:p>
      <text:p text:style-name="P4">
<draw:frame draw:style-name="fr1" draw:name="Image249" text:anchor-type="as-char" svg:width="6.9236in" svg:height="6.9236in" draw:z-index="0">
<draw:image xlink:href="../Images/yкринформ/2023-05-07T21-43-00-03-00/1683472058-354.jpg" xlink:type="simple" xlink:show="embed" xlink:actuate="onLoad" draw:mime-type="image/jpeg"/>
</draw:frame>
<text:span text:style-name="T5">
Foto: Ivan Fedorov, telegram</text:span>
</text:p>
      <text:p text:style-name="P4">
Fedorov recalled that the shops were opened in the captured premises of the Ukrainian supermarket network, the choice of goods was poor, sometimes poor quality, and the reconstruction.</text:p>
      <text:p text:style-name="P4">
<text:span text:style-name="T4">
 Read also: </text:span>
 <text:a xlink:type="simple" xlink:href="https://www.ukrinform.ua/rubric-regions/3705917-zagarbniki-evakuuut-naselenna-tot-sob-prikrivatisa-nim-gumenuk.html" text:style-name="Internet_20_link" text:visited-style-name="Visited_20_Internet_20_Link">
</text:a>
However, it does not rule out that the shops could be closed due to the change of the owner. Fyodorovnatyknatny he would be Russian instead of Donetsk owners.</text:p>
      <text:p text:style-name="P4">
Earlier it was reported that the enemy provoked panic with an announcement of evacuation of the population from the temporarily occupied territories of Zaporizhzhya region. Vergodari and Tokmaks do not have fuel at the gas stations, and patients are discharged from hospitals.</text:p>
      <text:p text:style-name="P4">
Photo: https:///ria-m.tv/</text:p>
      <text:p text:style-name="P4">
News Source: <text:a xlink:type="simple" xlink:href="https://www.ukrinform.ua/rubric-regions/3706003-u-melitopoli-ta-berdansku-zakrilis-supermarketi-vlasnik-vtik.html" text:style-name="Internet_20_link" text:visited-style-name="Visited_20_Internet_20_Link">
https://www.ukrinform.ua/rubric-regions/3706003-u-melitopoli-ta-berdansku-zakrilis-supermarketi-vlasnik-vtik.html</text:a>
</text:p>
      <!--NEWS-->
      <text:h text:style-name="P10" text:outline-level="1">
<text:span text:style-name="T4">
China is preparing to run into space a cargo ship Tyanzhou-6</text:span>
</text:h>
      <text:p text:style-name="P4">
Authors: Ukrinform (Person)</text:p>
      <text:p text:style-name="P4">
Publisher: Укринформ (Organization)</text:p>
      <text:p text:style-name="P4">
Published Time: 2023-05-07T22:05:00+03:00</text:p>
      <text:p text:style-name="P4">
Modified Time: 2023-05-07T22:05:00+03:00</text:p>
      <text:p text:style-name="P4">
Description: On the Wenchan's space-in in southern China, a cargo ship "Tianzhou-6" and a Changzhen-7 Y7 launcher were installed, which should bring it to orbit. - Ukrinform.</text:p>
      <text:p text:style-name="P4">
Images: ["<text:a xlink:type="simple" xlink:href="https://static.ukrinform.com/photos/2023_05/thumb_files/630_360_1683485055-370.jpg" text:style-name="Internet_20_link" text:visited-style-name="Visited_20_Internet_20_Link">
630_360_16834...</text:a>
"]</text:p>
      <text:p text:style-name="P4">
Tags: ['Китай', 'Космос', 'Ракета']</text:p>
      <text:p text:style-name="P4">
Type: Article</text:p>
      <!--METADATA-->
      <text:p text:style-name="P4">
<draw:frame draw:style-name="fr1" draw:name="Image250" text:anchor-type="as-char" svg:width="6.9236in" svg:height="3.956343in" draw:z-index="0">
<draw:image xlink:href="../Images/yкринформ/2023-05-07T22-05-00-03-00/630_360_1683485055-370.jpg" xlink:type="simple" xlink:show="embed" xlink:actuate="onLoad" draw:mime-type="image/jpeg"/>
</draw:frame>
Venchan's wandering in southern China was installed a cargo ship Tyanzhou-6 and a Changozhen-7 Y7 launcher, which should be launched into orbit.</text:p>
      <text:p text:style-name="P4">
About it reports <text:a xlink:type="simple" xlink:href="https://english.news.cn/20230507/21bf6c40e90d49f0adab26816e3c8f62/c.html" text:style-name="Internet_20_link" text:visited-style-name="Visited_20_Internet_20_Link">
</text:a>
, reports Ukrinform.</text:p>
      <text:p text:style-name="P4">
“Combination of Tyanzhou-6 Tyanzhou Space Space and Chanchezhen-7 Y7” rocket launcher(Long March-7 Y7 or “Great Hike-7 Y7”)The vaginal zone of the Wenchan Cosport was transported in Hainan province in a vertical alien, ”the message said.</text:p>
      <text:p text:style-name="P4">
As informed in the office of the program of piloted astronautics <text:a xlink:type="simple" xlink:href="https://www.ukrinform.ua/tag-kitaj" text:style-name="Internet_20_link" text:visited-style-name="Visited_20_Internet_20_Link">
</text:a>
 (CMSА), Launching Tyanzhou-6 is built "in the coming days at the right time".</text:p>
      <text:p text:style-name="P4">
<text:span text:style-name="T4">
 Read also: </text:span>
 <text:a xlink:type="simple" xlink:href="https://www.ukrinform.ua/rubric-technology/3674768-kitaj-uspisno-zapustiv-suputnik-distancijnogo-zonduvanna-zemli.html" text:style-name="Internet_20_link" text:visited-style-name="Visited_20_Internet_20_Link">
<text:span text:style-name="T4">
 launched </text:span>
 <text:span text:style-name="T4">
 Satellite </text:span>
</text:a>
The CMSA added that the facilities and equipment on the starting ground are fertile, and pre -start functional inspections and joint tests will be released according to the plan.</text:p>
      <text:p text:style-name="P4">
Recall that in November last year <text:a xlink:type="simple" xlink:href="https://www.ukrinform.ua/rubric-technology/3612773-kitaj-zapustiv-vantaznij-kosmicnij-korabel-tanczou5.html" text:style-name="Internet_20_link" text:visited-style-name="Visited_20_Internet_20_Link">
</text:a>
To deliver goods to the Tianun Space Station.</text:p>
      <text:p text:style-name="P4">
<text:span text:style-name="T5">
Foto: xinhua</text:span>
</text:p>
      <text:p text:style-name="P4">
News Source: <text:a xlink:type="simple" xlink:href="https://www.ukrinform.ua/rubric-technology/3706061-kitaj-gotuetsa-zapustiti-v-kosmos-vantaznij-korabel-tanczou6.html" text:style-name="Internet_20_link" text:visited-style-name="Visited_20_Internet_20_Link">
https://www.ukrinform.ua/rubric-technology/3706061-kitaj-gotuetsa-zapustiti-v-kosmos-vantaznij-korabel-tanczou6.html</text:a>
</text:p>
      <!--NEWS-->
      <text:h text:style-name="P10" text:outline-level="1">
<text:span text:style-name="T4">
Synchronist Marina Alexia: we understand that we are waiting for victories</text:span>
</text:h>
      <text:p text:style-name="P4">
Authors: Ukrinform (Person)</text:p>
      <text:p text:style-name="P4">
Publisher: Укринформ (Organization)</text:p>
      <text:p text:style-name="P4">
Published Time: 2023-05-07T22:14:15+03:00</text:p>
      <text:p text:style-name="P4">
Modified Time: 2023-05-07T22:14:15+03:00</text:p>
      <text:p text:style-name="P4">
Description: Ukrainian Synchronist Marina Aleksiaev shared her impressions of the victory at the stage of the World Cup on Artistic Swimming. - Ukrinform.</text:p>
      <text:p text:style-name="P4">
Images: ["<text:a xlink:type="simple" xlink:href="https://static.ukrinform.com/photos/2023_05/thumb_files/630_360_1683486742-614.jpg" text:style-name="Internet_20_link" text:visited-style-name="Visited_20_Internet_20_Link">
630_360_16834...</text:a>
"]</text:p>
      <text:p text:style-name="P4">
Tags: ['синхронне плавання']</text:p>
      <text:p text:style-name="P4">
Type: Article</text:p>
      <!--METADATA-->
      <text:p text:style-name="P4">
<draw:frame draw:style-name="fr1" draw:name="Image251" text:anchor-type="as-char" svg:width="6.9236in" svg:height="3.956343in" draw:z-index="0">
<draw:image xlink:href="../Images/yкринформ/2023-05-07T22-14-15-03-00/630_360_1683486742-614.jpg" xlink:type="simple" xlink:show="embed" xlink:actuate="onLoad" draw:mime-type="image/jpeg"/>
</draw:frame>
Ukrainian -beastrian Maryna Alexcius, shared her impressions of the victory at the stage of the artistic cup of artistic swimming.</text:p>
      <text:p text:style-name="P4">
She told this exclusively in a comment to Ukrinform.</text:p>
      <text:p text:style-name="P4">
“We strive to present Ukraine as high as possible. Each of the girls realizes that we are waiting for victories, friends, families, and military are sick for us. Our trainees add strength to all Ukraine in our joint fight against the aggressor, ”she said.</text:p>
      <text:p text:style-name="P4">
The Synchronist also noted that the new rules have changed approaches to artistic.</text:p>
      <text:p text:style-name="P4">
“We compete in the second tournament under new rules. In fact, they have changed, because now our difficulty is the main factor for victory. We make individual points for each element. There are a lot of penalties now, because if you recorded the item in your program, but during the speech did not make it, then you are zero. Because of this, you can lose many points, ”Alexia explained.</text:p>
      <text:p text:style-name="P4">
<text:span text:style-name="T4">
 Read also: </text:span>
 <text:a xlink:type="simple" xlink:href="https://www.ukrinform.ua/rubric-sports/3706058-zbirna-ukraini-z-artisticnogo-plavanna-stala-persou-v-akrobaticnij-programi-na-etapi-ks.html" text:style-name="Internet_20_link" text:visited-style-name="Visited_20_Internet_20_Link">
</text:a>
As it was reported, the Ukrainian national swimming team has won 3 medals of the World Cup: 2 gold(The duo of the Alexi sisters and the acrobatic group)and 1 -silver(Marta Fedin in an individual program). Змагання проходять уфранцузькому Монпельє.</text:p>
      <text:p text:style-name="P4">
Фото: пресслужба федерації</text:p>
      <text:p text:style-name="P4">
News Source: <text:a xlink:type="simple" xlink:href="https://www.ukrinform.ua/rubric-sports/3706062-sinhronistka-marina-aleksiiva-rozumiemo-so-vid-nas-cekaut-peremog.html" text:style-name="Internet_20_link" text:visited-style-name="Visited_20_Internet_20_Link">
https://www.ukrinform.ua/rubric-sports/3706062-sinhronistka-marina-aleksiiva-rozumiemo-so-vid-nas-cekaut-peremog.html</text:a>
</text:p>
      <!--NEWS-->
      <text:h text:style-name="P10" text:outline-level="1">
<text:span text:style-name="T4">
The Russian Federation did not give up the idea of rocket stroke, in the sea four carriers with 32 "caliber" - Humeniuk</text:span>
</text:h>
      <text:p text:style-name="P4">
Authors: Ukrinform (Person)</text:p>
      <text:p text:style-name="P4">
Publisher: Укринформ (Organization)</text:p>
      <text:p text:style-name="P4">
Published Time: 2023-05-07T22:26:00+03:00</text:p>
      <text:p text:style-name="P4">
Modified Time: 2023-05-07T22:26:00+03:00</text:p>
      <text:p text:style-name="P4">
Description: In the Black Sea, four Russian rocket launchers with 32 calibers continue on duty - this may indicate that the enemy has not abandoned the idea of a rocket strike in Ukraine.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Обстріл', 'Ракета', 'Війна з росією', 'Єдині новини', 'Наталія Гуменюк']</text:p>
      <text:p text:style-name="P4">
Type: Article</text:p>
      <!--METADATA-->
      <text:p text:style-name="P4">
<draw:frame draw:style-name="fr1" draw:name="Image252" text:anchor-type="as-char" svg:width="6.9236in" svg:height="3.956343in" draw:z-index="0">
<draw:image xlink:href="../Images/yкринформ/2023-05-07T22-26-00-03-00/630_360_1683203408-838.jpg" xlink:type="simple" xlink:show="embed" xlink:actuate="onLoad" draw:mime-type="image/jpeg"/>
</draw:frame>
Four Russian rocket launchers with 32 calibers are continued in the blacksmith - it will testify that the enemy has not abandoned the idea of rocket strike in Ukraine.</text:p>
      <text:p text:style-name="P4">
This was stated in <text:a xlink:type="simple" xlink:href="http://www.youtube.com/watch" text:style-name="Internet_20_link" text:visited-style-name="Visited_20_Internet_20_Link">
</text:a>
Natalia Humeniuk, the head of the united news, the head of the united News, the head of the united coordination press center of Ukraine's defense forces, Ukrinform correspondent reports.</text:p>
      <text:p text:style-name="P4">
“There are 16 ships in the Black Sea. Among them continue the duty of the rocket launcher. The total volley can reach 32 calibers. It says about the fact that the enemy did not give up the idea of a rocket strike, ”Gumeniuk said.</text:p>
      <text:p text:style-name="P4">
She noted that the previous attack was characterized by the activity of strategic disposal with the use of not very accurate X-22 missiles. It was directed to the air defense, and later the enemy can be used to use a high -precision weapon to which [] belongs <text:a xlink:type="simple" xlink:href="https://www.ukrinform.ua/tag-raketa" text:style-name="Internet_20_link" text:visited-style-name="Visited_20_Internet_20_Link">
</text:a>
"Caliber".</text:p>
      <text:p text:style-name="P4">
<text:span text:style-name="T4">
 Read also: </text:span>
 <text:a xlink:type="simple" xlink:href="https://www.ukrinform.ua/rubric-ato/3705932-zagarbniki-rozsiruut-taktiku-viprobovuuci-ukrainsku-ppo-gumenuk.html" text:style-name="Internet_20_link" text:visited-style-name="Visited_20_Internet_20_Link">
<text:span text:style-name="T4">
 Humeniuk </text:span>
</text:a>
“So we cannot relax now. We all realize that the eve of the significant events that everyone expects, we must be very vigilant, do not ignore the signals of air anxiety, take into account that the enemy can have a kind of extraordinarily insidious, ”Humeniuk emphasized.</text:p>
      <text:p text:style-name="P4">
At the same time, she added that the Russians repeatedly tested different tactics when they kept all in tension in significant dates, but did not strike. More resistance when people did not expect, they fired the territory of Ukraine massively.</text:p>
      <text:p text:style-name="P4">
<text:span text:style-name="T4">
 Read also: </text:span>
 <text:a xlink:type="simple" xlink:href="https://www.ukrinform.ua/rubric-ato/3704734-gumenuk-pripuskae-so-rf-posilit-ataki-na-mirne-naselenna.html" text:style-name="Internet_20_link" text:visited-style-name="Visited_20_Internet_20_Link">
<text:span text:style-name="T4">
 Humeniuk </text:span>
</text:a>
“We need to be conscious and understand that the tension will hold. Track. We draw conclusions. We listen to air alarm signals, ”Humeniuk summed up.</text:p>
      <text:p text:style-name="P4">
As reported by Ukrinform, Russian troops on the night of May 7 <text:a xlink:type="simple" xlink:href="https://www.ukrinform.ua/rubric-ato/3705833-rosiani-vnoci-vipustili-po-mikolaivsini-pat-raket-h22.html" text:style-name="Internet_20_link" text:visited-style-name="Visited_20_Internet_20_Link">
</text:a>
The Nikolaev area five rockets X-22 of Strategic Aviation TU-22M3.</text:p>
      <text:p text:style-name="P4">
News Source: <text:a xlink:type="simple" xlink:href="https://www.ukrinform.ua/rubric-ato/3706065-vorog-ne-vidmovivsa-vid-idei-raketnogo-udaru-u-mori-cotiri-nosii-z-32-kalibrami-gumenuk.html" text:style-name="Internet_20_link" text:visited-style-name="Visited_20_Internet_20_Link">
https://www.ukrinform.ua/rubric-ato/3706065-vorog-ne-vidmovivsa-vid-idei-raketnogo-udaru-u-mori-cotiri-nosii-z-32-kalibrami-gumenuk.html</text:a>
</text:p>
      <!--NEWS-->
      <text:h text:style-name="P10" text:outline-level="1">
<text:span text:style-name="T4">
In the summer, Mariupol is waiting for a problem with drinking water - Andryushchenko</text:span>
</text:h>
      <text:p text:style-name="P4">
Authors: Ukrinform (Person)</text:p>
      <text:p text:style-name="P4">
Publisher: Укринформ (Organization)</text:p>
      <text:p text:style-name="P4">
Published Time: 2023-05-07T22:48:00+03:00</text:p>
      <text:p text:style-name="P4">
Modified Time: 2023-05-07T22:48:00+03:00</text:p>
      <text:p text:style-name="P4">
Description: Mariupol is waiting for a new problem with drinking water: Russians seek to combine two reservoirs, which will cause an ecological catastrophe in Azov.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ода', 'Війна з росією']</text:p>
      <text:p text:style-name="P4">
Type: Article</text:p>
      <!--METADATA-->
      <text:p text:style-name="P4">
<draw:frame draw:style-name="fr1" draw:name="Image253" text:anchor-type="as-char" svg:width="6.9236in" svg:height="3.956343in" draw:z-index="0">
<draw:image xlink:href="../Images/yкринформ/2023-05-07T22-48-00-03-00/630_360_1680546247-363.jpg" xlink:type="simple" xlink:show="embed" xlink:actuate="onLoad" draw:mime-type="image/jpeg"/>
</draw:frame>
Namariupol is waiting for a new problem with drinking water: the Russians seek to combine the dwarfrace, which will cause an ecological catastrophe in Azov.</text:p>
      <text:p text:style-name="P4">
About it in <text:a xlink:type="simple" xlink:href="https://t.me/andriyshTime/9452" text:style-name="Internet_20_link" text:visited-style-name="Visited_20_Internet_20_Link">
</text:a>
The adviser to the city head of the city of Petro Andryushchenko reported, Ukrinform reports.</text:p>
      <text:p text:style-name="P4">
"Mariupol is waiting for a new problem with drinking water ... The fact is that water comes with a cutting reservoir in the Old Crimea, which is filled primarily through the flow of Kalchik - the same one that the Russians blocked inside the city tauapically turned into a swamp instead of a river. Therefore, with water - water. The misery is terrible. Even in the heat of the water level, the water level of water is not enough for Mariupol, and the blocked Kalchik will not allow the reservoir to be restored, " - explained Vandrunchenko.</text:p>
      <text:p text:style-name="P4">
<text:span text:style-name="T4">
 Read also: </text:span>
 <text:a xlink:type="simple" xlink:href="https://www.ukrinform.ua/rubric-regions/3705546-rosiani-peretvorili-na-smittezvalise-ruini-dramteatru-v-mariupoli-radnik-mera.html" text:style-name="Internet_20_link" text:visited-style-name="Visited_20_Internet_20_Link">
<text:span text:style-name="T4">
 Mariupol </text:span>
</text:a>
According to him, the occupiers "found" documents of the city council project on a new car and decided to implement it.</text:p>
      <text:p text:style-name="P4">
"… To realize - thoughtlessly. The project referred to a water -clever plant and the construction of a factic water intake of two reservoirs - the old Crimea and Pavlopolsky. Falling into the details, the Russians decided to combine these two reservoirs now," Andryushchenko said.</text:p>
      <text:p text:style-name="P4">
He stressed that it could solve the problem - but there is a nuance.</text:p>
      <text:p text:style-name="P4">
"Pavlopol reservoir should be replenished through Kalmius with the Siversky Donets's Done to work that does not work(Why is there no water of Donetsk). У підсумку, якщо зроблять, то просто вб’ють одночасно дваводосховища та всю флору/фауну навкруги. Остаточно", - додав радник мера.</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text:span>
 </text:a>
What the Russians will invent in order to kill the ecology of Azov - you can only guess, added Andryushchenko.</text:p>
      <text:p text:style-name="P4">
As it was reported, in Mariupol of Donetsk region <text:a xlink:type="simple" xlink:href="https://www.ukrinform.ua/rubric-ato/3702388-mariupol-zrujnovanij-na-ponad-90-zelenskij.html" text:style-name="Internet_20_link" text:visited-style-name="Visited_20_Internet_20_Link">
</text:a>
, the city is destroyed by the Russians by more than 90%.</text:p>
      <text:p text:style-name="P4">
News Source: <text:a xlink:type="simple" xlink:href="https://www.ukrinform.ua/rubric-regions/3705888-vlitku-na-mariupol-cekae-problema-z-pitnou-vodou-andrusenko.html" text:style-name="Internet_20_link" text:visited-style-name="Visited_20_Internet_20_Link">
https://www.ukrinform.ua/rubric-regions/3705888-vlitku-na-mariupol-cekae-problema-z-pitnou-vodou-andrusenko.html</text:a>
</text:p>
      <!--NEWS-->
      <text:h text:style-name="P10" text:outline-level="1">
<text:span text:style-name="T4">
The enemy fired four more times the border of Chernihiv and Sumy region</text:span>
</text:h>
      <text:p text:style-name="P4">
Authors: Ukrinform (Person)</text:p>
      <text:p text:style-name="P4">
Publisher: Укринформ (Organization)</text:p>
      <text:p text:style-name="P4">
Published Time: 2023-05-07T23:10:00+03:00</text:p>
      <text:p text:style-name="P4">
Modified Time: 2023-05-07T23:10:00+03:00</text:p>
      <text:p text:style-name="P4">
Description: Russian troops on Sunday, May 7, fired at the border of Chernihiv and Sumy regions four more times. - Ukrinform.</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Сумщина', 'Чернігівщина', 'Війна з росією']</text:p>
      <text:p text:style-name="P4">
Type: Article</text:p>
      <!--METADATA-->
      <text:p text:style-name="P4">
<draw:frame draw:style-name="fr1" draw:name="Image254" text:anchor-type="as-char" svg:width="6.9236in" svg:height="3.956343in" draw:z-index="0">
<draw:image xlink:href="../Images/yкринформ/2023-05-07T23-10-00-03-00/630_360_1656480323-642.jpg" xlink:type="simple" xlink:show="embed" xlink:actuate="onLoad" draw:mime-type="image/jpeg"/>
</draw:frame>
On Sunday, May 7, the Russian border and Sumy regions were fired on Sunday, May 7.</text:p>
      <text:p text:style-name="P4">
According to Ukrinform, the North Operational Command reports in <text:a xlink:type="simple" xlink:href="https://t.me/ok_pivnich1/2422" text:style-name="Internet_20_link" text:visited-style-name="Visited_20_Internet_20_Link">
</text:a>
.</text:p>
      <text:p text:style-name="P4">
"As of 22:00 on May 7, Russian troops fired 4 times the border and Sumy regions," the message reads.</text:p>
      <text:p text:style-name="P4">
<text:span text:style-name="T4">
 Read also: </text:span>
 <text:a xlink:type="simple" xlink:href="https://www.ukrinform.ua/rubric-ato/3706054-vazlivo-abi-svit-znav-pro-kozen-fakt-rosijskogo-teroru-zelenskij.html" text:style-name="Internet_20_link" text:visited-style-name="Visited_20_Internet_20_Link">
</text:a>
The Russians from 15:40 to 16:00 fired at the village of Ulanova, releasing five shells, probably from the artillery.</text:p>
      <text:p text:style-name="P4">
There was no information about losses among the local population or damage to civilian infrastructure.</text:p>
      <text:p text:style-name="P4">
Also from 15:45 to 15:55 there were three hits in the area of the village of Zarichya, probably from the artillery. There was no information about the loss of the local population of civil infrastructure.</text:p>
      <text:p text:style-name="P4">
<text:span text:style-name="T4">
 Read also: </text:span>
 <text:a xlink:type="simple" xlink:href="https://www.ukrinform.ua/rubric-ato/3706023-vorog-obstrilav-nikopol-z-vazkoi-artilerii-e-poranenij.html" text:style-name="Internet_20_link" text:visited-style-name="Visited_20_Internet_20_Link">
<text:span text:style-name="T4">
 firing </text:span>
</text:a>
The Russians also fired at Timonovichi, probably from the artillery, four hit.</text:p>
      <text:p text:style-name="P4">
Information on the loss of the local population or damage to civil infrastructure, information was not rendered due to the shelling of three settlements.</text:p>
      <text:p text:style-name="P4">
Old Guta fired the aggressor, probably from the artillery. 20 hits have been recorded. The shelling damaged 6 private homes and buildings. According to preliminary information, the victims are among the local population.</text:p>
      <text:p text:style-name="P4">
As reported by Ukrinform, on May 7, Russian troops fired at the border of Chernihiv and Sumy regions six times.</text:p>
      <text:p text:style-name="P4">
Photo illustrative</text:p>
      <text:p text:style-name="P4">
News Source: <text:a xlink:type="simple" xlink:href="https://www.ukrinform.ua/rubric-ato/3706063-vorog-se-cotiri-razi-obstrilav-prikordonna-cernigivsini-ta-sumsini.html" text:style-name="Internet_20_link" text:visited-style-name="Visited_20_Internet_20_Link">
https://www.ukrinform.ua/rubric-ato/3706063-vorog-se-cotiri-razi-obstrilav-prikordonna-cernigivsini-ta-sumsini.html</text:a>
</text:p>
      <!--NEWS-->
      <text:h text:style-name="P10" text:outline-level="1">
<text:span text:style-name="T4">
In Odessa, the explosion - media</text:span>
</text:h>
      <text:p text:style-name="P4">
Authors: Ukrinform (Person)</text:p>
      <text:p text:style-name="P4">
Publisher: Укринформ (Organization)</text:p>
      <text:p text:style-name="P4">
Published Time: 2023-05-07T23:29:00+03:00</text:p>
      <text:p text:style-name="P4">
Modified Time: 2023-05-07T23:29:00+03:00</text:p>
      <text:p text:style-name="P4">
Description: During air alarm, declared in a number of regions, there was an explosion in Odessa.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Одеса', 'Вибух', 'Війна з росією']</text:p>
      <text:p text:style-name="P4">
Type: Article</text:p>
      <!--METADATA-->
      <text:p text:style-name="P4">
<draw:frame draw:style-name="fr1" draw:name="Image255" text:anchor-type="as-char" svg:width="6.9236in" svg:height="3.956343in" draw:z-index="0">
<draw:image xlink:href="../Images/yкринформ/2023-05-07T23-29-00-03-00/630_360_1538997471-852.jpg" xlink:type="simple" xlink:show="embed" xlink:actuate="onLoad" draw:mime-type="image/jpeg"/>
</draw:frame>
During the air anxiety, declared in a number of regions, there was an explosion in Odessa.</text:p>
      <text:p text:style-name="P4">
About it reports <text:a xlink:type="simple" xlink:href="https://t.me/s/suspilnenews" text:style-name="Internet_20_link" text:visited-style-name="Visited_20_Internet_20_Link">
</text:a>
, reports Ukrinform.</text:p>
      <text:p text:style-name="P4">
"In Odessa he sounded <text:a xlink:type="simple" xlink:href="https://www.ukrinform.ua/tag-vibuh" text:style-name="Internet_20_link" text:visited-style-name="Visited_20_Internet_20_Link">
</text:a>
", - the passage reads.</text:p>
      <text:p text:style-name="P4">
In the evening of May 7, air alarm was announced in a number of regions of Ukraine.</text:p>
      <text:p text:style-name="P4">
News Source: <text:a xlink:type="simple" xlink:href="https://www.ukrinform.ua/rubric-ato/3706071-v-odesi-progrimiv-vibuh-zmi.html" text:style-name="Internet_20_link" text:visited-style-name="Visited_20_Internet_20_Link">
https://www.ukrinform.ua/rubric-ato/3706071-v-odesi-progrimiv-vibuh-zmi.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5-07T23:35:00+03:00</text:p>
      <text:p text:style-name="P4">
Modified Time: 2023-05-07T23:35:00+03:00</text:p>
      <text:p text:style-name="P4">
Description: Air alarm has been announced in the capital and a number of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256" text:anchor-type="as-char" svg:width="6.9236in" svg:height="3.956343in" draw:z-index="0">
<draw:image xlink:href="../Images/yкринформ/2023-05-07T23-35-00-03-00/630_360_1645871571-868.jpg" xlink:type="simple" xlink:show="embed" xlink:actuate="onLoad" draw:mime-type="image/jpeg"/>
</draw:frame>
Air alarm has been announced in the capital.</text:p>
      <text:p text:style-name="P4">
About it reports Ukrinform with <text:a xlink:type="simple" xlink:href="https://alerts.in.ua/" text:style-name="Internet_20_link" text:visited-style-name="Visited_20_Internet_20_Link">
</text:a>
on the map of air permanent.</text:p>
      <text:p text:style-name="P4">
As it was reported, during air alarm, declared in a number of regions, the water was heard an explosion.</text:p>
      <text:p text:style-name="P4">
<text:span text:style-name="T4">
 Read also: </text:span>
 <text:a xlink:type="simple" xlink:href="https://www.ukrinform.ua/rubric-ato/3705786-povitrana-trivoga-na-kiivsini-sumsini-ta-poltavsini-zsu-poluut-na-bezpilotniki.html" text:style-name="Internet_20_link" text:visited-style-name="Visited_20_Internet_20_Link">
<text:span text:style-name="T4">
 anxiety </text:span>
</text:a>
We will remind, the head of the united coordination press center of defense forces of southern Ukraine Natalia Humeniuk reported that in the Black Sea continue the alternation of Russian rocket launchers with 32 "calibers" - this may indicate that the eight did not abandon the idea of rocket strike in Ukraine.</text:p>
      <text:p text:style-name="P4">
News Source: <text:a xlink:type="simple" xlink:href="https://www.ukrinform.ua/rubric-ato/3706072-u-kievi-ta-nizci-oblastej-povitrana-trivoga.html" text:style-name="Internet_20_link" text:visited-style-name="Visited_20_Internet_20_Link">
https://www.ukrinform.ua/rubric-ato/3706072-u-kievi-ta-nizci-oblastej-povitrana-trivoga.html</text:a>
</text:p>
      <!--NEWS-->
      <text:h text:style-name="P10" text:outline-level="1">
<text:span text:style-name="T4">
After an explosion in Odessa a fire broke out</text:span>
</text:h>
      <text:p text:style-name="P4">
Authors: Ukrinform (Person)</text:p>
      <text:p text:style-name="P4">
Publisher: Укринформ (Organization)</text:p>
      <text:p text:style-name="P4">
Published Time: 2023-05-07T23:52:00+03:00</text:p>
      <text:p text:style-name="P4">
Modified Time: 2023-05-07T23:52:00+03:00</text:p>
      <text:p text:style-name="P4">
Description: After the explosion that occurred in Odessa during air alarm, a fire broke out.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Пожежа', 'Вибух', 'Повітряна тривога']</text:p>
      <text:p text:style-name="P4">
Type: Article</text:p>
      <!--METADATA-->
      <text:p text:style-name="P4">
<draw:frame draw:style-name="fr1" draw:name="Image257" text:anchor-type="as-char" svg:width="6.9236in" svg:height="3.948443in" draw:z-index="0">
<draw:image xlink:href="../Images/yкринформ/2023-05-07T23-52-00-03-00/630_360_1538997483-946.jpg" xlink:type="simple" xlink:show="embed" xlink:actuate="onLoad" draw:mime-type="image/jpeg"/>
</draw:frame>
The afternoon, which occurred in Odessa during air anxiety, a fire broke out.</text:p>
      <text:p text:style-name="P4">
About it reports <text:a xlink:type="simple" xlink:href="http://t.me/s/suspilnenews" text:style-name="Internet_20_link" text:visited-style-name="Visited_20_Internet_20_Link">
</text:a>
, reports Ukrinform.</text:p>
      <text:p text:style-name="P4">
"After an explosion in Odessa, he took up <text:a xlink:type="simple" xlink:href="https://www.ukrinform.ua/tag-pozeza" text:style-name="Internet_20_link" text:visited-style-name="Visited_20_Internet_20_Link">
</text:a>
", -goes in the message.</text:p>
      <text:p text:style-name="P4">
<text:span text:style-name="T4">
 Read also: </text:span>
 <text:a xlink:type="simple" xlink:href="https://www.ukrinform.ua/rubric-ato/3706072-u-kievi-ta-nizci-oblastej-povitrana-trivoga.html" text:style-name="Internet_20_link" text:visited-style-name="Visited_20_Internet_20_Link">
<text:span text:style-name="T4">
 anxiety </text:span>
</text:a>
As it was reported, during air alarm, declared in a number of regions, the water was heard an explosion.</text:p>
      <text:p text:style-name="P4">
News Source: <text:a xlink:type="simple" xlink:href="https://www.ukrinform.ua/rubric-ato/3706073-pisla-vibuhu-v-odesi-spalahnula-pozeza.html" text:style-name="Internet_20_link" text:visited-style-name="Visited_20_Internet_20_Link">
https://www.ukrinform.ua/rubric-ato/3706073-pisla-vibuhu-v-odesi-spalahnula-pozeza.html</text:a>
</text:p>
      <!--NEWS-->
      <text:h text:style-name="P10" text:outline-level="1">
<text:span text:style-name="T4">
MUU chief of GUR held a meeting with the Ambassador of the Program for Safe Lithuania</text:span>
</text:h>
      <text:p text:style-name="P4">
Author: ['АРМІЯINFORM']</text:p>
      <text:p text:style-name="P4">
Time: 2023-05-07T49: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Tags: ['STOPRUSSIA', 'АГРЕСІЯ РФ', 'ГУР МОУ']</text:p>
      <text:p text:style-name="P4">
Category: News</text:p>
      <!--METADATA-->
      <text:p text:style-name="P4">
<draw:frame draw:style-name="fr1" draw:name="Image258" text:anchor-type="as-char" svg:width="6.9236in" svg:height="3.894525in" draw:z-index="0">
<draw:image xlink:href="../Images/AРМІЯINFORM/2023-05-07T49-00-00-04-00/345432012_953223289430417_3999705954031113905_n.jpg" xlink:type="simple" xlink:show="embed" xlink:actuate="onLoad" draw:mime-type="image/jpeg"/>
</draw:frame>
Head of the Main Directorate of Intelligence of the Ministry of Defense of Ukraine, Major-General Kirill Budanov held a meeting with the Ambassador of the President of the Lithuanian Republic for safe Lithuania, a public figure and an active volunteromandrius Tapinas.</text:p>
      <text:p text:style-name="P4">
About it <text:a xlink:type="simple" xlink:href="https://www.facebook.com/DefenceIntelligenceofUkraine/posts/pfbid034qw4uhrkWnWQVNU8UqtVcqGGmhoqJ1ZwBwhFnTx7E5xwnKSX5pSd9gEy1ktxGeskl" text:style-name="Internet_20_link" text:visited-style-name="Visited_20_Internet_20_Link">
reports</text:a>
Main Directorate of Intelligence of the Ministry of Defense of Ukraine:</text:p>
      <text:p text:style-name="P4">
Andrius Tapinas is a friend of Ukraine. Last year, in Lithuania he conducted successful campaigns to raise funds for the purchase of a Baracar's shock-scoring, Ukrainian army, as well as from the purchase of radars for the Armed Forces of the Armed Forces of 14,000,000 euros.</text:p>
      <text:p text:style-name="P4">
The other day, Andrius Tapinas arrived in Ukraine with another load of assistance of the Rabilite communities.</text:p>
      <text:p text:style-name="P4">
The head of the military intelligence of Ukraine Kirill Budanov expressed gratitude to the Lithuanian women for important military equipment, which will significantly strengthen the units of GUR MUUUKRAU and the Armed Forces of Ukraine, which counteract the Russian invaders on the advanced border.</text:p>
      <text:p text:style-name="P4">
“The help of the Lithuanian people in the Ukrainian people is not stopped for all years, and it is striking. We appreciate your great support in the war with insidious human -hatred aggressive Moscow. Our victory is aware!”,-said Major General Kirill Budanov.</text:p>
      <text:p text:style-name="P4">
News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NEWS-->
      <text:h text:style-name="P10" text:outline-level="1">
<text:span text:style-name="T4">
Special Forces showed how difficult tasks at the hottest points</text:span>
</text:h>
      <text:p text:style-name="P4">
Author: ['АРМІЯINFORM']</text:p>
      <text:p text:style-name="P4">
Time: 2023-05-07T50:00:00-04:00</text:p>
      <text:p text:style-name="P4">
Description: About the cereal service of the nonsense of Ukraine: “Special recognition TsSO“ A ”SBU Vikonot ... War with Ukraine 2022, war with Ukraine Latest news today, News War with Ukraine 2022 Last for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5577047_786393102700514_5106181779198607988_n.jpg" text:style-name="Internet_20_link" text:visited-style-name="Visited_20_Internet_20_Link">
345577047_786393102700514_5106181779198607988_n.jpg</text:a>
', '<text:a xlink:type="simple" xlink:href="https://armyinform.com.ua/wp-content/uploads/2023/05/344025114_637278651314737_8914961985224287446_n-150x150.jpg" text:style-name="Internet_20_link" text:visited-style-name="Visited_20_Internet_20_Link">
344025114_637278651314737_8914961985224287446_n-150x150.jpg</text:a>
', '<text:a xlink:type="simple" xlink:href="https://armyinform.com.ua/wp-content/uploads/2023/05/344563520_630089175632055_8562161936360664766_n-150x150.jpg" text:style-name="Internet_20_link" text:visited-style-name="Visited_20_Internet_20_Link">
344563520_630089175632055_8562161936360664766_n-150x150.jpg</text:a>
', '<text:a xlink:type="simple" xlink:href="https://armyinform.com.ua/wp-content/uploads/2023/05/345301779_203689895779970_1687916318368010279_n-150x150.jpg" text:style-name="Internet_20_link" text:visited-style-name="Visited_20_Internet_20_Link">
345301779_203689895779970_1687916318368010279_n-150x150.jpg</text:a>
', '<text:a xlink:type="simple" xlink:href="https://armyinform.com.ua/wp-content/uploads/2023/05/345447285_576912427915670_2288983538949553452_n-150x150.jpg" text:style-name="Internet_20_link" text:visited-style-name="Visited_20_Internet_20_Link">
345447285_576912427915670_2288983538949553452_n-150x150.jpg</text:a>
', '<text:a xlink:type="simple" xlink:href="https://armyinform.com.ua/wp-content/uploads/2023/05/345572167_1313005916278875_2109579558626092030_n-150x150.jpg" text:style-name="Internet_20_link" text:visited-style-name="Visited_20_Internet_20_Link">
345572167_1313005916278875_2109579558626092030_n-150x150.jpg</text:a>
']</text:p>
      <text:p text:style-name="P4">
Tags: ['STOPRUSSIA', 'АГРЕСІЯ РФ']</text:p>
      <text:p text:style-name="P4">
Category: News</text:p>
      <!--METADATA-->
      <text:p text:style-name="P4">
<draw:frame draw:style-name="fr1" draw:name="Image259" text:anchor-type="as-char" svg:width="6.9236in" svg:height="5.1927in" draw:z-index="0">
<draw:image xlink:href="../Images/AРМІЯINFORM/2023-05-07T50-00-00-04-00/345577047_786393102700514_5106181779198607988_n.jpg" xlink:type="simple" xlink:show="embed" xlink:actuate="onLoad" draw:mime-type="image/jpeg"/>
</draw:frame>
About it <text:a xlink:type="simple" xlink:href="https://www.facebook.com/SecurSerUkraine/posts/pfbid02v7CShKtUsz6ntSq8yKDQ5BTPgiyEksxLZmjk6XMgXC3gF6rkWKmfGMjTTNDcFwRZl" text:style-name="Internet_20_link" text:visited-style-name="Visited_20_Internet_20_Link">
reports</text:a>
Security Service of Ukraine:</text:p>
      <text:p text:style-name="P4">
“The special forces of the CSO“ A ”SBU fulfill the difficult tasks in the hottest ways of this war. And wherever our fighters appear - the occupiers are instantly growing statistics.</text:p>
      <text:p text:style-name="P4">
We work 24/7 for our victory!”.</text:p>
      <text:p text:style-name="P4">
<text:a xlink:type="simple" xlink:href="https://armyinform.com.ua/wp-content/uploads/2023/05/344025114_637278651314737_8914961985224287446_n.jpg" text:style-name="Internet_20_link" text:visited-style-name="Visited_20_Internet_20_Link">
!(Images/AРМІЯINFORM/2023-05-07T50-00-00-04-00/344025114_637278651314737_8914961985224287446_n-150x150.jpg)</text:a>
</text:p>
      <text:p text:style-name="P4">
<text:a xlink:type="simple" xlink:href="https://armyinform.com.ua/wp-content/uploads/2023/05/344563520_630089175632055_8562161936360664766_n.jpg" text:style-name="Internet_20_link" text:visited-style-name="Visited_20_Internet_20_Link">
<draw:frame draw:style-name="fr1" draw:name="Image260" text:anchor-type="as-char" svg:width="6.9236in" svg:height="6.9236in" draw:z-index="0">
<draw:image xlink:href="../Images/AРМІЯINFORM/2023-05-07T50-00-00-04-00/344563520_630089175632055_8562161936360664766_n-150x150.jpg" xlink:type="simple" xlink:show="embed" xlink:actuate="onLoad" draw:mime-type="image/jpeg"/>
</draw:frame>
</text:a>
</text:p>
      <text:p text:style-name="P4">
<text:a xlink:type="simple" xlink:href="https://armyinform.com.ua/wp-content/uploads/2023/05/345301779_203689895779970_1687916318368010279_n.jpg" text:style-name="Internet_20_link" text:visited-style-name="Visited_20_Internet_20_Link">
<draw:frame draw:style-name="fr1" draw:name="Image261" text:anchor-type="as-char" svg:width="6.9236in" svg:height="6.9236in" draw:z-index="0">
<draw:image xlink:href="../Images/AРМІЯINFORM/2023-05-07T50-00-00-04-00/345301779_203689895779970_1687916318368010279_n-150x150.jpg" xlink:type="simple" xlink:show="embed" xlink:actuate="onLoad" draw:mime-type="image/jpeg"/>
</draw:frame>
</text:a>
</text:p>
      <text:p text:style-name="P4">
<text:a xlink:type="simple" xlink:href="https://armyinform.com.ua/wp-content/uploads/2023/05/345447285_576912427915670_2288983538949553452_n.jpg" text:style-name="Internet_20_link" text:visited-style-name="Visited_20_Internet_20_Link">
<draw:frame draw:style-name="fr1" draw:name="Image262" text:anchor-type="as-char" svg:width="6.9236in" svg:height="6.9236in" draw:z-index="0">
<draw:image xlink:href="../Images/AРМІЯINFORM/2023-05-07T50-00-00-04-00/345447285_576912427915670_2288983538949553452_n-150x150.jpg" xlink:type="simple" xlink:show="embed" xlink:actuate="onLoad" draw:mime-type="image/jpeg"/>
</draw:frame>
</text:a>
</text:p>
      <text:p text:style-name="P4">
<text:a xlink:type="simple" xlink:href="https://armyinform.com.ua/wp-content/uploads/2023/05/345572167_1313005916278875_2109579558626092030_n.jpg" text:style-name="Internet_20_link" text:visited-style-name="Visited_20_Internet_20_Link">
<draw:frame draw:style-name="fr1" draw:name="Image263" text:anchor-type="as-char" svg:width="6.9236in" svg:height="6.9236in" draw:z-index="0">
<draw:image xlink:href="../Images/AРМІЯINFORM/2023-05-07T50-00-00-04-00/345572167_1313005916278875_2109579558626092030_n-150x150.jpg" xlink:type="simple" xlink:show="embed" xlink:actuate="onLoad" draw:mime-type="image/jpeg"/>
</draw:frame>
</text:a>
</text:p>
      <text:p text:style-name="P4">
News Source: <text:a xlink:type="simple" xlink:href="https://armyinform.com.ua/2023/05/07/speczpryznachenczi-pokazaly-yak-vykonuyut-nadskladni-zadachi-u-najgaryachishyh-tochkah/" text:style-name="Internet_20_link" text:visited-style-name="Visited_20_Internet_20_Link">
https://armyinform.com.ua/2023/05/07/speczpryznachenczi-pokazaly-yak-vykonuyut-nadskladni-zadachi-u-najgaryachishyh-tochkah/</text:a>
</text:p>
      <!--NEWS-->
      <text:h text:style-name="P10" text:outline-level="1">
<text:span text:style-name="T4">
The new head of the Red Cross International Committee in Ukraine visited the Presidential Office</text:span>
</text:h>
      <text:p text:style-name="P4">
Author: ['АРМІЯINFORM']</text:p>
      <text:p text:style-name="P4">
Time: 2023-05-07T51:00:00-04:00</text:p>
      <text:p text:style-name="P4">
Description: Kerivnik's intercessor of the president of the President of Oleki Kuleba was knocking on the novelty ... war with Ukraine 2022, the war with Ukraine is the latest news today, the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50663843bb82bd34dae39fcae5dcb3c8_1683314439_extra_large-1.jpeg" text:style-name="Internet_20_link" text:visited-style-name="Visited_20_Internet_20_Link">
50663843bb82bd34dae39fcae5dcb3c8_1683314439_extra_large-1.jpeg</text:a>
', '<text:a xlink:type="simple" xlink:href="https://armyinform.com.ua/wp-content/uploads/2023/05/79c3acae6acd4878ce3b40521be6447e_1683314439_extra_large.jpeg" text:style-name="Internet_20_link" text:visited-style-name="Visited_20_Internet_20_Link">
79c3acae6acd4878ce3b40521be6447e_1683314439_extra_large.jpeg</text:a>
', '<text:a xlink:type="simple" xlink:href="https://armyinform.com.ua/wp-content/uploads/2023/05/e22c3a4d99783966a0ae9d3eecca3d49_1683314439_extra_large.jpeg" text:style-name="Internet_20_link" text:visited-style-name="Visited_20_Internet_20_Link">
e22c3a4d99783966a0ae9d3eecca3d49_1683314439_extra_large.jpeg</text:a>
']</text:p>
      <text:p text:style-name="P4">
Tags: ['ОФІС ПРЕЗИДЕНТА УКРАЇНИ']</text:p>
      <text:p text:style-name="P4">
Category: News</text:p>
      <!--METADATA-->
      <text:p text:style-name="P4">
<draw:frame draw:style-name="fr1" draw:name="Image264" text:anchor-type="as-char" svg:width="6.9236in" svg:height="4.604691in" draw:z-index="0">
<draw:image xlink:href="../Images/AРМІЯINFORM/2023-05-07T51-00-00-04-00/50663843bb82bd34dae39fcae5dcb3c8_1683314439_extra_large-1.jpeg" xlink:type="simple" xlink:show="embed" xlink:actuate="onLoad" draw:mime-type="image/jpeg"/>
</draw:frame>
The deputy head of the office of President Alexei Kuleb met with the novelty of the Delegation of the International Committee of the Red Cross in Ukraine Yurgomeglin.</text:p>
      <text:p text:style-name="P4">
The parties discussed the issues of further cooperation, as well as compliance with the basic norms of international humanitarian law in the face of violations by the state-aggressor of all principles of war.</text:p>
      <text:p text:style-name="P4">
The Deputy Head of the Presidential Office thanked the representatives of the Red Cross International Committee for helping Ukraine in the conditions of Russian aggression.</text:p>
      <text:p text:style-name="P4">
<draw:frame draw:style-name="fr1" draw:name="Image265" text:anchor-type="as-char" svg:width="6.9236in" svg:height="4.604691in" draw:z-index="0">
<draw:image xlink:href="../Images/AРМІЯINFORM/2023-05-07T51-00-00-04-00/79c3acae6acd4878ce3b40521be6447e_1683314439_extra_large.jpeg" xlink:type="simple" xlink:show="embed" xlink:actuate="onLoad" draw:mime-type="image/jpeg"/>
</draw:frame>
“The evacuation of people from the war zone and occupied regions, humanitarian, medical, financial assistance - Ukraine is highly appreciated by the role of the International Committee of red Cross in overcoming the consequences of Russia's war against Ukraine. Your aid was a real salvation for millions of peaceful people, ”Alexei Kuleb said.</text:p>
      <text:p text:style-name="P4">
In addition, the Deputy Head of the Presidential Office expressed his belief in enhancing cooperation. In particular, in the restoration of life in deocal regions, as well as in meeting the needs of forced displaced persons and children of Ukraine.</text:p>
      <text:p text:style-name="P4">
"Our priority is also the return of all Ukrainian prisoners of war, providing them with humanitarian aid and medicines, including those who are maintained in the temporarily occupied territories of Ukraine," Oleksiykuleba added.</text:p>
      <text:p text:style-name="P4">
<draw:frame draw:style-name="fr1" draw:name="Image266" text:anchor-type="as-char" svg:width="6.9236in" svg:height="4.604691in" draw:z-index="0">
<draw:image xlink:href="../Images/AРМІЯINFORM/2023-05-07T51-00-00-04-00/e22c3a4d99783966a0ae9d3eecca3d49_1683314439_extra_large.jpeg" xlink:type="simple" xlink:show="embed" xlink:actuate="onLoad" draw:mime-type="image/jpeg"/>
</draw:frame>
In turn, the head of the Delegation of the International Committee of the Red Cross in Ukraine Eglin expressed his readiness for further cooperation.</text:p>
      <text:p text:style-name="P4">
“When I arrived in Ukraine, I saw with my own eyes the incredible suffering of people. To help the Ukrainians humanitarian in the best way, I hope to further deepen our interaction with the Presidential Office of Ukraine, ”Yurgeglin said.</text:p>
      <text:p text:style-name="P4">
News Source: <text:a xlink:type="simple" xlink:href="https://armyinform.com.ua/2023/05/07/novyj-glava-delegacziyi-mizhnarodnogo-komitetu-chervonogo-hresta-v-ukrayini-zustrivsya-z-zastupnykom-kerivnyka-ofisu-prezydenta/" text:style-name="Internet_20_link" text:visited-style-name="Visited_20_Internet_20_Link">
https://armyinform.com.ua/2023/05/07/novyj-glava-delegacziyi-mizhnarodnogo-komitetu-chervonogo-hresta-v-ukrayini-zustrivsya-z-zastupnykom-kerivnyka-ofisu-prezydenta/</text:a>
</text:p>
      <!--NEWS-->
      <text:h text:style-name="P10" text:outline-level="1">
<text:span text:style-name="T4">
In April, the National Information Bureau accepted about 19 thousand appeals</text:span>
</text:h>
      <text:p text:style-name="P4">
Author: ['АРМІЯINFORM']</text:p>
      <text:p text:style-name="P4">
Time: 2023-05-07T52:00:00-04:00</text:p>
      <text:p text:style-name="P4">
Description: До Національного інформаційного бюро (НІБ) при Мінреінтеграції надходять зверне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301085_986075982732520_1137367812158665987_n-1.jpg" text:style-name="Internet_20_link" text:visited-style-name="Visited_20_Internet_20_Link">
345301085_986075982732520_1137367812158665987_n-1.jpg</text:a>
']</text:p>
      <text:p text:style-name="P4">
Tags: ['STOPRUSSIA', 'АГРЕСІЯ РФ']</text:p>
      <text:p text:style-name="P4">
Category: News</text:p>
      <!--METADATA-->
      <text:p text:style-name="P4">
<draw:frame draw:style-name="fr1" draw:name="Image267" text:anchor-type="as-char" svg:width="6.9236in" svg:height="5.667642in" draw:z-index="0">
<draw:image xlink:href="../Images/AРМІЯINFORM/2023-05-07T52-00-00-04-00/345301085_986075982732520_1137367812158665987_n-1.jpg" xlink:type="simple" xlink:show="embed" xlink:actuate="onLoad" draw:mime-type="image/jpeg"/>
</draw:frame>
To the National Information Bureau(NIB)In the Ministry of Reintegration, there are appeals to the disappearance of people, captivity, deportation and enforcement in the temporarily occupied territories of Ukraine.</text:p>
      <text:p text:style-name="P4">
About it <text:a xlink:type="simple" xlink:href="https://www.facebook.com/MReintegration/posts/pfbid0Lfr2KaCpKmhU8xZZdPiAu5JdTSAkV1FDsz8XgAP471aBmGjiySVX18He9EXZfkNjl" text:style-name="Internet_20_link" text:visited-style-name="Visited_20_Internet_20_Link">
reports</text:a>
Ministry of Reintegration of Temporarily Occupied Territories of Ukraine.</text:p>
      <text:p text:style-name="P4">
In particular, last month:</text:p>
      <text:p text:style-name="P4">
• Operators of the 24 -hour NIB hotline: 1648 have accepted more than 10 thousand calls;</text:p>
      <text:p text:style-name="P4">
• more than 600 appeals have been received through the online form on the NIB site;</text:p>
      <text:p text:style-name="P4">
• more than 3 thousand appeals-through chatbots in Telegram and Viber;</text:p>
      <text:p text:style-name="P4">
• About 5 thousand appeals - e -mail: <text:a xlink:type="simple" xlink:href="https://armyinform.com.ua/cdn-cgi/l/email-protection" text:style-name="Internet_20_link" text:visited-style-name="Visited_20_Internet_20_Link">
[Email Protected]</text:a>
</text:p>
      <text:p text:style-name="P4">
News Source: <text:a xlink:type="simple" xlink:href="https://armyinform.com.ua/2023/05/07/u-kvitni-naczionalne-informaczijne-byuro-pryjnyalo-blyzko-19-tysyach-zvernen/" text:style-name="Internet_20_link" text:visited-style-name="Visited_20_Internet_20_Link">
https://armyinform.com.ua/2023/05/07/u-kvitni-naczionalne-informaczijne-byuro-pryjnyalo-blyzko-19-tysyach-zvernen/</text:a>
</text:p>
      <!--NEWS-->
      <text:h text:style-name="P10" text:outline-level="1">
<text:span text:style-name="T4">
How to talk about your military experience while employment to work</text:span>
</text:h>
      <text:p text:style-name="P4">
Author: ['АРМІЯINFORM']</text:p>
      <text:p text:style-name="P4">
Time: 2023-05-07T53:00:00-04:00</text:p>
      <text:p text:style-name="P4">
Description: Chi Varto Talk about the SVII VIISKOVID DOSVID PROCEDAVTSYM? So, Wartto. Fakhivtsi z vetera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5249090_641662077802578_1944671489728827121_n.jpg" text:style-name="Internet_20_link" text:visited-style-name="Visited_20_Internet_20_Link">
345249090_641662077802578_1944671489728827121_n.jpg</text:a>
']</text:p>
      <text:p text:style-name="P4">
Tags: ['VETERAN HUB', 'ВЕТЕРАНИ', 'ПРАЦЕВЛАШТУВАННЯ ВЕТЕРАНІВ']</text:p>
      <text:p text:style-name="P4">
Category: News</text:p>
      <!--METADATA-->
      <text:p text:style-name="P4">
<draw:frame draw:style-name="fr1" draw:name="Image268" text:anchor-type="as-char" svg:width="6.9236in" svg:height="6.9236in" draw:z-index="0">
<draw:image xlink:href="../Images/AРМІЯINFORM/2023-05-07T53-00-00-04-00/345249090_641662077802578_1944671489728827121_n.jpg" xlink:type="simple" xlink:show="embed" xlink:actuate="onLoad" draw:mime-type="image/jpeg"/>
</draw:frame>
Is it worth talking about your military experience for employers? Yes, it's worth it. Veteran Hub experts tell you why it is important and how best to do it.</text:p>
      <text:p text:style-name="P4">
If you are interested in some vacancy, you can properly prepare your studies to get it successfully. To do this, prepare a resume, give your experience in detail and skills. It is best to describe them with a downtime without military specific terminology. They have highlighted the skills that are vacancies - so there will be more chances to get a seat.</text:p>
      <text:p text:style-name="P4">
<text:span text:style-name="T4">
 How to talk about your interview experience? </text:span>
</text:p>
      <ul>
        <li>
When talking about military experience, try to do it in simple words, avoid specific military terms. Answer the question in Star format(situation, task, action, result)- situation, task, action, result. Be sure to tell you how your military experience is related to an interesting position. * Tell us about situations in the army when you have successfully achieved the goal. Employers are asked to talk about work experience to evaluate how candidates will behave in a new position. Working on the result, discipline and readiness are key features of the military who will evaluate all employers. Briefly give one or two examples of how you will apply your skills and experience in this position. At the end of the interview, there is an interviewer when you get a reply of your candidacy. * Be prepared/oh for questions. Also, be specific/oh in the answers, talk about the tasks performed and what professional skills they gave you. It is very cool when candidates talk about their leadership qualities, a team role and how they managed projects and people. When a person has prepared for the meeting, it is immediately noticeable with how they take over the style of interview, feels a corporate culture of communication. * Remember, interview is a dialogue of two. You are also looking for your employer, so you have to feel safe and openly talk about military service as a professional experience than as a traumatic one.</li>
      </ul>
      <text:p text:style-name="P4">
If you need help in preparing for an interview, then seek the advisers to find the work of Veteran Hub - Offline in Kiev and Vinnitsa or Naulia support.</text:p>
      <text:p text:style-name="P4">
More tips in <text:a xlink:type="simple" xlink:href="https://veteranhub.com.ua/military-experience.../article005" text:style-name="Internet_20_link" text:visited-style-name="Visited_20_Internet_20_Link">
article</text:a>
On the Veteran Hub site.</text:p>
      <text:p text:style-name="P4">
News Source: <text:a xlink:type="simple" xlink:href="https://armyinform.com.ua/2023/05/07/yak-rozpovidaty-pro-svij-vijskovyj-dosvid-pry-praczevlashtuvanni-na-robotu/" text:style-name="Internet_20_link" text:visited-style-name="Visited_20_Internet_20_Link">
https://armyinform.com.ua/2023/05/07/yak-rozpovidaty-pro-svij-vijskovyj-dosvid-pry-praczevlashtuvanni-na-robotu/</text:a>
</text:p>
      <!--NEWS-->
      <text:h text:style-name="P10" text:outline-level="1">
<text:span text:style-name="T4">
Reported suspicion to Russian senators who supported the "accession" to the Russian Federation of temporarily occupied regions of Ukraine</text:span>
</text:h>
      <text:p text:style-name="P4">
Author: ['АРМІЯINFORM']</text:p>
      <text:p text:style-name="P4">
Time: 2023-05-07T54:00:00-04:00</text:p>
      <text:p text:style-name="P4">
Description: The Service of the Bezpeques Ta OFIC A General Prosecutor Zibra was a scale of Docasov’s base at 170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3990836_928336178424793_104690195493633760_n.jpg" text:style-name="Internet_20_link" text:visited-style-name="Visited_20_Internet_20_Link">
343990836_928336178424793_104690195493633760_n.jpg</text:a>
']</text:p>
      <text:p text:style-name="P4">
Tags: ['STOPRUSSIA', 'АГРЕСІЯ РФ']</text:p>
      <text:p text:style-name="P4">
Category: News</text:p>
      <!--METADATA-->
      <text:p text:style-name="P4">
<draw:frame draw:style-name="fr1" draw:name="Image269" text:anchor-type="as-char" svg:width="6.9236in" svg:height="6.265858in" draw:z-index="0">
<draw:image xlink:href="../Images/AРМІЯINFORM/2023-05-07T54-00-00-04-00/343990836_928336178424793_104690195493633760_n.jpg" xlink:type="simple" xlink:show="embed" xlink:actuate="onLoad" draw:mime-type="image/jpeg"/>
</draw:frame>
The Security Service of the Prosecutor General has assembled a large -scale evidence base of 170 senators of the Federation Council of the Federal Assembly of the Russian Federation, which contributed to the temporary -production of part of the eastern and southern regions of Ukraine.</text:p>
      <text:p text:style-name="P4">
About it <text:a xlink:type="simple" xlink:href="https://www.facebook.com/SecurSerUkraine/posts/pfbid0mA87hGXqmedCFzoFZFzj6hLWGcx5QTujzetPvX1fbSmhTZirvv7wn6wDb6sKSsu5l" text:style-name="Internet_20_link" text:visited-style-name="Visited_20_Internet_20_Link">
reports</text:a>
Security Service of Ukraine.</text:p>
      <text:p text:style-name="P4">
In February 2022, they all supported the ratification of the Treaty on Friendship, Cooperation and Mutual Assistance between the aggressor country and the terrorist organizations "L/DNR".</text:p>
      <text:p text:style-name="P4">
Officials also unanimously supported the Russian President of the Armed Forces of the Russian Federation outside the country.</text:p>
      <text:p text:style-name="P4">
Thus, senators contributed to the implementation of the Moscow plan to keep an aggressiveness against our country.</text:p>
      <text:p text:style-name="P4">
In addition, in October last year, they ratified the "contracts on entry" in the Russian Federation of temporarily occupied areas of Donetsk, Lugansk, Kherson and Zaporizhzhya regions.</text:p>
      <text:p text:style-name="P4">
On the basis of the evidence collected, the investigators of the Security Service were informed by the Russian seminators of suspicion of the following articles of the Criminal Code of Ukraine:</text:p>
      <text:p text:style-name="P4">
▪️H. 3 tbsp. 110(encroachment on territorial integrity and integrity of Ukraine);</text:p>
      <text:p text:style-name="P4">
▪️ Part 5, p. 2(Planning, Preparation, Solution and Make of Aggressive War).</text:p>
      <text:p text:style-name="P4">
Зловмисникам загрожує до 15 років позбавлення волі або довічне ув’язнення зконфіскацією майна.</text:p>
      <text:p text:style-name="P4">
Досудове розслідування проводять співробітники СБУ за процесуальногокерівництва Офісу Генерального прокурора.</text:p>
      <text:p text:style-name="P4">
News Source: <text:a xlink:type="simple" xlink:href="https://armyinform.com.ua/2023/05/07/povidomleno-pro-pidozru-rosijskym-senatoram-yaki-pidtrymaly-pryyednannya-do-rf-tymchasovo-okupovanyh-regioniv-ukrayiny/" text:style-name="Internet_20_link" text:visited-style-name="Visited_20_Internet_20_Link">
https://armyinform.com.ua/2023/05/07/povidomleno-pro-pidozru-rosijskym-senatoram-yaki-pidtrymaly-pryyednannya-do-rf-tymchasovo-okupovanyh-regioniv-ukrayiny/</text:a>
</text:p>
      <!--NEWS-->
      <text:h text:style-name="P10" text:outline-level="1">
<text:span text:style-name="T4">
Over the past day, our defenders destroyed 15 UAVs</text:span>
</text:h>
      <text:p text:style-name="P4">
Author: ['АРМІЯINFORM']</text:p>
      <text:p text:style-name="P4">
Time: 2023-05-07T55: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270" text:anchor-type="as-char" svg:width="6.9236in" svg:height="4.49457in" draw:z-index="0">
<draw:image xlink:href="../Images/AРМІЯINFORM/2023-05-07T55-00-00-04-00/aviacziya-ps-zsu-zavdara-udariv.jpg" xlink:type="simple" xlink:show="embed" xlink:actuate="onLoad" draw:mime-type="image/jpeg"/>
</draw:frame>
Illustrative Photo <text:span text:style-name="T4">
 🔥 Situation on Russian Completion </text:span>
</text:p>
      <text:p text:style-name="P4">
The aviation of defense forces over the past 24 hours has made 7 beats in the areas of concentration of personal staff and military equipment of the enemy, as well as a impact on the hostile-aircraft missile complex.</text:p>
      <text:p text:style-name="P4">
About it on Facebook <text:a xlink:type="simple" xlink:href="https://www.facebook.com/GeneralStaff.ua/posts/pfbid0DzhMiMJs6HUnhiPFZW4i1aVCn8T6i1SVm3Fn7n1PPvrHPp7W4nngmyeG2BajpHstl" text:style-name="Internet_20_link" text:visited-style-name="Visited_20_Internet_20_Link">
reports</text:a>
The General Staff of the Armed Forces.</text:p>
      <text:p text:style-name="P4">
Over the past day, our defenders destroyed 7 shock and 8 intelligence. And the departments of missile troops and artillery were struck by the Office, the 3rdrats of Concentration of Weapons and the enemy's military equipment, as well as the artillery unit at a firing position.</text:p>
      <text:p text:style-name="P4">
News Source: <text:a xlink:type="simple" xlink:href="https://armyinform.com.ua/2023/05/07/protyagom-mynuloyi-doby-nashi-zahysnyky-znyshhyly-15-bpla/" text:style-name="Internet_20_link" text:visited-style-name="Visited_20_Internet_20_Link">
https://armyinform.com.ua/2023/05/07/protyagom-mynuloyi-doby-nashi-zahysnyky-znyshhyly-15-bpla/</text:a>
</text:p>
      <!--NEWS-->
      <text:h text:style-name="P10" text:outline-level="1">
<text:span text:style-name="T4">
Russian invaders evacuate the inhabitants of Energodar in the direction of Berdyansk and Primorsky</text:span>
</text:h>
      <text:p text:style-name="P4">
Author: ['АРМІЯINFORM']</text:p>
      <text:p text:style-name="P4">
Time: 2023-05-07T56:00:00-04:00</text:p>
      <text:p text:style-name="P4">
Description: About Tse at Facebook, the General Staff of the ZSU. Rosіyskі PROSPAPT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271" text:anchor-type="as-char" svg:width="6.9236in" svg:height="3.893007in" draw:z-index="0">
<draw:image xlink:href="../Images/AРМІЯINFORM/2023-05-07T56-00-00-04-00/okupant.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DzhMiMJs6HUnhiPFZW4i1aVCn8T6i1SVm3Fn7n1PPvrHPp7W4nngmyeG2BajpHstl" text:style-name="Internet_20_link" text:visited-style-name="Visited_20_Internet_20_Link">
reports</text:a>
The General Staff of the Armed Forces.</text:p>
      <text:p text:style-name="P4">
Russian invaders evacuate locals from the temporarily seized energy of Zaporizhzhya region in the direction of settlements of Putivtsktovrdyansk and Primorsk, to local recreation centers. Evacuation is subject to people who have Russian passports. First of all, those who have burned for Russian citizenship in the first months of occupation fall.</text:p>
      <text:p text:style-name="P4">
News Source: <text:a xlink:type="simple" xlink:href="https://armyinform.com.ua/2023/05/07/rosijski-okupanty-evakujovuyut-zhyteliv-energodara-u-napryamku-berdyanska-ta-prymorska/" text:style-name="Internet_20_link" text:visited-style-name="Visited_20_Internet_20_Link">
https://armyinform.com.ua/2023/05/07/rosijski-okupanty-evakujovuyut-zhyteliv-energodara-u-napryamku-berdyanska-ta-prymorska/</text:a>
</text:p>
      <!--NEWS-->
      <text:h text:style-name="P10" text:outline-level="1">
<text:span text:style-name="T4">
In the Starobilsky district, the invaders have arranged a field hospital, where up to 70 people are treated</text:span>
</text:h>
      <text:p text:style-name="P4">
Author: ['АРМІЯINFORM']</text:p>
      <text:p text:style-name="P4">
Time: 2023-05-07T57:00:00-04:00</text:p>
      <text:p text:style-name="P4">
Description: About Tse at Facebook, the General Staff of the ZSU. For the Nadannya Medical Dusoles ... The war with Ukraine 2022, the war with Ukraine is the latest news today, the news war with Ukraine 2022 The last for today, will there be a war between Ukraine and Russia and when, the war with Ukraine in 2022 will be or not, will there be whether it will be, will there be The war with Ukraine in the near future says, the war with Ukraine, Ukrainian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272" text:anchor-type="as-char" svg:width="6.9236in" svg:height="4.615733in" draw:z-index="0">
<draw:image xlink:href="../Images/AРМІЯINFORM/2023-05-07T57-00-00-04-00/poraneni-okupant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DzhMiMJs6HUnhiPFZW4i1aVCn8T6i1SVm3Fn7n1PPvrHPp7W4nngmyeG2BajpHstl" text:style-name="Internet_20_link" text:visited-style-name="Visited_20_Internet_20_Link">
reports</text:a>
The General Staff of the Armed Forces.</text:p>
      <text:p text:style-name="P4">
To provide medical care to their wounded military personnel, Russian owners continue to use the infrastructure of temporarily occupied withdrawal. Recently, in one of the villages of the Starobilsky district of Lugansk region, the invaders have set up a field hospital, where up to 70 people are treated.</text:p>
      <text:p text:style-name="P4">
News Source: <text:a xlink:type="simple" xlink:href="https://armyinform.com.ua/2023/05/07/u-starobilskomu-rajoni-zagarbnyky-oblashtuvaly-polovyj-shpytal-de-likuyutsya-do-70-osib/" text:style-name="Internet_20_link" text:visited-style-name="Visited_20_Internet_20_Link">
https://armyinform.com.ua/2023/05/07/u-starobilskomu-rajoni-zagarbnyky-oblashtuvaly-polovyj-shpytal-de-likuyutsya-do-70-osib/</text:a>
</text:p>
      <!--NEWS-->
      <text:h text:style-name="P10" text:outline-level="1">
<text:span text:style-name="T4">
Dmitry Kuleb in Harvard urged Asian countries to give up neutrality and support Ukraine</text:span>
</text:h>
      <text:p text:style-name="P4">
Author: ['АРМІЯINFORM']</text:p>
      <text:p text:style-name="P4">
Time: 2023-05-07T58:00:00-04:00</text:p>
      <text:p text:style-name="P4">
Description: Rosіyska aggression of the Ukrainian one of the negative layers for the same, the wa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07600a9-7e22-4af6-8f41-d38fbecf3663.jpg" text:style-name="Internet_20_link" text:visited-style-name="Visited_20_Internet_20_Link">
307600a9-7e22-4af6-8f41-d38fbecf3663.jpg</text:a>
']</text:p>
      <text:p text:style-name="P4">
Tags: ['STOPRUSSIA', 'АЗІЯ', 'ДМИТРО КУЛЕБА', 'МЗС']</text:p>
      <text:p text:style-name="P4">
Category: News</text:p>
      <!--METADATA-->
      <text:p text:style-name="P4">
<draw:frame draw:style-name="fr1" draw:name="Image273" text:anchor-type="as-char" svg:width="6.9236in" svg:height="3.956343in" draw:z-index="0">
<draw:image xlink:href="../Images/AРМІЯINFORM/2023-05-07T58-00-00-04-00/307600a9-7e22-4af6-8f41-d38fbecf3663.jpg" xlink:type="simple" xlink:show="embed" xlink:actuate="onLoad" draw:mime-type="image/jpeg"/>
</draw:frame>
Russian aggression against Ukraine has negative consequences for Asia and the world, so in the interests of the countries of the region to take a clear position in support of the state and the UN Charter.</text:p>
      <text:p text:style-name="P4">
This was stated by the Minister of Foreign Affairs of Ukraine Dmytro Kuleba in the online existence of the Asia Center of Harvard University(USA).</text:p>
      <text:p text:style-name="P4">
«Азія знаходиться в епіцентрі тектонічних зсувів у системі міжнароднихвідносин, які відбуваються через російську агресію проти України», — заявиввін.</text:p>
      <text:p text:style-name="P4">
Міністр підкреслив, що азійський регіон протягом десятиріч виступав глобальнимагентом змін: його держави вибороли незалежність, перемогли імперіалізм,віднайшли власний голос і втілили економічне диво, подолавши бідність.</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Дмитро Кулеба.</text:p>
      <text:p text:style-name="P4">
Голова МЗС переконаний, що розділення світу на Глобальний південь та північштучне. Натомість універсальними для всіх цінностями є принципи Статуту ООН,які необхідно захистити від імперіалізму.</text:p>
      <text:p text:style-name="P4">
«Новий імперіалізм вже не просто стукає в двері, а вибиває їх. Все через те,що протягом десятиліть світ мав сліпу пляму розміром з Росію. На щастя, це вминулому. Росія програє війну — не лише проти України, але і проти сучасності,розуму та здорового глузду», — заявив він.</text:p>
      <text:p text:style-name="P4">
Дмитро Кулеба порівняв керівництво Росії з диктаторами минулого, якінапередодні краху своїх режимів намагалися військовою силою втілюватиімперські амбіції, але вже невдовзі втрачали все.</text:p>
      <text:p text:style-name="P4">
«Російська війна проти України несе лише погані новини для всіх у світі.Українці страждають найбільше, але російська агресія також руйнує життя,економіки та надії людей у багатьох регіонах. Саму тому Росію необхіднозупинити», — зауважив міністр.</text:p>
      <text:p text:style-name="P4">
Дипломат нагадав, що на початку повномасштабного вторгнення ніхто не вірив вУкраїну, але нині ситуація докорінно змінилася завдяки тому, що українці малисміливість, а світ — гідність.</text:p>
      <text:p text:style-name="P4">
The minister stressed that Ukraine will win, and Russia will need "generations to choose from the pit that it has driven itself." The main lesson will be that "aggression does not produce any results", and it will be equally relevant for east, east, south and north of the world.</text:p>
      <text:p text:style-name="P4">
“It is still possible to avoid the collision of civilizations. The world in which the country is supported by each other is still relevant. If we can protect together, so we can withstand other challenges: climate change, food crisis, global inequality, ”he summed up.</text:p>
      <text:p text:style-name="P4">
<text:span text:style-name="T5">
Video online event of the Asian Harvard University Center <text:a xlink:type="simple" xlink:href="https://youtu.be/MeBuqP-77DU" text:style-name="Internet_20_link" text:visited-style-name="Visited_20_Internet_20_Link">
here</text:a>
.</text:span>
</text:p>
      <text:p text:style-name="P4">
News Source: <text:a xlink:type="simple" xlink:href="https://armyinform.com.ua/2023/05/07/dmytro-kuleba-u-garvardi-zaklykav-krayiny-aziyi-vidmovytysya-vid-nejtralnosti-ta-pidtrymaty-ukrayinu/" text:style-name="Internet_20_link" text:visited-style-name="Visited_20_Internet_20_Link">
https://armyinform.com.ua/2023/05/07/dmytro-kuleba-u-garvardi-zaklykav-krayiny-aziyi-vidmovytysya-vid-nejtralnosti-ta-pidtrymaty-ukrayinu/</text:a>
</text:p>
      <!--NEWS-->
      <text:h text:style-name="P10" text:outline-level="1">
<text:span text:style-name="T4">
As our drone destroys the Russian Mur-P Observation Complex</text:span>
</text:h>
      <text:p text:style-name="P4">
Author: ['АРМІЯINFORM']</text:p>
      <text:p text:style-name="P4">
Time: 2023-05-07T59:00:00-04:00</text:p>
      <text:p text:style-name="P4">
Description: Take Video Plapping in Telegram Viceper'r-Minigra Zannovaty, Rosvitka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text:p>
      <text:p text:style-name="P4">
Category: News</text:p>
      <!--METADATA-->
      <text:p text:style-name="P4">
Such a video was posted by the Telegram Vice-Minister for Innovation, the Development of Education, Science and Technology-the Minister of Digital Transformation by Ukraine Chaylo Fedorov.</text:p>
      <text:p text:style-name="P4">
News Source: <text:a xlink:type="simple" xlink:href="https://armyinform.com.ua/2023/05/07/yak-nash-bezpilotnyk-znyshhuye-rosijskyj-kompleks-sposterezhennya-murom-p/" text:style-name="Internet_20_link" text:visited-style-name="Visited_20_Internet_20_Link">
https://armyinform.com.ua/2023/05/07/yak-nash-bezpilotnyk-znyshhuye-rosijskyj-kompleks-sposterezhennya-murom-p/</text:a>
</text:p>
      <!--NEWS-->
      <text:h text:style-name="P10" text:outline-level="1">
<text:span text:style-name="T4">
Swiss company will put about 20 vehicles for demining in Ukraine</text:span>
</text:h>
      <text:p text:style-name="P4">
Author: ['АРМІЯINFORM']</text:p>
      <text:p text:style-name="P4">
Time: 2023-05-07T60:00:00-04:00</text:p>
      <text:p text:style-name="P4">
Description: Minreintegraitim is in order to be crushed by the Rosinovanny machines for cleaning the navigannya ... War with Ukraine 2022, War with Ukraine Latest News today, News War with Ukraine 2022 The last ones for Ukraine and Russia will be,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golovna-3-1.jpg" text:style-name="Internet_20_link" text:visited-style-name="Visited_20_Internet_20_Link">
golovna-3-1.jpg</text:a>
']</text:p>
      <text:p text:style-name="P4">
Tags: ['STOPRUSSIA', 'АГРЕСІЯ РФ', 'ДОПОМОГА ПАРТНЕРІВ', 'РОЗМІНУВАННЯ', 'СВІТ ПІДТРИМУЄ УКРАЇНУ']</text:p>
      <text:p text:style-name="P4">
Category: News</text:p>
      <!--METADATA-->
      <text:p text:style-name="P4">
<draw:frame draw:style-name="fr1" draw:name="Image274" text:anchor-type="as-char" svg:width="6.9236in" svg:height="4.048178in" draw:z-index="0">
<draw:image xlink:href="../Images/AРМІЯINFORM/2023-05-07T60-00-00-04-00/golovna-3-1.jpg" xlink:type="simple" xlink:show="embed" xlink:actuate="onLoad" draw:mime-type="image/jpeg"/>
</draw:frame>
Illustrative photo</text:p>
      <text:p text:style-name="P4">
The Ministry of Reintegration will help to attract demining machines to clean up the liberated circulation from explosive objects.</text:p>
      <text:p text:style-name="P4">
About it <text:a xlink:type="simple" xlink:href="https://www.facebook.com/MReintegration/posts/pfbid02surnM1sGQ46hqn63Uhpq1d28RyKu87Nx4tQvtPNm4afVPf6WrKQmjRCtRbjt6RaUl" text:style-name="Internet_20_link" text:visited-style-name="Visited_20_Internet_20_Link">
reports</text:a>
Ministry of Reintegration of Temporarily Occupied Territories of Ukraine.</text:p>
      <text:p text:style-name="P4">
The corresponding memorandum of cooperation was signed between the Ministry of Ishwedskaya manufacturer of mechanized means(GCS).</text:p>
      <text:p text:style-name="P4">
Результатом співпраці має стати залучення компанією машин розмінування. Машинизастосують для очищення від мін і нерозірваних боєприпасівсільськогосподарських угідь та об’єктів критичної інфраструктури деокупованихрайонів Миколаївської, Харківської та Херсонської областей.</text:p>
      <text:p text:style-name="P4">
Для цього керівництвом GCS було заявлено про наміри протягом цього рокупоставити в Україну близько 20 машин розмінування.</text:p>
      <text:p text:style-name="P4">
Крім того, сторони домовилися взаємодіяти у царині технічного та нетехнічногообстеження ймовірно забруднених ВНП територій. А також — проводити навчаннянаселення звільнених територій ризикам, пов’язаним із мінами танездетонованими боєприпасами.</text:p>
      <text:p text:style-name="P4">
News Source: <text:a xlink:type="simple" xlink:href="https://armyinform.com.ua/2023/05/07/shvejczarska-kompaniya-postavyt-v-ukrayinu-blyzko-20-mashyn-dlya-rozminuvannya/" text:style-name="Internet_20_link" text:visited-style-name="Visited_20_Internet_20_Link">
https://armyinform.com.ua/2023/05/07/shvejczarska-kompaniya-postavyt-v-ukrayinu-blyzko-20-mashyn-dlya-rozminuvannya/</text:a>
</text:p>
      <!--NEWS-->
      <text:h text:style-name="P10" text:outline-level="1">
<text:span text:style-name="T4">
Defense forces eliminated more than 660 invaders, destroyed 6 tanks and 18 UAVs</text:span>
</text:h>
      <text:p text:style-name="P4">
Author: ['АРМІЯINFORM']</text:p>
      <text:p text:style-name="P4">
Time: 2023-05-07T61:00:00-04:00</text:p>
      <text:p text:style-name="P4">
Description: Zagalni Boyov, take the enemy on 02.24.22 to 07/0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7-05-2023-1-scaled.jpg" text:style-name="Internet_20_link" text:visited-style-name="Visited_20_Internet_20_Link">
vtraty_07-05-2023-1-scaled.jpg</text:a>
']</text:p>
      <text:p text:style-name="P4">
Tags: ['STOPRUSSIA', 'АГРЕСІЯ РФ', 'ВІЙНА', 'ВТОРГНЕННЯ РФ', 'ВТРАТИ ВОРОГА']</text:p>
      <text:p text:style-name="P4">
Category: News</text:p>
      <!--METADATA-->
      <text:p text:style-name="P4">
<draw:frame draw:style-name="fr1" draw:name="Image275" text:anchor-type="as-char" svg:width="6.9236in" svg:height="6.987066in" draw:z-index="0">
<draw:image xlink:href="../Images/AРМІЯINFORM/2023-05-07T61-00-00-04-00/vtraty_07-05-2023-1-scaled.jpg" xlink:type="simple" xlink:show="embed" xlink:actuate="onLoad" draw:mime-type="image/jpeg"/>
</draw:frame>
The total fighting loss of the enemy from 24.02.22 to 07.05.23 will be orientated:</text:p>
      <text:p text:style-name="P4">
<text:span text:style-name="T4">
<text:span text:style-name="T5">
 Personnel - </text:span>
* 194430(+660)persons eliminated</text:span>
<text:span text:style-name="T5">
 tanks - </text:span>
<text:span text:style-name="T5">
 3723(+6)</text:span>
<text:span text:style-name="T4">
 combat armored vehicles - </text:span>
 7248(+10)<text:span text:style-name="T4">
<text:span text:style-name="T5">
 Artillery Systems - </text:span>
<text:span text:style-name="T5">
 3010(+18)</text:span>
 </text:span>
 RSZV - <text:span text:style-name="T4">
 554(+2)</text:span>
<text:span text:style-name="T5">
 air defense - </text:span>
<text:span text:style-name="T5">
 306(0)</text:span>
<text:span text:style-name="T4">
 aircraft - </text:span>
 308(0)<text:span text:style-name="T4">
<text:span text:style-name="T5">
 helicopters - </text:span>
* 294(0)</text:span>
<text:span text:style-name="T5">
 UAV Operative Tactical Level-</text:span>
<text:span text:style-name="T5">
 2572(+18)</text:span>
<text:span text:style-name="T4">
 Winged missiles - </text:span>
 947(0)<text:span text:style-name="T4">
<text:span text:style-name="T5">
 ships / boats - </text:span>
* 18(0)</text:span>
<text:span text:style-name="T5">
 Automobile equipment and tanks - </text:span>
<text:span text:style-name="T5">
 5952(+16)</text:span>
<text:span text:style-name="T4">
 Special Technique - </text:span>
 380(+5)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5.23.</text:p>
      <text:p text:style-name="P4">
News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I am sure that our national team will represent Ukraine with Invictus Games-2023-Yulia Laputina</text:span>
</text:h>
      <text:p text:style-name="P4">
Author: ['АРМІЯINFORM']</text:p>
      <text:p text:style-name="P4">
Time: 2023-05-07T62:00:00-04:00</text:p>
      <text:p text:style-name="P4">
Description: Our National Zbirna is Gydnoy to introduce Ukraine on Invictus Games-2023. Tak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yuliya-laputina.jpg" text:style-name="Internet_20_link" text:visited-style-name="Visited_20_Internet_20_Link">
yuliya-laputina.jpg</text:a>
']</text:p>
      <text:p text:style-name="P4">
Tags: ['INVICTUS GAMES-2023', 'ЮЛІЯ ЛАПУТІНА']</text:p>
      <text:p text:style-name="P4">
Category: News</text:p>
      <!--METADATA-->
      <text:p text:style-name="P4">
<draw:frame draw:style-name="fr1" draw:name="Image276" text:anchor-type="as-char" svg:width="6.9236in" svg:height="4.61393in" draw:z-index="0">
<draw:image xlink:href="../Images/AРМІЯINFORM/2023-05-07T62-00-00-04-00/yuliya-laputina.jpg" xlink:type="simple" xlink:show="embed" xlink:actuate="onLoad" draw:mime-type="image/jpeg"/>
</draw:frame>
Minister for Veterans of Ukraine Yulia Laputina</text:p>
      <text:p text:style-name="P4">
Our national team will represent Ukraine with Invictus Games-2023. The Minister of Veterans of Ukraine Yulia Laputin expressed his / her assurance during direct inclusion in the National Teleterna "Unified News".</text:p>
      <text:p text:style-name="P4">
This is stated in <text:a xlink:type="simple" xlink:href="https://www.kmu.gov.ua/news/yuliia-laputina-vpevnena-shcho-nasha-natsionalna-zbirna-hidno-predstavyt-ukrainu-na-invictus-games-2023" text:style-name="Internet_20_link" text:visited-style-name="Visited_20_Internet_20_Link">
message</text:a>
Government portal.</text:p>
      <text:p text:style-name="P4">
“Anyone who participated in the qualifying competitions of the Games of the Unconquered - is already a fever, first of all, over themselves. 24 Our warriors will go to Düsseldorf's internationalism. Of course, we look forward to medal, because it is important for our tubes and girls to win awards for our country. Their participation will also be a contribution to sports diplomacy, which, in addition to sports results, brings the world truthful information about the Russian aggression of the anti -Ukraine aggression and the contribution of the Ukrainian people to the victory over the evil empire. I am sure that our national team will represent Ukraine in the international arena and this will be a wedding step to our military victory, ”said the head of the Ministry of Veterans.</text:p>
      <text:p text:style-name="P4">
She noted that sports are one of the most effective elements of rehabilitation that have returned from the war zone. That is why the Ministry of Justice together is working on the creation of an appropriate infrastructure for the development of veterans sports. In order for each community veterans and veteran, they could freely play sports and involve their brothers and sessions of pre -active physical culture.</text:p>
      <text:p text:style-name="P4">
“This will not only allow them to effectively undergo rehabilitation, but also to impose their families and veterans communities in active types of sports. In turn, this will create new opportunities for our national team to perform international competitions, and to hold their own sports competitions in the nanctional and regional levels, ”Yulia Laputina stressed.</text:p>
      <text:p text:style-name="P4">
News Source: <text:a xlink:type="simple" xlink:href="https://armyinform.com.ua/2023/05/07/vpevnena-shho-nasha-naczionalna-zbirna-gidno-predstavyt-ukrayinu-na-invictus-games-2023-yuliya-laputina/" text:style-name="Internet_20_link" text:visited-style-name="Visited_20_Internet_20_Link">
https://armyinform.com.ua/2023/05/07/vpevnena-shho-nasha-naczionalna-zbirna-gidno-predstavyt-ukrayinu-na-invictus-games-2023-yuliya-laputina/</text:a>
</text:p>
      <!--NEWS-->
      <text:h text:style-name="P10" text:outline-level="1">
<text:span text:style-name="T4">
In Ukraine a moment of silence</text:span>
</text:h>
      <text:p text:style-name="P4">
Author: ['АРМІЯINFORM']</text:p>
      <text:p text:style-name="P4">
Time: 2023-05-07T6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277" text:anchor-type="as-char" svg:width="6.9236in" svg:height="3.895992in" draw:z-index="0">
<draw:image xlink:href="../Images/AРМІЯINFORM/2023-05-07T6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7/v-ukrayini-hvylyna-movchannya-2/" text:style-name="Internet_20_link" text:visited-style-name="Visited_20_Internet_20_Link">
https://armyinform.com.ua/2023/05/07/v-ukrayini-hvylyna-movchannya-2/</text:a>
</text:p>
      <!--NEWS-->
      <text:h text:style-name="P10" text:outline-level="1">
<text:span text:style-name="T4">
At night the enemy struck the X-22 rockets in Mykolaiv region and Kherson region</text:span>
</text:h>
      <text:p text:style-name="P4">
Author: ['АРМІЯINFORM']</text:p>
      <text:p text:style-name="P4">
Time: 2023-05-07T64:00:00-04:00</text:p>
      <text:p text:style-name="P4">
Description: The strategic Avіaatsіya Rosіyan Unochi took a missile strike on the pyvden region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raketa-bastion.jpg" text:style-name="Internet_20_link" text:visited-style-name="Visited_20_Internet_20_Link">
raketa-bastion.jpg</text:a>
']</text:p>
      <text:p text:style-name="P4">
Tags: ['МИКОЛАЇВЩИНА', 'ОК «ПІВДЕНЬ»', 'РАКЕТНІ ОБСТРІЛИ', 'ХЕРСОНЩИНА']</text:p>
      <text:p text:style-name="P4">
Category: News</text:p>
      <!--METADATA-->
      <text:p text:style-name="P4">
<draw:frame draw:style-name="fr1" draw:name="Image278" text:anchor-type="as-char" svg:width="6.9236in" svg:height="3.750283in" draw:z-index="0">
<draw:image xlink:href="../Images/AРМІЯINFORM/2023-05-07T64-00-00-04-00/raketa-bastion.jpg" xlink:type="simple" xlink:show="embed" xlink:actuate="onLoad" draw:mime-type="image/jpeg"/>
</draw:frame>
Starting of the anti-ship missile P-800 "Onyx" of the Bastion Complex. Illustrative photo</text:p>
      <text:p text:style-name="P4">
The strategic aviation of the Russians at night has struck a rocket strike in the southern regional region of Ukraine.</text:p>
      <text:p text:style-name="P4">
About it <text:a xlink:type="simple" xlink:href="https://www.facebook.com/OperationalCommandSouth/posts/pfbid02BHyjvJN7SzRSiBz6NbVGRoRkdruzjfnxeoCXnBkXg3ENpoj8PQvHUo1DkXtKaxG2l" text:style-name="Internet_20_link" text:visited-style-name="Visited_20_Internet_20_Link">
reports</text:a>
Operational Command "South".</text:p>
      <text:p text:style-name="P4">
“The enemy was directed by 5 missiles X-22 in Mykolaiv region and 1 in Kherson region. There is a hint of industry. People were not injured, ”the message reads.</text:p>
      <text:p text:style-name="P4">
It is noted that the day before, in the middle of the day, the enemy inflicted another rocket launcher, probably from the coastal missile complex with 2 Onyx rockets. Evluhu to the Kherson Hydropark area. Without human loss.</text:p>
      <text:p text:style-name="P4">
Also the enemy continued to strike air strikes with booths(corrected aviation bombs)and the use of drones-Kamikadze. The Pourson and Beryslav district directed 3 managed airbags, and also used 3 "lancets".</text:p>
      <text:p text:style-name="P4">
"In the Black Sea, the enemy ship group consists of 12 units of 4 surface rocket launchers with the maximum possible total volley" Calibers "up to 32 missiles," OK "South" reports. - The level of threat of rocket launcher remains very high. Do not neglect your own safety, do not succumb to Panica, trust the reliable sources of information, stay outlined by the Black Sea coast, forest strip and other failed locals. "</text:p>
      <text:p text:style-name="P4">
Take care of yourself as long as we keep Ukraine!</text:p>
      <text:p text:style-name="P4">
News Source: <text:a xlink:type="simple" xlink:href="https://armyinform.com.ua/2023/05/07/unochi-vorog-zavdav-udaru-raketamy-h-22-po-mykolayivshhyni-ta-hersonshhyni/" text:style-name="Internet_20_link" text:visited-style-name="Visited_20_Internet_20_Link">
https://armyinform.com.ua/2023/05/07/unochi-vorog-zavdav-udaru-raketamy-h-22-po-mykolayivshhyni-ta-hersonshhyni/</text:a>
</text:p>
      <!--NEWS-->
      <text:h text:style-name="P10" text:outline-level="1">
<text:span text:style-name="T4">
Juvenile prosecutors: 480 children were killed in Ukraine as a result of armed aggression of the Russian Federation</text:span>
</text:h>
      <text:p text:style-name="P4">
Author: ['АРМІЯINFORM']</text:p>
      <text:p text:style-name="P4">
Time: 2023-05-07T65:00:00-04:00</text:p>
      <text:p text:style-name="P4">
Description: The village on the wounds 7 is the injury 2023 Rock more than the NIZH 1444 Ditini put in Ukraine Vnaslikok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47_big.jpg" text:style-name="Internet_20_link" text:visited-style-name="Visited_20_Internet_20_Link">
47_big.jpg</text:a>
']</text:p>
      <text:p text:style-name="P4">
Tags: ['STOPRUSSIA', 'АГРЕСІЯ РФ', 'ВІЙНА', 'ВТОРГНЕННЯ РФ', 'ДІТИ ВІЙНИ']</text:p>
      <text:p text:style-name="P4">
Category: News</text:p>
      <!--METADATA-->
      <text:p text:style-name="P4">
<draw:frame draw:style-name="fr1" draw:name="Image279" text:anchor-type="as-char" svg:width="6.9236in" svg:height="5.18693in" draw:z-index="0">
<draw:image xlink:href="../Images/AРМІЯINFORM/2023-05-07T65-00-00-04-00/47_big.jpg" xlink:type="simple" xlink:show="embed" xlink:actuate="onLoad" draw:mime-type="image/jpeg"/>
</draw:frame>
Illustrative photo</text:p>
      <text:p text:style-name="P4">
As of the morning of May 7, 2023, more than 1444 children were injured in Ukraine as a result of large -scale aggression of the Russian Federation. According to official information prosecutors, 480 children were killed and more than 964 were injured in a different severity.</text:p>
      <text:p text:style-name="P4">
About it <text:a xlink:type="simple" xlink:href="https://t.me/pgo_gov_ua/11913" text:style-name="Internet_20_link" text:visited-style-name="Visited_20_Internet_20_Link">
reports</text:a>
Office of the Prosecutor General of Ukraine.</text:p>
      <text:p text:style-name="P4">
Children were most affected in Donetsk region - 455, Kharkiv - 275, Kiev - 128, Kherson - 96, Zaporizhia - 89, Mykolaivskaya - 89, Chernihiv - 70, Dnipropetrovsk - 67, Lugansk - 66.</text:p>
      <text:p text:style-name="P4">
The prosecutor General's office emphasizes that these figures are not final, since work is stored in the installation in the places of active fighting, undergraduate and liberated territories.</text:p>
      <text:p text:style-name="P4">
“<text:a xlink:type="simple" xlink:href="https://childrenofwar.gov.ua/" text:style-name="Internet_20_link" text:visited-style-name="Visited_20_Internet_20_Link">
Children of war</text:a>
»Is a platform that can be reported and found all the information about children affected by warfare against Ukraine.</text:p>
      <text:p text:style-name="P4">
News Source: <text:a xlink:type="simple" xlink:href="https://armyinform.com.ua/2023/05/07/yuvenalni-prokurory-480-ditej-zagynulo-v-ukrayini-vnaslidok-zbrojnoyi-agresiyi-rf/" text:style-name="Internet_20_link" text:visited-style-name="Visited_20_Internet_20_Link">
https://armyinform.com.ua/2023/05/07/yuvenalni-prokurory-480-ditej-zagynulo-v-ukrayini-vnaslidok-zbrojnoyi-agresiyi-rf/</text:a>
</text:p>
      <!--NEWS-->
      <text:h text:style-name="P10" text:outline-level="1">
<text:span text:style-name="T4">
There are heavy battles for Bakhmut and Marinka - the General Staff of the Armed Forces</text:span>
</text:h>
      <text:p text:style-name="P4">
Author: ['АРМІЯINFORM']</text:p>
      <text:p text:style-name="P4">
Time: 2023-05-07T66: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80" text:anchor-type="as-char" svg:width="6.9236in" svg:height="4.275627in" draw:z-index="0">
<draw:image xlink:href="../Images/AРМІЯINFORM/2023-05-07T66-00-00-04-00/bahmut-sytuacziya.jpg" xlink:type="simple" xlink:show="embed" xlink:actuate="onLoad" draw:mime-type="image/jpeg"/>
</draw:frame>
Illustrative Photo <text:span text:style-name="T4">
 🔥 Situation on Russian invasion </text:span>
</text:p>
      <text:p text:style-name="P4">
The enemy continues to focus on the main efforts on the Lyman, Bakhmut, Avdiiv and Mariinsky directions. There are heavy battles of Bakhmut and Marinka. In total, the enemy made about 50 attacks during the last day.</text:p>
      <text:p text:style-name="P4">
About it <text:a xlink:type="simple" xlink:href="https://www.facebook.com/GeneralStaff.ua/posts/pfbid0DzhMiMJs6HUnhiPFZW4i1aVCn8T6i1SVm3Fn7n1PPvrHPp7W4nngmyeG2BajpHstl" text:style-name="Internet_20_link" text:visited-style-name="Visited_20_Internet_20_Link">
reports</text:a>
The General Staff of the Armed Forces of Ukraine in the review of operational information status 6:00 on May 7, 2023.</text:p>
      <text:p text:style-name="P4">
It is noted that on the four shades of the front, the enemy has offensive actions, in the same way - defends.</text:p>
      <text:p text:style-name="P4">
“On the <text:span text:style-name="T4">
 Kupyansk direction </text:span>
 the enemy conducted unsuccessful offensive actions in the Sinkivka.</text:p>
      <text:p text:style-name="P4">
In the <text:span text:style-name="T4">
 Liman direction </text:span>
 the enemy conducted offensive actions in the direction of the white and controversial, there was no success.</text:p>
      <text:p text:style-name="P4">
On <text:span text:style-name="T4">
 Bakhmut direction </text:span>
 the enemy continues to take offensive actions. It is ongoing in Bakhmut. At the same time, during the past day, the enemy was unsuccessful in the directions of Bogdanivka, Ivanovsky, the Edent and New York.</text:p>
      <text:p text:style-name="P4">
On the <text:span text:style-name="T4">
 Avdeevsky direction </text:span>
 last day the enemy of offensive actions was not.</text:p>
      <text:p text:style-name="P4">
In the <text:span text:style-name="T4">
 Marinsky direction </text:span>
 Defense units reflected numerous attacks in the area of Marinka.</text:p>
      <text:p text:style-name="P4">
No hostile offensive actions were recorded on the ** mining direction.</text:p>
      <text:p text:style-name="P4">
In the <text:span text:style-name="T4">
 Zaporizhzhya and Kherson directions </text:span>
 the enemy continues to interfere, ” - said in the message of the General Staff of the Armed Forces of Ukraine.</text:p>
      <text:p text:style-name="P4">
News Source: <text:a xlink:type="simple" xlink:href="https://armyinform.com.ua/2023/05/07/vedutsya-vazhki-boyi-za-mista-bahmut-ta-maryinka-genshtab-zsu/" text:style-name="Internet_20_link" text:visited-style-name="Visited_20_Internet_20_Link">
https://armyinform.com.ua/2023/05/07/vedutsya-vazhki-boyi-za-mista-bahmut-ta-maryinka-genshtab-zsu/</text:a>
</text:p>
      <!--NEWS-->
      <text:h text:style-name="P10" text:outline-level="1">
<text:span text:style-name="T4">
Msta-B trophyine daily destroys the enemy in the Avdeevsky direction: Report from advanced</text:span>
</text:h>
      <text:p text:style-name="P4">
Author: ['Олександр Кіндсфатер']</text:p>
      <text:p text:style-name="P4">
Time: 2023-05-07T67:00:00-04:00</text:p>
      <text:p text:style-name="P4">
Description: Tsia, I smelled Shchelni at the injury of Minoi Rock. PID Hour of Badklikh of the Boys at Mikolavskoye ... War with Ukraine 2022, War with Ukraine Latest News Today, News War with Ukraine 2022 Last today, will there be a war between Ukraine and Russia and when, the war with Ukraine will or not, or not, will there Will there be a war with Ukraine in the near future, they say, the war with Ukraine, Ukrainian news today, Ukrainian news in Ukrainian media in Russian</text:p>
      <text:p text:style-name="P4">
Images: ['<text:a xlink:type="simple" xlink:href="https://armyinform.com.ua/wp-content/uploads/2023/05/1-30.jpg" text:style-name="Internet_20_link" text:visited-style-name="Visited_20_Internet_20_Link">
1-30.jpg</text:a>
', '<text:a xlink:type="simple" xlink:href="https://armyinform.com.ua/wp-content/uploads/2023/05/2-29-150x150.jpg" text:style-name="Internet_20_link" text:visited-style-name="Visited_20_Internet_20_Link">
2-29-150x150.jpg</text:a>
', '<text:a xlink:type="simple" xlink:href="https://armyinform.com.ua/wp-content/uploads/2023/05/3-30-150x150.jpg" text:style-name="Internet_20_link" text:visited-style-name="Visited_20_Internet_20_Link">
3-30-150x150.jpg</text:a>
', '<text:a xlink:type="simple" xlink:href="https://armyinform.com.ua/wp-content/uploads/2023/05/4-28-150x150.jpg" text:style-name="Internet_20_link" text:visited-style-name="Visited_20_Internet_20_Link">
4-28-150x150.jpg</text:a>
', '<text:a xlink:type="simple" xlink:href="https://armyinform.com.ua/wp-content/uploads/2023/05/5-18-150x150.jpg" text:style-name="Internet_20_link" text:visited-style-name="Visited_20_Internet_20_Link">
5-18-150x150.jpg</text:a>
', '<text:a xlink:type="simple" xlink:href="https://armyinform.com.ua/wp-content/uploads/2023/05/6-15-150x150.jpg" text:style-name="Internet_20_link" text:visited-style-name="Visited_20_Internet_20_Link">
6-15-150x150.jpg</text:a>
', '<text:a xlink:type="simple" xlink:href="https://armyinform.com.ua/wp-content/uploads/2023/05/7-11-150x150.jpg" text:style-name="Internet_20_link" text:visited-style-name="Visited_20_Internet_20_Link">
7-11-150x150.jpg</text:a>
', '<text:a xlink:type="simple" xlink:href="https://armyinform.com.ua/wp-content/uploads/2023/05/8-8-150x150.jpg" text:style-name="Internet_20_link" text:visited-style-name="Visited_20_Internet_20_Link">
8-8-150x150.jpg</text:a>
', '<text:a xlink:type="simple" xlink:href="https://armyinform.com.ua/wp-content/uploads/2023/05/9-9-150x150.jpg" text:style-name="Internet_20_link" text:visited-style-name="Visited_20_Internet_20_Link">
9-9-150x150.jpg</text:a>
', '<text:a xlink:type="simple" xlink:href="https://armyinform.com.ua/wp-content/uploads/2023/05/10-11-150x150.jpg" text:style-name="Internet_20_link" text:visited-style-name="Visited_20_Internet_20_Link">
10-11-150x150.jpg</text:a>
', '<text:a xlink:type="simple" xlink:href="https://armyinform.com.ua/wp-content/uploads/2023/05/11-8-150x150.jpg" text:style-name="Internet_20_link" text:visited-style-name="Visited_20_Internet_20_Link">
11-8-150x150.jpg</text:a>
', '<text:a xlink:type="simple" xlink:href="https://armyinform.com.ua/wp-content/uploads/2023/05/12-7-150x150.jpg" text:style-name="Internet_20_link" text:visited-style-name="Visited_20_Internet_20_Link">
12-7-150x150.jpg</text:a>
', '<text:a xlink:type="simple" xlink:href="https://armyinform.com.ua/wp-content/uploads/2023/05/13-5-150x150.jpg" text:style-name="Internet_20_link" text:visited-style-name="Visited_20_Internet_20_Link">
13-5-150x150.jpg</text:a>
', '<text:a xlink:type="simple" xlink:href="https://armyinform.com.ua/wp-content/uploads/2023/05/14-4-150x150.jpg" text:style-name="Internet_20_link" text:visited-style-name="Visited_20_Internet_20_Link">
14-4-150x150.jpg</text:a>
', '<text:a xlink:type="simple" xlink:href="https://armyinform.com.ua/wp-content/uploads/2023/05/15-2-150x150.jpg" text:style-name="Internet_20_link" text:visited-style-name="Visited_20_Internet_20_Link">
15-2-150x150.jpg</text:a>
', '<text:a xlink:type="simple" xlink:href="https://armyinform.com.ua/wp-content/uploads/2023/05/16-2-150x150.jpg" text:style-name="Internet_20_link" text:visited-style-name="Visited_20_Internet_20_Link">
16-2-150x150.jpg</text:a>
', '<text:a xlink:type="simple" xlink:href="https://armyinform.com.ua/wp-content/uploads/2023/05/17-150x150.jpg" text:style-name="Internet_20_link" text:visited-style-name="Visited_20_Internet_20_Link">
17-150x150.jpg</text:a>
', '<text:a xlink:type="simple" xlink:href="https://armyinform.com.ua/wp-content/uploads/2023/05/18-2-150x150.jpg" text:style-name="Internet_20_link" text:visited-style-name="Visited_20_Internet_20_Link">
18-2-150x150.jpg</text:a>
', '<text:a xlink:type="simple" xlink:href="https://armyinform.com.ua/wp-content/uploads/2023/05/19-1-150x150.jpg" text:style-name="Internet_20_link" text:visited-style-name="Visited_20_Internet_20_Link">
19-1-150x150.jpg</text:a>
', '<text:a xlink:type="simple" xlink:href="https://armyinform.com.ua/wp-content/uploads/2023/05/20-1-150x150.jpg" text:style-name="Internet_20_link" text:visited-style-name="Visited_20_Internet_20_Link">
20-1-150x150.jpg</text:a>
', '<text:a xlink:type="simple" xlink:href="https://armyinform.com.ua/wp-content/uploads/2023/05/21-150x150.jpg" text:style-name="Internet_20_link" text:visited-style-name="Visited_20_Internet_20_Link">
21-150x150.jpg</text:a>
', '<text:a xlink:type="simple" xlink:href="https://armyinform.com.ua/wp-content/uploads/2023/05/23-150x150.jpg" text:style-name="Internet_20_link" text:visited-style-name="Visited_20_Internet_20_Link">
23-150x150.jpg</text:a>
', '<text:a xlink:type="simple" xlink:href="https://armyinform.com.ua/wp-content/uploads/2023/05/25-150x150.jpg" text:style-name="Internet_20_link" text:visited-style-name="Visited_20_Internet_20_Link">
25-150x150.jpg</text:a>
', '<text:a xlink:type="simple" xlink:href="https://armyinform.com.ua/wp-content/uploads/2023/05/26-150x150.jpg" text:style-name="Internet_20_link" text:visited-style-name="Visited_20_Internet_20_Link">
26-150x150.jpg</text:a>
', '<text:a xlink:type="simple" xlink:href="https://armyinform.com.ua/wp-content/uploads/2023/05/27-150x150.jpg" text:style-name="Internet_20_link" text:visited-style-name="Visited_20_Internet_20_Link">
27-150x150.jpg</text:a>
']</text:p>
      <text:p text:style-name="P4">
Tags: ['59 БРИГАДА', 'АРТИЛЕРИСТИ', 'ВІЙСЬКОВІ ТРОФЕЇ', 'ГАУБИЦІ', 'МСТА-Б', 'РЕПОРТАЖ']</text:p>
      <text:p text:style-name="P4">
Category: News</text:p>
      <!--METADATA-->
      <text:p text:style-name="P4">
<draw:frame draw:style-name="fr1" draw:name="Image281" text:anchor-type="as-char" svg:width="6.9236in" svg:height="4.581115in" draw:z-index="0">
<draw:image xlink:href="../Images/AРМІЯINFORM/2023-05-07T67-00-00-04-00/1-30.jpg" xlink:type="simple" xlink:show="embed" xlink:actuate="onLoad" draw:mime-type="image/jpeg"/>
</draw:frame>
** This story began in May last year. During the fierce battles of the Naikolaevsky direction, the gunmash of a separate infantry brigade named after Yakovagandziuk, Zabrofeyuk, a powerful 152mm Msta-B gun. For almost a year, the calculation of the gunman Eugene successfully destroys the enemy in the most important areas of church. During this time, artillerymen turned into a scrap of several dozen units</text:p>
      <text:p text:style-name="P4">
<text:span text:style-name="T4">
 Armyinform correspondent visited the firing position of the Trophy "Msti-B" of the Taudyevsky direction and visually saw how she successfully destroy her former farmers. </text:span>
 **</text:p>
      <text:p text:style-name="P4">
<text:a xlink:type="simple" xlink:href="https://armyinform.com.ua/wp-content/uploads/2023/05/2-29.jpg" text:style-name="Internet_20_link" text:visited-style-name="Visited_20_Internet_20_Link">
!(Images/AРМІЯINFORM/2023-05-07T67-00-00-04-00/2-29-150x150.jpg)</text:a>
</text:p>
      <text:p text:style-name="P4">
<text:a xlink:type="simple" xlink:href="https://armyinform.com.ua/wp-content/uploads/2023/05/3-30.jpg" text:style-name="Internet_20_link" text:visited-style-name="Visited_20_Internet_20_Link">
<draw:frame draw:style-name="fr1" draw:name="Image282" text:anchor-type="as-char" svg:width="6.9236in" svg:height="6.9236in" draw:z-index="0">
<draw:image xlink:href="../Images/AРМІЯINFORM/2023-05-07T67-00-00-04-00/3-30-150x150.jpg" xlink:type="simple" xlink:show="embed" xlink:actuate="onLoad" draw:mime-type="image/jpeg"/>
</draw:frame>
</text:a>
</text:p>
      <text:p text:style-name="P4">
<text:a xlink:type="simple" xlink:href="https://armyinform.com.ua/wp-content/uploads/2023/05/4-28.jpg" text:style-name="Internet_20_link" text:visited-style-name="Visited_20_Internet_20_Link">
<draw:frame draw:style-name="fr1" draw:name="Image283" text:anchor-type="as-char" svg:width="6.9236in" svg:height="6.9236in" draw:z-index="0">
<draw:image xlink:href="../Images/AРМІЯINFORM/2023-05-07T67-00-00-04-00/4-28-150x150.jpg" xlink:type="simple" xlink:show="embed" xlink:actuate="onLoad" draw:mime-type="image/jpeg"/>
</draw:frame>
</text:a>
We are greeted by a tired gun commander.</text:p>
      <ul>
        <li>
They worked almost all night, - says Eugene. - The enemy tried to move in groups and storm the positions of our infantry. They were destroyed by fragmentation and foot shells. As intelligence reported, the enemy suffered significant losses. In addition, their firearms and a large -circuit struggle were actively suppressed.</li>
      </ul>
      <text:p text:style-name="P4">
We see a pile of shot sleeves in the trench. If most of them came to the goal, then for many Horde the night has become the last in life. By the way, the calculation of the once Russian Msti-B is currently working in 24/7 mode. The enemy is unhealthy attempts to attack the positions of Ukrainian defenders near Avdiivka, it is necessary to restrain their invasion daily, causing painful losses. There are many striking achievements on the account. For example, thanks to timely aerial reconnaissance coordinates managed to destroy the 122mm CAU 2C1 "Carnation" in almost 15 minutes. Equally successful was the attack during the battleflowers in the south of Ukraine. Then one shot was amazed by a whole column of hostility. It happened that the first projectile managed to engage in a gas truck and the degrading fire spread to the rest of the fighting machines and trucks.</text:p>
      <text:p text:style-name="P4">
<text:a xlink:type="simple" xlink:href="https://armyinform.com.ua/wp-content/uploads/2023/05/5-18.jpg" text:style-name="Internet_20_link" text:visited-style-name="Visited_20_Internet_20_Link">
!(Images/AРМІЯINFORM/2023-05-07T67-00-00-04-00/5-18-150x150.jpg)</text:a>
</text:p>
      <text:p text:style-name="P4">
<text:a xlink:type="simple" xlink:href="https://armyinform.com.ua/wp-content/uploads/2023/05/7-11.jpg" text:style-name="Internet_20_link" text:visited-style-name="Visited_20_Internet_20_Link">
<draw:frame draw:style-name="fr1" draw:name="Image284" text:anchor-type="as-char" svg:width="6.9236in" svg:height="6.9236in" draw:z-index="0">
<draw:image xlink:href="../Images/AРМІЯINFORM/2023-05-07T67-00-00-04-00/7-11-150x150.jpg" xlink:type="simple" xlink:show="embed" xlink:actuate="onLoad" draw:mime-type="image/jpeg"/>
</draw:frame>
</text:a>
</text:p>
      <text:p text:style-name="P4">
<text:a xlink:type="simple" xlink:href="https://armyinform.com.ua/wp-content/uploads/2023/05/8-8.jpg" text:style-name="Internet_20_link" text:visited-style-name="Visited_20_Internet_20_Link">
<draw:frame draw:style-name="fr1" draw:name="Image285" text:anchor-type="as-char" svg:width="6.9236in" svg:height="6.9236in" draw:z-index="0">
<draw:image xlink:href="../Images/AРМІЯINFORM/2023-05-07T67-00-00-04-00/8-8-150x150.jpg" xlink:type="simple" xlink:show="embed" xlink:actuate="onLoad" draw:mime-type="image/jpeg"/>
</draw:frame>
</text:a>
</text:p>
      <text:p text:style-name="P4">
<text:a xlink:type="simple" xlink:href="https://armyinform.com.ua/wp-content/uploads/2023/05/9-9.jpg" text:style-name="Internet_20_link" text:visited-style-name="Visited_20_Internet_20_Link">
<draw:frame draw:style-name="fr1" draw:name="Image286" text:anchor-type="as-char" svg:width="6.9236in" svg:height="6.9236in" draw:z-index="0">
<draw:image xlink:href="../Images/AРМІЯINFORM/2023-05-07T67-00-00-04-00/9-9-150x150.jpg" xlink:type="simple" xlink:show="embed" xlink:actuate="onLoad" draw:mime-type="image/jpeg"/>
</draw:frame>
</text:a>
- The cannon got unharmed in perfect technical condition, - the platoon commander, the acting commander of the senior officer -violet Denis, attaches to the conversation. - Then we performed tasks near Nikolaev. The reading artillery unit was very timely. Immediately attached to combat work. In a few days, they opened the extent of destroyed goals. It was usually the Horde infantry. They then climbed in the future, and we used to do them daily. Soon in our account appeared tank, BMP, APC and artillery systems. If the Muscovites have found out that such losses were being caused by weapons, they would be more careful about their preservation. But then they were not about it. Orcs tried to save their lives. When Maknaks were fire, they immediately thrown their technique and flew where they were. By the way, this "MSTA-B" is not the only trophy gun in our team. During the fighting, we managed to capture several different artillery systems, ”Denis adds.</text:p>
      <text:p text:style-name="P4">
According to the gun commander Eugene, the most striking was the destruction of the Rashist Artillery Division 122 mm howitzers D-30, which was part of the elite airborne unit of the invaders. At that time, 14 guns were seized, eleven of which were in working order.</text:p>
      <text:p text:style-name="P4">
<text:a xlink:type="simple" xlink:href="https://armyinform.com.ua/wp-content/uploads/2023/05/10-11.jpg" text:style-name="Internet_20_link" text:visited-style-name="Visited_20_Internet_20_Link">
!(Images/AРМІЯINFORM/2023-05-07T67-00-00-04-00/10-11-150x150.jpg)</text:a>
</text:p>
      <text:p text:style-name="P4">
<text:a xlink:type="simple" xlink:href="https://armyinform.com.ua/wp-content/uploads/2023/05/11-8.jpg" text:style-name="Internet_20_link" text:visited-style-name="Visited_20_Internet_20_Link">
<draw:frame draw:style-name="fr1" draw:name="Image287" text:anchor-type="as-char" svg:width="6.9236in" svg:height="6.9236in" draw:z-index="0">
<draw:image xlink:href="../Images/AРМІЯINFORM/2023-05-07T67-00-00-04-00/11-8-150x150.jpg" xlink:type="simple" xlink:show="embed" xlink:actuate="onLoad" draw:mime-type="image/jpeg"/>
</draw:frame>
</text:a>
</text:p>
      <text:p text:style-name="P4">
<text:a xlink:type="simple" xlink:href="https://armyinform.com.ua/wp-content/uploads/2023/05/12-7.jpg" text:style-name="Internet_20_link" text:visited-style-name="Visited_20_Internet_20_Link">
<draw:frame draw:style-name="fr1" draw:name="Image288" text:anchor-type="as-char" svg:width="6.9236in" svg:height="6.9236in" draw:z-index="0">
<draw:image xlink:href="../Images/AРМІЯINFORM/2023-05-07T67-00-00-04-00/12-7-150x150.jpg" xlink:type="simple" xlink:show="embed" xlink:actuate="onLoad" draw:mime-type="image/jpeg"/>
</draw:frame>
</text:a>
</text:p>
      <text:p text:style-name="P4">
<text:a xlink:type="simple" xlink:href="https://armyinform.com.ua/wp-content/uploads/2023/05/13-5.jpg" text:style-name="Internet_20_link" text:visited-style-name="Visited_20_Internet_20_Link">
<draw:frame draw:style-name="fr1" draw:name="Image289" text:anchor-type="as-char" svg:width="6.9236in" svg:height="6.9236in" draw:z-index="0">
<draw:image xlink:href="../Images/AРМІЯINFORM/2023-05-07T67-00-00-04-00/13-5-150x150.jpg" xlink:type="simple" xlink:show="embed" xlink:actuate="onLoad" draw:mime-type="image/jpeg"/>
</draw:frame>
</text:a>
</text:p>
      <text:p text:style-name="P4">
<text:a xlink:type="simple" xlink:href="https://armyinform.com.ua/wp-content/uploads/2023/05/14-4.jpg" text:style-name="Internet_20_link" text:visited-style-name="Visited_20_Internet_20_Link">
<draw:frame draw:style-name="fr1" draw:name="Image290" text:anchor-type="as-char" svg:width="6.9236in" svg:height="6.9236in" draw:z-index="0">
<draw:image xlink:href="../Images/AРМІЯINFORM/2023-05-07T67-00-00-04-00/14-4-150x150.jpg" xlink:type="simple" xlink:show="embed" xlink:actuate="onLoad" draw:mime-type="image/jpeg"/>
</draw:frame>
</text:a>
</text:p>
      <text:p text:style-name="P4">
<text:a xlink:type="simple" xlink:href="https://armyinform.com.ua/wp-content/uploads/2023/05/15-2.jpg" text:style-name="Internet_20_link" text:visited-style-name="Visited_20_Internet_20_Link">
<draw:frame draw:style-name="fr1" draw:name="Image291" text:anchor-type="as-char" svg:width="6.9236in" svg:height="6.9236in" draw:z-index="0">
<draw:image xlink:href="../Images/AРМІЯINFORM/2023-05-07T67-00-00-04-00/15-2-150x150.jpg" xlink:type="simple" xlink:show="embed" xlink:actuate="onLoad" draw:mime-type="image/jpeg"/>
</draw:frame>
</text:a>
</text:p>
      <text:p text:style-name="P4">
<text:a xlink:type="simple" xlink:href="https://armyinform.com.ua/wp-content/uploads/2023/05/17.jpg" text:style-name="Internet_20_link" text:visited-style-name="Visited_20_Internet_20_Link">
<draw:frame draw:style-name="fr1" draw:name="Image292" text:anchor-type="as-char" svg:width="6.9236in" svg:height="6.9236in" draw:z-index="0">
<draw:image xlink:href="../Images/AРМІЯINFORM/2023-05-07T67-00-00-04-00/17-150x150.jpg" xlink:type="simple" xlink:show="embed" xlink:actuate="onLoad" draw:mime-type="image/jpeg"/>
</draw:frame>
</text:a>
- After a successful fire damage by the artillery division, the brigadiog suffered devastating losses. I personally saw its consequences, - says Euen. - The shelters are destroyed, cut by the fragments of the building, and also - "garlands" of the dies on the branches of trees and the remains of the bodies of the invaders in the trenches. On that day, we destroy the whole division of the orkiv - close 150 people. Such achievements are very sophisticated and confident in further actions.</text:p>
      <text:p text:style-name="P4">
Memories and stories about the heroic past are interrupted by the team "To the gun!" The calculation begins to act, all the numbers know what to do. The shells bring to the gun a 43-pound projectile, chargers send it to the barrel, the gunner quotes the gun according to the instructions of the commander and in 3 minutes everything is ready for the shot. The mechanism has been developed to work on automatism. No one makes unnecessary movements. Everything is rationally oriented. The team is heard: "The gun!" And the first shot loudly replicates over the tips of trees. Smoke has not yet dispelled, but the next shell was trunk. A small adjustment of the sight and shot again. The MSTA-B trophy is struck by the accumulation of living force, which again decided to check the strength of the defense of the defenders of Avdiivka.</text:p>
      <text:p text:style-name="P4">
<text:a xlink:type="simple" xlink:href="https://armyinform.com.ua/wp-content/uploads/2023/05/18-2.jpg" text:style-name="Internet_20_link" text:visited-style-name="Visited_20_Internet_20_Link">
!(Images/AРМІЯINFORM/2023-05-07T67-00-00-04-00/18-2-150x150.jpg)</text:a>
</text:p>
      <text:p text:style-name="P4">
<text:a xlink:type="simple" xlink:href="https://armyinform.com.ua/wp-content/uploads/2023/05/19-1.jpg" text:style-name="Internet_20_link" text:visited-style-name="Visited_20_Internet_20_Link">
<draw:frame draw:style-name="fr1" draw:name="Image293" text:anchor-type="as-char" svg:width="6.9236in" svg:height="6.9236in" draw:z-index="0">
<draw:image xlink:href="../Images/AРМІЯINFORM/2023-05-07T67-00-00-04-00/19-1-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294" text:anchor-type="as-char" svg:width="6.9236in" svg:height="6.9236in" draw:z-index="0">
<draw:image xlink:href="../Images/AРМІЯINFORM/2023-05-07T67-00-00-04-00/20-1-150x150.jpg" xlink:type="simple" xlink:show="embed" xlink:actuate="onLoad" draw:mime-type="image/jpeg"/>
</draw:frame>
</text:a>
</text:p>
      <text:p text:style-name="P4">
<text:a xlink:type="simple" xlink:href="https://armyinform.com.ua/wp-content/uploads/2023/05/21.jpg" text:style-name="Internet_20_link" text:visited-style-name="Visited_20_Internet_20_Link">
<draw:frame draw:style-name="fr1" draw:name="Image295" text:anchor-type="as-char" svg:width="6.9236in" svg:height="6.9236in" draw:z-index="0">
<draw:image xlink:href="../Images/AРМІЯINFORM/2023-05-07T67-00-00-04-00/21-150x150.jpg" xlink:type="simple" xlink:show="embed" xlink:actuate="onLoad" draw:mime-type="image/jpeg"/>
</draw:frame>
</text:a>
</text:p>
      <text:p text:style-name="P4">
<text:a xlink:type="simple" xlink:href="https://armyinform.com.ua/wp-content/uploads/2023/05/23.jpg" text:style-name="Internet_20_link" text:visited-style-name="Visited_20_Internet_20_Link">
<draw:frame draw:style-name="fr1" draw:name="Image296" text:anchor-type="as-char" svg:width="6.9236in" svg:height="6.9236in" draw:z-index="0">
<draw:image xlink:href="../Images/AРМІЯINFORM/2023-05-07T67-00-00-04-00/23-150x150.jpg" xlink:type="simple" xlink:show="embed" xlink:actuate="onLoad" draw:mime-type="image/jpeg"/>
</draw:frame>
</text:a>
</text:p>
      <text:p text:style-name="P4">
<text:a xlink:type="simple" xlink:href="https://armyinform.com.ua/wp-content/uploads/2023/05/25.jpg" text:style-name="Internet_20_link" text:visited-style-name="Visited_20_Internet_20_Link">
<draw:frame draw:style-name="fr1" draw:name="Image297" text:anchor-type="as-char" svg:width="6.9236in" svg:height="6.9236in" draw:z-index="0">
<draw:image xlink:href="../Images/AРМІЯINFORM/2023-05-07T67-00-00-04-00/25-150x150.jpg" xlink:type="simple" xlink:show="embed" xlink:actuate="onLoad" draw:mime-type="image/jpeg"/>
</draw:frame>
</text:a>
</text:p>
      <text:p text:style-name="P4">
<text:a xlink:type="simple" xlink:href="https://armyinform.com.ua/wp-content/uploads/2023/05/26.jpg" text:style-name="Internet_20_link" text:visited-style-name="Visited_20_Internet_20_Link">
<draw:frame draw:style-name="fr1" draw:name="Image298" text:anchor-type="as-char" svg:width="6.9236in" svg:height="6.9236in" draw:z-index="0">
<draw:image xlink:href="../Images/AРМІЯINFORM/2023-05-07T67-00-00-04-00/26-150x150.jpg" xlink:type="simple" xlink:show="embed" xlink:actuate="onLoad" draw:mime-type="image/jpeg"/>
</draw:frame>
</text:a>
</text:p>
      <text:p text:style-name="P4">
<text:a xlink:type="simple" xlink:href="https://armyinform.com.ua/wp-content/uploads/2023/05/27.jpg" text:style-name="Internet_20_link" text:visited-style-name="Visited_20_Internet_20_Link">
<draw:frame draw:style-name="fr1" draw:name="Image299" text:anchor-type="as-char" svg:width="6.9236in" svg:height="6.9236in" draw:z-index="0">
<draw:image xlink:href="../Images/AРМІЯINFORM/2023-05-07T67-00-00-04-00/27-150x150.jpg" xlink:type="simple" xlink:show="embed" xlink:actuate="onLoad" draw:mime-type="image/jpeg"/>
</draw:frame>
</text:a>
</text:p>
      <text:p text:style-name="P4">
<text:span text:style-name="T5">
Photo author</text:span>
</text:p>
      <text:p text:style-name="P4">
News Source: <text:a xlink:type="simple" xlink:href="https://armyinform.com.ua/2023/05/07/trofejna-msta-b-shhodnya-nyshhyt-voroga-na-avdiyivskomu-napryamku-reportazh-iz-peredovoyi/" text:style-name="Internet_20_link" text:visited-style-name="Visited_20_Internet_20_Link">
https://armyinform.com.ua/2023/05/07/trofejna-msta-b-shhodnya-nyshhyt-voroga-na-avdiyivskomu-napryamku-reportazh-iz-peredovoyi/</text:a>
</text:p>
      <!--NEWS-->
      <text:h text:style-name="P10" text:outline-level="1">
<text:span text:style-name="T4">
During the day, rescuers went to eliminate the consequences of enemy shelling almost 200 times</text:span>
</text:h>
      <text:p text:style-name="P4">
Author: ['АРМІЯINFORM']</text:p>
      <text:p text:style-name="P4">
Time: 2023-05-07T68:00:00-04:00</text:p>
      <text:p text:style-name="P4">
Description: The last time, 6 injuries, the holding of the Udzvichah’s sovereign of Ukraine ... the war with Ukraine 2022, the war with Ukraine is the latest news today, the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0" text:anchor-type="as-char" svg:width="6.9236in" svg:height="4.635046in" draw:z-index="0">
<draw:image xlink:href="../Images/AРМІЯINFORM/2023-05-07T68-00-00-04-00/pozhezha-1.jpg" xlink:type="simple" xlink:show="embed" xlink:actuate="onLoad" draw:mime-type="image/jpeg"/>
</draw:frame>
Illustrative photo</text:p>
      <text:p text:style-name="P4">
During the last day, <text:span text:style-name="T4">
 May 6, </text:span>
 Divisions of the Civil Service of Ukraine of Uncertain Situations <text:span text:style-name="T4">
 170 departures </text:span>
 to eliminate the consequences of the occupants of settlements and infrastructure. 4 fires were eliminated. 222 persons were provided psychological assistance.</text:p>
      <text:p text:style-name="P4">
This is stated in <text:a xlink:type="simple" xlink:href="https://dsns.gov.ua/uk/news/nadzvicaini-podiyi/operativna-informaciia-dsns-shhodo-naslidkiv-vedennia-boiovix-dii-rosiiskoiu-federacijeiu-149" text:style-name="Internet_20_link" text:visited-style-name="Visited_20_Internet_20_Link">
message</text:a>
SES of Ukraine.</text:p>
      <text:p text:style-name="P4">
Since the beginning of the large -scale aggression of Russia, the units of the SES of Ukraine made 93 124 departures for the elimination of the consequences of shelling, 14,436 fires were eliminated, 4035 persons were rescued, 213 163 were provided psychological assistance.</text:p>
      <text:p text:style-name="P4">
News Source: <text:a xlink:type="simple" xlink:href="https://armyinform.com.ua/2023/05/07/za-dobu-ryatuvalnyky-majzhe-200-raziv-vyyizhdzhaly-na-likvidacziyu-naslidkiv-vorozhyh-obstriliv-2/" text:style-name="Internet_20_link" text:visited-style-name="Visited_20_Internet_20_Link">
https://armyinform.com.ua/2023/05/07/za-dobu-ryatuvalnyky-majzhe-200-raziv-vyyizhdzhaly-na-likvidacziyu-naslidkiv-vorozhyh-obstriliv-2/</text:a>
</text:p>
      <!--NEWS-->
      <text:h text:style-name="P10" text:outline-level="1">
<text:span text:style-name="T4">
We are not observed in Bakhmut - Sergey Cherevaty</text:span>
</text:h>
      <text:p text:style-name="P4">
Author: ['Євгеній Романов']</text:p>
      <text:p text:style-name="P4">
Time: 2023-05-07T69:00:00-04:00</text:p>
      <text:p text:style-name="P4">
Description: Nymanzi “Wagner” to get to the click of Mosto Bakhmut, Zelava Percopartic about the deput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text:p>
      <text:p text:style-name="P4">
Category: News</text:p>
      <!--METADATA-->
      <text:p text:style-name="P4">
<draw:frame draw:style-name="fr1" draw:name="Image301" text:anchor-type="as-char" svg:width="6.9236in" svg:height="4.32725in" draw:z-index="0">
<draw:image xlink:href="../Images/AРМІЯINFORM/2023-05-07T69-00-00-04-00/cherevatyj-bahmut-2.jpg" xlink:type="simple" xlink:show="embed" xlink:actuate="onLoad" draw:mime-type="image/jpeg"/>
</draw:frame>
Colonel Sergei Cherevaty. Collage Armyinform</text:p>
      <text:p text:style-name="P4">
Wagner's mercenaries are still trying to capture the city of Bakhmut, the statement of the Prozamine of the Wagnerians on the Kadyrivs in this direction has no confirmation in this direction. Colonel Sergiyerievaty reported on live on the live broadcast of the "Unified News" Televarachone "Unified News".</text:p>
      <text:p text:style-name="P4">
Sergei Cherevaty also denied the thesis spreading the enemy about the alleged "projectile famine" - the firing of Bakhmut, despite the statements of the invaders about the absence of bottles, they do not stop.</text:p>
      <ul>
        <li>
As we can see, 350 shellings, well, it is probably difficult to talk about a projectile famine. From what I saw in public space, on their publications, only today they exchanged such proposals today(Prigogine and Cadyriv. - Ed.)That one is ready to hand over, and this is to go. No, they are not yet in positions - the Wagnerivtsi actions are conducted, - said Sergey Cherevaty.</li>
      </ul>
      <text:p text:style-name="P4">
News Source: <text:a xlink:type="simple" xlink:href="https://armyinform.com.ua/2023/05/07/zagoniv-kadyrivcziv-my-ne-sposterigayemo-v-bahmuti-sergij-cherevatyj/" text:style-name="Internet_20_link" text:visited-style-name="Visited_20_Internet_20_Link">
https://armyinform.com.ua/2023/05/07/zagoniv-kadyrivcziv-my-ne-sposterigayemo-v-bahmuti-sergij-cherevatyj/</text:a>
</text:p>
      <!--NEWS-->
      <text:h text:style-name="P10" text:outline-level="1">
<text:span text:style-name="T4">
Last day Russian troops fired at 127 settlements of Ukraine</text:span>
</text:h>
      <text:p text:style-name="P4">
Author: ['АРМІЯINFORM']</text:p>
      <text:p text:style-name="P4">
Time: 2023-05-07T70: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384485067910401564_y.jpg" text:style-name="Internet_20_link" text:visited-style-name="Visited_20_Internet_20_Link">
photo_5384485067910401564_y.jpg</text:a>
']</text:p>
      <text:p text:style-name="P4">
Tags: ['MILITARY MEDIA CENTER', 'STOPRUSSIA', 'АГРЕСІЯ РФ', 'ВІЙНА', 'ВТОРГНЕННЯ РФ', 'НАСЛІДКИ ВОРОЖИХ ОБСТРІЛІВ']</text:p>
      <text:p text:style-name="P4">
Category: News</text:p>
      <!--METADATA-->
      <text:p text:style-name="P4">
<draw:frame draw:style-name="fr1" draw:name="Image302" text:anchor-type="as-char" svg:width="6.9236in" svg:height="5.027196in" draw:z-index="0">
<draw:image xlink:href="../Images/AРМІЯINFORM/2023-05-07T70-00-00-04-00/photo_5384485067910401564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legram <text:a xlink:type="simple" xlink:href="https://t.me/militarymediacenter/1876" text:style-name="Internet_20_link" text:visited-style-name="Visited_20_Internet_20_Link">
informs</text:a>
MilitaryMedia Center.</text:p>
      <text:p text:style-name="P4">
The report says shelling was made from different types of weapons(mortars, tanks, artillery, RSZV, SCR, UAV, tactical aviation).</text:p>
      <text:p text:style-name="P4">
«Здійснено обстріли 127 населених пунктів, підтверджено ураження 118 об’єктівінфраструктури», — повідомляє Military Media Center.</text:p>
      <text:p text:style-name="P4">
Є загиблі та поранені серед цивільного населення, кількість жертв уточнюється.</text:p>
      <text:p text:style-name="P4">
News Source: <text:a xlink:type="simple" xlink:href="https://armyinform.com.ua/2023/05/07/mynuloyi-doby-rosijski-vijska-obstrilyaly-127-naselenyh-punktiv-ukrayiny/" text:style-name="Internet_20_link" text:visited-style-name="Visited_20_Internet_20_Link">
https://armyinform.com.ua/2023/05/07/mynuloyi-doby-rosijski-vijska-obstrilyaly-127-naselenyh-punktiv-ukrayiny/</text:a>
</text:p>
      <!--NEWS-->
      <text:h text:style-name="P10" text:outline-level="1">
<text:span text:style-name="T4">
Sumy region army organized a board game festival</text:span>
</text:h>
      <text:p text:style-name="P4">
Author: ['Ігор Березинський']</text:p>
      <text:p text:style-name="P4">
Time: 2023-05-07T71:00:00-04:00</text:p>
      <text:p text:style-name="P4">
Description: At the base of the same Skili Vіskovsky regional regional TCC TAN SPIL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01-1.jpeg" text:style-name="Internet_20_link" text:visited-style-name="Visited_20_Internet_20_Link">
01-1.jpeg</text:a>
', '<text:a xlink:type="simple" xlink:href="https://armyinform.com.ua/wp-content/uploads/2023/05/02-2-150x150.jpeg" text:style-name="Internet_20_link" text:visited-style-name="Visited_20_Internet_20_Link">
02-2-150x150.jpeg</text:a>
', '<text:a xlink:type="simple" xlink:href="https://armyinform.com.ua/wp-content/uploads/2023/05/03-2-150x150.jpeg" text:style-name="Internet_20_link" text:visited-style-name="Visited_20_Internet_20_Link">
03-2-150x150.jpeg</text:a>
', '<text:a xlink:type="simple" xlink:href="https://armyinform.com.ua/wp-content/uploads/2023/05/04-1-150x150.jpeg" text:style-name="Internet_20_link" text:visited-style-name="Visited_20_Internet_20_Link">
04-1-150x150.jpeg</text:a>
', '<text:a xlink:type="simple" xlink:href="https://armyinform.com.ua/wp-content/uploads/2023/05/05-1-150x150.jpeg" text:style-name="Internet_20_link" text:visited-style-name="Visited_20_Internet_20_Link">
05-1-150x150.jpeg</text:a>
', '<text:a xlink:type="simple" xlink:href="https://armyinform.com.ua/wp-content/uploads/2023/05/06-1-150x150.jpeg" text:style-name="Internet_20_link" text:visited-style-name="Visited_20_Internet_20_Link">
06-1-150x150.jpeg</text:a>
', '<text:a xlink:type="simple" xlink:href="https://armyinform.com.ua/wp-content/uploads/2023/05/07-1-150x150.jpeg" text:style-name="Internet_20_link" text:visited-style-name="Visited_20_Internet_20_Link">
07-1-150x150.jpeg</text:a>
', '<text:a xlink:type="simple" xlink:href="https://armyinform.com.ua/wp-content/uploads/2023/05/08-150x150.jpeg" text:style-name="Internet_20_link" text:visited-style-name="Visited_20_Internet_20_Link">
08-150x150.jpeg</text:a>
', '<text:a xlink:type="simple" xlink:href="https://armyinform.com.ua/wp-content/uploads/2023/05/09-150x150.jpeg" text:style-name="Internet_20_link" text:visited-style-name="Visited_20_Internet_20_Link">
09-150x150.jpeg</text:a>
']</text:p>
      <text:p text:style-name="P4">
Tags: ['ЛЕБЕДИН', 'СУМЩИНА', 'ТЦК ТА СП', 'ШКОЛИ']</text:p>
      <text:p text:style-name="P4">
Category: News</text:p>
      <!--METADATA-->
      <text:p text:style-name="P4">
<draw:frame draw:style-name="fr1" draw:name="Image303" text:anchor-type="as-char" svg:width="6.9236in" svg:height="5.1927in" draw:z-index="0">
<draw:image xlink:href="../Images/AРМІЯINFORM/2023-05-07T71-00-00-04-00/01-1.jpeg" xlink:type="simple" xlink:show="embed" xlink:actuate="onLoad" draw:mime-type="image/jpeg"/>
</draw:frame>
On the basis of one of the Lebedinsky schools, the military of the Sumy Regional Criminal Code and in the Sumy and Sports Administration of Sumy Ova organized a tournament of noble games. He was involved in students, teachers and volunteers. Supreme classes were introduced to the students of the Kapitan Sonar's team play, which is analogous to the maritime battle and provides a game in the composition, which includes the captain, senior assistant, and intelligence.</text:p>
      <text:p text:style-name="P4">
<text:a xlink:type="simple" xlink:href="https://armyinform.com.ua/wp-content/uploads/2023/05/02-2.jpeg" text:style-name="Internet_20_link" text:visited-style-name="Visited_20_Internet_20_Link">
!(Images/AРМІЯINFORM/2023-05-07T71-00-00-04-00/02-2-150x150.jpeg)</text:a>
</text:p>
      <text:p text:style-name="P4">
<text:a xlink:type="simple" xlink:href="https://armyinform.com.ua/wp-content/uploads/2023/05/03-2.jpeg" text:style-name="Internet_20_link" text:visited-style-name="Visited_20_Internet_20_Link">
<draw:frame draw:style-name="fr1" draw:name="Image304" text:anchor-type="as-char" svg:width="6.9236in" svg:height="6.9236in" draw:z-index="0">
<draw:image xlink:href="../Images/AРМІЯINFORM/2023-05-07T71-00-00-04-00/03-2-150x150.jpeg" xlink:type="simple" xlink:show="embed" xlink:actuate="onLoad" draw:mime-type="image/jpeg"/>
</draw:frame>
</text:a>
</text:p>
      <text:p text:style-name="P4">
<text:a xlink:type="simple" xlink:href="https://armyinform.com.ua/wp-content/uploads/2023/05/04-1.jpeg" text:style-name="Internet_20_link" text:visited-style-name="Visited_20_Internet_20_Link">
<draw:frame draw:style-name="fr1" draw:name="Image305" text:anchor-type="as-char" svg:width="6.9236in" svg:height="6.9236in" draw:z-index="0">
<draw:image xlink:href="../Images/AРМІЯINFORM/2023-05-07T71-00-00-04-00/04-1-150x150.jpeg" xlink:type="simple" xlink:show="embed" xlink:actuate="onLoad" draw:mime-type="image/jpeg"/>
</draw:frame>
</text:a>
</text:p>
      <text:p text:style-name="P4">
<text:a xlink:type="simple" xlink:href="https://armyinform.com.ua/wp-content/uploads/2023/05/05-1.jpeg" text:style-name="Internet_20_link" text:visited-style-name="Visited_20_Internet_20_Link">
<draw:frame draw:style-name="fr1" draw:name="Image306" text:anchor-type="as-char" svg:width="6.9236in" svg:height="6.9236in" draw:z-index="0">
<draw:image xlink:href="../Images/AРМІЯINFORM/2023-05-07T71-00-00-04-00/05-1-150x150.jpeg" xlink:type="simple" xlink:show="embed" xlink:actuate="onLoad" draw:mime-type="image/jpeg"/>
</draw:frame>
</text:a>
- Thanks to this game, we show children that the profession of military is not a license and dismantling of weapons. In this way, we want to emphasize the role of the commander, the senior assistant, the intelligence officer, etc. However, the general purpose is to convey the youth that working in the team is similar to the common work in the combat unit. We also showed the participants of the weapons festival the basics of shooting from it, - said the head of the press service of Sumy regional shopping center and JV Major Alexander Bondarenko.</text:p>
      <text:p text:style-name="P4">
<text:a xlink:type="simple" xlink:href="https://armyinform.com.ua/wp-content/uploads/2023/05/06-1.jpeg" text:style-name="Internet_20_link" text:visited-style-name="Visited_20_Internet_20_Link">
!(Images/AРМІЯINFORM/2023-05-07T71-00-00-04-00/06-1-150x150.jpeg)</text:a>
</text:p>
      <text:p text:style-name="P4">
<text:a xlink:type="simple" xlink:href="https://armyinform.com.ua/wp-content/uploads/2023/05/07-1.jpeg" text:style-name="Internet_20_link" text:visited-style-name="Visited_20_Internet_20_Link">
<draw:frame draw:style-name="fr1" draw:name="Image307" text:anchor-type="as-char" svg:width="6.9236in" svg:height="6.9236in" draw:z-index="0">
<draw:image xlink:href="../Images/AРМІЯINFORM/2023-05-07T71-00-00-04-00/07-1-150x150.jpeg" xlink:type="simple" xlink:show="embed" xlink:actuate="onLoad" draw:mime-type="image/jpeg"/>
</draw:frame>
</text:a>
</text:p>
      <text:p text:style-name="P4">
<text:a xlink:type="simple" xlink:href="https://armyinform.com.ua/wp-content/uploads/2023/05/08.jpeg" text:style-name="Internet_20_link" text:visited-style-name="Visited_20_Internet_20_Link">
<draw:frame draw:style-name="fr1" draw:name="Image308" text:anchor-type="as-char" svg:width="6.9236in" svg:height="6.9236in" draw:z-index="0">
<draw:image xlink:href="../Images/AРМІЯINFORM/2023-05-07T71-00-00-04-00/08-150x150.jpeg" xlink:type="simple" xlink:show="embed" xlink:actuate="onLoad" draw:mime-type="image/jpeg"/>
</draw:frame>
</text:a>
</text:p>
      <text:p text:style-name="P4">
<text:a xlink:type="simple" xlink:href="https://armyinform.com.ua/wp-content/uploads/2023/05/09.jpeg" text:style-name="Internet_20_link" text:visited-style-name="Visited_20_Internet_20_Link">
<draw:frame draw:style-name="fr1" draw:name="Image309" text:anchor-type="as-char" svg:width="6.9236in" svg:height="6.9236in" draw:z-index="0">
<draw:image xlink:href="../Images/AРМІЯINFORM/2023-05-07T71-00-00-04-00/09-150x150.jpeg" xlink:type="simple" xlink:show="embed" xlink:actuate="onLoad" draw:mime-type="image/jpeg"/>
</draw:frame>
</text:a>
According to Oleksandr Bondarenko, a first -end event was made today to create a platform for reintegration of veterans, because, most of all, it is a very good tool for giving the military, especially when the war is ongoing.</text:p>
      <text:p text:style-name="P4">
<text:span text:style-name="T5">
Foto Alexander Bondarenko</text:span>
</text:p>
      <text:p text:style-name="P4">
News Source: <text:a xlink:type="simple" xlink:href="https://armyinform.com.ua/2023/05/07/armijczi-sumshhyny-organizuvaly-festyval-nastilnyh-igor/" text:style-name="Internet_20_link" text:visited-style-name="Visited_20_Internet_20_Link">
https://armyinform.com.ua/2023/05/07/armijczi-sumshhyny-organizuvaly-festyval-nastilnyh-igor/</text:a>
</text:p>
      <!--NEWS-->
      <text:h text:style-name="P10" text:outline-level="1">
<text:span text:style-name="T4">
What military equipment is needed for Ukraine for counter -offensive?</text:span>
</text:h>
      <text:p text:style-name="P4">
Author: ['АРМІЯINFORM']</text:p>
      <text:p text:style-name="P4">
Time: 2023-05-07T72:00:00-04:00</text:p>
      <text:p text:style-name="P4">
Description: The Department of Viexkovo-Technical Polikikh, the socket of Ozbrinnya Tiezovkoe Techni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zbroya-dlya-nastupu.jpg" text:style-name="Internet_20_link" text:visited-style-name="Visited_20_Internet_20_Link">
zbroya-dlya-nastupu.jpg</text:a>
']</text:p>
      <text:p text:style-name="P4">
Tags: ['F-16', 'STOPRUSSIA', 'АГРЕСІЯ РФ', 'ВІЙСЬКОВА ТЕХНІКА', 'ВТОРГНЕННЯ РФ', 'МІНІСТЕРСТВО ОБОРОНИ УКРАЇНИ', 'ОВТ', 'ОЗБРОЄННЯ', 'ППО', 'РЕБ', 'РСЗВ']</text:p>
      <text:p text:style-name="P4">
Category: News</text:p>
      <!--METADATA-->
      <text:p text:style-name="P4">
<draw:frame draw:style-name="fr1" draw:name="Image310" text:anchor-type="as-char" svg:width="6.9236in" svg:height="4.32725in" draw:z-index="0">
<draw:image xlink:href="../Images/AРМІЯINFORM/2023-05-07T72-00-00-04-00/zbroya-dlya-nastupu.jpg" xlink:type="simple" xlink:show="embed" xlink:actuate="onLoad" draw:mime-type="image/jpeg"/>
</draw:frame>
Weapons for the offensive. Collage Armyinform</text:p>
      <text:p text:style-name="P4">
The Department of Military-Technical Policy, the Development of Weapons and Military Engineering of the Ministry of Defense of Ukraine told what military equipment needed Ukraine for counter-offensive and at this stage of hostilities.</text:p>
      <text:p text:style-name="P4">
First of all, representatives of the Ministry of Defense noted that providing the needs of armed forces of Ukraine and other military formations of the state is carried out by <text:span text:style-name="T4">
 purchase </text:span>
 weapons, military and special equipment, camp rockets(abbreviated - weapons and military equipment, OVT)Domestic producers and <text:span text:style-name="T4">
 imports. </text:span>
 The share of the required OWT is now provided from partner countries as part of international technical assistance.</text:p>
      <text:p text:style-name="P4">
The Ministry of Defense Department explains that requests for such assistance are entered by the information and communication system <text:span text:style-name="T4">
 "CAVIA", </text:span>
 which allows partner countries to promptly receive information on the needs of the Defense Forces of Ukraine.</text:p>
      <text:p text:style-name="P4">
Korovay is a software product of electronic cooperation with partner states and international military assistance coordination.</text:p>
      <text:p text:style-name="P4">
According to the Department of Military and Technical Policy, the development of weapons and MOU military equipment, there is currently in the Armed Forces of Ukraine, there is a need to hold from partner countries as international technical assistance of a number of sales. The list includes, in particular:</text:p>
      <ul>
        <li>
          <text:p text:style-name="P4">
aircraft-multi-purpose F-16 planes, assaults of type A-10 Thunderbolt; * air defense systems:</text:p>
        </li>
        <li>
          <text:p text:style-name="P4">
long range of Patriot, SAMP/T, HAWK; - Medium-range Nasams, Iris-T, Crotale, Aspide; - Near radius of the type Gepard, Avenger, Manpads;</text:p>
        </li>
        <li>
          <text:p text:style-name="P4">
missiles for critical AMRAAM, AIM-9m air defense systems; * radar systems for AV type An/MPQ-64 Sentinel; * M142 Himars, M270 and ammunition reactive systems; * Portable anti -aircraft missile systems Stinger, Piorun and missiles; * Javelin, Tow and missiles to them; * 155 mm, 122 mm, 105 mm and ammunition artillery systems; * mortars 120 mm, 82 mm, 60 mm and ammunition to them: * Co-37, Cobra, Artthur counter-battery radars.</text:p>
        </li>
      </ul>
      <text:p text:style-name="P4">
In addition, according to the Department of Military-Technical Policy, Development of Arrangement and Military Equipment of MOU, the urgent needs of the Armed Forces include:<text:span text:style-name="T5">
 Prepared Alexander Kozubenko</text:span>
</text:p>
      <text:p text:style-name="P4">
News Source: <text:a xlink:type="simple" xlink:href="https://armyinform.com.ua/2023/05/07/yaka-vijskova-tehnika-potribna-ukrayini-dlya-kontrnastupu/" text:style-name="Internet_20_link" text:visited-style-name="Visited_20_Internet_20_Link">
https://armyinform.com.ua/2023/05/07/yaka-vijskova-tehnika-potribna-ukrayini-dlya-kontrnastupu/</text:a>
</text:p>
      <!--NEWS-->
      <text:h text:style-name="P10" text:outline-level="1">
<text:span text:style-name="T4">
During the day of the Pyrotechnics of the SES, more than 100 explosive items were disposed of</text:span>
</text:h>
      <text:p text:style-name="P4">
Author: ['АРМІЯINFORM']</text:p>
      <text:p text:style-name="P4">
Time: 2023-05-07T73:00:00-04:00</text:p>
      <text:p text:style-name="P4">
Description: Lent out, 6 injuries, pirotechnicly, the holding of Ukrainian services ... War with Ukraine 2022, war with Ukraine Latest news today,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345609089_977588406604973_1180973340099281295_n.jpg" text:style-name="Internet_20_link" text:visited-style-name="Visited_20_Internet_20_Link">
345609089_977588406604973_1180973340099281295_n.jpg</text:a>
']</text:p>
      <text:p text:style-name="P4">
Tags: ['STOPRUSSIA', 'АГРЕСІЯ РФ', 'ВІЙНА', 'ВТОРГНЕННЯ РФ', 'ДСНС УКРАЇНИ', 'РОЗМІНУВАННЯ']</text:p>
      <text:p text:style-name="P4">
Category: News</text:p>
      <!--METADATA-->
      <text:p text:style-name="P4">
<draw:frame draw:style-name="fr1" draw:name="Image311" text:anchor-type="as-char" svg:width="6.9236in" svg:height="4.619339in" draw:z-index="0">
<draw:image xlink:href="../Images/AРМІЯINFORM/2023-05-07T73-00-00-04-00/nebezpechno-miny.jpg" xlink:type="simple" xlink:show="embed" xlink:actuate="onLoad" draw:mime-type="image/jpeg"/>
</draw:frame>
"Dangerously. Mines. " Illustrative photo</text:p>
      <text:p text:style-name="P4">
During the last day, <text:span text:style-name="T4">
 May 6 </text:span>
, pyrotechnic units of the State Emergency Service Service <text:span text:style-name="T4">
 133 times </text:span>
 were involved in the implementation of the tasks.</text:p>
      <text:p text:style-name="P4">
About it _ <text:a xlink:type="simple" xlink:href="https://dsns.gov.ua/uk/news/nadzvicaini-podiyi/operativna-informaciia-shhodo-roboti-pirotexnicnix-pidrozdiliv-dsns-ukrayini-44" text:style-name="Internet_20_link" text:visited-style-name="Visited_20_Internet_20_Link">
reports</text:a>
_ SES of Ukraine.</text:p>
      <text:p text:style-name="P4">
Pyrotechnical units found, seized and disposed of <text:span text:style-name="T4">
 402 </text:span>
<text:span text:style-name="T4">
 explosive </text:span>
 <text:span text:style-name="T4">
 items.(cleared)The area of the area </text:span>
 67 hectares **.</text:p>
      <text:p text:style-name="P4">
Most often pyrotechnic units worked: in Kharkiv region 17 687 times, Kyiv region - 7626, Donetsk region - 5124, Mykolaiv region - 4807, Kherson region - 4644, Chernihiv region - 4580, Sumy - 1958, Cherkasy region - 1093.</text:p>
      <text:p text:style-name="P4">
Reference: 356 791 units have been disposed of since the beginning of large -scale aggression of the Russian Federation of Ukraine. Explosive objects and 2891 kg of explosive, including 2219 units. aviation bombs. A survey of about 84 576 hectares.</text:p>
      <text:p text:style-name="P4">
A total of 174 thousand square meters remain. km of potentially dangerous territories, measuring 30% of the total area of the state.</text:p>
      <text:p text:style-name="P4">
<draw:frame draw:style-name="fr1" draw:name="Image312" text:anchor-type="as-char" svg:width="6.9236in" svg:height="5.804039in" draw:z-index="0">
<draw:image xlink:href="../Images/AРМІЯINFORM/2023-05-07T73-00-00-04-00/345609089_977588406604973_1180973340099281295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07/za-dobu-pirotehniky-dsns-zneshkodyly-ponad-100-vybuhonebezpechnyh-predmetiv-7/" text:style-name="Internet_20_link" text:visited-style-name="Visited_20_Internet_20_Link">
https://armyinform.com.ua/2023/05/07/za-dobu-pirotehniky-dsns-zneshkodyly-ponad-100-vybuhonebezpechnyh-predmetiv-7/</text:a>
</text:p>
      <!--NEWS-->
      <text:h text:style-name="P10" text:outline-level="1">
<text:span text:style-name="T4">
Office of the Prosecutor General of Ukraine: More than 85 thousand military crimes are documented</text:span>
</text:h>
      <text:p text:style-name="P4">
Author: ['АРМІЯINFORM']</text:p>
      <text:p text:style-name="P4">
Time: 2023-05-07T74: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07052023ua.jpg" text:style-name="Internet_20_link" text:visited-style-name="Visited_20_Internet_20_Link">
warcrime-07052023ua.jpg</text:a>
', '<text:a xlink:type="simple" xlink:href="https://armyinform.com.ua/wp-content/uploads/2023/05/warcrime-07052023en.jpg" text:style-name="Internet_20_link" text:visited-style-name="Visited_20_Internet_20_Link">
warcrime-07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13" text:anchor-type="as-char" svg:width="6.9236in" svg:height="4.448413in" draw:z-index="0">
<draw:image xlink:href="../Images/AРМІЯINFORM/2023-05-07T74-00-00-04-00/warcrime-07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7 </text:span>
 Registered:</text:p>
      <ul>
        <li>
85 205 Military Crimes, * 17 064 Crimes against National Security of Ukraine.</li>
      </ul>
      <text:p text:style-name="P4">
In addition, according to the official data of juvenile prosecutors, <text:span text:style-name="T4">
 1444 children have become </text:span>
 due to aggression of the Russian Federation, including:</text:p>
      <ul>
        <li>
480 - children were killed, * 96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14" text:anchor-type="as-char" svg:width="6.9236in" svg:height="4.448413in" draw:z-index="0">
<draw:image xlink:href="../Images/AРМІЯINFORM/2023-05-07T74-00-00-04-00/warcrime-07052023en.jpg" xlink:type="simple" xlink:show="embed" xlink:actuate="onLoad" draw:mime-type="image/jpeg"/>
</draw:frame>
</text:p>
      <text:p text:style-name="P4">
News Source: <text:a xlink:type="simple" xlink:href="https://armyinform.com.ua/2023/05/07/ofis-genprokurora-ukrayiny-zadokumentovano-ponad-85-tysyachi-voyennyh-zlochyniv/" text:style-name="Internet_20_link" text:visited-style-name="Visited_20_Internet_20_Link">
https://armyinform.com.ua/2023/05/07/ofis-genprokurora-ukrayiny-zadokumentovano-ponad-85-tysyachi-voyennyh-zlochyniv/</text:a>
</text:p>
      <!--NEWS-->
      <text:h text:style-name="P10" text:outline-level="1">
<text:span text:style-name="T4">
The enemy will definitely not be able to take peace from us - Volodymyr Zelenskyy</text:span>
</text:h>
      <text:p text:style-name="P4">
Author: ['АРМІЯINFORM']</text:p>
      <text:p text:style-name="P4">
Time: 2023-05-07T75:00:00-04:00</text:p>
      <text:p text:style-name="P4">
Description: About the President of Ukraine Volodymyr Zelensky, having written in his telegram-chann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1-31-150x150.jpg" text:style-name="Internet_20_link" text:visited-style-name="Visited_20_Internet_20_Link">
1-31-150x150.jpg</text:a>
', '<text:a xlink:type="simple" xlink:href="https://armyinform.com.ua/wp-content/uploads/2023/05/2-30-150x150.jpg" text:style-name="Internet_20_link" text:visited-style-name="Visited_20_Internet_20_Link">
2-30-150x150.jpg</text:a>
', '<text:a xlink:type="simple" xlink:href="https://armyinform.com.ua/wp-content/uploads/2023/05/3-31-150x150.jpg" text:style-name="Internet_20_link" text:visited-style-name="Visited_20_Internet_20_Link">
3-31-150x150.jpg</text:a>
', '<text:a xlink:type="simple" xlink:href="https://armyinform.com.ua/wp-content/uploads/2023/05/4-29-150x150.jpg" text:style-name="Internet_20_link" text:visited-style-name="Visited_20_Internet_20_Link">
4-29-150x150.jpg</text:a>
', '<text:a xlink:type="simple" xlink:href="https://armyinform.com.ua/wp-content/uploads/2023/05/5-19-150x150.jpg" text:style-name="Internet_20_link" text:visited-style-name="Visited_20_Internet_20_Link">
5-19-150x150.jpg</text:a>
', '<text:a xlink:type="simple" xlink:href="https://armyinform.com.ua/wp-content/uploads/2023/05/6-16-150x150.jpg" text:style-name="Internet_20_link" text:visited-style-name="Visited_20_Internet_20_Link">
6-16-150x150.jpg</text:a>
', '<text:a xlink:type="simple" xlink:href="https://armyinform.com.ua/wp-content/uploads/2023/05/7-12-150x150.jpg" text:style-name="Internet_20_link" text:visited-style-name="Visited_20_Internet_20_Link">
7-12-150x150.jpg</text:a>
', '<text:a xlink:type="simple" xlink:href="https://armyinform.com.ua/wp-content/uploads/2023/05/8-9-150x150.jpg" text:style-name="Internet_20_link" text:visited-style-name="Visited_20_Internet_20_Link">
8-9-150x150.jpg</text:a>
', '<text:a xlink:type="simple" xlink:href="https://armyinform.com.ua/wp-content/uploads/2023/05/9-10-150x150.jpg" text:style-name="Internet_20_link" text:visited-style-name="Visited_20_Internet_20_Link">
9-10-150x150.jpg</text:a>
', '<text:a xlink:type="simple" xlink:href="https://armyinform.com.ua/wp-content/uploads/2023/05/10-12-150x150.jpg" text:style-name="Internet_20_link" text:visited-style-name="Visited_20_Internet_20_Link">
10-12-150x150.jpg</text:a>
']</text:p>
      <text:p text:style-name="P4">
Tags: ['STOPRUSSIA', 'АГРЕСІЯ РФ', 'ВОЛОДИМИР ЗЕЛЕНСЬКИЙ', 'ВТОРГНЕННЯ РФ', 'ПРЕЗИДЕНТ УКРАЇНИ', 'ФОТОГРАФІЇ']</text:p>
      <text:p text:style-name="P4">
Category: News</text:p>
      <!--METADATA-->
      <text:p text:style-name="P4">
<text:a xlink:type="simple" xlink:href="https://armyinform.com.ua/wp-content/uploads/2023/05/1-31.jpg" text:style-name="Internet_20_link" text:visited-style-name="Visited_20_Internet_20_Link">
<draw:frame draw:style-name="fr1" draw:name="Image315" text:anchor-type="as-char" svg:width="6.9236in" svg:height="6.9236in" draw:z-index="0">
<draw:image xlink:href="../Images/AРМІЯINFORM/2023-05-07T75-00-00-04-00/1-31-150x150.jpg" xlink:type="simple" xlink:show="embed" xlink:actuate="onLoad" draw:mime-type="image/jpeg"/>
</draw:frame>
</text:a>
</text:p>
      <text:p text:style-name="P4">
<text:a xlink:type="simple" xlink:href="https://armyinform.com.ua/wp-content/uploads/2023/05/2-30.jpg" text:style-name="Internet_20_link" text:visited-style-name="Visited_20_Internet_20_Link">
<draw:frame draw:style-name="fr1" draw:name="Image316" text:anchor-type="as-char" svg:width="6.9236in" svg:height="6.9236in" draw:z-index="0">
<draw:image xlink:href="../Images/AРМІЯINFORM/2023-05-07T75-00-00-04-00/2-30-150x150.jpg" xlink:type="simple" xlink:show="embed" xlink:actuate="onLoad" draw:mime-type="image/jpeg"/>
</draw:frame>
</text:a>
</text:p>
      <text:p text:style-name="P4">
<text:a xlink:type="simple" xlink:href="https://armyinform.com.ua/wp-content/uploads/2023/05/3-31.jpg" text:style-name="Internet_20_link" text:visited-style-name="Visited_20_Internet_20_Link">
<draw:frame draw:style-name="fr1" draw:name="Image317" text:anchor-type="as-char" svg:width="6.9236in" svg:height="6.9236in" draw:z-index="0">
<draw:image xlink:href="../Images/AРМІЯINFORM/2023-05-07T75-00-00-04-00/3-31-150x150.jpg" xlink:type="simple" xlink:show="embed" xlink:actuate="onLoad" draw:mime-type="image/jpeg"/>
</draw:frame>
</text:a>
</text:p>
      <text:p text:style-name="P4">
<text:a xlink:type="simple" xlink:href="https://armyinform.com.ua/wp-content/uploads/2023/05/4-29.jpg" text:style-name="Internet_20_link" text:visited-style-name="Visited_20_Internet_20_Link">
<draw:frame draw:style-name="fr1" draw:name="Image318" text:anchor-type="as-char" svg:width="6.9236in" svg:height="6.9236in" draw:z-index="0">
<draw:image xlink:href="../Images/AРМІЯINFORM/2023-05-07T75-00-00-04-00/4-29-150x150.jpg" xlink:type="simple" xlink:show="embed" xlink:actuate="onLoad" draw:mime-type="image/jpeg"/>
</draw:frame>
</text:a>
</text:p>
      <text:p text:style-name="P4">
<text:a xlink:type="simple" xlink:href="https://armyinform.com.ua/wp-content/uploads/2023/05/5-19.jpg" text:style-name="Internet_20_link" text:visited-style-name="Visited_20_Internet_20_Link">
<draw:frame draw:style-name="fr1" draw:name="Image319" text:anchor-type="as-char" svg:width="6.9236in" svg:height="6.9236in" draw:z-index="0">
<draw:image xlink:href="../Images/AРМІЯINFORM/2023-05-07T75-00-00-04-00/5-19-150x150.jpg" xlink:type="simple" xlink:show="embed" xlink:actuate="onLoad" draw:mime-type="image/jpeg"/>
</draw:frame>
</text:a>
</text:p>
      <text:p text:style-name="P4">
<text:a xlink:type="simple" xlink:href="https://armyinform.com.ua/wp-content/uploads/2023/05/6-16.jpg" text:style-name="Internet_20_link" text:visited-style-name="Visited_20_Internet_20_Link">
<draw:frame draw:style-name="fr1" draw:name="Image320" text:anchor-type="as-char" svg:width="6.9236in" svg:height="6.9236in" draw:z-index="0">
<draw:image xlink:href="../Images/AРМІЯINFORM/2023-05-07T75-00-00-04-00/6-16-150x150.jpg" xlink:type="simple" xlink:show="embed" xlink:actuate="onLoad" draw:mime-type="image/jpeg"/>
</draw:frame>
</text:a>
</text:p>
      <text:p text:style-name="P4">
<text:a xlink:type="simple" xlink:href="https://armyinform.com.ua/wp-content/uploads/2023/05/7-12.jpg" text:style-name="Internet_20_link" text:visited-style-name="Visited_20_Internet_20_Link">
<draw:frame draw:style-name="fr1" draw:name="Image321" text:anchor-type="as-char" svg:width="6.9236in" svg:height="6.9236in" draw:z-index="0">
<draw:image xlink:href="../Images/AРМІЯINFORM/2023-05-07T75-00-00-04-00/7-12-150x150.jpg" xlink:type="simple" xlink:show="embed" xlink:actuate="onLoad" draw:mime-type="image/jpeg"/>
</draw:frame>
</text:a>
</text:p>
      <text:p text:style-name="P4">
<text:a xlink:type="simple" xlink:href="https://armyinform.com.ua/wp-content/uploads/2023/05/8-9.jpg" text:style-name="Internet_20_link" text:visited-style-name="Visited_20_Internet_20_Link">
<draw:frame draw:style-name="fr1" draw:name="Image322" text:anchor-type="as-char" svg:width="6.9236in" svg:height="6.9236in" draw:z-index="0">
<draw:image xlink:href="../Images/AРМІЯINFORM/2023-05-07T75-00-00-04-00/8-9-150x150.jpg" xlink:type="simple" xlink:show="embed" xlink:actuate="onLoad" draw:mime-type="image/jpeg"/>
</draw:frame>
</text:a>
</text:p>
      <text:p text:style-name="P4">
<text:a xlink:type="simple" xlink:href="https://armyinform.com.ua/wp-content/uploads/2023/05/9-10.jpg" text:style-name="Internet_20_link" text:visited-style-name="Visited_20_Internet_20_Link">
<draw:frame draw:style-name="fr1" draw:name="Image323" text:anchor-type="as-char" svg:width="6.9236in" svg:height="6.9236in" draw:z-index="0">
<draw:image xlink:href="../Images/AРМІЯINFORM/2023-05-07T75-00-00-04-00/9-10-150x150.jpg" xlink:type="simple" xlink:show="embed" xlink:actuate="onLoad" draw:mime-type="image/jpeg"/>
</draw:frame>
</text:a>
</text:p>
      <text:p text:style-name="P4">
<text:a xlink:type="simple" xlink:href="https://armyinform.com.ua/wp-content/uploads/2023/05/10-12.jpg" text:style-name="Internet_20_link" text:visited-style-name="Visited_20_Internet_20_Link">
<draw:frame draw:style-name="fr1" draw:name="Image324" text:anchor-type="as-char" svg:width="6.9236in" svg:height="6.9236in" draw:z-index="0">
<draw:image xlink:href="../Images/AРМІЯINFORM/2023-05-07T75-00-00-04-00/10-12-150x150.jpg" xlink:type="simple" xlink:show="embed" xlink:actuate="onLoad" draw:mime-type="image/jpeg"/>
</draw:frame>
</text:a>
President of Ukraine Volodymyr Zelenskyy [wrote] about it(https://t.me/V_Zelenskiy_official/6158)In his telegram channel.</text:p>
      <text:p text:style-name="P4">
“The enemy will definitely not be able to take away peace, which is a natural part of Ukrainian character. Peace and desire for will - for our country, for all our regions, cities and communities. We will definitely get, ”the president of Ukraine wrote.</text:p>
      <text:p text:style-name="P4">
News Source: <text:a xlink:type="simple" xlink:href="https://armyinform.com.ua/2023/05/07/vorogu-tochno-ne-vdastsya-vidibraty-v-nas-myr-volodymyr-zelenskyj/" text:style-name="Internet_20_link" text:visited-style-name="Visited_20_Internet_20_Link">
https://armyinform.com.ua/2023/05/07/vorogu-tochno-ne-vdastsya-vidibraty-v-nas-myr-volodymyr-zelenskyj/</text:a>
</text:p>
      <!--NEWS-->
      <text:h text:style-name="P10" text:outline-level="1">
<text:span text:style-name="T4">
Alexander Syrsky visited the east and discussed Bakhmut's defense</text:span>
</text:h>
      <text:p text:style-name="P4">
Author: ['АРМІЯINFORM']</text:p>
      <text:p text:style-name="P4">
Time: 2023-05-07T76:00:00-04:00</text:p>
      <text:p text:style-name="P4">
Description: Commander of the SCIDARY Ugro-WICHECK General Colonel Oleksandr Sirskoy Vchor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32.jpg" text:style-name="Internet_20_link" text:visited-style-name="Visited_20_Internet_20_Link">
1-32.jpg</text:a>
', '<text:a xlink:type="simple" xlink:href="https://armyinform.com.ua/wp-content/uploads/2023/05/2-32.jpg" text:style-name="Internet_20_link" text:visited-style-name="Visited_20_Internet_20_Link">
2-32.jpg</text:a>
', '<text:a xlink:type="simple" xlink:href="https://armyinform.com.ua/wp-content/uploads/2023/05/3-32.jpg" text:style-name="Internet_20_link" text:visited-style-name="Visited_20_Internet_20_Link">
3-32.jpg</text:a>
', '<text:a xlink:type="simple" xlink:href="https://armyinform.com.ua/wp-content/uploads/2023/05/4-30.jpg" text:style-name="Internet_20_link" text:visited-style-name="Visited_20_Internet_20_Link">
4-30.jpg</text:a>
']</text:p>
      <text:p text:style-name="P4">
Tags: ['STOPRUSSIA', 'АГРЕСІЯ РФ', 'БАХМУТСЬКИЙ НАПРЯМОК', 'ВІЙНА', 'ВТОРГНЕННЯ РФ', 'ОЛЕКСАНДР СИРСЬКИЙ']</text:p>
      <text:p text:style-name="P4">
Category: News</text:p>
      <!--METADATA-->
      <text:p text:style-name="P4">
<draw:frame draw:style-name="fr1" draw:name="Image325" text:anchor-type="as-char" svg:width="6.9236in" svg:height="4.608521in" draw:z-index="0">
<draw:image xlink:href="../Images/AРМІЯINFORM/2023-05-07T76-00-00-04-00/1-32.jpg" xlink:type="simple" xlink:show="embed" xlink:actuate="onLoad" draw:mime-type="image/jpeg"/>
</draw:frame>
The commander of the Eastern Group of Troops, Colonel-General Alexander Syrsky, visited the areas of fighting, where he met the commemondira of combat units.</text:p>
      <text:p text:style-name="P4">
As <text:a xlink:type="simple" xlink:href="https://t.me/militarymediacenter/" text:style-name="Internet_20_link" text:visited-style-name="Visited_20_Internet_20_Link">
transmits</text:a>
Military Media Center, they have taken measures for Bakhmut's better defense and the task of maximizing Wagner's lesions. The necessary operational decisions were made on the spot. The manager Sirsky stressed that thanks to the active actions of our fighters, the enemy manages to achieve the intended goals in the fortress.</text:p>
      <text:p text:style-name="P4">
<draw:frame draw:style-name="fr1" draw:name="Image326" text:anchor-type="as-char" svg:width="6.9236in" svg:height="4.608521in" draw:z-index="0">
<draw:image xlink:href="../Images/AРМІЯINFORM/2023-05-07T76-00-00-04-00/2-32.jpg" xlink:type="simple" xlink:show="embed" xlink:actuate="onLoad" draw:mime-type="image/jpeg"/>
</draw:frame>
Colonel-General Alexander Sirsky explained that not all questions can be addressed remotely. Therefore, communicating with the commanders lived in detail in the situation and plan future actions.</text:p>
      <text:p text:style-name="P4">
The Commander of the Eastern Group of Troops characterizes the situation on the Eastern Front as a tense but controlled. According to him, the Russians have recently increased the intensity of heavy weapons, began to use more advanced equipment and carry out regrouping of troops.</text:p>
      <text:p text:style-name="P4">
<draw:frame draw:style-name="fr1" draw:name="Image327" text:anchor-type="as-char" svg:width="6.9236in" svg:height="4.608521in" draw:z-index="0">
<draw:image xlink:href="../Images/AРМІЯINFORM/2023-05-07T76-00-00-04-00/3-32.jpg" xlink:type="simple" xlink:show="embed" xlink:actuate="onLoad" draw:mime-type="image/jpeg"/>
</draw:frame>
"This indicates that the enemy is not going to change his plans and makes everything to take Bakhmut under control and continue offensive actions," he says.</text:p>
      <text:p text:style-name="P4">
But, Oleksandr Sirsky emphasized, thanks to the active actions of our fighters the fighters cannot achieve the intended goals.</text:p>
      <text:p text:style-name="P4">
<draw:frame draw:style-name="fr1" draw:name="Image328" text:anchor-type="as-char" svg:width="6.9236in" svg:height="5.218664in" draw:z-index="0">
<draw:image xlink:href="../Images/AРМІЯINFORM/2023-05-07T76-00-00-04-00/4-30.jpg" xlink:type="simple" xlink:show="embed" xlink:actuate="onLoad" draw:mime-type="image/jpeg"/>
</draw:frame>
Also yesterday, on the occasion of infantry Day, Colonel-General Alexander Sirsky celebrated the state and departmental awards, as well as presented valuable gifts to about 170 bullies of the Eastern Front, who heroically showed themselves in battles.</text:p>
      <text:p text:style-name="P4">
News Source: <text:a xlink:type="simple" xlink:href="https://armyinform.com.ua/2023/05/07/oleksandr-syrskyj-pobuvav-na-shodi-j-obgovoryv-oboronu-bahmuta/" text:style-name="Internet_20_link" text:visited-style-name="Visited_20_Internet_20_Link">
https://armyinform.com.ua/2023/05/07/oleksandr-syrskyj-pobuvav-na-shodi-j-obgovoryv-oboronu-bahmuta/</text:a>
</text:p>
      <!--NEWS-->
      <text:h text:style-name="P10" text:outline-level="1">
<text:span text:style-name="T4">
More than 75 thousand criminal proceedings have been launched on the facts of military crimes of the Armed Forces of the Russian Federation</text:span>
</text:h>
      <text:p text:style-name="P4">
Author: ['АРМІЯINFORM']</text:p>
      <text:p text:style-name="P4">
Time: 2023-05-07T77:00:00-04:00</text:p>
      <text:p text:style-name="P4">
Description: The village of 75,351 criminal is the traveler of the National National National National National National Politsiyki ...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ob6bvwju51.jpg" text:style-name="Internet_20_link" text:visited-style-name="Visited_20_Internet_20_Link">
ob6bvwju51.jpg</text:a>
', '<text:a xlink:type="simple" xlink:href="https://armyinform.com.ua/wp-content/uploads/2023/05/thumb_80092_800_600_0_0_auto.png" text:style-name="Internet_20_link" text:visited-style-name="Visited_20_Internet_20_Link">
thumb_80092_800_600_0_0_auto.png</text:a>
']</text:p>
      <text:p text:style-name="P4">
Tags: ['STOPRUSSIA', 'АГРЕСІЯ РФ', 'ВІЙНА', 'ВОЄННІ ЗЛОЧИНИ', 'ВТОРГНЕННЯ РФ', 'НАЦІОНАЛЬНА ПОЛІЦІЯ УКРАЇНИ']</text:p>
      <text:p text:style-name="P4">
Category: News</text:p>
      <!--METADATA-->
      <text:p text:style-name="P4">
<draw:frame draw:style-name="fr1" draw:name="Image329" text:anchor-type="as-char" svg:width="6.9236in" svg:height="4.273159in" draw:z-index="0">
<draw:image xlink:href="../Images/AРМІЯINFORM/2023-05-07T77-00-00-04-00/ob6bvwju51.jpg" xlink:type="simple" xlink:show="embed" xlink:actuate="onLoad" draw:mime-type="image/jpeg"/>
</draw:frame>
Illustrative photo</text:p>
      <text:p text:style-name="P4">
<text:span text:style-name="T4">
 As of May 7 </text:span>
 Investigators of the National Police of Ukraine launched 75 351 -criminal proceedings on the facts of committing in the territory of Ukraine the crime services of the Armed Forces of the Russian Federation and their accomplices.</text:p>
      <text:p text:style-name="P4">
About it <text:a xlink:type="simple" xlink:href="https://www.npu.gov.ua/news/zlochyny-vchyneni-viiskovymy-rf-pid-chas-povnomasshtabnoho-vtorhnennia-v-ukrainu-stanom-na-07052023" text:style-name="Internet_20_link" text:visited-style-name="Visited_20_Internet_20_Link">
reports</text:a>
National Police of Ukraine.</text:p>
      <text:p text:style-name="P4">
Of them:</text:p>
      <ul>
        <li>
63 068 - for violation of the laws and customs of war(Art. 438 of the Criminal Code of Ukraine); * 9190 - for encroachment on the territorial integrity and inviolability of Ukraine(Art. 110 of the Criminal Code of Ukraine); * 2837 - for collaborative activity(Art. 111-1 of the Criminal Code of Ukraine); * 153 - for state treason(Art. 111 of the Criminal Code of Ukraine); * 38 - for diversions, etc.(Art. 113 of the Criminal Code of Ukraine).</li>
      </ul>
      <text:p text:style-name="P4">
На території деокупованих районів <text:span text:style-name="T4">
виявлено 52 місця,</text:span>
 де росіяни незаконноутримували та катували громадян. З них:</text:p>
      <ul>
        <li>
27 — Харківська область;  * 16 — Херсонська область;  * 3 — Київська область;  * 2 — Сумська область;  * 2 — Миколаївська область;  * 1 — Донецька область;  * 1 — Чернігівська область.</li>
      </ul>
      <text:p text:style-name="P4">
<draw:frame draw:style-name="fr1" draw:name="Image330" text:anchor-type="as-char" svg:width="6.9236in" svg:height="4.058961in" draw:z-index="0">
<draw:image xlink:href="../Images/AРМІЯINFORM/2023-05-07T77-00-00-04-00/thumb_80092_800_600_0_0_auto.png" xlink:type="simple" xlink:show="embed" xlink:actuate="onLoad" draw:mime-type="image/png"/>
</draw:frame>
</text:p>
      <text:p text:style-name="P4">
News Source: <text:a xlink:type="simple" xlink:href="https://armyinform.com.ua/2023/05/07/za-faktamy-voyennyh-zlochyniv-zs-rf-rozpochato/" text:style-name="Internet_20_link" text:visited-style-name="Visited_20_Internet_20_Link">
https://armyinform.com.ua/2023/05/07/za-faktamy-voyennyh-zlochyniv-zs-rf-rozpochato/</text:a>
</text:p>
      <!--NEWS-->
      <text:h text:style-name="P10" text:outline-level="1">
<text:span text:style-name="T4">
Ukraine thanks to Israel will ignite "red" in front of Russian air threats</text:span>
</text:h>
      <text:p text:style-name="P4">
Author: ['Олег Мащенко']</text:p>
      <text:p text:style-name="P4">
Time: 2023-05-07T78:00:00-04:00</text:p>
      <text:p text:style-name="P4">
Description: Puhdo, yak, Mati Susidiv, with the Teritors of the Yaki Mitha, you can be insinuated by your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foto1-.jpg" text:style-name="Internet_20_link" text:visited-style-name="Visited_20_Internet_20_Link">
foto1-.jpg</text:a>
', '<text:a xlink:type="simple" xlink:href="https://armyinform.com.ua/wp-content/uploads/2023/05/foto2-cza.jpg" text:style-name="Internet_20_link" text:visited-style-name="Visited_20_Internet_20_Link">
foto2-cza.jpg</text:a>
', '<text:a xlink:type="simple" xlink:href="https://armyinform.com.ua/wp-content/uploads/2023/05/foto-3-cza.jpg" text:style-name="Internet_20_link" text:visited-style-name="Visited_20_Internet_20_Link">
foto-3-cza.jpg</text:a>
']</text:p>
      <text:p text:style-name="P4">
Tags: ['ІЗРАЇЛЬ', 'ППО', 'ППО ЗСУ', 'РАКЕТНА ЗАГРОЗА', 'СИСТЕМА ПОПЕРЕДЖЕННЯ']</text:p>
      <text:p text:style-name="P4">
Category: News</text:p>
      <!--METADATA-->
      <text:p text:style-name="P4">
<draw:frame draw:style-name="fr1" draw:name="Image331" text:anchor-type="as-char" svg:width="6.9236in" svg:height="3.929143in" draw:z-index="0">
<draw:image xlink:href="../Images/AРМІЯINFORM/2023-05-07T78-00-00-04-00/foto1-.jpg" xlink:type="simple" xlink:show="embed" xlink:actuate="onLoad" draw:mime-type="image/jpeg"/>
</draw:frame>
The population is a danger. Figure: TSN</text:p>
      <text:p text:style-name="P4">
** How it is-to have neighbors from which any moment can be arranged by your peaceful settlements with rockets, perhaps the most on planetus understands Israel. Permanent fighting that flashes in this regional-western Asia are constantly accompanied by rocket attacks. Name this state pays so much attention to prevention</text:p>
      <text:p text:style-name="P4">
Given the extensive experience of Israel in this direction of development of defense technologies, the fact that in Kiev, the Israeli system of early notification began to work in Kyiv in the course of the passing mode. The Ambassador of Ukraine to Israel Yevhen Korniychuk told this <text:a xlink:type="simple" xlink:href="https://www.jpost.com/international/article-741955" text:style-name="Internet_20_link" text:visited-style-name="Visited_20_Internet_20_Link">
The Jerusalem Post</text:a>
.</text:p>
      <text:p text:style-name="P4">
«Україна попросила в Ізраїлю систему оповіщення про ракетні атаки післявторгнення росії минулого року. Попередній уряд обіцяв систему Україні, алепосол відзначив особисту участь прем’єр-міністра Ізраїлю Біньяміна Нетаньяху узабезпеченні швидкого завершення проєкту», — зазначається у матеріалієрусалимської газети.</text:p>
      <text:p text:style-name="P4">
Український дипломат виказав сподівання, що систему оповіщення швидкодоопрацюють і зможуть встановити у всіх великих містах України.</text:p>
      <text:p text:style-name="P4">
«Це дуже важливо для нашої цивільної та військової інфраструктури. Цеобладнання, яке дозволить нам рятувати життя», — додав Корнійчук.</text:p>
      <text:p text:style-name="P4">
Як зазначили ізраїльські медійники, ця система визначає ракети та снаряди всіхвидів та місця, куди вони впадуть, щоб зменшити радіус, де люди можутьопинитися в небезпеці. Вона також визначає, скільки часу піде на пошук укриттяу мешканців району, що перебувають під безпосередньою небезпекою.</text:p>
      <text:p text:style-name="P4">
Ізраїльський комплекс використовує поєднання радарів та оптичних пристроїв длявиявлення запусків ракет та безпілотників.</text:p>
      <text:p text:style-name="P4">
Технології ідентифікують розміри об’єктів та визначають небезпеку, після чогодані відображаються на електронній карті. Громадяни, зі свого боку, отримуютьпопередження на телефон або дізнаються про небезпеку через радіо, телебаченняабо сирену.</text:p>
      <text:p text:style-name="P4">
<draw:frame draw:style-name="fr1" draw:name="Image332" text:anchor-type="as-char" svg:width="6.9236in" svg:height="3.910752in" draw:z-index="0">
<draw:image xlink:href="../Images/AРМІЯINFORM/2023-05-07T78-00-00-04-00/foto2-cza.jpg" xlink:type="simple" xlink:show="embed" xlink:actuate="onLoad" draw:mime-type="image/jpeg"/>
</draw:frame>
Warning alert about rocket attack in Israel. Photo: Dana Kopel</text:p>
      <text:p text:style-name="P4">
“Early notification system is now needed. It is critical to know when the start of the startup in order to promptly react and launch the air defense systems.(https://www.youtube.com/watch?v=WY8sDvZdWEA&amp;ab_channel=%D0%A2%D0%A1%D0%9D).</text:p>
      <text:p text:style-name="P4">
Безумовно, що прообразом розробленої для України системи попередження сталаізраїльська технологія раннього попередження про ракетний обстріл «Цева адом»(Ir. צבע אדום - “red color”)that is widespread in that country. It takes care of the team, the unit of the Israeli Defense Army, the military department of civilian protection in Israel. This information system is centralized in the country since the early 2000s. And since 2014, the reports of the Israelite -and -Android platforms in the Smartphones for the Israelite smartphones.</text:p>
      <text:p text:style-name="P4">
<draw:frame draw:style-name="fr1" draw:name="Image333" text:anchor-type="as-char" svg:width="6.9236in" svg:height="3.715665in" draw:z-index="0">
<draw:image xlink:href="../Images/AРМІЯINFORM/2023-05-07T78-00-00-04-00/foto-3-cza.jpg" xlink:type="simple" xlink:show="embed" xlink:actuate="onLoad" draw:mime-type="image/jpeg"/>
</draw:frame>
The Warning System about the Missile Cleans of "This Adom"</text:p>
      <text:p text:style-name="P4">
If in Ukraine a signal of air alarm is activated periodically at once by all regions, the Israeli system launches alarm with a sparkle, city or district. In addition to sound notification, a special signal is also reflected in Israeli, which indicates how many seconds or minutes there are citizens to go to the shelter.</text:p>
      <text:p text:style-name="P4">
The Adom system is operating not only in the north of Israel, which is in dangerous closeness to the Gaza sector, but also in other cities and towns located in the missile zonid. The closer the settlement to the Gaza sector, the less it raises its residents to hide. Yes, the minimum time is 8 -second. In the Zderot, located 3 kilometers from the border with the Gaza Sector, the system warns the residents 15 seconds before the rocket launches, and in Ashkelone(8 kilometers to the sector)As many as 30 seconds.The warning system is combined with the iron dome system. When a numeral rocket is a radar and is defined as a threat(The system analyzes the flight trajectory, indicating the potential place of fall), information about the tental in the special unit of the rear command, responsible for the public. In cases where the rocket firing is massive, the systematic system is activated by the next change in the rear command, so that the automatic signal workers do not completely paralyze the population. At the same time, there is a steady analysis of the current situation, and the alarm is not announced if numeral missiles should fall in an uninhabited or already evacuated area. " A military expert and director of information and consulting company [Defense Express] spoke about such a correspondent of the correspondent.(https://defence-ua.com/)Sergey Zgurets.</text:p>
      <text:p text:style-name="P4">
It is clear that the working conditions and capabilities of this system in Ukraine will be different from those used in the State of Israel. After all, Russia means such weapons against our country that no one is unused by Israel.</text:p>
      <text:p text:style-name="P4">
News Source: <text:a xlink:type="simple" xlink:href="https://armyinform.com.ua/2023/05/07/ukrayina-zavdyaky-izrayilyu-zapalyt-chervonyj-kolir/" text:style-name="Internet_20_link" text:visited-style-name="Visited_20_Internet_20_Link">
https://armyinform.com.ua/2023/05/07/ukrayina-zavdyaky-izrayilyu-zapalyt-chervonyj-kolir/</text:a>
</text:p>
      <!--NEWS-->
      <text:h text:style-name="P10" text:outline-level="1">
<text:span text:style-name="T4">
Ukraine thanks to Israel will ignite "red" in front of Russian air threats</text:span>
</text:h>
      <text:p text:style-name="P4">
Author: ['Олег Мащенко']</text:p>
      <text:p text:style-name="P4">
Time: 2023-05-07T78:00:00-04:00</text:p>
      <text:p text:style-name="P4">
Description: Puhdo, yak, Mati Susidiv, with the Teritors of the Yaki Mitha, you can be insinuated by your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foto1-.jpg" text:style-name="Internet_20_link" text:visited-style-name="Visited_20_Internet_20_Link">
foto1-.jpg</text:a>
', '<text:a xlink:type="simple" xlink:href="https://armyinform.com.ua/wp-content/uploads/2023/05/foto2-cza.jpg" text:style-name="Internet_20_link" text:visited-style-name="Visited_20_Internet_20_Link">
foto2-cza.jpg</text:a>
', '<text:a xlink:type="simple" xlink:href="https://armyinform.com.ua/wp-content/uploads/2023/05/foto-3-cza.jpg" text:style-name="Internet_20_link" text:visited-style-name="Visited_20_Internet_20_Link">
foto-3-cza.jpg</text:a>
']</text:p>
      <text:p text:style-name="P4">
Tags: ['ІЗРАЇЛЬ', 'ППО', 'ППО ЗСУ', 'РАКЕТНА ЗАГРОЗА', 'СИСТЕМА ПОПЕРЕДЖЕННЯ']</text:p>
      <text:p text:style-name="P4">
Category: News</text:p>
      <!--METADATA-->
      <text:p text:style-name="P4">
<draw:frame draw:style-name="fr1" draw:name="Image334" text:anchor-type="as-char" svg:width="6.9236in" svg:height="3.929143in" draw:z-index="0">
<draw:image xlink:href="../Images/AРМІЯINFORM/2023-05-07T78-00-00-04-00/foto1-.jpg" xlink:type="simple" xlink:show="embed" xlink:actuate="onLoad" draw:mime-type="image/jpeg"/>
</draw:frame>
The population is a danger. Figure: TSN</text:p>
      <text:p text:style-name="P4">
** How it is-to have neighbors from which any moment can be arranged by your peaceful settlements with rockets, perhaps the most on planetus understands Israel. Permanent fighting that flashes in this regional-western Asia are constantly accompanied by rocket attacks. Name this state pays so much attention to prevention</text:p>
      <text:p text:style-name="P4">
Given the extensive experience of Israel in this direction of development of defense technologies, the fact that in Kiev, the Israeli system of early notification began to work in Kyiv in the course of the passing mode. The Ambassador of Ukraine to Israel Yevhen Korniychuk told this <text:a xlink:type="simple" xlink:href="https://www.jpost.com/international/article-741955" text:style-name="Internet_20_link" text:visited-style-name="Visited_20_Internet_20_Link">
The Jerusalem Post</text:a>
.</text:p>
      <text:p text:style-name="P4">
«Україна попросила в Ізраїлю систему оповіщення про ракетні атаки післявторгнення росії минулого року. Попередній уряд обіцяв систему Україні, алепосол відзначив особисту участь прем’єр-міністра Ізраїлю Біньяміна Нетаньяху узабезпеченні швидкого завершення проєкту», — зазначається у матеріалієрусалимської газети.</text:p>
      <text:p text:style-name="P4">
Український дипломат виказав сподівання, що систему оповіщення швидкодоопрацюють і зможуть встановити у всіх великих містах України.</text:p>
      <text:p text:style-name="P4">
«Це дуже важливо для нашої цивільної та військової інфраструктури. Цеобладнання, яке дозволить нам рятувати життя», — додав Корнійчук.</text:p>
      <text:p text:style-name="P4">
Як зазначили ізраїльські медійники, ця система визначає ракети та снаряди всіхвидів та місця, куди вони впадуть, щоб зменшити радіус, де люди можутьопинитися в небезпеці. Вона також визначає, скільки часу піде на пошук укриттяу мешканців району, що перебувають під безпосередньою небезпекою.</text:p>
      <text:p text:style-name="P4">
Ізраїльський комплекс використовує поєднання радарів та оптичних пристроїв длявиявлення запусків ракет та безпілотників.</text:p>
      <text:p text:style-name="P4">
Технології ідентифікують розміри об’єктів та визначають небезпеку, після чогодані відображаються на електронній карті. Громадяни, зі свого боку, отримуютьпопередження на телефон або дізнаються про небезпеку через радіо, телебаченняабо сирену.</text:p>
      <text:p text:style-name="P4">
<draw:frame draw:style-name="fr1" draw:name="Image335" text:anchor-type="as-char" svg:width="6.9236in" svg:height="3.910752in" draw:z-index="0">
<draw:image xlink:href="../Images/AРМІЯINFORM/2023-05-07T78-00-00-04-00/foto2-cza.jpg" xlink:type="simple" xlink:show="embed" xlink:actuate="onLoad" draw:mime-type="image/jpeg"/>
</draw:frame>
Warning alert about rocket attack in Israel. Photo: Dana Kopel</text:p>
      <text:p text:style-name="P4">
“Early notification system is now needed. It is critical to know when the start of the startup in order to promptly react and launch the air defense systems.(https://www.youtube.com/watch?v=WY8sDvZdWEA&amp;ab_channel=%D0%A2%D0%A1%D0%9D).</text:p>
      <text:p text:style-name="P4">
Безумовно, що прообразом розробленої для України системи попередження сталаізраїльська технологія раннього попередження про ракетний обстріл «Цева адом»(Ir. צבע אדום - “red color”)that is widespread in that country. It takes care of the team, the unit of the Israeli Defense Army, the military department of civilian protection in Israel. This information system is centralized in the country since the early 2000s. And since 2014, the reports of the Israelite -and -Android platforms in the Smartphones for the Israelite smartphones.</text:p>
      <text:p text:style-name="P4">
<draw:frame draw:style-name="fr1" draw:name="Image336" text:anchor-type="as-char" svg:width="6.9236in" svg:height="3.715665in" draw:z-index="0">
<draw:image xlink:href="../Images/AРМІЯINFORM/2023-05-07T78-00-00-04-00/foto-3-cza.jpg" xlink:type="simple" xlink:show="embed" xlink:actuate="onLoad" draw:mime-type="image/jpeg"/>
</draw:frame>
The Warning System about the Missile Cleans of "This Adom"</text:p>
      <text:p text:style-name="P4">
If in Ukraine a signal of air alarm is activated periodically at once by all regions, the Israeli system launches alarm with a sparkle, city or district. In addition to sound notification, a special signal is also reflected in Israeli, which indicates how many seconds or minutes there are citizens to go to the shelter.</text:p>
      <text:p text:style-name="P4">
The Adom system is operating not only in the north of Israel, which is in dangerous closeness to the Gaza sector, but also in other cities and towns located in the missile zonid. The closer the settlement to the Gaza sector, the less it raises its residents to hide. Yes, the minimum time is 8 -second. In the Zderot, located 3 kilometers from the border with the Gaza Sector, the system warns the residents 15 seconds before the rocket launches, and in Ashkelone(8 kilometers to the sector)As many as 30 seconds.The warning system is combined with the iron dome system. When a numeral rocket is a radar and is defined as a threat(The system analyzes the flight trajectory, indicating the potential place of fall), information about the tental in the special unit of the rear command, responsible for the public. In cases where the rocket firing is massive, the systematic system is activated by the next change in the rear command, so that the automatic signal workers do not completely paralyze the population. At the same time, there is a steady analysis of the current situation, and the alarm is not announced if numeral missiles should fall in an uninhabited or already evacuated area. " A military expert and director of information and consulting company [Defense Express] spoke about such a correspondent of the correspondent.(https://defence-ua.com/)Sergey Zgurets.</text:p>
      <text:p text:style-name="P4">
It is clear that the working conditions and capabilities of this system in Ukraine will be different from those used in the State of Israel. After all, Russia means such weapons against our country that no one is unused by Israel.</text:p>
      <text:p text:style-name="P4">
News Source: <text:a xlink:type="simple" xlink:href="https://armyinform.com.ua/2023/05/07/ukrayina-zavdyaky-izrayilyu-zapalyt-chervonyj-kolir/" text:style-name="Internet_20_link" text:visited-style-name="Visited_20_Internet_20_Link">
https://armyinform.com.ua/2023/05/07/ukrayina-zavdyaky-izrayilyu-zapalyt-chervonyj-kolir/</text:a>
</text:p>
      <!--NEWS-->
      <text:h text:style-name="P10" text:outline-level="1">
<text:span text:style-name="T4">
On May 9, Russian provocations are possible - GUR MOU</text:span>
</text:h>
      <text:p text:style-name="P4">
Author: ['АРМІЯINFORM']</text:p>
      <text:p text:style-name="P4">
Time: 2023-05-07T79:00:00-04:00</text:p>
      <text:p text:style-name="P4">
Description: The agresor power is often an abundance of a symbol of the dati for the proof of the provocation. About Tse i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a3f90a5c-c87c-415b-b029-9f9e67586f3c.jpg" text:style-name="Internet_20_link" text:visited-style-name="Visited_20_Internet_20_Link">
a3f90a5c-c87c-415b-b029-9f9e67586f3c.jpg</text:a>
']</text:p>
      <text:p text:style-name="P4">
Tags: ['STOPRUSSIA', 'АГРЕСІЯ РФ', 'АНДРІЙ ЮСОВ', 'ВТОРГНЕННЯ РФ', 'ГУР МОУ', 'ПРОВОКАЦІЇ РФ']</text:p>
      <text:p text:style-name="P4">
Category: News</text:p>
      <!--METADATA-->
      <text:p text:style-name="P4">
<draw:frame draw:style-name="fr1" draw:name="Image337" text:anchor-type="as-char" svg:width="6.9236in" svg:height="3.894525in" draw:z-index="0">
<draw:image xlink:href="../Images/AРМІЯINFORM/2023-05-07T79-00-00-04-00/a3f90a5c-c87c-415b-b029-9f9e67586f3c.jpg" xlink:type="simple" xlink:show="embed" xlink:actuate="onLoad" draw:mime-type="image/jpeg"/>
</draw:frame>
The aggressor state of Russia often chooses symbolic dates to commit provocations. This is on the air of the Telehorphone "One News" <text:a xlink:type="simple" xlink:href="https://gur.gov.ua/content/na-9-travnia-rosiia-mozhe-hotuvaty-provokatsii-predstavnyk-hur-mo-ukrainy-andrii-iusov.html" text:style-name="Internet_20_link" text:visited-style-name="Visited_20_Internet_20_Link">
declared</text:a>
The representative of the head of intelligence of the Ministry of Defense of Ukraine Andriy Yusov, warning about the probable provocations of the Muscovites on May 9.</text:p>
      <text:p text:style-name="P4">
“Since 2014, the occupiers have been using this kind of provocation and unbroken that we will still face it now. In this situation, provocations can be directed by Russian special services against Russian civilian regulations and are timed to certain dates, for example, on May 9, ” - said the representative of the GUR of the Ministry of Defense of Ukraine.</text:p>
      <text:p text:style-name="P4">
At the same time, Andrei Yusov suggested that the Russians can direct provocations and in contrast of Belarus: such a Russian "operation under a false flag" can have a tent to draw the Belarusian army into the war against Ukraine.</text:p>
      <text:p text:style-name="P4">
"No one in Ukraine or the rest of the world will no longer believe in such performances. It does not mean that there will be no provocations," Guurandriy Yusov said.</text:p>
      <text:p text:style-name="P4">
News Source: <text:a xlink:type="simple" xlink:href="https://armyinform.com.ua/2023/05/07/na-9-travnya-mozhlyvi-rosijski-provokacziyi-gur/" text:style-name="Internet_20_link" text:visited-style-name="Visited_20_Internet_20_Link">
https://armyinform.com.ua/2023/05/07/na-9-travnya-mozhlyvi-rosijski-provokacziyi-gur/</text:a>
</text:p>
      <!--NEWS-->
      <text:h text:style-name="P10" text:outline-level="1">
<text:span text:style-name="T4">
On May 9, Russian provocations are possible - GUR MOU</text:span>
</text:h>
      <text:p text:style-name="P4">
Author: ['АРМІЯINFORM']</text:p>
      <text:p text:style-name="P4">
Time: 2023-05-07T79:00:00-04:00</text:p>
      <text:p text:style-name="P4">
Description: The agresor power is often an abundance of a symbol of the dati for the proof of the provocation. About Tse i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a3f90a5c-c87c-415b-b029-9f9e67586f3c.jpg" text:style-name="Internet_20_link" text:visited-style-name="Visited_20_Internet_20_Link">
a3f90a5c-c87c-415b-b029-9f9e67586f3c.jpg</text:a>
']</text:p>
      <text:p text:style-name="P4">
Tags: ['STOPRUSSIA', 'АГРЕСІЯ РФ', 'АНДРІЙ ЮСОВ', 'ВТОРГНЕННЯ РФ', 'ГУР МОУ', 'ПРОВОКАЦІЇ РФ']</text:p>
      <text:p text:style-name="P4">
Category: News</text:p>
      <!--METADATA-->
      <text:p text:style-name="P4">
<draw:frame draw:style-name="fr1" draw:name="Image338" text:anchor-type="as-char" svg:width="6.9236in" svg:height="3.894525in" draw:z-index="0">
<draw:image xlink:href="../Images/AРМІЯINFORM/2023-05-07T79-00-00-04-00/a3f90a5c-c87c-415b-b029-9f9e67586f3c.jpg" xlink:type="simple" xlink:show="embed" xlink:actuate="onLoad" draw:mime-type="image/jpeg"/>
</draw:frame>
The aggressor state of Russia often chooses symbolic dates to commit provocations. This is on the air of the Telehorphone "One News" <text:a xlink:type="simple" xlink:href="https://gur.gov.ua/content/na-9-travnia-rosiia-mozhe-hotuvaty-provokatsii-predstavnyk-hur-mo-ukrainy-andrii-iusov.html" text:style-name="Internet_20_link" text:visited-style-name="Visited_20_Internet_20_Link">
declared</text:a>
The representative of the head of intelligence of the Ministry of Defense of Ukraine Andriy Yusov, warning about the probable provocations of the Muscovites on May 9.</text:p>
      <text:p text:style-name="P4">
“Since 2014, the occupiers have been using this kind of provocation and unbroken that we will still face it now. In this situation, provocations can be directed by Russian special services against Russian civilian regulations and are timed to certain dates, for example, on May 9, ” - said the representative of the GUR of the Ministry of Defense of Ukraine.</text:p>
      <text:p text:style-name="P4">
At the same time, Andrei Yusov suggested that the Russians can direct provocations and in contrast of Belarus: such a Russian "operation under a false flag" can have a tent to draw the Belarusian army into the war against Ukraine.</text:p>
      <text:p text:style-name="P4">
"No one in Ukraine or the rest of the world will no longer believe in such performances. It does not mean that there will be no provocations," Guurandriy Yusov said.</text:p>
      <text:p text:style-name="P4">
News Source: <text:a xlink:type="simple" xlink:href="https://armyinform.com.ua/2023/05/07/na-9-travnya-mozhlyvi-rosijski-provokacziyi-gur/" text:style-name="Internet_20_link" text:visited-style-name="Visited_20_Internet_20_Link">
https://armyinform.com.ua/2023/05/07/na-9-travnya-mozhlyvi-rosijski-provokacziyi-gur/</text:a>
</text:p>
      <!--NEWS-->
      <text:h text:style-name="P10" text:outline-level="1">
<text:span text:style-name="T4">
Russian propaganda tries to impose a narrative that Russian weapons are the best in the world - this is a big mistake</text:span>
</text:h>
      <text:p text:style-name="P4">
Author: ['АРМІЯINFORM']</text:p>
      <text:p text:style-name="P4">
Time: 2023-05-07T80:00:00-04:00</text:p>
      <text:p text:style-name="P4">
Description: About the Ministra of the defense of Ukraine Oleksiy Reznikov, saying at Twitter. Minoboroni PtsInnik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reznikov.jpg" text:style-name="Internet_20_link" text:visited-style-name="Visited_20_Internet_20_Link">
reznikov.jpg</text:a>
']</text:p>
      <text:p text:style-name="P4">
Tags: ['STOPRUSSIA', 'АГРЕСІЯ РФ', 'ВІЙНА', 'ВТОРГНЕННЯ РФ', 'МІНІСТР ОБОРОНИ УКРАЇНИ', 'ОЛЕКСІЙ РЕЗНІКОВ', 'ОФІЦІЙНО']</text:p>
      <text:p text:style-name="P4">
Category: News</text:p>
      <!--METADATA-->
      <text:p text:style-name="P4">
<draw:frame draw:style-name="fr1" draw:name="Image339" text:anchor-type="as-char" svg:width="6.9236in" svg:height="4.615733in" draw:z-index="0">
<draw:image xlink:href="../Images/AРМІЯINFORM/2023-05-07T80-00-00-04-00/reznikov.jpg" xlink:type="simple" xlink:show="embed" xlink:actuate="onLoad" draw:mime-type="image/jpeg"/>
</draw:frame>
Oleksireznikov. Photo: Vladimir Zagrebelny / Armyinform</text:p>
      <text:p text:style-name="P4">
The Minister of Defense of Ukraine Alexei Reznikov said this on Twitter.</text:p>
      <text:p text:style-name="P4">
The head of the Defense Ministry noted that this is a big mistake.</text:p>
      <text:p text:style-name="P4">
-A new powerful tool for Ukrainian air defense-the Patriot system has shot down a hypersonic aerobalist missile X-47, launched by Russian criminals in our country. Previously, we could not destroy such ones, but with the support of our friends it is impossible!- Oleksiresnikov wrote.</text:p>
      <text:p text:style-name="Quotations">

<text:p text:style-name="P4">
Kinzhal vs patriot&gt;
 by <text:a xlink:type="simple" xlink:href="https://twitter.com/KpsZSU" text:style-name="Internet_20_link" text:visited-style-name="Visited_20_Internet_20_Link">
@kpszsu</text:a>
✊&gt;
&gt;
 russian propaganda attempts to impose the narrative that russian weapons are&gt;
 the best in the world and one-of-a-kind("no analogues").  &gt;
  That‘s a big mistake.  &gt;
  The Patriot system, a new powerful tool of Ukrainian air defense, shot down&gt;
 a Kh-47… <text:a xlink:type="simple" xlink:href="https://t.co/jLoAO518HA" text:style-name="Internet_20_link" text:visited-style-name="Visited_20_Internet_20_Link">
pic.twitter.com/jLoAO518HA</text:a>
&gt;
&gt;
 - Oleksiy Reznikov(@oleksireznikov)<text:a xlink:type="simple" xlink:href="https://twitter.com/oleksiireznikov/status/1655179587641389058" text:style-name="Internet_20_link" text:visited-style-name="Visited_20_Internet_20_Link">
May 7,&gt;
 2023</text:a>
</text:p>

</text:p>
      <text:p text:style-name="P4">
News Source: <text:a xlink:type="simple" xlink:href="https://armyinform.com.ua/2023/05/07/propaganda-rf-namagayetsya-navyazaty-naratyv-pro-te-shho-rosijska-zbroya-ye-najkrashhoyu-u-sviti-cze-velyka-pomylka/" text:style-name="Internet_20_link" text:visited-style-name="Visited_20_Internet_20_Link">
https://armyinform.com.ua/2023/05/07/propaganda-rf-namagayetsya-navyazaty-naratyv-pro-te-shho-rosijska-zbroya-ye-najkrashhoyu-u-sviti-cze-velyka-pomylka/</text:a>
</text:p>
      <!--NEWS-->
      <text:h text:style-name="P10" text:outline-level="1">
<text:span text:style-name="T4">
With whom the coordination headquarters cooperates to help the families of prisoners and missing persons</text:span>
</text:h>
      <text:p text:style-name="P4">
Author: ['АРМІЯINFORM']</text:p>
      <text:p text:style-name="P4">
Time: 2023-05-07T81:00:00-04:00</text:p>
      <text:p text:style-name="P4">
Description: For the Nadannya of the All -Bishop I Yaknipovnishi Dopomes to the Motherlands of the Polensky I Blikhless ... The war with Ukraine 2022, the war with Ukraine is the latest news today, the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e655bba-2947-4cc3-a9c3-dd0bfd991c9a.jpg" text:style-name="Internet_20_link" text:visited-style-name="Visited_20_Internet_20_Link">
3e655bba-2947-4cc3-a9c3-dd0bfd991c9a.jpg</text:a>
']</text:p>
      <text:p text:style-name="P4">
Tags: ['КООРДИНАЦІЙНИЙ ШТАБ З ПИТАНЬ ПОВОДЖЕННЯ З ВІЙСЬКОВОПОЛОНЕНИМИ']</text:p>
      <text:p text:style-name="P4">
Category: News</text:p>
      <!--METADATA-->
      <text:p text:style-name="P4">
<draw:frame draw:style-name="fr1" draw:name="Image340" text:anchor-type="as-char" svg:width="6.9236in" svg:height="4.615733in" draw:z-index="0">
<draw:image xlink:href="../Images/AРМІЯINFORM/2023-05-07T81-00-00-04-00/3e655bba-2947-4cc3-a9c3-dd0bfd991c9a.jpg" xlink:type="simple" xlink:show="embed" xlink:actuate="onLoad" draw:mime-type="image/jpeg"/>
</draw:frame>
In order to provide comprehensive and fulfilling assistance to the families of prisoners and the disappeared, the coordination headquarters cooperates with a number of public organizations, lawyer associations and charity funds. It should be noted that the coordination headquarters provides advice on legal and pro -proceeds related to the stay of the defenders in captivity, as well as the state social obligations, which are guaranteed by the state in case of captivity. All the services provided by the coordination headquarters of families and defenders are free.</text:p>
      <text:p text:style-name="P4">
The Crimean NGO provides support aimed at adopting guarantees of state protection, constitutional rights, freedoms of civilians who are deprived of personal freedom as a result of Russia's armed aggression against Ukraine, as well as the defenders of Ukraine, which are abused by the aggressor state.</text:p>
      <text:p text:style-name="P4">
Cooperation with the Charitable Organization "Charity Association" is to jointly implement measures, to implement new Tae effective implementation of current programs and projects, to provide charitable assistance.</text:p>
      <text:p text:style-name="P4">
Some measures aimed at developing cooperation and cooperation are held from the NGO "Democracy Promotion".</text:p>
      <text:p text:style-name="P4">
Joint initiatives with Adonis-Lab LLC are aimed, in particular, to create the conditions for providing the most effective assistance to servicemen as a result of hostilities.</text:p>
      <text:p text:style-name="P4">
The Ukrainian Volunteer Center NGO works in the direction of providing rehabilitation measures for servicemen who were affected by armed aggression against Ukraine.</text:p>
      <text:p text:style-name="P4">
The NGO "Azovstal's Heart" assists in providing assistance to military servicemen who defended the city of Mariupol from February to May 2022.</text:p>
      <text:p text:style-name="P4">
Separately, it should be noted cooperation with lawyers and centers of free legal aid.Charity organizations, in particular, Diana Podolyanchuk, and the Charity Foundation “We will rebuild the future” are also fruitfully cooperating with the coordination headquarters. The measures taken with them contribute to the precision and mobilization readiness of the country, as well as aimed at receiving the families of prisoners and missing persons.</text:p>
      <text:p text:style-name="P4">
The Neopalima Charity Project provides a comprehensive and free treatment for scars burns for all who have suffered as a result of war.</text:p>
      <text:p text:style-name="P4">
The coordination headquarters is grateful to all public, charitable, lawyer and legal organizations for fruitful cooperation and very important assistance, which are provided to the families of our defenders and defenders.</text:p>
      <text:p text:style-name="P4">
The Coordination Headquarters also calls for benefactors to be careful and to continue the funds to unverified organizations and persons.</text:p>
      <text:p text:style-name="P4">
<text:span text:style-name="T4">
 Source: </text:span>
 [<text:span text:style-name="T5">
 _ </text:span>
 coordination headquarters on the maintenance(https://koordshtab.gov.ua/archive/1477)</text:p>
      <text:p text:style-name="P4">
News Source: <text:a xlink:type="simple" xlink:href="https://armyinform.com.ua/2023/05/07/z-kym-spivpraczyuye-koordynaczijnyj-shtab-dlya-dopomogy-rodynam-polonenyh-i-znyklyh-bezvisty-vijskovosluzhbovcziv/" text:style-name="Internet_20_link" text:visited-style-name="Visited_20_Internet_20_Link">
https://armyinform.com.ua/2023/05/07/z-kym-spivpraczyuye-koordynaczijnyj-shtab-dlya-dopomogy-rodynam-polonenyh-i-znyklyh-bezvisty-vijskovosluzhbovcziv/</text:a>
</text:p>
      <!--NEWS-->
      <text:h text:style-name="P10" text:outline-level="1">
<text:span text:style-name="T4">
Marines: Destruction of Russian invaders depends on perfect possession of their own weapons</text:span>
</text:h>
      <text:p text:style-name="P4">
Author: ['АРМІЯINFORM']</text:p>
      <text:p text:style-name="P4">
Time: 2023-05-07T82:00:00-04:00</text:p>
      <text:p text:style-name="P4">
Description: Ukrainian Morsky PIKHOTTSIA in addition to its knowledge ... War with Ukraine 2022, war with Ukraine Latest news today,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morpihy-1.jpg" text:style-name="Internet_20_link" text:visited-style-name="Visited_20_Internet_20_Link">
morpihy-1.jpg</text:a>
', '<text:a xlink:type="simple" xlink:href="https://armyinform.com.ua/wp-content/uploads/2023/05/morpihy-2-150x150.jpg" text:style-name="Internet_20_link" text:visited-style-name="Visited_20_Internet_20_Link">
morpihy-2-150x150.jpg</text:a>
', '<text:a xlink:type="simple" xlink:href="https://armyinform.com.ua/wp-content/uploads/2023/05/morpihy-8-150x150.jpg" text:style-name="Internet_20_link" text:visited-style-name="Visited_20_Internet_20_Link">
morpihy-8-150x150.jpg</text:a>
', '<text:a xlink:type="simple" xlink:href="https://armyinform.com.ua/wp-content/uploads/2023/05/morpihy-7-150x150.jpg" text:style-name="Internet_20_link" text:visited-style-name="Visited_20_Internet_20_Link">
morpihy-7-150x150.jpg</text:a>
', '<text:a xlink:type="simple" xlink:href="https://armyinform.com.ua/wp-content/uploads/2023/05/morpihy-6-150x150.jpg" text:style-name="Internet_20_link" text:visited-style-name="Visited_20_Internet_20_Link">
morpihy-6-150x150.jpg</text:a>
', '<text:a xlink:type="simple" xlink:href="https://armyinform.com.ua/wp-content/uploads/2023/05/morpihy-5-150x150.jpg" text:style-name="Internet_20_link" text:visited-style-name="Visited_20_Internet_20_Link">
morpihy-5-150x150.jpg</text:a>
', '<text:a xlink:type="simple" xlink:href="https://armyinform.com.ua/wp-content/uploads/2023/05/morpihy-4-150x150.jpg" text:style-name="Internet_20_link" text:visited-style-name="Visited_20_Internet_20_Link">
morpihy-4-150x150.jpg</text:a>
', '<text:a xlink:type="simple" xlink:href="https://armyinform.com.ua/wp-content/uploads/2023/05/morpihy-3-150x150.jpg" text:style-name="Internet_20_link" text:visited-style-name="Visited_20_Internet_20_Link">
morpihy-3-150x150.jpg</text:a>
', '<text:a xlink:type="simple" xlink:href="https://armyinform.com.ua/wp-content/uploads/2023/05/morpihy-9-150x150.jpg" text:style-name="Internet_20_link" text:visited-style-name="Visited_20_Internet_20_Link">
morpihy-9-150x150.jpg</text:a>
', '<text:a xlink:type="simple" xlink:href="https://armyinform.com.ua/wp-content/uploads/2023/05/morpihy-15-150x150.jpg" text:style-name="Internet_20_link" text:visited-style-name="Visited_20_Internet_20_Link">
morpihy-15-150x150.jpg</text:a>
', '<text:a xlink:type="simple" xlink:href="https://armyinform.com.ua/wp-content/uploads/2023/05/morpihy-14-150x150.jpg" text:style-name="Internet_20_link" text:visited-style-name="Visited_20_Internet_20_Link">
morpihy-14-150x150.jpg</text:a>
', '<text:a xlink:type="simple" xlink:href="https://armyinform.com.ua/wp-content/uploads/2023/05/morpihy-13-150x150.jpg" text:style-name="Internet_20_link" text:visited-style-name="Visited_20_Internet_20_Link">
morpihy-13-150x150.jpg</text:a>
', '<text:a xlink:type="simple" xlink:href="https://armyinform.com.ua/wp-content/uploads/2023/05/morpihy-12-150x150.jpg" text:style-name="Internet_20_link" text:visited-style-name="Visited_20_Internet_20_Link">
morpihy-12-150x150.jpg</text:a>
', '<text:a xlink:type="simple" xlink:href="https://armyinform.com.ua/wp-content/uploads/2023/05/morpihy-11-150x150.jpg" text:style-name="Internet_20_link" text:visited-style-name="Visited_20_Internet_20_Link">
morpihy-11-150x150.jpg</text:a>
', '<text:a xlink:type="simple" xlink:href="https://armyinform.com.ua/wp-content/uploads/2023/05/morpihy-10-150x150.jpg" text:style-name="Internet_20_link" text:visited-style-name="Visited_20_Internet_20_Link">
morpihy-10-150x150.jpg</text:a>
']</text:p>
      <text:p text:style-name="P4">
Tags: ['ВІЙСЬКОВА ПІДГОТОВКА', 'ВМС ЗСУ', 'ВОГНЕВА ПІДГОТОВКА', 'КОМАНДУВАННЯ МОРСЬКОЇ ПІХОТИ', 'МОРСЬКА ПІХОТА']</text:p>
      <text:p text:style-name="P4">
Category: News</text:p>
      <!--METADATA-->
      <text:p text:style-name="P4">
<draw:frame draw:style-name="fr1" draw:name="Image341" text:anchor-type="as-char" svg:width="6.9236in" svg:height="4.61393in" draw:z-index="0">
<draw:image xlink:href="../Images/AРМІЯINFORM/2023-05-07T82-00-00-04-00/morpihy-1.jpg" xlink:type="simple" xlink:show="embed" xlink:actuate="onLoad" draw:mime-type="image/jpeg"/>
</draw:frame>
Photo: Command of the Marines of the Navy of the Armed Forces</text:p>
      <text:p text:style-name="P4">
Ukrainian Marines continue to improve their knowledge and maintain skills at the proper level, "to continue to effectively counter -aggression of Russian fascist troops."</text:p>
      <text:p text:style-name="P4">
About this <text:a xlink:type="simple" xlink:href="https://www.facebook.com/navy.mil.gov.ua/posts/pfbid0zNfo32f3qPSsxHv2isJdRE6JQCekTz3DBdaK1YCLTGWJJqz2r1uuUDqmmcTyvwJWl" text:style-name="Internet_20_link" text:visited-style-name="Visited_20_Internet_20_Link">
declares</text:a>
Command of the Navy of the Armed Forces of Ukraine.</text:p>
      <text:p text:style-name="P4">
<text:a xlink:type="simple" xlink:href="https://armyinform.com.ua/wp-content/uploads/2023/05/morpihy-2.jpg" text:style-name="Internet_20_link" text:visited-style-name="Visited_20_Internet_20_Link">
!(Images/AРМІЯINFORM/2023-05-07T82-00-00-04-00/morpihy-2-150x150.jpg)</text:a>
</text:p>
      <text:p text:style-name="P4">
<text:a xlink:type="simple" xlink:href="https://armyinform.com.ua/wp-content/uploads/2023/05/morpihy-8.jpg" text:style-name="Internet_20_link" text:visited-style-name="Visited_20_Internet_20_Link">
<draw:frame draw:style-name="fr1" draw:name="Image342" text:anchor-type="as-char" svg:width="6.9236in" svg:height="6.9236in" draw:z-index="0">
<draw:image xlink:href="../Images/AРМІЯINFORM/2023-05-07T82-00-00-04-00/morpihy-8-150x150.jpg" xlink:type="simple" xlink:show="embed" xlink:actuate="onLoad" draw:mime-type="image/jpeg"/>
</draw:frame>
</text:a>
</text:p>
      <text:p text:style-name="P4">
<text:a xlink:type="simple" xlink:href="https://armyinform.com.ua/wp-content/uploads/2023/05/morpihy-7.jpg" text:style-name="Internet_20_link" text:visited-style-name="Visited_20_Internet_20_Link">
<draw:frame draw:style-name="fr1" draw:name="Image343" text:anchor-type="as-char" svg:width="6.9236in" svg:height="6.9236in" draw:z-index="0">
<draw:image xlink:href="../Images/AРМІЯINFORM/2023-05-07T82-00-00-04-00/morpihy-7-150x150.jpg" xlink:type="simple" xlink:show="embed" xlink:actuate="onLoad" draw:mime-type="image/jpeg"/>
</draw:frame>
</text:a>
</text:p>
      <text:p text:style-name="P4">
<text:a xlink:type="simple" xlink:href="https://armyinform.com.ua/wp-content/uploads/2023/05/morpihy-6.jpg" text:style-name="Internet_20_link" text:visited-style-name="Visited_20_Internet_20_Link">
<draw:frame draw:style-name="fr1" draw:name="Image344" text:anchor-type="as-char" svg:width="6.9236in" svg:height="6.9236in" draw:z-index="0">
<draw:image xlink:href="../Images/AРМІЯINFORM/2023-05-07T82-00-00-04-00/morpihy-6-150x150.jpg" xlink:type="simple" xlink:show="embed" xlink:actuate="onLoad" draw:mime-type="image/jpeg"/>
</draw:frame>
</text:a>
</text:p>
      <text:p text:style-name="P4">
<text:a xlink:type="simple" xlink:href="https://armyinform.com.ua/wp-content/uploads/2023/05/morpihy-5.jpg" text:style-name="Internet_20_link" text:visited-style-name="Visited_20_Internet_20_Link">
<draw:frame draw:style-name="fr1" draw:name="Image345" text:anchor-type="as-char" svg:width="6.9236in" svg:height="6.9236in" draw:z-index="0">
<draw:image xlink:href="../Images/AРМІЯINFORM/2023-05-07T82-00-00-04-00/morpihy-5-150x150.jpg" xlink:type="simple" xlink:show="embed" xlink:actuate="onLoad" draw:mime-type="image/jpeg"/>
</draw:frame>
</text:a>
</text:p>
      <text:p text:style-name="P4">
<text:a xlink:type="simple" xlink:href="https://armyinform.com.ua/wp-content/uploads/2023/05/morpihy-4.jpg" text:style-name="Internet_20_link" text:visited-style-name="Visited_20_Internet_20_Link">
<draw:frame draw:style-name="fr1" draw:name="Image346" text:anchor-type="as-char" svg:width="6.9236in" svg:height="6.9236in" draw:z-index="0">
<draw:image xlink:href="../Images/AРМІЯINFORM/2023-05-07T82-00-00-04-00/morpihy-4-150x150.jpg" xlink:type="simple" xlink:show="embed" xlink:actuate="onLoad" draw:mime-type="image/jpeg"/>
</draw:frame>
</text:a>
</text:p>
      <text:p text:style-name="P4">
<text:a xlink:type="simple" xlink:href="https://armyinform.com.ua/wp-content/uploads/2023/05/morpihy-3.jpg" text:style-name="Internet_20_link" text:visited-style-name="Visited_20_Internet_20_Link">
<draw:frame draw:style-name="fr1" draw:name="Image347" text:anchor-type="as-char" svg:width="6.9236in" svg:height="6.9236in" draw:z-index="0">
<draw:image xlink:href="../Images/AРМІЯINFORM/2023-05-07T82-00-00-04-00/morpihy-3-150x150.jpg" xlink:type="simple" xlink:show="embed" xlink:actuate="onLoad" draw:mime-type="image/jpeg"/>
</draw:frame>
</text:a>
Despite the tight schedule of everyday tasks, the Marines give a great deal of intensification of various fire training exercises. "After all, every military serviceman must not only thoroughly know his own weapons, but also use successful use, destroying Russian invaders," - the message reads.</text:p>
      <text:p text:style-name="P4">
<text:a xlink:type="simple" xlink:href="https://armyinform.com.ua/wp-content/uploads/2023/05/morpihy-9.jpg" text:style-name="Internet_20_link" text:visited-style-name="Visited_20_Internet_20_Link">
!(Images/AРМІЯINFORM/2023-05-07T82-00-00-04-00/morpihy-9-150x150.jpg)</text:a>
</text:p>
      <text:p text:style-name="P4">
<text:a xlink:type="simple" xlink:href="https://armyinform.com.ua/wp-content/uploads/2023/05/morpihy-15.jpg" text:style-name="Internet_20_link" text:visited-style-name="Visited_20_Internet_20_Link">
<draw:frame draw:style-name="fr1" draw:name="Image348" text:anchor-type="as-char" svg:width="6.9236in" svg:height="6.9236in" draw:z-index="0">
<draw:image xlink:href="../Images/AРМІЯINFORM/2023-05-07T82-00-00-04-00/morpihy-15-150x150.jpg" xlink:type="simple" xlink:show="embed" xlink:actuate="onLoad" draw:mime-type="image/jpeg"/>
</draw:frame>
</text:a>
</text:p>
      <text:p text:style-name="P4">
<text:a xlink:type="simple" xlink:href="https://armyinform.com.ua/wp-content/uploads/2023/05/morpihy-14.jpg" text:style-name="Internet_20_link" text:visited-style-name="Visited_20_Internet_20_Link">
<draw:frame draw:style-name="fr1" draw:name="Image349" text:anchor-type="as-char" svg:width="6.9236in" svg:height="6.9236in" draw:z-index="0">
<draw:image xlink:href="../Images/AРМІЯINFORM/2023-05-07T82-00-00-04-00/morpihy-14-150x150.jpg" xlink:type="simple" xlink:show="embed" xlink:actuate="onLoad" draw:mime-type="image/jpeg"/>
</draw:frame>
</text:a>
</text:p>
      <text:p text:style-name="P4">
<text:a xlink:type="simple" xlink:href="https://armyinform.com.ua/wp-content/uploads/2023/05/morpihy-13.jpg" text:style-name="Internet_20_link" text:visited-style-name="Visited_20_Internet_20_Link">
<draw:frame draw:style-name="fr1" draw:name="Image350" text:anchor-type="as-char" svg:width="6.9236in" svg:height="6.9236in" draw:z-index="0">
<draw:image xlink:href="../Images/AРМІЯINFORM/2023-05-07T82-00-00-04-00/morpihy-13-150x150.jpg" xlink:type="simple" xlink:show="embed" xlink:actuate="onLoad" draw:mime-type="image/jpeg"/>
</draw:frame>
</text:a>
</text:p>
      <text:p text:style-name="P4">
<text:a xlink:type="simple" xlink:href="https://armyinform.com.ua/wp-content/uploads/2023/05/morpihy-11.jpg" text:style-name="Internet_20_link" text:visited-style-name="Visited_20_Internet_20_Link">
<draw:frame draw:style-name="fr1" draw:name="Image351" text:anchor-type="as-char" svg:width="6.9236in" svg:height="6.9236in" draw:z-index="0">
<draw:image xlink:href="../Images/AРМІЯINFORM/2023-05-07T82-00-00-04-00/morpihy-11-150x150.jpg" xlink:type="simple" xlink:show="embed" xlink:actuate="onLoad" draw:mime-type="image/jpeg"/>
</draw:frame>
</text:a>
</text:p>
      <text:p text:style-name="P4">
<text:a xlink:type="simple" xlink:href="https://armyinform.com.ua/wp-content/uploads/2023/05/morpihy-10.jpg" text:style-name="Internet_20_link" text:visited-style-name="Visited_20_Internet_20_Link">
<draw:frame draw:style-name="fr1" draw:name="Image352" text:anchor-type="as-char" svg:width="6.9236in" svg:height="6.9236in" draw:z-index="0">
<draw:image xlink:href="../Images/AРМІЯINFORM/2023-05-07T82-00-00-04-00/morpihy-10-150x150.jpg" xlink:type="simple" xlink:show="embed" xlink:actuate="onLoad" draw:mime-type="image/jpeg"/>
</draw:frame>
</text:a>
</text:p>
      <text:p text:style-name="P4">
News Source: <text:a xlink:type="simple" xlink:href="https://armyinform.com.ua/2023/05/07/morska-pihota-znyshhennya-rosijskyh-okupantiv/" text:style-name="Internet_20_link" text:visited-style-name="Visited_20_Internet_20_Link">
https://armyinform.com.ua/2023/05/07/morska-pihota-znyshhennya-rosijskyh-okupantiv/</text:a>
</text:p>
      <!--NEWS-->
      <text:h text:style-name="P10" text:outline-level="1">
<text:span text:style-name="T4">
The Kremlin's attack will be shown as "victory" - Kirill Budanov</text:span>
</text:h>
      <text:p text:style-name="P4">
Author: ['АРМІЯINFORM']</text:p>
      <text:p text:style-name="P4">
Time: 2023-05-07T83: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udanov-gur.jpg" text:style-name="Internet_20_link" text:visited-style-name="Visited_20_Internet_20_Link">
budanov-gur.jpg</text:a>
', '<text:a xlink:type="simple" xlink:href="https://armyinform.com.ua/wp-content/uploads/2023/05/1.jpeg" text:style-name="Internet_20_link" text:visited-style-name="Visited_20_Internet_20_Link">
1.jpeg</text:a>
', '<text:a xlink:type="simple" xlink:href="https://armyinform.com.ua/wp-content/uploads/2023/05/2-33.jpg" text:style-name="Internet_20_link" text:visited-style-name="Visited_20_Internet_20_Link">
2-33.jpg</text:a>
']</text:p>
      <text:p text:style-name="P4">
Tags: ['STOPRUSSIA', 'АГРЕСІЯ РФ', 'ВТОРГНЕННЯ РФ', 'ГУР МОУ', 'ІНТЕРВ’Ю', 'КИРИЛО БУДАНОВ', 'КОНТРНАСТУП']</text:p>
      <text:p text:style-name="P4">
Category: News</text:p>
      <!--METADATA-->
      <text:p text:style-name="P4">
<draw:frame draw:style-name="fr1" draw:name="Image353" text:anchor-type="as-char" svg:width="6.9236in" svg:height="3.894525in" draw:z-index="0">
<draw:image xlink:href="../Images/AРМІЯINFORM/2023-05-07T83-00-00-04-00/budanov-gur.jpg" xlink:type="simple" xlink:show="embed" xlink:actuate="onLoad" draw:mime-type="image/jpeg"/>
</draw:frame>
Head of the Main Directorate of Intelligence of the Ministry of Defense of Ukraine Major General Kirill Budanov gave an interview to Yahoonews reporters.</text:p>
      <text:p text:style-name="P4">
About it <text:a xlink:type="simple" xlink:href="https://gur.gov.ua/content/ataku-na-kreml-rosiiany-pokazuvatymut-iak-peremohu.html" text:style-name="Internet_20_link" text:visited-style-name="Visited_20_Internet_20_Link">
reports</text:a>
Gur IU press service.</text:p>
      <text:p text:style-name="P4">
"As of now, Russia has neither the military nor the economic, anpolitical potential for attempting to attempt a large-scale offensive anywhere in the Ukraine," said Kirill Budanov, the head of military intelligence.</text:p>
      <text:p text:style-name="P4">
At the same time, according to GUR Chief, the aggressor state is still able to conduct serious defense operations, and this is the problem that Ukraine will have to become.</text:p>
      <text:p text:style-name="P4">
<draw:frame draw:style-name="fr1" draw:name="Image354" text:anchor-type="as-char" svg:width="6.9236in" svg:height="3.890949in" draw:z-index="0">
<draw:image xlink:href="../Images/AРМІЯINFORM/2023-05-07T83-00-00-04-00/1.jpeg" xlink:type="simple" xlink:show="embed" xlink:actuate="onLoad" draw:mime-type="image/jpeg"/>
</draw:frame>
Kirill Budanov also reported that the Russian Federation is trying to accumulate a certain stockparetaket to disrupt the Ukrainian counter -offensive.</text:p>
      <text:p text:style-name="P4">
"However, the truth is that the Russians have erected their missile reserves," said the head of Ukraine's military intelligence.</text:p>
      <text:p text:style-name="P4">
Cyril Budanov compared the enemy fighters of the so-called PECs by the Igraphers of the Regular Army of the aggressor, saying that the Wagnerivtsi have much preparation. At the same time, the leader of the Wagner PEC Prigozhin uses the great loss of their mercenaries in the war to lead a political campaign:</text:p>
      <text:p text:style-name="P4">
“His political future is directly related to his physical survival, because the Russian Federation has too many forces that want to eliminate it. Obviously, it will be more important to defend himself, because for him it is not even a question of exile of a gunmark is a question of life and death, ”Kirill Budanov said.</text:p>
      <text:p text:style-name="P4">
Answering the journalist's questions about the alleged involvement of Ukrainian -specific services in the elimination of a number of Russian public apologists of the Anti -Ukraine war, Kirill Budanov refused to confirm or refute this information:</text:p>
      <text:p text:style-name="P4">
“Don't continue this topic. All I will comment is that we killed the Russians and will kill the Russians anywhere in the world until the full victory of Ukraine, ”the head of the GUR said.</text:p>
      <text:p text:style-name="P4">
<draw:frame draw:style-name="fr1" draw:name="Image355" text:anchor-type="as-char" svg:width="6.9236in" svg:height="4.61393in" draw:z-index="0">
<draw:image xlink:href="../Images/AРМІЯINFORM/2023-05-07T83-00-00-04-00/2-33.jpg" xlink:type="simple" xlink:show="embed" xlink:actuate="onLoad" draw:mime-type="image/jpeg"/>
</draw:frame>
Among other things, Cyril Budanov acknowledged that the Russian Federation is able to act in vinformation space, so even an imaginary rocket attack on the Kremlin will be told as "victory", arguing that, in this way, a larger catastrophe in human history.</text:p>
      <text:p text:style-name="P4">
"It sounds like a joke, but the Russians perceive such nonsense"-explained Major-General Budanov.</text:p>
      <text:p text:style-name="P4">
News Source: <text:a xlink:type="simple" xlink:href="https://armyinform.com.ua/2023/05/07/ataku-na-kreml-rosiyany-pokazuvatymut/" text:style-name="Internet_20_link" text:visited-style-name="Visited_20_Internet_20_Link">
https://armyinform.com.ua/2023/05/07/ataku-na-kreml-rosiyany-pokazuvatymut/</text:a>
</text:p>
      <!--NEWS-->
      <text:h text:style-name="P10" text:outline-level="1">
<text:span text:style-name="T4">
General Valery Zaluzhny met with the General Inspector of the Bundeswehr</text:span>
</text:h>
      <text:p text:style-name="P4">
Author: ['АРМІЯINFORM']</text:p>
      <text:p text:style-name="P4">
Time: 2023-05-07T84:00:00-04:00</text:p>
      <text:p text:style-name="P4">
Description: About the core of the Zbroyni forces of Ukraine, I had to have a dick at his telegram-channel. “Buv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zustrich-zaluzhnyj.jpg" text:style-name="Internet_20_link" text:visited-style-name="Visited_20_Internet_20_Link">
zustrich-zaluzhnyj.jpg</text:a>
']</text:p>
      <text:p text:style-name="P4">
Tags: ['ВАЛЕРІЙ ЗАЛУЖНИЙ', 'ГОЛОВНОКОМАНДУВАЧ ЗБРОЙНИХ СИЛ УКРАЇНИ', 'НІМЕЧЧИНА']</text:p>
      <text:p text:style-name="P4">
Category: News</text:p>
      <!--METADATA-->
      <text:p text:style-name="P4">
<draw:frame draw:style-name="fr1" draw:name="Image356" text:anchor-type="as-char" svg:width="6.9236in" svg:height="4.872163in" draw:z-index="0">
<draw:image xlink:href="../Images/AРМІЯINFORM/2023-05-07T84-00-00-04-00/zustrich-zaluzhnyj.jpg" xlink:type="simple" xlink:show="embed" xlink:actuate="onLoad" draw:mime-type="image/jpeg"/>
</draw:frame>
The Commander -in -Chief of the Armed Forces of Ukraine <text:a xlink:type="simple" xlink:href="https://t.me/CinCAFU/494" text:style-name="Internet_20_link" text:visited-style-name="Visited_20_Internet_20_Link">
reported</text:a>
In his telegram channel.</text:p>
      <text:p text:style-name="P4">
“He was glad to welcome this week to Ukraine on an official visit to General Inspector General Karstin Broirer.</text:p>
      <text:p text:style-name="P4">
They conducted a constructive conversation. He described the situation on the front of the safety and defense forces for future actions for the liberation of our territory.</text:p>
      <text:p text:style-name="P4">
He thanked for Germany's military assistance: IRIS-T anti-aircraft missile components, anti-aircraft self-propelled Gepard artillery installations, tanks and other weapons. He expressed his hope that in the future, all the stuffiers will make the right decision and Ukraine will receive F-16 aircraft.</text:p>
      <text:p text:style-name="P4">
With General Brourus, they emphasized the importance of continuing to support Ukraine and in the future, agreed to be in touch and do everything possible to reinforce our defense capability.</text:p>
      <text:p text:style-name="P4">
Together to victory!" - wrote Valery Zaluzhny.</text:p>
      <text:p text:style-name="P4">
News Source: <text:a xlink:type="simple" xlink:href="https://armyinform.com.ua/2023/05/07/general-valerij-zaluzhnyj-zustrivsya-z-generalnym-inspektorom-bundesveru/" text:style-name="Internet_20_link" text:visited-style-name="Visited_20_Internet_20_Link">
https://armyinform.com.ua/2023/05/07/general-valerij-zaluzhnyj-zustrivsya-z-generalnym-inspektorom-bundesveru/</text:a>
</text:p>
      <!--NEWS-->
      <text:h text:style-name="P10" text:outline-level="1">
<text:span text:style-name="T4">
The invaders evacuate civilian Ukrainians to Berdyansk to cover their troops - Natalia Humeniuk</text:span>
</text:h>
      <text:p text:style-name="P4">
Author: ['АРМІЯINFORM']</text:p>
      <text:p text:style-name="P4">
Time: 2023-05-07T85:00:00-04:00</text:p>
      <text:p text:style-name="P4">
Description: Vorog Vyvyu to Berdyansk Meshkantsiv Timchasovo Okhorizko Terrhy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 'ВІЙНА', 'ВТОРГНЕННЯ РФ', 'НАТАЛІЯ ГУМЕНЮК', 'ТЕЛЕМАРАФОН "ЄДИНІ НОВИНИ"']</text:p>
      <text:p text:style-name="P4">
Category: News</text:p>
      <!--METADATA-->
      <text:p text:style-name="P4">
<draw:frame draw:style-name="fr1" draw:name="Image357" text:anchor-type="as-char" svg:width="6.9236in" svg:height="4.61393in" draw:z-index="0">
<draw:image xlink:href="../Images/AРМІЯINFORM/2023-05-07T85-00-00-04-00/photo_2022-11-16_13-45-44.jpg" xlink:type="simple" xlink:show="embed" xlink:actuate="onLoad" draw:mime-type="image/jpeg"/>
</draw:frame>
The enemy takes to the Berdyansk residents of the temporarily occupied territories of the Zaporozhye and Kherson regions in order to create the illusion of concern for the prosecutors and at the expense of them to protect their units, which they deploy new borders. The head of the united coordination press center of defense forces of southern Ukrainian captain Natalia Humeniuk reported this on the national marathon "Unified News".</text:p>
      <text:p text:style-name="P4">
“We see imitation of concern for the local population every time the pervasive burns a little. We saw their action on the right bank when they were "active" about the movement of the local population. We see this in the left on the left bank of Kherson region, when we see that they find pseudo-turning to evacuate people deeper-to where they equip their boundaries, and, accordingly, try to place and launch the tampets and cover themselves with local residents.</text:p>
      <text:p text:style-name="P4">
We observe that exported people in this way fill these places, the devorog tries to place their equipment and units, ”Natalia Gumenyuk said.</text:p>
      <text:p text:style-name="P4">
When asked by the presenters - whether the enemy really considers the occupied Berdyansk for himself, the head of the united coordination press center of the forces of the South Ukrainian Defense forces replied that the invaders did not consider so, but they want to convince others. "Transportation of the population to Berdyansk is an attempt to demonstrate that it is safer places," the officer said.</text:p>
      <text:p text:style-name="P4">
As <text:a xlink:type="simple" xlink:href="https://armyinform.com.ua/2023/05/04/ganna-malyar-pasporty-cze-gibrydna-zbroya-rosijskoyi-federacziyi/" text:style-name="Internet_20_link" text:visited-style-name="Visited_20_Internet_20_Link">
reported</text:a>
Armyinform, Passports of the Russian Federation - Ceybrid weapons of the Russian Federation.</text:p>
      <text:p text:style-name="P4">
The Russian Federation is not only fighting rockets, artillery, propaganda, information and psychological operations, but also with its passports. About it writes in his Telegram-channels the Minister of Defense of Ukraine Anna Malyar.</text:p>
      <text:p text:style-name="P4">
It is a directional, well -designed, large -scale campaign that they implemented generously in 2014 as one of the elements of cooking for war.</text:p>
      <text:p text:style-name="P4">
They now use certification to strengthen their criminal regimen of temporarily occupied territories of Ukraine.</text:p>
      <text:p text:style-name="P4">
News Source: <text:a xlink:type="simple" xlink:href="https://armyinform.com.ua/2023/05/07/evakuacziya-okupantamy-czyvilnyh-ukrayincziv-do-berdyanska-cze-namagannya-prykryty-nymy-svoyi-vijska-nataliya-gumenyuk/" text:style-name="Internet_20_link" text:visited-style-name="Visited_20_Internet_20_Link">
https://armyinform.com.ua/2023/05/07/evakuacziya-okupantamy-czyvilnyh-ukrayincziv-do-berdyanska-cze-namagannya-prykryty-nymy-svoyi-vijska-nataliya-gumenyuk/</text:a>
</text:p>
      <!--NEWS-->
      <text:h text:style-name="P10" text:outline-level="1">
<text:span text:style-name="T4">
Makosha special forces returned to the Armed Forces after a serious injury</text:span>
</text:h>
      <text:p text:style-name="P4">
Author: ['АРМІЯINFORM']</text:p>
      <text:p text:style-name="P4">
Time: 2023-05-07T86:00:00-04:00</text:p>
      <text:p text:style-name="P4">
Description: The zhovtni 2020 at the Matterial “Zavdannya for Rosvіdnikiv could be on one Kvitka one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oleksandr-makovej.jpg" text:style-name="Internet_20_link" text:visited-style-name="Visited_20_Internet_20_Link">
oleksandr-makovej.jpg</text:a>
', '<text:a xlink:type="simple" xlink:href="https://armyinform.com.ua/wp-content/uploads/2023/05/1-33-150x150.jpg" text:style-name="Internet_20_link" text:visited-style-name="Visited_20_Internet_20_Link">
1-33-150x150.jpg</text:a>
', '<text:a xlink:type="simple" xlink:href="https://armyinform.com.ua/wp-content/uploads/2023/05/2-34-150x150.jpg" text:style-name="Internet_20_link" text:visited-style-name="Visited_20_Internet_20_Link">
2-34-150x150.jpg</text:a>
', '<text:a xlink:type="simple" xlink:href="https://armyinform.com.ua/wp-content/uploads/2023/05/3-33-150x150.jpg" text:style-name="Internet_20_link" text:visited-style-name="Visited_20_Internet_20_Link">
3-33-150x150.jpg</text:a>
']</text:p>
      <text:p text:style-name="P4">
Tags: ['ВІЙСЬКОВІ МЕДИКИ', 'ЗАХИСНИКИ УКРАЇНИ', 'ОРДЕН "ЗА МУЖНІСТЬ"']</text:p>
      <text:p text:style-name="P4">
Category: News</text:p>
      <!--METADATA-->
      <text:p text:style-name="P4">
<draw:frame draw:style-name="fr1" draw:name="Image358" text:anchor-type="as-char" svg:width="6.9236in" svg:height="4.615733in" draw:z-index="0">
<draw:image xlink:href="../Images/AРМІЯINFORM/2023-05-07T86-00-00-04-00/oleksandr-makovej.jpg" xlink:type="simple" xlink:show="embed" xlink:actuate="onLoad" draw:mime-type="image/jpeg"/>
</draw:frame>
In October 2020 in <text:a xlink:type="simple" xlink:href="https://armyinform.com.ua/2020/10/21/cze-zavdannya-dlya-rozvidnykiv-moglo-staty-kvytkom-v-odyn-kinecz/" text:style-name="Internet_20_link" text:visited-style-name="Visited_20_Internet_20_Link">
material</text:a>
"This task for intelligence could be a ticket at one end ..." We talked about the heroic-Ukrainian war, the Cavalier of the Order "For Courage", special forces Aolexander Makovei, who was seriously injured. And so, despite the trauma to Tedago treatment, the Ukrainian defender "Makosh" returned to the ranks of armed force to defend the Motherland.</text:p>
      <text:p text:style-name="P4">
About it <text:a xlink:type="simple" xlink:href="https://www.facebook.com/moz.ukr/posts/pfbid0JcNUQKoaNE8pXhPsqKHMTnYYZ928kvAX1DtTggx6CxMNJ9PcyqZ744Qof2Dpmcb3l" text:style-name="Internet_20_link" text:visited-style-name="Visited_20_Internet_20_Link">
reports</text:a>
Ministry of Health of Ukraine.</text:p>
      <text:p text:style-name="P4">
In a peaceful life, 37-year-old Alexander Makovei from Khmelnytsky, or Makosha, is not a lot of his brothers-a painter.</text:p>
      <text:p text:style-name="P4">
In 2009, Alexander signed a contract with the Armed Forces, and in 2014 he could not remain aister, so he went to the area of hostilities-first to Slavyansk, apothim to the Donetsk airport and for a few other directions at that time. was to leave the service.</text:p>
      <text:p text:style-name="P4">
<text:span text:style-name="T4">
 Despite the past injuries, after February 24, Alexander appealed to the Tax Code and defend our land in the east - in the areas of Severodonetsk Talisichansk. </text:span>
 **</text:p>
      <text:p text:style-name="P4">
During one of the mortar shelling, the fighter was gunshot wounded and lower extremities. Emergency medical care and first treatment were provided to Kramatorsk, and then there was a long way to treat the Dnipro Ichmelnitsky Regional Hospital of War Veterans and 8 surgical interventions.</text:p>
      <text:p text:style-name="P4">
<text:a xlink:type="simple" xlink:href="https://armyinform.com.ua/wp-content/uploads/2023/05/1-33.jpg" text:style-name="Internet_20_link" text:visited-style-name="Visited_20_Internet_20_Link">
!(Images/AРМІЯINFORM/2023-05-07T86-00-00-04-00/1-33-150x150.jpg)</text:a>
</text:p>
      <text:p text:style-name="P4">
<text:a xlink:type="simple" xlink:href="https://armyinform.com.ua/wp-content/uploads/2023/05/2-34.jpg" text:style-name="Internet_20_link" text:visited-style-name="Visited_20_Internet_20_Link">
<draw:frame draw:style-name="fr1" draw:name="Image359" text:anchor-type="as-char" svg:width="6.9236in" svg:height="6.9236in" draw:z-index="0">
<draw:image xlink:href="../Images/AРМІЯINFORM/2023-05-07T86-00-00-04-00/2-34-150x150.jpg" xlink:type="simple" xlink:show="embed" xlink:actuate="onLoad" draw:mime-type="image/jpeg"/>
</draw:frame>
</text:a>
</text:p>
      <text:p text:style-name="P4">
<text:a xlink:type="simple" xlink:href="https://armyinform.com.ua/wp-content/uploads/2023/05/3-33.jpg" text:style-name="Internet_20_link" text:visited-style-name="Visited_20_Internet_20_Link">
<draw:frame draw:style-name="fr1" draw:name="Image360" text:anchor-type="as-char" svg:width="6.9236in" svg:height="6.9236in" draw:z-index="0">
<draw:image xlink:href="../Images/AРМІЯINFORM/2023-05-07T86-00-00-04-00/3-33-150x150.jpg" xlink:type="simple" xlink:show="embed" xlink:actuate="onLoad" draw:mime-type="image/jpeg"/>
</draw:frame>
</text:a>
Already in early April this year, despite the long way of treatment and rehabilitation, Alexander returned to his part in eastern Ukraine for further protection of the mansion from the occupiers.</text:p>
      <text:p text:style-name="P4">
Awards were awards for service in the east of the country: the Order of Courage and the Minister of Defense for Military Valor.</text:p>
      <text:p text:style-name="P4">
Thanks to such "steel" and brave soldiers, Ukraine will retain its independence and will win the enemy.</text:p>
      <text:p text:style-name="P4">
<text:span text:style-name="T4">
 Low bow hero and thanks to doctors!</text:span>
</text:p>
      <text:p text:style-name="P4">
News Source: <text:a xlink:type="simple" xlink:href="https://armyinform.com.ua/2023/05/07/speczpryznachenecz-makosha-povernuvsya/" text:style-name="Internet_20_link" text:visited-style-name="Visited_20_Internet_20_Link">
https://armyinform.com.ua/2023/05/07/speczpryznachenecz-makosha-povernuvsya/</text:a>
</text:p>
      <!--NEWS-->
      <text:h text:style-name="P10" text:outline-level="1">
<text:span text:style-name="T4">
The Defense Forces per day eliminated three warehouses and an enemy anti-aircraft-missile complex</text:span>
</text:h>
      <text:p text:style-name="P4">
Author: ['АРМІЯINFORM']</text:p>
      <text:p text:style-name="P4">
Time: 2023-05-07T87:00:00-04:00</text:p>
      <text:p text:style-name="P4">
Description: Avіaatsіya defense forces for Dob took 6 hit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ВТРАТИ ВОРОГА', 'ГШ ЗСУ', 'ОПЕРАТИВНА ІНФОРМАЦІЯ', 'ХРОНІКА ОБОРОНИ']</text:p>
      <text:p text:style-name="P4">
Category: News</text:p>
      <!--METADATA-->
      <text:p text:style-name="P4">
<draw:frame draw:style-name="fr1" draw:name="Image361" text:anchor-type="as-char" svg:width="6.9236in" svg:height="4.608521in" draw:z-index="0">
<draw:image xlink:href="../Images/AРМІЯINFORM/2023-05-07T87-00-00-04-00/vtraty-voroga.jpg" xlink:type="simple" xlink:show="embed" xlink:actuate="onLoad" draw:mime-type="image/jpeg"/>
</draw:frame>
Illustrative Photo / General Armed Forces <text:span text:style-name="T4">
 🔥 Situation on Russian invasion </text:span>
</text:p>
      <text:p text:style-name="P4">
Aviation of defense forces per day struck 6 strokes in the areas of concentration of personnel and military equipment of the enemy, as well as a blow to the hostile anti -aircraft missile complex.</text:p>
      <text:p text:style-name="P4">
About it <text:a xlink:type="simple" xlink:href="https://www.facebook.com/GeneralStaff.ua/posts/pfbid0Epe4mKdvePrp1awKF4CYnYN6VAkq25ePTfLgcykeqUcwsXqPDp351yAiPb6unYCBl" text:style-name="Internet_20_link" text:visited-style-name="Visited_20_Internet_20_Link">
reports</text:a>
General Staff of the Armed Forces of Ukraine.</text:p>
      <text:p text:style-name="P4">
In turn, the units of rocket troops and artillery were struck by 2 points of management, 2 areas of concentration of weapons and military equipment of the enemy, as well as 3 warehouses of ammunition of the enemy.</text:p>
      <text:p text:style-name="P4">
News Source: <text:a xlink:type="simple" xlink:href="https://armyinform.com.ua/2023/05/07/syly-oborony-za-dobu-likviduvaly-try-sklady/" text:style-name="Internet_20_link" text:visited-style-name="Visited_20_Internet_20_Link">
https://armyinform.com.ua/2023/05/07/syly-oborony-za-dobu-likviduvaly-try-sklady/</text:a>
</text:p>
      <!--NEWS-->
      <text:h text:style-name="P10" text:outline-level="1">
<text:span text:style-name="T4">
"Activation of rocket terror of the Russian Federation is an element of psychological pressure on Ukrainians" - Natalia Humeniuk</text:span>
</text:h>
      <text:p text:style-name="P4">
Author: ['АРМІЯINFORM']</text:p>
      <text:p text:style-name="P4">
Time: 2023-05-07T88:00:00-04:00</text:p>
      <text:p text:style-name="P4">
Description: Zbilshennya Kilko missile attacks of the same іmitatsiy with the Russian Element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gumenyuk2.jpg" text:style-name="Internet_20_link" text:visited-style-name="Visited_20_Internet_20_Link">
gumenyuk2.jpg</text:a>
']</text:p>
      <text:p text:style-name="P4">
Tags: ['STOPRUSSIA', 'АГРЕСІЯ РФ', 'ВІЙНА', 'ВТОРГНЕННЯ РФ', 'НАТАЛІЯ ГУМЕНЮК', 'ТЕЛЕМАРАФОН "ЄДИНІ НОВИНИ"']</text:p>
      <text:p text:style-name="P4">
Category: News</text:p>
      <!--METADATA-->
      <text:p text:style-name="P4">
<draw:frame draw:style-name="fr1" draw:name="Image362" text:anchor-type="as-char" svg:width="6.9236in" svg:height="3.4618in" draw:z-index="0">
<draw:image xlink:href="../Images/AРМІЯINFORM/2023-05-07T88-00-00-04-00/gumenyuk2.jpg" xlink:type="simple" xlink:show="embed" xlink:actuate="onLoad" draw:mime-type="image/jpeg"/>
</draw:frame>
Increasing the number of rocket attacks and their imitation by the Russian Federation is an element of psychological pressure on Ukrainians and a component of a hybrid war, which provides for the same timely use of both military and non -military means in the war. Tactics of intimidation are used by the invaders because real tools are becoming less and less. The head of the united coordination press center of defense forces of southern Ukrainian captain Natalia Humeniuk reported this on the national marathon "Unified News".</text:p>
      <ul>
        <li>
It is also an element of psychological pressure, it is necessary to realize that in the hybridworms really used a lot of elements of influence on the population of Ukraine. In addition to directly fiery influence, there is both moral and psychological distinction and energy. They have already tried - they tried to check us in the difficult conditions of household life. They try to use different tactics - they deplete our air defense system, and try to find a way to circumvent it. All because they do not have the sustainable stock that can act. That is, they are already used that they have spacked - high -precision weapons are already saving a little, while they are still useful, which is why they are tested and checked, where is the protruding defense system, - said Natalia Humeniuk.</li>
      </ul>
      <text:p text:style-name="P4">
News Source: <text:a xlink:type="simple" xlink:href="https://armyinform.com.ua/2023/05/07/aktyvizacziya-raketnogo-teroru-rf-cze-element-psyhologichnogo-tysku-na-ukrayincziv-nataliya-gumenyuk/" text:style-name="Internet_20_link" text:visited-style-name="Visited_20_Internet_20_Link">
https://armyinform.com.ua/2023/05/07/aktyvizacziya-raketnogo-teroru-rf-cze-element-psyhologichnogo-tysku-na-ukrayincziv-nataliya-gumenyuk/</text:a>
</text:p>
      <!--NEWS-->
      <text:h text:style-name="P10" text:outline-level="1">
<text:span text:style-name="T4">
The occupiers have turned the "evacuation" into mass looting of temporarily occupied territories</text:span>
</text:h>
      <text:p text:style-name="P4">
Author: ['АРМІЯINFORM']</text:p>
      <text:p text:style-name="P4">
Time: 2023-05-07T89:00:00-04:00</text:p>
      <text:p text:style-name="P4">
Description: PID drive of peaceful residents of Rosiyskіki Passes Vyvosit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armiya-maroderov.jpg" text:style-name="Internet_20_link" text:visited-style-name="Visited_20_Internet_20_Link">
armiya-maroderov.jpg</text:a>
']</text:p>
      <text:p text:style-name="P4">
Tags: ['STOPRUSSIA', 'АГРЕСІЯ РФ', 'ВОЄННІ ЗЛОЧИНИ ЗС РФ', 'ВТОРГНЕННЯ РФ', 'ГШ ЗСУ', 'ЗАПОРІЖЖЯ', 'МАРОДЕРИ', 'ОПЕРАТИВНА ІНФОРМАЦІЯ', 'ТИМЧАСОВО ОКУПОВАНІ ТЕРИТОРІЇ']</text:p>
      <text:p text:style-name="P4">
Category: News</text:p>
      <!--METADATA-->
      <text:p text:style-name="P4">
<draw:frame draw:style-name="fr1" draw:name="Image363" text:anchor-type="as-char" svg:width="6.9236in" svg:height="3.894525in" draw:z-index="0">
<draw:image xlink:href="../Images/AРМІЯINFORM/2023-05-07T89-00-00-04-00/armiya-maroderov.jpg" xlink:type="simple" xlink:show="embed" xlink:actuate="onLoad" draw:mime-type="image/jpeg"/>
</draw:frame>
Army of marauders. Collage: 24 Channel <text:span text:style-name="T4">
 🔥 Situation on Russian invasion </text:span>
</text:p>
      <text:p text:style-name="P4">
Under the pretext of evacuation of civilians, Russian invaders continue exported -based property from the frontal settlements of the temporarily captured territories of Zaporizhzhya region.</text:p>
      <text:p text:style-name="P4">
About it <text:a xlink:type="simple" xlink:href="https://www.facebook.com/GeneralStaff.ua/posts/pfbid0Epe4mKdvePrp1awKF4CYnYN6VAkq25ePTfLgcykeqUcwsXqPDp351yAiPb6unYCBl" text:style-name="Internet_20_link" text:visited-style-name="Visited_20_Internet_20_Link">
reports</text:a>
General Staff of the Armed Forces of Ukraine.</text:p>
      <text:p text:style-name="P4">
“Yes, in Mikhailovka, the evacuation of all property together with the employees of enemy financial institutions on stolen from local residents was recorded. Also, 15 buses arrived in the Dnieper for evacuation of representatives of the Russian occupation administration and the so -called "People's Militia" together with their families. Soldiers of Russian Okupamenti Vivsk are robbing of office equipment massively and stolen light -causing vehicles, ”the General Staff of the Armed Forces reports.</text:p>
      <text:p text:style-name="P4">
News Source: <text:a xlink:type="simple" xlink:href="https://armyinform.com.ua/2023/05/07/okupanty-peretvoryly-evakuacziyu-na-masove-maroderstvo/" text:style-name="Internet_20_link" text:visited-style-name="Visited_20_Internet_20_Link">
https://armyinform.com.ua/2023/05/07/okupanty-peretvoryly-evakuacziyu-na-masove-maroderstvo/</text:a>
</text:p>
      <!--NEWS-->
      <text:h text:style-name="P10" text:outline-level="1">
<text:span text:style-name="T4">
The enemy continues to take offensive actions in the Bakhmut direction - the GS of the Armed Forces</text:span>
</text:h>
      <text:p text:style-name="P4">
Author: ['АРМІЯINFORM']</text:p>
      <text:p text:style-name="P4">
Time: 2023-05-07T90:00:00-04:00</text:p>
      <text:p text:style-name="P4">
Description: About the General Headquarters of the Zbroyshany forces of Ukraine. “Trivoye is in the MISTI ... War with Ukraine 2022, the war with Ukraine is the latest news today, the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5/bahmut-associated-press.jpeg" text:style-name="Internet_20_link" text:visited-style-name="Visited_20_Internet_20_Link">
bahmut-associated-press.jpeg</text:a>
']</text:p>
      <text:p text:style-name="P4">
Tags: ['STOPRUSSIA', 'АГРЕСІЯ РФ', 'ВТОРГНЕННЯ РФ', 'ГШ ЗСУ', 'ОПЕРАТИВНА ІНФОРМАЦІЯ']</text:p>
      <text:p text:style-name="P4">
Category: News</text:p>
      <!--METADATA-->
      <text:p text:style-name="P4">
<draw:frame draw:style-name="fr1" draw:name="Image364" text:anchor-type="as-char" svg:width="6.9236in" svg:height="4.330592in" draw:z-index="0">
<draw:image xlink:href="../Images/AРМІЯINFORM/2023-05-07T90-00-00-04-00/bahmut-associated-press.jpeg" xlink:type="simple" xlink:show="embed" xlink:actuate="onLoad" draw:mime-type="image/jpeg"/>
</draw:frame>
Bakhmut fighting. Illustrative Photo / Associated Press <text:span text:style-name="T4">
 🔥 Situation of Russian invasion </text:span>
</text:p>
      <text:p text:style-name="P4">
About it <text:a xlink:type="simple" xlink:href="https://www.facebook.com/GeneralStaff.ua/posts/pfbid0Epe4mKdvePrp1awKF4CYnYN6VAkq25ePTfLgcykeqUcwsXqPDp351yAiPb6unYCBl" text:style-name="Internet_20_link" text:visited-style-name="Visited_20_Internet_20_Link">
reports</text:a>
General Staff of the Armed Forces of Ukraine.</text:p>
      <text:p text:style-name="P4">
“Fighting in Bakhmut is ongoing, the enemy fired at the city with inflammatory taphosphorus ammunition. During the day, the enemy led unsuccessful offensives in the direction of chrome, Ivanovo, time ravine and knock, ”the testimony said.</text:p>
      <text:p text:style-name="P4">
In addition, according to the Armed Forces of the Armed Forces, the enemy struck Bakhmut, Bogdanivka, Kurdyumivka and New York. Zaliznyanske, Orikhovo-Vasylivka, Novomarkove, Markovo, Bakhmut, Ivanivske, Yar, Stupochka, Alexander-Schultine Taleonidivka, Donetsk region were injured.</text:p>
      <text:p text:style-name="P4">
News Source: <text:a xlink:type="simple" xlink:href="https://armyinform.com.ua/2023/05/07/nastupalni-diyi-na-bahmutskomu-napryamku/" text:style-name="Internet_20_link" text:visited-style-name="Visited_20_Internet_20_Link">
https://armyinform.com.ua/2023/05/07/nastupalni-diyi-na-bahmutskomu-napryamku/</text:a>
</text:p>
      <!--NEWS-->
      <text:h text:style-name="P10" text:outline-level="1">
<text:span text:style-name="T4">
The occupiers used the C-300 and X-22 missiles on civilian objects</text:span>
</text:h>
      <text:p text:style-name="P4">
Author: ['АРМІЯINFORM']</text:p>
      <text:p text:style-name="P4">
Time: 2023-05-07T91:00:00-04:00</text:p>
      <text:p text:style-name="P4">
Description: The extension of the opponent was the head of the 8 rocket strokes, Zokrema, 2 missiles of the S-300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s300-zaporizhzhya.jpg" text:style-name="Internet_20_link" text:visited-style-name="Visited_20_Internet_20_Link">
s300-zaporizhzhya.jpg</text:a>
']</text:p>
      <text:p text:style-name="P4">
Tags: ['STOPRUSSIA', 'АГРЕСІЯ РФ', 'ВТОРГНЕННЯ РФ', 'ГШ ЗСУ', 'ОПЕРАТИВНА ІНФОРМАЦІЯ', 'РАКЕТНА НЕБЕЗПЕКА', 'РАКЕТНІ ОБСТРІЛИ']</text:p>
      <text:p text:style-name="P4">
Category: News</text:p>
      <!--METADATA-->
      <text:p text:style-name="P4">
<draw:frame draw:style-name="fr1" draw:name="Image365" text:anchor-type="as-char" svg:width="6.9236in" svg:height="4.615733in" draw:z-index="0">
<draw:image xlink:href="../Images/AРМІЯINFORM/2023-05-07T91-00-00-04-00/s300-zaporizhzhya.jpg" xlink:type="simple" xlink:show="embed" xlink:actuate="onLoad" draw:mime-type="image/jpeg"/>
</draw:frame>
Remains of Russian missile S-300V Zaporozhye, October 2022 <text:span text:style-name="T4">
 🔥 The situation on Russian invasion </text:span>
</text:p>
      <text:p text:style-name="P4">
During this day, the enemy struck 8 rocket strokes, in particular, 2 missiles C-300 were killed in a civilian enterprise in Balakliya in Kharkiv region, resulting in 5 civilian citizens.</text:p>
      <text:p text:style-name="P4">
About it <text:a xlink:type="simple" xlink:href="https://www.facebook.com/GeneralStaff.ua/posts/pfbid0Epe4mKdvePrp1awKF4CYnYN6VAkq25ePTfLgcykeqUcwsXqPDp351yAiPb6unYCBl" text:style-name="Internet_20_link" text:visited-style-name="Visited_20_Internet_20_Link">
reports</text:a>
General Staff of the Armed Forces of Ukraine.</text:p>
      <text:p text:style-name="P4">
"In addition, 5 Russian missiles X-22, the invaders released on civilian objects of the Naikolaev region and one X-22 missile-in Kherson region, without losses," the message goes.</text:p>
      <text:p text:style-name="P4">
Also, according to the General Staff of the Armed Forces, the enemy caused 22 aircraft blows to more than 10 shelling of rocket launchers on positions of troops and Nikopol of Dnipropetrovsk region.</text:p>
      <text:p text:style-name="P4">
"Unfortunately, there are killed and injuries among the civilians, a large -scale house, private homes and other civilian infrastructure," the Armed Forces of the Armed Forces reports.</text:p>
      <text:p text:style-name="P4">
The military warns that the likelihood of rocket and aviation strikes throughout Ukraine remains high.</text:p>
      <text:p text:style-name="P4">
News Source: <text:a xlink:type="simple" xlink:href="https://armyinform.com.ua/2023/05/07/okupanty-zastosuvaly-rakety-s-300-i-h-22-po-czyvilnyh-obyektah/" text:style-name="Internet_20_link" text:visited-style-name="Visited_20_Internet_20_Link">
https://armyinform.com.ua/2023/05/07/okupanty-zastosuvaly-rakety-s-300-i-h-22-po-czyvilnyh-obyektah/</text:a>
</text:p>
      <!--NEWS-->
      <text:h text:style-name="P10" text:outline-level="1">
<text:span text:style-name="T4">
Why do the Russians select boats from Kherson residents</text:span>
</text:h>
      <text:p text:style-name="P4">
Author: ['АРМІЯINFORM']</text:p>
      <text:p text:style-name="P4">
Time: 2023-05-07T92:00:00-04:00</text:p>
      <text:p text:style-name="P4">
Description: Rosiyani to go to the Nasilnitsky Vidchuzhennya Maine on Timchasovo perch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rosijska-kolona.jpg" text:style-name="Internet_20_link" text:visited-style-name="Visited_20_Internet_20_Link">
rosijska-kolona.jpg</text:a>
']</text:p>
      <text:p text:style-name="P4">
Tags: ['ВОЄННІ ЗЛОЧИНИ', 'ДУТА ВЕЛИЧ РОСАРМІЇ', 'МАРОДЕРИ', 'ТИМЧАСОВО ОКУПОВАНІ ТЕРИТОРІЇ', 'ХЕРСОНЩИНА']</text:p>
      <text:p text:style-name="P4">
Category: News</text:p>
      <!--METADATA-->
      <text:p text:style-name="P4">
<draw:frame draw:style-name="fr1" draw:name="Image366" text:anchor-type="as-char" svg:width="6.9236in" svg:height="4.330592in" draw:z-index="0">
<draw:image xlink:href="../Images/AРМІЯINFORM/2023-05-07T92-00-00-04-00/rosijska-kolona.jpg" xlink:type="simple" xlink:show="embed" xlink:actuate="onLoad" draw:mime-type="image/jpeg"/>
</draw:frame>
The invaders. Illustrative photo</text:p>
      <text:p text:style-name="P4">
The Russians continue measures for the violent alienation of property in the temporary -corresponding territories.</text:p>
      <text:p text:style-name="P4">
About it <text:a xlink:type="simple" xlink:href="https://sprotyv.mod.gov.ua/na-hersonshhyni-rosiyany-vidbyrayut-v-mistsevyh-katery/" text:style-name="Internet_20_link" text:visited-style-name="Visited_20_Internet_20_Link">
reports</text:a>
The Center for National Resistance to Special Forces.</text:p>
      <text:p text:style-name="P4">
In particular, on the temporarily occupied left bank of the Kherson region, the representatives of occupation administrations are selected from the local population of the cater. In this way, they try to reduce the deficiency of fuel facilities in the formation of the CHP.</text:p>
      <text:p text:style-name="P4">
“Currently, the occupiers have problems with logistics on the south of Ukraine. The deputy Minister of Defense of the Russian Federation Yunusbek Evkurov, who has been plans to provide boats of Russian units, is responsible, ”the CNS's testimony reads.</text:p>
      <text:p text:style-name="P4">
News Source: <text:a xlink:type="simple" xlink:href="https://armyinform.com.ua/2023/05/07/dlya-chogo-rosiyany-vidbyrayut-katery-v-zhyteliv-hersonshhyny/" text:style-name="Internet_20_link" text:visited-style-name="Visited_20_Internet_20_Link">
https://armyinform.com.ua/2023/05/07/dlya-chogo-rosiyany-vidbyrayut-katery-v-zhyteliv-hersonshhyny/</text:a>
</text:p>
      <!--NEWS-->
      <text:h text:style-name="P10" text:outline-level="1">
<text:span text:style-name="T4">
"Everyone who helps Ukraine to return security, who presses on Russia - all are defenders of peace" - Volodymyr Zelenskyy</text:span>
</text:h>
      <text:p text:style-name="P4">
Author: ['АРМІЯINFORM']</text:p>
      <text:p text:style-name="P4">
Time: 2023-05-07T93:00:00-04:00</text:p>
      <text:p text:style-name="P4">
Description: https://youtu.be/O5uTN_TED24    Бажаю здоровʼя, шановні українці!   Завершується ц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text:span text:style-name="T4">
 _ I wish health, dear Ukrainians!_ </text:span>
</text:p>
      <text:p text:style-name="P4">
This week ends - very fruitful for Ukraine. And these days we are actively active in new events in May and June. We must make this time not less fertile both in the supply of weapons for our soldiers and in decisions for Ukraine, in negotiations with our partners.</text:p>
      <text:p text:style-name="P4">
The legislative initiative was important for our society. The preparation of sanctions against the aggressor is ongoing. We are waiting for international meetings in Kiev. We are talking to partners about weapons that will help you to do more for the sake of restoring peace.</text:p>
      <text:p text:style-name="P4">
This week, our various partners were distinguished in helping Ukraine, in helping Ukrainians. From the United States to New Zealand, from the Netherlands and Belgium Croatia. Northern Europe - Norway, Denmark, Sweden, Finland, Iceland. I thank every partner decision to support Ukraine!</text:p>
      <text:p text:style-name="P4">
We are working out in great detail with our other partners new steps in the help of Ukraine, we expect them in the near future - just what is needed for our power, to protect our sky, for justice against terrorists and for the fastest restoration of peace for all Ukrainian land. I will definitely inform about those decisions that can be spoken in public.</text:p>
      <text:p text:style-name="P4">
It is very important that the world knows about every fact of Russian terror against our people. That the world speaks what the terrorist state is doing and how we love life. I am grateful to everyone and everyone who helps us, spreading the truth about Russian blows and shelling, about the cruelty of the invaders who are not invited for a day!</text:p>
      <text:p text:style-name="P4">
Permanent Russian terror against Nikopol, brutal shelling of Kherson Joblast, blows in Kharkiv and region, terror against villages in the border areas in the external and Sumy region, hell in the Donets For people. My condolences to my relatives, loved ones.</text:p>
      <text:p text:style-name="P4">
Safety is the main target for Russia. Both in our country and everywhere in the Uevrop, everywhere in the free world. Destroying safety, carrying death and chaos is a terrorist state. And all who help Ukraine to return the safety, all who strengthen partnerships between countries in Europe for the sake of security, for the sake of common force, all who press on the terrorist state are all defenders of the Mir. I thank everyone and everyone in the world who with Ukraine, who supports our military!</text:p>
      <text:p text:style-name="P4">
Glory to all our soldiers, who is now in battle, at combat posts and at combat operations!57 Separate Motor Infantry Brigade, 93rd Mechanized Brigade. Thank you all the guys for the heroic protection of positions, for the exemplary stability!Just fellows</text:p>
      <text:p text:style-name="P4">
In the Tavria direction, there are also results that are worth noting, also the Ebures, who have something to thank today.</text:p>
      <text:p text:style-name="P4">
Seventystyevika paratroopers and artillerymen of the 55th Separate Brigade "Zaporozhye"-thank you, warriors, for your courage and power!</text:p>
      <text:p text:style-name="P4">
Fighters of the 128th Separate Mountain Outstone Brigade and Marines of the 35th Separate Brigadimon of the counter-Admiral Mikhail Ostrogradsky-thank you!</text:p>
      <text:p text:style-name="P4">
Thank you every warrior, thank everyone and everyone for every success on the battlefield!</text:p>
      <text:p text:style-name="P4">
<text:span text:style-name="T4">
 _ Glory to you, Ukrainian heroes!_ </text:span>
</text:p>
      <text:p text:style-name="P4">
<text:span text:style-name="T4">
<text:span text:style-name="T5">
Glory to Ukraine!</text:span>
</text:span>
</text:p>
      <text:p text:style-name="P4">
<text:span text:style-name="T4">
 Source: </text:span>
 _ <text:a xlink:type="simple" xlink:href="https://www.president.gov.ua/news/usi-hto-dopomagaye-ukrayini-povertati-bezpeku-hto-tisne-na-r-82757" text:style-name="Internet_20_link" text:visited-style-name="Visited_20_Internet_20_Link">
Presidential Office of Ukraine</text:a>
_</text:p>
      <text:p text:style-name="P4">
News Source: <text:a xlink:type="simple" xlink:href="https://armyinform.com.ua/2023/05/07/usi-hto-dopomagaye-ukrayini-povertaty-bezpeku-hto-tysne-na-rosiyu-usi-ye-zahysnykamy-myru-volodymyr-zelenskyj/" text:style-name="Internet_20_link" text:visited-style-name="Visited_20_Internet_20_Link">
https://armyinform.com.ua/2023/05/07/usi-hto-dopomagaye-ukrayini-povertaty-bezpeku-hto-tysne-na-rosiyu-usi-ye-zahysnykamy-myru-volodymyr-zelenskyj/</text:a>
</text:p>
      <!--NEWS-->
      <text:h text:style-name="P10" text:outline-level="1">
<text:span text:style-name="T4">
Volunteers arranged a holiday for graduates of the Interflex Educational Operation course</text:span>
</text:h>
      <text:p text:style-name="P4">
Author: ['АРМІЯINFORM']</text:p>
      <text:p text:style-name="P4">
Time: 2023-05-07T94:00:00-04:00</text:p>
      <text:p text:style-name="P4">
Description: SPILENDIA, SHIRITH, TALANOVITH, GOODSHING, єDNITY SLOV TALL TO NAMENTED, SUMPLY DIRECTION ...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5636456_155094857532720_6249381764547840462_n.jpg" text:style-name="Internet_20_link" text:visited-style-name="Visited_20_Internet_20_Link">
345636456_155094857532720_6249381764547840462_n.jpg</text:a>
', '<text:a xlink:type="simple" xlink:href="https://armyinform.com.ua/wp-content/uploads/2023/05/345448216_189139480684883_4717094535030040264_n-150x150.jpg" text:style-name="Internet_20_link" text:visited-style-name="Visited_20_Internet_20_Link">
345448216_189139480684883_4717094535030040264_n-150x150.jpg</text:a>
', '<text:a xlink:type="simple" xlink:href="https://armyinform.com.ua/wp-content/uploads/2023/05/345636456_155094857532720_6249381764547840462_n-1-150x150.jpg" text:style-name="Internet_20_link" text:visited-style-name="Visited_20_Internet_20_Link">
345636456_155094857532720_6249381764547840462_n-1-150x150.jpg</text:a>
', '<text:a xlink:type="simple" xlink:href="https://armyinform.com.ua/wp-content/uploads/2023/05/345656213_1068927070733263_3228535617138519815_n-150x150.jpg" text:style-name="Internet_20_link" text:visited-style-name="Visited_20_Internet_20_Link">
345656213_1068927070733263_3228535617138519815_n-150x150.jpg</text:a>
', '<text:a xlink:type="simple" xlink:href="https://armyinform.com.ua/wp-content/uploads/2023/05/345583080_252262240623643_7751291006141129730_n-150x150.jpg" text:style-name="Internet_20_link" text:visited-style-name="Visited_20_Internet_20_Link">
345583080_252262240623643_7751291006141129730_n-150x150.jpg</text:a>
', '<text:a xlink:type="simple" xlink:href="https://armyinform.com.ua/wp-content/uploads/2023/05/345447145_1278120699773830_3953229698959944964_n-150x150.jpg" text:style-name="Internet_20_link" text:visited-style-name="Visited_20_Internet_20_Link">
345447145_1278120699773830_3953229698959944964_n-150x150.jpg</text:a>
', '<text:a xlink:type="simple" xlink:href="https://armyinform.com.ua/wp-content/uploads/2023/05/345427576_180460174556863_6910986417877278369_n-150x150.jpg" text:style-name="Internet_20_link" text:visited-style-name="Visited_20_Internet_20_Link">
345427576_180460174556863_6910986417877278369_n-150x150.jpg</text:a>
', '<text:a xlink:type="simple" xlink:href="https://armyinform.com.ua/wp-content/uploads/2023/05/345434608_1775053792888984_5397382409341523533_n-150x150.jpg" text:style-name="Internet_20_link" text:visited-style-name="Visited_20_Internet_20_Link">
345434608_1775053792888984_5397382409341523533_n-150x150.jpg</text:a>
', '<text:a xlink:type="simple" xlink:href="https://armyinform.com.ua/wp-content/uploads/2023/05/345577986_216188781157307_4320975216834275424_n-150x150.jpg" text:style-name="Internet_20_link" text:visited-style-name="Visited_20_Internet_20_Link">
345577986_216188781157307_4320975216834275424_n-150x150.jpg</text:a>
']</text:p>
      <text:p text:style-name="P4">
Tags: ['UKRAINE UK\xa0UNITY', 'ВЕЛИКА БРИТАНІЯ', 'ІНТЕРФЛЕКС']</text:p>
      <text:p text:style-name="P4">
Category: News</text:p>
      <!--METADATA-->
      <text:p text:style-name="P4">
<draw:frame draw:style-name="fr1" draw:name="Image367" text:anchor-type="as-char" svg:width="6.9236in" svg:height="4.615733in" draw:z-index="0">
<draw:image xlink:href="../Images/AРМІЯINFORM/2023-05-07T94-00-00-04-00/345636456_155094857532720_6249381764547840462_n.jpg" xlink:type="simple" xlink:show="embed" xlink:actuate="onLoad" draw:mime-type="image/jpeg"/>
</draw:frame>
Commonwealth, sincerity, talent, hospitality, unity of words and affairs, indomitability of the spirit of volunteers and volunteers of the British NGO "<text:a xlink:type="simple" xlink:href="https://www.facebook.com/UkraineUKUnity" text:style-name="Internet_20_link" text:visited-style-name="Visited_20_Internet_20_Link">
Ukraine ukunity</text:a>
»— «Єдність України та Великої Британії» подарували військовослужбовцямЗбройних Сил України, які пройшли підготовку в рамках багатонаціональноїнавчальної операції «ІНТЕРФЛЕКС» під керівництвом Сполученого КоролівстваВеликої Британії та Північної Ірландії, незабутнє завершення начального курсу.</text:p>
      <text:p text:style-name="P4">
Про це йдеться у<text:a xlink:type="simple" xlink:href="https://www.facebook.com/GeneralStaff.ua/posts/pfbid02pf9MjGxurZ7D5FKoJY4VnoeezZ69sDX7jynvcmuLNESquy3yLjtMvLMLieqkssGWl" text:style-name="Internet_20_link" text:visited-style-name="Visited_20_Internet_20_Link">
повідомленні</text:a>
General Staff of the Armed Forces of Ukraine.</text:p>
      <text:p text:style-name="P4">
Thanks to the talented performers of the Ukrainian choir "Kalina" under the guidance of the Ms. Olena, who performed the Ukrainian language both Ukrainian chorus -classics, and offered the listeners the latest sound of the works, which were fucked by the singing of all present.</text:p>
      <text:p text:style-name="P4">
<text:a xlink:type="simple" xlink:href="https://armyinform.com.ua/wp-content/uploads/2023/05/345448216_189139480684883_4717094535030040264_n.jpg" text:style-name="Internet_20_link" text:visited-style-name="Visited_20_Internet_20_Link">
!(Images/AРМІЯINFORM/2023-05-07T94-00-00-04-00/345448216_189139480684883_4717094535030040264_n-150x150.jpg)</text:a>
</text:p>
      <text:p text:style-name="P4">
<text:a xlink:type="simple" xlink:href="https://armyinform.com.ua/wp-content/uploads/2023/05/345636456_155094857532720_6249381764547840462_n-1.jpg" text:style-name="Internet_20_link" text:visited-style-name="Visited_20_Internet_20_Link">
<draw:frame draw:style-name="fr1" draw:name="Image368" text:anchor-type="as-char" svg:width="6.9236in" svg:height="6.9236in" draw:z-index="0">
<draw:image xlink:href="../Images/AРМІЯINFORM/2023-05-07T94-00-00-04-00/345636456_155094857532720_6249381764547840462_n-1-150x150.jpg" xlink:type="simple" xlink:show="embed" xlink:actuate="onLoad" draw:mime-type="image/jpeg"/>
</draw:frame>
</text:a>
</text:p>
      <text:p text:style-name="P4">
<text:a xlink:type="simple" xlink:href="https://armyinform.com.ua/wp-content/uploads/2023/05/345656213_1068927070733263_3228535617138519815_n.jpg" text:style-name="Internet_20_link" text:visited-style-name="Visited_20_Internet_20_Link">
<draw:frame draw:style-name="fr1" draw:name="Image369" text:anchor-type="as-char" svg:width="6.9236in" svg:height="6.9236in" draw:z-index="0">
<draw:image xlink:href="../Images/AРМІЯINFORM/2023-05-07T94-00-00-04-00/345656213_1068927070733263_3228535617138519815_n-150x150.jpg" xlink:type="simple" xlink:show="embed" xlink:actuate="onLoad" draw:mime-type="image/jpeg"/>
</draw:frame>
</text:a>
The poetic reading of poems written by students and students, written by Russian -year -olds, Ms. Natalia Subotny Ukrainian School of Blessed Virgin Mary in support of the courage and tagging of the pelvic protection defenders of Ukraine, mocked everyone.Incredible tunes and artistic atmosphere were presented to the military personnel of the armed force to the vocalist-executives of the band "ATMasfera", the name of which consists of two words: the "Atma" from the language of Sanskrit is translated as "person" and the word "sphere"-describes what is surrounded by. Therefore, the creativity of the group is cut around the inner world of man, his deep experiences of mortgages, which are heard in the multi -instrumental performance of this team, which invented a new unique sound. "ATMASFERA" combines tools of the world-flute, keyboards, acoustic guitar, electric guitar, bass guitar, mandolin, dombra, buzuki, Darbuk, various percussions, electronmic labels, harp, saxon, bells, bells, bells, bells. sound.</text:p>
      <text:p text:style-name="P4">
<text:a xlink:type="simple" xlink:href="https://armyinform.com.ua/wp-content/uploads/2023/05/345583080_252262240623643_7751291006141129730_n.jpg" text:style-name="Internet_20_link" text:visited-style-name="Visited_20_Internet_20_Link">
!(Images/AРМІЯINFORM/2023-05-07T94-00-00-04-00/345583080_252262240623643_7751291006141129730_n-150x150.jpg)</text:a>
</text:p>
      <text:p text:style-name="P4">
<text:a xlink:type="simple" xlink:href="https://armyinform.com.ua/wp-content/uploads/2023/05/345447145_1278120699773830_3953229698959944964_n.jpg" text:style-name="Internet_20_link" text:visited-style-name="Visited_20_Internet_20_Link">
<draw:frame draw:style-name="fr1" draw:name="Image370" text:anchor-type="as-char" svg:width="6.9236in" svg:height="6.9236in" draw:z-index="0">
<draw:image xlink:href="../Images/AРМІЯINFORM/2023-05-07T94-00-00-04-00/345447145_1278120699773830_3953229698959944964_n-150x150.jpg" xlink:type="simple" xlink:show="embed" xlink:actuate="onLoad" draw:mime-type="image/jpeg"/>
</draw:frame>
</text:a>
</text:p>
      <text:p text:style-name="P4">
<text:a xlink:type="simple" xlink:href="https://armyinform.com.ua/wp-content/uploads/2023/05/345427576_180460174556863_6910986417877278369_n.jpg" text:style-name="Internet_20_link" text:visited-style-name="Visited_20_Internet_20_Link">
<draw:frame draw:style-name="fr1" draw:name="Image371" text:anchor-type="as-char" svg:width="6.9236in" svg:height="6.9236in" draw:z-index="0">
<draw:image xlink:href="../Images/AРМІЯINFORM/2023-05-07T94-00-00-04-00/345427576_180460174556863_6910986417877278369_n-150x150.jpg" xlink:type="simple" xlink:show="embed" xlink:actuate="onLoad" draw:mime-type="image/jpeg"/>
</draw:frame>
</text:a>
</text:p>
      <text:p text:style-name="P4">
<text:a xlink:type="simple" xlink:href="https://armyinform.com.ua/wp-content/uploads/2023/05/345434608_1775053792888984_5397382409341523533_n.jpg" text:style-name="Internet_20_link" text:visited-style-name="Visited_20_Internet_20_Link">
<draw:frame draw:style-name="fr1" draw:name="Image372" text:anchor-type="as-char" svg:width="6.9236in" svg:height="6.9236in" draw:z-index="0">
<draw:image xlink:href="../Images/AРМІЯINFORM/2023-05-07T94-00-00-04-00/345434608_1775053792888984_5397382409341523533_n-150x150.jpg" xlink:type="simple" xlink:show="embed" xlink:actuate="onLoad" draw:mime-type="image/jpeg"/>
</draw:frame>
</text:a>
</text:p>
      <text:p text:style-name="P4">
<text:a xlink:type="simple" xlink:href="https://armyinform.com.ua/wp-content/uploads/2023/05/345577986_216188781157307_4320975216834275424_n.jpg" text:style-name="Internet_20_link" text:visited-style-name="Visited_20_Internet_20_Link">
<draw:frame draw:style-name="fr1" draw:name="Image373" text:anchor-type="as-char" svg:width="6.9236in" svg:height="6.9236in" draw:z-index="0">
<draw:image xlink:href="../Images/AРМІЯINFORM/2023-05-07T94-00-00-04-00/345577986_216188781157307_4320975216834275424_n-150x150.jpg" xlink:type="simple" xlink:show="embed" xlink:actuate="onLoad" draw:mime-type="image/jpeg"/>
</draw:frame>
</text:a>
At the end of a wonderful, transformative evening, all the warriors could be treated with unlikely delicious and varied in shape and color home -made products - the flavors of handmade confectionery, created by adult tades from the unbreakable community "Ukraine UK Unity". Also, everyone who desired could get an exclusive hairstyle from the masters of percussion art.During the meeting with the graduates of the training course, the chaplain is the following prayer for the tabernacle of all present.</text:p>
      <text:p text:style-name="P4">
News Source: <text:a xlink:type="simple" xlink:href="https://armyinform.com.ua/2023/05/07/volontery-vlashtuvaly-svyato-dlya-vypusknykiv-kursu-navchalnoyi-operacziyi-interfleks/" text:style-name="Internet_20_link" text:visited-style-name="Visited_20_Internet_20_Link">
https://armyinform.com.ua/2023/05/07/volontery-vlashtuvaly-svyato-dlya-vypusknykiv-kursu-navchalnoyi-operacziyi-interfleks/</text:a>
</text:p>
      <!--NEWS-->
      <text:h text:style-name="P10" text:outline-level="1">
<text:span text:style-name="T4">
Bakhmut's and Mar ’ Bakhmut's Bakhmut;</text:span>
</text:h>
      <text:p text:style-name="P4">
Author: ['АРМІЯINFORM']</text:p>
      <text:p text:style-name="P4">
Time: 2023-05-07T95:00:00-04:00</text:p>
      <text:p text:style-name="P4">
Description: Having reached the enemy, having tracked ZoServiuvati Basic Zuill at Limansk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ahmut-marinka.jpg" text:style-name="Internet_20_link" text:visited-style-name="Visited_20_Internet_20_Link">
bahmut-marinka.jpg</text:a>
']</text:p>
      <text:p text:style-name="P4">
Tags: ['STOPRUSSIA', 'АГРЕСІЯ РФ', 'БАХМУТ', 'БАХМУТСЬКИЙ НАПРЯМОК', 'ВТОРГНЕННЯ РФ', 'ГШ ЗСУ', "МАР'ЇНСЬКИЙ НАПРЯМОК", 'МАР’ЇНКА', 'ОПЕРАТИВНА ІНФОРМАЦІЯ']</text:p>
      <text:p text:style-name="P4">
Category: News</text:p>
      <!--METADATA-->
      <text:p text:style-name="P4">
<draw:frame draw:style-name="fr1" draw:name="Image374" text:anchor-type="as-char" svg:width="6.9236in" svg:height="4.615733in" draw:z-index="0">
<draw:image xlink:href="../Images/AРМІЯINFORM/2023-05-07T95-00-00-04-00/bahmut-marinka.jpg" xlink:type="simple" xlink:show="embed" xlink:actuate="onLoad" draw:mime-type="image/jpeg"/>
</draw:frame>
Illustrative Photo / General Armed Forces <text:span text:style-name="T4">
 🔥 Situation on Russian invasion </text:span>
</text:p>
      <text:p text:style-name="P4">
During the day, the enemy continued to concentrate the basic efforts of Nalimansk, Bakhmut, Avdiiv and Mariinsky directions. There are heavy fights for Bakhmut and Marinka. In general, during the day the enemy made39 attacks.</text:p>
      <text:p text:style-name="P4">
About it <text:a xlink:type="simple" xlink:href="https://www.facebook.com/GeneralStaff.ua/posts/pfbid0Epe4mKdvePrp1awKF4CYnYN6VAkq25ePTfLgcykeqUcwsXqPDp351yAiPb6unYCBl" text:style-name="Internet_20_link" text:visited-style-name="Visited_20_Internet_20_Link">
reports</text:a>
General Staff of the Armed Forces of Ukraine.</text:p>
      <text:p text:style-name="P4">
According to the General Staff of the Armed Forces, in usually hot destinations - Kupyansky, Lymansky and Shakhtarsky - the enemy was not performed during the day of the offensive actions. The offensive actions in the Avdeevsky direction.</text:p>
      <text:p text:style-name="P4">
“In Zaporizhzhya and Kherson directions, the enemy continues to conduct defense. Drew air strikes in the areas of settlements of Uremivka of Donetsk region and Novodanylivka of Zaporizhzhya region. Against this, he fired at more than 45 painted points. In particular, it is railway, Gulyaypil, White, Malatokmachka, Kamyansk Zaporizhzhya region; Gold Beam, Vesele, Antonovka, Zelenivka, Kizomis Kherson region and the city of Kherson, ” - said the VSU of the Armed Forces of the Armed Forces.</text:p>
      <text:p text:style-name="P4">
News Source: <text:a xlink:type="simple" xlink:href="https://armyinform.com.ua/2023/05/07/oboronczi-bahmuta-maryinky-dobu-vytrymaly-desyatky-atak-protyvnyka/" text:style-name="Internet_20_link" text:visited-style-name="Visited_20_Internet_20_Link">
https://armyinform.com.ua/2023/05/07/oboronczi-bahmuta-maryinky-dobu-vytrymaly-desyatky-atak-protyvnyka/</text:a>
</text:p>
      <!--NEWS-->
      <text:h text:style-name="P10" text:outline-level="1">
<text:span text:style-name="T4">
Company commander, platoon commander and department commander covered - intercepting GUR</text:span>
</text:h>
      <text:p text:style-name="P4">
Author: ['АРМІЯINFORM']</text:p>
      <text:p text:style-name="P4">
Time: 2023-05-07T96:00:00-04:00</text:p>
      <text:p text:style-name="P4">
Description: https://youtu.be/y0kqgwbzyjy?t=86 Golovna managed by the Rosvіdi defense of the defense ... War with Ukraine 2022, War with Ukraine Latest News today,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ГУР ПЕРЕХОПЛЕННЯ']</text:p>
      <text:p text:style-name="P4">
Category: News</text:p>
      <!--METADATA-->
      <text:p text:style-name="P4">
The General Directorate of Intelligence of the Ministry of Defense of Ukraine has published a new interception of the conversation, in which the Russian occupier tells his wife sprouts and features of shelling.</text:p>
      <text:p text:style-name="P4">
“We had guys gone. The company commander, platoon commander and the commissioning of the recovery. In one day. But where is the south, ”says the occupant -second during a conversation.</text:p>
      <text:p text:style-name="P4">
News Source: <text:a xlink:type="simple" xlink:href="https://armyinform.com.ua/2023/05/07/komandyra-roty-komandyra-vzvodu-ta-komandyra-viddilennya-nakrylo-perehoplennya-gur/" text:style-name="Internet_20_link" text:visited-style-name="Visited_20_Internet_20_Link">
https://armyinform.com.ua/2023/05/07/komandyra-roty-komandyra-vzvodu-ta-komandyra-viddilennya-nakrylo-perehoplennya-gur/</text:a>
</text:p>
      <!--NEWS-->
      <text:h text:style-name="P10" text:outline-level="1">
<text:span text:style-name="T4">
In the temporarily occupied energy, the Rosgvardians "enter the rows" of firefighters</text:span>
</text:h>
      <text:p text:style-name="P4">
Author: ['АРМІЯINFORM']</text:p>
      <text:p text:style-name="P4">
Time: 2023-05-07T97:00:00-04:00</text:p>
      <text:p text:style-name="P4">
Description: Porting can not be forgotten by the Jergododar Piezdodils - through the coal of the Mixtsevich ... The war with Ukraine 2022, the war with Ukraine is the latest news today, the news war with Ukraine 2022 The last to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rosgvardijczi-pozhezhnyky.jpg" text:style-name="Internet_20_link" text:visited-style-name="Visited_20_Internet_20_Link">
rosgvardijczi-pozhezhnyky.jpg</text:a>
']</text:p>
      <text:p text:style-name="P4">
Tags: ['ЕНЕРГОДАР', 'ПОЖЕЖНИКИ', 'РОСГВАРДІЯ', 'ТИМЧАСОВО ОКУПОВАНІ ТЕРИТОРІЇ', 'ЦЕНТР НАЦІОНАЛЬНОГО СПРОТИВУ', 'ЦНС ССО']</text:p>
      <text:p text:style-name="P4">
Category: News</text:p>
      <!--METADATA-->
      <text:p text:style-name="P4">
<draw:frame draw:style-name="fr1" draw:name="Image375" text:anchor-type="as-char" svg:width="6.9236in" svg:height="4.618041in" draw:z-index="0">
<draw:image xlink:href="../Images/AРМІЯINFORM/2023-05-07T97-00-00-04-00/rosgvardijczi-pozhezhnyky.jpg" xlink:type="simple" xlink:show="embed" xlink:actuate="onLoad" draw:mime-type="image/jpeg"/>
</draw:frame>
The invaders cannot provide the fire departments with Energodar - through the local firefighters, the Russians attract the Russian firefighters.</text:p>
      <text:p text:style-name="P4">
About it <text:a xlink:type="simple" xlink:href="https://sprotyv.mod.gov.ua/okupanty-ne-mozhut-zabezpechyty-pozhezhnymy-pidrozdilamy-energodar/" text:style-name="Internet_20_link" text:visited-style-name="Visited_20_Internet_20_Link">
reports</text:a>
Center for National Resistance to Special Operations.</text:p>
      <text:p text:style-name="P4">
“The occupation administration in the temporarily occupied energy cannot recruit firefighters to work in the city. Earlier, Ukrainian firefighters refused to work with the occupiers and follow their instructions and move to Russian. In particular, the Russian military objects occupy the Russian military objects.</text:p>
      <text:p text:style-name="P4">
At the same time, Russians cannot provide work on a rotary basis of universities of the Russian Federation, ”the CNS SSS said.</text:p>
      <text:p text:style-name="P4">
News Source: <text:a xlink:type="simple" xlink:href="https://armyinform.com.ua/2023/05/07/energodar-rosgvardijczi-vstupayut-u-ryady-pozhezhnykiv/" text:style-name="Internet_20_link" text:visited-style-name="Visited_20_Internet_20_Link">
https://armyinform.com.ua/2023/05/07/energodar-rosgvardijczi-vstupayut-u-ryady-pozhezhnykiv/</text:a>
</text:p>
      <!--NEWS-->
      <text:h text:style-name="P10" text:outline-level="1">
<text:span text:style-name="T4">
Sanctions against the Russian Federation as of May 7</text:span>
</text:h>
      <text:p text:style-name="P4">
Author: ['АРМІЯINFORM']</text:p>
      <text:p text:style-name="P4">
Time: 2023-05-07T98: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szr.jpg" text:style-name="Internet_20_link" text:visited-style-name="Visited_20_Internet_20_Link">
antyrosijski-sankcziyi-szr.jpg</text:a>
']</text:p>
      <text:p text:style-name="P4">
Tags: ['КРАХ РОСІЙСЬКОЇ ЕКОНОМІКИ']</text:p>
      <text:p text:style-name="P4">
Category: News</text:p>
      <!--METADATA-->
      <text:p text:style-name="P4">
<draw:frame draw:style-name="fr1" draw:name="Image376" text:anchor-type="as-char" svg:width="6.9236in" svg:height="4.615733in" draw:z-index="0">
<draw:image xlink:href="../Images/AРМІЯINFORM/2023-05-07T98-00-00-04-00/antyrosijski-sankcziyi-szr.jpg" xlink:type="simple" xlink:show="embed" xlink:actuate="onLoad" draw:mime-type="image/jpeg"/>
</draw:frame>
Anti -Russian sanctions. Illustrative image</text:p>
      <text:p text:style-name="P4">
Foreign Intelligence Service of Ukraine <text:a xlink:type="simple" xlink:href="https://szru.gov.ua/news-media/publications/070523-ukraina-i-svit--proty-rosiiskoi-ahresii-sanktsii-v-dii" text:style-name="Internet_20_link" text:visited-style-name="Visited_20_Internet_20_Link">
informs</text:a>
About sanctions against the Russian Federation as of May 7.</text:p>
      <text:p text:style-name="P4">
"… We want Ukraine to become 33 by a full member of the Defense Alliance in Sweden," said the Minister of Foreign Affairs of Estonia Margus Tsakhkn. Vintus also added that the purpose of Estonia is to give Ukraine a clear "road card" on NATO membership at the Vilnius Summit.</text:p>
      <text:p text:style-name="P4">
The European Union will allocate up to 80 million euros with Greek defense companies for the production of ammunition that will send the armies of Ukraine.</text:p>
      <text:p text:style-name="P4">
European Socio-Economic Committee(Sec)He called on the EU to introduce a criminal responsibility for the crime of ecocid that Russia has committed during a full -scale invasion of Ukraine.</text:p>
      <text:p text:style-name="P4">
Latvia is offered to continue the support of Ukrainian refugees by the end of the year.</text:p>
      <text:p text:style-name="P4">
Lithuania introduces a simplified exchange of driver's licenses for Ukrainians.</text:p>
      <text:p text:style-name="P4">
In Dresden(Germany)The exhibition of Ukrainian art of XX-XX-XXIs is opened "Kaleidoscope of stories. Ukrainian Art 1912–2023 ”.</text:p>
      <text:p text:style-name="P4">
Berlin was banned from the use of Russian and Soviet symbols of the Navorals of Soviet soldiers in the Parks of Trept, Tirgarten and Shenholtser-Haidy on May 9. Instead, the city court allowed the use of the Ukrainian flag.</text:p>
      <text:p text:style-name="P4">
Poland will require the inclusion in the next, eleventh package of the sanctioning European Union against Russia prohibition on imports of Russian agricultural products into Europe.</text:p>
      <text:p text:style-name="P4">
The US Department of Justice is investigating whether Binance has helped Russian sanctions and transfer money through the world's largest excretory exchange.</text:p>
      <text:p text:style-name="P4">
Czech President Peter Pavel believes that the world has begun an era of strategic competition between democracy on the one hand and autocratic rulers - the other.</text:p>
      <text:p text:style-name="P4">
Austrian authorities abolished the participation of Russian and Belarussian delegations on the occasion of Austria's liberation from Nazism.</text:p>
      <text:p text:style-name="P4">
<text:span text:style-name="T4">
 RF </text:span>
</text:p>
      <text:p text:style-name="P4">
14 subjects of the Russian Federation abolished military parades before the day of Victory 9th. In particular, mass celebrations will not take place in most regional -central federal district, located south and southwest of Moscow, in Pskov, Saratov and Tyumen regions.The Russians on social networks and personal communication are increasingly acknowledging that the Putin's adventure with the temporary occupation of Crimea has become for them the "Peninsula of Neselia."</text:p>
      <text:p text:style-name="P4">
The tourism industry of the temporarily occupied Crimea continues to decline: tourism from trips to the peninsula for safety reasons, because of the transport collapse on the Crimean bridge(numerous and multi -time checks), a thirty -hour journey by a rail that no longer attracts anyone. Aviation rates with Simferopol were abolished after the military invasion of the Russian Federation in Ukraine. Naragia in the Crimea accounts for only 2 % of hotels for recreation in Russia, in 2021 the Russians rescued 49 % of seats on the peninsula.</text:p>
      <text:p text:style-name="P4">
The recent Kremlin's recent "shelling" of Gossdouma MP Anatoly Wasserman suffered "to fight the Drones of the Armed Forces of the Armed Forces."</text:p>
      <text:p text:style-name="P4">
The demand of the Russians at the DVD player in the first quarter of 2023 increased by 526 %, more than six times compared to the same period last year, and the gadgets for them-by 65 %.</text:p>
      <text:p text:style-name="P4">
Speaker of the Upper Chamber of the Parliament of the RB Natalia Kochanova gathered to calculate the social usefulness of his country's citizens. It seems to her that all the conditions for self -realization, for creative activity, are created in Belarusian. It is preserved with the USSR and if there is some "dark personality" that does not want to take in that creative activity, then solely for the reasons of low moral character and inattention to Lukasenko's speeches. Instead, in the "most socially protected country in the world, which has preserved the best Soviet traditions", the assistance of victory is paid for 3-6 months and is… 2 % of the average salary. Whereas in the "cruel world", the same assistance can pay for a year and a half and accounts for about 70 % of their previous work.</text:p>
      <text:p text:style-name="P4">
Students' nutrition has risen in Belarus. Now two -time foods for schools 6-10 years will cost 3.05 rubles(It was 2.82 rubles)and three times —3,93 rubles(It was 3.67 rubles). Для учнів 11–18 років дворазове харчуваннякоштуватиме 3,52 рубля (It was 3.26 rubles)and three times - 4.41 rubles(There were 4.12 rubles).</text:p>
      <text:p text:style-name="P4">
<text:span text:style-name="T4">
Джерело:</text:span>
 <text:span text:style-name="T5">
Служба зовнішньої розвідки України</text:span>
</text:p>
      <text:p text:style-name="P4">
News Source: <text:a xlink:type="simple" xlink:href="https://armyinform.com.ua/2023/05/07/sankcziyi-proty-rosijskoyi-federacziyi-stanom-na-7-travnya/" text:style-name="Internet_20_link" text:visited-style-name="Visited_20_Internet_20_Link">
https://armyinform.com.ua/2023/05/07/sankcziyi-proty-rosijskoyi-federacziyi-stanom-na-7-travnya/</text:a>
</text:p>
      <!--NEWS-->
      <text:h text:style-name="P10" text:outline-level="1">
<text:span text:style-name="T4">
Short. War. Day 438. Videoodigest</text:span>
</text:h>
      <text:p text:style-name="P4">
Author: ['АРМІЯINFORM']</text:p>
      <text:p text:style-name="P4">
Time: 2023-05-07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text:p>
      <text:p text:style-name="P4">
Category: News</text:p>
      <!--METADATA-->
      <text:p text:style-name="P4">
News Source: <text:a xlink:type="simple" xlink:href="https://armyinform.com.ua/2023/05/07/korotko-vijna-den-438-videodajdzhest/" text:style-name="Internet_20_link" text:visited-style-name="Visited_20_Internet_20_Link">
https://armyinform.com.ua/2023/05/07/korotko-vijna-den-438-videodajdzhest/</text:a>
</text:p>
      <!--NEWS-->
      <text:h text:style-name="P10" text:outline-level="1">
<text:span text:style-name="T4">
The US is convinced that the Patriot system in Ukraine for the first time knocked the Russian hypersonic rocket - CNN</text:span>
</text:h>
      <text:p text:style-name="P4">
Authors: Ukrinform (Person)</text:p>
      <text:p text:style-name="P4">
Publisher: Укринформ (Organization)</text:p>
      <text:p text:style-name="P4">
Published Time: 2023-05-08T-30:08:00+03:00</text:p>
      <text:p text:style-name="P4">
Modified Time: 2023-05-08T01:08:00+03:00</text:p>
      <text:p text:style-name="P4">
Description: The US authorities have no doubt about the statements of the Ukrainian side that, thanks to the US Patriot air defense system a few days ago, a Russian hypersonic rocket was killed. - Ukrinform.</text:p>
      <text:p text:style-name="P4">
Images: ["<text:a xlink:type="simple" xlink:href="https://static.ukrinform.com/photos/2017_03/thumb_files/630_360_1490957505-5736.jpg" text:style-name="Internet_20_link" text:visited-style-name="Visited_20_Internet_20_Link">
630_360_14909...</text:a>
"]</text:p>
      <text:p text:style-name="P4">
Tags: ['Ракета', 'США', 'Patriot ', 'ППО']</text:p>
      <text:p text:style-name="P4">
Type: Article</text:p>
      <!--METADATA-->
      <text:p text:style-name="P4">
<draw:frame draw:style-name="fr1" draw:name="Image377" text:anchor-type="as-char" svg:width="6.9236in" svg:height="3.949857in" draw:z-index="0">
<draw:image xlink:href="../Images/yкринформ/2023-05-08T-30-08-00-03-00/630_360_1490957505-5736.jpg" xlink:type="simple" xlink:show="embed" xlink:actuate="onLoad" draw:mime-type="image/jpeg"/>
</draw:frame>
Vladasha has no doubt about the statements of the Ukrainian side that, thanks to the American Patriot air defense system a few days ago, a Russian rocket was killed.</text:p>
      <text:p text:style-name="P4">
About it reports <text:a xlink:type="simple" xlink:href="http://edition.cnn.com/europe/live-news/russia-ukraine-war-news-05-07-23/h_b460a19fabadba404011bbc0ffecb47e" text:style-name="Internet_20_link" text:visited-style-name="Visited_20_Internet_20_Link">
</text:a>
The source is referenced, Ukrinform reports.</text:p>
      <text:p text:style-name="P4">
"While the Patriot system successfully counteracts ballistic missiles, its ability to stop hypersonic missiles released from aircraft, by last week, it was a purely theoretical," the publication noted.</text:p>
      <text:p text:style-name="P4">
According to the source, the interception of such a rocket by Ukrainian puppies has renovated this ability in practice, which is "considered in the Pentagon as a serious event." This is important for several reasons.</text:p>
      <text:p text:style-name="P4">
First of all, Putin's public statements have been denied that the Nibiradian hypersonic weapons are capable of bypassing any modern anti-air system. Now the Russian Federation does not have a significant number of such rockets, and the sanctions have just made their production.</text:p>
      <text:p text:style-name="P4">
In addition, CNN, Russians who launched a hypersonic rocket in Kiev, were convinced that the goal would inevitably be affected. Therefore, the work of the Patriot system has questioned such calculations.</text:p>
      <text:p text:style-name="P4">
At the same time, the fact that the interception was carried out by a Ukrainian crew, trained in Oklahoma, without the presence of American instructors on the spot, is an additional reason for joy in the Pentagon. According to the source, the Ministry of Defense is perceived as a significant return on investment.</text:p>
      <text:p text:style-name="P4">
At the same time, it is noted in the publication, the fact that Ukrainians have knocked down the rocket, as Russia considered unattainable, should cause serious uncertainty to the Russian Federation.</text:p>
      <text:p text:style-name="P4">
As reported by Ukrinform, on the eve of <text:a xlink:type="simple" xlink:href="http://www.ukrinform.ua/rubric-ato/3705549-rosijskij-kindzal-znisili-iz-sistemi-patriot-ignat.html" text:style-name="Internet_20_link" text:visited-style-name="Visited_20_Internet_20_Link">
</text:a>
, which is calculated by the Patrioot Center Air Command Destroying Air-Bellebalistic Missile X-47 "Dagger", which was launched</text:p>
      <text:p text:style-name="P4">
News Source: <text:a xlink:type="simple" xlink:href="https://www.ukrinform.ua/rubric-ato/3706077-ssa-vpevneni-so-sistema-patriot-v-ukraini-vperse-zbila-rosijsku-giperzvukovu-raketu-cnn.html" text:style-name="Internet_20_link" text:visited-style-name="Visited_20_Internet_20_Link">
https://www.ukrinform.ua/rubric-ato/3706077-ssa-vpevneni-so-sistema-patriot-v-ukraini-vperse-zbila-rosijsku-giperzvukovu-raketu-cnn.html</text:a>
</text:p>
      <!--NEWS-->
      <text:h text:style-name="P10" text:outline-level="1">
<text:span text:style-name="T4">
In Ukraine mainly without precipitation, in the afternoon up to 17 °</text:span>
</text:h>
      <text:p text:style-name="P4">
Authors: Ukrinform (Person)</text:p>
      <text:p text:style-name="P4">
Publisher: Укринформ (Organization)</text:p>
      <text:p text:style-name="P4">
Published Time: 2023-05-08T-33:50:00+03:00</text:p>
      <text:p text:style-name="P4">
Modified Time: 2023-05-08T00:50:00+03:00</text:p>
      <text:p text:style-name="P4">
Description: In Ukraine, on May 8, there will be a variable cloud, it will only rain in the Carpathian region and in the south, where the air will warm up to 17 ° in the afternoon, in the rest of the territory there will be 9-14 °. - Ukrinform.</text:p>
      <text:p text:style-name="P4">
Images: ["<text:a xlink:type="simple" xlink:href="https://static.ukrinform.com/photos/2022_05/thumb_files/630_360_1652121181-534.jpg" text:style-name="Internet_20_link" text:visited-style-name="Visited_20_Internet_20_Link">
630_360_16521...</text:a>
"]</text:p>
      <text:p text:style-name="P4">
Tags: ['Дощ', 'Погода', 'Прогноз']</text:p>
      <text:p text:style-name="P4">
Type: Article</text:p>
      <!--METADATA-->
      <text:p text:style-name="P4">
<draw:frame draw:style-name="fr1" draw:name="Image378" text:anchor-type="as-char" svg:width="6.9236in" svg:height="3.956343in" draw:z-index="0">
<draw:image xlink:href="../Images/yкринформ/2023-05-08T-33-50-00-03-00/630_360_1652121181-534.jpg" xlink:type="simple" xlink:show="embed" xlink:actuate="onLoad" draw:mime-type="image/jpeg"/>
</draw:frame>
In Ukraine on May 8, changing cloudiness will be observed, only in the Carpathian region and in the south, where the air will warm up to 17 ° during the day, 9-14 ° in the rest of the territory.</text:p>
      <text:p text:style-name="P4">
Ukrinform was reported at the Ukrainian Hydrometeorological Center.</text:p>
      <text:p text:style-name="P4">
"Medicular Clouds. At night in most western regions, in the afternoon in the Carpathian region and in the southern part of the time <text:a xlink:type="simple" xlink:href="https://www.ukrinform.ua/tag-dos" text:style-name="Internet_20_link" text:visited-style-name="Visited_20_Internet_20_Link">
</text:a>
 (Wet snowy snow), in the rest of the territory without precipitation. Northeast wind, 7-12 m/s. Temperature at night 1-6 ° heat, in the northern part of the frost-free soil 0-5 °, the temperature in the south of the country is 4-9 ° heat; day9-14 °, in Transcarpathia and in the southern part to 17 °. At the highlands of the Carpathian region at night and day 0-5 ° warm, ”the forecasters informed.</text:p>
      <text:p text:style-name="P4">
According to their forecast, in Kyiv and Kyiv region, on May 8, precipitation is unpredictable. The temperature in the capital at night will be 4-6 ° heat, in the afternoon11-13 °, in the area will be 1-6 ° heat at night, on the soil surface of the frost 0-5 °; in the afternoon 9-14 ° heat.</text:p>
      <text:p text:style-name="P4">
Forecasters point out that in the next two days in the southeastern, May 9 and the sellout areas, short-term rain, individual thunderstorms, May 9 in the Carpathians, rain and sleet occurred in the Carpathians; in the rest of the territory without precipitation. Northeast wind, 5-10 m/s.</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SNOPT </text:span>
</text:a>
The temperature at night will be 1-6 ° heat, in the northern, western regions, 10th and in Vinnytsia region on the surface of the soil of frost 0-5 °, in the south there will be 4-9 ° heat; in the afternoon 10-15 °, in Transcarpathia 14-19 °; In the Carpathian highlands at night, 0-5 ° heat.</text:p>
      <text:p text:style-name="P4">
In the capital and Kyiv region, changing cloudiness without precipitation is forecast. The temperature in Kiev at night 3-5 ° heat, in the afternoon 12-14 °, in the region at night 1-6 ° heat, on the soil surface of the frost 0-5 °; in the afternoon 10-15 ° heat.</text:p>
      <text:p text:style-name="P4">
The UGMC is warned that on May 8-10 in the northern, Vinnytsia, Cherkasy region of the Konograd regions, Kyiv region and Kiev will outweigh the extraordinary level of fire danger.</text:p>
      <text:p text:style-name="P4">
According to his forecast, May 11 in the eastern, southeastern, day and in the majority and central regions there will be a small short-term rain, in the rest of the territory without precipitation; Temperature in Transcarpathia and south of the countries 3-8 ° heat, in the rest of the territory 1-6 ° heat, in the northern and central regions donate soil of frost 0-3 °, temperature in the afternoon 10-16 ° heat, in Transcarpathia 19 °.In Kiev and the region on May 11-12 at night without precipitation, in the afternoon in places of low-time rain. Temperature in the region on May 11 at night 1-6 ° heat, donation of frost 0-3 °, in the afternoon 10-15 ° heat; On May 12, it will be 3-8 ° warm at night, 13-18 ° in the afternoon. In the capital on May 11, thermometers will show 4-6 ° heat at night, 13-15 ° in the afternoon; On May 12, there will be 6-8 ° warm at night, 16-18 ° in the afternoon.</text:p>
      <text:p text:style-name="P4">
News Source: <text:a xlink:type="simple" xlink:href="https://www.ukrinform.ua/rubric-regions/3705938-v-ukraini-zavtra-perevazno-bez-opadiv-vden-do-17.html" text:style-name="Internet_20_link" text:visited-style-name="Visited_20_Internet_20_Link">
https://www.ukrinform.ua/rubric-regions/3705938-v-ukraini-zavtra-perevazno-bez-opadiv-vden-do-17.html</text:a>
</text:p>
      <!--NEWS-->
      <text:h text:style-name="P10" text:outline-level="1">
<text:span text:style-name="T4">
In the states the car crashed into a bus stop, seven people were killed</text:span>
</text:h>
      <text:p text:style-name="P4">
Authors: Ukrinform (Person)</text:p>
      <text:p text:style-name="P4">
Publisher: Укринформ (Organization)</text:p>
      <text:p text:style-name="P4">
Published Time: 2023-05-08T-35:37:00+03:00</text:p>
      <text:p text:style-name="P4">
Modified Time: 2023-05-08T00:37:00+03:00</text:p>
      <text:p text:style-name="P4">
Description: In the Texas city of Braunsville at the US border with Mexico, a car crashed into a group of people - seven killed six wounded. - Ukrinform.</text:p>
      <text:p text:style-name="P4">
Images: ["<text:a xlink:type="simple" xlink:href="https://static.ukrinform.com/photos/2016_09/thumb_files/630_360_1474271242-1247.jpg" text:style-name="Internet_20_link" text:visited-style-name="Visited_20_Internet_20_Link">
630_360_14742...</text:a>
"]</text:p>
      <text:p text:style-name="P4">
Tags: ['Автомобіль', 'ДТП', 'Мігранти', 'Смерть', 'США']</text:p>
      <text:p text:style-name="P4">
Type: Article</text:p>
      <!--METADATA-->
      <text:p text:style-name="P4">
<draw:frame draw:style-name="fr1" draw:name="Image379" text:anchor-type="as-char" svg:width="6.9236in" svg:height="3.956343in" draw:z-index="0">
<draw:image xlink:href="../Images/yкринформ/2023-05-08T-35-37-00-03-00/630_360_1474271242-1247.jpg" xlink:type="simple" xlink:show="embed" xlink:actuate="onLoad" draw:mime-type="image/jpeg"/>
</draw:frame>
The Utehas city of Braunsville at the US border with Mexico, a car crashed a group of people - seven killed six wounded.</text:p>
      <text:p text:style-name="P4">
About it reports <text:a xlink:type="simple" xlink:href="https://ukrainian.voanews.com/a/7082591.html" text:style-name="Internet_20_link" text:visited-style-name="Visited_20_Internet_20_Link">
</text:a>
, reports Ukrinform.</text:p>
      <text:p text:style-name="P4">
The tragedy happened at a bus stop near the homeland shelter. Seven people were killed, six were injured.</text:p>
      <text:p text:style-name="P4">
The driver of the car was detained in place before the police arrive. He was given medical assistance and arrested on accusations of careless steering. The investigation.</text:p>
      <text:p text:style-name="P4">
<text:span text:style-name="T4">
 Read also: </text:span>
 <text:a xlink:type="simple" xlink:href="https://www.ukrinform.ua/rubric-world/3705794-motorosna-dtp-u-tureccini-vantazivka-vrizalasa-v-natovp-vbivsi-12-osib.html" text:style-name="Internet_20_link" text:visited-style-name="Visited_20_Internet_20_Link">
</text:a>
According to the urban transport stop, located across the road. There was no bench on it, so people are waiting <text:a xlink:type="simple" xlink:href="https://www.ukrinform.ua/tag-avtobus" text:style-name="Internet_20_link" text:visited-style-name="Visited_20_Internet_20_Link">
</text:a>
They sat along the roadside. According to the governors, most of the victims are the veneisees.</text:p>
      <text:p text:style-name="P4">
Recall that in the US state of Texas, nine people were killed in the shopping center as a result of the shooting that occurred in the shopping center.</text:p>
      <text:p text:style-name="P4">
News Source: <text:a xlink:type="simple" xlink:href="https://www.ukrinform.ua/rubric-world/3706076-u-statah-avtomobil-vrizavsa-v-avtobusnu-zupinku-semero-osib-zaginuli.html" text:style-name="Internet_20_link" text:visited-style-name="Visited_20_Internet_20_Link">
https://www.ukrinform.ua/rubric-world/3706076-u-statah-avtomobil-vrizavsa-v-avtobusnu-zupinku-semero-osib-zaginuli.html</text:a>
</text:p>
      <!--NEWS-->
      <text:h text:style-name="P10" text:outline-level="1">
<text:span text:style-name="T4">
Odessa has undergone rocket attack - ova</text:span>
</text:h>
      <text:p text:style-name="P4">
Authors: Ukrinform (Person)</text:p>
      <text:p text:style-name="P4">
Publisher: Укринформ (Organization)</text:p>
      <text:p text:style-name="P4">
Published Time: 2023-05-08T-37:16:00+03:00</text:p>
      <text:p text:style-name="P4">
Modified Time: 2023-05-08T00:16:00+03:00</text:p>
      <text:p text:style-name="P4">
Description: The Odesa region has undergone a rocket attack by Russian troops. - Ukrinform.</text:p>
      <text:p text:style-name="P4">
Images: ["<text:a xlink:type="simple" xlink:href="https://static.ukrinform.com/photos/2022_04/thumb_files/630_360_1650977494-848.jpg" text:style-name="Internet_20_link" text:visited-style-name="Visited_20_Internet_20_Link">
630_360_16509...</text:a>
"]</text:p>
      <text:p text:style-name="P4">
Tags: ['Одещина', 'Ракета', 'Війна з росією', 'Сергій Братчук']</text:p>
      <text:p text:style-name="P4">
Type: Article</text:p>
      <!--METADATA-->
      <text:p text:style-name="P4">
<draw:frame draw:style-name="fr1" draw:name="Image380" text:anchor-type="as-char" svg:width="6.9236in" svg:height="3.956343in" draw:z-index="0">
<draw:image xlink:href="../Images/yкринформ/2023-05-08T-37-16-00-03-00/630_360_1650977494-848.jpg" xlink:type="simple" xlink:show="embed" xlink:actuate="onLoad" draw:mime-type="image/jpeg"/>
</draw:frame>
The Odessa region has undergone a rocket attack by Russian troops.</text:p>
      <text:p text:style-name="P4">
About it in <text:a xlink:type="simple" xlink:href="https://t.me/s/Bratchuk_Sergey" text:style-name="Internet_20_link" text:visited-style-name="Visited_20_Internet_20_Link">
</text:a>
The spokesman of Odessa Ovasergiy Bratchuk reported.</text:p>
      <text:p text:style-name="P4">
“Odessa. There was an enemy rocket attack, ”he wrote.</text:p>
      <text:p text:style-name="P4">
Bratchuk promised to report all the details later.</text:p>
      <text:p text:style-name="P4">
<text:span text:style-name="T4">
 Read also: </text:span>
 <text:a xlink:type="simple" xlink:href="https://www.ukrinform.ua/rubric-ato/3706073-pisla-vibuhu-v-odesi-spalahnula-pozeza.html" text:style-name="Internet_20_link" text:visited-style-name="Visited_20_Internet_20_Link">
<text:span text:style-name="T4">
 Fire </text:span>
</text:a>
</text:p>
      <text:p text:style-name="P4">
Як повідомлялося, під час <text:a xlink:type="simple" xlink:href="https://www.ukrinform.ua/tag-povitrana-trivoga" text:style-name="Internet_20_link" text:visited-style-name="Visited_20_Internet_20_Link">
 </text:a>
An explosion was heard in a number of regions in Odessa.</text:p>
      <text:p text:style-name="P4">
News Source: <text:a xlink:type="simple" xlink:href="https://www.ukrinform.ua/rubric-ato/3706075-odesina-zaznala-raketnoi-ataki-ova.html" text:style-name="Internet_20_link" text:visited-style-name="Visited_20_Internet_20_Link">
https://www.ukrinform.ua/rubric-ato/3706075-odesina-zaznala-raketnoi-ataki-ova.html</text:a>
</text:p>
      <!--NEWS-->
      <text:h text:style-name="P10" text:outline-level="1">
<text:span text:style-name="T4">
In the capital and in the Kyiv region there are air defense</text:span>
</text:h>
      <text:p text:style-name="P4">
Authors: Ukrinform (Person)</text:p>
      <text:p text:style-name="P4">
Publisher: Укринформ (Organization)</text:p>
      <text:p text:style-name="P4">
Published Time: 2023-05-08T-39:05:00+03:00</text:p>
      <text:p text:style-name="P4">
Modified Time: 2023-05-08T00:05:00+03:00</text:p>
      <text:p text:style-name="P4">
Description: In the Kiev region during air alarm related to the attack of enemy drones, there are air defense units. - Ukrinform.</text:p>
      <text:p text:style-name="P4">
Images: ["<text:a xlink:type="simple" xlink:href="https://static.ukrinform.com/photos/2022_03/thumb_files/630_360_1646577157-576.jpg" text:style-name="Internet_20_link" text:visited-style-name="Visited_20_Internet_20_Link">
630_360_16465...</text:a>
"]</text:p>
      <text:p text:style-name="P4">
Tags: ['Київщина', 'Повітряна тривога', 'ППО']</text:p>
      <text:p text:style-name="P4">
Type: Article</text:p>
      <!--METADATA-->
      <text:p text:style-name="P4">
<draw:frame draw:style-name="fr1" draw:name="Image381" text:anchor-type="as-char" svg:width="6.9236in" svg:height="3.956343in" draw:z-index="0">
<draw:image xlink:href="../Images/yкринформ/2023-05-08T-39-05-00-03-00/630_360_1646577157-576.jpg" xlink:type="simple" xlink:show="embed" xlink:actuate="onLoad" draw:mime-type="image/jpeg"/>
</draw:frame>
The UKIiv region during air anxiety related to the attack of hostile universals, there are air defense units.</text:p>
      <text:p text:style-name="P4">
About it in <text:a xlink:type="simple" xlink:href="https://t.me/s/kyivoda" text:style-name="Internet_20_link" text:visited-style-name="Visited_20_Internet_20_Link">
</text:a>
The Kiev Ova reports, reports Ukrinform.</text:p>
      <text:p text:style-name="P4">
"Kyiv region!The threat of UAV. The air defense forces work for the goals, ”the testimony reads.</text:p>
      <text:p text:style-name="P4">
Residents of the region are urged to be in shelters and other safe places of concern.</text:p>
      <text:p text:style-name="P4">
<text:span text:style-name="T4">
 Read also: </text:span>
 <text:a xlink:type="simple" xlink:href="https://www.ukrinform.ua/rubric-ato/3706071-v-odesi-progrimiv-vibuh-zmi.html" text:style-name="Internet_20_link" text:visited-style-name="Visited_20_Internet_20_Link">
<text:span text:style-name="T4">
 explosion </text:span>
</text:a>
About the work of air defense on the outskirts of the capital also <text:a xlink:type="simple" xlink:href="https://t.me/s/VA_Kyiv" text:style-name="Internet_20_link" text:visited-style-name="Visited_20_Internet_20_Link">
</text:a>
Kyiv Military Administration.</text:p>
      <text:p text:style-name="P4">
As it was reported, the Air Aircraft has been announced in the capital and a number of regions of Ukraine.</text:p>
      <text:p text:style-name="P4">
News Source: <text:a xlink:type="simple" xlink:href="https://www.ukrinform.ua/rubric-ato/3706074-na-kiivsini-pracue-ppo.html" text:style-name="Internet_20_link" text:visited-style-name="Visited_20_Internet_20_Link">
https://www.ukrinform.ua/rubric-ato/3706074-na-kiivsini-pracue-ppo.html</text:a>
</text:p>
      <!--NEWS-->
      <text:h text:style-name="P10" text:outline-level="1">
<text:span text:style-name="T4">
In the capital and in the Kyiv region there are air defense</text:span>
</text:h>
      <text:p text:style-name="P4">
Authors: Ukrinform (Person)</text:p>
      <text:p text:style-name="P4">
Publisher: Укринформ (Organization)</text:p>
      <text:p text:style-name="P4">
Published Time: 2023-05-08T00:05:00+03:00</text:p>
      <text:p text:style-name="P4">
Modified Time: 2023-05-08T00:05:00+03:00</text:p>
      <text:p text:style-name="P4">
Description: In the Kiev region during air alarm related to the attack of enemy drones, there are air defense units. - Ukrinform.</text:p>
      <text:p text:style-name="P4">
Images: ["<text:a xlink:type="simple" xlink:href="https://static.ukrinform.com/photos/2022_03/thumb_files/630_360_1646577157-576.jpg" text:style-name="Internet_20_link" text:visited-style-name="Visited_20_Internet_20_Link">
630_360_16465...</text:a>
"]</text:p>
      <text:p text:style-name="P4">
Tags: ['Київщина', 'Повітряна тривога', 'ППО']</text:p>
      <text:p text:style-name="P4">
Type: Article</text:p>
      <!--METADATA-->
      <text:p text:style-name="P4">
<draw:frame draw:style-name="fr1" draw:name="Image382" text:anchor-type="as-char" svg:width="6.9236in" svg:height="3.956343in" draw:z-index="0">
<draw:image xlink:href="../Images/yкринформ/2023-05-08T00-05-00-03-00/630_360_1646577157-576.jpg" xlink:type="simple" xlink:show="embed" xlink:actuate="onLoad" draw:mime-type="image/jpeg"/>
</draw:frame>
The UKIiv region during air anxiety related to the attack of hostile universals, there are air defense units.</text:p>
      <text:p text:style-name="P4">
About it in <text:a xlink:type="simple" xlink:href="https://t.me/s/kyivoda" text:style-name="Internet_20_link" text:visited-style-name="Visited_20_Internet_20_Link">
</text:a>
The Kiev Ova reports, reports Ukrinform.</text:p>
      <text:p text:style-name="P4">
"Kyiv region!The threat of UAV. The air defense forces work for the goals, ”the testimony reads.</text:p>
      <text:p text:style-name="P4">
Residents of the region are urged to be in shelters and other safe places of concern.</text:p>
      <text:p text:style-name="P4">
<text:span text:style-name="T4">
 Read also: </text:span>
 <text:a xlink:type="simple" xlink:href="https://www.ukrinform.ua/rubric-ato/3706071-v-odesi-progrimiv-vibuh-zmi.html" text:style-name="Internet_20_link" text:visited-style-name="Visited_20_Internet_20_Link">
<text:span text:style-name="T4">
 explosion </text:span>
</text:a>
About the work of air defense on the outskirts of the capital also <text:a xlink:type="simple" xlink:href="https://t.me/s/VA_Kyiv" text:style-name="Internet_20_link" text:visited-style-name="Visited_20_Internet_20_Link">
</text:a>
Kyiv Military Administration.</text:p>
      <text:p text:style-name="P4">
As it was reported, the Air Aircraft has been announced in the capital and a number of regions of Ukraine.</text:p>
      <text:p text:style-name="P4">
News Source: <text:a xlink:type="simple" xlink:href="https://www.ukrinform.ua/rubric-ato/3706074-na-kiivsini-pracue-ppo.html" text:style-name="Internet_20_link" text:visited-style-name="Visited_20_Internet_20_Link">
https://www.ukrinform.ua/rubric-ato/3706074-na-kiivsini-pracue-ppo.html</text:a>
</text:p>
      <!--NEWS-->
      <text:h text:style-name="P10" text:outline-level="1">
<text:span text:style-name="T4">
Одещина зазнала ракетної атаки - ОВА</text:span>
</text:h>
      <text:p text:style-name="P4">
Authors: Ukrinform (Person)</text:p>
      <text:p text:style-name="P4">
Publisher: Укринформ (Organization)</text:p>
      <text:p text:style-name="P4">
Published Time: 2023-05-08T00:16:00+03:00</text:p>
      <text:p text:style-name="P4">
Modified Time: 2023-05-08T00:16:00+03:00</text:p>
      <text:p text:style-name="P4">
Description: The Odesa region has undergone a rocket attack by Russian troops. - Ukrinform.</text:p>
      <text:p text:style-name="P4">
Images: ["<text:a xlink:type="simple" xlink:href="https://static.ukrinform.com/photos/2022_04/thumb_files/630_360_1650977494-848.jpg" text:style-name="Internet_20_link" text:visited-style-name="Visited_20_Internet_20_Link">
630_360_16509...</text:a>
"]</text:p>
      <text:p text:style-name="P4">
Tags: ['Одещина', 'Ракета', 'Війна з росією', 'Сергій Братчук']</text:p>
      <text:p text:style-name="P4">
Type: Article</text:p>
      <!--METADATA-->
      <text:p text:style-name="P4">
<draw:frame draw:style-name="fr1" draw:name="Image383" text:anchor-type="as-char" svg:width="6.9236in" svg:height="3.956343in" draw:z-index="0">
<draw:image xlink:href="../Images/yкринформ/2023-05-08T00-16-00-03-00/630_360_1650977494-848.jpg" xlink:type="simple" xlink:show="embed" xlink:actuate="onLoad" draw:mime-type="image/jpeg"/>
</draw:frame>
The Odessa region has undergone a rocket attack by Russian troops.</text:p>
      <text:p text:style-name="P4">
About it in <text:a xlink:type="simple" xlink:href="https://t.me/s/Bratchuk_Sergey" text:style-name="Internet_20_link" text:visited-style-name="Visited_20_Internet_20_Link">
</text:a>
The spokesman of Odessa Ovasergiy Bratchuk reported.</text:p>
      <text:p text:style-name="P4">
“Odessa. There was an enemy rocket attack, ”he wrote.</text:p>
      <text:p text:style-name="P4">
Bratchuk promised to report all the details later.</text:p>
      <text:p text:style-name="P4">
<text:span text:style-name="T4">
 Read also: </text:span>
 <text:a xlink:type="simple" xlink:href="https://www.ukrinform.ua/rubric-ato/3706073-pisla-vibuhu-v-odesi-spalahnula-pozeza.html" text:style-name="Internet_20_link" text:visited-style-name="Visited_20_Internet_20_Link">
<text:span text:style-name="T4">
 Fire </text:span>
</text:a>
As it was reported, during <text:a xlink:type="simple" xlink:href="https://www.ukrinform.ua/tag-povitrana-trivoga" text:style-name="Internet_20_link" text:visited-style-name="Visited_20_Internet_20_Link">
</text:a>
An explosion was heard in a number of regions in Odessa.</text:p>
      <text:p text:style-name="P4">
News Source: <text:a xlink:type="simple" xlink:href="https://www.ukrinform.ua/rubric-ato/3706075-odesina-zaznala-raketnoi-ataki-ova.html" text:style-name="Internet_20_link" text:visited-style-name="Visited_20_Internet_20_Link">
https://www.ukrinform.ua/rubric-ato/3706075-odesina-zaznala-raketnoi-ataki-ova.html</text:a>
</text:p>
      <!--NEWS-->
      <text:h text:style-name="P10" text:outline-level="1">
<text:span text:style-name="T4">
In the states the car crashed into a bus stop, seven people were killed</text:span>
</text:h>
      <text:p text:style-name="P4">
Authors: Ukrinform (Person)</text:p>
      <text:p text:style-name="P4">
Publisher: Укринформ (Organization)</text:p>
      <text:p text:style-name="P4">
Published Time: 2023-05-08T00:37:00+03:00</text:p>
      <text:p text:style-name="P4">
Modified Time: 2023-05-08T00:37:00+03:00</text:p>
      <text:p text:style-name="P4">
Description: In the Texas city of Braunsville at the US border with Mexico, a car crashed into a group of people - seven killed six wounded. - Ukrinform.</text:p>
      <text:p text:style-name="P4">
Images: ["<text:a xlink:type="simple" xlink:href="https://static.ukrinform.com/photos/2016_09/thumb_files/630_360_1474271242-1247.jpg" text:style-name="Internet_20_link" text:visited-style-name="Visited_20_Internet_20_Link">
630_360_14742...</text:a>
"]</text:p>
      <text:p text:style-name="P4">
Tags: ['Автомобіль', 'ДТП', 'Мігранти', 'Смерть', 'США']</text:p>
      <text:p text:style-name="P4">
Type: Article</text:p>
      <!--METADATA-->
      <text:p text:style-name="P4">
<draw:frame draw:style-name="fr1" draw:name="Image384" text:anchor-type="as-char" svg:width="6.9236in" svg:height="3.956343in" draw:z-index="0">
<draw:image xlink:href="../Images/yкринформ/2023-05-08T00-37-00-03-00/630_360_1474271242-1247.jpg" xlink:type="simple" xlink:show="embed" xlink:actuate="onLoad" draw:mime-type="image/jpeg"/>
</draw:frame>
The Utehas city of Braunsville at the US border with Mexico, a car crashed a group of people - seven killed six wounded.</text:p>
      <text:p text:style-name="P4">
About it reports <text:a xlink:type="simple" xlink:href="https://ukrainian.voanews.com/a/7082591.html" text:style-name="Internet_20_link" text:visited-style-name="Visited_20_Internet_20_Link">
</text:a>
, reports Ukrinform.</text:p>
      <text:p text:style-name="P4">
The tragedy happened at a bus stop near the homeland shelter. Seven people were killed, six were injured.</text:p>
      <text:p text:style-name="P4">
The driver of the car was detained in place before the police arrive. He was given medical assistance and arrested on accusations of careless steering. The investigation.</text:p>
      <text:p text:style-name="P4">
<text:span text:style-name="T4">
 Read also: </text:span>
 <text:a xlink:type="simple" xlink:href="https://www.ukrinform.ua/rubric-world/3705794-motorosna-dtp-u-tureccini-vantazivka-vrizalasa-v-natovp-vbivsi-12-osib.html" text:style-name="Internet_20_link" text:visited-style-name="Visited_20_Internet_20_Link">
</text:a>
According to the urban transport stop, located across the road. There was no bench on it, so people are waiting <text:a xlink:type="simple" xlink:href="https://www.ukrinform.ua/tag-avtobus" text:style-name="Internet_20_link" text:visited-style-name="Visited_20_Internet_20_Link">
</text:a>
They sat along the roadside. According to the governors, most of the victims are the veneisees.</text:p>
      <text:p text:style-name="P4">
Recall that in the US state of Texas, nine people were killed in the shopping center as a result of the shooting that occurred in the shopping center.</text:p>
      <text:p text:style-name="P4">
News Source: <text:a xlink:type="simple" xlink:href="https://www.ukrinform.ua/rubric-world/3706076-u-statah-avtomobil-vrizavsa-v-avtobusnu-zupinku-semero-osib-zaginuli.html" text:style-name="Internet_20_link" text:visited-style-name="Visited_20_Internet_20_Link">
https://www.ukrinform.ua/rubric-world/3706076-u-statah-avtomobil-vrizavsa-v-avtobusnu-zupinku-semero-osib-zaginuli.html</text:a>
</text:p>
      <!--NEWS-->
      <text:h text:style-name="P10" text:outline-level="1">
<text:span text:style-name="T4">
In Ukraine mainly without precipitation, in the afternoon up to 17 °</text:span>
</text:h>
      <text:p text:style-name="P4">
Authors: Ukrinform (Person)</text:p>
      <text:p text:style-name="P4">
Publisher: Укринформ (Organization)</text:p>
      <text:p text:style-name="P4">
Published Time: 2023-05-08T00:50:00+03:00</text:p>
      <text:p text:style-name="P4">
Modified Time: 2023-05-08T00:50:00+03:00</text:p>
      <text:p text:style-name="P4">
Description: In Ukraine, on May 8, there will be a variable cloud, it will only rain in the Carpathian region and in the south, where the air will warm up to 17 ° in the afternoon, in the rest of the territory there will be 9-14 °. - Ukrinform.</text:p>
      <text:p text:style-name="P4">
Images: ["<text:a xlink:type="simple" xlink:href="https://static.ukrinform.com/photos/2022_05/thumb_files/630_360_1652121181-534.jpg" text:style-name="Internet_20_link" text:visited-style-name="Visited_20_Internet_20_Link">
630_360_16521...</text:a>
"]</text:p>
      <text:p text:style-name="P4">
Tags: ['Дощ', 'Погода', 'Прогноз']</text:p>
      <text:p text:style-name="P4">
Type: Article</text:p>
      <!--METADATA-->
      <text:p text:style-name="P4">
<draw:frame draw:style-name="fr1" draw:name="Image385" text:anchor-type="as-char" svg:width="6.9236in" svg:height="3.956343in" draw:z-index="0">
<draw:image xlink:href="../Images/yкринформ/2023-05-08T00-50-00-03-00/630_360_1652121181-534.jpg" xlink:type="simple" xlink:show="embed" xlink:actuate="onLoad" draw:mime-type="image/jpeg"/>
</draw:frame>
In Ukraine on May 8, changing cloudiness will be observed, only in the Carpathian region and in the south, where the air will warm up to 17 ° during the day, 9-14 ° in the rest of the territory.</text:p>
      <text:p text:style-name="P4">
Ukrinform was reported at the Ukrainian Hydrometeorological Center.</text:p>
      <text:p text:style-name="P4">
"Medicular Clouds. At night in most western regions, in the afternoon in the Carpathian region and in the southern part of the time <text:a xlink:type="simple" xlink:href="https://www.ukrinform.ua/tag-dos" text:style-name="Internet_20_link" text:visited-style-name="Visited_20_Internet_20_Link">
</text:a>
 (Wet snowy snow), in the rest of the territory without precipitation. Northeast wind, 7-12 m/s. Temperature at night 1-6 ° heat, in the northern part of the frost-free soil 0-5 °, the temperature in the south of the country is 4-9 ° heat; day9-14 °, in Transcarpathia and in the southern part to 17 °. At the highlands of the Carpathian region at night and day 0-5 ° warm, ”the forecasters informed.</text:p>
      <text:p text:style-name="P4">
According to their forecast, in Kyiv and Kyiv region, on May 8, precipitation is unpredictable. The temperature in the capital at night will be 4-6 ° heat, in the afternoon11-13 °, in the area will be 1-6 ° heat at night, on the soil surface of the frost 0-5 °; in the afternoon 9-14 ° heat.</text:p>
      <text:p text:style-name="P4">
Forecasters point out that in the next two days in the southeastern, May 9 and the sellout areas, short-term rain, individual thunderstorms, May 9 in the Carpathians, rain and sleet occurred in the Carpathians; in the rest of the territory without precipitation. Northeast wind, 5-10 m/s.</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SNOPT </text:span>
</text:a>
The temperature at night will be 1-6 ° heat, in the northern, western regions, 10th and in Vinnytsia region on the surface of the soil of frost 0-5 °, in the south there will be 4-9 ° heat; in the afternoon 10-15 °, in Transcarpathia 14-19 °; In the Carpathian highlands at night, 0-5 ° heat.</text:p>
      <text:p text:style-name="P4">
In the capital and Kyiv region, changing cloudiness without precipitation is forecast. The temperature in Kiev at night 3-5 ° heat, in the afternoon 12-14 °, in the region at night 1-6 ° heat, on the soil surface of the frost 0-5 °; in the afternoon 10-15 ° heat.</text:p>
      <text:p text:style-name="P4">
The UGMC is warned that on May 8-10 in the northern, Vinnytsia, Cherkasy region of the Konograd regions, Kyiv region and Kiev will outweigh the extraordinary level of fire danger.</text:p>
      <text:p text:style-name="P4">
According to his forecast, May 11 in the eastern, southeastern, day and in the majority and central regions there will be a small short-term rain, in the rest of the territory without precipitation; Temperature in Transcarpathia and south of the countries 3-8 ° heat, in the rest of the territory 1-6 ° heat, in the northern and central regions donate soil of frost 0-3 °, temperature in the afternoon 10-16 ° heat, in Transcarpathia 19 °.In Kiev and the region on May 11-12 at night without precipitation, in the afternoon in places of low-time rain. Temperature in the region on May 11 at night 1-6 ° heat, donation of frost 0-3 °, in the afternoon 10-15 ° heat; On May 12, it will be 3-8 ° warm at night, 13-18 ° in the afternoon. In the capital on May 11, thermometers will show 4-6 ° heat at night, 13-15 ° in the afternoon; On May 12, there will be 6-8 ° warm at night, 16-18 ° in the afternoon.</text:p>
      <text:p text:style-name="P4">
News Source: <text:a xlink:type="simple" xlink:href="https://www.ukrinform.ua/rubric-regions/3705938-v-ukraini-zavtra-perevazno-bez-opadiv-vden-do-17.html" text:style-name="Internet_20_link" text:visited-style-name="Visited_20_Internet_20_Link">
https://www.ukrinform.ua/rubric-regions/3705938-v-ukraini-zavtra-perevazno-bez-opadiv-vden-do-17.html</text:a>
</text:p>
      <!--NEWS-->
      <text:h text:style-name="P10" text:outline-level="1">
<text:span text:style-name="T4">
США впевнені, що система Patriot в Україні вперше збила російську гіперзвукову ракету - CNN</text:span>
</text:h>
      <text:p text:style-name="P4">
Authors: Ukrinform (Person)</text:p>
      <text:p text:style-name="P4">
Publisher: Укринформ (Organization)</text:p>
      <text:p text:style-name="P4">
Published Time: 2023-05-08T01:08:00+03:00</text:p>
      <text:p text:style-name="P4">
Modified Time: 2023-05-08T01:08:00+03:00</text:p>
      <text:p text:style-name="P4">
Description: The US authorities have no doubt about the statements of the Ukrainian side that, thanks to the US Patriot air defense system a few days ago, a Russian hypersonic rocket was killed. - Ukrinform.</text:p>
      <text:p text:style-name="P4">
Images: ["<text:a xlink:type="simple" xlink:href="https://static.ukrinform.com/photos/2017_03/thumb_files/630_360_1490957505-5736.jpg" text:style-name="Internet_20_link" text:visited-style-name="Visited_20_Internet_20_Link">
630_360_14909...</text:a>
"]</text:p>
      <text:p text:style-name="P4">
Tags: ['Ракета', 'США', 'Patriot ', 'ППО']</text:p>
      <text:p text:style-name="P4">
Type: Article</text:p>
      <!--METADATA-->
      <text:p text:style-name="P4">
<draw:frame draw:style-name="fr1" draw:name="Image386" text:anchor-type="as-char" svg:width="6.9236in" svg:height="3.949857in" draw:z-index="0">
<draw:image xlink:href="../Images/yкринформ/2023-05-08T01-08-00-03-00/630_360_1490957505-5736.jpg" xlink:type="simple" xlink:show="embed" xlink:actuate="onLoad" draw:mime-type="image/jpeg"/>
</draw:frame>
The Security authorities have doubts about the statements of the Ukrainian side that, thanks to the US Patriot, a few days ago, a Russian hypersonic missile was shot.</text:p>
      <text:p text:style-name="P4">
About it reports <text:a xlink:type="simple" xlink:href="http://edition.cnn.com/europe/live-news/russia-ukraine-war-news-05-07-23/h_b460a19fabadba404011bbc0ffecb47e" text:style-name="Internet_20_link" text:visited-style-name="Visited_20_Internet_20_Link">
</text:a>
The source is referenced, Ukrinform reports.</text:p>
      <text:p text:style-name="P4">
"While the Patriot system successfully counteracts ballistic missiles, its ability to stop hypersonic missiles released from aircraft, by last week, it was a purely theoretical," the publication noted.</text:p>
      <text:p text:style-name="P4">
According to the source, the interception of such a rocket by Ukrainian puppies has renovated this ability in practice, which is "considered in the Pentagon as a serious event." This is important for several reasons.</text:p>
      <text:p text:style-name="P4">
First of all, Putin's public statements have been denied that the Nibiradian hypersonic weapons are capable of bypassing any modern anti-air system. Now the Russian Federation does not have a significant number of such rockets, and the sanctions have just made their production.</text:p>
      <text:p text:style-name="P4">
In addition, CNN, Russians who launched a hypersonic rocket in Kiev, were convinced that the goal would inevitably be affected. Therefore, the work of the Patriot system has questioned such calculations.</text:p>
      <text:p text:style-name="P4">
At the same time, the fact that the interception was carried out by a Ukrainian crew, trained in Oklahoma, without the presence of American instructors on the spot, is an additional reason for joy in the Pentagon. According to the source, the Ministry of Defense is perceived as a significant return on investment.</text:p>
      <text:p text:style-name="P4">
At the same time, it is noted in the publication, the fact that Ukrainians have knocked down the rocket, as Russia considered unattainable, should cause serious uncertainty to the Russian Federation.</text:p>
      <text:p text:style-name="P4">
As reported by Ukrinform, on the eve of <text:a xlink:type="simple" xlink:href="http://www.ukrinform.ua/rubric-ato/3705549-rosijskij-kindzal-znisili-iz-sistemi-patriot-ignat.html" text:style-name="Internet_20_link" text:visited-style-name="Visited_20_Internet_20_Link">
</text:a>
, which is calculated by the Patrioot Center Air Command Destroying Air-Bellebalistic Missile X-47 "Dagger", which was launched</text:p>
      <text:p text:style-name="P4">
News Source: <text:a xlink:type="simple" xlink:href="https://www.ukrinform.ua/rubric-ato/3706077-ssa-vpevneni-so-sistema-patriot-v-ukraini-vperse-zbila-rosijsku-giperzvukovu-raketu-cnn.html" text:style-name="Internet_20_link" text:visited-style-name="Visited_20_Internet_20_Link">
https://www.ukrinform.ua/rubric-ato/3706077-ssa-vpevneni-so-sistema-patriot-v-ukraini-vperse-zbila-rosijsku-giperzvukovu-raketu-cnn.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